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39in"/>
    </style:style>
    <style:style style:name="co2" style:family="table-column">
      <style:table-column-properties fo:break-before="auto" style:column-width="1.706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bad_name</text:p>
          </table:table-cell>
          <table:table-cell table:style-name="ce1" office:value-type="string">
            <text:p>good_name</text:p>
          </table:table-cell>
          <table:table-cell table:style-name="ce1" office:value-type="string">
            <text:p>sql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BEACH HAVEN DR #02</text:p>
          </table:table-cell>
          <table:table-cell office:value-type="string">
            <text:p>BEACH HAVEN DR</text:p>
          </table:table-cell>
          <table:table-cell table:formula="of:=CONCATENATE(&quot;START TRANSACTION; update resident_base set house_num = concat(house_num,'-',REPLACE('&quot;;[.A2];&quot;',concat('&quot;;[.B2];&quot;',' #'),'')), street_id = (select id from street where name = '&quot;;[.B2];&quot;' and city_id = (select id from city where name = 'VIRGINIA BEACH')) where street_id = (select id from street where name = '&quot;;[.A2];&quot;' and city_id = (select id from city where name = 'VIRGINIA BEACH')); delete from street where name = '&quot;;[.A2];&quot;' and city_id = (select id from city where name = 'VIRGINIA BEACH'); COMMIT&quot;)" office:value-type="string" office:string-value="START TRANSACTION; update resident_base set house_num = concat(house_num,'-',REPLACE('BEACH HAVEN DR #02',concat('BEACH HAVEN DR',' #'),'')), street_id = (select id from street where name = 'BEACH HAVEN DR' and city_id = (select id from city where name = 'VIRGINIA BEACH')) where street_id = (select id from street where name = 'BEACH HAVEN DR #02' and city_id = (select id from city where name = 'VIRGINIA BEACH')); delete from street where name = 'BEACH HAVEN DR #02' and city_id = (select id from city where name = 'VIRGINIA BEACH'); COMMIT">
            <text:p>START TRANSACTION; update resident_base set house_num = concat(house_num,'-',REPLACE('BEACH HAVEN DR #02',concat('BEACH HAVEN DR',' #'),'')), street_id = (select id from street where name = 'BEACH HAVEN DR' and city_id = (select id from city where name = 'VIRGINIA BEACH')) where street_id = (select id from street where name = 'BEACH HAVEN DR #02' and city_id = (select id from city where name = 'VIRGINIA BEACH')); delete from street where name = 'BEACH HAVEN DR #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BEACH HAVEN DR #1</text:p>
          </table:table-cell>
          <table:table-cell office:value-type="string">
            <text:p>BEACH HAVEN DR</text:p>
          </table:table-cell>
          <table:table-cell table:formula="of:=CONCATENATE(&quot;START TRANSACTION; update resident_base set house_num = concat(house_num,'-',REPLACE('&quot;;[.A3];&quot;',concat('&quot;;[.B3];&quot;',' #'),'')), street_id = (select id from street where name = '&quot;;[.B3];&quot;' and city_id = (select id from city where name = 'VIRGINIA BEACH')) where street_id = (select id from street where name = '&quot;;[.A3];&quot;' and city_id = (select id from city where name = 'VIRGINIA BEACH')); delete from street where name = '&quot;;[.A3];&quot;' and city_id = (select id from city where name = 'VIRGINIA BEACH'); COMMIT&quot;)" office:value-type="string" office:string-value="START TRANSACTION; update resident_base set house_num = concat(house_num,'-',REPLACE('BEACH HAVEN DR #1',concat('BEACH HAVEN DR',' #'),'')), street_id = (select id from street where name = 'BEACH HAVEN DR' and city_id = (select id from city where name = 'VIRGINIA BEACH')) where street_id = (select id from street where name = 'BEACH HAVEN DR #1' and city_id = (select id from city where name = 'VIRGINIA BEACH')); delete from street where name = 'BEACH HAVEN DR #1' and city_id = (select id from city where name = 'VIRGINIA BEACH'); COMMIT">
            <text:p>START TRANSACTION; update resident_base set house_num = concat(house_num,'-',REPLACE('BEACH HAVEN DR #1',concat('BEACH HAVEN DR',' #'),'')), street_id = (select id from street where name = 'BEACH HAVEN DR' and city_id = (select id from city where name = 'VIRGINIA BEACH')) where street_id = (select id from street where name = 'BEACH HAVEN DR #1' and city_id = (select id from city where name = 'VIRGINIA BEACH')); delete from street where name = 'BEACH HAVEN DR #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BEACH HAVEN DR #101</text:p>
          </table:table-cell>
          <table:table-cell office:value-type="string">
            <text:p>BEACH HAVEN DR</text:p>
          </table:table-cell>
          <table:table-cell table:formula="of:=CONCATENATE(&quot;START TRANSACTION; update resident_base set house_num = concat(house_num,'-',REPLACE('&quot;;[.A4];&quot;',concat('&quot;;[.B4];&quot;',' #'),'')), street_id = (select id from street where name = '&quot;;[.B4];&quot;' and city_id = (select id from city where name = 'VIRGINIA BEACH')) where street_id = (select id from street where name = '&quot;;[.A4];&quot;' and city_id = (select id from city where name = 'VIRGINIA BEACH')); delete from street where name = '&quot;;[.A4];&quot;' and city_id = (select id from city where name = 'VIRGINIA BEACH'); COMMIT&quot;)" office:value-type="string" office:string-value="START TRANSACTION; update resident_base set house_num = concat(house_num,'-',REPLACE('BEACH HAVEN DR #101',concat('BEACH HAVEN DR',' #'),'')), street_id = (select id from street where name = 'BEACH HAVEN DR' and city_id = (select id from city where name = 'VIRGINIA BEACH')) where street_id = (select id from street where name = 'BEACH HAVEN DR #101' and city_id = (select id from city where name = 'VIRGINIA BEACH')); delete from street where name = 'BEACH HAVEN DR #101' and city_id = (select id from city where name = 'VIRGINIA BEACH'); COMMIT">
            <text:p>START TRANSACTION; update resident_base set house_num = concat(house_num,'-',REPLACE('BEACH HAVEN DR #101',concat('BEACH HAVEN DR',' #'),'')), street_id = (select id from street where name = 'BEACH HAVEN DR' and city_id = (select id from city where name = 'VIRGINIA BEACH')) where street_id = (select id from street where name = 'BEACH HAVEN DR #101' and city_id = (select id from city where name = 'VIRGINIA BEACH')); delete from street where name = 'BEACH HAVEN DR #1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BEACH HAVEN DR #102</text:p>
          </table:table-cell>
          <table:table-cell office:value-type="string">
            <text:p>BEACH HAVEN DR</text:p>
          </table:table-cell>
          <table:table-cell table:formula="of:=CONCATENATE(&quot;START TRANSACTION; update resident_base set house_num = concat(house_num,'-',REPLACE('&quot;;[.A5];&quot;',concat('&quot;;[.B5];&quot;',' #'),'')), street_id = (select id from street where name = '&quot;;[.B5];&quot;' and city_id = (select id from city where name = 'VIRGINIA BEACH')) where street_id = (select id from street where name = '&quot;;[.A5];&quot;' and city_id = (select id from city where name = 'VIRGINIA BEACH')); delete from street where name = '&quot;;[.A5];&quot;' and city_id = (select id from city where name = 'VIRGINIA BEACH'); COMMIT&quot;)" office:value-type="string" office:string-value="START TRANSACTION; update resident_base set house_num = concat(house_num,'-',REPLACE('BEACH HAVEN DR #102',concat('BEACH HAVEN DR',' #'),'')), street_id = (select id from street where name = 'BEACH HAVEN DR' and city_id = (select id from city where name = 'VIRGINIA BEACH')) where street_id = (select id from street where name = 'BEACH HAVEN DR #102' and city_id = (select id from city where name = 'VIRGINIA BEACH')); delete from street where name = 'BEACH HAVEN DR #102' and city_id = (select id from city where name = 'VIRGINIA BEACH'); COMMIT">
            <text:p>START TRANSACTION; update resident_base set house_num = concat(house_num,'-',REPLACE('BEACH HAVEN DR #102',concat('BEACH HAVEN DR',' #'),'')), street_id = (select id from street where name = 'BEACH HAVEN DR' and city_id = (select id from city where name = 'VIRGINIA BEACH')) where street_id = (select id from street where name = 'BEACH HAVEN DR #102' and city_id = (select id from city where name = 'VIRGINIA BEACH')); delete from street where name = 'BEACH HAVEN DR #1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BEACH HAVEN DR #103</text:p>
          </table:table-cell>
          <table:table-cell office:value-type="string">
            <text:p>BEACH HAVEN DR</text:p>
          </table:table-cell>
          <table:table-cell table:formula="of:=CONCATENATE(&quot;START TRANSACTION; update resident_base set house_num = concat(house_num,'-',REPLACE('&quot;;[.A6];&quot;',concat('&quot;;[.B6];&quot;',' #'),'')), street_id = (select id from street where name = '&quot;;[.B6];&quot;' and city_id = (select id from city where name = 'VIRGINIA BEACH')) where street_id = (select id from street where name = '&quot;;[.A6];&quot;' and city_id = (select id from city where name = 'VIRGINIA BEACH')); delete from street where name = '&quot;;[.A6];&quot;' and city_id = (select id from city where name = 'VIRGINIA BEACH'); COMMIT&quot;)" office:value-type="string" office:string-value="START TRANSACTION; update resident_base set house_num = concat(house_num,'-',REPLACE('BEACH HAVEN DR #103',concat('BEACH HAVEN DR',' #'),'')), street_id = (select id from street where name = 'BEACH HAVEN DR' and city_id = (select id from city where name = 'VIRGINIA BEACH')) where street_id = (select id from street where name = 'BEACH HAVEN DR #103' and city_id = (select id from city where name = 'VIRGINIA BEACH')); delete from street where name = 'BEACH HAVEN DR #103' and city_id = (select id from city where name = 'VIRGINIA BEACH'); COMMIT">
            <text:p>START TRANSACTION; update resident_base set house_num = concat(house_num,'-',REPLACE('BEACH HAVEN DR #103',concat('BEACH HAVEN DR',' #'),'')), street_id = (select id from street where name = 'BEACH HAVEN DR' and city_id = (select id from city where name = 'VIRGINIA BEACH')) where street_id = (select id from street where name = 'BEACH HAVEN DR #103' and city_id = (select id from city where name = 'VIRGINIA BEACH')); delete from street where name = 'BEACH HAVEN DR #1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BEACH HAVEN DR #104</text:p>
          </table:table-cell>
          <table:table-cell office:value-type="string">
            <text:p>BEACH HAVEN DR</text:p>
          </table:table-cell>
          <table:table-cell table:formula="of:=CONCATENATE(&quot;START TRANSACTION; update resident_base set house_num = concat(house_num,'-',REPLACE('&quot;;[.A7];&quot;',concat('&quot;;[.B7];&quot;',' #'),'')), street_id = (select id from street where name = '&quot;;[.B7];&quot;' and city_id = (select id from city where name = 'VIRGINIA BEACH')) where street_id = (select id from street where name = '&quot;;[.A7];&quot;' and city_id = (select id from city where name = 'VIRGINIA BEACH')); delete from street where name = '&quot;;[.A7];&quot;' and city_id = (select id from city where name = 'VIRGINIA BEACH'); COMMIT&quot;)" office:value-type="string" office:string-value="START TRANSACTION; update resident_base set house_num = concat(house_num,'-',REPLACE('BEACH HAVEN DR #104',concat('BEACH HAVEN DR',' #'),'')), street_id = (select id from street where name = 'BEACH HAVEN DR' and city_id = (select id from city where name = 'VIRGINIA BEACH')) where street_id = (select id from street where name = 'BEACH HAVEN DR #104' and city_id = (select id from city where name = 'VIRGINIA BEACH')); delete from street where name = 'BEACH HAVEN DR #104' and city_id = (select id from city where name = 'VIRGINIA BEACH'); COMMIT">
            <text:p>START TRANSACTION; update resident_base set house_num = concat(house_num,'-',REPLACE('BEACH HAVEN DR #104',concat('BEACH HAVEN DR',' #'),'')), street_id = (select id from street where name = 'BEACH HAVEN DR' and city_id = (select id from city where name = 'VIRGINIA BEACH')) where street_id = (select id from street where name = 'BEACH HAVEN DR #104' and city_id = (select id from city where name = 'VIRGINIA BEACH')); delete from street where name = 'BEACH HAVEN DR #1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BEACH HAVEN DR #2</text:p>
          </table:table-cell>
          <table:table-cell office:value-type="string">
            <text:p>BEACH HAVEN DR</text:p>
          </table:table-cell>
          <table:table-cell table:formula="of:=CONCATENATE(&quot;START TRANSACTION; update resident_base set house_num = concat(house_num,'-',REPLACE('&quot;;[.A8];&quot;',concat('&quot;;[.B8];&quot;',' #'),'')), street_id = (select id from street where name = '&quot;;[.B8];&quot;' and city_id = (select id from city where name = 'VIRGINIA BEACH')) where street_id = (select id from street where name = '&quot;;[.A8];&quot;' and city_id = (select id from city where name = 'VIRGINIA BEACH')); delete from street where name = '&quot;;[.A8];&quot;' and city_id = (select id from city where name = 'VIRGINIA BEACH'); COMMIT&quot;)" office:value-type="string" office:string-value="START TRANSACTION; update resident_base set house_num = concat(house_num,'-',REPLACE('BEACH HAVEN DR #2',concat('BEACH HAVEN DR',' #'),'')), street_id = (select id from street where name = 'BEACH HAVEN DR' and city_id = (select id from city where name = 'VIRGINIA BEACH')) where street_id = (select id from street where name = 'BEACH HAVEN DR #2' and city_id = (select id from city where name = 'VIRGINIA BEACH')); delete from street where name = 'BEACH HAVEN DR #2' and city_id = (select id from city where name = 'VIRGINIA BEACH'); COMMIT">
            <text:p>START TRANSACTION; update resident_base set house_num = concat(house_num,'-',REPLACE('BEACH HAVEN DR #2',concat('BEACH HAVEN DR',' #'),'')), street_id = (select id from street where name = 'BEACH HAVEN DR' and city_id = (select id from city where name = 'VIRGINIA BEACH')) where street_id = (select id from street where name = 'BEACH HAVEN DR #2' and city_id = (select id from city where name = 'VIRGINIA BEACH')); delete from street where name = 'BEACH HAVEN DR #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BEACH HAVEN DR #201</text:p>
          </table:table-cell>
          <table:table-cell office:value-type="string">
            <text:p>BEACH HAVEN DR</text:p>
          </table:table-cell>
          <table:table-cell table:formula="of:=CONCATENATE(&quot;START TRANSACTION; update resident_base set house_num = concat(house_num,'-',REPLACE('&quot;;[.A9];&quot;',concat('&quot;;[.B9];&quot;',' #'),'')), street_id = (select id from street where name = '&quot;;[.B9];&quot;' and city_id = (select id from city where name = 'VIRGINIA BEACH')) where street_id = (select id from street where name = '&quot;;[.A9];&quot;' and city_id = (select id from city where name = 'VIRGINIA BEACH')); delete from street where name = '&quot;;[.A9];&quot;' and city_id = (select id from city where name = 'VIRGINIA BEACH'); COMMIT&quot;)" office:value-type="string" office:string-value="START TRANSACTION; update resident_base set house_num = concat(house_num,'-',REPLACE('BEACH HAVEN DR #201',concat('BEACH HAVEN DR',' #'),'')), street_id = (select id from street where name = 'BEACH HAVEN DR' and city_id = (select id from city where name = 'VIRGINIA BEACH')) where street_id = (select id from street where name = 'BEACH HAVEN DR #201' and city_id = (select id from city where name = 'VIRGINIA BEACH')); delete from street where name = 'BEACH HAVEN DR #201' and city_id = (select id from city where name = 'VIRGINIA BEACH'); COMMIT">
            <text:p>START TRANSACTION; update resident_base set house_num = concat(house_num,'-',REPLACE('BEACH HAVEN DR #201',concat('BEACH HAVEN DR',' #'),'')), street_id = (select id from street where name = 'BEACH HAVEN DR' and city_id = (select id from city where name = 'VIRGINIA BEACH')) where street_id = (select id from street where name = 'BEACH HAVEN DR #201' and city_id = (select id from city where name = 'VIRGINIA BEACH')); delete from street where name = 'BEACH HAVEN DR #2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BEACH HAVEN DR #202</text:p>
          </table:table-cell>
          <table:table-cell office:value-type="string">
            <text:p>BEACH HAVEN DR</text:p>
          </table:table-cell>
          <table:table-cell table:formula="of:=CONCATENATE(&quot;START TRANSACTION; update resident_base set house_num = concat(house_num,'-',REPLACE('&quot;;[.A10];&quot;',concat('&quot;;[.B10];&quot;',' #'),'')), street_id = (select id from street where name = '&quot;;[.B10];&quot;' and city_id = (select id from city where name = 'VIRGINIA BEACH')) where street_id = (select id from street where name = '&quot;;[.A10];&quot;' and city_id = (select id from city where name = 'VIRGINIA BEACH')); delete from street where name = '&quot;;[.A10];&quot;' and city_id = (select id from city where name = 'VIRGINIA BEACH'); COMMIT&quot;)" office:value-type="string" office:string-value="START TRANSACTION; update resident_base set house_num = concat(house_num,'-',REPLACE('BEACH HAVEN DR #202',concat('BEACH HAVEN DR',' #'),'')), street_id = (select id from street where name = 'BEACH HAVEN DR' and city_id = (select id from city where name = 'VIRGINIA BEACH')) where street_id = (select id from street where name = 'BEACH HAVEN DR #202' and city_id = (select id from city where name = 'VIRGINIA BEACH')); delete from street where name = 'BEACH HAVEN DR #202' and city_id = (select id from city where name = 'VIRGINIA BEACH'); COMMIT">
            <text:p>START TRANSACTION; update resident_base set house_num = concat(house_num,'-',REPLACE('BEACH HAVEN DR #202',concat('BEACH HAVEN DR',' #'),'')), street_id = (select id from street where name = 'BEACH HAVEN DR' and city_id = (select id from city where name = 'VIRGINIA BEACH')) where street_id = (select id from street where name = 'BEACH HAVEN DR #202' and city_id = (select id from city where name = 'VIRGINIA BEACH')); delete from street where name = 'BEACH HAVEN DR #2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BEACH HAVEN DR #203</text:p>
          </table:table-cell>
          <table:table-cell office:value-type="string">
            <text:p>BEACH HAVEN DR</text:p>
          </table:table-cell>
          <table:table-cell table:formula="of:=CONCATENATE(&quot;START TRANSACTION; update resident_base set house_num = concat(house_num,'-',REPLACE('&quot;;[.A11];&quot;',concat('&quot;;[.B11];&quot;',' #'),'')), street_id = (select id from street where name = '&quot;;[.B11];&quot;' and city_id = (select id from city where name = 'VIRGINIA BEACH')) where street_id = (select id from street where name = '&quot;;[.A11];&quot;' and city_id = (select id from city where name = 'VIRGINIA BEACH')); delete from street where name = '&quot;;[.A11];&quot;' and city_id = (select id from city where name = 'VIRGINIA BEACH'); COMMIT&quot;)" office:value-type="string" office:string-value="START TRANSACTION; update resident_base set house_num = concat(house_num,'-',REPLACE('BEACH HAVEN DR #203',concat('BEACH HAVEN DR',' #'),'')), street_id = (select id from street where name = 'BEACH HAVEN DR' and city_id = (select id from city where name = 'VIRGINIA BEACH')) where street_id = (select id from street where name = 'BEACH HAVEN DR #203' and city_id = (select id from city where name = 'VIRGINIA BEACH')); delete from street where name = 'BEACH HAVEN DR #203' and city_id = (select id from city where name = 'VIRGINIA BEACH'); COMMIT">
            <text:p>START TRANSACTION; update resident_base set house_num = concat(house_num,'-',REPLACE('BEACH HAVEN DR #203',concat('BEACH HAVEN DR',' #'),'')), street_id = (select id from street where name = 'BEACH HAVEN DR' and city_id = (select id from city where name = 'VIRGINIA BEACH')) where street_id = (select id from street where name = 'BEACH HAVEN DR #203' and city_id = (select id from city where name = 'VIRGINIA BEACH')); delete from street where name = 'BEACH HAVEN DR #2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BEACH HAVEN DR #204</text:p>
          </table:table-cell>
          <table:table-cell office:value-type="string">
            <text:p>BEACH HAVEN DR</text:p>
          </table:table-cell>
          <table:table-cell table:formula="of:=CONCATENATE(&quot;START TRANSACTION; update resident_base set house_num = concat(house_num,'-',REPLACE('&quot;;[.A12];&quot;',concat('&quot;;[.B12];&quot;',' #'),'')), street_id = (select id from street where name = '&quot;;[.B12];&quot;' and city_id = (select id from city where name = 'VIRGINIA BEACH')) where street_id = (select id from street where name = '&quot;;[.A12];&quot;' and city_id = (select id from city where name = 'VIRGINIA BEACH')); delete from street where name = '&quot;;[.A12];&quot;' and city_id = (select id from city where name = 'VIRGINIA BEACH'); COMMIT&quot;)" office:value-type="string" office:string-value="START TRANSACTION; update resident_base set house_num = concat(house_num,'-',REPLACE('BEACH HAVEN DR #204',concat('BEACH HAVEN DR',' #'),'')), street_id = (select id from street where name = 'BEACH HAVEN DR' and city_id = (select id from city where name = 'VIRGINIA BEACH')) where street_id = (select id from street where name = 'BEACH HAVEN DR #204' and city_id = (select id from city where name = 'VIRGINIA BEACH')); delete from street where name = 'BEACH HAVEN DR #204' and city_id = (select id from city where name = 'VIRGINIA BEACH'); COMMIT">
            <text:p>START TRANSACTION; update resident_base set house_num = concat(house_num,'-',REPLACE('BEACH HAVEN DR #204',concat('BEACH HAVEN DR',' #'),'')), street_id = (select id from street where name = 'BEACH HAVEN DR' and city_id = (select id from city where name = 'VIRGINIA BEACH')) where street_id = (select id from street where name = 'BEACH HAVEN DR #204' and city_id = (select id from city where name = 'VIRGINIA BEACH')); delete from street where name = 'BEACH HAVEN DR #2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BEACH HAVEN DR #3</text:p>
          </table:table-cell>
          <table:table-cell office:value-type="string">
            <text:p>BEACH HAVEN DR</text:p>
          </table:table-cell>
          <table:table-cell table:formula="of:=CONCATENATE(&quot;START TRANSACTION; update resident_base set house_num = concat(house_num,'-',REPLACE('&quot;;[.A13];&quot;',concat('&quot;;[.B13];&quot;',' #'),'')), street_id = (select id from street where name = '&quot;;[.B13];&quot;' and city_id = (select id from city where name = 'VIRGINIA BEACH')) where street_id = (select id from street where name = '&quot;;[.A13];&quot;' and city_id = (select id from city where name = 'VIRGINIA BEACH')); delete from street where name = '&quot;;[.A13];&quot;' and city_id = (select id from city where name = 'VIRGINIA BEACH'); COMMIT&quot;)" office:value-type="string" office:string-value="START TRANSACTION; update resident_base set house_num = concat(house_num,'-',REPLACE('BEACH HAVEN DR #3',concat('BEACH HAVEN DR',' #'),'')), street_id = (select id from street where name = 'BEACH HAVEN DR' and city_id = (select id from city where name = 'VIRGINIA BEACH')) where street_id = (select id from street where name = 'BEACH HAVEN DR #3' and city_id = (select id from city where name = 'VIRGINIA BEACH')); delete from street where name = 'BEACH HAVEN DR #3' and city_id = (select id from city where name = 'VIRGINIA BEACH'); COMMIT">
            <text:p>START TRANSACTION; update resident_base set house_num = concat(house_num,'-',REPLACE('BEACH HAVEN DR #3',concat('BEACH HAVEN DR',' #'),'')), street_id = (select id from street where name = 'BEACH HAVEN DR' and city_id = (select id from city where name = 'VIRGINIA BEACH')) where street_id = (select id from street where name = 'BEACH HAVEN DR #3' and city_id = (select id from city where name = 'VIRGINIA BEACH')); delete from street where name = 'BEACH HAVEN DR #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BEACH HAVEN DR #301</text:p>
          </table:table-cell>
          <table:table-cell office:value-type="string">
            <text:p>BEACH HAVEN DR</text:p>
          </table:table-cell>
          <table:table-cell table:formula="of:=CONCATENATE(&quot;START TRANSACTION; update resident_base set house_num = concat(house_num,'-',REPLACE('&quot;;[.A14];&quot;',concat('&quot;;[.B14];&quot;',' #'),'')), street_id = (select id from street where name = '&quot;;[.B14];&quot;' and city_id = (select id from city where name = 'VIRGINIA BEACH')) where street_id = (select id from street where name = '&quot;;[.A14];&quot;' and city_id = (select id from city where name = 'VIRGINIA BEACH')); delete from street where name = '&quot;;[.A14];&quot;' and city_id = (select id from city where name = 'VIRGINIA BEACH'); COMMIT&quot;)" office:value-type="string" office:string-value="START TRANSACTION; update resident_base set house_num = concat(house_num,'-',REPLACE('BEACH HAVEN DR #301',concat('BEACH HAVEN DR',' #'),'')), street_id = (select id from street where name = 'BEACH HAVEN DR' and city_id = (select id from city where name = 'VIRGINIA BEACH')) where street_id = (select id from street where name = 'BEACH HAVEN DR #301' and city_id = (select id from city where name = 'VIRGINIA BEACH')); delete from street where name = 'BEACH HAVEN DR #301' and city_id = (select id from city where name = 'VIRGINIA BEACH'); COMMIT">
            <text:p>START TRANSACTION; update resident_base set house_num = concat(house_num,'-',REPLACE('BEACH HAVEN DR #301',concat('BEACH HAVEN DR',' #'),'')), street_id = (select id from street where name = 'BEACH HAVEN DR' and city_id = (select id from city where name = 'VIRGINIA BEACH')) where street_id = (select id from street where name = 'BEACH HAVEN DR #301' and city_id = (select id from city where name = 'VIRGINIA BEACH')); delete from street where name = 'BEACH HAVEN DR #3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BEACH HAVEN DR #302</text:p>
          </table:table-cell>
          <table:table-cell office:value-type="string">
            <text:p>BEACH HAVEN DR</text:p>
          </table:table-cell>
          <table:table-cell table:formula="of:=CONCATENATE(&quot;START TRANSACTION; update resident_base set house_num = concat(house_num,'-',REPLACE('&quot;;[.A15];&quot;',concat('&quot;;[.B15];&quot;',' #'),'')), street_id = (select id from street where name = '&quot;;[.B15];&quot;' and city_id = (select id from city where name = 'VIRGINIA BEACH')) where street_id = (select id from street where name = '&quot;;[.A15];&quot;' and city_id = (select id from city where name = 'VIRGINIA BEACH')); delete from street where name = '&quot;;[.A15];&quot;' and city_id = (select id from city where name = 'VIRGINIA BEACH'); COMMIT&quot;)" office:value-type="string" office:string-value="START TRANSACTION; update resident_base set house_num = concat(house_num,'-',REPLACE('BEACH HAVEN DR #302',concat('BEACH HAVEN DR',' #'),'')), street_id = (select id from street where name = 'BEACH HAVEN DR' and city_id = (select id from city where name = 'VIRGINIA BEACH')) where street_id = (select id from street where name = 'BEACH HAVEN DR #302' and city_id = (select id from city where name = 'VIRGINIA BEACH')); delete from street where name = 'BEACH HAVEN DR #302' and city_id = (select id from city where name = 'VIRGINIA BEACH'); COMMIT">
            <text:p>START TRANSACTION; update resident_base set house_num = concat(house_num,'-',REPLACE('BEACH HAVEN DR #302',concat('BEACH HAVEN DR',' #'),'')), street_id = (select id from street where name = 'BEACH HAVEN DR' and city_id = (select id from city where name = 'VIRGINIA BEACH')) where street_id = (select id from street where name = 'BEACH HAVEN DR #302' and city_id = (select id from city where name = 'VIRGINIA BEACH')); delete from street where name = 'BEACH HAVEN DR #3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BEACH HAVEN DR #303</text:p>
          </table:table-cell>
          <table:table-cell office:value-type="string">
            <text:p>BEACH HAVEN DR</text:p>
          </table:table-cell>
          <table:table-cell table:formula="of:=CONCATENATE(&quot;START TRANSACTION; update resident_base set house_num = concat(house_num,'-',REPLACE('&quot;;[.A16];&quot;',concat('&quot;;[.B16];&quot;',' #'),'')), street_id = (select id from street where name = '&quot;;[.B16];&quot;' and city_id = (select id from city where name = 'VIRGINIA BEACH')) where street_id = (select id from street where name = '&quot;;[.A16];&quot;' and city_id = (select id from city where name = 'VIRGINIA BEACH')); delete from street where name = '&quot;;[.A16];&quot;' and city_id = (select id from city where name = 'VIRGINIA BEACH'); COMMIT&quot;)" office:value-type="string" office:string-value="START TRANSACTION; update resident_base set house_num = concat(house_num,'-',REPLACE('BEACH HAVEN DR #303',concat('BEACH HAVEN DR',' #'),'')), street_id = (select id from street where name = 'BEACH HAVEN DR' and city_id = (select id from city where name = 'VIRGINIA BEACH')) where street_id = (select id from street where name = 'BEACH HAVEN DR #303' and city_id = (select id from city where name = 'VIRGINIA BEACH')); delete from street where name = 'BEACH HAVEN DR #303' and city_id = (select id from city where name = 'VIRGINIA BEACH'); COMMIT">
            <text:p>START TRANSACTION; update resident_base set house_num = concat(house_num,'-',REPLACE('BEACH HAVEN DR #303',concat('BEACH HAVEN DR',' #'),'')), street_id = (select id from street where name = 'BEACH HAVEN DR' and city_id = (select id from city where name = 'VIRGINIA BEACH')) where street_id = (select id from street where name = 'BEACH HAVEN DR #303' and city_id = (select id from city where name = 'VIRGINIA BEACH')); delete from street where name = 'BEACH HAVEN DR #3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BEACH HAVEN DR #304</text:p>
          </table:table-cell>
          <table:table-cell office:value-type="string">
            <text:p>BEACH HAVEN DR</text:p>
          </table:table-cell>
          <table:table-cell table:formula="of:=CONCATENATE(&quot;START TRANSACTION; update resident_base set house_num = concat(house_num,'-',REPLACE('&quot;;[.A17];&quot;',concat('&quot;;[.B17];&quot;',' #'),'')), street_id = (select id from street where name = '&quot;;[.B17];&quot;' and city_id = (select id from city where name = 'VIRGINIA BEACH')) where street_id = (select id from street where name = '&quot;;[.A17];&quot;' and city_id = (select id from city where name = 'VIRGINIA BEACH')); delete from street where name = '&quot;;[.A17];&quot;' and city_id = (select id from city where name = 'VIRGINIA BEACH'); COMMIT&quot;)" office:value-type="string" office:string-value="START TRANSACTION; update resident_base set house_num = concat(house_num,'-',REPLACE('BEACH HAVEN DR #304',concat('BEACH HAVEN DR',' #'),'')), street_id = (select id from street where name = 'BEACH HAVEN DR' and city_id = (select id from city where name = 'VIRGINIA BEACH')) where street_id = (select id from street where name = 'BEACH HAVEN DR #304' and city_id = (select id from city where name = 'VIRGINIA BEACH')); delete from street where name = 'BEACH HAVEN DR #304' and city_id = (select id from city where name = 'VIRGINIA BEACH'); COMMIT">
            <text:p>START TRANSACTION; update resident_base set house_num = concat(house_num,'-',REPLACE('BEACH HAVEN DR #304',concat('BEACH HAVEN DR',' #'),'')), street_id = (select id from street where name = 'BEACH HAVEN DR' and city_id = (select id from city where name = 'VIRGINIA BEACH')) where street_id = (select id from street where name = 'BEACH HAVEN DR #304' and city_id = (select id from city where name = 'VIRGINIA BEACH')); delete from street where name = 'BEACH HAVEN DR #3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EECH ST-1/2</text:p>
          </table:table-cell>
          <table:table-cell office:value-type="string">
            <text:p>BEECH ST</text:p>
          </table:table-cell>
          <table:table-cell table:formula="of:=CONCATENATE(&quot;START TRANSACTION; update resident_base set house_num = concat(house_num,REPLACE('&quot;;[.A19];&quot;','&quot;;[.B19];&quot;','')), street_id = (select id from street where name = '&quot;;[.B19];&quot;' and city_id = (select id from city where name = 'VIRGINIA BEACH')) where street_id = (select id from street where name = '&quot;;[.A19];&quot;' and city_id = (select id from city where name = 'VIRGINIA BEACH')); delete from street where name = '&quot;;[.A19];&quot;' and city_id = (select id from city where name = 'VIRGINIA BEACH'); COMMIT&quot;)" office:value-type="string" office:string-value="START TRANSACTION; update resident_base set house_num = concat(house_num,REPLACE('BEECH ST-1/2','BEECH ST','')), street_id = (select id from street where name = 'BEECH ST' and city_id = (select id from city where name = 'VIRGINIA BEACH')) where street_id = (select id from street where name = 'BEECH ST-1/2' and city_id = (select id from city where name = 'VIRGINIA BEACH')); delete from street where name = 'BEECH ST-1/2' and city_id = (select id from city where name = 'VIRGINIA BEACH'); COMMIT">
            <text:p>START TRANSACTION; update resident_base set house_num = concat(house_num,REPLACE('BEECH ST-1/2','BEECH ST','')), street_id = (select id from street where name = 'BEECH ST' and city_id = (select id from city where name = 'VIRGINIA BEACH')) where street_id = (select id from street where name = 'BEECH ST-1/2' and city_id = (select id from city where name = 'VIRGINIA BEACH')); delete from street where name = 'BEECH ST-1/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UPONT CIR #201</text:p>
          </table:table-cell>
          <table:table-cell office:value-type="string">
            <text:p>DUPONT CIR</text:p>
          </table:table-cell>
          <table:table-cell table:formula="of:=CONCATENATE(&quot;START TRANSACTION; update resident_base set house_num = concat(house_num,'-',REPLACE('&quot;;[.A21];&quot;',concat('&quot;;[.B21];&quot;',' #'),'')), street_id = (select id from street where name = '&quot;;[.B21];&quot;' and city_id = (select id from city where name = 'VIRGINIA BEACH')) where street_id = (select id from street where name = '&quot;;[.A21];&quot;' and city_id = (select id from city where name = 'VIRGINIA BEACH')); delete from street where name = '&quot;;[.A21];&quot;' and city_id = (select id from city where name = 'VIRGINIA BEACH'); COMMIT&quot;)" office:value-type="string" office:string-value="START TRANSACTION; update resident_base set house_num = concat(house_num,'-',REPLACE('DUPONT CIR #201',concat('DUPONT CIR',' #'),'')), street_id = (select id from street where name = 'DUPONT CIR' and city_id = (select id from city where name = 'VIRGINIA BEACH')) where street_id = (select id from street where name = 'DUPONT CIR #201' and city_id = (select id from city where name = 'VIRGINIA BEACH')); delete from street where name = 'DUPONT CIR #201' and city_id = (select id from city where name = 'VIRGINIA BEACH'); COMMIT">
            <text:p>START TRANSACTION; update resident_base set house_num = concat(house_num,'-',REPLACE('DUPONT CIR #201',concat('DUPONT CIR',' #'),'')), street_id = (select id from street where name = 'DUPONT CIR' and city_id = (select id from city where name = 'VIRGINIA BEACH')) where street_id = (select id from street where name = 'DUPONT CIR #201' and city_id = (select id from city where name = 'VIRGINIA BEACH')); delete from street where name = 'DUPONT CIR #2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DUPONT CIR #202</text:p>
          </table:table-cell>
          <table:table-cell office:value-type="string">
            <text:p>DUPONT CIR</text:p>
          </table:table-cell>
          <table:table-cell table:formula="of:=CONCATENATE(&quot;START TRANSACTION; update resident_base set house_num = concat(house_num,'-',REPLACE('&quot;;[.A22];&quot;',concat('&quot;;[.B22];&quot;',' #'),'')), street_id = (select id from street where name = '&quot;;[.B22];&quot;' and city_id = (select id from city where name = 'VIRGINIA BEACH')) where street_id = (select id from street where name = '&quot;;[.A22];&quot;' and city_id = (select id from city where name = 'VIRGINIA BEACH')); delete from street where name = '&quot;;[.A22];&quot;' and city_id = (select id from city where name = 'VIRGINIA BEACH'); COMMIT&quot;)" office:value-type="string" office:string-value="START TRANSACTION; update resident_base set house_num = concat(house_num,'-',REPLACE('DUPONT CIR #202',concat('DUPONT CIR',' #'),'')), street_id = (select id from street where name = 'DUPONT CIR' and city_id = (select id from city where name = 'VIRGINIA BEACH')) where street_id = (select id from street where name = 'DUPONT CIR #202' and city_id = (select id from city where name = 'VIRGINIA BEACH')); delete from street where name = 'DUPONT CIR #202' and city_id = (select id from city where name = 'VIRGINIA BEACH'); COMMIT">
            <text:p>START TRANSACTION; update resident_base set house_num = concat(house_num,'-',REPLACE('DUPONT CIR #202',concat('DUPONT CIR',' #'),'')), street_id = (select id from street where name = 'DUPONT CIR' and city_id = (select id from city where name = 'VIRGINIA BEACH')) where street_id = (select id from street where name = 'DUPONT CIR #202' and city_id = (select id from city where name = 'VIRGINIA BEACH')); delete from street where name = 'DUPONT CIR #2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DUPONT CIR #203</text:p>
          </table:table-cell>
          <table:table-cell office:value-type="string">
            <text:p>DUPONT CIR</text:p>
          </table:table-cell>
          <table:table-cell table:formula="of:=CONCATENATE(&quot;START TRANSACTION; update resident_base set house_num = concat(house_num,'-',REPLACE('&quot;;[.A23];&quot;',concat('&quot;;[.B23];&quot;',' #'),'')), street_id = (select id from street where name = '&quot;;[.B23];&quot;' and city_id = (select id from city where name = 'VIRGINIA BEACH')) where street_id = (select id from street where name = '&quot;;[.A23];&quot;' and city_id = (select id from city where name = 'VIRGINIA BEACH')); delete from street where name = '&quot;;[.A23];&quot;' and city_id = (select id from city where name = 'VIRGINIA BEACH'); COMMIT&quot;)" office:value-type="string" office:string-value="START TRANSACTION; update resident_base set house_num = concat(house_num,'-',REPLACE('DUPONT CIR #203',concat('DUPONT CIR',' #'),'')), street_id = (select id from street where name = 'DUPONT CIR' and city_id = (select id from city where name = 'VIRGINIA BEACH')) where street_id = (select id from street where name = 'DUPONT CIR #203' and city_id = (select id from city where name = 'VIRGINIA BEACH')); delete from street where name = 'DUPONT CIR #203' and city_id = (select id from city where name = 'VIRGINIA BEACH'); COMMIT">
            <text:p>START TRANSACTION; update resident_base set house_num = concat(house_num,'-',REPLACE('DUPONT CIR #203',concat('DUPONT CIR',' #'),'')), street_id = (select id from street where name = 'DUPONT CIR' and city_id = (select id from city where name = 'VIRGINIA BEACH')) where street_id = (select id from street where name = 'DUPONT CIR #203' and city_id = (select id from city where name = 'VIRGINIA BEACH')); delete from street where name = 'DUPONT CIR #2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DUPONT CIR #206</text:p>
          </table:table-cell>
          <table:table-cell office:value-type="string">
            <text:p>DUPONT CIR</text:p>
          </table:table-cell>
          <table:table-cell table:formula="of:=CONCATENATE(&quot;START TRANSACTION; update resident_base set house_num = concat(house_num,'-',REPLACE('&quot;;[.A24];&quot;',concat('&quot;;[.B24];&quot;',' #'),'')), street_id = (select id from street where name = '&quot;;[.B24];&quot;' and city_id = (select id from city where name = 'VIRGINIA BEACH')) where street_id = (select id from street where name = '&quot;;[.A24];&quot;' and city_id = (select id from city where name = 'VIRGINIA BEACH')); delete from street where name = '&quot;;[.A24];&quot;' and city_id = (select id from city where name = 'VIRGINIA BEACH'); COMMIT&quot;)" office:value-type="string" office:string-value="START TRANSACTION; update resident_base set house_num = concat(house_num,'-',REPLACE('DUPONT CIR #206',concat('DUPONT CIR',' #'),'')), street_id = (select id from street where name = 'DUPONT CIR' and city_id = (select id from city where name = 'VIRGINIA BEACH')) where street_id = (select id from street where name = 'DUPONT CIR #206' and city_id = (select id from city where name = 'VIRGINIA BEACH')); delete from street where name = 'DUPONT CIR #206' and city_id = (select id from city where name = 'VIRGINIA BEACH'); COMMIT">
            <text:p>START TRANSACTION; update resident_base set house_num = concat(house_num,'-',REPLACE('DUPONT CIR #206',concat('DUPONT CIR',' #'),'')), street_id = (select id from street where name = 'DUPONT CIR' and city_id = (select id from city where name = 'VIRGINIA BEACH')) where street_id = (select id from street where name = 'DUPONT CIR #206' and city_id = (select id from city where name = 'VIRGINIA BEACH')); delete from street where name = 'DUPONT CIR #2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DUPONT CIR #302</text:p>
          </table:table-cell>
          <table:table-cell office:value-type="string">
            <text:p>DUPONT CIR</text:p>
          </table:table-cell>
          <table:table-cell table:formula="of:=CONCATENATE(&quot;START TRANSACTION; update resident_base set house_num = concat(house_num,'-',REPLACE('&quot;;[.A25];&quot;',concat('&quot;;[.B25];&quot;',' #'),'')), street_id = (select id from street where name = '&quot;;[.B25];&quot;' and city_id = (select id from city where name = 'VIRGINIA BEACH')) where street_id = (select id from street where name = '&quot;;[.A25];&quot;' and city_id = (select id from city where name = 'VIRGINIA BEACH')); delete from street where name = '&quot;;[.A25];&quot;' and city_id = (select id from city where name = 'VIRGINIA BEACH'); COMMIT&quot;)" office:value-type="string" office:string-value="START TRANSACTION; update resident_base set house_num = concat(house_num,'-',REPLACE('DUPONT CIR #302',concat('DUPONT CIR',' #'),'')), street_id = (select id from street where name = 'DUPONT CIR' and city_id = (select id from city where name = 'VIRGINIA BEACH')) where street_id = (select id from street where name = 'DUPONT CIR #302' and city_id = (select id from city where name = 'VIRGINIA BEACH')); delete from street where name = 'DUPONT CIR #302' and city_id = (select id from city where name = 'VIRGINIA BEACH'); COMMIT">
            <text:p>START TRANSACTION; update resident_base set house_num = concat(house_num,'-',REPLACE('DUPONT CIR #302',concat('DUPONT CIR',' #'),'')), street_id = (select id from street where name = 'DUPONT CIR' and city_id = (select id from city where name = 'VIRGINIA BEACH')) where street_id = (select id from street where name = 'DUPONT CIR #302' and city_id = (select id from city where name = 'VIRGINIA BEACH')); delete from street where name = 'DUPONT CIR #3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DUPONT CIR #303</text:p>
          </table:table-cell>
          <table:table-cell office:value-type="string">
            <text:p>DUPONT CIR</text:p>
          </table:table-cell>
          <table:table-cell table:formula="of:=CONCATENATE(&quot;START TRANSACTION; update resident_base set house_num = concat(house_num,'-',REPLACE('&quot;;[.A26];&quot;',concat('&quot;;[.B26];&quot;',' #'),'')), street_id = (select id from street where name = '&quot;;[.B26];&quot;' and city_id = (select id from city where name = 'VIRGINIA BEACH')) where street_id = (select id from street where name = '&quot;;[.A26];&quot;' and city_id = (select id from city where name = 'VIRGINIA BEACH')); delete from street where name = '&quot;;[.A26];&quot;' and city_id = (select id from city where name = 'VIRGINIA BEACH'); COMMIT&quot;)" office:value-type="string" office:string-value="START TRANSACTION; update resident_base set house_num = concat(house_num,'-',REPLACE('DUPONT CIR #303',concat('DUPONT CIR',' #'),'')), street_id = (select id from street where name = 'DUPONT CIR' and city_id = (select id from city where name = 'VIRGINIA BEACH')) where street_id = (select id from street where name = 'DUPONT CIR #303' and city_id = (select id from city where name = 'VIRGINIA BEACH')); delete from street where name = 'DUPONT CIR #303' and city_id = (select id from city where name = 'VIRGINIA BEACH'); COMMIT">
            <text:p>START TRANSACTION; update resident_base set house_num = concat(house_num,'-',REPLACE('DUPONT CIR #303',concat('DUPONT CIR',' #'),'')), street_id = (select id from street where name = 'DUPONT CIR' and city_id = (select id from city where name = 'VIRGINIA BEACH')) where street_id = (select id from street where name = 'DUPONT CIR #303' and city_id = (select id from city where name = 'VIRGINIA BEACH')); delete from street where name = 'DUPONT CIR #3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DUPONT CIR #305</text:p>
          </table:table-cell>
          <table:table-cell office:value-type="string">
            <text:p>DUPONT CIR</text:p>
          </table:table-cell>
          <table:table-cell table:formula="of:=CONCATENATE(&quot;START TRANSACTION; update resident_base set house_num = concat(house_num,'-',REPLACE('&quot;;[.A27];&quot;',concat('&quot;;[.B27];&quot;',' #'),'')), street_id = (select id from street where name = '&quot;;[.B27];&quot;' and city_id = (select id from city where name = 'VIRGINIA BEACH')) where street_id = (select id from street where name = '&quot;;[.A27];&quot;' and city_id = (select id from city where name = 'VIRGINIA BEACH')); delete from street where name = '&quot;;[.A27];&quot;' and city_id = (select id from city where name = 'VIRGINIA BEACH'); COMMIT&quot;)" office:value-type="string" office:string-value="START TRANSACTION; update resident_base set house_num = concat(house_num,'-',REPLACE('DUPONT CIR #305',concat('DUPONT CIR',' #'),'')), street_id = (select id from street where name = 'DUPONT CIR' and city_id = (select id from city where name = 'VIRGINIA BEACH')) where street_id = (select id from street where name = 'DUPONT CIR #305' and city_id = (select id from city where name = 'VIRGINIA BEACH')); delete from street where name = 'DUPONT CIR #305' and city_id = (select id from city where name = 'VIRGINIA BEACH'); COMMIT">
            <text:p>START TRANSACTION; update resident_base set house_num = concat(house_num,'-',REPLACE('DUPONT CIR #305',concat('DUPONT CIR',' #'),'')), street_id = (select id from street where name = 'DUPONT CIR' and city_id = (select id from city where name = 'VIRGINIA BEACH')) where street_id = (select id from street where name = 'DUPONT CIR #305' and city_id = (select id from city where name = 'VIRGINIA BEACH')); delete from street where name = 'DUPONT CIR #3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DUPONT CIR #402</text:p>
          </table:table-cell>
          <table:table-cell office:value-type="string">
            <text:p>DUPONT CIR</text:p>
          </table:table-cell>
          <table:table-cell table:formula="of:=CONCATENATE(&quot;START TRANSACTION; update resident_base set house_num = concat(house_num,'-',REPLACE('&quot;;[.A28];&quot;',concat('&quot;;[.B28];&quot;',' #'),'')), street_id = (select id from street where name = '&quot;;[.B28];&quot;' and city_id = (select id from city where name = 'VIRGINIA BEACH')) where street_id = (select id from street where name = '&quot;;[.A28];&quot;' and city_id = (select id from city where name = 'VIRGINIA BEACH')); delete from street where name = '&quot;;[.A28];&quot;' and city_id = (select id from city where name = 'VIRGINIA BEACH'); COMMIT&quot;)" office:value-type="string" office:string-value="START TRANSACTION; update resident_base set house_num = concat(house_num,'-',REPLACE('DUPONT CIR #402',concat('DUPONT CIR',' #'),'')), street_id = (select id from street where name = 'DUPONT CIR' and city_id = (select id from city where name = 'VIRGINIA BEACH')) where street_id = (select id from street where name = 'DUPONT CIR #402' and city_id = (select id from city where name = 'VIRGINIA BEACH')); delete from street where name = 'DUPONT CIR #402' and city_id = (select id from city where name = 'VIRGINIA BEACH'); COMMIT">
            <text:p>START TRANSACTION; update resident_base set house_num = concat(house_num,'-',REPLACE('DUPONT CIR #402',concat('DUPONT CIR',' #'),'')), street_id = (select id from street where name = 'DUPONT CIR' and city_id = (select id from city where name = 'VIRGINIA BEACH')) where street_id = (select id from street where name = 'DUPONT CIR #402' and city_id = (select id from city where name = 'VIRGINIA BEACH')); delete from street where name = 'DUPONT CIR #4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DUPONT CIR #404</text:p>
          </table:table-cell>
          <table:table-cell office:value-type="string">
            <text:p>DUPONT CIR</text:p>
          </table:table-cell>
          <table:table-cell table:formula="of:=CONCATENATE(&quot;START TRANSACTION; update resident_base set house_num = concat(house_num,'-',REPLACE('&quot;;[.A29];&quot;',concat('&quot;;[.B29];&quot;',' #'),'')), street_id = (select id from street where name = '&quot;;[.B29];&quot;' and city_id = (select id from city where name = 'VIRGINIA BEACH')) where street_id = (select id from street where name = '&quot;;[.A29];&quot;' and city_id = (select id from city where name = 'VIRGINIA BEACH')); delete from street where name = '&quot;;[.A29];&quot;' and city_id = (select id from city where name = 'VIRGINIA BEACH'); COMMIT&quot;)" office:value-type="string" office:string-value="START TRANSACTION; update resident_base set house_num = concat(house_num,'-',REPLACE('DUPONT CIR #404',concat('DUPONT CIR',' #'),'')), street_id = (select id from street where name = 'DUPONT CIR' and city_id = (select id from city where name = 'VIRGINIA BEACH')) where street_id = (select id from street where name = 'DUPONT CIR #404' and city_id = (select id from city where name = 'VIRGINIA BEACH')); delete from street where name = 'DUPONT CIR #404' and city_id = (select id from city where name = 'VIRGINIA BEACH'); COMMIT">
            <text:p>START TRANSACTION; update resident_base set house_num = concat(house_num,'-',REPLACE('DUPONT CIR #404',concat('DUPONT CIR',' #'),'')), street_id = (select id from street where name = 'DUPONT CIR' and city_id = (select id from city where name = 'VIRGINIA BEACH')) where street_id = (select id from street where name = 'DUPONT CIR #404' and city_id = (select id from city where name = 'VIRGINIA BEACH')); delete from street where name = 'DUPONT CIR #4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DUPONT CIR #405</text:p>
          </table:table-cell>
          <table:table-cell office:value-type="string">
            <text:p>DUPONT CIR</text:p>
          </table:table-cell>
          <table:table-cell table:formula="of:=CONCATENATE(&quot;START TRANSACTION; update resident_base set house_num = concat(house_num,'-',REPLACE('&quot;;[.A30];&quot;',concat('&quot;;[.B30];&quot;',' #'),'')), street_id = (select id from street where name = '&quot;;[.B30];&quot;' and city_id = (select id from city where name = 'VIRGINIA BEACH')) where street_id = (select id from street where name = '&quot;;[.A30];&quot;' and city_id = (select id from city where name = 'VIRGINIA BEACH')); delete from street where name = '&quot;;[.A30];&quot;' and city_id = (select id from city where name = 'VIRGINIA BEACH'); COMMIT&quot;)" office:value-type="string" office:string-value="START TRANSACTION; update resident_base set house_num = concat(house_num,'-',REPLACE('DUPONT CIR #405',concat('DUPONT CIR',' #'),'')), street_id = (select id from street where name = 'DUPONT CIR' and city_id = (select id from city where name = 'VIRGINIA BEACH')) where street_id = (select id from street where name = 'DUPONT CIR #405' and city_id = (select id from city where name = 'VIRGINIA BEACH')); delete from street where name = 'DUPONT CIR #405' and city_id = (select id from city where name = 'VIRGINIA BEACH'); COMMIT">
            <text:p>START TRANSACTION; update resident_base set house_num = concat(house_num,'-',REPLACE('DUPONT CIR #405',concat('DUPONT CIR',' #'),'')), street_id = (select id from street where name = 'DUPONT CIR' and city_id = (select id from city where name = 'VIRGINIA BEACH')) where street_id = (select id from street where name = 'DUPONT CIR #405' and city_id = (select id from city where name = 'VIRGINIA BEACH')); delete from street where name = 'DUPONT CIR #4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DUPONT CIR #501</text:p>
          </table:table-cell>
          <table:table-cell office:value-type="string">
            <text:p>DUPONT CIR</text:p>
          </table:table-cell>
          <table:table-cell table:formula="of:=CONCATENATE(&quot;START TRANSACTION; update resident_base set house_num = concat(house_num,'-',REPLACE('&quot;;[.A31];&quot;',concat('&quot;;[.B31];&quot;',' #'),'')), street_id = (select id from street where name = '&quot;;[.B31];&quot;' and city_id = (select id from city where name = 'VIRGINIA BEACH')) where street_id = (select id from street where name = '&quot;;[.A31];&quot;' and city_id = (select id from city where name = 'VIRGINIA BEACH')); delete from street where name = '&quot;;[.A31];&quot;' and city_id = (select id from city where name = 'VIRGINIA BEACH'); COMMIT&quot;)" office:value-type="string" office:string-value="START TRANSACTION; update resident_base set house_num = concat(house_num,'-',REPLACE('DUPONT CIR #501',concat('DUPONT CIR',' #'),'')), street_id = (select id from street where name = 'DUPONT CIR' and city_id = (select id from city where name = 'VIRGINIA BEACH')) where street_id = (select id from street where name = 'DUPONT CIR #501' and city_id = (select id from city where name = 'VIRGINIA BEACH')); delete from street where name = 'DUPONT CIR #501' and city_id = (select id from city where name = 'VIRGINIA BEACH'); COMMIT">
            <text:p>START TRANSACTION; update resident_base set house_num = concat(house_num,'-',REPLACE('DUPONT CIR #501',concat('DUPONT CIR',' #'),'')), street_id = (select id from street where name = 'DUPONT CIR' and city_id = (select id from city where name = 'VIRGINIA BEACH')) where street_id = (select id from street where name = 'DUPONT CIR #501' and city_id = (select id from city where name = 'VIRGINIA BEACH')); delete from street where name = 'DUPONT CIR #5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DUPONT CIR #502</text:p>
          </table:table-cell>
          <table:table-cell office:value-type="string">
            <text:p>DUPONT CIR</text:p>
          </table:table-cell>
          <table:table-cell table:formula="of:=CONCATENATE(&quot;START TRANSACTION; update resident_base set house_num = concat(house_num,'-',REPLACE('&quot;;[.A32];&quot;',concat('&quot;;[.B32];&quot;',' #'),'')), street_id = (select id from street where name = '&quot;;[.B32];&quot;' and city_id = (select id from city where name = 'VIRGINIA BEACH')) where street_id = (select id from street where name = '&quot;;[.A32];&quot;' and city_id = (select id from city where name = 'VIRGINIA BEACH')); delete from street where name = '&quot;;[.A32];&quot;' and city_id = (select id from city where name = 'VIRGINIA BEACH'); COMMIT&quot;)" office:value-type="string" office:string-value="START TRANSACTION; update resident_base set house_num = concat(house_num,'-',REPLACE('DUPONT CIR #502',concat('DUPONT CIR',' #'),'')), street_id = (select id from street where name = 'DUPONT CIR' and city_id = (select id from city where name = 'VIRGINIA BEACH')) where street_id = (select id from street where name = 'DUPONT CIR #502' and city_id = (select id from city where name = 'VIRGINIA BEACH')); delete from street where name = 'DUPONT CIR #502' and city_id = (select id from city where name = 'VIRGINIA BEACH'); COMMIT">
            <text:p>START TRANSACTION; update resident_base set house_num = concat(house_num,'-',REPLACE('DUPONT CIR #502',concat('DUPONT CIR',' #'),'')), street_id = (select id from street where name = 'DUPONT CIR' and city_id = (select id from city where name = 'VIRGINIA BEACH')) where street_id = (select id from street where name = 'DUPONT CIR #502' and city_id = (select id from city where name = 'VIRGINIA BEACH')); delete from street where name = 'DUPONT CIR #5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DUPONT CIR #503</text:p>
          </table:table-cell>
          <table:table-cell office:value-type="string">
            <text:p>DUPONT CIR</text:p>
          </table:table-cell>
          <table:table-cell table:formula="of:=CONCATENATE(&quot;START TRANSACTION; update resident_base set house_num = concat(house_num,'-',REPLACE('&quot;;[.A33];&quot;',concat('&quot;;[.B33];&quot;',' #'),'')), street_id = (select id from street where name = '&quot;;[.B33];&quot;' and city_id = (select id from city where name = 'VIRGINIA BEACH')) where street_id = (select id from street where name = '&quot;;[.A33];&quot;' and city_id = (select id from city where name = 'VIRGINIA BEACH')); delete from street where name = '&quot;;[.A33];&quot;' and city_id = (select id from city where name = 'VIRGINIA BEACH'); COMMIT&quot;)" office:value-type="string" office:string-value="START TRANSACTION; update resident_base set house_num = concat(house_num,'-',REPLACE('DUPONT CIR #503',concat('DUPONT CIR',' #'),'')), street_id = (select id from street where name = 'DUPONT CIR' and city_id = (select id from city where name = 'VIRGINIA BEACH')) where street_id = (select id from street where name = 'DUPONT CIR #503' and city_id = (select id from city where name = 'VIRGINIA BEACH')); delete from street where name = 'DUPONT CIR #503' and city_id = (select id from city where name = 'VIRGINIA BEACH'); COMMIT">
            <text:p>START TRANSACTION; update resident_base set house_num = concat(house_num,'-',REPLACE('DUPONT CIR #503',concat('DUPONT CIR',' #'),'')), street_id = (select id from street where name = 'DUPONT CIR' and city_id = (select id from city where name = 'VIRGINIA BEACH')) where street_id = (select id from street where name = 'DUPONT CIR #503' and city_id = (select id from city where name = 'VIRGINIA BEACH')); delete from street where name = 'DUPONT CIR #5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DUPONT CIR #504</text:p>
          </table:table-cell>
          <table:table-cell office:value-type="string">
            <text:p>DUPONT CIR</text:p>
          </table:table-cell>
          <table:table-cell table:formula="of:=CONCATENATE(&quot;START TRANSACTION; update resident_base set house_num = concat(house_num,'-',REPLACE('&quot;;[.A34];&quot;',concat('&quot;;[.B34];&quot;',' #'),'')), street_id = (select id from street where name = '&quot;;[.B34];&quot;' and city_id = (select id from city where name = 'VIRGINIA BEACH')) where street_id = (select id from street where name = '&quot;;[.A34];&quot;' and city_id = (select id from city where name = 'VIRGINIA BEACH')); delete from street where name = '&quot;;[.A34];&quot;' and city_id = (select id from city where name = 'VIRGINIA BEACH'); COMMIT&quot;)" office:value-type="string" office:string-value="START TRANSACTION; update resident_base set house_num = concat(house_num,'-',REPLACE('DUPONT CIR #504',concat('DUPONT CIR',' #'),'')), street_id = (select id from street where name = 'DUPONT CIR' and city_id = (select id from city where name = 'VIRGINIA BEACH')) where street_id = (select id from street where name = 'DUPONT CIR #504' and city_id = (select id from city where name = 'VIRGINIA BEACH')); delete from street where name = 'DUPONT CIR #504' and city_id = (select id from city where name = 'VIRGINIA BEACH'); COMMIT">
            <text:p>START TRANSACTION; update resident_base set house_num = concat(house_num,'-',REPLACE('DUPONT CIR #504',concat('DUPONT CIR',' #'),'')), street_id = (select id from street where name = 'DUPONT CIR' and city_id = (select id from city where name = 'VIRGINIA BEACH')) where street_id = (select id from street where name = 'DUPONT CIR #504' and city_id = (select id from city where name = 'VIRGINIA BEACH')); delete from street where name = 'DUPONT CIR #5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DUPONT CIR #505</text:p>
          </table:table-cell>
          <table:table-cell office:value-type="string">
            <text:p>DUPONT CIR</text:p>
          </table:table-cell>
          <table:table-cell table:formula="of:=CONCATENATE(&quot;START TRANSACTION; update resident_base set house_num = concat(house_num,'-',REPLACE('&quot;;[.A35];&quot;',concat('&quot;;[.B35];&quot;',' #'),'')), street_id = (select id from street where name = '&quot;;[.B35];&quot;' and city_id = (select id from city where name = 'VIRGINIA BEACH')) where street_id = (select id from street where name = '&quot;;[.A35];&quot;' and city_id = (select id from city where name = 'VIRGINIA BEACH')); delete from street where name = '&quot;;[.A35];&quot;' and city_id = (select id from city where name = 'VIRGINIA BEACH'); COMMIT&quot;)" office:value-type="string" office:string-value="START TRANSACTION; update resident_base set house_num = concat(house_num,'-',REPLACE('DUPONT CIR #505',concat('DUPONT CIR',' #'),'')), street_id = (select id from street where name = 'DUPONT CIR' and city_id = (select id from city where name = 'VIRGINIA BEACH')) where street_id = (select id from street where name = 'DUPONT CIR #505' and city_id = (select id from city where name = 'VIRGINIA BEACH')); delete from street where name = 'DUPONT CIR #505' and city_id = (select id from city where name = 'VIRGINIA BEACH'); COMMIT">
            <text:p>START TRANSACTION; update resident_base set house_num = concat(house_num,'-',REPLACE('DUPONT CIR #505',concat('DUPONT CIR',' #'),'')), street_id = (select id from street where name = 'DUPONT CIR' and city_id = (select id from city where name = 'VIRGINIA BEACH')) where street_id = (select id from street where name = 'DUPONT CIR #505' and city_id = (select id from city where name = 'VIRGINIA BEACH')); delete from street where name = 'DUPONT CIR #5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DUPONT CIR #601</text:p>
          </table:table-cell>
          <table:table-cell office:value-type="string">
            <text:p>DUPONT CIR</text:p>
          </table:table-cell>
          <table:table-cell table:formula="of:=CONCATENATE(&quot;START TRANSACTION; update resident_base set house_num = concat(house_num,'-',REPLACE('&quot;;[.A36];&quot;',concat('&quot;;[.B36];&quot;',' #'),'')), street_id = (select id from street where name = '&quot;;[.B36];&quot;' and city_id = (select id from city where name = 'VIRGINIA BEACH')) where street_id = (select id from street where name = '&quot;;[.A36];&quot;' and city_id = (select id from city where name = 'VIRGINIA BEACH')); delete from street where name = '&quot;;[.A36];&quot;' and city_id = (select id from city where name = 'VIRGINIA BEACH'); COMMIT&quot;)" office:value-type="string" office:string-value="START TRANSACTION; update resident_base set house_num = concat(house_num,'-',REPLACE('DUPONT CIR #601',concat('DUPONT CIR',' #'),'')), street_id = (select id from street where name = 'DUPONT CIR' and city_id = (select id from city where name = 'VIRGINIA BEACH')) where street_id = (select id from street where name = 'DUPONT CIR #601' and city_id = (select id from city where name = 'VIRGINIA BEACH')); delete from street where name = 'DUPONT CIR #601' and city_id = (select id from city where name = 'VIRGINIA BEACH'); COMMIT">
            <text:p>START TRANSACTION; update resident_base set house_num = concat(house_num,'-',REPLACE('DUPONT CIR #601',concat('DUPONT CIR',' #'),'')), street_id = (select id from street where name = 'DUPONT CIR' and city_id = (select id from city where name = 'VIRGINIA BEACH')) where street_id = (select id from street where name = 'DUPONT CIR #601' and city_id = (select id from city where name = 'VIRGINIA BEACH')); delete from street where name = 'DUPONT CIR #6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DUPONT CIR #602</text:p>
          </table:table-cell>
          <table:table-cell office:value-type="string">
            <text:p>DUPONT CIR</text:p>
          </table:table-cell>
          <table:table-cell table:formula="of:=CONCATENATE(&quot;START TRANSACTION; update resident_base set house_num = concat(house_num,'-',REPLACE('&quot;;[.A37];&quot;',concat('&quot;;[.B37];&quot;',' #'),'')), street_id = (select id from street where name = '&quot;;[.B37];&quot;' and city_id = (select id from city where name = 'VIRGINIA BEACH')) where street_id = (select id from street where name = '&quot;;[.A37];&quot;' and city_id = (select id from city where name = 'VIRGINIA BEACH')); delete from street where name = '&quot;;[.A37];&quot;' and city_id = (select id from city where name = 'VIRGINIA BEACH'); COMMIT&quot;)" office:value-type="string" office:string-value="START TRANSACTION; update resident_base set house_num = concat(house_num,'-',REPLACE('DUPONT CIR #602',concat('DUPONT CIR',' #'),'')), street_id = (select id from street where name = 'DUPONT CIR' and city_id = (select id from city where name = 'VIRGINIA BEACH')) where street_id = (select id from street where name = 'DUPONT CIR #602' and city_id = (select id from city where name = 'VIRGINIA BEACH')); delete from street where name = 'DUPONT CIR #602' and city_id = (select id from city where name = 'VIRGINIA BEACH'); COMMIT">
            <text:p>START TRANSACTION; update resident_base set house_num = concat(house_num,'-',REPLACE('DUPONT CIR #602',concat('DUPONT CIR',' #'),'')), street_id = (select id from street where name = 'DUPONT CIR' and city_id = (select id from city where name = 'VIRGINIA BEACH')) where street_id = (select id from street where name = 'DUPONT CIR #602' and city_id = (select id from city where name = 'VIRGINIA BEACH')); delete from street where name = 'DUPONT CIR #6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DUPONT CIR #603</text:p>
          </table:table-cell>
          <table:table-cell office:value-type="string">
            <text:p>DUPONT CIR</text:p>
          </table:table-cell>
          <table:table-cell table:formula="of:=CONCATENATE(&quot;START TRANSACTION; update resident_base set house_num = concat(house_num,'-',REPLACE('&quot;;[.A38];&quot;',concat('&quot;;[.B38];&quot;',' #'),'')), street_id = (select id from street where name = '&quot;;[.B38];&quot;' and city_id = (select id from city where name = 'VIRGINIA BEACH')) where street_id = (select id from street where name = '&quot;;[.A38];&quot;' and city_id = (select id from city where name = 'VIRGINIA BEACH')); delete from street where name = '&quot;;[.A38];&quot;' and city_id = (select id from city where name = 'VIRGINIA BEACH'); COMMIT&quot;)" office:value-type="string" office:string-value="START TRANSACTION; update resident_base set house_num = concat(house_num,'-',REPLACE('DUPONT CIR #603',concat('DUPONT CIR',' #'),'')), street_id = (select id from street where name = 'DUPONT CIR' and city_id = (select id from city where name = 'VIRGINIA BEACH')) where street_id = (select id from street where name = 'DUPONT CIR #603' and city_id = (select id from city where name = 'VIRGINIA BEACH')); delete from street where name = 'DUPONT CIR #603' and city_id = (select id from city where name = 'VIRGINIA BEACH'); COMMIT">
            <text:p>START TRANSACTION; update resident_base set house_num = concat(house_num,'-',REPLACE('DUPONT CIR #603',concat('DUPONT CIR',' #'),'')), street_id = (select id from street where name = 'DUPONT CIR' and city_id = (select id from city where name = 'VIRGINIA BEACH')) where street_id = (select id from street where name = 'DUPONT CIR #603' and city_id = (select id from city where name = 'VIRGINIA BEACH')); delete from street where name = 'DUPONT CIR #6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 STRATFORD RD #B</text:p>
          </table:table-cell>
          <table:table-cell office:value-type="string">
            <text:p>E STRATFORD RD</text:p>
          </table:table-cell>
          <table:table-cell table:formula="of:=CONCATENATE(&quot;START TRANSACTION; update resident_base set house_num = concat(house_num,'-',REPLACE('&quot;;[.A40];&quot;',concat('&quot;;[.B40];&quot;',' #'),'')), street_id = (select id from street where name = '&quot;;[.B40];&quot;' and city_id = (select id from city where name = 'VIRGINIA BEACH')) where street_id = (select id from street where name = '&quot;;[.A40];&quot;' and city_id = (select id from city where name = 'VIRGINIA BEACH')); delete from street where name = '&quot;;[.A40];&quot;' and city_id = (select id from city where name = 'VIRGINIA BEACH'); COMMIT&quot;)" office:value-type="string" office:string-value="START TRANSACTION; update resident_base set house_num = concat(house_num,'-',REPLACE('E STRATFORD RD #B',concat('E STRATFORD RD',' #'),'')), street_id = (select id from street where name = 'E STRATFORD RD' and city_id = (select id from city where name = 'VIRGINIA BEACH')) where street_id = (select id from street where name = 'E STRATFORD RD #B' and city_id = (select id from city where name = 'VIRGINIA BEACH')); delete from street where name = 'E STRATFORD RD #B' and city_id = (select id from city where name = 'VIRGINIA BEACH'); COMMIT">
            <text:p>START TRANSACTION; update resident_base set house_num = concat(house_num,'-',REPLACE('E STRATFORD RD #B',concat('E STRATFORD RD',' #'),'')), street_id = (select id from street where name = 'E STRATFORD RD' and city_id = (select id from city where name = 'VIRGINIA BEACH')) where street_id = (select id from street where name = 'E STRATFORD RD #B' and city_id = (select id from city where name = 'VIRGINIA BEACH')); delete from street where name = 'E STRATFORD RD #B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ADE CT #101</text:p>
          </table:table-cell>
          <table:table-cell office:value-type="string">
            <text:p>JADE CT</text:p>
          </table:table-cell>
          <table:table-cell table:formula="of:=CONCATENATE(&quot;START TRANSACTION; update resident_base set house_num = concat(house_num,'-',REPLACE('&quot;;[.A42];&quot;',concat('&quot;;[.B42];&quot;',' #'),'')), street_id = (select id from street where name = '&quot;;[.B42];&quot;' and city_id = (select id from city where name = 'VIRGINIA BEACH')) where street_id = (select id from street where name = '&quot;;[.A42];&quot;' and city_id = (select id from city where name = 'VIRGINIA BEACH')); delete from street where name = '&quot;;[.A42];&quot;' and city_id = (select id from city where name = 'VIRGINIA BEACH'); COMMIT&quot;)" office:value-type="string" office:string-value="START TRANSACTION; update resident_base set house_num = concat(house_num,'-',REPLACE('JADE CT #101',concat('JADE CT',' #'),'')), street_id = (select id from street where name = 'JADE CT' and city_id = (select id from city where name = 'VIRGINIA BEACH')) where street_id = (select id from street where name = 'JADE CT #101' and city_id = (select id from city where name = 'VIRGINIA BEACH')); delete from street where name = 'JADE CT #101' and city_id = (select id from city where name = 'VIRGINIA BEACH'); COMMIT">
            <text:p>START TRANSACTION; update resident_base set house_num = concat(house_num,'-',REPLACE('JADE CT #101',concat('JADE CT',' #'),'')), street_id = (select id from street where name = 'JADE CT' and city_id = (select id from city where name = 'VIRGINIA BEACH')) where street_id = (select id from street where name = 'JADE CT #101' and city_id = (select id from city where name = 'VIRGINIA BEACH')); delete from street where name = 'JADE CT #1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JADE CT #102</text:p>
          </table:table-cell>
          <table:table-cell office:value-type="string">
            <text:p>JADE CT</text:p>
          </table:table-cell>
          <table:table-cell table:formula="of:=CONCATENATE(&quot;START TRANSACTION; update resident_base set house_num = concat(house_num,'-',REPLACE('&quot;;[.A43];&quot;',concat('&quot;;[.B43];&quot;',' #'),'')), street_id = (select id from street where name = '&quot;;[.B43];&quot;' and city_id = (select id from city where name = 'VIRGINIA BEACH')) where street_id = (select id from street where name = '&quot;;[.A43];&quot;' and city_id = (select id from city where name = 'VIRGINIA BEACH')); delete from street where name = '&quot;;[.A43];&quot;' and city_id = (select id from city where name = 'VIRGINIA BEACH'); COMMIT&quot;)" office:value-type="string" office:string-value="START TRANSACTION; update resident_base set house_num = concat(house_num,'-',REPLACE('JADE CT #102',concat('JADE CT',' #'),'')), street_id = (select id from street where name = 'JADE CT' and city_id = (select id from city where name = 'VIRGINIA BEACH')) where street_id = (select id from street where name = 'JADE CT #102' and city_id = (select id from city where name = 'VIRGINIA BEACH')); delete from street where name = 'JADE CT #102' and city_id = (select id from city where name = 'VIRGINIA BEACH'); COMMIT">
            <text:p>START TRANSACTION; update resident_base set house_num = concat(house_num,'-',REPLACE('JADE CT #102',concat('JADE CT',' #'),'')), street_id = (select id from street where name = 'JADE CT' and city_id = (select id from city where name = 'VIRGINIA BEACH')) where street_id = (select id from street where name = 'JADE CT #102' and city_id = (select id from city where name = 'VIRGINIA BEACH')); delete from street where name = 'JADE CT #1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JADE CT #201</text:p>
          </table:table-cell>
          <table:table-cell office:value-type="string">
            <text:p>JADE CT</text:p>
          </table:table-cell>
          <table:table-cell table:formula="of:=CONCATENATE(&quot;START TRANSACTION; update resident_base set house_num = concat(house_num,'-',REPLACE('&quot;;[.A44];&quot;',concat('&quot;;[.B44];&quot;',' #'),'')), street_id = (select id from street where name = '&quot;;[.B44];&quot;' and city_id = (select id from city where name = 'VIRGINIA BEACH')) where street_id = (select id from street where name = '&quot;;[.A44];&quot;' and city_id = (select id from city where name = 'VIRGINIA BEACH')); delete from street where name = '&quot;;[.A44];&quot;' and city_id = (select id from city where name = 'VIRGINIA BEACH'); COMMIT&quot;)" office:value-type="string" office:string-value="START TRANSACTION; update resident_base set house_num = concat(house_num,'-',REPLACE('JADE CT #201',concat('JADE CT',' #'),'')), street_id = (select id from street where name = 'JADE CT' and city_id = (select id from city where name = 'VIRGINIA BEACH')) where street_id = (select id from street where name = 'JADE CT #201' and city_id = (select id from city where name = 'VIRGINIA BEACH')); delete from street where name = 'JADE CT #201' and city_id = (select id from city where name = 'VIRGINIA BEACH'); COMMIT">
            <text:p>START TRANSACTION; update resident_base set house_num = concat(house_num,'-',REPLACE('JADE CT #201',concat('JADE CT',' #'),'')), street_id = (select id from street where name = 'JADE CT' and city_id = (select id from city where name = 'VIRGINIA BEACH')) where street_id = (select id from street where name = 'JADE CT #201' and city_id = (select id from city where name = 'VIRGINIA BEACH')); delete from street where name = 'JADE CT #2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JADE CT #202</text:p>
          </table:table-cell>
          <table:table-cell office:value-type="string">
            <text:p>JADE CT</text:p>
          </table:table-cell>
          <table:table-cell table:formula="of:=CONCATENATE(&quot;START TRANSACTION; update resident_base set house_num = concat(house_num,'-',REPLACE('&quot;;[.A45];&quot;',concat('&quot;;[.B45];&quot;',' #'),'')), street_id = (select id from street where name = '&quot;;[.B45];&quot;' and city_id = (select id from city where name = 'VIRGINIA BEACH')) where street_id = (select id from street where name = '&quot;;[.A45];&quot;' and city_id = (select id from city where name = 'VIRGINIA BEACH')); delete from street where name = '&quot;;[.A45];&quot;' and city_id = (select id from city where name = 'VIRGINIA BEACH'); COMMIT&quot;)" office:value-type="string" office:string-value="START TRANSACTION; update resident_base set house_num = concat(house_num,'-',REPLACE('JADE CT #202',concat('JADE CT',' #'),'')), street_id = (select id from street where name = 'JADE CT' and city_id = (select id from city where name = 'VIRGINIA BEACH')) where street_id = (select id from street where name = 'JADE CT #202' and city_id = (select id from city where name = 'VIRGINIA BEACH')); delete from street where name = 'JADE CT #202' and city_id = (select id from city where name = 'VIRGINIA BEACH'); COMMIT">
            <text:p>START TRANSACTION; update resident_base set house_num = concat(house_num,'-',REPLACE('JADE CT #202',concat('JADE CT',' #'),'')), street_id = (select id from street where name = 'JADE CT' and city_id = (select id from city where name = 'VIRGINIA BEACH')) where street_id = (select id from street where name = 'JADE CT #202' and city_id = (select id from city where name = 'VIRGINIA BEACH')); delete from street where name = 'JADE CT #2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JADE CT #302</text:p>
          </table:table-cell>
          <table:table-cell office:value-type="string">
            <text:p>JADE CT</text:p>
          </table:table-cell>
          <table:table-cell table:formula="of:=CONCATENATE(&quot;START TRANSACTION; update resident_base set house_num = concat(house_num,'-',REPLACE('&quot;;[.A46];&quot;',concat('&quot;;[.B46];&quot;',' #'),'')), street_id = (select id from street where name = '&quot;;[.B46];&quot;' and city_id = (select id from city where name = 'VIRGINIA BEACH')) where street_id = (select id from street where name = '&quot;;[.A46];&quot;' and city_id = (select id from city where name = 'VIRGINIA BEACH')); delete from street where name = '&quot;;[.A46];&quot;' and city_id = (select id from city where name = 'VIRGINIA BEACH'); COMMIT&quot;)" office:value-type="string" office:string-value="START TRANSACTION; update resident_base set house_num = concat(house_num,'-',REPLACE('JADE CT #302',concat('JADE CT',' #'),'')), street_id = (select id from street where name = 'JADE CT' and city_id = (select id from city where name = 'VIRGINIA BEACH')) where street_id = (select id from street where name = 'JADE CT #302' and city_id = (select id from city where name = 'VIRGINIA BEACH')); delete from street where name = 'JADE CT #302' and city_id = (select id from city where name = 'VIRGINIA BEACH'); COMMIT">
            <text:p>START TRANSACTION; update resident_base set house_num = concat(house_num,'-',REPLACE('JADE CT #302',concat('JADE CT',' #'),'')), street_id = (select id from street where name = 'JADE CT' and city_id = (select id from city where name = 'VIRGINIA BEACH')) where street_id = (select id from street where name = 'JADE CT #302' and city_id = (select id from city where name = 'VIRGINIA BEACH')); delete from street where name = 'JADE CT #3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ADE CT 301</text:p>
          </table:table-cell>
          <table:table-cell office:value-type="string">
            <text:p>JADE CT</text:p>
          </table:table-cell>
          <table:table-cell table:formula="of:=CONCATENATE(&quot;START TRANSACTION; update resident_base set house_num = concat(house_num,'-',REPLACE('&quot;;[.A48];&quot;',concat('&quot;;[.B48];&quot;',' '),'')), street_id = (select id from street where name = '&quot;;[.B48];&quot;' and city_id = (select id from city where name = 'VIRGINIA BEACH')) where street_id = (select id from street where name = '&quot;;[.A48];&quot;' and city_id = (select id from city where name = 'VIRGINIA BEACH')); delete from street where name = '&quot;;[.A48];&quot;' and city_id = (select id from city where name = 'VIRGINIA BEACH'); COMMIT&quot;)" office:value-type="string" office:string-value="START TRANSACTION; update resident_base set house_num = concat(house_num,'-',REPLACE('JADE CT 301',concat('JADE CT',' '),'')), street_id = (select id from street where name = 'JADE CT' and city_id = (select id from city where name = 'VIRGINIA BEACH')) where street_id = (select id from street where name = 'JADE CT 301' and city_id = (select id from city where name = 'VIRGINIA BEACH')); delete from street where name = 'JADE CT 301' and city_id = (select id from city where name = 'VIRGINIA BEACH'); COMMIT">
            <text:p>START TRANSACTION; update resident_base set house_num = concat(house_num,'-',REPLACE('JADE CT 301',concat('JADE CT',' '),'')), street_id = (select id from street where name = 'JADE CT' and city_id = (select id from city where name = 'VIRGINIA BEACH')) where street_id = (select id from street where name = 'JADE CT 301' and city_id = (select id from city where name = 'VIRGINIA BEACH')); delete from street where name = 'JADE CT 3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LEEN ST #101</text:p>
          </table:table-cell>
          <table:table-cell office:value-type="string">
            <text:p>KLEEN ST</text:p>
          </table:table-cell>
          <table:table-cell table:formula="of:=CONCATENATE(&quot;START TRANSACTION; update resident_base set house_num = concat(house_num,'-',REPLACE('&quot;;[.A50];&quot;',concat('&quot;;[.B50];&quot;',' #'),'')), street_id = (select id from street where name = '&quot;;[.B50];&quot;' and city_id = (select id from city where name = 'VIRGINIA BEACH')) where street_id = (select id from street where name = '&quot;;[.A50];&quot;' and city_id = (select id from city where name = 'VIRGINIA BEACH')); delete from street where name = '&quot;;[.A50];&quot;' and city_id = (select id from city where name = 'VIRGINIA BEACH'); COMMIT&quot;)" office:value-type="string" office:string-value="START TRANSACTION; update resident_base set house_num = concat(house_num,'-',REPLACE('KLEEN ST #101',concat('KLEEN ST',' #'),'')), street_id = (select id from street where name = 'KLEEN ST' and city_id = (select id from city where name = 'VIRGINIA BEACH')) where street_id = (select id from street where name = 'KLEEN ST #101' and city_id = (select id from city where name = 'VIRGINIA BEACH')); delete from street where name = 'KLEEN ST #101' and city_id = (select id from city where name = 'VIRGINIA BEACH'); COMMIT">
            <text:p>START TRANSACTION; update resident_base set house_num = concat(house_num,'-',REPLACE('KLEEN ST #101',concat('KLEEN ST',' #'),'')), street_id = (select id from street where name = 'KLEEN ST' and city_id = (select id from city where name = 'VIRGINIA BEACH')) where street_id = (select id from street where name = 'KLEEN ST #101' and city_id = (select id from city where name = 'VIRGINIA BEACH')); delete from street where name = 'KLEEN ST #1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KLEEN ST #102</text:p>
          </table:table-cell>
          <table:table-cell office:value-type="string">
            <text:p>KLEEN ST</text:p>
          </table:table-cell>
          <table:table-cell table:formula="of:=CONCATENATE(&quot;START TRANSACTION; update resident_base set house_num = concat(house_num,'-',REPLACE('&quot;;[.A51];&quot;',concat('&quot;;[.B51];&quot;',' #'),'')), street_id = (select id from street where name = '&quot;;[.B51];&quot;' and city_id = (select id from city where name = 'VIRGINIA BEACH')) where street_id = (select id from street where name = '&quot;;[.A51];&quot;' and city_id = (select id from city where name = 'VIRGINIA BEACH')); delete from street where name = '&quot;;[.A51];&quot;' and city_id = (select id from city where name = 'VIRGINIA BEACH'); COMMIT&quot;)" office:value-type="string" office:string-value="START TRANSACTION; update resident_base set house_num = concat(house_num,'-',REPLACE('KLEEN ST #102',concat('KLEEN ST',' #'),'')), street_id = (select id from street where name = 'KLEEN ST' and city_id = (select id from city where name = 'VIRGINIA BEACH')) where street_id = (select id from street where name = 'KLEEN ST #102' and city_id = (select id from city where name = 'VIRGINIA BEACH')); delete from street where name = 'KLEEN ST #102' and city_id = (select id from city where name = 'VIRGINIA BEACH'); COMMIT">
            <text:p>START TRANSACTION; update resident_base set house_num = concat(house_num,'-',REPLACE('KLEEN ST #102',concat('KLEEN ST',' #'),'')), street_id = (select id from street where name = 'KLEEN ST' and city_id = (select id from city where name = 'VIRGINIA BEACH')) where street_id = (select id from street where name = 'KLEEN ST #102' and city_id = (select id from city where name = 'VIRGINIA BEACH')); delete from street where name = 'KLEEN ST #1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KLEEN ST #105</text:p>
          </table:table-cell>
          <table:table-cell office:value-type="string">
            <text:p>KLEEN ST</text:p>
          </table:table-cell>
          <table:table-cell table:formula="of:=CONCATENATE(&quot;START TRANSACTION; update resident_base set house_num = concat(house_num,'-',REPLACE('&quot;;[.A52];&quot;',concat('&quot;;[.B52];&quot;',' #'),'')), street_id = (select id from street where name = '&quot;;[.B52];&quot;' and city_id = (select id from city where name = 'VIRGINIA BEACH')) where street_id = (select id from street where name = '&quot;;[.A52];&quot;' and city_id = (select id from city where name = 'VIRGINIA BEACH')); delete from street where name = '&quot;;[.A52];&quot;' and city_id = (select id from city where name = 'VIRGINIA BEACH'); COMMIT&quot;)" office:value-type="string" office:string-value="START TRANSACTION; update resident_base set house_num = concat(house_num,'-',REPLACE('KLEEN ST #105',concat('KLEEN ST',' #'),'')), street_id = (select id from street where name = 'KLEEN ST' and city_id = (select id from city where name = 'VIRGINIA BEACH')) where street_id = (select id from street where name = 'KLEEN ST #105' and city_id = (select id from city where name = 'VIRGINIA BEACH')); delete from street where name = 'KLEEN ST #105' and city_id = (select id from city where name = 'VIRGINIA BEACH'); COMMIT">
            <text:p>START TRANSACTION; update resident_base set house_num = concat(house_num,'-',REPLACE('KLEEN ST #105',concat('KLEEN ST',' #'),'')), street_id = (select id from street where name = 'KLEEN ST' and city_id = (select id from city where name = 'VIRGINIA BEACH')) where street_id = (select id from street where name = 'KLEEN ST #105' and city_id = (select id from city where name = 'VIRGINIA BEACH')); delete from street where name = 'KLEEN ST #1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KLEEN ST #106</text:p>
          </table:table-cell>
          <table:table-cell office:value-type="string">
            <text:p>KLEEN ST</text:p>
          </table:table-cell>
          <table:table-cell table:formula="of:=CONCATENATE(&quot;START TRANSACTION; update resident_base set house_num = concat(house_num,'-',REPLACE('&quot;;[.A53];&quot;',concat('&quot;;[.B53];&quot;',' #'),'')), street_id = (select id from street where name = '&quot;;[.B53];&quot;' and city_id = (select id from city where name = 'VIRGINIA BEACH')) where street_id = (select id from street where name = '&quot;;[.A53];&quot;' and city_id = (select id from city where name = 'VIRGINIA BEACH')); delete from street where name = '&quot;;[.A53];&quot;' and city_id = (select id from city where name = 'VIRGINIA BEACH'); COMMIT&quot;)" office:value-type="string" office:string-value="START TRANSACTION; update resident_base set house_num = concat(house_num,'-',REPLACE('KLEEN ST #106',concat('KLEEN ST',' #'),'')), street_id = (select id from street where name = 'KLEEN ST' and city_id = (select id from city where name = 'VIRGINIA BEACH')) where street_id = (select id from street where name = 'KLEEN ST #106' and city_id = (select id from city where name = 'VIRGINIA BEACH')); delete from street where name = 'KLEEN ST #106' and city_id = (select id from city where name = 'VIRGINIA BEACH'); COMMIT">
            <text:p>START TRANSACTION; update resident_base set house_num = concat(house_num,'-',REPLACE('KLEEN ST #106',concat('KLEEN ST',' #'),'')), street_id = (select id from street where name = 'KLEEN ST' and city_id = (select id from city where name = 'VIRGINIA BEACH')) where street_id = (select id from street where name = 'KLEEN ST #106' and city_id = (select id from city where name = 'VIRGINIA BEACH')); delete from street where name = 'KLEEN ST #1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KLEEN ST #203</text:p>
          </table:table-cell>
          <table:table-cell office:value-type="string">
            <text:p>KLEEN ST</text:p>
          </table:table-cell>
          <table:table-cell table:formula="of:=CONCATENATE(&quot;START TRANSACTION; update resident_base set house_num = concat(house_num,'-',REPLACE('&quot;;[.A54];&quot;',concat('&quot;;[.B54];&quot;',' #'),'')), street_id = (select id from street where name = '&quot;;[.B54];&quot;' and city_id = (select id from city where name = 'VIRGINIA BEACH')) where street_id = (select id from street where name = '&quot;;[.A54];&quot;' and city_id = (select id from city where name = 'VIRGINIA BEACH')); delete from street where name = '&quot;;[.A54];&quot;' and city_id = (select id from city where name = 'VIRGINIA BEACH'); COMMIT&quot;)" office:value-type="string" office:string-value="START TRANSACTION; update resident_base set house_num = concat(house_num,'-',REPLACE('KLEEN ST #203',concat('KLEEN ST',' #'),'')), street_id = (select id from street where name = 'KLEEN ST' and city_id = (select id from city where name = 'VIRGINIA BEACH')) where street_id = (select id from street where name = 'KLEEN ST #203' and city_id = (select id from city where name = 'VIRGINIA BEACH')); delete from street where name = 'KLEEN ST #203' and city_id = (select id from city where name = 'VIRGINIA BEACH'); COMMIT">
            <text:p>START TRANSACTION; update resident_base set house_num = concat(house_num,'-',REPLACE('KLEEN ST #203',concat('KLEEN ST',' #'),'')), street_id = (select id from street where name = 'KLEEN ST' and city_id = (select id from city where name = 'VIRGINIA BEACH')) where street_id = (select id from street where name = 'KLEEN ST #203' and city_id = (select id from city where name = 'VIRGINIA BEACH')); delete from street where name = 'KLEEN ST #2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KLEEN ST #207</text:p>
          </table:table-cell>
          <table:table-cell office:value-type="string">
            <text:p>KLEEN ST</text:p>
          </table:table-cell>
          <table:table-cell table:formula="of:=CONCATENATE(&quot;START TRANSACTION; update resident_base set house_num = concat(house_num,'-',REPLACE('&quot;;[.A55];&quot;',concat('&quot;;[.B55];&quot;',' #'),'')), street_id = (select id from street where name = '&quot;;[.B55];&quot;' and city_id = (select id from city where name = 'VIRGINIA BEACH')) where street_id = (select id from street where name = '&quot;;[.A55];&quot;' and city_id = (select id from city where name = 'VIRGINIA BEACH')); delete from street where name = '&quot;;[.A55];&quot;' and city_id = (select id from city where name = 'VIRGINIA BEACH'); COMMIT&quot;)" office:value-type="string" office:string-value="START TRANSACTION; update resident_base set house_num = concat(house_num,'-',REPLACE('KLEEN ST #207',concat('KLEEN ST',' #'),'')), street_id = (select id from street where name = 'KLEEN ST' and city_id = (select id from city where name = 'VIRGINIA BEACH')) where street_id = (select id from street where name = 'KLEEN ST #207' and city_id = (select id from city where name = 'VIRGINIA BEACH')); delete from street where name = 'KLEEN ST #207' and city_id = (select id from city where name = 'VIRGINIA BEACH'); COMMIT">
            <text:p>START TRANSACTION; update resident_base set house_num = concat(house_num,'-',REPLACE('KLEEN ST #207',concat('KLEEN ST',' #'),'')), street_id = (select id from street where name = 'KLEEN ST' and city_id = (select id from city where name = 'VIRGINIA BEACH')) where street_id = (select id from street where name = 'KLEEN ST #207' and city_id = (select id from city where name = 'VIRGINIA BEACH')); delete from street where name = 'KLEEN ST #2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KLEEN ST #210</text:p>
          </table:table-cell>
          <table:table-cell office:value-type="string">
            <text:p>KLEEN ST</text:p>
          </table:table-cell>
          <table:table-cell table:formula="of:=CONCATENATE(&quot;START TRANSACTION; update resident_base set house_num = concat(house_num,'-',REPLACE('&quot;;[.A56];&quot;',concat('&quot;;[.B56];&quot;',' #'),'')), street_id = (select id from street where name = '&quot;;[.B56];&quot;' and city_id = (select id from city where name = 'VIRGINIA BEACH')) where street_id = (select id from street where name = '&quot;;[.A56];&quot;' and city_id = (select id from city where name = 'VIRGINIA BEACH')); delete from street where name = '&quot;;[.A56];&quot;' and city_id = (select id from city where name = 'VIRGINIA BEACH'); COMMIT&quot;)" office:value-type="string" office:string-value="START TRANSACTION; update resident_base set house_num = concat(house_num,'-',REPLACE('KLEEN ST #210',concat('KLEEN ST',' #'),'')), street_id = (select id from street where name = 'KLEEN ST' and city_id = (select id from city where name = 'VIRGINIA BEACH')) where street_id = (select id from street where name = 'KLEEN ST #210' and city_id = (select id from city where name = 'VIRGINIA BEACH')); delete from street where name = 'KLEEN ST #210' and city_id = (select id from city where name = 'VIRGINIA BEACH'); COMMIT">
            <text:p>START TRANSACTION; update resident_base set house_num = concat(house_num,'-',REPLACE('KLEEN ST #210',concat('KLEEN ST',' #'),'')), street_id = (select id from street where name = 'KLEEN ST' and city_id = (select id from city where name = 'VIRGINIA BEACH')) where street_id = (select id from street where name = 'KLEEN ST #210' and city_id = (select id from city where name = 'VIRGINIA BEACH')); delete from street where name = 'KLEEN ST #21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ESNER CRES #100</text:p>
          </table:table-cell>
          <table:table-cell office:value-type="string">
            <text:p>LESNER CRES</text:p>
          </table:table-cell>
          <table:table-cell table:formula="of:=CONCATENATE(&quot;START TRANSACTION; update resident_base set house_num = concat(house_num,'-',REPLACE('&quot;;[.A58];&quot;',concat('&quot;;[.B58];&quot;',' #'),'')), street_id = (select id from street where name = '&quot;;[.B58];&quot;' and city_id = (select id from city where name = 'VIRGINIA BEACH')) where street_id = (select id from street where name = '&quot;;[.A58];&quot;' and city_id = (select id from city where name = 'VIRGINIA BEACH')); delete from street where name = '&quot;;[.A58];&quot;' and city_id = (select id from city where name = 'VIRGINIA BEACH'); COMMIT&quot;)" office:value-type="string" office:string-value="START TRANSACTION; update resident_base set house_num = concat(house_num,'-',REPLACE('LESNER CRES #100',concat('LESNER CRES',' #'),'')), street_id = (select id from street where name = 'LESNER CRES' and city_id = (select id from city where name = 'VIRGINIA BEACH')) where street_id = (select id from street where name = 'LESNER CRES #100' and city_id = (select id from city where name = 'VIRGINIA BEACH')); delete from street where name = 'LESNER CRES #100' and city_id = (select id from city where name = 'VIRGINIA BEACH'); COMMIT">
            <text:p>START TRANSACTION; update resident_base set house_num = concat(house_num,'-',REPLACE('LESNER CRES #100',concat('LESNER CRES',' #'),'')), street_id = (select id from street where name = 'LESNER CRES' and city_id = (select id from city where name = 'VIRGINIA BEACH')) where street_id = (select id from street where name = 'LESNER CRES #100' and city_id = (select id from city where name = 'VIRGINIA BEACH')); delete from street where name = 'LESNER CRES #10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ESNER CRES #101</text:p>
          </table:table-cell>
          <table:table-cell office:value-type="string">
            <text:p>LESNER CRES</text:p>
          </table:table-cell>
          <table:table-cell table:formula="of:=CONCATENATE(&quot;START TRANSACTION; update resident_base set house_num = concat(house_num,'-',REPLACE('&quot;;[.A59];&quot;',concat('&quot;;[.B59];&quot;',' #'),'')), street_id = (select id from street where name = '&quot;;[.B59];&quot;' and city_id = (select id from city where name = 'VIRGINIA BEACH')) where street_id = (select id from street where name = '&quot;;[.A59];&quot;' and city_id = (select id from city where name = 'VIRGINIA BEACH')); delete from street where name = '&quot;;[.A59];&quot;' and city_id = (select id from city where name = 'VIRGINIA BEACH'); COMMIT&quot;)" office:value-type="string" office:string-value="START TRANSACTION; update resident_base set house_num = concat(house_num,'-',REPLACE('LESNER CRES #101',concat('LESNER CRES',' #'),'')), street_id = (select id from street where name = 'LESNER CRES' and city_id = (select id from city where name = 'VIRGINIA BEACH')) where street_id = (select id from street where name = 'LESNER CRES #101' and city_id = (select id from city where name = 'VIRGINIA BEACH')); delete from street where name = 'LESNER CRES #101' and city_id = (select id from city where name = 'VIRGINIA BEACH'); COMMIT">
            <text:p>START TRANSACTION; update resident_base set house_num = concat(house_num,'-',REPLACE('LESNER CRES #101',concat('LESNER CRES',' #'),'')), street_id = (select id from street where name = 'LESNER CRES' and city_id = (select id from city where name = 'VIRGINIA BEACH')) where street_id = (select id from street where name = 'LESNER CRES #101' and city_id = (select id from city where name = 'VIRGINIA BEACH')); delete from street where name = 'LESNER CRES #1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ESNER CRES #102</text:p>
          </table:table-cell>
          <table:table-cell office:value-type="string">
            <text:p>LESNER CRES</text:p>
          </table:table-cell>
          <table:table-cell table:formula="of:=CONCATENATE(&quot;START TRANSACTION; update resident_base set house_num = concat(house_num,'-',REPLACE('&quot;;[.A60];&quot;',concat('&quot;;[.B60];&quot;',' #'),'')), street_id = (select id from street where name = '&quot;;[.B60];&quot;' and city_id = (select id from city where name = 'VIRGINIA BEACH')) where street_id = (select id from street where name = '&quot;;[.A60];&quot;' and city_id = (select id from city where name = 'VIRGINIA BEACH')); delete from street where name = '&quot;;[.A60];&quot;' and city_id = (select id from city where name = 'VIRGINIA BEACH'); COMMIT&quot;)" office:value-type="string" office:string-value="START TRANSACTION; update resident_base set house_num = concat(house_num,'-',REPLACE('LESNER CRES #102',concat('LESNER CRES',' #'),'')), street_id = (select id from street where name = 'LESNER CRES' and city_id = (select id from city where name = 'VIRGINIA BEACH')) where street_id = (select id from street where name = 'LESNER CRES #102' and city_id = (select id from city where name = 'VIRGINIA BEACH')); delete from street where name = 'LESNER CRES #102' and city_id = (select id from city where name = 'VIRGINIA BEACH'); COMMIT">
            <text:p>START TRANSACTION; update resident_base set house_num = concat(house_num,'-',REPLACE('LESNER CRES #102',concat('LESNER CRES',' #'),'')), street_id = (select id from street where name = 'LESNER CRES' and city_id = (select id from city where name = 'VIRGINIA BEACH')) where street_id = (select id from street where name = 'LESNER CRES #102' and city_id = (select id from city where name = 'VIRGINIA BEACH')); delete from street where name = 'LESNER CRES #1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ESNER CRES #103</text:p>
          </table:table-cell>
          <table:table-cell office:value-type="string">
            <text:p>LESNER CRES</text:p>
          </table:table-cell>
          <table:table-cell table:formula="of:=CONCATENATE(&quot;START TRANSACTION; update resident_base set house_num = concat(house_num,'-',REPLACE('&quot;;[.A61];&quot;',concat('&quot;;[.B61];&quot;',' #'),'')), street_id = (select id from street where name = '&quot;;[.B61];&quot;' and city_id = (select id from city where name = 'VIRGINIA BEACH')) where street_id = (select id from street where name = '&quot;;[.A61];&quot;' and city_id = (select id from city where name = 'VIRGINIA BEACH')); delete from street where name = '&quot;;[.A61];&quot;' and city_id = (select id from city where name = 'VIRGINIA BEACH'); COMMIT&quot;)" office:value-type="string" office:string-value="START TRANSACTION; update resident_base set house_num = concat(house_num,'-',REPLACE('LESNER CRES #103',concat('LESNER CRES',' #'),'')), street_id = (select id from street where name = 'LESNER CRES' and city_id = (select id from city where name = 'VIRGINIA BEACH')) where street_id = (select id from street where name = 'LESNER CRES #103' and city_id = (select id from city where name = 'VIRGINIA BEACH')); delete from street where name = 'LESNER CRES #103' and city_id = (select id from city where name = 'VIRGINIA BEACH'); COMMIT">
            <text:p>START TRANSACTION; update resident_base set house_num = concat(house_num,'-',REPLACE('LESNER CRES #103',concat('LESNER CRES',' #'),'')), street_id = (select id from street where name = 'LESNER CRES' and city_id = (select id from city where name = 'VIRGINIA BEACH')) where street_id = (select id from street where name = 'LESNER CRES #103' and city_id = (select id from city where name = 'VIRGINIA BEACH')); delete from street where name = 'LESNER CRES #1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ESNER CRES #200</text:p>
          </table:table-cell>
          <table:table-cell office:value-type="string">
            <text:p>LESNER CRES</text:p>
          </table:table-cell>
          <table:table-cell table:formula="of:=CONCATENATE(&quot;START TRANSACTION; update resident_base set house_num = concat(house_num,'-',REPLACE('&quot;;[.A62];&quot;',concat('&quot;;[.B62];&quot;',' #'),'')), street_id = (select id from street where name = '&quot;;[.B62];&quot;' and city_id = (select id from city where name = 'VIRGINIA BEACH')) where street_id = (select id from street where name = '&quot;;[.A62];&quot;' and city_id = (select id from city where name = 'VIRGINIA BEACH')); delete from street where name = '&quot;;[.A62];&quot;' and city_id = (select id from city where name = 'VIRGINIA BEACH'); COMMIT&quot;)" office:value-type="string" office:string-value="START TRANSACTION; update resident_base set house_num = concat(house_num,'-',REPLACE('LESNER CRES #200',concat('LESNER CRES',' #'),'')), street_id = (select id from street where name = 'LESNER CRES' and city_id = (select id from city where name = 'VIRGINIA BEACH')) where street_id = (select id from street where name = 'LESNER CRES #200' and city_id = (select id from city where name = 'VIRGINIA BEACH')); delete from street where name = 'LESNER CRES #200' and city_id = (select id from city where name = 'VIRGINIA BEACH'); COMMIT">
            <text:p>START TRANSACTION; update resident_base set house_num = concat(house_num,'-',REPLACE('LESNER CRES #200',concat('LESNER CRES',' #'),'')), street_id = (select id from street where name = 'LESNER CRES' and city_id = (select id from city where name = 'VIRGINIA BEACH')) where street_id = (select id from street where name = 'LESNER CRES #200' and city_id = (select id from city where name = 'VIRGINIA BEACH')); delete from street where name = 'LESNER CRES #20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ESNER CRES #201</text:p>
          </table:table-cell>
          <table:table-cell office:value-type="string">
            <text:p>LESNER CRES</text:p>
          </table:table-cell>
          <table:table-cell table:formula="of:=CONCATENATE(&quot;START TRANSACTION; update resident_base set house_num = concat(house_num,'-',REPLACE('&quot;;[.A63];&quot;',concat('&quot;;[.B63];&quot;',' #'),'')), street_id = (select id from street where name = '&quot;;[.B63];&quot;' and city_id = (select id from city where name = 'VIRGINIA BEACH')) where street_id = (select id from street where name = '&quot;;[.A63];&quot;' and city_id = (select id from city where name = 'VIRGINIA BEACH')); delete from street where name = '&quot;;[.A63];&quot;' and city_id = (select id from city where name = 'VIRGINIA BEACH'); COMMIT&quot;)" office:value-type="string" office:string-value="START TRANSACTION; update resident_base set house_num = concat(house_num,'-',REPLACE('LESNER CRES #201',concat('LESNER CRES',' #'),'')), street_id = (select id from street where name = 'LESNER CRES' and city_id = (select id from city where name = 'VIRGINIA BEACH')) where street_id = (select id from street where name = 'LESNER CRES #201' and city_id = (select id from city where name = 'VIRGINIA BEACH')); delete from street where name = 'LESNER CRES #201' and city_id = (select id from city where name = 'VIRGINIA BEACH'); COMMIT">
            <text:p>START TRANSACTION; update resident_base set house_num = concat(house_num,'-',REPLACE('LESNER CRES #201',concat('LESNER CRES',' #'),'')), street_id = (select id from street where name = 'LESNER CRES' and city_id = (select id from city where name = 'VIRGINIA BEACH')) where street_id = (select id from street where name = 'LESNER CRES #201' and city_id = (select id from city where name = 'VIRGINIA BEACH')); delete from street where name = 'LESNER CRES #2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ESNER CRES #202</text:p>
          </table:table-cell>
          <table:table-cell office:value-type="string">
            <text:p>LESNER CRES</text:p>
          </table:table-cell>
          <table:table-cell table:formula="of:=CONCATENATE(&quot;START TRANSACTION; update resident_base set house_num = concat(house_num,'-',REPLACE('&quot;;[.A64];&quot;',concat('&quot;;[.B64];&quot;',' #'),'')), street_id = (select id from street where name = '&quot;;[.B64];&quot;' and city_id = (select id from city where name = 'VIRGINIA BEACH')) where street_id = (select id from street where name = '&quot;;[.A64];&quot;' and city_id = (select id from city where name = 'VIRGINIA BEACH')); delete from street where name = '&quot;;[.A64];&quot;' and city_id = (select id from city where name = 'VIRGINIA BEACH'); COMMIT&quot;)" office:value-type="string" office:string-value="START TRANSACTION; update resident_base set house_num = concat(house_num,'-',REPLACE('LESNER CRES #202',concat('LESNER CRES',' #'),'')), street_id = (select id from street where name = 'LESNER CRES' and city_id = (select id from city where name = 'VIRGINIA BEACH')) where street_id = (select id from street where name = 'LESNER CRES #202' and city_id = (select id from city where name = 'VIRGINIA BEACH')); delete from street where name = 'LESNER CRES #202' and city_id = (select id from city where name = 'VIRGINIA BEACH'); COMMIT">
            <text:p>START TRANSACTION; update resident_base set house_num = concat(house_num,'-',REPLACE('LESNER CRES #202',concat('LESNER CRES',' #'),'')), street_id = (select id from street where name = 'LESNER CRES' and city_id = (select id from city where name = 'VIRGINIA BEACH')) where street_id = (select id from street where name = 'LESNER CRES #202' and city_id = (select id from city where name = 'VIRGINIA BEACH')); delete from street where name = 'LESNER CRES #2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ESNER CRES #203</text:p>
          </table:table-cell>
          <table:table-cell office:value-type="string">
            <text:p>LESNER CRES</text:p>
          </table:table-cell>
          <table:table-cell table:formula="of:=CONCATENATE(&quot;START TRANSACTION; update resident_base set house_num = concat(house_num,'-',REPLACE('&quot;;[.A65];&quot;',concat('&quot;;[.B65];&quot;',' #'),'')), street_id = (select id from street where name = '&quot;;[.B65];&quot;' and city_id = (select id from city where name = 'VIRGINIA BEACH')) where street_id = (select id from street where name = '&quot;;[.A65];&quot;' and city_id = (select id from city where name = 'VIRGINIA BEACH')); delete from street where name = '&quot;;[.A65];&quot;' and city_id = (select id from city where name = 'VIRGINIA BEACH'); COMMIT&quot;)" office:value-type="string" office:string-value="START TRANSACTION; update resident_base set house_num = concat(house_num,'-',REPLACE('LESNER CRES #203',concat('LESNER CRES',' #'),'')), street_id = (select id from street where name = 'LESNER CRES' and city_id = (select id from city where name = 'VIRGINIA BEACH')) where street_id = (select id from street where name = 'LESNER CRES #203' and city_id = (select id from city where name = 'VIRGINIA BEACH')); delete from street where name = 'LESNER CRES #203' and city_id = (select id from city where name = 'VIRGINIA BEACH'); COMMIT">
            <text:p>START TRANSACTION; update resident_base set house_num = concat(house_num,'-',REPLACE('LESNER CRES #203',concat('LESNER CRES',' #'),'')), street_id = (select id from street where name = 'LESNER CRES' and city_id = (select id from city where name = 'VIRGINIA BEACH')) where street_id = (select id from street where name = 'LESNER CRES #203' and city_id = (select id from city where name = 'VIRGINIA BEACH')); delete from street where name = 'LESNER CRES #2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ESNER CRES #3</text:p>
          </table:table-cell>
          <table:table-cell office:value-type="string">
            <text:p>LESNER CRES</text:p>
          </table:table-cell>
          <table:table-cell table:formula="of:=CONCATENATE(&quot;START TRANSACTION; update resident_base set house_num = concat(house_num,'-',REPLACE('&quot;;[.A66];&quot;',concat('&quot;;[.B66];&quot;',' #'),'')), street_id = (select id from street where name = '&quot;;[.B66];&quot;' and city_id = (select id from city where name = 'VIRGINIA BEACH')) where street_id = (select id from street where name = '&quot;;[.A66];&quot;' and city_id = (select id from city where name = 'VIRGINIA BEACH')); delete from street where name = '&quot;;[.A66];&quot;' and city_id = (select id from city where name = 'VIRGINIA BEACH'); COMMIT&quot;)" office:value-type="string" office:string-value="START TRANSACTION; update resident_base set house_num = concat(house_num,'-',REPLACE('LESNER CRES #3',concat('LESNER CRES',' #'),'')), street_id = (select id from street where name = 'LESNER CRES' and city_id = (select id from city where name = 'VIRGINIA BEACH')) where street_id = (select id from street where name = 'LESNER CRES #3' and city_id = (select id from city where name = 'VIRGINIA BEACH')); delete from street where name = 'LESNER CRES #3' and city_id = (select id from city where name = 'VIRGINIA BEACH'); COMMIT">
            <text:p>START TRANSACTION; update resident_base set house_num = concat(house_num,'-',REPLACE('LESNER CRES #3',concat('LESNER CRES',' #'),'')), street_id = (select id from street where name = 'LESNER CRES' and city_id = (select id from city where name = 'VIRGINIA BEACH')) where street_id = (select id from street where name = 'LESNER CRES #3' and city_id = (select id from city where name = 'VIRGINIA BEACH')); delete from street where name = 'LESNER CRES #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ESNER CRES #300</text:p>
          </table:table-cell>
          <table:table-cell office:value-type="string">
            <text:p>LESNER CRES</text:p>
          </table:table-cell>
          <table:table-cell table:formula="of:=CONCATENATE(&quot;START TRANSACTION; update resident_base set house_num = concat(house_num,'-',REPLACE('&quot;;[.A67];&quot;',concat('&quot;;[.B67];&quot;',' #'),'')), street_id = (select id from street where name = '&quot;;[.B67];&quot;' and city_id = (select id from city where name = 'VIRGINIA BEACH')) where street_id = (select id from street where name = '&quot;;[.A67];&quot;' and city_id = (select id from city where name = 'VIRGINIA BEACH')); delete from street where name = '&quot;;[.A67];&quot;' and city_id = (select id from city where name = 'VIRGINIA BEACH'); COMMIT&quot;)" office:value-type="string" office:string-value="START TRANSACTION; update resident_base set house_num = concat(house_num,'-',REPLACE('LESNER CRES #300',concat('LESNER CRES',' #'),'')), street_id = (select id from street where name = 'LESNER CRES' and city_id = (select id from city where name = 'VIRGINIA BEACH')) where street_id = (select id from street where name = 'LESNER CRES #300' and city_id = (select id from city where name = 'VIRGINIA BEACH')); delete from street where name = 'LESNER CRES #300' and city_id = (select id from city where name = 'VIRGINIA BEACH'); COMMIT">
            <text:p>START TRANSACTION; update resident_base set house_num = concat(house_num,'-',REPLACE('LESNER CRES #300',concat('LESNER CRES',' #'),'')), street_id = (select id from street where name = 'LESNER CRES' and city_id = (select id from city where name = 'VIRGINIA BEACH')) where street_id = (select id from street where name = 'LESNER CRES #300' and city_id = (select id from city where name = 'VIRGINIA BEACH')); delete from street where name = 'LESNER CRES #30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ESNER CRES #301</text:p>
          </table:table-cell>
          <table:table-cell office:value-type="string">
            <text:p>LESNER CRES</text:p>
          </table:table-cell>
          <table:table-cell table:formula="of:=CONCATENATE(&quot;START TRANSACTION; update resident_base set house_num = concat(house_num,'-',REPLACE('&quot;;[.A68];&quot;',concat('&quot;;[.B68];&quot;',' #'),'')), street_id = (select id from street where name = '&quot;;[.B68];&quot;' and city_id = (select id from city where name = 'VIRGINIA BEACH')) where street_id = (select id from street where name = '&quot;;[.A68];&quot;' and city_id = (select id from city where name = 'VIRGINIA BEACH')); delete from street where name = '&quot;;[.A68];&quot;' and city_id = (select id from city where name = 'VIRGINIA BEACH'); COMMIT&quot;)" office:value-type="string" office:string-value="START TRANSACTION; update resident_base set house_num = concat(house_num,'-',REPLACE('LESNER CRES #301',concat('LESNER CRES',' #'),'')), street_id = (select id from street where name = 'LESNER CRES' and city_id = (select id from city where name = 'VIRGINIA BEACH')) where street_id = (select id from street where name = 'LESNER CRES #301' and city_id = (select id from city where name = 'VIRGINIA BEACH')); delete from street where name = 'LESNER CRES #301' and city_id = (select id from city where name = 'VIRGINIA BEACH'); COMMIT">
            <text:p>START TRANSACTION; update resident_base set house_num = concat(house_num,'-',REPLACE('LESNER CRES #301',concat('LESNER CRES',' #'),'')), street_id = (select id from street where name = 'LESNER CRES' and city_id = (select id from city where name = 'VIRGINIA BEACH')) where street_id = (select id from street where name = 'LESNER CRES #301' and city_id = (select id from city where name = 'VIRGINIA BEACH')); delete from street where name = 'LESNER CRES #3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ESNER CRES #302</text:p>
          </table:table-cell>
          <table:table-cell office:value-type="string">
            <text:p>LESNER CRES</text:p>
          </table:table-cell>
          <table:table-cell table:formula="of:=CONCATENATE(&quot;START TRANSACTION; update resident_base set house_num = concat(house_num,'-',REPLACE('&quot;;[.A69];&quot;',concat('&quot;;[.B69];&quot;',' #'),'')), street_id = (select id from street where name = '&quot;;[.B69];&quot;' and city_id = (select id from city where name = 'VIRGINIA BEACH')) where street_id = (select id from street where name = '&quot;;[.A69];&quot;' and city_id = (select id from city where name = 'VIRGINIA BEACH')); delete from street where name = '&quot;;[.A69];&quot;' and city_id = (select id from city where name = 'VIRGINIA BEACH'); COMMIT&quot;)" office:value-type="string" office:string-value="START TRANSACTION; update resident_base set house_num = concat(house_num,'-',REPLACE('LESNER CRES #302',concat('LESNER CRES',' #'),'')), street_id = (select id from street where name = 'LESNER CRES' and city_id = (select id from city where name = 'VIRGINIA BEACH')) where street_id = (select id from street where name = 'LESNER CRES #302' and city_id = (select id from city where name = 'VIRGINIA BEACH')); delete from street where name = 'LESNER CRES #302' and city_id = (select id from city where name = 'VIRGINIA BEACH'); COMMIT">
            <text:p>START TRANSACTION; update resident_base set house_num = concat(house_num,'-',REPLACE('LESNER CRES #302',concat('LESNER CRES',' #'),'')), street_id = (select id from street where name = 'LESNER CRES' and city_id = (select id from city where name = 'VIRGINIA BEACH')) where street_id = (select id from street where name = 'LESNER CRES #302' and city_id = (select id from city where name = 'VIRGINIA BEACH')); delete from street where name = 'LESNER CRES #3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ESNER CRES #303</text:p>
          </table:table-cell>
          <table:table-cell office:value-type="string">
            <text:p>LESNER CRES</text:p>
          </table:table-cell>
          <table:table-cell table:formula="of:=CONCATENATE(&quot;START TRANSACTION; update resident_base set house_num = concat(house_num,'-',REPLACE('&quot;;[.A70];&quot;',concat('&quot;;[.B70];&quot;',' #'),'')), street_id = (select id from street where name = '&quot;;[.B70];&quot;' and city_id = (select id from city where name = 'VIRGINIA BEACH')) where street_id = (select id from street where name = '&quot;;[.A70];&quot;' and city_id = (select id from city where name = 'VIRGINIA BEACH')); delete from street where name = '&quot;;[.A70];&quot;' and city_id = (select id from city where name = 'VIRGINIA BEACH'); COMMIT&quot;)" office:value-type="string" office:string-value="START TRANSACTION; update resident_base set house_num = concat(house_num,'-',REPLACE('LESNER CRES #303',concat('LESNER CRES',' #'),'')), street_id = (select id from street where name = 'LESNER CRES' and city_id = (select id from city where name = 'VIRGINIA BEACH')) where street_id = (select id from street where name = 'LESNER CRES #303' and city_id = (select id from city where name = 'VIRGINIA BEACH')); delete from street where name = 'LESNER CRES #303' and city_id = (select id from city where name = 'VIRGINIA BEACH'); COMMIT">
            <text:p>START TRANSACTION; update resident_base set house_num = concat(house_num,'-',REPLACE('LESNER CRES #303',concat('LESNER CRES',' #'),'')), street_id = (select id from street where name = 'LESNER CRES' and city_id = (select id from city where name = 'VIRGINIA BEACH')) where street_id = (select id from street where name = 'LESNER CRES #303' and city_id = (select id from city where name = 'VIRGINIA BEACH')); delete from street where name = 'LESNER CRES #3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YNNHAVEN DR #101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72];&quot;',concat('&quot;;[.B72];&quot;',' #'),'')), street_id = (select id from street where name = '&quot;;[.B72];&quot;' and city_id = (select id from city where name = 'VIRGINIA BEACH')) where street_id = (select id from street where name = '&quot;;[.A72];&quot;' and city_id = (select id from city where name = 'VIRGINIA BEACH')); delete from street where name = '&quot;;[.A72];&quot;' and city_id = (select id from city where name = 'VIRGINIA BEACH'); COMMIT&quot;)" office:value-type="string" office:string-value="START TRANSACTION; update resident_base set house_num = concat(house_num,'-',REPLACE('LYNNHAVEN DR #101',concat('LYNNHAVEN DR',' #'),'')), street_id = (select id from street where name = 'LYNNHAVEN DR' and city_id = (select id from city where name = 'VIRGINIA BEACH')) where street_id = (select id from street where name = 'LYNNHAVEN DR #101' and city_id = (select id from city where name = 'VIRGINIA BEACH')); delete from street where name = 'LYNNHAVEN DR #101' and city_id = (select id from city where name = 'VIRGINIA BEACH'); COMMIT">
            <text:p>START TRANSACTION; update resident_base set house_num = concat(house_num,'-',REPLACE('LYNNHAVEN DR #101',concat('LYNNHAVEN DR',' #'),'')), street_id = (select id from street where name = 'LYNNHAVEN DR' and city_id = (select id from city where name = 'VIRGINIA BEACH')) where street_id = (select id from street where name = 'LYNNHAVEN DR #101' and city_id = (select id from city where name = 'VIRGINIA BEACH')); delete from street where name = 'LYNNHAVEN DR #1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102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73];&quot;',concat('&quot;;[.B73];&quot;',' #'),'')), street_id = (select id from street where name = '&quot;;[.B73];&quot;' and city_id = (select id from city where name = 'VIRGINIA BEACH')) where street_id = (select id from street where name = '&quot;;[.A73];&quot;' and city_id = (select id from city where name = 'VIRGINIA BEACH')); delete from street where name = '&quot;;[.A73];&quot;' and city_id = (select id from city where name = 'VIRGINIA BEACH'); COMMIT&quot;)" office:value-type="string" office:string-value="START TRANSACTION; update resident_base set house_num = concat(house_num,'-',REPLACE('LYNNHAVEN DR #102',concat('LYNNHAVEN DR',' #'),'')), street_id = (select id from street where name = 'LYNNHAVEN DR' and city_id = (select id from city where name = 'VIRGINIA BEACH')) where street_id = (select id from street where name = 'LYNNHAVEN DR #102' and city_id = (select id from city where name = 'VIRGINIA BEACH')); delete from street where name = 'LYNNHAVEN DR #102' and city_id = (select id from city where name = 'VIRGINIA BEACH'); COMMIT">
            <text:p>START TRANSACTION; update resident_base set house_num = concat(house_num,'-',REPLACE('LYNNHAVEN DR #102',concat('LYNNHAVEN DR',' #'),'')), street_id = (select id from street where name = 'LYNNHAVEN DR' and city_id = (select id from city where name = 'VIRGINIA BEACH')) where street_id = (select id from street where name = 'LYNNHAVEN DR #102' and city_id = (select id from city where name = 'VIRGINIA BEACH')); delete from street where name = 'LYNNHAVEN DR #1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103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74];&quot;',concat('&quot;;[.B74];&quot;',' #'),'')), street_id = (select id from street where name = '&quot;;[.B74];&quot;' and city_id = (select id from city where name = 'VIRGINIA BEACH')) where street_id = (select id from street where name = '&quot;;[.A74];&quot;' and city_id = (select id from city where name = 'VIRGINIA BEACH')); delete from street where name = '&quot;;[.A74];&quot;' and city_id = (select id from city where name = 'VIRGINIA BEACH'); COMMIT&quot;)" office:value-type="string" office:string-value="START TRANSACTION; update resident_base set house_num = concat(house_num,'-',REPLACE('LYNNHAVEN DR #103',concat('LYNNHAVEN DR',' #'),'')), street_id = (select id from street where name = 'LYNNHAVEN DR' and city_id = (select id from city where name = 'VIRGINIA BEACH')) where street_id = (select id from street where name = 'LYNNHAVEN DR #103' and city_id = (select id from city where name = 'VIRGINIA BEACH')); delete from street where name = 'LYNNHAVEN DR #103' and city_id = (select id from city where name = 'VIRGINIA BEACH'); COMMIT">
            <text:p>START TRANSACTION; update resident_base set house_num = concat(house_num,'-',REPLACE('LYNNHAVEN DR #103',concat('LYNNHAVEN DR',' #'),'')), street_id = (select id from street where name = 'LYNNHAVEN DR' and city_id = (select id from city where name = 'VIRGINIA BEACH')) where street_id = (select id from street where name = 'LYNNHAVEN DR #103' and city_id = (select id from city where name = 'VIRGINIA BEACH')); delete from street where name = 'LYNNHAVEN DR #1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104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75];&quot;',concat('&quot;;[.B75];&quot;',' #'),'')), street_id = (select id from street where name = '&quot;;[.B75];&quot;' and city_id = (select id from city where name = 'VIRGINIA BEACH')) where street_id = (select id from street where name = '&quot;;[.A75];&quot;' and city_id = (select id from city where name = 'VIRGINIA BEACH')); delete from street where name = '&quot;;[.A75];&quot;' and city_id = (select id from city where name = 'VIRGINIA BEACH'); COMMIT&quot;)" office:value-type="string" office:string-value="START TRANSACTION; update resident_base set house_num = concat(house_num,'-',REPLACE('LYNNHAVEN DR #104',concat('LYNNHAVEN DR',' #'),'')), street_id = (select id from street where name = 'LYNNHAVEN DR' and city_id = (select id from city where name = 'VIRGINIA BEACH')) where street_id = (select id from street where name = 'LYNNHAVEN DR #104' and city_id = (select id from city where name = 'VIRGINIA BEACH')); delete from street where name = 'LYNNHAVEN DR #104' and city_id = (select id from city where name = 'VIRGINIA BEACH'); COMMIT">
            <text:p>START TRANSACTION; update resident_base set house_num = concat(house_num,'-',REPLACE('LYNNHAVEN DR #104',concat('LYNNHAVEN DR',' #'),'')), street_id = (select id from street where name = 'LYNNHAVEN DR' and city_id = (select id from city where name = 'VIRGINIA BEACH')) where street_id = (select id from street where name = 'LYNNHAVEN DR #104' and city_id = (select id from city where name = 'VIRGINIA BEACH')); delete from street where name = 'LYNNHAVEN DR #1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105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76];&quot;',concat('&quot;;[.B76];&quot;',' #'),'')), street_id = (select id from street where name = '&quot;;[.B76];&quot;' and city_id = (select id from city where name = 'VIRGINIA BEACH')) where street_id = (select id from street where name = '&quot;;[.A76];&quot;' and city_id = (select id from city where name = 'VIRGINIA BEACH')); delete from street where name = '&quot;;[.A76];&quot;' and city_id = (select id from city where name = 'VIRGINIA BEACH'); COMMIT&quot;)" office:value-type="string" office:string-value="START TRANSACTION; update resident_base set house_num = concat(house_num,'-',REPLACE('LYNNHAVEN DR #105',concat('LYNNHAVEN DR',' #'),'')), street_id = (select id from street where name = 'LYNNHAVEN DR' and city_id = (select id from city where name = 'VIRGINIA BEACH')) where street_id = (select id from street where name = 'LYNNHAVEN DR #105' and city_id = (select id from city where name = 'VIRGINIA BEACH')); delete from street where name = 'LYNNHAVEN DR #105' and city_id = (select id from city where name = 'VIRGINIA BEACH'); COMMIT">
            <text:p>START TRANSACTION; update resident_base set house_num = concat(house_num,'-',REPLACE('LYNNHAVEN DR #105',concat('LYNNHAVEN DR',' #'),'')), street_id = (select id from street where name = 'LYNNHAVEN DR' and city_id = (select id from city where name = 'VIRGINIA BEACH')) where street_id = (select id from street where name = 'LYNNHAVEN DR #105' and city_id = (select id from city where name = 'VIRGINIA BEACH')); delete from street where name = 'LYNNHAVEN DR #1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106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77];&quot;',concat('&quot;;[.B77];&quot;',' #'),'')), street_id = (select id from street where name = '&quot;;[.B77];&quot;' and city_id = (select id from city where name = 'VIRGINIA BEACH')) where street_id = (select id from street where name = '&quot;;[.A77];&quot;' and city_id = (select id from city where name = 'VIRGINIA BEACH')); delete from street where name = '&quot;;[.A77];&quot;' and city_id = (select id from city where name = 'VIRGINIA BEACH'); COMMIT&quot;)" office:value-type="string" office:string-value="START TRANSACTION; update resident_base set house_num = concat(house_num,'-',REPLACE('LYNNHAVEN DR #106',concat('LYNNHAVEN DR',' #'),'')), street_id = (select id from street where name = 'LYNNHAVEN DR' and city_id = (select id from city where name = 'VIRGINIA BEACH')) where street_id = (select id from street where name = 'LYNNHAVEN DR #106' and city_id = (select id from city where name = 'VIRGINIA BEACH')); delete from street where name = 'LYNNHAVEN DR #106' and city_id = (select id from city where name = 'VIRGINIA BEACH'); COMMIT">
            <text:p>START TRANSACTION; update resident_base set house_num = concat(house_num,'-',REPLACE('LYNNHAVEN DR #106',concat('LYNNHAVEN DR',' #'),'')), street_id = (select id from street where name = 'LYNNHAVEN DR' and city_id = (select id from city where name = 'VIRGINIA BEACH')) where street_id = (select id from street where name = 'LYNNHAVEN DR #106' and city_id = (select id from city where name = 'VIRGINIA BEACH')); delete from street where name = 'LYNNHAVEN DR #1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107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78];&quot;',concat('&quot;;[.B78];&quot;',' #'),'')), street_id = (select id from street where name = '&quot;;[.B78];&quot;' and city_id = (select id from city where name = 'VIRGINIA BEACH')) where street_id = (select id from street where name = '&quot;;[.A78];&quot;' and city_id = (select id from city where name = 'VIRGINIA BEACH')); delete from street where name = '&quot;;[.A78];&quot;' and city_id = (select id from city where name = 'VIRGINIA BEACH'); COMMIT&quot;)" office:value-type="string" office:string-value="START TRANSACTION; update resident_base set house_num = concat(house_num,'-',REPLACE('LYNNHAVEN DR #107',concat('LYNNHAVEN DR',' #'),'')), street_id = (select id from street where name = 'LYNNHAVEN DR' and city_id = (select id from city where name = 'VIRGINIA BEACH')) where street_id = (select id from street where name = 'LYNNHAVEN DR #107' and city_id = (select id from city where name = 'VIRGINIA BEACH')); delete from street where name = 'LYNNHAVEN DR #107' and city_id = (select id from city where name = 'VIRGINIA BEACH'); COMMIT">
            <text:p>START TRANSACTION; update resident_base set house_num = concat(house_num,'-',REPLACE('LYNNHAVEN DR #107',concat('LYNNHAVEN DR',' #'),'')), street_id = (select id from street where name = 'LYNNHAVEN DR' and city_id = (select id from city where name = 'VIRGINIA BEACH')) where street_id = (select id from street where name = 'LYNNHAVEN DR #107' and city_id = (select id from city where name = 'VIRGINIA BEACH')); delete from street where name = 'LYNNHAVEN DR #1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108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79];&quot;',concat('&quot;;[.B79];&quot;',' #'),'')), street_id = (select id from street where name = '&quot;;[.B79];&quot;' and city_id = (select id from city where name = 'VIRGINIA BEACH')) where street_id = (select id from street where name = '&quot;;[.A79];&quot;' and city_id = (select id from city where name = 'VIRGINIA BEACH')); delete from street where name = '&quot;;[.A79];&quot;' and city_id = (select id from city where name = 'VIRGINIA BEACH'); COMMIT&quot;)" office:value-type="string" office:string-value="START TRANSACTION; update resident_base set house_num = concat(house_num,'-',REPLACE('LYNNHAVEN DR #108',concat('LYNNHAVEN DR',' #'),'')), street_id = (select id from street where name = 'LYNNHAVEN DR' and city_id = (select id from city where name = 'VIRGINIA BEACH')) where street_id = (select id from street where name = 'LYNNHAVEN DR #108' and city_id = (select id from city where name = 'VIRGINIA BEACH')); delete from street where name = 'LYNNHAVEN DR #108' and city_id = (select id from city where name = 'VIRGINIA BEACH'); COMMIT">
            <text:p>START TRANSACTION; update resident_base set house_num = concat(house_num,'-',REPLACE('LYNNHAVEN DR #108',concat('LYNNHAVEN DR',' #'),'')), street_id = (select id from street where name = 'LYNNHAVEN DR' and city_id = (select id from city where name = 'VIRGINIA BEACH')) where street_id = (select id from street where name = 'LYNNHAVEN DR #108' and city_id = (select id from city where name = 'VIRGINIA BEACH')); delete from street where name = 'LYNNHAVEN DR #1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109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80];&quot;',concat('&quot;;[.B80];&quot;',' #'),'')), street_id = (select id from street where name = '&quot;;[.B80];&quot;' and city_id = (select id from city where name = 'VIRGINIA BEACH')) where street_id = (select id from street where name = '&quot;;[.A80];&quot;' and city_id = (select id from city where name = 'VIRGINIA BEACH')); delete from street where name = '&quot;;[.A80];&quot;' and city_id = (select id from city where name = 'VIRGINIA BEACH'); COMMIT&quot;)" office:value-type="string" office:string-value="START TRANSACTION; update resident_base set house_num = concat(house_num,'-',REPLACE('LYNNHAVEN DR #109',concat('LYNNHAVEN DR',' #'),'')), street_id = (select id from street where name = 'LYNNHAVEN DR' and city_id = (select id from city where name = 'VIRGINIA BEACH')) where street_id = (select id from street where name = 'LYNNHAVEN DR #109' and city_id = (select id from city where name = 'VIRGINIA BEACH')); delete from street where name = 'LYNNHAVEN DR #109' and city_id = (select id from city where name = 'VIRGINIA BEACH'); COMMIT">
            <text:p>START TRANSACTION; update resident_base set house_num = concat(house_num,'-',REPLACE('LYNNHAVEN DR #109',concat('LYNNHAVEN DR',' #'),'')), street_id = (select id from street where name = 'LYNNHAVEN DR' and city_id = (select id from city where name = 'VIRGINIA BEACH')) where street_id = (select id from street where name = 'LYNNHAVEN DR #109' and city_id = (select id from city where name = 'VIRGINIA BEACH')); delete from street where name = 'LYNNHAVEN DR #10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110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81];&quot;',concat('&quot;;[.B81];&quot;',' #'),'')), street_id = (select id from street where name = '&quot;;[.B81];&quot;' and city_id = (select id from city where name = 'VIRGINIA BEACH')) where street_id = (select id from street where name = '&quot;;[.A81];&quot;' and city_id = (select id from city where name = 'VIRGINIA BEACH')); delete from street where name = '&quot;;[.A81];&quot;' and city_id = (select id from city where name = 'VIRGINIA BEACH'); COMMIT&quot;)" office:value-type="string" office:string-value="START TRANSACTION; update resident_base set house_num = concat(house_num,'-',REPLACE('LYNNHAVEN DR #110',concat('LYNNHAVEN DR',' #'),'')), street_id = (select id from street where name = 'LYNNHAVEN DR' and city_id = (select id from city where name = 'VIRGINIA BEACH')) where street_id = (select id from street where name = 'LYNNHAVEN DR #110' and city_id = (select id from city where name = 'VIRGINIA BEACH')); delete from street where name = 'LYNNHAVEN DR #110' and city_id = (select id from city where name = 'VIRGINIA BEACH'); COMMIT">
            <text:p>START TRANSACTION; update resident_base set house_num = concat(house_num,'-',REPLACE('LYNNHAVEN DR #110',concat('LYNNHAVEN DR',' #'),'')), street_id = (select id from street where name = 'LYNNHAVEN DR' and city_id = (select id from city where name = 'VIRGINIA BEACH')) where street_id = (select id from street where name = 'LYNNHAVEN DR #110' and city_id = (select id from city where name = 'VIRGINIA BEACH')); delete from street where name = 'LYNNHAVEN DR #11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201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82];&quot;',concat('&quot;;[.B82];&quot;',' #'),'')), street_id = (select id from street where name = '&quot;;[.B82];&quot;' and city_id = (select id from city where name = 'VIRGINIA BEACH')) where street_id = (select id from street where name = '&quot;;[.A82];&quot;' and city_id = (select id from city where name = 'VIRGINIA BEACH')); delete from street where name = '&quot;;[.A82];&quot;' and city_id = (select id from city where name = 'VIRGINIA BEACH'); COMMIT&quot;)" office:value-type="string" office:string-value="START TRANSACTION; update resident_base set house_num = concat(house_num,'-',REPLACE('LYNNHAVEN DR #201',concat('LYNNHAVEN DR',' #'),'')), street_id = (select id from street where name = 'LYNNHAVEN DR' and city_id = (select id from city where name = 'VIRGINIA BEACH')) where street_id = (select id from street where name = 'LYNNHAVEN DR #201' and city_id = (select id from city where name = 'VIRGINIA BEACH')); delete from street where name = 'LYNNHAVEN DR #201' and city_id = (select id from city where name = 'VIRGINIA BEACH'); COMMIT">
            <text:p>START TRANSACTION; update resident_base set house_num = concat(house_num,'-',REPLACE('LYNNHAVEN DR #201',concat('LYNNHAVEN DR',' #'),'')), street_id = (select id from street where name = 'LYNNHAVEN DR' and city_id = (select id from city where name = 'VIRGINIA BEACH')) where street_id = (select id from street where name = 'LYNNHAVEN DR #201' and city_id = (select id from city where name = 'VIRGINIA BEACH')); delete from street where name = 'LYNNHAVEN DR #2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202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83];&quot;',concat('&quot;;[.B83];&quot;',' #'),'')), street_id = (select id from street where name = '&quot;;[.B83];&quot;' and city_id = (select id from city where name = 'VIRGINIA BEACH')) where street_id = (select id from street where name = '&quot;;[.A83];&quot;' and city_id = (select id from city where name = 'VIRGINIA BEACH')); delete from street where name = '&quot;;[.A83];&quot;' and city_id = (select id from city where name = 'VIRGINIA BEACH'); COMMIT&quot;)" office:value-type="string" office:string-value="START TRANSACTION; update resident_base set house_num = concat(house_num,'-',REPLACE('LYNNHAVEN DR #202',concat('LYNNHAVEN DR',' #'),'')), street_id = (select id from street where name = 'LYNNHAVEN DR' and city_id = (select id from city where name = 'VIRGINIA BEACH')) where street_id = (select id from street where name = 'LYNNHAVEN DR #202' and city_id = (select id from city where name = 'VIRGINIA BEACH')); delete from street where name = 'LYNNHAVEN DR #202' and city_id = (select id from city where name = 'VIRGINIA BEACH'); COMMIT">
            <text:p>START TRANSACTION; update resident_base set house_num = concat(house_num,'-',REPLACE('LYNNHAVEN DR #202',concat('LYNNHAVEN DR',' #'),'')), street_id = (select id from street where name = 'LYNNHAVEN DR' and city_id = (select id from city where name = 'VIRGINIA BEACH')) where street_id = (select id from street where name = 'LYNNHAVEN DR #202' and city_id = (select id from city where name = 'VIRGINIA BEACH')); delete from street where name = 'LYNNHAVEN DR #2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203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84];&quot;',concat('&quot;;[.B84];&quot;',' #'),'')), street_id = (select id from street where name = '&quot;;[.B84];&quot;' and city_id = (select id from city where name = 'VIRGINIA BEACH')) where street_id = (select id from street where name = '&quot;;[.A84];&quot;' and city_id = (select id from city where name = 'VIRGINIA BEACH')); delete from street where name = '&quot;;[.A84];&quot;' and city_id = (select id from city where name = 'VIRGINIA BEACH'); COMMIT&quot;)" office:value-type="string" office:string-value="START TRANSACTION; update resident_base set house_num = concat(house_num,'-',REPLACE('LYNNHAVEN DR #203',concat('LYNNHAVEN DR',' #'),'')), street_id = (select id from street where name = 'LYNNHAVEN DR' and city_id = (select id from city where name = 'VIRGINIA BEACH')) where street_id = (select id from street where name = 'LYNNHAVEN DR #203' and city_id = (select id from city where name = 'VIRGINIA BEACH')); delete from street where name = 'LYNNHAVEN DR #203' and city_id = (select id from city where name = 'VIRGINIA BEACH'); COMMIT">
            <text:p>START TRANSACTION; update resident_base set house_num = concat(house_num,'-',REPLACE('LYNNHAVEN DR #203',concat('LYNNHAVEN DR',' #'),'')), street_id = (select id from street where name = 'LYNNHAVEN DR' and city_id = (select id from city where name = 'VIRGINIA BEACH')) where street_id = (select id from street where name = 'LYNNHAVEN DR #203' and city_id = (select id from city where name = 'VIRGINIA BEACH')); delete from street where name = 'LYNNHAVEN DR #2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204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85];&quot;',concat('&quot;;[.B85];&quot;',' #'),'')), street_id = (select id from street where name = '&quot;;[.B85];&quot;' and city_id = (select id from city where name = 'VIRGINIA BEACH')) where street_id = (select id from street where name = '&quot;;[.A85];&quot;' and city_id = (select id from city where name = 'VIRGINIA BEACH')); delete from street where name = '&quot;;[.A85];&quot;' and city_id = (select id from city where name = 'VIRGINIA BEACH'); COMMIT&quot;)" office:value-type="string" office:string-value="START TRANSACTION; update resident_base set house_num = concat(house_num,'-',REPLACE('LYNNHAVEN DR #204',concat('LYNNHAVEN DR',' #'),'')), street_id = (select id from street where name = 'LYNNHAVEN DR' and city_id = (select id from city where name = 'VIRGINIA BEACH')) where street_id = (select id from street where name = 'LYNNHAVEN DR #204' and city_id = (select id from city where name = 'VIRGINIA BEACH')); delete from street where name = 'LYNNHAVEN DR #204' and city_id = (select id from city where name = 'VIRGINIA BEACH'); COMMIT">
            <text:p>START TRANSACTION; update resident_base set house_num = concat(house_num,'-',REPLACE('LYNNHAVEN DR #204',concat('LYNNHAVEN DR',' #'),'')), street_id = (select id from street where name = 'LYNNHAVEN DR' and city_id = (select id from city where name = 'VIRGINIA BEACH')) where street_id = (select id from street where name = 'LYNNHAVEN DR #204' and city_id = (select id from city where name = 'VIRGINIA BEACH')); delete from street where name = 'LYNNHAVEN DR #2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205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86];&quot;',concat('&quot;;[.B86];&quot;',' #'),'')), street_id = (select id from street where name = '&quot;;[.B86];&quot;' and city_id = (select id from city where name = 'VIRGINIA BEACH')) where street_id = (select id from street where name = '&quot;;[.A86];&quot;' and city_id = (select id from city where name = 'VIRGINIA BEACH')); delete from street where name = '&quot;;[.A86];&quot;' and city_id = (select id from city where name = 'VIRGINIA BEACH'); COMMIT&quot;)" office:value-type="string" office:string-value="START TRANSACTION; update resident_base set house_num = concat(house_num,'-',REPLACE('LYNNHAVEN DR #205',concat('LYNNHAVEN DR',' #'),'')), street_id = (select id from street where name = 'LYNNHAVEN DR' and city_id = (select id from city where name = 'VIRGINIA BEACH')) where street_id = (select id from street where name = 'LYNNHAVEN DR #205' and city_id = (select id from city where name = 'VIRGINIA BEACH')); delete from street where name = 'LYNNHAVEN DR #205' and city_id = (select id from city where name = 'VIRGINIA BEACH'); COMMIT">
            <text:p>START TRANSACTION; update resident_base set house_num = concat(house_num,'-',REPLACE('LYNNHAVEN DR #205',concat('LYNNHAVEN DR',' #'),'')), street_id = (select id from street where name = 'LYNNHAVEN DR' and city_id = (select id from city where name = 'VIRGINIA BEACH')) where street_id = (select id from street where name = 'LYNNHAVEN DR #205' and city_id = (select id from city where name = 'VIRGINIA BEACH')); delete from street where name = 'LYNNHAVEN DR #2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206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87];&quot;',concat('&quot;;[.B87];&quot;',' #'),'')), street_id = (select id from street where name = '&quot;;[.B87];&quot;' and city_id = (select id from city where name = 'VIRGINIA BEACH')) where street_id = (select id from street where name = '&quot;;[.A87];&quot;' and city_id = (select id from city where name = 'VIRGINIA BEACH')); delete from street where name = '&quot;;[.A87];&quot;' and city_id = (select id from city where name = 'VIRGINIA BEACH'); COMMIT&quot;)" office:value-type="string" office:string-value="START TRANSACTION; update resident_base set house_num = concat(house_num,'-',REPLACE('LYNNHAVEN DR #206',concat('LYNNHAVEN DR',' #'),'')), street_id = (select id from street where name = 'LYNNHAVEN DR' and city_id = (select id from city where name = 'VIRGINIA BEACH')) where street_id = (select id from street where name = 'LYNNHAVEN DR #206' and city_id = (select id from city where name = 'VIRGINIA BEACH')); delete from street where name = 'LYNNHAVEN DR #206' and city_id = (select id from city where name = 'VIRGINIA BEACH'); COMMIT">
            <text:p>START TRANSACTION; update resident_base set house_num = concat(house_num,'-',REPLACE('LYNNHAVEN DR #206',concat('LYNNHAVEN DR',' #'),'')), street_id = (select id from street where name = 'LYNNHAVEN DR' and city_id = (select id from city where name = 'VIRGINIA BEACH')) where street_id = (select id from street where name = 'LYNNHAVEN DR #206' and city_id = (select id from city where name = 'VIRGINIA BEACH')); delete from street where name = 'LYNNHAVEN DR #2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207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88];&quot;',concat('&quot;;[.B88];&quot;',' #'),'')), street_id = (select id from street where name = '&quot;;[.B88];&quot;' and city_id = (select id from city where name = 'VIRGINIA BEACH')) where street_id = (select id from street where name = '&quot;;[.A88];&quot;' and city_id = (select id from city where name = 'VIRGINIA BEACH')); delete from street where name = '&quot;;[.A88];&quot;' and city_id = (select id from city where name = 'VIRGINIA BEACH'); COMMIT&quot;)" office:value-type="string" office:string-value="START TRANSACTION; update resident_base set house_num = concat(house_num,'-',REPLACE('LYNNHAVEN DR #207',concat('LYNNHAVEN DR',' #'),'')), street_id = (select id from street where name = 'LYNNHAVEN DR' and city_id = (select id from city where name = 'VIRGINIA BEACH')) where street_id = (select id from street where name = 'LYNNHAVEN DR #207' and city_id = (select id from city where name = 'VIRGINIA BEACH')); delete from street where name = 'LYNNHAVEN DR #207' and city_id = (select id from city where name = 'VIRGINIA BEACH'); COMMIT">
            <text:p>START TRANSACTION; update resident_base set house_num = concat(house_num,'-',REPLACE('LYNNHAVEN DR #207',concat('LYNNHAVEN DR',' #'),'')), street_id = (select id from street where name = 'LYNNHAVEN DR' and city_id = (select id from city where name = 'VIRGINIA BEACH')) where street_id = (select id from street where name = 'LYNNHAVEN DR #207' and city_id = (select id from city where name = 'VIRGINIA BEACH')); delete from street where name = 'LYNNHAVEN DR #2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208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89];&quot;',concat('&quot;;[.B89];&quot;',' #'),'')), street_id = (select id from street where name = '&quot;;[.B89];&quot;' and city_id = (select id from city where name = 'VIRGINIA BEACH')) where street_id = (select id from street where name = '&quot;;[.A89];&quot;' and city_id = (select id from city where name = 'VIRGINIA BEACH')); delete from street where name = '&quot;;[.A89];&quot;' and city_id = (select id from city where name = 'VIRGINIA BEACH'); COMMIT&quot;)" office:value-type="string" office:string-value="START TRANSACTION; update resident_base set house_num = concat(house_num,'-',REPLACE('LYNNHAVEN DR #208',concat('LYNNHAVEN DR',' #'),'')), street_id = (select id from street where name = 'LYNNHAVEN DR' and city_id = (select id from city where name = 'VIRGINIA BEACH')) where street_id = (select id from street where name = 'LYNNHAVEN DR #208' and city_id = (select id from city where name = 'VIRGINIA BEACH')); delete from street where name = 'LYNNHAVEN DR #208' and city_id = (select id from city where name = 'VIRGINIA BEACH'); COMMIT">
            <text:p>START TRANSACTION; update resident_base set house_num = concat(house_num,'-',REPLACE('LYNNHAVEN DR #208',concat('LYNNHAVEN DR',' #'),'')), street_id = (select id from street where name = 'LYNNHAVEN DR' and city_id = (select id from city where name = 'VIRGINIA BEACH')) where street_id = (select id from street where name = 'LYNNHAVEN DR #208' and city_id = (select id from city where name = 'VIRGINIA BEACH')); delete from street where name = 'LYNNHAVEN DR #2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209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90];&quot;',concat('&quot;;[.B90];&quot;',' #'),'')), street_id = (select id from street where name = '&quot;;[.B90];&quot;' and city_id = (select id from city where name = 'VIRGINIA BEACH')) where street_id = (select id from street where name = '&quot;;[.A90];&quot;' and city_id = (select id from city where name = 'VIRGINIA BEACH')); delete from street where name = '&quot;;[.A90];&quot;' and city_id = (select id from city where name = 'VIRGINIA BEACH'); COMMIT&quot;)" office:value-type="string" office:string-value="START TRANSACTION; update resident_base set house_num = concat(house_num,'-',REPLACE('LYNNHAVEN DR #209',concat('LYNNHAVEN DR',' #'),'')), street_id = (select id from street where name = 'LYNNHAVEN DR' and city_id = (select id from city where name = 'VIRGINIA BEACH')) where street_id = (select id from street where name = 'LYNNHAVEN DR #209' and city_id = (select id from city where name = 'VIRGINIA BEACH')); delete from street where name = 'LYNNHAVEN DR #209' and city_id = (select id from city where name = 'VIRGINIA BEACH'); COMMIT">
            <text:p>START TRANSACTION; update resident_base set house_num = concat(house_num,'-',REPLACE('LYNNHAVEN DR #209',concat('LYNNHAVEN DR',' #'),'')), street_id = (select id from street where name = 'LYNNHAVEN DR' and city_id = (select id from city where name = 'VIRGINIA BEACH')) where street_id = (select id from street where name = 'LYNNHAVEN DR #209' and city_id = (select id from city where name = 'VIRGINIA BEACH')); delete from street where name = 'LYNNHAVEN DR #20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210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91];&quot;',concat('&quot;;[.B91];&quot;',' #'),'')), street_id = (select id from street where name = '&quot;;[.B91];&quot;' and city_id = (select id from city where name = 'VIRGINIA BEACH')) where street_id = (select id from street where name = '&quot;;[.A91];&quot;' and city_id = (select id from city where name = 'VIRGINIA BEACH')); delete from street where name = '&quot;;[.A91];&quot;' and city_id = (select id from city where name = 'VIRGINIA BEACH'); COMMIT&quot;)" office:value-type="string" office:string-value="START TRANSACTION; update resident_base set house_num = concat(house_num,'-',REPLACE('LYNNHAVEN DR #210',concat('LYNNHAVEN DR',' #'),'')), street_id = (select id from street where name = 'LYNNHAVEN DR' and city_id = (select id from city where name = 'VIRGINIA BEACH')) where street_id = (select id from street where name = 'LYNNHAVEN DR #210' and city_id = (select id from city where name = 'VIRGINIA BEACH')); delete from street where name = 'LYNNHAVEN DR #210' and city_id = (select id from city where name = 'VIRGINIA BEACH'); COMMIT">
            <text:p>START TRANSACTION; update resident_base set house_num = concat(house_num,'-',REPLACE('LYNNHAVEN DR #210',concat('LYNNHAVEN DR',' #'),'')), street_id = (select id from street where name = 'LYNNHAVEN DR' and city_id = (select id from city where name = 'VIRGINIA BEACH')) where street_id = (select id from street where name = 'LYNNHAVEN DR #210' and city_id = (select id from city where name = 'VIRGINIA BEACH')); delete from street where name = 'LYNNHAVEN DR #21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301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92];&quot;',concat('&quot;;[.B92];&quot;',' #'),'')), street_id = (select id from street where name = '&quot;;[.B92];&quot;' and city_id = (select id from city where name = 'VIRGINIA BEACH')) where street_id = (select id from street where name = '&quot;;[.A92];&quot;' and city_id = (select id from city where name = 'VIRGINIA BEACH')); delete from street where name = '&quot;;[.A92];&quot;' and city_id = (select id from city where name = 'VIRGINIA BEACH'); COMMIT&quot;)" office:value-type="string" office:string-value="START TRANSACTION; update resident_base set house_num = concat(house_num,'-',REPLACE('LYNNHAVEN DR #301',concat('LYNNHAVEN DR',' #'),'')), street_id = (select id from street where name = 'LYNNHAVEN DR' and city_id = (select id from city where name = 'VIRGINIA BEACH')) where street_id = (select id from street where name = 'LYNNHAVEN DR #301' and city_id = (select id from city where name = 'VIRGINIA BEACH')); delete from street where name = 'LYNNHAVEN DR #301' and city_id = (select id from city where name = 'VIRGINIA BEACH'); COMMIT">
            <text:p>START TRANSACTION; update resident_base set house_num = concat(house_num,'-',REPLACE('LYNNHAVEN DR #301',concat('LYNNHAVEN DR',' #'),'')), street_id = (select id from street where name = 'LYNNHAVEN DR' and city_id = (select id from city where name = 'VIRGINIA BEACH')) where street_id = (select id from street where name = 'LYNNHAVEN DR #301' and city_id = (select id from city where name = 'VIRGINIA BEACH')); delete from street where name = 'LYNNHAVEN DR #3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302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93];&quot;',concat('&quot;;[.B93];&quot;',' #'),'')), street_id = (select id from street where name = '&quot;;[.B93];&quot;' and city_id = (select id from city where name = 'VIRGINIA BEACH')) where street_id = (select id from street where name = '&quot;;[.A93];&quot;' and city_id = (select id from city where name = 'VIRGINIA BEACH')); delete from street where name = '&quot;;[.A93];&quot;' and city_id = (select id from city where name = 'VIRGINIA BEACH'); COMMIT&quot;)" office:value-type="string" office:string-value="START TRANSACTION; update resident_base set house_num = concat(house_num,'-',REPLACE('LYNNHAVEN DR #302',concat('LYNNHAVEN DR',' #'),'')), street_id = (select id from street where name = 'LYNNHAVEN DR' and city_id = (select id from city where name = 'VIRGINIA BEACH')) where street_id = (select id from street where name = 'LYNNHAVEN DR #302' and city_id = (select id from city where name = 'VIRGINIA BEACH')); delete from street where name = 'LYNNHAVEN DR #302' and city_id = (select id from city where name = 'VIRGINIA BEACH'); COMMIT">
            <text:p>START TRANSACTION; update resident_base set house_num = concat(house_num,'-',REPLACE('LYNNHAVEN DR #302',concat('LYNNHAVEN DR',' #'),'')), street_id = (select id from street where name = 'LYNNHAVEN DR' and city_id = (select id from city where name = 'VIRGINIA BEACH')) where street_id = (select id from street where name = 'LYNNHAVEN DR #302' and city_id = (select id from city where name = 'VIRGINIA BEACH')); delete from street where name = 'LYNNHAVEN DR #3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303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94];&quot;',concat('&quot;;[.B94];&quot;',' #'),'')), street_id = (select id from street where name = '&quot;;[.B94];&quot;' and city_id = (select id from city where name = 'VIRGINIA BEACH')) where street_id = (select id from street where name = '&quot;;[.A94];&quot;' and city_id = (select id from city where name = 'VIRGINIA BEACH')); delete from street where name = '&quot;;[.A94];&quot;' and city_id = (select id from city where name = 'VIRGINIA BEACH'); COMMIT&quot;)" office:value-type="string" office:string-value="START TRANSACTION; update resident_base set house_num = concat(house_num,'-',REPLACE('LYNNHAVEN DR #303',concat('LYNNHAVEN DR',' #'),'')), street_id = (select id from street where name = 'LYNNHAVEN DR' and city_id = (select id from city where name = 'VIRGINIA BEACH')) where street_id = (select id from street where name = 'LYNNHAVEN DR #303' and city_id = (select id from city where name = 'VIRGINIA BEACH')); delete from street where name = 'LYNNHAVEN DR #303' and city_id = (select id from city where name = 'VIRGINIA BEACH'); COMMIT">
            <text:p>START TRANSACTION; update resident_base set house_num = concat(house_num,'-',REPLACE('LYNNHAVEN DR #303',concat('LYNNHAVEN DR',' #'),'')), street_id = (select id from street where name = 'LYNNHAVEN DR' and city_id = (select id from city where name = 'VIRGINIA BEACH')) where street_id = (select id from street where name = 'LYNNHAVEN DR #303' and city_id = (select id from city where name = 'VIRGINIA BEACH')); delete from street where name = 'LYNNHAVEN DR #3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304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95];&quot;',concat('&quot;;[.B95];&quot;',' #'),'')), street_id = (select id from street where name = '&quot;;[.B95];&quot;' and city_id = (select id from city where name = 'VIRGINIA BEACH')) where street_id = (select id from street where name = '&quot;;[.A95];&quot;' and city_id = (select id from city where name = 'VIRGINIA BEACH')); delete from street where name = '&quot;;[.A95];&quot;' and city_id = (select id from city where name = 'VIRGINIA BEACH'); COMMIT&quot;)" office:value-type="string" office:string-value="START TRANSACTION; update resident_base set house_num = concat(house_num,'-',REPLACE('LYNNHAVEN DR #304',concat('LYNNHAVEN DR',' #'),'')), street_id = (select id from street where name = 'LYNNHAVEN DR' and city_id = (select id from city where name = 'VIRGINIA BEACH')) where street_id = (select id from street where name = 'LYNNHAVEN DR #304' and city_id = (select id from city where name = 'VIRGINIA BEACH')); delete from street where name = 'LYNNHAVEN DR #304' and city_id = (select id from city where name = 'VIRGINIA BEACH'); COMMIT">
            <text:p>START TRANSACTION; update resident_base set house_num = concat(house_num,'-',REPLACE('LYNNHAVEN DR #304',concat('LYNNHAVEN DR',' #'),'')), street_id = (select id from street where name = 'LYNNHAVEN DR' and city_id = (select id from city where name = 'VIRGINIA BEACH')) where street_id = (select id from street where name = 'LYNNHAVEN DR #304' and city_id = (select id from city where name = 'VIRGINIA BEACH')); delete from street where name = 'LYNNHAVEN DR #3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305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96];&quot;',concat('&quot;;[.B96];&quot;',' #'),'')), street_id = (select id from street where name = '&quot;;[.B96];&quot;' and city_id = (select id from city where name = 'VIRGINIA BEACH')) where street_id = (select id from street where name = '&quot;;[.A96];&quot;' and city_id = (select id from city where name = 'VIRGINIA BEACH')); delete from street where name = '&quot;;[.A96];&quot;' and city_id = (select id from city where name = 'VIRGINIA BEACH'); COMMIT&quot;)" office:value-type="string" office:string-value="START TRANSACTION; update resident_base set house_num = concat(house_num,'-',REPLACE('LYNNHAVEN DR #305',concat('LYNNHAVEN DR',' #'),'')), street_id = (select id from street where name = 'LYNNHAVEN DR' and city_id = (select id from city where name = 'VIRGINIA BEACH')) where street_id = (select id from street where name = 'LYNNHAVEN DR #305' and city_id = (select id from city where name = 'VIRGINIA BEACH')); delete from street where name = 'LYNNHAVEN DR #305' and city_id = (select id from city where name = 'VIRGINIA BEACH'); COMMIT">
            <text:p>START TRANSACTION; update resident_base set house_num = concat(house_num,'-',REPLACE('LYNNHAVEN DR #305',concat('LYNNHAVEN DR',' #'),'')), street_id = (select id from street where name = 'LYNNHAVEN DR' and city_id = (select id from city where name = 'VIRGINIA BEACH')) where street_id = (select id from street where name = 'LYNNHAVEN DR #305' and city_id = (select id from city where name = 'VIRGINIA BEACH')); delete from street where name = 'LYNNHAVEN DR #3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306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97];&quot;',concat('&quot;;[.B97];&quot;',' #'),'')), street_id = (select id from street where name = '&quot;;[.B97];&quot;' and city_id = (select id from city where name = 'VIRGINIA BEACH')) where street_id = (select id from street where name = '&quot;;[.A97];&quot;' and city_id = (select id from city where name = 'VIRGINIA BEACH')); delete from street where name = '&quot;;[.A97];&quot;' and city_id = (select id from city where name = 'VIRGINIA BEACH'); COMMIT&quot;)" office:value-type="string" office:string-value="START TRANSACTION; update resident_base set house_num = concat(house_num,'-',REPLACE('LYNNHAVEN DR #306',concat('LYNNHAVEN DR',' #'),'')), street_id = (select id from street where name = 'LYNNHAVEN DR' and city_id = (select id from city where name = 'VIRGINIA BEACH')) where street_id = (select id from street where name = 'LYNNHAVEN DR #306' and city_id = (select id from city where name = 'VIRGINIA BEACH')); delete from street where name = 'LYNNHAVEN DR #306' and city_id = (select id from city where name = 'VIRGINIA BEACH'); COMMIT">
            <text:p>START TRANSACTION; update resident_base set house_num = concat(house_num,'-',REPLACE('LYNNHAVEN DR #306',concat('LYNNHAVEN DR',' #'),'')), street_id = (select id from street where name = 'LYNNHAVEN DR' and city_id = (select id from city where name = 'VIRGINIA BEACH')) where street_id = (select id from street where name = 'LYNNHAVEN DR #306' and city_id = (select id from city where name = 'VIRGINIA BEACH')); delete from street where name = 'LYNNHAVEN DR #3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307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98];&quot;',concat('&quot;;[.B98];&quot;',' #'),'')), street_id = (select id from street where name = '&quot;;[.B98];&quot;' and city_id = (select id from city where name = 'VIRGINIA BEACH')) where street_id = (select id from street where name = '&quot;;[.A98];&quot;' and city_id = (select id from city where name = 'VIRGINIA BEACH')); delete from street where name = '&quot;;[.A98];&quot;' and city_id = (select id from city where name = 'VIRGINIA BEACH'); COMMIT&quot;)" office:value-type="string" office:string-value="START TRANSACTION; update resident_base set house_num = concat(house_num,'-',REPLACE('LYNNHAVEN DR #307',concat('LYNNHAVEN DR',' #'),'')), street_id = (select id from street where name = 'LYNNHAVEN DR' and city_id = (select id from city where name = 'VIRGINIA BEACH')) where street_id = (select id from street where name = 'LYNNHAVEN DR #307' and city_id = (select id from city where name = 'VIRGINIA BEACH')); delete from street where name = 'LYNNHAVEN DR #307' and city_id = (select id from city where name = 'VIRGINIA BEACH'); COMMIT">
            <text:p>START TRANSACTION; update resident_base set house_num = concat(house_num,'-',REPLACE('LYNNHAVEN DR #307',concat('LYNNHAVEN DR',' #'),'')), street_id = (select id from street where name = 'LYNNHAVEN DR' and city_id = (select id from city where name = 'VIRGINIA BEACH')) where street_id = (select id from street where name = 'LYNNHAVEN DR #307' and city_id = (select id from city where name = 'VIRGINIA BEACH')); delete from street where name = 'LYNNHAVEN DR #3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308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99];&quot;',concat('&quot;;[.B99];&quot;',' #'),'')), street_id = (select id from street where name = '&quot;;[.B99];&quot;' and city_id = (select id from city where name = 'VIRGINIA BEACH')) where street_id = (select id from street where name = '&quot;;[.A99];&quot;' and city_id = (select id from city where name = 'VIRGINIA BEACH')); delete from street where name = '&quot;;[.A99];&quot;' and city_id = (select id from city where name = 'VIRGINIA BEACH'); COMMIT&quot;)" office:value-type="string" office:string-value="START TRANSACTION; update resident_base set house_num = concat(house_num,'-',REPLACE('LYNNHAVEN DR #308',concat('LYNNHAVEN DR',' #'),'')), street_id = (select id from street where name = 'LYNNHAVEN DR' and city_id = (select id from city where name = 'VIRGINIA BEACH')) where street_id = (select id from street where name = 'LYNNHAVEN DR #308' and city_id = (select id from city where name = 'VIRGINIA BEACH')); delete from street where name = 'LYNNHAVEN DR #308' and city_id = (select id from city where name = 'VIRGINIA BEACH'); COMMIT">
            <text:p>START TRANSACTION; update resident_base set house_num = concat(house_num,'-',REPLACE('LYNNHAVEN DR #308',concat('LYNNHAVEN DR',' #'),'')), street_id = (select id from street where name = 'LYNNHAVEN DR' and city_id = (select id from city where name = 'VIRGINIA BEACH')) where street_id = (select id from street where name = 'LYNNHAVEN DR #308' and city_id = (select id from city where name = 'VIRGINIA BEACH')); delete from street where name = 'LYNNHAVEN DR #3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309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100];&quot;',concat('&quot;;[.B100];&quot;',' #'),'')), street_id = (select id from street where name = '&quot;;[.B100];&quot;' and city_id = (select id from city where name = 'VIRGINIA BEACH')) where street_id = (select id from street where name = '&quot;;[.A100];&quot;' and city_id = (select id from city where name = 'VIRGINIA BEACH')); delete from street where name = '&quot;;[.A100];&quot;' and city_id = (select id from city where name = 'VIRGINIA BEACH'); COMMIT&quot;)" office:value-type="string" office:string-value="START TRANSACTION; update resident_base set house_num = concat(house_num,'-',REPLACE('LYNNHAVEN DR #309',concat('LYNNHAVEN DR',' #'),'')), street_id = (select id from street where name = 'LYNNHAVEN DR' and city_id = (select id from city where name = 'VIRGINIA BEACH')) where street_id = (select id from street where name = 'LYNNHAVEN DR #309' and city_id = (select id from city where name = 'VIRGINIA BEACH')); delete from street where name = 'LYNNHAVEN DR #309' and city_id = (select id from city where name = 'VIRGINIA BEACH'); COMMIT">
            <text:p>START TRANSACTION; update resident_base set house_num = concat(house_num,'-',REPLACE('LYNNHAVEN DR #309',concat('LYNNHAVEN DR',' #'),'')), street_id = (select id from street where name = 'LYNNHAVEN DR' and city_id = (select id from city where name = 'VIRGINIA BEACH')) where street_id = (select id from street where name = 'LYNNHAVEN DR #309' and city_id = (select id from city where name = 'VIRGINIA BEACH')); delete from street where name = 'LYNNHAVEN DR #30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310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101];&quot;',concat('&quot;;[.B101];&quot;',' #'),'')), street_id = (select id from street where name = '&quot;;[.B101];&quot;' and city_id = (select id from city where name = 'VIRGINIA BEACH')) where street_id = (select id from street where name = '&quot;;[.A101];&quot;' and city_id = (select id from city where name = 'VIRGINIA BEACH')); delete from street where name = '&quot;;[.A101];&quot;' and city_id = (select id from city where name = 'VIRGINIA BEACH'); COMMIT&quot;)" office:value-type="string" office:string-value="START TRANSACTION; update resident_base set house_num = concat(house_num,'-',REPLACE('LYNNHAVEN DR #310',concat('LYNNHAVEN DR',' #'),'')), street_id = (select id from street where name = 'LYNNHAVEN DR' and city_id = (select id from city where name = 'VIRGINIA BEACH')) where street_id = (select id from street where name = 'LYNNHAVEN DR #310' and city_id = (select id from city where name = 'VIRGINIA BEACH')); delete from street where name = 'LYNNHAVEN DR #310' and city_id = (select id from city where name = 'VIRGINIA BEACH'); COMMIT">
            <text:p>START TRANSACTION; update resident_base set house_num = concat(house_num,'-',REPLACE('LYNNHAVEN DR #310',concat('LYNNHAVEN DR',' #'),'')), street_id = (select id from street where name = 'LYNNHAVEN DR' and city_id = (select id from city where name = 'VIRGINIA BEACH')) where street_id = (select id from street where name = 'LYNNHAVEN DR #310' and city_id = (select id from city where name = 'VIRGINIA BEACH')); delete from street where name = 'LYNNHAVEN DR #31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A1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102];&quot;',concat('&quot;;[.B102];&quot;',' #'),'')), street_id = (select id from street where name = '&quot;;[.B102];&quot;' and city_id = (select id from city where name = 'VIRGINIA BEACH')) where street_id = (select id from street where name = '&quot;;[.A102];&quot;' and city_id = (select id from city where name = 'VIRGINIA BEACH')); delete from street where name = '&quot;;[.A102];&quot;' and city_id = (select id from city where name = 'VIRGINIA BEACH'); COMMIT&quot;)" office:value-type="string" office:string-value="START TRANSACTION; update resident_base set house_num = concat(house_num,'-',REPLACE('LYNNHAVEN DR #A1',concat('LYNNHAVEN DR',' #'),'')), street_id = (select id from street where name = 'LYNNHAVEN DR' and city_id = (select id from city where name = 'VIRGINIA BEACH')) where street_id = (select id from street where name = 'LYNNHAVEN DR #A1' and city_id = (select id from city where name = 'VIRGINIA BEACH')); delete from street where name = 'LYNNHAVEN DR #A1' and city_id = (select id from city where name = 'VIRGINIA BEACH'); COMMIT">
            <text:p>START TRANSACTION; update resident_base set house_num = concat(house_num,'-',REPLACE('LYNNHAVEN DR #A1',concat('LYNNHAVEN DR',' #'),'')), street_id = (select id from street where name = 'LYNNHAVEN DR' and city_id = (select id from city where name = 'VIRGINIA BEACH')) where street_id = (select id from street where name = 'LYNNHAVEN DR #A1' and city_id = (select id from city where name = 'VIRGINIA BEACH')); delete from street where name = 'LYNNHAVEN DR #A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A5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103];&quot;',concat('&quot;;[.B103];&quot;',' #'),'')), street_id = (select id from street where name = '&quot;;[.B103];&quot;' and city_id = (select id from city where name = 'VIRGINIA BEACH')) where street_id = (select id from street where name = '&quot;;[.A103];&quot;' and city_id = (select id from city where name = 'VIRGINIA BEACH')); delete from street where name = '&quot;;[.A103];&quot;' and city_id = (select id from city where name = 'VIRGINIA BEACH'); COMMIT&quot;)" office:value-type="string" office:string-value="START TRANSACTION; update resident_base set house_num = concat(house_num,'-',REPLACE('LYNNHAVEN DR #A5',concat('LYNNHAVEN DR',' #'),'')), street_id = (select id from street where name = 'LYNNHAVEN DR' and city_id = (select id from city where name = 'VIRGINIA BEACH')) where street_id = (select id from street where name = 'LYNNHAVEN DR #A5' and city_id = (select id from city where name = 'VIRGINIA BEACH')); delete from street where name = 'LYNNHAVEN DR #A5' and city_id = (select id from city where name = 'VIRGINIA BEACH'); COMMIT">
            <text:p>START TRANSACTION; update resident_base set house_num = concat(house_num,'-',REPLACE('LYNNHAVEN DR #A5',concat('LYNNHAVEN DR',' #'),'')), street_id = (select id from street where name = 'LYNNHAVEN DR' and city_id = (select id from city where name = 'VIRGINIA BEACH')) where street_id = (select id from street where name = 'LYNNHAVEN DR #A5' and city_id = (select id from city where name = 'VIRGINIA BEACH')); delete from street where name = 'LYNNHAVEN DR #A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B1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104];&quot;',concat('&quot;;[.B104];&quot;',' #'),'')), street_id = (select id from street where name = '&quot;;[.B104];&quot;' and city_id = (select id from city where name = 'VIRGINIA BEACH')) where street_id = (select id from street where name = '&quot;;[.A104];&quot;' and city_id = (select id from city where name = 'VIRGINIA BEACH')); delete from street where name = '&quot;;[.A104];&quot;' and city_id = (select id from city where name = 'VIRGINIA BEACH'); COMMIT&quot;)" office:value-type="string" office:string-value="START TRANSACTION; update resident_base set house_num = concat(house_num,'-',REPLACE('LYNNHAVEN DR #B1',concat('LYNNHAVEN DR',' #'),'')), street_id = (select id from street where name = 'LYNNHAVEN DR' and city_id = (select id from city where name = 'VIRGINIA BEACH')) where street_id = (select id from street where name = 'LYNNHAVEN DR #B1' and city_id = (select id from city where name = 'VIRGINIA BEACH')); delete from street where name = 'LYNNHAVEN DR #B1' and city_id = (select id from city where name = 'VIRGINIA BEACH'); COMMIT">
            <text:p>START TRANSACTION; update resident_base set house_num = concat(house_num,'-',REPLACE('LYNNHAVEN DR #B1',concat('LYNNHAVEN DR',' #'),'')), street_id = (select id from street where name = 'LYNNHAVEN DR' and city_id = (select id from city where name = 'VIRGINIA BEACH')) where street_id = (select id from street where name = 'LYNNHAVEN DR #B1' and city_id = (select id from city where name = 'VIRGINIA BEACH')); delete from street where name = 'LYNNHAVEN DR #B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B4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105];&quot;',concat('&quot;;[.B105];&quot;',' #'),'')), street_id = (select id from street where name = '&quot;;[.B105];&quot;' and city_id = (select id from city where name = 'VIRGINIA BEACH')) where street_id = (select id from street where name = '&quot;;[.A105];&quot;' and city_id = (select id from city where name = 'VIRGINIA BEACH')); delete from street where name = '&quot;;[.A105];&quot;' and city_id = (select id from city where name = 'VIRGINIA BEACH'); COMMIT&quot;)" office:value-type="string" office:string-value="START TRANSACTION; update resident_base set house_num = concat(house_num,'-',REPLACE('LYNNHAVEN DR #B4',concat('LYNNHAVEN DR',' #'),'')), street_id = (select id from street where name = 'LYNNHAVEN DR' and city_id = (select id from city where name = 'VIRGINIA BEACH')) where street_id = (select id from street where name = 'LYNNHAVEN DR #B4' and city_id = (select id from city where name = 'VIRGINIA BEACH')); delete from street where name = 'LYNNHAVEN DR #B4' and city_id = (select id from city where name = 'VIRGINIA BEACH'); COMMIT">
            <text:p>START TRANSACTION; update resident_base set house_num = concat(house_num,'-',REPLACE('LYNNHAVEN DR #B4',concat('LYNNHAVEN DR',' #'),'')), street_id = (select id from street where name = 'LYNNHAVEN DR' and city_id = (select id from city where name = 'VIRGINIA BEACH')) where street_id = (select id from street where name = 'LYNNHAVEN DR #B4' and city_id = (select id from city where name = 'VIRGINIA BEACH')); delete from street where name = 'LYNNHAVEN DR #B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C1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106];&quot;',concat('&quot;;[.B106];&quot;',' #'),'')), street_id = (select id from street where name = '&quot;;[.B106];&quot;' and city_id = (select id from city where name = 'VIRGINIA BEACH')) where street_id = (select id from street where name = '&quot;;[.A106];&quot;' and city_id = (select id from city where name = 'VIRGINIA BEACH')); delete from street where name = '&quot;;[.A106];&quot;' and city_id = (select id from city where name = 'VIRGINIA BEACH'); COMMIT&quot;)" office:value-type="string" office:string-value="START TRANSACTION; update resident_base set house_num = concat(house_num,'-',REPLACE('LYNNHAVEN DR #C1',concat('LYNNHAVEN DR',' #'),'')), street_id = (select id from street where name = 'LYNNHAVEN DR' and city_id = (select id from city where name = 'VIRGINIA BEACH')) where street_id = (select id from street where name = 'LYNNHAVEN DR #C1' and city_id = (select id from city where name = 'VIRGINIA BEACH')); delete from street where name = 'LYNNHAVEN DR #C1' and city_id = (select id from city where name = 'VIRGINIA BEACH'); COMMIT">
            <text:p>START TRANSACTION; update resident_base set house_num = concat(house_num,'-',REPLACE('LYNNHAVEN DR #C1',concat('LYNNHAVEN DR',' #'),'')), street_id = (select id from street where name = 'LYNNHAVEN DR' and city_id = (select id from city where name = 'VIRGINIA BEACH')) where street_id = (select id from street where name = 'LYNNHAVEN DR #C1' and city_id = (select id from city where name = 'VIRGINIA BEACH')); delete from street where name = 'LYNNHAVEN DR #C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C3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107];&quot;',concat('&quot;;[.B107];&quot;',' #'),'')), street_id = (select id from street where name = '&quot;;[.B107];&quot;' and city_id = (select id from city where name = 'VIRGINIA BEACH')) where street_id = (select id from street where name = '&quot;;[.A107];&quot;' and city_id = (select id from city where name = 'VIRGINIA BEACH')); delete from street where name = '&quot;;[.A107];&quot;' and city_id = (select id from city where name = 'VIRGINIA BEACH'); COMMIT&quot;)" office:value-type="string" office:string-value="START TRANSACTION; update resident_base set house_num = concat(house_num,'-',REPLACE('LYNNHAVEN DR #C3',concat('LYNNHAVEN DR',' #'),'')), street_id = (select id from street where name = 'LYNNHAVEN DR' and city_id = (select id from city where name = 'VIRGINIA BEACH')) where street_id = (select id from street where name = 'LYNNHAVEN DR #C3' and city_id = (select id from city where name = 'VIRGINIA BEACH')); delete from street where name = 'LYNNHAVEN DR #C3' and city_id = (select id from city where name = 'VIRGINIA BEACH'); COMMIT">
            <text:p>START TRANSACTION; update resident_base set house_num = concat(house_num,'-',REPLACE('LYNNHAVEN DR #C3',concat('LYNNHAVEN DR',' #'),'')), street_id = (select id from street where name = 'LYNNHAVEN DR' and city_id = (select id from city where name = 'VIRGINIA BEACH')) where street_id = (select id from street where name = 'LYNNHAVEN DR #C3' and city_id = (select id from city where name = 'VIRGINIA BEACH')); delete from street where name = 'LYNNHAVEN DR #C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C4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108];&quot;',concat('&quot;;[.B108];&quot;',' #'),'')), street_id = (select id from street where name = '&quot;;[.B108];&quot;' and city_id = (select id from city where name = 'VIRGINIA BEACH')) where street_id = (select id from street where name = '&quot;;[.A108];&quot;' and city_id = (select id from city where name = 'VIRGINIA BEACH')); delete from street where name = '&quot;;[.A108];&quot;' and city_id = (select id from city where name = 'VIRGINIA BEACH'); COMMIT&quot;)" office:value-type="string" office:string-value="START TRANSACTION; update resident_base set house_num = concat(house_num,'-',REPLACE('LYNNHAVEN DR #C4',concat('LYNNHAVEN DR',' #'),'')), street_id = (select id from street where name = 'LYNNHAVEN DR' and city_id = (select id from city where name = 'VIRGINIA BEACH')) where street_id = (select id from street where name = 'LYNNHAVEN DR #C4' and city_id = (select id from city where name = 'VIRGINIA BEACH')); delete from street where name = 'LYNNHAVEN DR #C4' and city_id = (select id from city where name = 'VIRGINIA BEACH'); COMMIT">
            <text:p>START TRANSACTION; update resident_base set house_num = concat(house_num,'-',REPLACE('LYNNHAVEN DR #C4',concat('LYNNHAVEN DR',' #'),'')), street_id = (select id from street where name = 'LYNNHAVEN DR' and city_id = (select id from city where name = 'VIRGINIA BEACH')) where street_id = (select id from street where name = 'LYNNHAVEN DR #C4' and city_id = (select id from city where name = 'VIRGINIA BEACH')); delete from street where name = 'LYNNHAVEN DR #C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C5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109];&quot;',concat('&quot;;[.B109];&quot;',' #'),'')), street_id = (select id from street where name = '&quot;;[.B109];&quot;' and city_id = (select id from city where name = 'VIRGINIA BEACH')) where street_id = (select id from street where name = '&quot;;[.A109];&quot;' and city_id = (select id from city where name = 'VIRGINIA BEACH')); delete from street where name = '&quot;;[.A109];&quot;' and city_id = (select id from city where name = 'VIRGINIA BEACH'); COMMIT&quot;)" office:value-type="string" office:string-value="START TRANSACTION; update resident_base set house_num = concat(house_num,'-',REPLACE('LYNNHAVEN DR #C5',concat('LYNNHAVEN DR',' #'),'')), street_id = (select id from street where name = 'LYNNHAVEN DR' and city_id = (select id from city where name = 'VIRGINIA BEACH')) where street_id = (select id from street where name = 'LYNNHAVEN DR #C5' and city_id = (select id from city where name = 'VIRGINIA BEACH')); delete from street where name = 'LYNNHAVEN DR #C5' and city_id = (select id from city where name = 'VIRGINIA BEACH'); COMMIT">
            <text:p>START TRANSACTION; update resident_base set house_num = concat(house_num,'-',REPLACE('LYNNHAVEN DR #C5',concat('LYNNHAVEN DR',' #'),'')), street_id = (select id from street where name = 'LYNNHAVEN DR' and city_id = (select id from city where name = 'VIRGINIA BEACH')) where street_id = (select id from street where name = 'LYNNHAVEN DR #C5' and city_id = (select id from city where name = 'VIRGINIA BEACH')); delete from street where name = 'LYNNHAVEN DR #C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D1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110];&quot;',concat('&quot;;[.B110];&quot;',' #'),'')), street_id = (select id from street where name = '&quot;;[.B110];&quot;' and city_id = (select id from city where name = 'VIRGINIA BEACH')) where street_id = (select id from street where name = '&quot;;[.A110];&quot;' and city_id = (select id from city where name = 'VIRGINIA BEACH')); delete from street where name = '&quot;;[.A110];&quot;' and city_id = (select id from city where name = 'VIRGINIA BEACH'); COMMIT&quot;)" office:value-type="string" office:string-value="START TRANSACTION; update resident_base set house_num = concat(house_num,'-',REPLACE('LYNNHAVEN DR #D1',concat('LYNNHAVEN DR',' #'),'')), street_id = (select id from street where name = 'LYNNHAVEN DR' and city_id = (select id from city where name = 'VIRGINIA BEACH')) where street_id = (select id from street where name = 'LYNNHAVEN DR #D1' and city_id = (select id from city where name = 'VIRGINIA BEACH')); delete from street where name = 'LYNNHAVEN DR #D1' and city_id = (select id from city where name = 'VIRGINIA BEACH'); COMMIT">
            <text:p>START TRANSACTION; update resident_base set house_num = concat(house_num,'-',REPLACE('LYNNHAVEN DR #D1',concat('LYNNHAVEN DR',' #'),'')), street_id = (select id from street where name = 'LYNNHAVEN DR' and city_id = (select id from city where name = 'VIRGINIA BEACH')) where street_id = (select id from street where name = 'LYNNHAVEN DR #D1' and city_id = (select id from city where name = 'VIRGINIA BEACH')); delete from street where name = 'LYNNHAVEN DR #D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LYNNHAVEN DR #D3</text:p>
          </table:table-cell>
          <table:table-cell office:value-type="string">
            <text:p>LYNNHAVEN DR</text:p>
          </table:table-cell>
          <table:table-cell table:formula="of:=CONCATENATE(&quot;START TRANSACTION; update resident_base set house_num = concat(house_num,'-',REPLACE('&quot;;[.A111];&quot;',concat('&quot;;[.B111];&quot;',' #'),'')), street_id = (select id from street where name = '&quot;;[.B111];&quot;' and city_id = (select id from city where name = 'VIRGINIA BEACH')) where street_id = (select id from street where name = '&quot;;[.A111];&quot;' and city_id = (select id from city where name = 'VIRGINIA BEACH')); delete from street where name = '&quot;;[.A111];&quot;' and city_id = (select id from city where name = 'VIRGINIA BEACH'); COMMIT&quot;)" office:value-type="string" office:string-value="START TRANSACTION; update resident_base set house_num = concat(house_num,'-',REPLACE('LYNNHAVEN DR #D3',concat('LYNNHAVEN DR',' #'),'')), street_id = (select id from street where name = 'LYNNHAVEN DR' and city_id = (select id from city where name = 'VIRGINIA BEACH')) where street_id = (select id from street where name = 'LYNNHAVEN DR #D3' and city_id = (select id from city where name = 'VIRGINIA BEACH')); delete from street where name = 'LYNNHAVEN DR #D3' and city_id = (select id from city where name = 'VIRGINIA BEACH'); COMMIT">
            <text:p>START TRANSACTION; update resident_base set house_num = concat(house_num,'-',REPLACE('LYNNHAVEN DR #D3',concat('LYNNHAVEN DR',' #'),'')), street_id = (select id from street where name = 'LYNNHAVEN DR' and city_id = (select id from city where name = 'VIRGINIA BEACH')) where street_id = (select id from street where name = 'LYNNHAVEN DR #D3' and city_id = (select id from city where name = 'VIRGINIA BEACH')); delete from street where name = 'LYNNHAVEN DR #D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PLE ST #B</text:p>
          </table:table-cell>
          <table:table-cell office:value-type="string">
            <text:p>MAPLE ST</text:p>
          </table:table-cell>
          <table:table-cell table:formula="of:=CONCATENATE(&quot;START TRANSACTION; update resident_base set house_num = concat(house_num,'-',REPLACE('&quot;;[.A113];&quot;',concat('&quot;;[.B113];&quot;',' #'),'')), street_id = (select id from street where name = '&quot;;[.B113];&quot;' and city_id = (select id from city where name = 'VIRGINIA BEACH')) where street_id = (select id from street where name = '&quot;;[.A113];&quot;' and city_id = (select id from city where name = 'VIRGINIA BEACH')); delete from street where name = '&quot;;[.A113];&quot;' and city_id = (select id from city where name = 'VIRGINIA BEACH'); COMMIT&quot;)" office:value-type="string" office:string-value="START TRANSACTION; update resident_base set house_num = concat(house_num,'-',REPLACE('MAPLE ST #B',concat('MAPLE ST',' #'),'')), street_id = (select id from street where name = 'MAPLE ST' and city_id = (select id from city where name = 'VIRGINIA BEACH')) where street_id = (select id from street where name = 'MAPLE ST #B' and city_id = (select id from city where name = 'VIRGINIA BEACH')); delete from street where name = 'MAPLE ST #B' and city_id = (select id from city where name = 'VIRGINIA BEACH'); COMMIT">
            <text:p>START TRANSACTION; update resident_base set house_num = concat(house_num,'-',REPLACE('MAPLE ST #B',concat('MAPLE ST',' #'),'')), street_id = (select id from street where name = 'MAPLE ST' and city_id = (select id from city where name = 'VIRGINIA BEACH')) where street_id = (select id from street where name = 'MAPLE ST #B' and city_id = (select id from city where name = 'VIRGINIA BEACH')); delete from street where name = 'MAPLE ST #B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RINERS MARK WAY #201</text:p>
          </table:table-cell>
          <table:table-cell office:value-type="string">
            <text:p>MARINERS MARK WAY</text:p>
          </table:table-cell>
          <table:table-cell table:formula="of:=CONCATENATE(&quot;START TRANSACTION; update resident_base set house_num = concat(house_num,'-',REPLACE('&quot;;[.A115];&quot;',concat('&quot;;[.B115];&quot;',' #'),'')), street_id = (select id from street where name = '&quot;;[.B115];&quot;' and city_id = (select id from city where name = 'VIRGINIA BEACH')) where street_id = (select id from street where name = '&quot;;[.A115];&quot;' and city_id = (select id from city where name = 'VIRGINIA BEACH')); delete from street where name = '&quot;;[.A115];&quot;' and city_id = (select id from city where name = 'VIRGINIA BEACH'); COMMIT&quot;)" office:value-type="string" office:string-value="START TRANSACTION; update resident_base set house_num = concat(house_num,'-',REPLACE('MARINERS MARK WAY #201',concat('MARINERS MARK WAY',' #'),'')), street_id = (select id from street where name = 'MARINERS MARK WAY' and city_id = (select id from city where name = 'VIRGINIA BEACH')) where street_id = (select id from street where name = 'MARINERS MARK WAY #201' and city_id = (select id from city where name = 'VIRGINIA BEACH')); delete from street where name = 'MARINERS MARK WAY #201' and city_id = (select id from city where name = 'VIRGINIA BEACH'); COMMIT">
            <text:p>START TRANSACTION; update resident_base set house_num = concat(house_num,'-',REPLACE('MARINERS MARK WAY #201',concat('MARINERS MARK WAY',' #'),'')), street_id = (select id from street where name = 'MARINERS MARK WAY' and city_id = (select id from city where name = 'VIRGINIA BEACH')) where street_id = (select id from street where name = 'MARINERS MARK WAY #201' and city_id = (select id from city where name = 'VIRGINIA BEACH')); delete from street where name = 'MARINERS MARK WAY #2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MARINERS MARK WAY #202</text:p>
          </table:table-cell>
          <table:table-cell office:value-type="string">
            <text:p>MARINERS MARK WAY</text:p>
          </table:table-cell>
          <table:table-cell table:formula="of:=CONCATENATE(&quot;START TRANSACTION; update resident_base set house_num = concat(house_num,'-',REPLACE('&quot;;[.A116];&quot;',concat('&quot;;[.B116];&quot;',' #'),'')), street_id = (select id from street where name = '&quot;;[.B116];&quot;' and city_id = (select id from city where name = 'VIRGINIA BEACH')) where street_id = (select id from street where name = '&quot;;[.A116];&quot;' and city_id = (select id from city where name = 'VIRGINIA BEACH')); delete from street where name = '&quot;;[.A116];&quot;' and city_id = (select id from city where name = 'VIRGINIA BEACH'); COMMIT&quot;)" office:value-type="string" office:string-value="START TRANSACTION; update resident_base set house_num = concat(house_num,'-',REPLACE('MARINERS MARK WAY #202',concat('MARINERS MARK WAY',' #'),'')), street_id = (select id from street where name = 'MARINERS MARK WAY' and city_id = (select id from city where name = 'VIRGINIA BEACH')) where street_id = (select id from street where name = 'MARINERS MARK WAY #202' and city_id = (select id from city where name = 'VIRGINIA BEACH')); delete from street where name = 'MARINERS MARK WAY #202' and city_id = (select id from city where name = 'VIRGINIA BEACH'); COMMIT">
            <text:p>START TRANSACTION; update resident_base set house_num = concat(house_num,'-',REPLACE('MARINERS MARK WAY #202',concat('MARINERS MARK WAY',' #'),'')), street_id = (select id from street where name = 'MARINERS MARK WAY' and city_id = (select id from city where name = 'VIRGINIA BEACH')) where street_id = (select id from street where name = 'MARINERS MARK WAY #202' and city_id = (select id from city where name = 'VIRGINIA BEACH')); delete from street where name = 'MARINERS MARK WAY #2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MARINERS MARK WAY #203</text:p>
          </table:table-cell>
          <table:table-cell office:value-type="string">
            <text:p>MARINERS MARK WAY</text:p>
          </table:table-cell>
          <table:table-cell table:formula="of:=CONCATENATE(&quot;START TRANSACTION; update resident_base set house_num = concat(house_num,'-',REPLACE('&quot;;[.A117];&quot;',concat('&quot;;[.B117];&quot;',' #'),'')), street_id = (select id from street where name = '&quot;;[.B117];&quot;' and city_id = (select id from city where name = 'VIRGINIA BEACH')) where street_id = (select id from street where name = '&quot;;[.A117];&quot;' and city_id = (select id from city where name = 'VIRGINIA BEACH')); delete from street where name = '&quot;;[.A117];&quot;' and city_id = (select id from city where name = 'VIRGINIA BEACH'); COMMIT&quot;)" office:value-type="string" office:string-value="START TRANSACTION; update resident_base set house_num = concat(house_num,'-',REPLACE('MARINERS MARK WAY #203',concat('MARINERS MARK WAY',' #'),'')), street_id = (select id from street where name = 'MARINERS MARK WAY' and city_id = (select id from city where name = 'VIRGINIA BEACH')) where street_id = (select id from street where name = 'MARINERS MARK WAY #203' and city_id = (select id from city where name = 'VIRGINIA BEACH')); delete from street where name = 'MARINERS MARK WAY #203' and city_id = (select id from city where name = 'VIRGINIA BEACH'); COMMIT">
            <text:p>START TRANSACTION; update resident_base set house_num = concat(house_num,'-',REPLACE('MARINERS MARK WAY #203',concat('MARINERS MARK WAY',' #'),'')), street_id = (select id from street where name = 'MARINERS MARK WAY' and city_id = (select id from city where name = 'VIRGINIA BEACH')) where street_id = (select id from street where name = 'MARINERS MARK WAY #203' and city_id = (select id from city where name = 'VIRGINIA BEACH')); delete from street where name = 'MARINERS MARK WAY #2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MARINERS MARK WAY #204</text:p>
          </table:table-cell>
          <table:table-cell office:value-type="string">
            <text:p>MARINERS MARK WAY</text:p>
          </table:table-cell>
          <table:table-cell table:formula="of:=CONCATENATE(&quot;START TRANSACTION; update resident_base set house_num = concat(house_num,'-',REPLACE('&quot;;[.A118];&quot;',concat('&quot;;[.B118];&quot;',' #'),'')), street_id = (select id from street where name = '&quot;;[.B118];&quot;' and city_id = (select id from city where name = 'VIRGINIA BEACH')) where street_id = (select id from street where name = '&quot;;[.A118];&quot;' and city_id = (select id from city where name = 'VIRGINIA BEACH')); delete from street where name = '&quot;;[.A118];&quot;' and city_id = (select id from city where name = 'VIRGINIA BEACH'); COMMIT&quot;)" office:value-type="string" office:string-value="START TRANSACTION; update resident_base set house_num = concat(house_num,'-',REPLACE('MARINERS MARK WAY #204',concat('MARINERS MARK WAY',' #'),'')), street_id = (select id from street where name = 'MARINERS MARK WAY' and city_id = (select id from city where name = 'VIRGINIA BEACH')) where street_id = (select id from street where name = 'MARINERS MARK WAY #204' and city_id = (select id from city where name = 'VIRGINIA BEACH')); delete from street where name = 'MARINERS MARK WAY #204' and city_id = (select id from city where name = 'VIRGINIA BEACH'); COMMIT">
            <text:p>START TRANSACTION; update resident_base set house_num = concat(house_num,'-',REPLACE('MARINERS MARK WAY #204',concat('MARINERS MARK WAY',' #'),'')), street_id = (select id from street where name = 'MARINERS MARK WAY' and city_id = (select id from city where name = 'VIRGINIA BEACH')) where street_id = (select id from street where name = 'MARINERS MARK WAY #204' and city_id = (select id from city where name = 'VIRGINIA BEACH')); delete from street where name = 'MARINERS MARK WAY #2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MARINERS MARK WAY #301</text:p>
          </table:table-cell>
          <table:table-cell office:value-type="string">
            <text:p>MARINERS MARK WAY</text:p>
          </table:table-cell>
          <table:table-cell table:formula="of:=CONCATENATE(&quot;START TRANSACTION; update resident_base set house_num = concat(house_num,'-',REPLACE('&quot;;[.A119];&quot;',concat('&quot;;[.B119];&quot;',' #'),'')), street_id = (select id from street where name = '&quot;;[.B119];&quot;' and city_id = (select id from city where name = 'VIRGINIA BEACH')) where street_id = (select id from street where name = '&quot;;[.A119];&quot;' and city_id = (select id from city where name = 'VIRGINIA BEACH')); delete from street where name = '&quot;;[.A119];&quot;' and city_id = (select id from city where name = 'VIRGINIA BEACH'); COMMIT&quot;)" office:value-type="string" office:string-value="START TRANSACTION; update resident_base set house_num = concat(house_num,'-',REPLACE('MARINERS MARK WAY #301',concat('MARINERS MARK WAY',' #'),'')), street_id = (select id from street where name = 'MARINERS MARK WAY' and city_id = (select id from city where name = 'VIRGINIA BEACH')) where street_id = (select id from street where name = 'MARINERS MARK WAY #301' and city_id = (select id from city where name = 'VIRGINIA BEACH')); delete from street where name = 'MARINERS MARK WAY #301' and city_id = (select id from city where name = 'VIRGINIA BEACH'); COMMIT">
            <text:p>START TRANSACTION; update resident_base set house_num = concat(house_num,'-',REPLACE('MARINERS MARK WAY #301',concat('MARINERS MARK WAY',' #'),'')), street_id = (select id from street where name = 'MARINERS MARK WAY' and city_id = (select id from city where name = 'VIRGINIA BEACH')) where street_id = (select id from street where name = 'MARINERS MARK WAY #301' and city_id = (select id from city where name = 'VIRGINIA BEACH')); delete from street where name = 'MARINERS MARK WAY #3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MARINERS MARK WAY #302</text:p>
          </table:table-cell>
          <table:table-cell office:value-type="string">
            <text:p>MARINERS MARK WAY</text:p>
          </table:table-cell>
          <table:table-cell table:formula="of:=CONCATENATE(&quot;START TRANSACTION; update resident_base set house_num = concat(house_num,'-',REPLACE('&quot;;[.A120];&quot;',concat('&quot;;[.B120];&quot;',' #'),'')), street_id = (select id from street where name = '&quot;;[.B120];&quot;' and city_id = (select id from city where name = 'VIRGINIA BEACH')) where street_id = (select id from street where name = '&quot;;[.A120];&quot;' and city_id = (select id from city where name = 'VIRGINIA BEACH')); delete from street where name = '&quot;;[.A120];&quot;' and city_id = (select id from city where name = 'VIRGINIA BEACH'); COMMIT&quot;)" office:value-type="string" office:string-value="START TRANSACTION; update resident_base set house_num = concat(house_num,'-',REPLACE('MARINERS MARK WAY #302',concat('MARINERS MARK WAY',' #'),'')), street_id = (select id from street where name = 'MARINERS MARK WAY' and city_id = (select id from city where name = 'VIRGINIA BEACH')) where street_id = (select id from street where name = 'MARINERS MARK WAY #302' and city_id = (select id from city where name = 'VIRGINIA BEACH')); delete from street where name = 'MARINERS MARK WAY #302' and city_id = (select id from city where name = 'VIRGINIA BEACH'); COMMIT">
            <text:p>START TRANSACTION; update resident_base set house_num = concat(house_num,'-',REPLACE('MARINERS MARK WAY #302',concat('MARINERS MARK WAY',' #'),'')), street_id = (select id from street where name = 'MARINERS MARK WAY' and city_id = (select id from city where name = 'VIRGINIA BEACH')) where street_id = (select id from street where name = 'MARINERS MARK WAY #302' and city_id = (select id from city where name = 'VIRGINIA BEACH')); delete from street where name = 'MARINERS MARK WAY #3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MARINERS MARK WAY #303</text:p>
          </table:table-cell>
          <table:table-cell office:value-type="string">
            <text:p>MARINERS MARK WAY</text:p>
          </table:table-cell>
          <table:table-cell table:formula="of:=CONCATENATE(&quot;START TRANSACTION; update resident_base set house_num = concat(house_num,'-',REPLACE('&quot;;[.A121];&quot;',concat('&quot;;[.B121];&quot;',' #'),'')), street_id = (select id from street where name = '&quot;;[.B121];&quot;' and city_id = (select id from city where name = 'VIRGINIA BEACH')) where street_id = (select id from street where name = '&quot;;[.A121];&quot;' and city_id = (select id from city where name = 'VIRGINIA BEACH')); delete from street where name = '&quot;;[.A121];&quot;' and city_id = (select id from city where name = 'VIRGINIA BEACH'); COMMIT&quot;)" office:value-type="string" office:string-value="START TRANSACTION; update resident_base set house_num = concat(house_num,'-',REPLACE('MARINERS MARK WAY #303',concat('MARINERS MARK WAY',' #'),'')), street_id = (select id from street where name = 'MARINERS MARK WAY' and city_id = (select id from city where name = 'VIRGINIA BEACH')) where street_id = (select id from street where name = 'MARINERS MARK WAY #303' and city_id = (select id from city where name = 'VIRGINIA BEACH')); delete from street where name = 'MARINERS MARK WAY #303' and city_id = (select id from city where name = 'VIRGINIA BEACH'); COMMIT">
            <text:p>START TRANSACTION; update resident_base set house_num = concat(house_num,'-',REPLACE('MARINERS MARK WAY #303',concat('MARINERS MARK WAY',' #'),'')), street_id = (select id from street where name = 'MARINERS MARK WAY' and city_id = (select id from city where name = 'VIRGINIA BEACH')) where street_id = (select id from street where name = 'MARINERS MARK WAY #303' and city_id = (select id from city where name = 'VIRGINIA BEACH')); delete from street where name = 'MARINERS MARK WAY #3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MARINERS MARK WAY #304</text:p>
          </table:table-cell>
          <table:table-cell office:value-type="string">
            <text:p>MARINERS MARK WAY</text:p>
          </table:table-cell>
          <table:table-cell table:formula="of:=CONCATENATE(&quot;START TRANSACTION; update resident_base set house_num = concat(house_num,'-',REPLACE('&quot;;[.A122];&quot;',concat('&quot;;[.B122];&quot;',' #'),'')), street_id = (select id from street where name = '&quot;;[.B122];&quot;' and city_id = (select id from city where name = 'VIRGINIA BEACH')) where street_id = (select id from street where name = '&quot;;[.A122];&quot;' and city_id = (select id from city where name = 'VIRGINIA BEACH')); delete from street where name = '&quot;;[.A122];&quot;' and city_id = (select id from city where name = 'VIRGINIA BEACH'); COMMIT&quot;)" office:value-type="string" office:string-value="START TRANSACTION; update resident_base set house_num = concat(house_num,'-',REPLACE('MARINERS MARK WAY #304',concat('MARINERS MARK WAY',' #'),'')), street_id = (select id from street where name = 'MARINERS MARK WAY' and city_id = (select id from city where name = 'VIRGINIA BEACH')) where street_id = (select id from street where name = 'MARINERS MARK WAY #304' and city_id = (select id from city where name = 'VIRGINIA BEACH')); delete from street where name = 'MARINERS MARK WAY #304' and city_id = (select id from city where name = 'VIRGINIA BEACH'); COMMIT">
            <text:p>START TRANSACTION; update resident_base set house_num = concat(house_num,'-',REPLACE('MARINERS MARK WAY #304',concat('MARINERS MARK WAY',' #'),'')), street_id = (select id from street where name = 'MARINERS MARK WAY' and city_id = (select id from city where name = 'VIRGINIA BEACH')) where street_id = (select id from street where name = 'MARINERS MARK WAY #304' and city_id = (select id from city where name = 'VIRGINIA BEACH')); delete from street where name = 'MARINERS MARK WAY #3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MARINERS MARK WAY #401</text:p>
          </table:table-cell>
          <table:table-cell office:value-type="string">
            <text:p>MARINERS MARK WAY</text:p>
          </table:table-cell>
          <table:table-cell table:formula="of:=CONCATENATE(&quot;START TRANSACTION; update resident_base set house_num = concat(house_num,'-',REPLACE('&quot;;[.A123];&quot;',concat('&quot;;[.B123];&quot;',' #'),'')), street_id = (select id from street where name = '&quot;;[.B123];&quot;' and city_id = (select id from city where name = 'VIRGINIA BEACH')) where street_id = (select id from street where name = '&quot;;[.A123];&quot;' and city_id = (select id from city where name = 'VIRGINIA BEACH')); delete from street where name = '&quot;;[.A123];&quot;' and city_id = (select id from city where name = 'VIRGINIA BEACH'); COMMIT&quot;)" office:value-type="string" office:string-value="START TRANSACTION; update resident_base set house_num = concat(house_num,'-',REPLACE('MARINERS MARK WAY #401',concat('MARINERS MARK WAY',' #'),'')), street_id = (select id from street where name = 'MARINERS MARK WAY' and city_id = (select id from city where name = 'VIRGINIA BEACH')) where street_id = (select id from street where name = 'MARINERS MARK WAY #401' and city_id = (select id from city where name = 'VIRGINIA BEACH')); delete from street where name = 'MARINERS MARK WAY #401' and city_id = (select id from city where name = 'VIRGINIA BEACH'); COMMIT">
            <text:p>START TRANSACTION; update resident_base set house_num = concat(house_num,'-',REPLACE('MARINERS MARK WAY #401',concat('MARINERS MARK WAY',' #'),'')), street_id = (select id from street where name = 'MARINERS MARK WAY' and city_id = (select id from city where name = 'VIRGINIA BEACH')) where street_id = (select id from street where name = 'MARINERS MARK WAY #401' and city_id = (select id from city where name = 'VIRGINIA BEACH')); delete from street where name = 'MARINERS MARK WAY #4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MARINERS MARK WAY #402</text:p>
          </table:table-cell>
          <table:table-cell office:value-type="string">
            <text:p>MARINERS MARK WAY</text:p>
          </table:table-cell>
          <table:table-cell table:formula="of:=CONCATENATE(&quot;START TRANSACTION; update resident_base set house_num = concat(house_num,'-',REPLACE('&quot;;[.A124];&quot;',concat('&quot;;[.B124];&quot;',' #'),'')), street_id = (select id from street where name = '&quot;;[.B124];&quot;' and city_id = (select id from city where name = 'VIRGINIA BEACH')) where street_id = (select id from street where name = '&quot;;[.A124];&quot;' and city_id = (select id from city where name = 'VIRGINIA BEACH')); delete from street where name = '&quot;;[.A124];&quot;' and city_id = (select id from city where name = 'VIRGINIA BEACH'); COMMIT&quot;)" office:value-type="string" office:string-value="START TRANSACTION; update resident_base set house_num = concat(house_num,'-',REPLACE('MARINERS MARK WAY #402',concat('MARINERS MARK WAY',' #'),'')), street_id = (select id from street where name = 'MARINERS MARK WAY' and city_id = (select id from city where name = 'VIRGINIA BEACH')) where street_id = (select id from street where name = 'MARINERS MARK WAY #402' and city_id = (select id from city where name = 'VIRGINIA BEACH')); delete from street where name = 'MARINERS MARK WAY #402' and city_id = (select id from city where name = 'VIRGINIA BEACH'); COMMIT">
            <text:p>START TRANSACTION; update resident_base set house_num = concat(house_num,'-',REPLACE('MARINERS MARK WAY #402',concat('MARINERS MARK WAY',' #'),'')), street_id = (select id from street where name = 'MARINERS MARK WAY' and city_id = (select id from city where name = 'VIRGINIA BEACH')) where street_id = (select id from street where name = 'MARINERS MARK WAY #402' and city_id = (select id from city where name = 'VIRGINIA BEACH')); delete from street where name = 'MARINERS MARK WAY #4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MARINERS MARK WAY #403</text:p>
          </table:table-cell>
          <table:table-cell office:value-type="string">
            <text:p>MARINERS MARK WAY</text:p>
          </table:table-cell>
          <table:table-cell table:formula="of:=CONCATENATE(&quot;START TRANSACTION; update resident_base set house_num = concat(house_num,'-',REPLACE('&quot;;[.A125];&quot;',concat('&quot;;[.B125];&quot;',' #'),'')), street_id = (select id from street where name = '&quot;;[.B125];&quot;' and city_id = (select id from city where name = 'VIRGINIA BEACH')) where street_id = (select id from street where name = '&quot;;[.A125];&quot;' and city_id = (select id from city where name = 'VIRGINIA BEACH')); delete from street where name = '&quot;;[.A125];&quot;' and city_id = (select id from city where name = 'VIRGINIA BEACH'); COMMIT&quot;)" office:value-type="string" office:string-value="START TRANSACTION; update resident_base set house_num = concat(house_num,'-',REPLACE('MARINERS MARK WAY #403',concat('MARINERS MARK WAY',' #'),'')), street_id = (select id from street where name = 'MARINERS MARK WAY' and city_id = (select id from city where name = 'VIRGINIA BEACH')) where street_id = (select id from street where name = 'MARINERS MARK WAY #403' and city_id = (select id from city where name = 'VIRGINIA BEACH')); delete from street where name = 'MARINERS MARK WAY #403' and city_id = (select id from city where name = 'VIRGINIA BEACH'); COMMIT">
            <text:p>START TRANSACTION; update resident_base set house_num = concat(house_num,'-',REPLACE('MARINERS MARK WAY #403',concat('MARINERS MARK WAY',' #'),'')), street_id = (select id from street where name = 'MARINERS MARK WAY' and city_id = (select id from city where name = 'VIRGINIA BEACH')) where street_id = (select id from street where name = 'MARINERS MARK WAY #403' and city_id = (select id from city where name = 'VIRGINIA BEACH')); delete from street where name = 'MARINERS MARK WAY #4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MARINERS MARK WAY #404</text:p>
          </table:table-cell>
          <table:table-cell office:value-type="string">
            <text:p>MARINERS MARK WAY</text:p>
          </table:table-cell>
          <table:table-cell table:formula="of:=CONCATENATE(&quot;START TRANSACTION; update resident_base set house_num = concat(house_num,'-',REPLACE('&quot;;[.A126];&quot;',concat('&quot;;[.B126];&quot;',' #'),'')), street_id = (select id from street where name = '&quot;;[.B126];&quot;' and city_id = (select id from city where name = 'VIRGINIA BEACH')) where street_id = (select id from street where name = '&quot;;[.A126];&quot;' and city_id = (select id from city where name = 'VIRGINIA BEACH')); delete from street where name = '&quot;;[.A126];&quot;' and city_id = (select id from city where name = 'VIRGINIA BEACH'); COMMIT&quot;)" office:value-type="string" office:string-value="START TRANSACTION; update resident_base set house_num = concat(house_num,'-',REPLACE('MARINERS MARK WAY #404',concat('MARINERS MARK WAY',' #'),'')), street_id = (select id from street where name = 'MARINERS MARK WAY' and city_id = (select id from city where name = 'VIRGINIA BEACH')) where street_id = (select id from street where name = 'MARINERS MARK WAY #404' and city_id = (select id from city where name = 'VIRGINIA BEACH')); delete from street where name = 'MARINERS MARK WAY #404' and city_id = (select id from city where name = 'VIRGINIA BEACH'); COMMIT">
            <text:p>START TRANSACTION; update resident_base set house_num = concat(house_num,'-',REPLACE('MARINERS MARK WAY #404',concat('MARINERS MARK WAY',' #'),'')), street_id = (select id from street where name = 'MARINERS MARK WAY' and city_id = (select id from city where name = 'VIRGINIA BEACH')) where street_id = (select id from street where name = 'MARINERS MARK WAY #404' and city_id = (select id from city where name = 'VIRGINIA BEACH')); delete from street where name = 'MARINERS MARK WAY #4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MARINERS MARK WAY #501</text:p>
          </table:table-cell>
          <table:table-cell office:value-type="string">
            <text:p>MARINERS MARK WAY</text:p>
          </table:table-cell>
          <table:table-cell table:formula="of:=CONCATENATE(&quot;START TRANSACTION; update resident_base set house_num = concat(house_num,'-',REPLACE('&quot;;[.A127];&quot;',concat('&quot;;[.B127];&quot;',' #'),'')), street_id = (select id from street where name = '&quot;;[.B127];&quot;' and city_id = (select id from city where name = 'VIRGINIA BEACH')) where street_id = (select id from street where name = '&quot;;[.A127];&quot;' and city_id = (select id from city where name = 'VIRGINIA BEACH')); delete from street where name = '&quot;;[.A127];&quot;' and city_id = (select id from city where name = 'VIRGINIA BEACH'); COMMIT&quot;)" office:value-type="string" office:string-value="START TRANSACTION; update resident_base set house_num = concat(house_num,'-',REPLACE('MARINERS MARK WAY #501',concat('MARINERS MARK WAY',' #'),'')), street_id = (select id from street where name = 'MARINERS MARK WAY' and city_id = (select id from city where name = 'VIRGINIA BEACH')) where street_id = (select id from street where name = 'MARINERS MARK WAY #501' and city_id = (select id from city where name = 'VIRGINIA BEACH')); delete from street where name = 'MARINERS MARK WAY #501' and city_id = (select id from city where name = 'VIRGINIA BEACH'); COMMIT">
            <text:p>START TRANSACTION; update resident_base set house_num = concat(house_num,'-',REPLACE('MARINERS MARK WAY #501',concat('MARINERS MARK WAY',' #'),'')), street_id = (select id from street where name = 'MARINERS MARK WAY' and city_id = (select id from city where name = 'VIRGINIA BEACH')) where street_id = (select id from street where name = 'MARINERS MARK WAY #501' and city_id = (select id from city where name = 'VIRGINIA BEACH')); delete from street where name = 'MARINERS MARK WAY #5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MARINERS MARK WAY #502</text:p>
          </table:table-cell>
          <table:table-cell office:value-type="string">
            <text:p>MARINERS MARK WAY</text:p>
          </table:table-cell>
          <table:table-cell table:formula="of:=CONCATENATE(&quot;START TRANSACTION; update resident_base set house_num = concat(house_num,'-',REPLACE('&quot;;[.A128];&quot;',concat('&quot;;[.B128];&quot;',' #'),'')), street_id = (select id from street where name = '&quot;;[.B128];&quot;' and city_id = (select id from city where name = 'VIRGINIA BEACH')) where street_id = (select id from street where name = '&quot;;[.A128];&quot;' and city_id = (select id from city where name = 'VIRGINIA BEACH')); delete from street where name = '&quot;;[.A128];&quot;' and city_id = (select id from city where name = 'VIRGINIA BEACH'); COMMIT&quot;)" office:value-type="string" office:string-value="START TRANSACTION; update resident_base set house_num = concat(house_num,'-',REPLACE('MARINERS MARK WAY #502',concat('MARINERS MARK WAY',' #'),'')), street_id = (select id from street where name = 'MARINERS MARK WAY' and city_id = (select id from city where name = 'VIRGINIA BEACH')) where street_id = (select id from street where name = 'MARINERS MARK WAY #502' and city_id = (select id from city where name = 'VIRGINIA BEACH')); delete from street where name = 'MARINERS MARK WAY #502' and city_id = (select id from city where name = 'VIRGINIA BEACH'); COMMIT">
            <text:p>START TRANSACTION; update resident_base set house_num = concat(house_num,'-',REPLACE('MARINERS MARK WAY #502',concat('MARINERS MARK WAY',' #'),'')), street_id = (select id from street where name = 'MARINERS MARK WAY' and city_id = (select id from city where name = 'VIRGINIA BEACH')) where street_id = (select id from street where name = 'MARINERS MARK WAY #502' and city_id = (select id from city where name = 'VIRGINIA BEACH')); delete from street where name = 'MARINERS MARK WAY #5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AK ST #B</text:p>
          </table:table-cell>
          <table:table-cell office:value-type="string">
            <text:p>OAK ST</text:p>
          </table:table-cell>
          <table:table-cell table:formula="of:=CONCATENATE(&quot;START TRANSACTION; update resident_base set house_num = concat(house_num,'-',REPLACE('&quot;;[.A130];&quot;',concat('&quot;;[.B130];&quot;',' #'),'')), street_id = (select id from street where name = '&quot;;[.B130];&quot;' and city_id = (select id from city where name = 'VIRGINIA BEACH')) where street_id = (select id from street where name = '&quot;;[.A130];&quot;' and city_id = (select id from city where name = 'VIRGINIA BEACH')); delete from street where name = '&quot;;[.A130];&quot;' and city_id = (select id from city where name = 'VIRGINIA BEACH'); COMMIT&quot;)" office:value-type="string" office:string-value="START TRANSACTION; update resident_base set house_num = concat(house_num,'-',REPLACE('OAK ST #B',concat('OAK ST',' #'),'')), street_id = (select id from street where name = 'OAK ST' and city_id = (select id from city where name = 'VIRGINIA BEACH')) where street_id = (select id from street where name = 'OAK ST #B' and city_id = (select id from city where name = 'VIRGINIA BEACH')); delete from street where name = 'OAK ST #B' and city_id = (select id from city where name = 'VIRGINIA BEACH'); COMMIT">
            <text:p>START TRANSACTION; update resident_base set house_num = concat(house_num,'-',REPLACE('OAK ST #B',concat('OAK ST',' #'),'')), street_id = (select id from street where name = 'OAK ST' and city_id = (select id from city where name = 'VIRGINIA BEACH')) where street_id = (select id from street where name = 'OAK ST #B' and city_id = (select id from city where name = 'VIRGINIA BEACH')); delete from street where name = 'OAK ST #B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CEAN SHORE AVE #1001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32];&quot;',concat('&quot;;[.B132];&quot;',' #'),'')), street_id = (select id from street where name = '&quot;;[.B132];&quot;' and city_id = (select id from city where name = 'VIRGINIA BEACH')) where street_id = (select id from street where name = '&quot;;[.A132];&quot;' and city_id = (select id from city where name = 'VIRGINIA BEACH')); delete from street where name = '&quot;;[.A132];&quot;' and city_id = (select id from city where name = 'VIRGINIA BEACH'); COMMIT&quot;)" office:value-type="string" office:string-value="START TRANSACTION; update resident_base set house_num = concat(house_num,'-',REPLACE('OCEAN SHORE AVE #1001',concat('OCEAN SHORE AVE',' #'),'')), street_id = (select id from street where name = 'OCEAN SHORE AVE' and city_id = (select id from city where name = 'VIRGINIA BEACH')) where street_id = (select id from street where name = 'OCEAN SHORE AVE #1001' and city_id = (select id from city where name = 'VIRGINIA BEACH')); delete from street where name = 'OCEAN SHORE AVE #1001' and city_id = (select id from city where name = 'VIRGINIA BEACH'); COMMIT">
            <text:p>START TRANSACTION; update resident_base set house_num = concat(house_num,'-',REPLACE('OCEAN SHORE AVE #1001',concat('OCEAN SHORE AVE',' #'),'')), street_id = (select id from street where name = 'OCEAN SHORE AVE' and city_id = (select id from city where name = 'VIRGINIA BEACH')) where street_id = (select id from street where name = 'OCEAN SHORE AVE #1001' and city_id = (select id from city where name = 'VIRGINIA BEACH')); delete from street where name = 'OCEAN SHORE AVE #10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002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33];&quot;',concat('&quot;;[.B133];&quot;',' #'),'')), street_id = (select id from street where name = '&quot;;[.B133];&quot;' and city_id = (select id from city where name = 'VIRGINIA BEACH')) where street_id = (select id from street where name = '&quot;;[.A133];&quot;' and city_id = (select id from city where name = 'VIRGINIA BEACH')); delete from street where name = '&quot;;[.A133];&quot;' and city_id = (select id from city where name = 'VIRGINIA BEACH'); COMMIT&quot;)" office:value-type="string" office:string-value="START TRANSACTION; update resident_base set house_num = concat(house_num,'-',REPLACE('OCEAN SHORE AVE #1002',concat('OCEAN SHORE AVE',' #'),'')), street_id = (select id from street where name = 'OCEAN SHORE AVE' and city_id = (select id from city where name = 'VIRGINIA BEACH')) where street_id = (select id from street where name = 'OCEAN SHORE AVE #1002' and city_id = (select id from city where name = 'VIRGINIA BEACH')); delete from street where name = 'OCEAN SHORE AVE #1002' and city_id = (select id from city where name = 'VIRGINIA BEACH'); COMMIT">
            <text:p>START TRANSACTION; update resident_base set house_num = concat(house_num,'-',REPLACE('OCEAN SHORE AVE #1002',concat('OCEAN SHORE AVE',' #'),'')), street_id = (select id from street where name = 'OCEAN SHORE AVE' and city_id = (select id from city where name = 'VIRGINIA BEACH')) where street_id = (select id from street where name = 'OCEAN SHORE AVE #1002' and city_id = (select id from city where name = 'VIRGINIA BEACH')); delete from street where name = 'OCEAN SHORE AVE #10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003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34];&quot;',concat('&quot;;[.B134];&quot;',' #'),'')), street_id = (select id from street where name = '&quot;;[.B134];&quot;' and city_id = (select id from city where name = 'VIRGINIA BEACH')) where street_id = (select id from street where name = '&quot;;[.A134];&quot;' and city_id = (select id from city where name = 'VIRGINIA BEACH')); delete from street where name = '&quot;;[.A134];&quot;' and city_id = (select id from city where name = 'VIRGINIA BEACH'); COMMIT&quot;)" office:value-type="string" office:string-value="START TRANSACTION; update resident_base set house_num = concat(house_num,'-',REPLACE('OCEAN SHORE AVE #1003',concat('OCEAN SHORE AVE',' #'),'')), street_id = (select id from street where name = 'OCEAN SHORE AVE' and city_id = (select id from city where name = 'VIRGINIA BEACH')) where street_id = (select id from street where name = 'OCEAN SHORE AVE #1003' and city_id = (select id from city where name = 'VIRGINIA BEACH')); delete from street where name = 'OCEAN SHORE AVE #1003' and city_id = (select id from city where name = 'VIRGINIA BEACH'); COMMIT">
            <text:p>START TRANSACTION; update resident_base set house_num = concat(house_num,'-',REPLACE('OCEAN SHORE AVE #1003',concat('OCEAN SHORE AVE',' #'),'')), street_id = (select id from street where name = 'OCEAN SHORE AVE' and city_id = (select id from city where name = 'VIRGINIA BEACH')) where street_id = (select id from street where name = 'OCEAN SHORE AVE #1003' and city_id = (select id from city where name = 'VIRGINIA BEACH')); delete from street where name = 'OCEAN SHORE AVE #10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004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35];&quot;',concat('&quot;;[.B135];&quot;',' #'),'')), street_id = (select id from street where name = '&quot;;[.B135];&quot;' and city_id = (select id from city where name = 'VIRGINIA BEACH')) where street_id = (select id from street where name = '&quot;;[.A135];&quot;' and city_id = (select id from city where name = 'VIRGINIA BEACH')); delete from street where name = '&quot;;[.A135];&quot;' and city_id = (select id from city where name = 'VIRGINIA BEACH'); COMMIT&quot;)" office:value-type="string" office:string-value="START TRANSACTION; update resident_base set house_num = concat(house_num,'-',REPLACE('OCEAN SHORE AVE #1004',concat('OCEAN SHORE AVE',' #'),'')), street_id = (select id from street where name = 'OCEAN SHORE AVE' and city_id = (select id from city where name = 'VIRGINIA BEACH')) where street_id = (select id from street where name = 'OCEAN SHORE AVE #1004' and city_id = (select id from city where name = 'VIRGINIA BEACH')); delete from street where name = 'OCEAN SHORE AVE #1004' and city_id = (select id from city where name = 'VIRGINIA BEACH'); COMMIT">
            <text:p>START TRANSACTION; update resident_base set house_num = concat(house_num,'-',REPLACE('OCEAN SHORE AVE #1004',concat('OCEAN SHORE AVE',' #'),'')), street_id = (select id from street where name = 'OCEAN SHORE AVE' and city_id = (select id from city where name = 'VIRGINIA BEACH')) where street_id = (select id from street where name = 'OCEAN SHORE AVE #1004' and city_id = (select id from city where name = 'VIRGINIA BEACH')); delete from street where name = 'OCEAN SHORE AVE #10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005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36];&quot;',concat('&quot;;[.B136];&quot;',' #'),'')), street_id = (select id from street where name = '&quot;;[.B136];&quot;' and city_id = (select id from city where name = 'VIRGINIA BEACH')) where street_id = (select id from street where name = '&quot;;[.A136];&quot;' and city_id = (select id from city where name = 'VIRGINIA BEACH')); delete from street where name = '&quot;;[.A136];&quot;' and city_id = (select id from city where name = 'VIRGINIA BEACH'); COMMIT&quot;)" office:value-type="string" office:string-value="START TRANSACTION; update resident_base set house_num = concat(house_num,'-',REPLACE('OCEAN SHORE AVE #1005',concat('OCEAN SHORE AVE',' #'),'')), street_id = (select id from street where name = 'OCEAN SHORE AVE' and city_id = (select id from city where name = 'VIRGINIA BEACH')) where street_id = (select id from street where name = 'OCEAN SHORE AVE #1005' and city_id = (select id from city where name = 'VIRGINIA BEACH')); delete from street where name = 'OCEAN SHORE AVE #1005' and city_id = (select id from city where name = 'VIRGINIA BEACH'); COMMIT">
            <text:p>START TRANSACTION; update resident_base set house_num = concat(house_num,'-',REPLACE('OCEAN SHORE AVE #1005',concat('OCEAN SHORE AVE',' #'),'')), street_id = (select id from street where name = 'OCEAN SHORE AVE' and city_id = (select id from city where name = 'VIRGINIA BEACH')) where street_id = (select id from street where name = 'OCEAN SHORE AVE #1005' and city_id = (select id from city where name = 'VIRGINIA BEACH')); delete from street where name = 'OCEAN SHORE AVE #10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006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37];&quot;',concat('&quot;;[.B137];&quot;',' #'),'')), street_id = (select id from street where name = '&quot;;[.B137];&quot;' and city_id = (select id from city where name = 'VIRGINIA BEACH')) where street_id = (select id from street where name = '&quot;;[.A137];&quot;' and city_id = (select id from city where name = 'VIRGINIA BEACH')); delete from street where name = '&quot;;[.A137];&quot;' and city_id = (select id from city where name = 'VIRGINIA BEACH'); COMMIT&quot;)" office:value-type="string" office:string-value="START TRANSACTION; update resident_base set house_num = concat(house_num,'-',REPLACE('OCEAN SHORE AVE #1006',concat('OCEAN SHORE AVE',' #'),'')), street_id = (select id from street where name = 'OCEAN SHORE AVE' and city_id = (select id from city where name = 'VIRGINIA BEACH')) where street_id = (select id from street where name = 'OCEAN SHORE AVE #1006' and city_id = (select id from city where name = 'VIRGINIA BEACH')); delete from street where name = 'OCEAN SHORE AVE #1006' and city_id = (select id from city where name = 'VIRGINIA BEACH'); COMMIT">
            <text:p>START TRANSACTION; update resident_base set house_num = concat(house_num,'-',REPLACE('OCEAN SHORE AVE #1006',concat('OCEAN SHORE AVE',' #'),'')), street_id = (select id from street where name = 'OCEAN SHORE AVE' and city_id = (select id from city where name = 'VIRGINIA BEACH')) where street_id = (select id from street where name = 'OCEAN SHORE AVE #1006' and city_id = (select id from city where name = 'VIRGINIA BEACH')); delete from street where name = 'OCEAN SHORE AVE #10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007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38];&quot;',concat('&quot;;[.B138];&quot;',' #'),'')), street_id = (select id from street where name = '&quot;;[.B138];&quot;' and city_id = (select id from city where name = 'VIRGINIA BEACH')) where street_id = (select id from street where name = '&quot;;[.A138];&quot;' and city_id = (select id from city where name = 'VIRGINIA BEACH')); delete from street where name = '&quot;;[.A138];&quot;' and city_id = (select id from city where name = 'VIRGINIA BEACH'); COMMIT&quot;)" office:value-type="string" office:string-value="START TRANSACTION; update resident_base set house_num = concat(house_num,'-',REPLACE('OCEAN SHORE AVE #1007',concat('OCEAN SHORE AVE',' #'),'')), street_id = (select id from street where name = 'OCEAN SHORE AVE' and city_id = (select id from city where name = 'VIRGINIA BEACH')) where street_id = (select id from street where name = 'OCEAN SHORE AVE #1007' and city_id = (select id from city where name = 'VIRGINIA BEACH')); delete from street where name = 'OCEAN SHORE AVE #1007' and city_id = (select id from city where name = 'VIRGINIA BEACH'); COMMIT">
            <text:p>START TRANSACTION; update resident_base set house_num = concat(house_num,'-',REPLACE('OCEAN SHORE AVE #1007',concat('OCEAN SHORE AVE',' #'),'')), street_id = (select id from street where name = 'OCEAN SHORE AVE' and city_id = (select id from city where name = 'VIRGINIA BEACH')) where street_id = (select id from street where name = 'OCEAN SHORE AVE #1007' and city_id = (select id from city where name = 'VIRGINIA BEACH')); delete from street where name = 'OCEAN SHORE AVE #10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008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39];&quot;',concat('&quot;;[.B139];&quot;',' #'),'')), street_id = (select id from street where name = '&quot;;[.B139];&quot;' and city_id = (select id from city where name = 'VIRGINIA BEACH')) where street_id = (select id from street where name = '&quot;;[.A139];&quot;' and city_id = (select id from city where name = 'VIRGINIA BEACH')); delete from street where name = '&quot;;[.A139];&quot;' and city_id = (select id from city where name = 'VIRGINIA BEACH'); COMMIT&quot;)" office:value-type="string" office:string-value="START TRANSACTION; update resident_base set house_num = concat(house_num,'-',REPLACE('OCEAN SHORE AVE #1008',concat('OCEAN SHORE AVE',' #'),'')), street_id = (select id from street where name = 'OCEAN SHORE AVE' and city_id = (select id from city where name = 'VIRGINIA BEACH')) where street_id = (select id from street where name = 'OCEAN SHORE AVE #1008' and city_id = (select id from city where name = 'VIRGINIA BEACH')); delete from street where name = 'OCEAN SHORE AVE #1008' and city_id = (select id from city where name = 'VIRGINIA BEACH'); COMMIT">
            <text:p>START TRANSACTION; update resident_base set house_num = concat(house_num,'-',REPLACE('OCEAN SHORE AVE #1008',concat('OCEAN SHORE AVE',' #'),'')), street_id = (select id from street where name = 'OCEAN SHORE AVE' and city_id = (select id from city where name = 'VIRGINIA BEACH')) where street_id = (select id from street where name = 'OCEAN SHORE AVE #1008' and city_id = (select id from city where name = 'VIRGINIA BEACH')); delete from street where name = 'OCEAN SHORE AVE #10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101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40];&quot;',concat('&quot;;[.B140];&quot;',' #'),'')), street_id = (select id from street where name = '&quot;;[.B140];&quot;' and city_id = (select id from city where name = 'VIRGINIA BEACH')) where street_id = (select id from street where name = '&quot;;[.A140];&quot;' and city_id = (select id from city where name = 'VIRGINIA BEACH')); delete from street where name = '&quot;;[.A140];&quot;' and city_id = (select id from city where name = 'VIRGINIA BEACH'); COMMIT&quot;)" office:value-type="string" office:string-value="START TRANSACTION; update resident_base set house_num = concat(house_num,'-',REPLACE('OCEAN SHORE AVE #1101',concat('OCEAN SHORE AVE',' #'),'')), street_id = (select id from street where name = 'OCEAN SHORE AVE' and city_id = (select id from city where name = 'VIRGINIA BEACH')) where street_id = (select id from street where name = 'OCEAN SHORE AVE #1101' and city_id = (select id from city where name = 'VIRGINIA BEACH')); delete from street where name = 'OCEAN SHORE AVE #1101' and city_id = (select id from city where name = 'VIRGINIA BEACH'); COMMIT">
            <text:p>START TRANSACTION; update resident_base set house_num = concat(house_num,'-',REPLACE('OCEAN SHORE AVE #1101',concat('OCEAN SHORE AVE',' #'),'')), street_id = (select id from street where name = 'OCEAN SHORE AVE' and city_id = (select id from city where name = 'VIRGINIA BEACH')) where street_id = (select id from street where name = 'OCEAN SHORE AVE #1101' and city_id = (select id from city where name = 'VIRGINIA BEACH')); delete from street where name = 'OCEAN SHORE AVE #11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102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41];&quot;',concat('&quot;;[.B141];&quot;',' #'),'')), street_id = (select id from street where name = '&quot;;[.B141];&quot;' and city_id = (select id from city where name = 'VIRGINIA BEACH')) where street_id = (select id from street where name = '&quot;;[.A141];&quot;' and city_id = (select id from city where name = 'VIRGINIA BEACH')); delete from street where name = '&quot;;[.A141];&quot;' and city_id = (select id from city where name = 'VIRGINIA BEACH'); COMMIT&quot;)" office:value-type="string" office:string-value="START TRANSACTION; update resident_base set house_num = concat(house_num,'-',REPLACE('OCEAN SHORE AVE #1102',concat('OCEAN SHORE AVE',' #'),'')), street_id = (select id from street where name = 'OCEAN SHORE AVE' and city_id = (select id from city where name = 'VIRGINIA BEACH')) where street_id = (select id from street where name = 'OCEAN SHORE AVE #1102' and city_id = (select id from city where name = 'VIRGINIA BEACH')); delete from street where name = 'OCEAN SHORE AVE #1102' and city_id = (select id from city where name = 'VIRGINIA BEACH'); COMMIT">
            <text:p>START TRANSACTION; update resident_base set house_num = concat(house_num,'-',REPLACE('OCEAN SHORE AVE #1102',concat('OCEAN SHORE AVE',' #'),'')), street_id = (select id from street where name = 'OCEAN SHORE AVE' and city_id = (select id from city where name = 'VIRGINIA BEACH')) where street_id = (select id from street where name = 'OCEAN SHORE AVE #1102' and city_id = (select id from city where name = 'VIRGINIA BEACH')); delete from street where name = 'OCEAN SHORE AVE #11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103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42];&quot;',concat('&quot;;[.B142];&quot;',' #'),'')), street_id = (select id from street where name = '&quot;;[.B142];&quot;' and city_id = (select id from city where name = 'VIRGINIA BEACH')) where street_id = (select id from street where name = '&quot;;[.A142];&quot;' and city_id = (select id from city where name = 'VIRGINIA BEACH')); delete from street where name = '&quot;;[.A142];&quot;' and city_id = (select id from city where name = 'VIRGINIA BEACH'); COMMIT&quot;)" office:value-type="string" office:string-value="START TRANSACTION; update resident_base set house_num = concat(house_num,'-',REPLACE('OCEAN SHORE AVE #1103',concat('OCEAN SHORE AVE',' #'),'')), street_id = (select id from street where name = 'OCEAN SHORE AVE' and city_id = (select id from city where name = 'VIRGINIA BEACH')) where street_id = (select id from street where name = 'OCEAN SHORE AVE #1103' and city_id = (select id from city where name = 'VIRGINIA BEACH')); delete from street where name = 'OCEAN SHORE AVE #1103' and city_id = (select id from city where name = 'VIRGINIA BEACH'); COMMIT">
            <text:p>START TRANSACTION; update resident_base set house_num = concat(house_num,'-',REPLACE('OCEAN SHORE AVE #1103',concat('OCEAN SHORE AVE',' #'),'')), street_id = (select id from street where name = 'OCEAN SHORE AVE' and city_id = (select id from city where name = 'VIRGINIA BEACH')) where street_id = (select id from street where name = 'OCEAN SHORE AVE #1103' and city_id = (select id from city where name = 'VIRGINIA BEACH')); delete from street where name = 'OCEAN SHORE AVE #11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104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43];&quot;',concat('&quot;;[.B143];&quot;',' #'),'')), street_id = (select id from street where name = '&quot;;[.B143];&quot;' and city_id = (select id from city where name = 'VIRGINIA BEACH')) where street_id = (select id from street where name = '&quot;;[.A143];&quot;' and city_id = (select id from city where name = 'VIRGINIA BEACH')); delete from street where name = '&quot;;[.A143];&quot;' and city_id = (select id from city where name = 'VIRGINIA BEACH'); COMMIT&quot;)" office:value-type="string" office:string-value="START TRANSACTION; update resident_base set house_num = concat(house_num,'-',REPLACE('OCEAN SHORE AVE #1104',concat('OCEAN SHORE AVE',' #'),'')), street_id = (select id from street where name = 'OCEAN SHORE AVE' and city_id = (select id from city where name = 'VIRGINIA BEACH')) where street_id = (select id from street where name = 'OCEAN SHORE AVE #1104' and city_id = (select id from city where name = 'VIRGINIA BEACH')); delete from street where name = 'OCEAN SHORE AVE #1104' and city_id = (select id from city where name = 'VIRGINIA BEACH'); COMMIT">
            <text:p>START TRANSACTION; update resident_base set house_num = concat(house_num,'-',REPLACE('OCEAN SHORE AVE #1104',concat('OCEAN SHORE AVE',' #'),'')), street_id = (select id from street where name = 'OCEAN SHORE AVE' and city_id = (select id from city where name = 'VIRGINIA BEACH')) where street_id = (select id from street where name = 'OCEAN SHORE AVE #1104' and city_id = (select id from city where name = 'VIRGINIA BEACH')); delete from street where name = 'OCEAN SHORE AVE #11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105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44];&quot;',concat('&quot;;[.B144];&quot;',' #'),'')), street_id = (select id from street where name = '&quot;;[.B144];&quot;' and city_id = (select id from city where name = 'VIRGINIA BEACH')) where street_id = (select id from street where name = '&quot;;[.A144];&quot;' and city_id = (select id from city where name = 'VIRGINIA BEACH')); delete from street where name = '&quot;;[.A144];&quot;' and city_id = (select id from city where name = 'VIRGINIA BEACH'); COMMIT&quot;)" office:value-type="string" office:string-value="START TRANSACTION; update resident_base set house_num = concat(house_num,'-',REPLACE('OCEAN SHORE AVE #1105',concat('OCEAN SHORE AVE',' #'),'')), street_id = (select id from street where name = 'OCEAN SHORE AVE' and city_id = (select id from city where name = 'VIRGINIA BEACH')) where street_id = (select id from street where name = 'OCEAN SHORE AVE #1105' and city_id = (select id from city where name = 'VIRGINIA BEACH')); delete from street where name = 'OCEAN SHORE AVE #1105' and city_id = (select id from city where name = 'VIRGINIA BEACH'); COMMIT">
            <text:p>START TRANSACTION; update resident_base set house_num = concat(house_num,'-',REPLACE('OCEAN SHORE AVE #1105',concat('OCEAN SHORE AVE',' #'),'')), street_id = (select id from street where name = 'OCEAN SHORE AVE' and city_id = (select id from city where name = 'VIRGINIA BEACH')) where street_id = (select id from street where name = 'OCEAN SHORE AVE #1105' and city_id = (select id from city where name = 'VIRGINIA BEACH')); delete from street where name = 'OCEAN SHORE AVE #11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106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45];&quot;',concat('&quot;;[.B145];&quot;',' #'),'')), street_id = (select id from street where name = '&quot;;[.B145];&quot;' and city_id = (select id from city where name = 'VIRGINIA BEACH')) where street_id = (select id from street where name = '&quot;;[.A145];&quot;' and city_id = (select id from city where name = 'VIRGINIA BEACH')); delete from street where name = '&quot;;[.A145];&quot;' and city_id = (select id from city where name = 'VIRGINIA BEACH'); COMMIT&quot;)" office:value-type="string" office:string-value="START TRANSACTION; update resident_base set house_num = concat(house_num,'-',REPLACE('OCEAN SHORE AVE #1106',concat('OCEAN SHORE AVE',' #'),'')), street_id = (select id from street where name = 'OCEAN SHORE AVE' and city_id = (select id from city where name = 'VIRGINIA BEACH')) where street_id = (select id from street where name = 'OCEAN SHORE AVE #1106' and city_id = (select id from city where name = 'VIRGINIA BEACH')); delete from street where name = 'OCEAN SHORE AVE #1106' and city_id = (select id from city where name = 'VIRGINIA BEACH'); COMMIT">
            <text:p>START TRANSACTION; update resident_base set house_num = concat(house_num,'-',REPLACE('OCEAN SHORE AVE #1106',concat('OCEAN SHORE AVE',' #'),'')), street_id = (select id from street where name = 'OCEAN SHORE AVE' and city_id = (select id from city where name = 'VIRGINIA BEACH')) where street_id = (select id from street where name = 'OCEAN SHORE AVE #1106' and city_id = (select id from city where name = 'VIRGINIA BEACH')); delete from street where name = 'OCEAN SHORE AVE #11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107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46];&quot;',concat('&quot;;[.B146];&quot;',' #'),'')), street_id = (select id from street where name = '&quot;;[.B146];&quot;' and city_id = (select id from city where name = 'VIRGINIA BEACH')) where street_id = (select id from street where name = '&quot;;[.A146];&quot;' and city_id = (select id from city where name = 'VIRGINIA BEACH')); delete from street where name = '&quot;;[.A146];&quot;' and city_id = (select id from city where name = 'VIRGINIA BEACH'); COMMIT&quot;)" office:value-type="string" office:string-value="START TRANSACTION; update resident_base set house_num = concat(house_num,'-',REPLACE('OCEAN SHORE AVE #1107',concat('OCEAN SHORE AVE',' #'),'')), street_id = (select id from street where name = 'OCEAN SHORE AVE' and city_id = (select id from city where name = 'VIRGINIA BEACH')) where street_id = (select id from street where name = 'OCEAN SHORE AVE #1107' and city_id = (select id from city where name = 'VIRGINIA BEACH')); delete from street where name = 'OCEAN SHORE AVE #1107' and city_id = (select id from city where name = 'VIRGINIA BEACH'); COMMIT">
            <text:p>START TRANSACTION; update resident_base set house_num = concat(house_num,'-',REPLACE('OCEAN SHORE AVE #1107',concat('OCEAN SHORE AVE',' #'),'')), street_id = (select id from street where name = 'OCEAN SHORE AVE' and city_id = (select id from city where name = 'VIRGINIA BEACH')) where street_id = (select id from street where name = 'OCEAN SHORE AVE #1107' and city_id = (select id from city where name = 'VIRGINIA BEACH')); delete from street where name = 'OCEAN SHORE AVE #11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108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47];&quot;',concat('&quot;;[.B147];&quot;',' #'),'')), street_id = (select id from street where name = '&quot;;[.B147];&quot;' and city_id = (select id from city where name = 'VIRGINIA BEACH')) where street_id = (select id from street where name = '&quot;;[.A147];&quot;' and city_id = (select id from city where name = 'VIRGINIA BEACH')); delete from street where name = '&quot;;[.A147];&quot;' and city_id = (select id from city where name = 'VIRGINIA BEACH'); COMMIT&quot;)" office:value-type="string" office:string-value="START TRANSACTION; update resident_base set house_num = concat(house_num,'-',REPLACE('OCEAN SHORE AVE #1108',concat('OCEAN SHORE AVE',' #'),'')), street_id = (select id from street where name = 'OCEAN SHORE AVE' and city_id = (select id from city where name = 'VIRGINIA BEACH')) where street_id = (select id from street where name = 'OCEAN SHORE AVE #1108' and city_id = (select id from city where name = 'VIRGINIA BEACH')); delete from street where name = 'OCEAN SHORE AVE #1108' and city_id = (select id from city where name = 'VIRGINIA BEACH'); COMMIT">
            <text:p>START TRANSACTION; update resident_base set house_num = concat(house_num,'-',REPLACE('OCEAN SHORE AVE #1108',concat('OCEAN SHORE AVE',' #'),'')), street_id = (select id from street where name = 'OCEAN SHORE AVE' and city_id = (select id from city where name = 'VIRGINIA BEACH')) where street_id = (select id from street where name = 'OCEAN SHORE AVE #1108' and city_id = (select id from city where name = 'VIRGINIA BEACH')); delete from street where name = 'OCEAN SHORE AVE #11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201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48];&quot;',concat('&quot;;[.B148];&quot;',' #'),'')), street_id = (select id from street where name = '&quot;;[.B148];&quot;' and city_id = (select id from city where name = 'VIRGINIA BEACH')) where street_id = (select id from street where name = '&quot;;[.A148];&quot;' and city_id = (select id from city where name = 'VIRGINIA BEACH')); delete from street where name = '&quot;;[.A148];&quot;' and city_id = (select id from city where name = 'VIRGINIA BEACH'); COMMIT&quot;)" office:value-type="string" office:string-value="START TRANSACTION; update resident_base set house_num = concat(house_num,'-',REPLACE('OCEAN SHORE AVE #1201',concat('OCEAN SHORE AVE',' #'),'')), street_id = (select id from street where name = 'OCEAN SHORE AVE' and city_id = (select id from city where name = 'VIRGINIA BEACH')) where street_id = (select id from street where name = 'OCEAN SHORE AVE #1201' and city_id = (select id from city where name = 'VIRGINIA BEACH')); delete from street where name = 'OCEAN SHORE AVE #1201' and city_id = (select id from city where name = 'VIRGINIA BEACH'); COMMIT">
            <text:p>START TRANSACTION; update resident_base set house_num = concat(house_num,'-',REPLACE('OCEAN SHORE AVE #1201',concat('OCEAN SHORE AVE',' #'),'')), street_id = (select id from street where name = 'OCEAN SHORE AVE' and city_id = (select id from city where name = 'VIRGINIA BEACH')) where street_id = (select id from street where name = 'OCEAN SHORE AVE #1201' and city_id = (select id from city where name = 'VIRGINIA BEACH')); delete from street where name = 'OCEAN SHORE AVE #12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203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49];&quot;',concat('&quot;;[.B149];&quot;',' #'),'')), street_id = (select id from street where name = '&quot;;[.B149];&quot;' and city_id = (select id from city where name = 'VIRGINIA BEACH')) where street_id = (select id from street where name = '&quot;;[.A149];&quot;' and city_id = (select id from city where name = 'VIRGINIA BEACH')); delete from street where name = '&quot;;[.A149];&quot;' and city_id = (select id from city where name = 'VIRGINIA BEACH'); COMMIT&quot;)" office:value-type="string" office:string-value="START TRANSACTION; update resident_base set house_num = concat(house_num,'-',REPLACE('OCEAN SHORE AVE #1203',concat('OCEAN SHORE AVE',' #'),'')), street_id = (select id from street where name = 'OCEAN SHORE AVE' and city_id = (select id from city where name = 'VIRGINIA BEACH')) where street_id = (select id from street where name = 'OCEAN SHORE AVE #1203' and city_id = (select id from city where name = 'VIRGINIA BEACH')); delete from street where name = 'OCEAN SHORE AVE #1203' and city_id = (select id from city where name = 'VIRGINIA BEACH'); COMMIT">
            <text:p>START TRANSACTION; update resident_base set house_num = concat(house_num,'-',REPLACE('OCEAN SHORE AVE #1203',concat('OCEAN SHORE AVE',' #'),'')), street_id = (select id from street where name = 'OCEAN SHORE AVE' and city_id = (select id from city where name = 'VIRGINIA BEACH')) where street_id = (select id from street where name = 'OCEAN SHORE AVE #1203' and city_id = (select id from city where name = 'VIRGINIA BEACH')); delete from street where name = 'OCEAN SHORE AVE #12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204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50];&quot;',concat('&quot;;[.B150];&quot;',' #'),'')), street_id = (select id from street where name = '&quot;;[.B150];&quot;' and city_id = (select id from city where name = 'VIRGINIA BEACH')) where street_id = (select id from street where name = '&quot;;[.A150];&quot;' and city_id = (select id from city where name = 'VIRGINIA BEACH')); delete from street where name = '&quot;;[.A150];&quot;' and city_id = (select id from city where name = 'VIRGINIA BEACH'); COMMIT&quot;)" office:value-type="string" office:string-value="START TRANSACTION; update resident_base set house_num = concat(house_num,'-',REPLACE('OCEAN SHORE AVE #1204',concat('OCEAN SHORE AVE',' #'),'')), street_id = (select id from street where name = 'OCEAN SHORE AVE' and city_id = (select id from city where name = 'VIRGINIA BEACH')) where street_id = (select id from street where name = 'OCEAN SHORE AVE #1204' and city_id = (select id from city where name = 'VIRGINIA BEACH')); delete from street where name = 'OCEAN SHORE AVE #1204' and city_id = (select id from city where name = 'VIRGINIA BEACH'); COMMIT">
            <text:p>START TRANSACTION; update resident_base set house_num = concat(house_num,'-',REPLACE('OCEAN SHORE AVE #1204',concat('OCEAN SHORE AVE',' #'),'')), street_id = (select id from street where name = 'OCEAN SHORE AVE' and city_id = (select id from city where name = 'VIRGINIA BEACH')) where street_id = (select id from street where name = 'OCEAN SHORE AVE #1204' and city_id = (select id from city where name = 'VIRGINIA BEACH')); delete from street where name = 'OCEAN SHORE AVE #12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205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51];&quot;',concat('&quot;;[.B151];&quot;',' #'),'')), street_id = (select id from street where name = '&quot;;[.B151];&quot;' and city_id = (select id from city where name = 'VIRGINIA BEACH')) where street_id = (select id from street where name = '&quot;;[.A151];&quot;' and city_id = (select id from city where name = 'VIRGINIA BEACH')); delete from street where name = '&quot;;[.A151];&quot;' and city_id = (select id from city where name = 'VIRGINIA BEACH'); COMMIT&quot;)" office:value-type="string" office:string-value="START TRANSACTION; update resident_base set house_num = concat(house_num,'-',REPLACE('OCEAN SHORE AVE #1205',concat('OCEAN SHORE AVE',' #'),'')), street_id = (select id from street where name = 'OCEAN SHORE AVE' and city_id = (select id from city where name = 'VIRGINIA BEACH')) where street_id = (select id from street where name = 'OCEAN SHORE AVE #1205' and city_id = (select id from city where name = 'VIRGINIA BEACH')); delete from street where name = 'OCEAN SHORE AVE #1205' and city_id = (select id from city where name = 'VIRGINIA BEACH'); COMMIT">
            <text:p>START TRANSACTION; update resident_base set house_num = concat(house_num,'-',REPLACE('OCEAN SHORE AVE #1205',concat('OCEAN SHORE AVE',' #'),'')), street_id = (select id from street where name = 'OCEAN SHORE AVE' and city_id = (select id from city where name = 'VIRGINIA BEACH')) where street_id = (select id from street where name = 'OCEAN SHORE AVE #1205' and city_id = (select id from city where name = 'VIRGINIA BEACH')); delete from street where name = 'OCEAN SHORE AVE #12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206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52];&quot;',concat('&quot;;[.B152];&quot;',' #'),'')), street_id = (select id from street where name = '&quot;;[.B152];&quot;' and city_id = (select id from city where name = 'VIRGINIA BEACH')) where street_id = (select id from street where name = '&quot;;[.A152];&quot;' and city_id = (select id from city where name = 'VIRGINIA BEACH')); delete from street where name = '&quot;;[.A152];&quot;' and city_id = (select id from city where name = 'VIRGINIA BEACH'); COMMIT&quot;)" office:value-type="string" office:string-value="START TRANSACTION; update resident_base set house_num = concat(house_num,'-',REPLACE('OCEAN SHORE AVE #1206',concat('OCEAN SHORE AVE',' #'),'')), street_id = (select id from street where name = 'OCEAN SHORE AVE' and city_id = (select id from city where name = 'VIRGINIA BEACH')) where street_id = (select id from street where name = 'OCEAN SHORE AVE #1206' and city_id = (select id from city where name = 'VIRGINIA BEACH')); delete from street where name = 'OCEAN SHORE AVE #1206' and city_id = (select id from city where name = 'VIRGINIA BEACH'); COMMIT">
            <text:p>START TRANSACTION; update resident_base set house_num = concat(house_num,'-',REPLACE('OCEAN SHORE AVE #1206',concat('OCEAN SHORE AVE',' #'),'')), street_id = (select id from street where name = 'OCEAN SHORE AVE' and city_id = (select id from city where name = 'VIRGINIA BEACH')) where street_id = (select id from street where name = 'OCEAN SHORE AVE #1206' and city_id = (select id from city where name = 'VIRGINIA BEACH')); delete from street where name = 'OCEAN SHORE AVE #12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207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53];&quot;',concat('&quot;;[.B153];&quot;',' #'),'')), street_id = (select id from street where name = '&quot;;[.B153];&quot;' and city_id = (select id from city where name = 'VIRGINIA BEACH')) where street_id = (select id from street where name = '&quot;;[.A153];&quot;' and city_id = (select id from city where name = 'VIRGINIA BEACH')); delete from street where name = '&quot;;[.A153];&quot;' and city_id = (select id from city where name = 'VIRGINIA BEACH'); COMMIT&quot;)" office:value-type="string" office:string-value="START TRANSACTION; update resident_base set house_num = concat(house_num,'-',REPLACE('OCEAN SHORE AVE #1207',concat('OCEAN SHORE AVE',' #'),'')), street_id = (select id from street where name = 'OCEAN SHORE AVE' and city_id = (select id from city where name = 'VIRGINIA BEACH')) where street_id = (select id from street where name = 'OCEAN SHORE AVE #1207' and city_id = (select id from city where name = 'VIRGINIA BEACH')); delete from street where name = 'OCEAN SHORE AVE #1207' and city_id = (select id from city where name = 'VIRGINIA BEACH'); COMMIT">
            <text:p>START TRANSACTION; update resident_base set house_num = concat(house_num,'-',REPLACE('OCEAN SHORE AVE #1207',concat('OCEAN SHORE AVE',' #'),'')), street_id = (select id from street where name = 'OCEAN SHORE AVE' and city_id = (select id from city where name = 'VIRGINIA BEACH')) where street_id = (select id from street where name = 'OCEAN SHORE AVE #1207' and city_id = (select id from city where name = 'VIRGINIA BEACH')); delete from street where name = 'OCEAN SHORE AVE #12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208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54];&quot;',concat('&quot;;[.B154];&quot;',' #'),'')), street_id = (select id from street where name = '&quot;;[.B154];&quot;' and city_id = (select id from city where name = 'VIRGINIA BEACH')) where street_id = (select id from street where name = '&quot;;[.A154];&quot;' and city_id = (select id from city where name = 'VIRGINIA BEACH')); delete from street where name = '&quot;;[.A154];&quot;' and city_id = (select id from city where name = 'VIRGINIA BEACH'); COMMIT&quot;)" office:value-type="string" office:string-value="START TRANSACTION; update resident_base set house_num = concat(house_num,'-',REPLACE('OCEAN SHORE AVE #1208',concat('OCEAN SHORE AVE',' #'),'')), street_id = (select id from street where name = 'OCEAN SHORE AVE' and city_id = (select id from city where name = 'VIRGINIA BEACH')) where street_id = (select id from street where name = 'OCEAN SHORE AVE #1208' and city_id = (select id from city where name = 'VIRGINIA BEACH')); delete from street where name = 'OCEAN SHORE AVE #1208' and city_id = (select id from city where name = 'VIRGINIA BEACH'); COMMIT">
            <text:p>START TRANSACTION; update resident_base set house_num = concat(house_num,'-',REPLACE('OCEAN SHORE AVE #1208',concat('OCEAN SHORE AVE',' #'),'')), street_id = (select id from street where name = 'OCEAN SHORE AVE' and city_id = (select id from city where name = 'VIRGINIA BEACH')) where street_id = (select id from street where name = 'OCEAN SHORE AVE #1208' and city_id = (select id from city where name = 'VIRGINIA BEACH')); delete from street where name = 'OCEAN SHORE AVE #12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3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55];&quot;',concat('&quot;;[.B155];&quot;',' #'),'')), street_id = (select id from street where name = '&quot;;[.B155];&quot;' and city_id = (select id from city where name = 'VIRGINIA BEACH')) where street_id = (select id from street where name = '&quot;;[.A155];&quot;' and city_id = (select id from city where name = 'VIRGINIA BEACH')); delete from street where name = '&quot;;[.A155];&quot;' and city_id = (select id from city where name = 'VIRGINIA BEACH'); COMMIT&quot;)" office:value-type="string" office:string-value="START TRANSACTION; update resident_base set house_num = concat(house_num,'-',REPLACE('OCEAN SHORE AVE #13',concat('OCEAN SHORE AVE',' #'),'')), street_id = (select id from street where name = 'OCEAN SHORE AVE' and city_id = (select id from city where name = 'VIRGINIA BEACH')) where street_id = (select id from street where name = 'OCEAN SHORE AVE #13' and city_id = (select id from city where name = 'VIRGINIA BEACH')); delete from street where name = 'OCEAN SHORE AVE #13' and city_id = (select id from city where name = 'VIRGINIA BEACH'); COMMIT">
            <text:p>START TRANSACTION; update resident_base set house_num = concat(house_num,'-',REPLACE('OCEAN SHORE AVE #13',concat('OCEAN SHORE AVE',' #'),'')), street_id = (select id from street where name = 'OCEAN SHORE AVE' and city_id = (select id from city where name = 'VIRGINIA BEACH')) where street_id = (select id from street where name = 'OCEAN SHORE AVE #13' and city_id = (select id from city where name = 'VIRGINIA BEACH')); delete from street where name = 'OCEAN SHORE AVE #1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301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56];&quot;',concat('&quot;;[.B156];&quot;',' #'),'')), street_id = (select id from street where name = '&quot;;[.B156];&quot;' and city_id = (select id from city where name = 'VIRGINIA BEACH')) where street_id = (select id from street where name = '&quot;;[.A156];&quot;' and city_id = (select id from city where name = 'VIRGINIA BEACH')); delete from street where name = '&quot;;[.A156];&quot;' and city_id = (select id from city where name = 'VIRGINIA BEACH'); COMMIT&quot;)" office:value-type="string" office:string-value="START TRANSACTION; update resident_base set house_num = concat(house_num,'-',REPLACE('OCEAN SHORE AVE #1301',concat('OCEAN SHORE AVE',' #'),'')), street_id = (select id from street where name = 'OCEAN SHORE AVE' and city_id = (select id from city where name = 'VIRGINIA BEACH')) where street_id = (select id from street where name = 'OCEAN SHORE AVE #1301' and city_id = (select id from city where name = 'VIRGINIA BEACH')); delete from street where name = 'OCEAN SHORE AVE #1301' and city_id = (select id from city where name = 'VIRGINIA BEACH'); COMMIT">
            <text:p>START TRANSACTION; update resident_base set house_num = concat(house_num,'-',REPLACE('OCEAN SHORE AVE #1301',concat('OCEAN SHORE AVE',' #'),'')), street_id = (select id from street where name = 'OCEAN SHORE AVE' and city_id = (select id from city where name = 'VIRGINIA BEACH')) where street_id = (select id from street where name = 'OCEAN SHORE AVE #1301' and city_id = (select id from city where name = 'VIRGINIA BEACH')); delete from street where name = 'OCEAN SHORE AVE #13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302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57];&quot;',concat('&quot;;[.B157];&quot;',' #'),'')), street_id = (select id from street where name = '&quot;;[.B157];&quot;' and city_id = (select id from city where name = 'VIRGINIA BEACH')) where street_id = (select id from street where name = '&quot;;[.A157];&quot;' and city_id = (select id from city where name = 'VIRGINIA BEACH')); delete from street where name = '&quot;;[.A157];&quot;' and city_id = (select id from city where name = 'VIRGINIA BEACH'); COMMIT&quot;)" office:value-type="string" office:string-value="START TRANSACTION; update resident_base set house_num = concat(house_num,'-',REPLACE('OCEAN SHORE AVE #1302',concat('OCEAN SHORE AVE',' #'),'')), street_id = (select id from street where name = 'OCEAN SHORE AVE' and city_id = (select id from city where name = 'VIRGINIA BEACH')) where street_id = (select id from street where name = 'OCEAN SHORE AVE #1302' and city_id = (select id from city where name = 'VIRGINIA BEACH')); delete from street where name = 'OCEAN SHORE AVE #1302' and city_id = (select id from city where name = 'VIRGINIA BEACH'); COMMIT">
            <text:p>START TRANSACTION; update resident_base set house_num = concat(house_num,'-',REPLACE('OCEAN SHORE AVE #1302',concat('OCEAN SHORE AVE',' #'),'')), street_id = (select id from street where name = 'OCEAN SHORE AVE' and city_id = (select id from city where name = 'VIRGINIA BEACH')) where street_id = (select id from street where name = 'OCEAN SHORE AVE #1302' and city_id = (select id from city where name = 'VIRGINIA BEACH')); delete from street where name = 'OCEAN SHORE AVE #13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303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58];&quot;',concat('&quot;;[.B158];&quot;',' #'),'')), street_id = (select id from street where name = '&quot;;[.B158];&quot;' and city_id = (select id from city where name = 'VIRGINIA BEACH')) where street_id = (select id from street where name = '&quot;;[.A158];&quot;' and city_id = (select id from city where name = 'VIRGINIA BEACH')); delete from street where name = '&quot;;[.A158];&quot;' and city_id = (select id from city where name = 'VIRGINIA BEACH'); COMMIT&quot;)" office:value-type="string" office:string-value="START TRANSACTION; update resident_base set house_num = concat(house_num,'-',REPLACE('OCEAN SHORE AVE #1303',concat('OCEAN SHORE AVE',' #'),'')), street_id = (select id from street where name = 'OCEAN SHORE AVE' and city_id = (select id from city where name = 'VIRGINIA BEACH')) where street_id = (select id from street where name = 'OCEAN SHORE AVE #1303' and city_id = (select id from city where name = 'VIRGINIA BEACH')); delete from street where name = 'OCEAN SHORE AVE #1303' and city_id = (select id from city where name = 'VIRGINIA BEACH'); COMMIT">
            <text:p>START TRANSACTION; update resident_base set house_num = concat(house_num,'-',REPLACE('OCEAN SHORE AVE #1303',concat('OCEAN SHORE AVE',' #'),'')), street_id = (select id from street where name = 'OCEAN SHORE AVE' and city_id = (select id from city where name = 'VIRGINIA BEACH')) where street_id = (select id from street where name = 'OCEAN SHORE AVE #1303' and city_id = (select id from city where name = 'VIRGINIA BEACH')); delete from street where name = 'OCEAN SHORE AVE #13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304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59];&quot;',concat('&quot;;[.B159];&quot;',' #'),'')), street_id = (select id from street where name = '&quot;;[.B159];&quot;' and city_id = (select id from city where name = 'VIRGINIA BEACH')) where street_id = (select id from street where name = '&quot;;[.A159];&quot;' and city_id = (select id from city where name = 'VIRGINIA BEACH')); delete from street where name = '&quot;;[.A159];&quot;' and city_id = (select id from city where name = 'VIRGINIA BEACH'); COMMIT&quot;)" office:value-type="string" office:string-value="START TRANSACTION; update resident_base set house_num = concat(house_num,'-',REPLACE('OCEAN SHORE AVE #1304',concat('OCEAN SHORE AVE',' #'),'')), street_id = (select id from street where name = 'OCEAN SHORE AVE' and city_id = (select id from city where name = 'VIRGINIA BEACH')) where street_id = (select id from street where name = 'OCEAN SHORE AVE #1304' and city_id = (select id from city where name = 'VIRGINIA BEACH')); delete from street where name = 'OCEAN SHORE AVE #1304' and city_id = (select id from city where name = 'VIRGINIA BEACH'); COMMIT">
            <text:p>START TRANSACTION; update resident_base set house_num = concat(house_num,'-',REPLACE('OCEAN SHORE AVE #1304',concat('OCEAN SHORE AVE',' #'),'')), street_id = (select id from street where name = 'OCEAN SHORE AVE' and city_id = (select id from city where name = 'VIRGINIA BEACH')) where street_id = (select id from street where name = 'OCEAN SHORE AVE #1304' and city_id = (select id from city where name = 'VIRGINIA BEACH')); delete from street where name = 'OCEAN SHORE AVE #13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306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60];&quot;',concat('&quot;;[.B160];&quot;',' #'),'')), street_id = (select id from street where name = '&quot;;[.B160];&quot;' and city_id = (select id from city where name = 'VIRGINIA BEACH')) where street_id = (select id from street where name = '&quot;;[.A160];&quot;' and city_id = (select id from city where name = 'VIRGINIA BEACH')); delete from street where name = '&quot;;[.A160];&quot;' and city_id = (select id from city where name = 'VIRGINIA BEACH'); COMMIT&quot;)" office:value-type="string" office:string-value="START TRANSACTION; update resident_base set house_num = concat(house_num,'-',REPLACE('OCEAN SHORE AVE #1306',concat('OCEAN SHORE AVE',' #'),'')), street_id = (select id from street where name = 'OCEAN SHORE AVE' and city_id = (select id from city where name = 'VIRGINIA BEACH')) where street_id = (select id from street where name = 'OCEAN SHORE AVE #1306' and city_id = (select id from city where name = 'VIRGINIA BEACH')); delete from street where name = 'OCEAN SHORE AVE #1306' and city_id = (select id from city where name = 'VIRGINIA BEACH'); COMMIT">
            <text:p>START TRANSACTION; update resident_base set house_num = concat(house_num,'-',REPLACE('OCEAN SHORE AVE #1306',concat('OCEAN SHORE AVE',' #'),'')), street_id = (select id from street where name = 'OCEAN SHORE AVE' and city_id = (select id from city where name = 'VIRGINIA BEACH')) where street_id = (select id from street where name = 'OCEAN SHORE AVE #1306' and city_id = (select id from city where name = 'VIRGINIA BEACH')); delete from street where name = 'OCEAN SHORE AVE #13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307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61];&quot;',concat('&quot;;[.B161];&quot;',' #'),'')), street_id = (select id from street where name = '&quot;;[.B161];&quot;' and city_id = (select id from city where name = 'VIRGINIA BEACH')) where street_id = (select id from street where name = '&quot;;[.A161];&quot;' and city_id = (select id from city where name = 'VIRGINIA BEACH')); delete from street where name = '&quot;;[.A161];&quot;' and city_id = (select id from city where name = 'VIRGINIA BEACH'); COMMIT&quot;)" office:value-type="string" office:string-value="START TRANSACTION; update resident_base set house_num = concat(house_num,'-',REPLACE('OCEAN SHORE AVE #1307',concat('OCEAN SHORE AVE',' #'),'')), street_id = (select id from street where name = 'OCEAN SHORE AVE' and city_id = (select id from city where name = 'VIRGINIA BEACH')) where street_id = (select id from street where name = 'OCEAN SHORE AVE #1307' and city_id = (select id from city where name = 'VIRGINIA BEACH')); delete from street where name = 'OCEAN SHORE AVE #1307' and city_id = (select id from city where name = 'VIRGINIA BEACH'); COMMIT">
            <text:p>START TRANSACTION; update resident_base set house_num = concat(house_num,'-',REPLACE('OCEAN SHORE AVE #1307',concat('OCEAN SHORE AVE',' #'),'')), street_id = (select id from street where name = 'OCEAN SHORE AVE' and city_id = (select id from city where name = 'VIRGINIA BEACH')) where street_id = (select id from street where name = 'OCEAN SHORE AVE #1307' and city_id = (select id from city where name = 'VIRGINIA BEACH')); delete from street where name = 'OCEAN SHORE AVE #13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308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62];&quot;',concat('&quot;;[.B162];&quot;',' #'),'')), street_id = (select id from street where name = '&quot;;[.B162];&quot;' and city_id = (select id from city where name = 'VIRGINIA BEACH')) where street_id = (select id from street where name = '&quot;;[.A162];&quot;' and city_id = (select id from city where name = 'VIRGINIA BEACH')); delete from street where name = '&quot;;[.A162];&quot;' and city_id = (select id from city where name = 'VIRGINIA BEACH'); COMMIT&quot;)" office:value-type="string" office:string-value="START TRANSACTION; update resident_base set house_num = concat(house_num,'-',REPLACE('OCEAN SHORE AVE #1308',concat('OCEAN SHORE AVE',' #'),'')), street_id = (select id from street where name = 'OCEAN SHORE AVE' and city_id = (select id from city where name = 'VIRGINIA BEACH')) where street_id = (select id from street where name = 'OCEAN SHORE AVE #1308' and city_id = (select id from city where name = 'VIRGINIA BEACH')); delete from street where name = 'OCEAN SHORE AVE #1308' and city_id = (select id from city where name = 'VIRGINIA BEACH'); COMMIT">
            <text:p>START TRANSACTION; update resident_base set house_num = concat(house_num,'-',REPLACE('OCEAN SHORE AVE #1308',concat('OCEAN SHORE AVE',' #'),'')), street_id = (select id from street where name = 'OCEAN SHORE AVE' and city_id = (select id from city where name = 'VIRGINIA BEACH')) where street_id = (select id from street where name = 'OCEAN SHORE AVE #1308' and city_id = (select id from city where name = 'VIRGINIA BEACH')); delete from street where name = 'OCEAN SHORE AVE #13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401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63];&quot;',concat('&quot;;[.B163];&quot;',' #'),'')), street_id = (select id from street where name = '&quot;;[.B163];&quot;' and city_id = (select id from city where name = 'VIRGINIA BEACH')) where street_id = (select id from street where name = '&quot;;[.A163];&quot;' and city_id = (select id from city where name = 'VIRGINIA BEACH')); delete from street where name = '&quot;;[.A163];&quot;' and city_id = (select id from city where name = 'VIRGINIA BEACH'); COMMIT&quot;)" office:value-type="string" office:string-value="START TRANSACTION; update resident_base set house_num = concat(house_num,'-',REPLACE('OCEAN SHORE AVE #1401',concat('OCEAN SHORE AVE',' #'),'')), street_id = (select id from street where name = 'OCEAN SHORE AVE' and city_id = (select id from city where name = 'VIRGINIA BEACH')) where street_id = (select id from street where name = 'OCEAN SHORE AVE #1401' and city_id = (select id from city where name = 'VIRGINIA BEACH')); delete from street where name = 'OCEAN SHORE AVE #1401' and city_id = (select id from city where name = 'VIRGINIA BEACH'); COMMIT">
            <text:p>START TRANSACTION; update resident_base set house_num = concat(house_num,'-',REPLACE('OCEAN SHORE AVE #1401',concat('OCEAN SHORE AVE',' #'),'')), street_id = (select id from street where name = 'OCEAN SHORE AVE' and city_id = (select id from city where name = 'VIRGINIA BEACH')) where street_id = (select id from street where name = 'OCEAN SHORE AVE #1401' and city_id = (select id from city where name = 'VIRGINIA BEACH')); delete from street where name = 'OCEAN SHORE AVE #14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402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64];&quot;',concat('&quot;;[.B164];&quot;',' #'),'')), street_id = (select id from street where name = '&quot;;[.B164];&quot;' and city_id = (select id from city where name = 'VIRGINIA BEACH')) where street_id = (select id from street where name = '&quot;;[.A164];&quot;' and city_id = (select id from city where name = 'VIRGINIA BEACH')); delete from street where name = '&quot;;[.A164];&quot;' and city_id = (select id from city where name = 'VIRGINIA BEACH'); COMMIT&quot;)" office:value-type="string" office:string-value="START TRANSACTION; update resident_base set house_num = concat(house_num,'-',REPLACE('OCEAN SHORE AVE #1402',concat('OCEAN SHORE AVE',' #'),'')), street_id = (select id from street where name = 'OCEAN SHORE AVE' and city_id = (select id from city where name = 'VIRGINIA BEACH')) where street_id = (select id from street where name = 'OCEAN SHORE AVE #1402' and city_id = (select id from city where name = 'VIRGINIA BEACH')); delete from street where name = 'OCEAN SHORE AVE #1402' and city_id = (select id from city where name = 'VIRGINIA BEACH'); COMMIT">
            <text:p>START TRANSACTION; update resident_base set house_num = concat(house_num,'-',REPLACE('OCEAN SHORE AVE #1402',concat('OCEAN SHORE AVE',' #'),'')), street_id = (select id from street where name = 'OCEAN SHORE AVE' and city_id = (select id from city where name = 'VIRGINIA BEACH')) where street_id = (select id from street where name = 'OCEAN SHORE AVE #1402' and city_id = (select id from city where name = 'VIRGINIA BEACH')); delete from street where name = 'OCEAN SHORE AVE #14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403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65];&quot;',concat('&quot;;[.B165];&quot;',' #'),'')), street_id = (select id from street where name = '&quot;;[.B165];&quot;' and city_id = (select id from city where name = 'VIRGINIA BEACH')) where street_id = (select id from street where name = '&quot;;[.A165];&quot;' and city_id = (select id from city where name = 'VIRGINIA BEACH')); delete from street where name = '&quot;;[.A165];&quot;' and city_id = (select id from city where name = 'VIRGINIA BEACH'); COMMIT&quot;)" office:value-type="string" office:string-value="START TRANSACTION; update resident_base set house_num = concat(house_num,'-',REPLACE('OCEAN SHORE AVE #1403',concat('OCEAN SHORE AVE',' #'),'')), street_id = (select id from street where name = 'OCEAN SHORE AVE' and city_id = (select id from city where name = 'VIRGINIA BEACH')) where street_id = (select id from street where name = 'OCEAN SHORE AVE #1403' and city_id = (select id from city where name = 'VIRGINIA BEACH')); delete from street where name = 'OCEAN SHORE AVE #1403' and city_id = (select id from city where name = 'VIRGINIA BEACH'); COMMIT">
            <text:p>START TRANSACTION; update resident_base set house_num = concat(house_num,'-',REPLACE('OCEAN SHORE AVE #1403',concat('OCEAN SHORE AVE',' #'),'')), street_id = (select id from street where name = 'OCEAN SHORE AVE' and city_id = (select id from city where name = 'VIRGINIA BEACH')) where street_id = (select id from street where name = 'OCEAN SHORE AVE #1403' and city_id = (select id from city where name = 'VIRGINIA BEACH')); delete from street where name = 'OCEAN SHORE AVE #14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404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66];&quot;',concat('&quot;;[.B166];&quot;',' #'),'')), street_id = (select id from street where name = '&quot;;[.B166];&quot;' and city_id = (select id from city where name = 'VIRGINIA BEACH')) where street_id = (select id from street where name = '&quot;;[.A166];&quot;' and city_id = (select id from city where name = 'VIRGINIA BEACH')); delete from street where name = '&quot;;[.A166];&quot;' and city_id = (select id from city where name = 'VIRGINIA BEACH'); COMMIT&quot;)" office:value-type="string" office:string-value="START TRANSACTION; update resident_base set house_num = concat(house_num,'-',REPLACE('OCEAN SHORE AVE #1404',concat('OCEAN SHORE AVE',' #'),'')), street_id = (select id from street where name = 'OCEAN SHORE AVE' and city_id = (select id from city where name = 'VIRGINIA BEACH')) where street_id = (select id from street where name = 'OCEAN SHORE AVE #1404' and city_id = (select id from city where name = 'VIRGINIA BEACH')); delete from street where name = 'OCEAN SHORE AVE #1404' and city_id = (select id from city where name = 'VIRGINIA BEACH'); COMMIT">
            <text:p>START TRANSACTION; update resident_base set house_num = concat(house_num,'-',REPLACE('OCEAN SHORE AVE #1404',concat('OCEAN SHORE AVE',' #'),'')), street_id = (select id from street where name = 'OCEAN SHORE AVE' and city_id = (select id from city where name = 'VIRGINIA BEACH')) where street_id = (select id from street where name = 'OCEAN SHORE AVE #1404' and city_id = (select id from city where name = 'VIRGINIA BEACH')); delete from street where name = 'OCEAN SHORE AVE #14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405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67];&quot;',concat('&quot;;[.B167];&quot;',' #'),'')), street_id = (select id from street where name = '&quot;;[.B167];&quot;' and city_id = (select id from city where name = 'VIRGINIA BEACH')) where street_id = (select id from street where name = '&quot;;[.A167];&quot;' and city_id = (select id from city where name = 'VIRGINIA BEACH')); delete from street where name = '&quot;;[.A167];&quot;' and city_id = (select id from city where name = 'VIRGINIA BEACH'); COMMIT&quot;)" office:value-type="string" office:string-value="START TRANSACTION; update resident_base set house_num = concat(house_num,'-',REPLACE('OCEAN SHORE AVE #1405',concat('OCEAN SHORE AVE',' #'),'')), street_id = (select id from street where name = 'OCEAN SHORE AVE' and city_id = (select id from city where name = 'VIRGINIA BEACH')) where street_id = (select id from street where name = 'OCEAN SHORE AVE #1405' and city_id = (select id from city where name = 'VIRGINIA BEACH')); delete from street where name = 'OCEAN SHORE AVE #1405' and city_id = (select id from city where name = 'VIRGINIA BEACH'); COMMIT">
            <text:p>START TRANSACTION; update resident_base set house_num = concat(house_num,'-',REPLACE('OCEAN SHORE AVE #1405',concat('OCEAN SHORE AVE',' #'),'')), street_id = (select id from street where name = 'OCEAN SHORE AVE' and city_id = (select id from city where name = 'VIRGINIA BEACH')) where street_id = (select id from street where name = 'OCEAN SHORE AVE #1405' and city_id = (select id from city where name = 'VIRGINIA BEACH')); delete from street where name = 'OCEAN SHORE AVE #14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406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68];&quot;',concat('&quot;;[.B168];&quot;',' #'),'')), street_id = (select id from street where name = '&quot;;[.B168];&quot;' and city_id = (select id from city where name = 'VIRGINIA BEACH')) where street_id = (select id from street where name = '&quot;;[.A168];&quot;' and city_id = (select id from city where name = 'VIRGINIA BEACH')); delete from street where name = '&quot;;[.A168];&quot;' and city_id = (select id from city where name = 'VIRGINIA BEACH'); COMMIT&quot;)" office:value-type="string" office:string-value="START TRANSACTION; update resident_base set house_num = concat(house_num,'-',REPLACE('OCEAN SHORE AVE #1406',concat('OCEAN SHORE AVE',' #'),'')), street_id = (select id from street where name = 'OCEAN SHORE AVE' and city_id = (select id from city where name = 'VIRGINIA BEACH')) where street_id = (select id from street where name = 'OCEAN SHORE AVE #1406' and city_id = (select id from city where name = 'VIRGINIA BEACH')); delete from street where name = 'OCEAN SHORE AVE #1406' and city_id = (select id from city where name = 'VIRGINIA BEACH'); COMMIT">
            <text:p>START TRANSACTION; update resident_base set house_num = concat(house_num,'-',REPLACE('OCEAN SHORE AVE #1406',concat('OCEAN SHORE AVE',' #'),'')), street_id = (select id from street where name = 'OCEAN SHORE AVE' and city_id = (select id from city where name = 'VIRGINIA BEACH')) where street_id = (select id from street where name = 'OCEAN SHORE AVE #1406' and city_id = (select id from city where name = 'VIRGINIA BEACH')); delete from street where name = 'OCEAN SHORE AVE #14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407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69];&quot;',concat('&quot;;[.B169];&quot;',' #'),'')), street_id = (select id from street where name = '&quot;;[.B169];&quot;' and city_id = (select id from city where name = 'VIRGINIA BEACH')) where street_id = (select id from street where name = '&quot;;[.A169];&quot;' and city_id = (select id from city where name = 'VIRGINIA BEACH')); delete from street where name = '&quot;;[.A169];&quot;' and city_id = (select id from city where name = 'VIRGINIA BEACH'); COMMIT&quot;)" office:value-type="string" office:string-value="START TRANSACTION; update resident_base set house_num = concat(house_num,'-',REPLACE('OCEAN SHORE AVE #1407',concat('OCEAN SHORE AVE',' #'),'')), street_id = (select id from street where name = 'OCEAN SHORE AVE' and city_id = (select id from city where name = 'VIRGINIA BEACH')) where street_id = (select id from street where name = 'OCEAN SHORE AVE #1407' and city_id = (select id from city where name = 'VIRGINIA BEACH')); delete from street where name = 'OCEAN SHORE AVE #1407' and city_id = (select id from city where name = 'VIRGINIA BEACH'); COMMIT">
            <text:p>START TRANSACTION; update resident_base set house_num = concat(house_num,'-',REPLACE('OCEAN SHORE AVE #1407',concat('OCEAN SHORE AVE',' #'),'')), street_id = (select id from street where name = 'OCEAN SHORE AVE' and city_id = (select id from city where name = 'VIRGINIA BEACH')) where street_id = (select id from street where name = 'OCEAN SHORE AVE #1407' and city_id = (select id from city where name = 'VIRGINIA BEACH')); delete from street where name = 'OCEAN SHORE AVE #14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408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70];&quot;',concat('&quot;;[.B170];&quot;',' #'),'')), street_id = (select id from street where name = '&quot;;[.B170];&quot;' and city_id = (select id from city where name = 'VIRGINIA BEACH')) where street_id = (select id from street where name = '&quot;;[.A170];&quot;' and city_id = (select id from city where name = 'VIRGINIA BEACH')); delete from street where name = '&quot;;[.A170];&quot;' and city_id = (select id from city where name = 'VIRGINIA BEACH'); COMMIT&quot;)" office:value-type="string" office:string-value="START TRANSACTION; update resident_base set house_num = concat(house_num,'-',REPLACE('OCEAN SHORE AVE #1408',concat('OCEAN SHORE AVE',' #'),'')), street_id = (select id from street where name = 'OCEAN SHORE AVE' and city_id = (select id from city where name = 'VIRGINIA BEACH')) where street_id = (select id from street where name = 'OCEAN SHORE AVE #1408' and city_id = (select id from city where name = 'VIRGINIA BEACH')); delete from street where name = 'OCEAN SHORE AVE #1408' and city_id = (select id from city where name = 'VIRGINIA BEACH'); COMMIT">
            <text:p>START TRANSACTION; update resident_base set house_num = concat(house_num,'-',REPLACE('OCEAN SHORE AVE #1408',concat('OCEAN SHORE AVE',' #'),'')), street_id = (select id from street where name = 'OCEAN SHORE AVE' and city_id = (select id from city where name = 'VIRGINIA BEACH')) where street_id = (select id from street where name = 'OCEAN SHORE AVE #1408' and city_id = (select id from city where name = 'VIRGINIA BEACH')); delete from street where name = 'OCEAN SHORE AVE #14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501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71];&quot;',concat('&quot;;[.B171];&quot;',' #'),'')), street_id = (select id from street where name = '&quot;;[.B171];&quot;' and city_id = (select id from city where name = 'VIRGINIA BEACH')) where street_id = (select id from street where name = '&quot;;[.A171];&quot;' and city_id = (select id from city where name = 'VIRGINIA BEACH')); delete from street where name = '&quot;;[.A171];&quot;' and city_id = (select id from city where name = 'VIRGINIA BEACH'); COMMIT&quot;)" office:value-type="string" office:string-value="START TRANSACTION; update resident_base set house_num = concat(house_num,'-',REPLACE('OCEAN SHORE AVE #1501',concat('OCEAN SHORE AVE',' #'),'')), street_id = (select id from street where name = 'OCEAN SHORE AVE' and city_id = (select id from city where name = 'VIRGINIA BEACH')) where street_id = (select id from street where name = 'OCEAN SHORE AVE #1501' and city_id = (select id from city where name = 'VIRGINIA BEACH')); delete from street where name = 'OCEAN SHORE AVE #1501' and city_id = (select id from city where name = 'VIRGINIA BEACH'); COMMIT">
            <text:p>START TRANSACTION; update resident_base set house_num = concat(house_num,'-',REPLACE('OCEAN SHORE AVE #1501',concat('OCEAN SHORE AVE',' #'),'')), street_id = (select id from street where name = 'OCEAN SHORE AVE' and city_id = (select id from city where name = 'VIRGINIA BEACH')) where street_id = (select id from street where name = 'OCEAN SHORE AVE #1501' and city_id = (select id from city where name = 'VIRGINIA BEACH')); delete from street where name = 'OCEAN SHORE AVE #15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502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72];&quot;',concat('&quot;;[.B172];&quot;',' #'),'')), street_id = (select id from street where name = '&quot;;[.B172];&quot;' and city_id = (select id from city where name = 'VIRGINIA BEACH')) where street_id = (select id from street where name = '&quot;;[.A172];&quot;' and city_id = (select id from city where name = 'VIRGINIA BEACH')); delete from street where name = '&quot;;[.A172];&quot;' and city_id = (select id from city where name = 'VIRGINIA BEACH'); COMMIT&quot;)" office:value-type="string" office:string-value="START TRANSACTION; update resident_base set house_num = concat(house_num,'-',REPLACE('OCEAN SHORE AVE #1502',concat('OCEAN SHORE AVE',' #'),'')), street_id = (select id from street where name = 'OCEAN SHORE AVE' and city_id = (select id from city where name = 'VIRGINIA BEACH')) where street_id = (select id from street where name = 'OCEAN SHORE AVE #1502' and city_id = (select id from city where name = 'VIRGINIA BEACH')); delete from street where name = 'OCEAN SHORE AVE #1502' and city_id = (select id from city where name = 'VIRGINIA BEACH'); COMMIT">
            <text:p>START TRANSACTION; update resident_base set house_num = concat(house_num,'-',REPLACE('OCEAN SHORE AVE #1502',concat('OCEAN SHORE AVE',' #'),'')), street_id = (select id from street where name = 'OCEAN SHORE AVE' and city_id = (select id from city where name = 'VIRGINIA BEACH')) where street_id = (select id from street where name = 'OCEAN SHORE AVE #1502' and city_id = (select id from city where name = 'VIRGINIA BEACH')); delete from street where name = 'OCEAN SHORE AVE #15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503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73];&quot;',concat('&quot;;[.B173];&quot;',' #'),'')), street_id = (select id from street where name = '&quot;;[.B173];&quot;' and city_id = (select id from city where name = 'VIRGINIA BEACH')) where street_id = (select id from street where name = '&quot;;[.A173];&quot;' and city_id = (select id from city where name = 'VIRGINIA BEACH')); delete from street where name = '&quot;;[.A173];&quot;' and city_id = (select id from city where name = 'VIRGINIA BEACH'); COMMIT&quot;)" office:value-type="string" office:string-value="START TRANSACTION; update resident_base set house_num = concat(house_num,'-',REPLACE('OCEAN SHORE AVE #1503',concat('OCEAN SHORE AVE',' #'),'')), street_id = (select id from street where name = 'OCEAN SHORE AVE' and city_id = (select id from city where name = 'VIRGINIA BEACH')) where street_id = (select id from street where name = 'OCEAN SHORE AVE #1503' and city_id = (select id from city where name = 'VIRGINIA BEACH')); delete from street where name = 'OCEAN SHORE AVE #1503' and city_id = (select id from city where name = 'VIRGINIA BEACH'); COMMIT">
            <text:p>START TRANSACTION; update resident_base set house_num = concat(house_num,'-',REPLACE('OCEAN SHORE AVE #1503',concat('OCEAN SHORE AVE',' #'),'')), street_id = (select id from street where name = 'OCEAN SHORE AVE' and city_id = (select id from city where name = 'VIRGINIA BEACH')) where street_id = (select id from street where name = 'OCEAN SHORE AVE #1503' and city_id = (select id from city where name = 'VIRGINIA BEACH')); delete from street where name = 'OCEAN SHORE AVE #15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504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74];&quot;',concat('&quot;;[.B174];&quot;',' #'),'')), street_id = (select id from street where name = '&quot;;[.B174];&quot;' and city_id = (select id from city where name = 'VIRGINIA BEACH')) where street_id = (select id from street where name = '&quot;;[.A174];&quot;' and city_id = (select id from city where name = 'VIRGINIA BEACH')); delete from street where name = '&quot;;[.A174];&quot;' and city_id = (select id from city where name = 'VIRGINIA BEACH'); COMMIT&quot;)" office:value-type="string" office:string-value="START TRANSACTION; update resident_base set house_num = concat(house_num,'-',REPLACE('OCEAN SHORE AVE #1504',concat('OCEAN SHORE AVE',' #'),'')), street_id = (select id from street where name = 'OCEAN SHORE AVE' and city_id = (select id from city where name = 'VIRGINIA BEACH')) where street_id = (select id from street where name = 'OCEAN SHORE AVE #1504' and city_id = (select id from city where name = 'VIRGINIA BEACH')); delete from street where name = 'OCEAN SHORE AVE #1504' and city_id = (select id from city where name = 'VIRGINIA BEACH'); COMMIT">
            <text:p>START TRANSACTION; update resident_base set house_num = concat(house_num,'-',REPLACE('OCEAN SHORE AVE #1504',concat('OCEAN SHORE AVE',' #'),'')), street_id = (select id from street where name = 'OCEAN SHORE AVE' and city_id = (select id from city where name = 'VIRGINIA BEACH')) where street_id = (select id from street where name = 'OCEAN SHORE AVE #1504' and city_id = (select id from city where name = 'VIRGINIA BEACH')); delete from street where name = 'OCEAN SHORE AVE #15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505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75];&quot;',concat('&quot;;[.B175];&quot;',' #'),'')), street_id = (select id from street where name = '&quot;;[.B175];&quot;' and city_id = (select id from city where name = 'VIRGINIA BEACH')) where street_id = (select id from street where name = '&quot;;[.A175];&quot;' and city_id = (select id from city where name = 'VIRGINIA BEACH')); delete from street where name = '&quot;;[.A175];&quot;' and city_id = (select id from city where name = 'VIRGINIA BEACH'); COMMIT&quot;)" office:value-type="string" office:string-value="START TRANSACTION; update resident_base set house_num = concat(house_num,'-',REPLACE('OCEAN SHORE AVE #1505',concat('OCEAN SHORE AVE',' #'),'')), street_id = (select id from street where name = 'OCEAN SHORE AVE' and city_id = (select id from city where name = 'VIRGINIA BEACH')) where street_id = (select id from street where name = 'OCEAN SHORE AVE #1505' and city_id = (select id from city where name = 'VIRGINIA BEACH')); delete from street where name = 'OCEAN SHORE AVE #1505' and city_id = (select id from city where name = 'VIRGINIA BEACH'); COMMIT">
            <text:p>START TRANSACTION; update resident_base set house_num = concat(house_num,'-',REPLACE('OCEAN SHORE AVE #1505',concat('OCEAN SHORE AVE',' #'),'')), street_id = (select id from street where name = 'OCEAN SHORE AVE' and city_id = (select id from city where name = 'VIRGINIA BEACH')) where street_id = (select id from street where name = 'OCEAN SHORE AVE #1505' and city_id = (select id from city where name = 'VIRGINIA BEACH')); delete from street where name = 'OCEAN SHORE AVE #15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506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76];&quot;',concat('&quot;;[.B176];&quot;',' #'),'')), street_id = (select id from street where name = '&quot;;[.B176];&quot;' and city_id = (select id from city where name = 'VIRGINIA BEACH')) where street_id = (select id from street where name = '&quot;;[.A176];&quot;' and city_id = (select id from city where name = 'VIRGINIA BEACH')); delete from street where name = '&quot;;[.A176];&quot;' and city_id = (select id from city where name = 'VIRGINIA BEACH'); COMMIT&quot;)" office:value-type="string" office:string-value="START TRANSACTION; update resident_base set house_num = concat(house_num,'-',REPLACE('OCEAN SHORE AVE #1506',concat('OCEAN SHORE AVE',' #'),'')), street_id = (select id from street where name = 'OCEAN SHORE AVE' and city_id = (select id from city where name = 'VIRGINIA BEACH')) where street_id = (select id from street where name = 'OCEAN SHORE AVE #1506' and city_id = (select id from city where name = 'VIRGINIA BEACH')); delete from street where name = 'OCEAN SHORE AVE #1506' and city_id = (select id from city where name = 'VIRGINIA BEACH'); COMMIT">
            <text:p>START TRANSACTION; update resident_base set house_num = concat(house_num,'-',REPLACE('OCEAN SHORE AVE #1506',concat('OCEAN SHORE AVE',' #'),'')), street_id = (select id from street where name = 'OCEAN SHORE AVE' and city_id = (select id from city where name = 'VIRGINIA BEACH')) where street_id = (select id from street where name = 'OCEAN SHORE AVE #1506' and city_id = (select id from city where name = 'VIRGINIA BEACH')); delete from street where name = 'OCEAN SHORE AVE #15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602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77];&quot;',concat('&quot;;[.B177];&quot;',' #'),'')), street_id = (select id from street where name = '&quot;;[.B177];&quot;' and city_id = (select id from city where name = 'VIRGINIA BEACH')) where street_id = (select id from street where name = '&quot;;[.A177];&quot;' and city_id = (select id from city where name = 'VIRGINIA BEACH')); delete from street where name = '&quot;;[.A177];&quot;' and city_id = (select id from city where name = 'VIRGINIA BEACH'); COMMIT&quot;)" office:value-type="string" office:string-value="START TRANSACTION; update resident_base set house_num = concat(house_num,'-',REPLACE('OCEAN SHORE AVE #1602',concat('OCEAN SHORE AVE',' #'),'')), street_id = (select id from street where name = 'OCEAN SHORE AVE' and city_id = (select id from city where name = 'VIRGINIA BEACH')) where street_id = (select id from street where name = 'OCEAN SHORE AVE #1602' and city_id = (select id from city where name = 'VIRGINIA BEACH')); delete from street where name = 'OCEAN SHORE AVE #1602' and city_id = (select id from city where name = 'VIRGINIA BEACH'); COMMIT">
            <text:p>START TRANSACTION; update resident_base set house_num = concat(house_num,'-',REPLACE('OCEAN SHORE AVE #1602',concat('OCEAN SHORE AVE',' #'),'')), street_id = (select id from street where name = 'OCEAN SHORE AVE' and city_id = (select id from city where name = 'VIRGINIA BEACH')) where street_id = (select id from street where name = 'OCEAN SHORE AVE #1602' and city_id = (select id from city where name = 'VIRGINIA BEACH')); delete from street where name = 'OCEAN SHORE AVE #16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604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78];&quot;',concat('&quot;;[.B178];&quot;',' #'),'')), street_id = (select id from street where name = '&quot;;[.B178];&quot;' and city_id = (select id from city where name = 'VIRGINIA BEACH')) where street_id = (select id from street where name = '&quot;;[.A178];&quot;' and city_id = (select id from city where name = 'VIRGINIA BEACH')); delete from street where name = '&quot;;[.A178];&quot;' and city_id = (select id from city where name = 'VIRGINIA BEACH'); COMMIT&quot;)" office:value-type="string" office:string-value="START TRANSACTION; update resident_base set house_num = concat(house_num,'-',REPLACE('OCEAN SHORE AVE #1604',concat('OCEAN SHORE AVE',' #'),'')), street_id = (select id from street where name = 'OCEAN SHORE AVE' and city_id = (select id from city where name = 'VIRGINIA BEACH')) where street_id = (select id from street where name = 'OCEAN SHORE AVE #1604' and city_id = (select id from city where name = 'VIRGINIA BEACH')); delete from street where name = 'OCEAN SHORE AVE #1604' and city_id = (select id from city where name = 'VIRGINIA BEACH'); COMMIT">
            <text:p>START TRANSACTION; update resident_base set house_num = concat(house_num,'-',REPLACE('OCEAN SHORE AVE #1604',concat('OCEAN SHORE AVE',' #'),'')), street_id = (select id from street where name = 'OCEAN SHORE AVE' and city_id = (select id from city where name = 'VIRGINIA BEACH')) where street_id = (select id from street where name = 'OCEAN SHORE AVE #1604' and city_id = (select id from city where name = 'VIRGINIA BEACH')); delete from street where name = 'OCEAN SHORE AVE #16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605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79];&quot;',concat('&quot;;[.B179];&quot;',' #'),'')), street_id = (select id from street where name = '&quot;;[.B179];&quot;' and city_id = (select id from city where name = 'VIRGINIA BEACH')) where street_id = (select id from street where name = '&quot;;[.A179];&quot;' and city_id = (select id from city where name = 'VIRGINIA BEACH')); delete from street where name = '&quot;;[.A179];&quot;' and city_id = (select id from city where name = 'VIRGINIA BEACH'); COMMIT&quot;)" office:value-type="string" office:string-value="START TRANSACTION; update resident_base set house_num = concat(house_num,'-',REPLACE('OCEAN SHORE AVE #1605',concat('OCEAN SHORE AVE',' #'),'')), street_id = (select id from street where name = 'OCEAN SHORE AVE' and city_id = (select id from city where name = 'VIRGINIA BEACH')) where street_id = (select id from street where name = 'OCEAN SHORE AVE #1605' and city_id = (select id from city where name = 'VIRGINIA BEACH')); delete from street where name = 'OCEAN SHORE AVE #1605' and city_id = (select id from city where name = 'VIRGINIA BEACH'); COMMIT">
            <text:p>START TRANSACTION; update resident_base set house_num = concat(house_num,'-',REPLACE('OCEAN SHORE AVE #1605',concat('OCEAN SHORE AVE',' #'),'')), street_id = (select id from street where name = 'OCEAN SHORE AVE' and city_id = (select id from city where name = 'VIRGINIA BEACH')) where street_id = (select id from street where name = 'OCEAN SHORE AVE #1605' and city_id = (select id from city where name = 'VIRGINIA BEACH')); delete from street where name = 'OCEAN SHORE AVE #16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606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80];&quot;',concat('&quot;;[.B180];&quot;',' #'),'')), street_id = (select id from street where name = '&quot;;[.B180];&quot;' and city_id = (select id from city where name = 'VIRGINIA BEACH')) where street_id = (select id from street where name = '&quot;;[.A180];&quot;' and city_id = (select id from city where name = 'VIRGINIA BEACH')); delete from street where name = '&quot;;[.A180];&quot;' and city_id = (select id from city where name = 'VIRGINIA BEACH'); COMMIT&quot;)" office:value-type="string" office:string-value="START TRANSACTION; update resident_base set house_num = concat(house_num,'-',REPLACE('OCEAN SHORE AVE #1606',concat('OCEAN SHORE AVE',' #'),'')), street_id = (select id from street where name = 'OCEAN SHORE AVE' and city_id = (select id from city where name = 'VIRGINIA BEACH')) where street_id = (select id from street where name = 'OCEAN SHORE AVE #1606' and city_id = (select id from city where name = 'VIRGINIA BEACH')); delete from street where name = 'OCEAN SHORE AVE #1606' and city_id = (select id from city where name = 'VIRGINIA BEACH'); COMMIT">
            <text:p>START TRANSACTION; update resident_base set house_num = concat(house_num,'-',REPLACE('OCEAN SHORE AVE #1606',concat('OCEAN SHORE AVE',' #'),'')), street_id = (select id from street where name = 'OCEAN SHORE AVE' and city_id = (select id from city where name = 'VIRGINIA BEACH')) where street_id = (select id from street where name = 'OCEAN SHORE AVE #1606' and city_id = (select id from city where name = 'VIRGINIA BEACH')); delete from street where name = 'OCEAN SHORE AVE #16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1608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81];&quot;',concat('&quot;;[.B181];&quot;',' #'),'')), street_id = (select id from street where name = '&quot;;[.B181];&quot;' and city_id = (select id from city where name = 'VIRGINIA BEACH')) where street_id = (select id from street where name = '&quot;;[.A181];&quot;' and city_id = (select id from city where name = 'VIRGINIA BEACH')); delete from street where name = '&quot;;[.A181];&quot;' and city_id = (select id from city where name = 'VIRGINIA BEACH'); COMMIT&quot;)" office:value-type="string" office:string-value="START TRANSACTION; update resident_base set house_num = concat(house_num,'-',REPLACE('OCEAN SHORE AVE #1608',concat('OCEAN SHORE AVE',' #'),'')), street_id = (select id from street where name = 'OCEAN SHORE AVE' and city_id = (select id from city where name = 'VIRGINIA BEACH')) where street_id = (select id from street where name = 'OCEAN SHORE AVE #1608' and city_id = (select id from city where name = 'VIRGINIA BEACH')); delete from street where name = 'OCEAN SHORE AVE #1608' and city_id = (select id from city where name = 'VIRGINIA BEACH'); COMMIT">
            <text:p>START TRANSACTION; update resident_base set house_num = concat(house_num,'-',REPLACE('OCEAN SHORE AVE #1608',concat('OCEAN SHORE AVE',' #'),'')), street_id = (select id from street where name = 'OCEAN SHORE AVE' and city_id = (select id from city where name = 'VIRGINIA BEACH')) where street_id = (select id from street where name = 'OCEAN SHORE AVE #1608' and city_id = (select id from city where name = 'VIRGINIA BEACH')); delete from street where name = 'OCEAN SHORE AVE #16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201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82];&quot;',concat('&quot;;[.B182];&quot;',' #'),'')), street_id = (select id from street where name = '&quot;;[.B182];&quot;' and city_id = (select id from city where name = 'VIRGINIA BEACH')) where street_id = (select id from street where name = '&quot;;[.A182];&quot;' and city_id = (select id from city where name = 'VIRGINIA BEACH')); delete from street where name = '&quot;;[.A182];&quot;' and city_id = (select id from city where name = 'VIRGINIA BEACH'); COMMIT&quot;)" office:value-type="string" office:string-value="START TRANSACTION; update resident_base set house_num = concat(house_num,'-',REPLACE('OCEAN SHORE AVE #201',concat('OCEAN SHORE AVE',' #'),'')), street_id = (select id from street where name = 'OCEAN SHORE AVE' and city_id = (select id from city where name = 'VIRGINIA BEACH')) where street_id = (select id from street where name = 'OCEAN SHORE AVE #201' and city_id = (select id from city where name = 'VIRGINIA BEACH')); delete from street where name = 'OCEAN SHORE AVE #201' and city_id = (select id from city where name = 'VIRGINIA BEACH'); COMMIT">
            <text:p>START TRANSACTION; update resident_base set house_num = concat(house_num,'-',REPLACE('OCEAN SHORE AVE #201',concat('OCEAN SHORE AVE',' #'),'')), street_id = (select id from street where name = 'OCEAN SHORE AVE' and city_id = (select id from city where name = 'VIRGINIA BEACH')) where street_id = (select id from street where name = 'OCEAN SHORE AVE #201' and city_id = (select id from city where name = 'VIRGINIA BEACH')); delete from street where name = 'OCEAN SHORE AVE #2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202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83];&quot;',concat('&quot;;[.B183];&quot;',' #'),'')), street_id = (select id from street where name = '&quot;;[.B183];&quot;' and city_id = (select id from city where name = 'VIRGINIA BEACH')) where street_id = (select id from street where name = '&quot;;[.A183];&quot;' and city_id = (select id from city where name = 'VIRGINIA BEACH')); delete from street where name = '&quot;;[.A183];&quot;' and city_id = (select id from city where name = 'VIRGINIA BEACH'); COMMIT&quot;)" office:value-type="string" office:string-value="START TRANSACTION; update resident_base set house_num = concat(house_num,'-',REPLACE('OCEAN SHORE AVE #202',concat('OCEAN SHORE AVE',' #'),'')), street_id = (select id from street where name = 'OCEAN SHORE AVE' and city_id = (select id from city where name = 'VIRGINIA BEACH')) where street_id = (select id from street where name = 'OCEAN SHORE AVE #202' and city_id = (select id from city where name = 'VIRGINIA BEACH')); delete from street where name = 'OCEAN SHORE AVE #202' and city_id = (select id from city where name = 'VIRGINIA BEACH'); COMMIT">
            <text:p>START TRANSACTION; update resident_base set house_num = concat(house_num,'-',REPLACE('OCEAN SHORE AVE #202',concat('OCEAN SHORE AVE',' #'),'')), street_id = (select id from street where name = 'OCEAN SHORE AVE' and city_id = (select id from city where name = 'VIRGINIA BEACH')) where street_id = (select id from street where name = 'OCEAN SHORE AVE #202' and city_id = (select id from city where name = 'VIRGINIA BEACH')); delete from street where name = 'OCEAN SHORE AVE #2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203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84];&quot;',concat('&quot;;[.B184];&quot;',' #'),'')), street_id = (select id from street where name = '&quot;;[.B184];&quot;' and city_id = (select id from city where name = 'VIRGINIA BEACH')) where street_id = (select id from street where name = '&quot;;[.A184];&quot;' and city_id = (select id from city where name = 'VIRGINIA BEACH')); delete from street where name = '&quot;;[.A184];&quot;' and city_id = (select id from city where name = 'VIRGINIA BEACH'); COMMIT&quot;)" office:value-type="string" office:string-value="START TRANSACTION; update resident_base set house_num = concat(house_num,'-',REPLACE('OCEAN SHORE AVE #203',concat('OCEAN SHORE AVE',' #'),'')), street_id = (select id from street where name = 'OCEAN SHORE AVE' and city_id = (select id from city where name = 'VIRGINIA BEACH')) where street_id = (select id from street where name = 'OCEAN SHORE AVE #203' and city_id = (select id from city where name = 'VIRGINIA BEACH')); delete from street where name = 'OCEAN SHORE AVE #203' and city_id = (select id from city where name = 'VIRGINIA BEACH'); COMMIT">
            <text:p>START TRANSACTION; update resident_base set house_num = concat(house_num,'-',REPLACE('OCEAN SHORE AVE #203',concat('OCEAN SHORE AVE',' #'),'')), street_id = (select id from street where name = 'OCEAN SHORE AVE' and city_id = (select id from city where name = 'VIRGINIA BEACH')) where street_id = (select id from street where name = 'OCEAN SHORE AVE #203' and city_id = (select id from city where name = 'VIRGINIA BEACH')); delete from street where name = 'OCEAN SHORE AVE #2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205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85];&quot;',concat('&quot;;[.B185];&quot;',' #'),'')), street_id = (select id from street where name = '&quot;;[.B185];&quot;' and city_id = (select id from city where name = 'VIRGINIA BEACH')) where street_id = (select id from street where name = '&quot;;[.A185];&quot;' and city_id = (select id from city where name = 'VIRGINIA BEACH')); delete from street where name = '&quot;;[.A185];&quot;' and city_id = (select id from city where name = 'VIRGINIA BEACH'); COMMIT&quot;)" office:value-type="string" office:string-value="START TRANSACTION; update resident_base set house_num = concat(house_num,'-',REPLACE('OCEAN SHORE AVE #205',concat('OCEAN SHORE AVE',' #'),'')), street_id = (select id from street where name = 'OCEAN SHORE AVE' and city_id = (select id from city where name = 'VIRGINIA BEACH')) where street_id = (select id from street where name = 'OCEAN SHORE AVE #205' and city_id = (select id from city where name = 'VIRGINIA BEACH')); delete from street where name = 'OCEAN SHORE AVE #205' and city_id = (select id from city where name = 'VIRGINIA BEACH'); COMMIT">
            <text:p>START TRANSACTION; update resident_base set house_num = concat(house_num,'-',REPLACE('OCEAN SHORE AVE #205',concat('OCEAN SHORE AVE',' #'),'')), street_id = (select id from street where name = 'OCEAN SHORE AVE' and city_id = (select id from city where name = 'VIRGINIA BEACH')) where street_id = (select id from street where name = 'OCEAN SHORE AVE #205' and city_id = (select id from city where name = 'VIRGINIA BEACH')); delete from street where name = 'OCEAN SHORE AVE #2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207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86];&quot;',concat('&quot;;[.B186];&quot;',' #'),'')), street_id = (select id from street where name = '&quot;;[.B186];&quot;' and city_id = (select id from city where name = 'VIRGINIA BEACH')) where street_id = (select id from street where name = '&quot;;[.A186];&quot;' and city_id = (select id from city where name = 'VIRGINIA BEACH')); delete from street where name = '&quot;;[.A186];&quot;' and city_id = (select id from city where name = 'VIRGINIA BEACH'); COMMIT&quot;)" office:value-type="string" office:string-value="START TRANSACTION; update resident_base set house_num = concat(house_num,'-',REPLACE('OCEAN SHORE AVE #207',concat('OCEAN SHORE AVE',' #'),'')), street_id = (select id from street where name = 'OCEAN SHORE AVE' and city_id = (select id from city where name = 'VIRGINIA BEACH')) where street_id = (select id from street where name = 'OCEAN SHORE AVE #207' and city_id = (select id from city where name = 'VIRGINIA BEACH')); delete from street where name = 'OCEAN SHORE AVE #207' and city_id = (select id from city where name = 'VIRGINIA BEACH'); COMMIT">
            <text:p>START TRANSACTION; update resident_base set house_num = concat(house_num,'-',REPLACE('OCEAN SHORE AVE #207',concat('OCEAN SHORE AVE',' #'),'')), street_id = (select id from street where name = 'OCEAN SHORE AVE' and city_id = (select id from city where name = 'VIRGINIA BEACH')) where street_id = (select id from street where name = 'OCEAN SHORE AVE #207' and city_id = (select id from city where name = 'VIRGINIA BEACH')); delete from street where name = 'OCEAN SHORE AVE #2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208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87];&quot;',concat('&quot;;[.B187];&quot;',' #'),'')), street_id = (select id from street where name = '&quot;;[.B187];&quot;' and city_id = (select id from city where name = 'VIRGINIA BEACH')) where street_id = (select id from street where name = '&quot;;[.A187];&quot;' and city_id = (select id from city where name = 'VIRGINIA BEACH')); delete from street where name = '&quot;;[.A187];&quot;' and city_id = (select id from city where name = 'VIRGINIA BEACH'); COMMIT&quot;)" office:value-type="string" office:string-value="START TRANSACTION; update resident_base set house_num = concat(house_num,'-',REPLACE('OCEAN SHORE AVE #208',concat('OCEAN SHORE AVE',' #'),'')), street_id = (select id from street where name = 'OCEAN SHORE AVE' and city_id = (select id from city where name = 'VIRGINIA BEACH')) where street_id = (select id from street where name = 'OCEAN SHORE AVE #208' and city_id = (select id from city where name = 'VIRGINIA BEACH')); delete from street where name = 'OCEAN SHORE AVE #208' and city_id = (select id from city where name = 'VIRGINIA BEACH'); COMMIT">
            <text:p>START TRANSACTION; update resident_base set house_num = concat(house_num,'-',REPLACE('OCEAN SHORE AVE #208',concat('OCEAN SHORE AVE',' #'),'')), street_id = (select id from street where name = 'OCEAN SHORE AVE' and city_id = (select id from city where name = 'VIRGINIA BEACH')) where street_id = (select id from street where name = 'OCEAN SHORE AVE #208' and city_id = (select id from city where name = 'VIRGINIA BEACH')); delete from street where name = 'OCEAN SHORE AVE #2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301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88];&quot;',concat('&quot;;[.B188];&quot;',' #'),'')), street_id = (select id from street where name = '&quot;;[.B188];&quot;' and city_id = (select id from city where name = 'VIRGINIA BEACH')) where street_id = (select id from street where name = '&quot;;[.A188];&quot;' and city_id = (select id from city where name = 'VIRGINIA BEACH')); delete from street where name = '&quot;;[.A188];&quot;' and city_id = (select id from city where name = 'VIRGINIA BEACH'); COMMIT&quot;)" office:value-type="string" office:string-value="START TRANSACTION; update resident_base set house_num = concat(house_num,'-',REPLACE('OCEAN SHORE AVE #301',concat('OCEAN SHORE AVE',' #'),'')), street_id = (select id from street where name = 'OCEAN SHORE AVE' and city_id = (select id from city where name = 'VIRGINIA BEACH')) where street_id = (select id from street where name = 'OCEAN SHORE AVE #301' and city_id = (select id from city where name = 'VIRGINIA BEACH')); delete from street where name = 'OCEAN SHORE AVE #301' and city_id = (select id from city where name = 'VIRGINIA BEACH'); COMMIT">
            <text:p>START TRANSACTION; update resident_base set house_num = concat(house_num,'-',REPLACE('OCEAN SHORE AVE #301',concat('OCEAN SHORE AVE',' #'),'')), street_id = (select id from street where name = 'OCEAN SHORE AVE' and city_id = (select id from city where name = 'VIRGINIA BEACH')) where street_id = (select id from street where name = 'OCEAN SHORE AVE #301' and city_id = (select id from city where name = 'VIRGINIA BEACH')); delete from street where name = 'OCEAN SHORE AVE #3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302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89];&quot;',concat('&quot;;[.B189];&quot;',' #'),'')), street_id = (select id from street where name = '&quot;;[.B189];&quot;' and city_id = (select id from city where name = 'VIRGINIA BEACH')) where street_id = (select id from street where name = '&quot;;[.A189];&quot;' and city_id = (select id from city where name = 'VIRGINIA BEACH')); delete from street where name = '&quot;;[.A189];&quot;' and city_id = (select id from city where name = 'VIRGINIA BEACH'); COMMIT&quot;)" office:value-type="string" office:string-value="START TRANSACTION; update resident_base set house_num = concat(house_num,'-',REPLACE('OCEAN SHORE AVE #302',concat('OCEAN SHORE AVE',' #'),'')), street_id = (select id from street where name = 'OCEAN SHORE AVE' and city_id = (select id from city where name = 'VIRGINIA BEACH')) where street_id = (select id from street where name = 'OCEAN SHORE AVE #302' and city_id = (select id from city where name = 'VIRGINIA BEACH')); delete from street where name = 'OCEAN SHORE AVE #302' and city_id = (select id from city where name = 'VIRGINIA BEACH'); COMMIT">
            <text:p>START TRANSACTION; update resident_base set house_num = concat(house_num,'-',REPLACE('OCEAN SHORE AVE #302',concat('OCEAN SHORE AVE',' #'),'')), street_id = (select id from street where name = 'OCEAN SHORE AVE' and city_id = (select id from city where name = 'VIRGINIA BEACH')) where street_id = (select id from street where name = 'OCEAN SHORE AVE #302' and city_id = (select id from city where name = 'VIRGINIA BEACH')); delete from street where name = 'OCEAN SHORE AVE #3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303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90];&quot;',concat('&quot;;[.B190];&quot;',' #'),'')), street_id = (select id from street where name = '&quot;;[.B190];&quot;' and city_id = (select id from city where name = 'VIRGINIA BEACH')) where street_id = (select id from street where name = '&quot;;[.A190];&quot;' and city_id = (select id from city where name = 'VIRGINIA BEACH')); delete from street where name = '&quot;;[.A190];&quot;' and city_id = (select id from city where name = 'VIRGINIA BEACH'); COMMIT&quot;)" office:value-type="string" office:string-value="START TRANSACTION; update resident_base set house_num = concat(house_num,'-',REPLACE('OCEAN SHORE AVE #303',concat('OCEAN SHORE AVE',' #'),'')), street_id = (select id from street where name = 'OCEAN SHORE AVE' and city_id = (select id from city where name = 'VIRGINIA BEACH')) where street_id = (select id from street where name = 'OCEAN SHORE AVE #303' and city_id = (select id from city where name = 'VIRGINIA BEACH')); delete from street where name = 'OCEAN SHORE AVE #303' and city_id = (select id from city where name = 'VIRGINIA BEACH'); COMMIT">
            <text:p>START TRANSACTION; update resident_base set house_num = concat(house_num,'-',REPLACE('OCEAN SHORE AVE #303',concat('OCEAN SHORE AVE',' #'),'')), street_id = (select id from street where name = 'OCEAN SHORE AVE' and city_id = (select id from city where name = 'VIRGINIA BEACH')) where street_id = (select id from street where name = 'OCEAN SHORE AVE #303' and city_id = (select id from city where name = 'VIRGINIA BEACH')); delete from street where name = 'OCEAN SHORE AVE #3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304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91];&quot;',concat('&quot;;[.B191];&quot;',' #'),'')), street_id = (select id from street where name = '&quot;;[.B191];&quot;' and city_id = (select id from city where name = 'VIRGINIA BEACH')) where street_id = (select id from street where name = '&quot;;[.A191];&quot;' and city_id = (select id from city where name = 'VIRGINIA BEACH')); delete from street where name = '&quot;;[.A191];&quot;' and city_id = (select id from city where name = 'VIRGINIA BEACH'); COMMIT&quot;)" office:value-type="string" office:string-value="START TRANSACTION; update resident_base set house_num = concat(house_num,'-',REPLACE('OCEAN SHORE AVE #304',concat('OCEAN SHORE AVE',' #'),'')), street_id = (select id from street where name = 'OCEAN SHORE AVE' and city_id = (select id from city where name = 'VIRGINIA BEACH')) where street_id = (select id from street where name = 'OCEAN SHORE AVE #304' and city_id = (select id from city where name = 'VIRGINIA BEACH')); delete from street where name = 'OCEAN SHORE AVE #304' and city_id = (select id from city where name = 'VIRGINIA BEACH'); COMMIT">
            <text:p>START TRANSACTION; update resident_base set house_num = concat(house_num,'-',REPLACE('OCEAN SHORE AVE #304',concat('OCEAN SHORE AVE',' #'),'')), street_id = (select id from street where name = 'OCEAN SHORE AVE' and city_id = (select id from city where name = 'VIRGINIA BEACH')) where street_id = (select id from street where name = 'OCEAN SHORE AVE #304' and city_id = (select id from city where name = 'VIRGINIA BEACH')); delete from street where name = 'OCEAN SHORE AVE #3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305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92];&quot;',concat('&quot;;[.B192];&quot;',' #'),'')), street_id = (select id from street where name = '&quot;;[.B192];&quot;' and city_id = (select id from city where name = 'VIRGINIA BEACH')) where street_id = (select id from street where name = '&quot;;[.A192];&quot;' and city_id = (select id from city where name = 'VIRGINIA BEACH')); delete from street where name = '&quot;;[.A192];&quot;' and city_id = (select id from city where name = 'VIRGINIA BEACH'); COMMIT&quot;)" office:value-type="string" office:string-value="START TRANSACTION; update resident_base set house_num = concat(house_num,'-',REPLACE('OCEAN SHORE AVE #305',concat('OCEAN SHORE AVE',' #'),'')), street_id = (select id from street where name = 'OCEAN SHORE AVE' and city_id = (select id from city where name = 'VIRGINIA BEACH')) where street_id = (select id from street where name = 'OCEAN SHORE AVE #305' and city_id = (select id from city where name = 'VIRGINIA BEACH')); delete from street where name = 'OCEAN SHORE AVE #305' and city_id = (select id from city where name = 'VIRGINIA BEACH'); COMMIT">
            <text:p>START TRANSACTION; update resident_base set house_num = concat(house_num,'-',REPLACE('OCEAN SHORE AVE #305',concat('OCEAN SHORE AVE',' #'),'')), street_id = (select id from street where name = 'OCEAN SHORE AVE' and city_id = (select id from city where name = 'VIRGINIA BEACH')) where street_id = (select id from street where name = 'OCEAN SHORE AVE #305' and city_id = (select id from city where name = 'VIRGINIA BEACH')); delete from street where name = 'OCEAN SHORE AVE #3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306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93];&quot;',concat('&quot;;[.B193];&quot;',' #'),'')), street_id = (select id from street where name = '&quot;;[.B193];&quot;' and city_id = (select id from city where name = 'VIRGINIA BEACH')) where street_id = (select id from street where name = '&quot;;[.A193];&quot;' and city_id = (select id from city where name = 'VIRGINIA BEACH')); delete from street where name = '&quot;;[.A193];&quot;' and city_id = (select id from city where name = 'VIRGINIA BEACH'); COMMIT&quot;)" office:value-type="string" office:string-value="START TRANSACTION; update resident_base set house_num = concat(house_num,'-',REPLACE('OCEAN SHORE AVE #306',concat('OCEAN SHORE AVE',' #'),'')), street_id = (select id from street where name = 'OCEAN SHORE AVE' and city_id = (select id from city where name = 'VIRGINIA BEACH')) where street_id = (select id from street where name = 'OCEAN SHORE AVE #306' and city_id = (select id from city where name = 'VIRGINIA BEACH')); delete from street where name = 'OCEAN SHORE AVE #306' and city_id = (select id from city where name = 'VIRGINIA BEACH'); COMMIT">
            <text:p>START TRANSACTION; update resident_base set house_num = concat(house_num,'-',REPLACE('OCEAN SHORE AVE #306',concat('OCEAN SHORE AVE',' #'),'')), street_id = (select id from street where name = 'OCEAN SHORE AVE' and city_id = (select id from city where name = 'VIRGINIA BEACH')) where street_id = (select id from street where name = 'OCEAN SHORE AVE #306' and city_id = (select id from city where name = 'VIRGINIA BEACH')); delete from street where name = 'OCEAN SHORE AVE #3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307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94];&quot;',concat('&quot;;[.B194];&quot;',' #'),'')), street_id = (select id from street where name = '&quot;;[.B194];&quot;' and city_id = (select id from city where name = 'VIRGINIA BEACH')) where street_id = (select id from street where name = '&quot;;[.A194];&quot;' and city_id = (select id from city where name = 'VIRGINIA BEACH')); delete from street where name = '&quot;;[.A194];&quot;' and city_id = (select id from city where name = 'VIRGINIA BEACH'); COMMIT&quot;)" office:value-type="string" office:string-value="START TRANSACTION; update resident_base set house_num = concat(house_num,'-',REPLACE('OCEAN SHORE AVE #307',concat('OCEAN SHORE AVE',' #'),'')), street_id = (select id from street where name = 'OCEAN SHORE AVE' and city_id = (select id from city where name = 'VIRGINIA BEACH')) where street_id = (select id from street where name = 'OCEAN SHORE AVE #307' and city_id = (select id from city where name = 'VIRGINIA BEACH')); delete from street where name = 'OCEAN SHORE AVE #307' and city_id = (select id from city where name = 'VIRGINIA BEACH'); COMMIT">
            <text:p>START TRANSACTION; update resident_base set house_num = concat(house_num,'-',REPLACE('OCEAN SHORE AVE #307',concat('OCEAN SHORE AVE',' #'),'')), street_id = (select id from street where name = 'OCEAN SHORE AVE' and city_id = (select id from city where name = 'VIRGINIA BEACH')) where street_id = (select id from street where name = 'OCEAN SHORE AVE #307' and city_id = (select id from city where name = 'VIRGINIA BEACH')); delete from street where name = 'OCEAN SHORE AVE #3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308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95];&quot;',concat('&quot;;[.B195];&quot;',' #'),'')), street_id = (select id from street where name = '&quot;;[.B195];&quot;' and city_id = (select id from city where name = 'VIRGINIA BEACH')) where street_id = (select id from street where name = '&quot;;[.A195];&quot;' and city_id = (select id from city where name = 'VIRGINIA BEACH')); delete from street where name = '&quot;;[.A195];&quot;' and city_id = (select id from city where name = 'VIRGINIA BEACH'); COMMIT&quot;)" office:value-type="string" office:string-value="START TRANSACTION; update resident_base set house_num = concat(house_num,'-',REPLACE('OCEAN SHORE AVE #308',concat('OCEAN SHORE AVE',' #'),'')), street_id = (select id from street where name = 'OCEAN SHORE AVE' and city_id = (select id from city where name = 'VIRGINIA BEACH')) where street_id = (select id from street where name = 'OCEAN SHORE AVE #308' and city_id = (select id from city where name = 'VIRGINIA BEACH')); delete from street where name = 'OCEAN SHORE AVE #308' and city_id = (select id from city where name = 'VIRGINIA BEACH'); COMMIT">
            <text:p>START TRANSACTION; update resident_base set house_num = concat(house_num,'-',REPLACE('OCEAN SHORE AVE #308',concat('OCEAN SHORE AVE',' #'),'')), street_id = (select id from street where name = 'OCEAN SHORE AVE' and city_id = (select id from city where name = 'VIRGINIA BEACH')) where street_id = (select id from street where name = 'OCEAN SHORE AVE #308' and city_id = (select id from city where name = 'VIRGINIA BEACH')); delete from street where name = 'OCEAN SHORE AVE #3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401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96];&quot;',concat('&quot;;[.B196];&quot;',' #'),'')), street_id = (select id from street where name = '&quot;;[.B196];&quot;' and city_id = (select id from city where name = 'VIRGINIA BEACH')) where street_id = (select id from street where name = '&quot;;[.A196];&quot;' and city_id = (select id from city where name = 'VIRGINIA BEACH')); delete from street where name = '&quot;;[.A196];&quot;' and city_id = (select id from city where name = 'VIRGINIA BEACH'); COMMIT&quot;)" office:value-type="string" office:string-value="START TRANSACTION; update resident_base set house_num = concat(house_num,'-',REPLACE('OCEAN SHORE AVE #401',concat('OCEAN SHORE AVE',' #'),'')), street_id = (select id from street where name = 'OCEAN SHORE AVE' and city_id = (select id from city where name = 'VIRGINIA BEACH')) where street_id = (select id from street where name = 'OCEAN SHORE AVE #401' and city_id = (select id from city where name = 'VIRGINIA BEACH')); delete from street where name = 'OCEAN SHORE AVE #401' and city_id = (select id from city where name = 'VIRGINIA BEACH'); COMMIT">
            <text:p>START TRANSACTION; update resident_base set house_num = concat(house_num,'-',REPLACE('OCEAN SHORE AVE #401',concat('OCEAN SHORE AVE',' #'),'')), street_id = (select id from street where name = 'OCEAN SHORE AVE' and city_id = (select id from city where name = 'VIRGINIA BEACH')) where street_id = (select id from street where name = 'OCEAN SHORE AVE #401' and city_id = (select id from city where name = 'VIRGINIA BEACH')); delete from street where name = 'OCEAN SHORE AVE #4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402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97];&quot;',concat('&quot;;[.B197];&quot;',' #'),'')), street_id = (select id from street where name = '&quot;;[.B197];&quot;' and city_id = (select id from city where name = 'VIRGINIA BEACH')) where street_id = (select id from street where name = '&quot;;[.A197];&quot;' and city_id = (select id from city where name = 'VIRGINIA BEACH')); delete from street where name = '&quot;;[.A197];&quot;' and city_id = (select id from city where name = 'VIRGINIA BEACH'); COMMIT&quot;)" office:value-type="string" office:string-value="START TRANSACTION; update resident_base set house_num = concat(house_num,'-',REPLACE('OCEAN SHORE AVE #402',concat('OCEAN SHORE AVE',' #'),'')), street_id = (select id from street where name = 'OCEAN SHORE AVE' and city_id = (select id from city where name = 'VIRGINIA BEACH')) where street_id = (select id from street where name = 'OCEAN SHORE AVE #402' and city_id = (select id from city where name = 'VIRGINIA BEACH')); delete from street where name = 'OCEAN SHORE AVE #402' and city_id = (select id from city where name = 'VIRGINIA BEACH'); COMMIT">
            <text:p>START TRANSACTION; update resident_base set house_num = concat(house_num,'-',REPLACE('OCEAN SHORE AVE #402',concat('OCEAN SHORE AVE',' #'),'')), street_id = (select id from street where name = 'OCEAN SHORE AVE' and city_id = (select id from city where name = 'VIRGINIA BEACH')) where street_id = (select id from street where name = 'OCEAN SHORE AVE #402' and city_id = (select id from city where name = 'VIRGINIA BEACH')); delete from street where name = 'OCEAN SHORE AVE #4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403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98];&quot;',concat('&quot;;[.B198];&quot;',' #'),'')), street_id = (select id from street where name = '&quot;;[.B198];&quot;' and city_id = (select id from city where name = 'VIRGINIA BEACH')) where street_id = (select id from street where name = '&quot;;[.A198];&quot;' and city_id = (select id from city where name = 'VIRGINIA BEACH')); delete from street where name = '&quot;;[.A198];&quot;' and city_id = (select id from city where name = 'VIRGINIA BEACH'); COMMIT&quot;)" office:value-type="string" office:string-value="START TRANSACTION; update resident_base set house_num = concat(house_num,'-',REPLACE('OCEAN SHORE AVE #403',concat('OCEAN SHORE AVE',' #'),'')), street_id = (select id from street where name = 'OCEAN SHORE AVE' and city_id = (select id from city where name = 'VIRGINIA BEACH')) where street_id = (select id from street where name = 'OCEAN SHORE AVE #403' and city_id = (select id from city where name = 'VIRGINIA BEACH')); delete from street where name = 'OCEAN SHORE AVE #403' and city_id = (select id from city where name = 'VIRGINIA BEACH'); COMMIT">
            <text:p>START TRANSACTION; update resident_base set house_num = concat(house_num,'-',REPLACE('OCEAN SHORE AVE #403',concat('OCEAN SHORE AVE',' #'),'')), street_id = (select id from street where name = 'OCEAN SHORE AVE' and city_id = (select id from city where name = 'VIRGINIA BEACH')) where street_id = (select id from street where name = 'OCEAN SHORE AVE #403' and city_id = (select id from city where name = 'VIRGINIA BEACH')); delete from street where name = 'OCEAN SHORE AVE #4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404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199];&quot;',concat('&quot;;[.B199];&quot;',' #'),'')), street_id = (select id from street where name = '&quot;;[.B199];&quot;' and city_id = (select id from city where name = 'VIRGINIA BEACH')) where street_id = (select id from street where name = '&quot;;[.A199];&quot;' and city_id = (select id from city where name = 'VIRGINIA BEACH')); delete from street where name = '&quot;;[.A199];&quot;' and city_id = (select id from city where name = 'VIRGINIA BEACH'); COMMIT&quot;)" office:value-type="string" office:string-value="START TRANSACTION; update resident_base set house_num = concat(house_num,'-',REPLACE('OCEAN SHORE AVE #404',concat('OCEAN SHORE AVE',' #'),'')), street_id = (select id from street where name = 'OCEAN SHORE AVE' and city_id = (select id from city where name = 'VIRGINIA BEACH')) where street_id = (select id from street where name = 'OCEAN SHORE AVE #404' and city_id = (select id from city where name = 'VIRGINIA BEACH')); delete from street where name = 'OCEAN SHORE AVE #404' and city_id = (select id from city where name = 'VIRGINIA BEACH'); COMMIT">
            <text:p>START TRANSACTION; update resident_base set house_num = concat(house_num,'-',REPLACE('OCEAN SHORE AVE #404',concat('OCEAN SHORE AVE',' #'),'')), street_id = (select id from street where name = 'OCEAN SHORE AVE' and city_id = (select id from city where name = 'VIRGINIA BEACH')) where street_id = (select id from street where name = 'OCEAN SHORE AVE #404' and city_id = (select id from city where name = 'VIRGINIA BEACH')); delete from street where name = 'OCEAN SHORE AVE #4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406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00];&quot;',concat('&quot;;[.B200];&quot;',' #'),'')), street_id = (select id from street where name = '&quot;;[.B200];&quot;' and city_id = (select id from city where name = 'VIRGINIA BEACH')) where street_id = (select id from street where name = '&quot;;[.A200];&quot;' and city_id = (select id from city where name = 'VIRGINIA BEACH')); delete from street where name = '&quot;;[.A200];&quot;' and city_id = (select id from city where name = 'VIRGINIA BEACH'); COMMIT&quot;)" office:value-type="string" office:string-value="START TRANSACTION; update resident_base set house_num = concat(house_num,'-',REPLACE('OCEAN SHORE AVE #406',concat('OCEAN SHORE AVE',' #'),'')), street_id = (select id from street where name = 'OCEAN SHORE AVE' and city_id = (select id from city where name = 'VIRGINIA BEACH')) where street_id = (select id from street where name = 'OCEAN SHORE AVE #406' and city_id = (select id from city where name = 'VIRGINIA BEACH')); delete from street where name = 'OCEAN SHORE AVE #406' and city_id = (select id from city where name = 'VIRGINIA BEACH'); COMMIT">
            <text:p>START TRANSACTION; update resident_base set house_num = concat(house_num,'-',REPLACE('OCEAN SHORE AVE #406',concat('OCEAN SHORE AVE',' #'),'')), street_id = (select id from street where name = 'OCEAN SHORE AVE' and city_id = (select id from city where name = 'VIRGINIA BEACH')) where street_id = (select id from street where name = 'OCEAN SHORE AVE #406' and city_id = (select id from city where name = 'VIRGINIA BEACH')); delete from street where name = 'OCEAN SHORE AVE #4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407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01];&quot;',concat('&quot;;[.B201];&quot;',' #'),'')), street_id = (select id from street where name = '&quot;;[.B201];&quot;' and city_id = (select id from city where name = 'VIRGINIA BEACH')) where street_id = (select id from street where name = '&quot;;[.A201];&quot;' and city_id = (select id from city where name = 'VIRGINIA BEACH')); delete from street where name = '&quot;;[.A201];&quot;' and city_id = (select id from city where name = 'VIRGINIA BEACH'); COMMIT&quot;)" office:value-type="string" office:string-value="START TRANSACTION; update resident_base set house_num = concat(house_num,'-',REPLACE('OCEAN SHORE AVE #407',concat('OCEAN SHORE AVE',' #'),'')), street_id = (select id from street where name = 'OCEAN SHORE AVE' and city_id = (select id from city where name = 'VIRGINIA BEACH')) where street_id = (select id from street where name = 'OCEAN SHORE AVE #407' and city_id = (select id from city where name = 'VIRGINIA BEACH')); delete from street where name = 'OCEAN SHORE AVE #407' and city_id = (select id from city where name = 'VIRGINIA BEACH'); COMMIT">
            <text:p>START TRANSACTION; update resident_base set house_num = concat(house_num,'-',REPLACE('OCEAN SHORE AVE #407',concat('OCEAN SHORE AVE',' #'),'')), street_id = (select id from street where name = 'OCEAN SHORE AVE' and city_id = (select id from city where name = 'VIRGINIA BEACH')) where street_id = (select id from street where name = 'OCEAN SHORE AVE #407' and city_id = (select id from city where name = 'VIRGINIA BEACH')); delete from street where name = 'OCEAN SHORE AVE #4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408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02];&quot;',concat('&quot;;[.B202];&quot;',' #'),'')), street_id = (select id from street where name = '&quot;;[.B202];&quot;' and city_id = (select id from city where name = 'VIRGINIA BEACH')) where street_id = (select id from street where name = '&quot;;[.A202];&quot;' and city_id = (select id from city where name = 'VIRGINIA BEACH')); delete from street where name = '&quot;;[.A202];&quot;' and city_id = (select id from city where name = 'VIRGINIA BEACH'); COMMIT&quot;)" office:value-type="string" office:string-value="START TRANSACTION; update resident_base set house_num = concat(house_num,'-',REPLACE('OCEAN SHORE AVE #408',concat('OCEAN SHORE AVE',' #'),'')), street_id = (select id from street where name = 'OCEAN SHORE AVE' and city_id = (select id from city where name = 'VIRGINIA BEACH')) where street_id = (select id from street where name = 'OCEAN SHORE AVE #408' and city_id = (select id from city where name = 'VIRGINIA BEACH')); delete from street where name = 'OCEAN SHORE AVE #408' and city_id = (select id from city where name = 'VIRGINIA BEACH'); COMMIT">
            <text:p>START TRANSACTION; update resident_base set house_num = concat(house_num,'-',REPLACE('OCEAN SHORE AVE #408',concat('OCEAN SHORE AVE',' #'),'')), street_id = (select id from street where name = 'OCEAN SHORE AVE' and city_id = (select id from city where name = 'VIRGINIA BEACH')) where street_id = (select id from street where name = 'OCEAN SHORE AVE #408' and city_id = (select id from city where name = 'VIRGINIA BEACH')); delete from street where name = 'OCEAN SHORE AVE #4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501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03];&quot;',concat('&quot;;[.B203];&quot;',' #'),'')), street_id = (select id from street where name = '&quot;;[.B203];&quot;' and city_id = (select id from city where name = 'VIRGINIA BEACH')) where street_id = (select id from street where name = '&quot;;[.A203];&quot;' and city_id = (select id from city where name = 'VIRGINIA BEACH')); delete from street where name = '&quot;;[.A203];&quot;' and city_id = (select id from city where name = 'VIRGINIA BEACH'); COMMIT&quot;)" office:value-type="string" office:string-value="START TRANSACTION; update resident_base set house_num = concat(house_num,'-',REPLACE('OCEAN SHORE AVE #501',concat('OCEAN SHORE AVE',' #'),'')), street_id = (select id from street where name = 'OCEAN SHORE AVE' and city_id = (select id from city where name = 'VIRGINIA BEACH')) where street_id = (select id from street where name = 'OCEAN SHORE AVE #501' and city_id = (select id from city where name = 'VIRGINIA BEACH')); delete from street where name = 'OCEAN SHORE AVE #501' and city_id = (select id from city where name = 'VIRGINIA BEACH'); COMMIT">
            <text:p>START TRANSACTION; update resident_base set house_num = concat(house_num,'-',REPLACE('OCEAN SHORE AVE #501',concat('OCEAN SHORE AVE',' #'),'')), street_id = (select id from street where name = 'OCEAN SHORE AVE' and city_id = (select id from city where name = 'VIRGINIA BEACH')) where street_id = (select id from street where name = 'OCEAN SHORE AVE #501' and city_id = (select id from city where name = 'VIRGINIA BEACH')); delete from street where name = 'OCEAN SHORE AVE #5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502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04];&quot;',concat('&quot;;[.B204];&quot;',' #'),'')), street_id = (select id from street where name = '&quot;;[.B204];&quot;' and city_id = (select id from city where name = 'VIRGINIA BEACH')) where street_id = (select id from street where name = '&quot;;[.A204];&quot;' and city_id = (select id from city where name = 'VIRGINIA BEACH')); delete from street where name = '&quot;;[.A204];&quot;' and city_id = (select id from city where name = 'VIRGINIA BEACH'); COMMIT&quot;)" office:value-type="string" office:string-value="START TRANSACTION; update resident_base set house_num = concat(house_num,'-',REPLACE('OCEAN SHORE AVE #502',concat('OCEAN SHORE AVE',' #'),'')), street_id = (select id from street where name = 'OCEAN SHORE AVE' and city_id = (select id from city where name = 'VIRGINIA BEACH')) where street_id = (select id from street where name = 'OCEAN SHORE AVE #502' and city_id = (select id from city where name = 'VIRGINIA BEACH')); delete from street where name = 'OCEAN SHORE AVE #502' and city_id = (select id from city where name = 'VIRGINIA BEACH'); COMMIT">
            <text:p>START TRANSACTION; update resident_base set house_num = concat(house_num,'-',REPLACE('OCEAN SHORE AVE #502',concat('OCEAN SHORE AVE',' #'),'')), street_id = (select id from street where name = 'OCEAN SHORE AVE' and city_id = (select id from city where name = 'VIRGINIA BEACH')) where street_id = (select id from street where name = 'OCEAN SHORE AVE #502' and city_id = (select id from city where name = 'VIRGINIA BEACH')); delete from street where name = 'OCEAN SHORE AVE #5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503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05];&quot;',concat('&quot;;[.B205];&quot;',' #'),'')), street_id = (select id from street where name = '&quot;;[.B205];&quot;' and city_id = (select id from city where name = 'VIRGINIA BEACH')) where street_id = (select id from street where name = '&quot;;[.A205];&quot;' and city_id = (select id from city where name = 'VIRGINIA BEACH')); delete from street where name = '&quot;;[.A205];&quot;' and city_id = (select id from city where name = 'VIRGINIA BEACH'); COMMIT&quot;)" office:value-type="string" office:string-value="START TRANSACTION; update resident_base set house_num = concat(house_num,'-',REPLACE('OCEAN SHORE AVE #503',concat('OCEAN SHORE AVE',' #'),'')), street_id = (select id from street where name = 'OCEAN SHORE AVE' and city_id = (select id from city where name = 'VIRGINIA BEACH')) where street_id = (select id from street where name = 'OCEAN SHORE AVE #503' and city_id = (select id from city where name = 'VIRGINIA BEACH')); delete from street where name = 'OCEAN SHORE AVE #503' and city_id = (select id from city where name = 'VIRGINIA BEACH'); COMMIT">
            <text:p>START TRANSACTION; update resident_base set house_num = concat(house_num,'-',REPLACE('OCEAN SHORE AVE #503',concat('OCEAN SHORE AVE',' #'),'')), street_id = (select id from street where name = 'OCEAN SHORE AVE' and city_id = (select id from city where name = 'VIRGINIA BEACH')) where street_id = (select id from street where name = 'OCEAN SHORE AVE #503' and city_id = (select id from city where name = 'VIRGINIA BEACH')); delete from street where name = 'OCEAN SHORE AVE #5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504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06];&quot;',concat('&quot;;[.B206];&quot;',' #'),'')), street_id = (select id from street where name = '&quot;;[.B206];&quot;' and city_id = (select id from city where name = 'VIRGINIA BEACH')) where street_id = (select id from street where name = '&quot;;[.A206];&quot;' and city_id = (select id from city where name = 'VIRGINIA BEACH')); delete from street where name = '&quot;;[.A206];&quot;' and city_id = (select id from city where name = 'VIRGINIA BEACH'); COMMIT&quot;)" office:value-type="string" office:string-value="START TRANSACTION; update resident_base set house_num = concat(house_num,'-',REPLACE('OCEAN SHORE AVE #504',concat('OCEAN SHORE AVE',' #'),'')), street_id = (select id from street where name = 'OCEAN SHORE AVE' and city_id = (select id from city where name = 'VIRGINIA BEACH')) where street_id = (select id from street where name = 'OCEAN SHORE AVE #504' and city_id = (select id from city where name = 'VIRGINIA BEACH')); delete from street where name = 'OCEAN SHORE AVE #504' and city_id = (select id from city where name = 'VIRGINIA BEACH'); COMMIT">
            <text:p>START TRANSACTION; update resident_base set house_num = concat(house_num,'-',REPLACE('OCEAN SHORE AVE #504',concat('OCEAN SHORE AVE',' #'),'')), street_id = (select id from street where name = 'OCEAN SHORE AVE' and city_id = (select id from city where name = 'VIRGINIA BEACH')) where street_id = (select id from street where name = 'OCEAN SHORE AVE #504' and city_id = (select id from city where name = 'VIRGINIA BEACH')); delete from street where name = 'OCEAN SHORE AVE #5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505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07];&quot;',concat('&quot;;[.B207];&quot;',' #'),'')), street_id = (select id from street where name = '&quot;;[.B207];&quot;' and city_id = (select id from city where name = 'VIRGINIA BEACH')) where street_id = (select id from street where name = '&quot;;[.A207];&quot;' and city_id = (select id from city where name = 'VIRGINIA BEACH')); delete from street where name = '&quot;;[.A207];&quot;' and city_id = (select id from city where name = 'VIRGINIA BEACH'); COMMIT&quot;)" office:value-type="string" office:string-value="START TRANSACTION; update resident_base set house_num = concat(house_num,'-',REPLACE('OCEAN SHORE AVE #505',concat('OCEAN SHORE AVE',' #'),'')), street_id = (select id from street where name = 'OCEAN SHORE AVE' and city_id = (select id from city where name = 'VIRGINIA BEACH')) where street_id = (select id from street where name = 'OCEAN SHORE AVE #505' and city_id = (select id from city where name = 'VIRGINIA BEACH')); delete from street where name = 'OCEAN SHORE AVE #505' and city_id = (select id from city where name = 'VIRGINIA BEACH'); COMMIT">
            <text:p>START TRANSACTION; update resident_base set house_num = concat(house_num,'-',REPLACE('OCEAN SHORE AVE #505',concat('OCEAN SHORE AVE',' #'),'')), street_id = (select id from street where name = 'OCEAN SHORE AVE' and city_id = (select id from city where name = 'VIRGINIA BEACH')) where street_id = (select id from street where name = 'OCEAN SHORE AVE #505' and city_id = (select id from city where name = 'VIRGINIA BEACH')); delete from street where name = 'OCEAN SHORE AVE #5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506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08];&quot;',concat('&quot;;[.B208];&quot;',' #'),'')), street_id = (select id from street where name = '&quot;;[.B208];&quot;' and city_id = (select id from city where name = 'VIRGINIA BEACH')) where street_id = (select id from street where name = '&quot;;[.A208];&quot;' and city_id = (select id from city where name = 'VIRGINIA BEACH')); delete from street where name = '&quot;;[.A208];&quot;' and city_id = (select id from city where name = 'VIRGINIA BEACH'); COMMIT&quot;)" office:value-type="string" office:string-value="START TRANSACTION; update resident_base set house_num = concat(house_num,'-',REPLACE('OCEAN SHORE AVE #506',concat('OCEAN SHORE AVE',' #'),'')), street_id = (select id from street where name = 'OCEAN SHORE AVE' and city_id = (select id from city where name = 'VIRGINIA BEACH')) where street_id = (select id from street where name = 'OCEAN SHORE AVE #506' and city_id = (select id from city where name = 'VIRGINIA BEACH')); delete from street where name = 'OCEAN SHORE AVE #506' and city_id = (select id from city where name = 'VIRGINIA BEACH'); COMMIT">
            <text:p>START TRANSACTION; update resident_base set house_num = concat(house_num,'-',REPLACE('OCEAN SHORE AVE #506',concat('OCEAN SHORE AVE',' #'),'')), street_id = (select id from street where name = 'OCEAN SHORE AVE' and city_id = (select id from city where name = 'VIRGINIA BEACH')) where street_id = (select id from street where name = 'OCEAN SHORE AVE #506' and city_id = (select id from city where name = 'VIRGINIA BEACH')); delete from street where name = 'OCEAN SHORE AVE #5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508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09];&quot;',concat('&quot;;[.B209];&quot;',' #'),'')), street_id = (select id from street where name = '&quot;;[.B209];&quot;' and city_id = (select id from city where name = 'VIRGINIA BEACH')) where street_id = (select id from street where name = '&quot;;[.A209];&quot;' and city_id = (select id from city where name = 'VIRGINIA BEACH')); delete from street where name = '&quot;;[.A209];&quot;' and city_id = (select id from city where name = 'VIRGINIA BEACH'); COMMIT&quot;)" office:value-type="string" office:string-value="START TRANSACTION; update resident_base set house_num = concat(house_num,'-',REPLACE('OCEAN SHORE AVE #508',concat('OCEAN SHORE AVE',' #'),'')), street_id = (select id from street where name = 'OCEAN SHORE AVE' and city_id = (select id from city where name = 'VIRGINIA BEACH')) where street_id = (select id from street where name = 'OCEAN SHORE AVE #508' and city_id = (select id from city where name = 'VIRGINIA BEACH')); delete from street where name = 'OCEAN SHORE AVE #508' and city_id = (select id from city where name = 'VIRGINIA BEACH'); COMMIT">
            <text:p>START TRANSACTION; update resident_base set house_num = concat(house_num,'-',REPLACE('OCEAN SHORE AVE #508',concat('OCEAN SHORE AVE',' #'),'')), street_id = (select id from street where name = 'OCEAN SHORE AVE' and city_id = (select id from city where name = 'VIRGINIA BEACH')) where street_id = (select id from street where name = 'OCEAN SHORE AVE #508' and city_id = (select id from city where name = 'VIRGINIA BEACH')); delete from street where name = 'OCEAN SHORE AVE #5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601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10];&quot;',concat('&quot;;[.B210];&quot;',' #'),'')), street_id = (select id from street where name = '&quot;;[.B210];&quot;' and city_id = (select id from city where name = 'VIRGINIA BEACH')) where street_id = (select id from street where name = '&quot;;[.A210];&quot;' and city_id = (select id from city where name = 'VIRGINIA BEACH')); delete from street where name = '&quot;;[.A210];&quot;' and city_id = (select id from city where name = 'VIRGINIA BEACH'); COMMIT&quot;)" office:value-type="string" office:string-value="START TRANSACTION; update resident_base set house_num = concat(house_num,'-',REPLACE('OCEAN SHORE AVE #601',concat('OCEAN SHORE AVE',' #'),'')), street_id = (select id from street where name = 'OCEAN SHORE AVE' and city_id = (select id from city where name = 'VIRGINIA BEACH')) where street_id = (select id from street where name = 'OCEAN SHORE AVE #601' and city_id = (select id from city where name = 'VIRGINIA BEACH')); delete from street where name = 'OCEAN SHORE AVE #601' and city_id = (select id from city where name = 'VIRGINIA BEACH'); COMMIT">
            <text:p>START TRANSACTION; update resident_base set house_num = concat(house_num,'-',REPLACE('OCEAN SHORE AVE #601',concat('OCEAN SHORE AVE',' #'),'')), street_id = (select id from street where name = 'OCEAN SHORE AVE' and city_id = (select id from city where name = 'VIRGINIA BEACH')) where street_id = (select id from street where name = 'OCEAN SHORE AVE #601' and city_id = (select id from city where name = 'VIRGINIA BEACH')); delete from street where name = 'OCEAN SHORE AVE #6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602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11];&quot;',concat('&quot;;[.B211];&quot;',' #'),'')), street_id = (select id from street where name = '&quot;;[.B211];&quot;' and city_id = (select id from city where name = 'VIRGINIA BEACH')) where street_id = (select id from street where name = '&quot;;[.A211];&quot;' and city_id = (select id from city where name = 'VIRGINIA BEACH')); delete from street where name = '&quot;;[.A211];&quot;' and city_id = (select id from city where name = 'VIRGINIA BEACH'); COMMIT&quot;)" office:value-type="string" office:string-value="START TRANSACTION; update resident_base set house_num = concat(house_num,'-',REPLACE('OCEAN SHORE AVE #602',concat('OCEAN SHORE AVE',' #'),'')), street_id = (select id from street where name = 'OCEAN SHORE AVE' and city_id = (select id from city where name = 'VIRGINIA BEACH')) where street_id = (select id from street where name = 'OCEAN SHORE AVE #602' and city_id = (select id from city where name = 'VIRGINIA BEACH')); delete from street where name = 'OCEAN SHORE AVE #602' and city_id = (select id from city where name = 'VIRGINIA BEACH'); COMMIT">
            <text:p>START TRANSACTION; update resident_base set house_num = concat(house_num,'-',REPLACE('OCEAN SHORE AVE #602',concat('OCEAN SHORE AVE',' #'),'')), street_id = (select id from street where name = 'OCEAN SHORE AVE' and city_id = (select id from city where name = 'VIRGINIA BEACH')) where street_id = (select id from street where name = 'OCEAN SHORE AVE #602' and city_id = (select id from city where name = 'VIRGINIA BEACH')); delete from street where name = 'OCEAN SHORE AVE #6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603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12];&quot;',concat('&quot;;[.B212];&quot;',' #'),'')), street_id = (select id from street where name = '&quot;;[.B212];&quot;' and city_id = (select id from city where name = 'VIRGINIA BEACH')) where street_id = (select id from street where name = '&quot;;[.A212];&quot;' and city_id = (select id from city where name = 'VIRGINIA BEACH')); delete from street where name = '&quot;;[.A212];&quot;' and city_id = (select id from city where name = 'VIRGINIA BEACH'); COMMIT&quot;)" office:value-type="string" office:string-value="START TRANSACTION; update resident_base set house_num = concat(house_num,'-',REPLACE('OCEAN SHORE AVE #603',concat('OCEAN SHORE AVE',' #'),'')), street_id = (select id from street where name = 'OCEAN SHORE AVE' and city_id = (select id from city where name = 'VIRGINIA BEACH')) where street_id = (select id from street where name = 'OCEAN SHORE AVE #603' and city_id = (select id from city where name = 'VIRGINIA BEACH')); delete from street where name = 'OCEAN SHORE AVE #603' and city_id = (select id from city where name = 'VIRGINIA BEACH'); COMMIT">
            <text:p>START TRANSACTION; update resident_base set house_num = concat(house_num,'-',REPLACE('OCEAN SHORE AVE #603',concat('OCEAN SHORE AVE',' #'),'')), street_id = (select id from street where name = 'OCEAN SHORE AVE' and city_id = (select id from city where name = 'VIRGINIA BEACH')) where street_id = (select id from street where name = 'OCEAN SHORE AVE #603' and city_id = (select id from city where name = 'VIRGINIA BEACH')); delete from street where name = 'OCEAN SHORE AVE #6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604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13];&quot;',concat('&quot;;[.B213];&quot;',' #'),'')), street_id = (select id from street where name = '&quot;;[.B213];&quot;' and city_id = (select id from city where name = 'VIRGINIA BEACH')) where street_id = (select id from street where name = '&quot;;[.A213];&quot;' and city_id = (select id from city where name = 'VIRGINIA BEACH')); delete from street where name = '&quot;;[.A213];&quot;' and city_id = (select id from city where name = 'VIRGINIA BEACH'); COMMIT&quot;)" office:value-type="string" office:string-value="START TRANSACTION; update resident_base set house_num = concat(house_num,'-',REPLACE('OCEAN SHORE AVE #604',concat('OCEAN SHORE AVE',' #'),'')), street_id = (select id from street where name = 'OCEAN SHORE AVE' and city_id = (select id from city where name = 'VIRGINIA BEACH')) where street_id = (select id from street where name = 'OCEAN SHORE AVE #604' and city_id = (select id from city where name = 'VIRGINIA BEACH')); delete from street where name = 'OCEAN SHORE AVE #604' and city_id = (select id from city where name = 'VIRGINIA BEACH'); COMMIT">
            <text:p>START TRANSACTION; update resident_base set house_num = concat(house_num,'-',REPLACE('OCEAN SHORE AVE #604',concat('OCEAN SHORE AVE',' #'),'')), street_id = (select id from street where name = 'OCEAN SHORE AVE' and city_id = (select id from city where name = 'VIRGINIA BEACH')) where street_id = (select id from street where name = 'OCEAN SHORE AVE #604' and city_id = (select id from city where name = 'VIRGINIA BEACH')); delete from street where name = 'OCEAN SHORE AVE #6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605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14];&quot;',concat('&quot;;[.B214];&quot;',' #'),'')), street_id = (select id from street where name = '&quot;;[.B214];&quot;' and city_id = (select id from city where name = 'VIRGINIA BEACH')) where street_id = (select id from street where name = '&quot;;[.A214];&quot;' and city_id = (select id from city where name = 'VIRGINIA BEACH')); delete from street where name = '&quot;;[.A214];&quot;' and city_id = (select id from city where name = 'VIRGINIA BEACH'); COMMIT&quot;)" office:value-type="string" office:string-value="START TRANSACTION; update resident_base set house_num = concat(house_num,'-',REPLACE('OCEAN SHORE AVE #605',concat('OCEAN SHORE AVE',' #'),'')), street_id = (select id from street where name = 'OCEAN SHORE AVE' and city_id = (select id from city where name = 'VIRGINIA BEACH')) where street_id = (select id from street where name = 'OCEAN SHORE AVE #605' and city_id = (select id from city where name = 'VIRGINIA BEACH')); delete from street where name = 'OCEAN SHORE AVE #605' and city_id = (select id from city where name = 'VIRGINIA BEACH'); COMMIT">
            <text:p>START TRANSACTION; update resident_base set house_num = concat(house_num,'-',REPLACE('OCEAN SHORE AVE #605',concat('OCEAN SHORE AVE',' #'),'')), street_id = (select id from street where name = 'OCEAN SHORE AVE' and city_id = (select id from city where name = 'VIRGINIA BEACH')) where street_id = (select id from street where name = 'OCEAN SHORE AVE #605' and city_id = (select id from city where name = 'VIRGINIA BEACH')); delete from street where name = 'OCEAN SHORE AVE #6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606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15];&quot;',concat('&quot;;[.B215];&quot;',' #'),'')), street_id = (select id from street where name = '&quot;;[.B215];&quot;' and city_id = (select id from city where name = 'VIRGINIA BEACH')) where street_id = (select id from street where name = '&quot;;[.A215];&quot;' and city_id = (select id from city where name = 'VIRGINIA BEACH')); delete from street where name = '&quot;;[.A215];&quot;' and city_id = (select id from city where name = 'VIRGINIA BEACH'); COMMIT&quot;)" office:value-type="string" office:string-value="START TRANSACTION; update resident_base set house_num = concat(house_num,'-',REPLACE('OCEAN SHORE AVE #606',concat('OCEAN SHORE AVE',' #'),'')), street_id = (select id from street where name = 'OCEAN SHORE AVE' and city_id = (select id from city where name = 'VIRGINIA BEACH')) where street_id = (select id from street where name = 'OCEAN SHORE AVE #606' and city_id = (select id from city where name = 'VIRGINIA BEACH')); delete from street where name = 'OCEAN SHORE AVE #606' and city_id = (select id from city where name = 'VIRGINIA BEACH'); COMMIT">
            <text:p>START TRANSACTION; update resident_base set house_num = concat(house_num,'-',REPLACE('OCEAN SHORE AVE #606',concat('OCEAN SHORE AVE',' #'),'')), street_id = (select id from street where name = 'OCEAN SHORE AVE' and city_id = (select id from city where name = 'VIRGINIA BEACH')) where street_id = (select id from street where name = 'OCEAN SHORE AVE #606' and city_id = (select id from city where name = 'VIRGINIA BEACH')); delete from street where name = 'OCEAN SHORE AVE #6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607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16];&quot;',concat('&quot;;[.B216];&quot;',' #'),'')), street_id = (select id from street where name = '&quot;;[.B216];&quot;' and city_id = (select id from city where name = 'VIRGINIA BEACH')) where street_id = (select id from street where name = '&quot;;[.A216];&quot;' and city_id = (select id from city where name = 'VIRGINIA BEACH')); delete from street where name = '&quot;;[.A216];&quot;' and city_id = (select id from city where name = 'VIRGINIA BEACH'); COMMIT&quot;)" office:value-type="string" office:string-value="START TRANSACTION; update resident_base set house_num = concat(house_num,'-',REPLACE('OCEAN SHORE AVE #607',concat('OCEAN SHORE AVE',' #'),'')), street_id = (select id from street where name = 'OCEAN SHORE AVE' and city_id = (select id from city where name = 'VIRGINIA BEACH')) where street_id = (select id from street where name = 'OCEAN SHORE AVE #607' and city_id = (select id from city where name = 'VIRGINIA BEACH')); delete from street where name = 'OCEAN SHORE AVE #607' and city_id = (select id from city where name = 'VIRGINIA BEACH'); COMMIT">
            <text:p>START TRANSACTION; update resident_base set house_num = concat(house_num,'-',REPLACE('OCEAN SHORE AVE #607',concat('OCEAN SHORE AVE',' #'),'')), street_id = (select id from street where name = 'OCEAN SHORE AVE' and city_id = (select id from city where name = 'VIRGINIA BEACH')) where street_id = (select id from street where name = 'OCEAN SHORE AVE #607' and city_id = (select id from city where name = 'VIRGINIA BEACH')); delete from street where name = 'OCEAN SHORE AVE #6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608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17];&quot;',concat('&quot;;[.B217];&quot;',' #'),'')), street_id = (select id from street where name = '&quot;;[.B217];&quot;' and city_id = (select id from city where name = 'VIRGINIA BEACH')) where street_id = (select id from street where name = '&quot;;[.A217];&quot;' and city_id = (select id from city where name = 'VIRGINIA BEACH')); delete from street where name = '&quot;;[.A217];&quot;' and city_id = (select id from city where name = 'VIRGINIA BEACH'); COMMIT&quot;)" office:value-type="string" office:string-value="START TRANSACTION; update resident_base set house_num = concat(house_num,'-',REPLACE('OCEAN SHORE AVE #608',concat('OCEAN SHORE AVE',' #'),'')), street_id = (select id from street where name = 'OCEAN SHORE AVE' and city_id = (select id from city where name = 'VIRGINIA BEACH')) where street_id = (select id from street where name = 'OCEAN SHORE AVE #608' and city_id = (select id from city where name = 'VIRGINIA BEACH')); delete from street where name = 'OCEAN SHORE AVE #608' and city_id = (select id from city where name = 'VIRGINIA BEACH'); COMMIT">
            <text:p>START TRANSACTION; update resident_base set house_num = concat(house_num,'-',REPLACE('OCEAN SHORE AVE #608',concat('OCEAN SHORE AVE',' #'),'')), street_id = (select id from street where name = 'OCEAN SHORE AVE' and city_id = (select id from city where name = 'VIRGINIA BEACH')) where street_id = (select id from street where name = 'OCEAN SHORE AVE #608' and city_id = (select id from city where name = 'VIRGINIA BEACH')); delete from street where name = 'OCEAN SHORE AVE #6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701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18];&quot;',concat('&quot;;[.B218];&quot;',' #'),'')), street_id = (select id from street where name = '&quot;;[.B218];&quot;' and city_id = (select id from city where name = 'VIRGINIA BEACH')) where street_id = (select id from street where name = '&quot;;[.A218];&quot;' and city_id = (select id from city where name = 'VIRGINIA BEACH')); delete from street where name = '&quot;;[.A218];&quot;' and city_id = (select id from city where name = 'VIRGINIA BEACH'); COMMIT&quot;)" office:value-type="string" office:string-value="START TRANSACTION; update resident_base set house_num = concat(house_num,'-',REPLACE('OCEAN SHORE AVE #701',concat('OCEAN SHORE AVE',' #'),'')), street_id = (select id from street where name = 'OCEAN SHORE AVE' and city_id = (select id from city where name = 'VIRGINIA BEACH')) where street_id = (select id from street where name = 'OCEAN SHORE AVE #701' and city_id = (select id from city where name = 'VIRGINIA BEACH')); delete from street where name = 'OCEAN SHORE AVE #701' and city_id = (select id from city where name = 'VIRGINIA BEACH'); COMMIT">
            <text:p>START TRANSACTION; update resident_base set house_num = concat(house_num,'-',REPLACE('OCEAN SHORE AVE #701',concat('OCEAN SHORE AVE',' #'),'')), street_id = (select id from street where name = 'OCEAN SHORE AVE' and city_id = (select id from city where name = 'VIRGINIA BEACH')) where street_id = (select id from street where name = 'OCEAN SHORE AVE #701' and city_id = (select id from city where name = 'VIRGINIA BEACH')); delete from street where name = 'OCEAN SHORE AVE #7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702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19];&quot;',concat('&quot;;[.B219];&quot;',' #'),'')), street_id = (select id from street where name = '&quot;;[.B219];&quot;' and city_id = (select id from city where name = 'VIRGINIA BEACH')) where street_id = (select id from street where name = '&quot;;[.A219];&quot;' and city_id = (select id from city where name = 'VIRGINIA BEACH')); delete from street where name = '&quot;;[.A219];&quot;' and city_id = (select id from city where name = 'VIRGINIA BEACH'); COMMIT&quot;)" office:value-type="string" office:string-value="START TRANSACTION; update resident_base set house_num = concat(house_num,'-',REPLACE('OCEAN SHORE AVE #702',concat('OCEAN SHORE AVE',' #'),'')), street_id = (select id from street where name = 'OCEAN SHORE AVE' and city_id = (select id from city where name = 'VIRGINIA BEACH')) where street_id = (select id from street where name = 'OCEAN SHORE AVE #702' and city_id = (select id from city where name = 'VIRGINIA BEACH')); delete from street where name = 'OCEAN SHORE AVE #702' and city_id = (select id from city where name = 'VIRGINIA BEACH'); COMMIT">
            <text:p>START TRANSACTION; update resident_base set house_num = concat(house_num,'-',REPLACE('OCEAN SHORE AVE #702',concat('OCEAN SHORE AVE',' #'),'')), street_id = (select id from street where name = 'OCEAN SHORE AVE' and city_id = (select id from city where name = 'VIRGINIA BEACH')) where street_id = (select id from street where name = 'OCEAN SHORE AVE #702' and city_id = (select id from city where name = 'VIRGINIA BEACH')); delete from street where name = 'OCEAN SHORE AVE #7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703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20];&quot;',concat('&quot;;[.B220];&quot;',' #'),'')), street_id = (select id from street where name = '&quot;;[.B220];&quot;' and city_id = (select id from city where name = 'VIRGINIA BEACH')) where street_id = (select id from street where name = '&quot;;[.A220];&quot;' and city_id = (select id from city where name = 'VIRGINIA BEACH')); delete from street where name = '&quot;;[.A220];&quot;' and city_id = (select id from city where name = 'VIRGINIA BEACH'); COMMIT&quot;)" office:value-type="string" office:string-value="START TRANSACTION; update resident_base set house_num = concat(house_num,'-',REPLACE('OCEAN SHORE AVE #703',concat('OCEAN SHORE AVE',' #'),'')), street_id = (select id from street where name = 'OCEAN SHORE AVE' and city_id = (select id from city where name = 'VIRGINIA BEACH')) where street_id = (select id from street where name = 'OCEAN SHORE AVE #703' and city_id = (select id from city where name = 'VIRGINIA BEACH')); delete from street where name = 'OCEAN SHORE AVE #703' and city_id = (select id from city where name = 'VIRGINIA BEACH'); COMMIT">
            <text:p>START TRANSACTION; update resident_base set house_num = concat(house_num,'-',REPLACE('OCEAN SHORE AVE #703',concat('OCEAN SHORE AVE',' #'),'')), street_id = (select id from street where name = 'OCEAN SHORE AVE' and city_id = (select id from city where name = 'VIRGINIA BEACH')) where street_id = (select id from street where name = 'OCEAN SHORE AVE #703' and city_id = (select id from city where name = 'VIRGINIA BEACH')); delete from street where name = 'OCEAN SHORE AVE #7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704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21];&quot;',concat('&quot;;[.B221];&quot;',' #'),'')), street_id = (select id from street where name = '&quot;;[.B221];&quot;' and city_id = (select id from city where name = 'VIRGINIA BEACH')) where street_id = (select id from street where name = '&quot;;[.A221];&quot;' and city_id = (select id from city where name = 'VIRGINIA BEACH')); delete from street where name = '&quot;;[.A221];&quot;' and city_id = (select id from city where name = 'VIRGINIA BEACH'); COMMIT&quot;)" office:value-type="string" office:string-value="START TRANSACTION; update resident_base set house_num = concat(house_num,'-',REPLACE('OCEAN SHORE AVE #704',concat('OCEAN SHORE AVE',' #'),'')), street_id = (select id from street where name = 'OCEAN SHORE AVE' and city_id = (select id from city where name = 'VIRGINIA BEACH')) where street_id = (select id from street where name = 'OCEAN SHORE AVE #704' and city_id = (select id from city where name = 'VIRGINIA BEACH')); delete from street where name = 'OCEAN SHORE AVE #704' and city_id = (select id from city where name = 'VIRGINIA BEACH'); COMMIT">
            <text:p>START TRANSACTION; update resident_base set house_num = concat(house_num,'-',REPLACE('OCEAN SHORE AVE #704',concat('OCEAN SHORE AVE',' #'),'')), street_id = (select id from street where name = 'OCEAN SHORE AVE' and city_id = (select id from city where name = 'VIRGINIA BEACH')) where street_id = (select id from street where name = 'OCEAN SHORE AVE #704' and city_id = (select id from city where name = 'VIRGINIA BEACH')); delete from street where name = 'OCEAN SHORE AVE #7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705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22];&quot;',concat('&quot;;[.B222];&quot;',' #'),'')), street_id = (select id from street where name = '&quot;;[.B222];&quot;' and city_id = (select id from city where name = 'VIRGINIA BEACH')) where street_id = (select id from street where name = '&quot;;[.A222];&quot;' and city_id = (select id from city where name = 'VIRGINIA BEACH')); delete from street where name = '&quot;;[.A222];&quot;' and city_id = (select id from city where name = 'VIRGINIA BEACH'); COMMIT&quot;)" office:value-type="string" office:string-value="START TRANSACTION; update resident_base set house_num = concat(house_num,'-',REPLACE('OCEAN SHORE AVE #705',concat('OCEAN SHORE AVE',' #'),'')), street_id = (select id from street where name = 'OCEAN SHORE AVE' and city_id = (select id from city where name = 'VIRGINIA BEACH')) where street_id = (select id from street where name = 'OCEAN SHORE AVE #705' and city_id = (select id from city where name = 'VIRGINIA BEACH')); delete from street where name = 'OCEAN SHORE AVE #705' and city_id = (select id from city where name = 'VIRGINIA BEACH'); COMMIT">
            <text:p>START TRANSACTION; update resident_base set house_num = concat(house_num,'-',REPLACE('OCEAN SHORE AVE #705',concat('OCEAN SHORE AVE',' #'),'')), street_id = (select id from street where name = 'OCEAN SHORE AVE' and city_id = (select id from city where name = 'VIRGINIA BEACH')) where street_id = (select id from street where name = 'OCEAN SHORE AVE #705' and city_id = (select id from city where name = 'VIRGINIA BEACH')); delete from street where name = 'OCEAN SHORE AVE #7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706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23];&quot;',concat('&quot;;[.B223];&quot;',' #'),'')), street_id = (select id from street where name = '&quot;;[.B223];&quot;' and city_id = (select id from city where name = 'VIRGINIA BEACH')) where street_id = (select id from street where name = '&quot;;[.A223];&quot;' and city_id = (select id from city where name = 'VIRGINIA BEACH')); delete from street where name = '&quot;;[.A223];&quot;' and city_id = (select id from city where name = 'VIRGINIA BEACH'); COMMIT&quot;)" office:value-type="string" office:string-value="START TRANSACTION; update resident_base set house_num = concat(house_num,'-',REPLACE('OCEAN SHORE AVE #706',concat('OCEAN SHORE AVE',' #'),'')), street_id = (select id from street where name = 'OCEAN SHORE AVE' and city_id = (select id from city where name = 'VIRGINIA BEACH')) where street_id = (select id from street where name = 'OCEAN SHORE AVE #706' and city_id = (select id from city where name = 'VIRGINIA BEACH')); delete from street where name = 'OCEAN SHORE AVE #706' and city_id = (select id from city where name = 'VIRGINIA BEACH'); COMMIT">
            <text:p>START TRANSACTION; update resident_base set house_num = concat(house_num,'-',REPLACE('OCEAN SHORE AVE #706',concat('OCEAN SHORE AVE',' #'),'')), street_id = (select id from street where name = 'OCEAN SHORE AVE' and city_id = (select id from city where name = 'VIRGINIA BEACH')) where street_id = (select id from street where name = 'OCEAN SHORE AVE #706' and city_id = (select id from city where name = 'VIRGINIA BEACH')); delete from street where name = 'OCEAN SHORE AVE #7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707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24];&quot;',concat('&quot;;[.B224];&quot;',' #'),'')), street_id = (select id from street where name = '&quot;;[.B224];&quot;' and city_id = (select id from city where name = 'VIRGINIA BEACH')) where street_id = (select id from street where name = '&quot;;[.A224];&quot;' and city_id = (select id from city where name = 'VIRGINIA BEACH')); delete from street where name = '&quot;;[.A224];&quot;' and city_id = (select id from city where name = 'VIRGINIA BEACH'); COMMIT&quot;)" office:value-type="string" office:string-value="START TRANSACTION; update resident_base set house_num = concat(house_num,'-',REPLACE('OCEAN SHORE AVE #707',concat('OCEAN SHORE AVE',' #'),'')), street_id = (select id from street where name = 'OCEAN SHORE AVE' and city_id = (select id from city where name = 'VIRGINIA BEACH')) where street_id = (select id from street where name = 'OCEAN SHORE AVE #707' and city_id = (select id from city where name = 'VIRGINIA BEACH')); delete from street where name = 'OCEAN SHORE AVE #707' and city_id = (select id from city where name = 'VIRGINIA BEACH'); COMMIT">
            <text:p>START TRANSACTION; update resident_base set house_num = concat(house_num,'-',REPLACE('OCEAN SHORE AVE #707',concat('OCEAN SHORE AVE',' #'),'')), street_id = (select id from street where name = 'OCEAN SHORE AVE' and city_id = (select id from city where name = 'VIRGINIA BEACH')) where street_id = (select id from street where name = 'OCEAN SHORE AVE #707' and city_id = (select id from city where name = 'VIRGINIA BEACH')); delete from street where name = 'OCEAN SHORE AVE #7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708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25];&quot;',concat('&quot;;[.B225];&quot;',' #'),'')), street_id = (select id from street where name = '&quot;;[.B225];&quot;' and city_id = (select id from city where name = 'VIRGINIA BEACH')) where street_id = (select id from street where name = '&quot;;[.A225];&quot;' and city_id = (select id from city where name = 'VIRGINIA BEACH')); delete from street where name = '&quot;;[.A225];&quot;' and city_id = (select id from city where name = 'VIRGINIA BEACH'); COMMIT&quot;)" office:value-type="string" office:string-value="START TRANSACTION; update resident_base set house_num = concat(house_num,'-',REPLACE('OCEAN SHORE AVE #708',concat('OCEAN SHORE AVE',' #'),'')), street_id = (select id from street where name = 'OCEAN SHORE AVE' and city_id = (select id from city where name = 'VIRGINIA BEACH')) where street_id = (select id from street where name = 'OCEAN SHORE AVE #708' and city_id = (select id from city where name = 'VIRGINIA BEACH')); delete from street where name = 'OCEAN SHORE AVE #708' and city_id = (select id from city where name = 'VIRGINIA BEACH'); COMMIT">
            <text:p>START TRANSACTION; update resident_base set house_num = concat(house_num,'-',REPLACE('OCEAN SHORE AVE #708',concat('OCEAN SHORE AVE',' #'),'')), street_id = (select id from street where name = 'OCEAN SHORE AVE' and city_id = (select id from city where name = 'VIRGINIA BEACH')) where street_id = (select id from street where name = 'OCEAN SHORE AVE #708' and city_id = (select id from city where name = 'VIRGINIA BEACH')); delete from street where name = 'OCEAN SHORE AVE #7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801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26];&quot;',concat('&quot;;[.B226];&quot;',' #'),'')), street_id = (select id from street where name = '&quot;;[.B226];&quot;' and city_id = (select id from city where name = 'VIRGINIA BEACH')) where street_id = (select id from street where name = '&quot;;[.A226];&quot;' and city_id = (select id from city where name = 'VIRGINIA BEACH')); delete from street where name = '&quot;;[.A226];&quot;' and city_id = (select id from city where name = 'VIRGINIA BEACH'); COMMIT&quot;)" office:value-type="string" office:string-value="START TRANSACTION; update resident_base set house_num = concat(house_num,'-',REPLACE('OCEAN SHORE AVE #801',concat('OCEAN SHORE AVE',' #'),'')), street_id = (select id from street where name = 'OCEAN SHORE AVE' and city_id = (select id from city where name = 'VIRGINIA BEACH')) where street_id = (select id from street where name = 'OCEAN SHORE AVE #801' and city_id = (select id from city where name = 'VIRGINIA BEACH')); delete from street where name = 'OCEAN SHORE AVE #801' and city_id = (select id from city where name = 'VIRGINIA BEACH'); COMMIT">
            <text:p>START TRANSACTION; update resident_base set house_num = concat(house_num,'-',REPLACE('OCEAN SHORE AVE #801',concat('OCEAN SHORE AVE',' #'),'')), street_id = (select id from street where name = 'OCEAN SHORE AVE' and city_id = (select id from city where name = 'VIRGINIA BEACH')) where street_id = (select id from street where name = 'OCEAN SHORE AVE #801' and city_id = (select id from city where name = 'VIRGINIA BEACH')); delete from street where name = 'OCEAN SHORE AVE #8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802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27];&quot;',concat('&quot;;[.B227];&quot;',' #'),'')), street_id = (select id from street where name = '&quot;;[.B227];&quot;' and city_id = (select id from city where name = 'VIRGINIA BEACH')) where street_id = (select id from street where name = '&quot;;[.A227];&quot;' and city_id = (select id from city where name = 'VIRGINIA BEACH')); delete from street where name = '&quot;;[.A227];&quot;' and city_id = (select id from city where name = 'VIRGINIA BEACH'); COMMIT&quot;)" office:value-type="string" office:string-value="START TRANSACTION; update resident_base set house_num = concat(house_num,'-',REPLACE('OCEAN SHORE AVE #802',concat('OCEAN SHORE AVE',' #'),'')), street_id = (select id from street where name = 'OCEAN SHORE AVE' and city_id = (select id from city where name = 'VIRGINIA BEACH')) where street_id = (select id from street where name = 'OCEAN SHORE AVE #802' and city_id = (select id from city where name = 'VIRGINIA BEACH')); delete from street where name = 'OCEAN SHORE AVE #802' and city_id = (select id from city where name = 'VIRGINIA BEACH'); COMMIT">
            <text:p>START TRANSACTION; update resident_base set house_num = concat(house_num,'-',REPLACE('OCEAN SHORE AVE #802',concat('OCEAN SHORE AVE',' #'),'')), street_id = (select id from street where name = 'OCEAN SHORE AVE' and city_id = (select id from city where name = 'VIRGINIA BEACH')) where street_id = (select id from street where name = 'OCEAN SHORE AVE #802' and city_id = (select id from city where name = 'VIRGINIA BEACH')); delete from street where name = 'OCEAN SHORE AVE #8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803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28];&quot;',concat('&quot;;[.B228];&quot;',' #'),'')), street_id = (select id from street where name = '&quot;;[.B228];&quot;' and city_id = (select id from city where name = 'VIRGINIA BEACH')) where street_id = (select id from street where name = '&quot;;[.A228];&quot;' and city_id = (select id from city where name = 'VIRGINIA BEACH')); delete from street where name = '&quot;;[.A228];&quot;' and city_id = (select id from city where name = 'VIRGINIA BEACH'); COMMIT&quot;)" office:value-type="string" office:string-value="START TRANSACTION; update resident_base set house_num = concat(house_num,'-',REPLACE('OCEAN SHORE AVE #803',concat('OCEAN SHORE AVE',' #'),'')), street_id = (select id from street where name = 'OCEAN SHORE AVE' and city_id = (select id from city where name = 'VIRGINIA BEACH')) where street_id = (select id from street where name = 'OCEAN SHORE AVE #803' and city_id = (select id from city where name = 'VIRGINIA BEACH')); delete from street where name = 'OCEAN SHORE AVE #803' and city_id = (select id from city where name = 'VIRGINIA BEACH'); COMMIT">
            <text:p>START TRANSACTION; update resident_base set house_num = concat(house_num,'-',REPLACE('OCEAN SHORE AVE #803',concat('OCEAN SHORE AVE',' #'),'')), street_id = (select id from street where name = 'OCEAN SHORE AVE' and city_id = (select id from city where name = 'VIRGINIA BEACH')) where street_id = (select id from street where name = 'OCEAN SHORE AVE #803' and city_id = (select id from city where name = 'VIRGINIA BEACH')); delete from street where name = 'OCEAN SHORE AVE #8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804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29];&quot;',concat('&quot;;[.B229];&quot;',' #'),'')), street_id = (select id from street where name = '&quot;;[.B229];&quot;' and city_id = (select id from city where name = 'VIRGINIA BEACH')) where street_id = (select id from street where name = '&quot;;[.A229];&quot;' and city_id = (select id from city where name = 'VIRGINIA BEACH')); delete from street where name = '&quot;;[.A229];&quot;' and city_id = (select id from city where name = 'VIRGINIA BEACH'); COMMIT&quot;)" office:value-type="string" office:string-value="START TRANSACTION; update resident_base set house_num = concat(house_num,'-',REPLACE('OCEAN SHORE AVE #804',concat('OCEAN SHORE AVE',' #'),'')), street_id = (select id from street where name = 'OCEAN SHORE AVE' and city_id = (select id from city where name = 'VIRGINIA BEACH')) where street_id = (select id from street where name = 'OCEAN SHORE AVE #804' and city_id = (select id from city where name = 'VIRGINIA BEACH')); delete from street where name = 'OCEAN SHORE AVE #804' and city_id = (select id from city where name = 'VIRGINIA BEACH'); COMMIT">
            <text:p>START TRANSACTION; update resident_base set house_num = concat(house_num,'-',REPLACE('OCEAN SHORE AVE #804',concat('OCEAN SHORE AVE',' #'),'')), street_id = (select id from street where name = 'OCEAN SHORE AVE' and city_id = (select id from city where name = 'VIRGINIA BEACH')) where street_id = (select id from street where name = 'OCEAN SHORE AVE #804' and city_id = (select id from city where name = 'VIRGINIA BEACH')); delete from street where name = 'OCEAN SHORE AVE #8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805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30];&quot;',concat('&quot;;[.B230];&quot;',' #'),'')), street_id = (select id from street where name = '&quot;;[.B230];&quot;' and city_id = (select id from city where name = 'VIRGINIA BEACH')) where street_id = (select id from street where name = '&quot;;[.A230];&quot;' and city_id = (select id from city where name = 'VIRGINIA BEACH')); delete from street where name = '&quot;;[.A230];&quot;' and city_id = (select id from city where name = 'VIRGINIA BEACH'); COMMIT&quot;)" office:value-type="string" office:string-value="START TRANSACTION; update resident_base set house_num = concat(house_num,'-',REPLACE('OCEAN SHORE AVE #805',concat('OCEAN SHORE AVE',' #'),'')), street_id = (select id from street where name = 'OCEAN SHORE AVE' and city_id = (select id from city where name = 'VIRGINIA BEACH')) where street_id = (select id from street where name = 'OCEAN SHORE AVE #805' and city_id = (select id from city where name = 'VIRGINIA BEACH')); delete from street where name = 'OCEAN SHORE AVE #805' and city_id = (select id from city where name = 'VIRGINIA BEACH'); COMMIT">
            <text:p>START TRANSACTION; update resident_base set house_num = concat(house_num,'-',REPLACE('OCEAN SHORE AVE #805',concat('OCEAN SHORE AVE',' #'),'')), street_id = (select id from street where name = 'OCEAN SHORE AVE' and city_id = (select id from city where name = 'VIRGINIA BEACH')) where street_id = (select id from street where name = 'OCEAN SHORE AVE #805' and city_id = (select id from city where name = 'VIRGINIA BEACH')); delete from street where name = 'OCEAN SHORE AVE #8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806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31];&quot;',concat('&quot;;[.B231];&quot;',' #'),'')), street_id = (select id from street where name = '&quot;;[.B231];&quot;' and city_id = (select id from city where name = 'VIRGINIA BEACH')) where street_id = (select id from street where name = '&quot;;[.A231];&quot;' and city_id = (select id from city where name = 'VIRGINIA BEACH')); delete from street where name = '&quot;;[.A231];&quot;' and city_id = (select id from city where name = 'VIRGINIA BEACH'); COMMIT&quot;)" office:value-type="string" office:string-value="START TRANSACTION; update resident_base set house_num = concat(house_num,'-',REPLACE('OCEAN SHORE AVE #806',concat('OCEAN SHORE AVE',' #'),'')), street_id = (select id from street where name = 'OCEAN SHORE AVE' and city_id = (select id from city where name = 'VIRGINIA BEACH')) where street_id = (select id from street where name = 'OCEAN SHORE AVE #806' and city_id = (select id from city where name = 'VIRGINIA BEACH')); delete from street where name = 'OCEAN SHORE AVE #806' and city_id = (select id from city where name = 'VIRGINIA BEACH'); COMMIT">
            <text:p>START TRANSACTION; update resident_base set house_num = concat(house_num,'-',REPLACE('OCEAN SHORE AVE #806',concat('OCEAN SHORE AVE',' #'),'')), street_id = (select id from street where name = 'OCEAN SHORE AVE' and city_id = (select id from city where name = 'VIRGINIA BEACH')) where street_id = (select id from street where name = 'OCEAN SHORE AVE #806' and city_id = (select id from city where name = 'VIRGINIA BEACH')); delete from street where name = 'OCEAN SHORE AVE #8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807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32];&quot;',concat('&quot;;[.B232];&quot;',' #'),'')), street_id = (select id from street where name = '&quot;;[.B232];&quot;' and city_id = (select id from city where name = 'VIRGINIA BEACH')) where street_id = (select id from street where name = '&quot;;[.A232];&quot;' and city_id = (select id from city where name = 'VIRGINIA BEACH')); delete from street where name = '&quot;;[.A232];&quot;' and city_id = (select id from city where name = 'VIRGINIA BEACH'); COMMIT&quot;)" office:value-type="string" office:string-value="START TRANSACTION; update resident_base set house_num = concat(house_num,'-',REPLACE('OCEAN SHORE AVE #807',concat('OCEAN SHORE AVE',' #'),'')), street_id = (select id from street where name = 'OCEAN SHORE AVE' and city_id = (select id from city where name = 'VIRGINIA BEACH')) where street_id = (select id from street where name = 'OCEAN SHORE AVE #807' and city_id = (select id from city where name = 'VIRGINIA BEACH')); delete from street where name = 'OCEAN SHORE AVE #807' and city_id = (select id from city where name = 'VIRGINIA BEACH'); COMMIT">
            <text:p>START TRANSACTION; update resident_base set house_num = concat(house_num,'-',REPLACE('OCEAN SHORE AVE #807',concat('OCEAN SHORE AVE',' #'),'')), street_id = (select id from street where name = 'OCEAN SHORE AVE' and city_id = (select id from city where name = 'VIRGINIA BEACH')) where street_id = (select id from street where name = 'OCEAN SHORE AVE #807' and city_id = (select id from city where name = 'VIRGINIA BEACH')); delete from street where name = 'OCEAN SHORE AVE #8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808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33];&quot;',concat('&quot;;[.B233];&quot;',' #'),'')), street_id = (select id from street where name = '&quot;;[.B233];&quot;' and city_id = (select id from city where name = 'VIRGINIA BEACH')) where street_id = (select id from street where name = '&quot;;[.A233];&quot;' and city_id = (select id from city where name = 'VIRGINIA BEACH')); delete from street where name = '&quot;;[.A233];&quot;' and city_id = (select id from city where name = 'VIRGINIA BEACH'); COMMIT&quot;)" office:value-type="string" office:string-value="START TRANSACTION; update resident_base set house_num = concat(house_num,'-',REPLACE('OCEAN SHORE AVE #808',concat('OCEAN SHORE AVE',' #'),'')), street_id = (select id from street where name = 'OCEAN SHORE AVE' and city_id = (select id from city where name = 'VIRGINIA BEACH')) where street_id = (select id from street where name = 'OCEAN SHORE AVE #808' and city_id = (select id from city where name = 'VIRGINIA BEACH')); delete from street where name = 'OCEAN SHORE AVE #808' and city_id = (select id from city where name = 'VIRGINIA BEACH'); COMMIT">
            <text:p>START TRANSACTION; update resident_base set house_num = concat(house_num,'-',REPLACE('OCEAN SHORE AVE #808',concat('OCEAN SHORE AVE',' #'),'')), street_id = (select id from street where name = 'OCEAN SHORE AVE' and city_id = (select id from city where name = 'VIRGINIA BEACH')) where street_id = (select id from street where name = 'OCEAN SHORE AVE #808' and city_id = (select id from city where name = 'VIRGINIA BEACH')); delete from street where name = 'OCEAN SHORE AVE #8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90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34];&quot;',concat('&quot;;[.B234];&quot;',' #'),'')), street_id = (select id from street where name = '&quot;;[.B234];&quot;' and city_id = (select id from city where name = 'VIRGINIA BEACH')) where street_id = (select id from street where name = '&quot;;[.A234];&quot;' and city_id = (select id from city where name = 'VIRGINIA BEACH')); delete from street where name = '&quot;;[.A234];&quot;' and city_id = (select id from city where name = 'VIRGINIA BEACH'); COMMIT&quot;)" office:value-type="string" office:string-value="START TRANSACTION; update resident_base set house_num = concat(house_num,'-',REPLACE('OCEAN SHORE AVE #90',concat('OCEAN SHORE AVE',' #'),'')), street_id = (select id from street where name = 'OCEAN SHORE AVE' and city_id = (select id from city where name = 'VIRGINIA BEACH')) where street_id = (select id from street where name = 'OCEAN SHORE AVE #90' and city_id = (select id from city where name = 'VIRGINIA BEACH')); delete from street where name = 'OCEAN SHORE AVE #90' and city_id = (select id from city where name = 'VIRGINIA BEACH'); COMMIT">
            <text:p>START TRANSACTION; update resident_base set house_num = concat(house_num,'-',REPLACE('OCEAN SHORE AVE #90',concat('OCEAN SHORE AVE',' #'),'')), street_id = (select id from street where name = 'OCEAN SHORE AVE' and city_id = (select id from city where name = 'VIRGINIA BEACH')) where street_id = (select id from street where name = 'OCEAN SHORE AVE #90' and city_id = (select id from city where name = 'VIRGINIA BEACH')); delete from street where name = 'OCEAN SHORE AVE #9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901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35];&quot;',concat('&quot;;[.B235];&quot;',' #'),'')), street_id = (select id from street where name = '&quot;;[.B235];&quot;' and city_id = (select id from city where name = 'VIRGINIA BEACH')) where street_id = (select id from street where name = '&quot;;[.A235];&quot;' and city_id = (select id from city where name = 'VIRGINIA BEACH')); delete from street where name = '&quot;;[.A235];&quot;' and city_id = (select id from city where name = 'VIRGINIA BEACH'); COMMIT&quot;)" office:value-type="string" office:string-value="START TRANSACTION; update resident_base set house_num = concat(house_num,'-',REPLACE('OCEAN SHORE AVE #901',concat('OCEAN SHORE AVE',' #'),'')), street_id = (select id from street where name = 'OCEAN SHORE AVE' and city_id = (select id from city where name = 'VIRGINIA BEACH')) where street_id = (select id from street where name = 'OCEAN SHORE AVE #901' and city_id = (select id from city where name = 'VIRGINIA BEACH')); delete from street where name = 'OCEAN SHORE AVE #901' and city_id = (select id from city where name = 'VIRGINIA BEACH'); COMMIT">
            <text:p>START TRANSACTION; update resident_base set house_num = concat(house_num,'-',REPLACE('OCEAN SHORE AVE #901',concat('OCEAN SHORE AVE',' #'),'')), street_id = (select id from street where name = 'OCEAN SHORE AVE' and city_id = (select id from city where name = 'VIRGINIA BEACH')) where street_id = (select id from street where name = 'OCEAN SHORE AVE #901' and city_id = (select id from city where name = 'VIRGINIA BEACH')); delete from street where name = 'OCEAN SHORE AVE #9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902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36];&quot;',concat('&quot;;[.B236];&quot;',' #'),'')), street_id = (select id from street where name = '&quot;;[.B236];&quot;' and city_id = (select id from city where name = 'VIRGINIA BEACH')) where street_id = (select id from street where name = '&quot;;[.A236];&quot;' and city_id = (select id from city where name = 'VIRGINIA BEACH')); delete from street where name = '&quot;;[.A236];&quot;' and city_id = (select id from city where name = 'VIRGINIA BEACH'); COMMIT&quot;)" office:value-type="string" office:string-value="START TRANSACTION; update resident_base set house_num = concat(house_num,'-',REPLACE('OCEAN SHORE AVE #902',concat('OCEAN SHORE AVE',' #'),'')), street_id = (select id from street where name = 'OCEAN SHORE AVE' and city_id = (select id from city where name = 'VIRGINIA BEACH')) where street_id = (select id from street where name = 'OCEAN SHORE AVE #902' and city_id = (select id from city where name = 'VIRGINIA BEACH')); delete from street where name = 'OCEAN SHORE AVE #902' and city_id = (select id from city where name = 'VIRGINIA BEACH'); COMMIT">
            <text:p>START TRANSACTION; update resident_base set house_num = concat(house_num,'-',REPLACE('OCEAN SHORE AVE #902',concat('OCEAN SHORE AVE',' #'),'')), street_id = (select id from street where name = 'OCEAN SHORE AVE' and city_id = (select id from city where name = 'VIRGINIA BEACH')) where street_id = (select id from street where name = 'OCEAN SHORE AVE #902' and city_id = (select id from city where name = 'VIRGINIA BEACH')); delete from street where name = 'OCEAN SHORE AVE #9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903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37];&quot;',concat('&quot;;[.B237];&quot;',' #'),'')), street_id = (select id from street where name = '&quot;;[.B237];&quot;' and city_id = (select id from city where name = 'VIRGINIA BEACH')) where street_id = (select id from street where name = '&quot;;[.A237];&quot;' and city_id = (select id from city where name = 'VIRGINIA BEACH')); delete from street where name = '&quot;;[.A237];&quot;' and city_id = (select id from city where name = 'VIRGINIA BEACH'); COMMIT&quot;)" office:value-type="string" office:string-value="START TRANSACTION; update resident_base set house_num = concat(house_num,'-',REPLACE('OCEAN SHORE AVE #903',concat('OCEAN SHORE AVE',' #'),'')), street_id = (select id from street where name = 'OCEAN SHORE AVE' and city_id = (select id from city where name = 'VIRGINIA BEACH')) where street_id = (select id from street where name = 'OCEAN SHORE AVE #903' and city_id = (select id from city where name = 'VIRGINIA BEACH')); delete from street where name = 'OCEAN SHORE AVE #903' and city_id = (select id from city where name = 'VIRGINIA BEACH'); COMMIT">
            <text:p>START TRANSACTION; update resident_base set house_num = concat(house_num,'-',REPLACE('OCEAN SHORE AVE #903',concat('OCEAN SHORE AVE',' #'),'')), street_id = (select id from street where name = 'OCEAN SHORE AVE' and city_id = (select id from city where name = 'VIRGINIA BEACH')) where street_id = (select id from street where name = 'OCEAN SHORE AVE #903' and city_id = (select id from city where name = 'VIRGINIA BEACH')); delete from street where name = 'OCEAN SHORE AVE #9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904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38];&quot;',concat('&quot;;[.B238];&quot;',' #'),'')), street_id = (select id from street where name = '&quot;;[.B238];&quot;' and city_id = (select id from city where name = 'VIRGINIA BEACH')) where street_id = (select id from street where name = '&quot;;[.A238];&quot;' and city_id = (select id from city where name = 'VIRGINIA BEACH')); delete from street where name = '&quot;;[.A238];&quot;' and city_id = (select id from city where name = 'VIRGINIA BEACH'); COMMIT&quot;)" office:value-type="string" office:string-value="START TRANSACTION; update resident_base set house_num = concat(house_num,'-',REPLACE('OCEAN SHORE AVE #904',concat('OCEAN SHORE AVE',' #'),'')), street_id = (select id from street where name = 'OCEAN SHORE AVE' and city_id = (select id from city where name = 'VIRGINIA BEACH')) where street_id = (select id from street where name = 'OCEAN SHORE AVE #904' and city_id = (select id from city where name = 'VIRGINIA BEACH')); delete from street where name = 'OCEAN SHORE AVE #904' and city_id = (select id from city where name = 'VIRGINIA BEACH'); COMMIT">
            <text:p>START TRANSACTION; update resident_base set house_num = concat(house_num,'-',REPLACE('OCEAN SHORE AVE #904',concat('OCEAN SHORE AVE',' #'),'')), street_id = (select id from street where name = 'OCEAN SHORE AVE' and city_id = (select id from city where name = 'VIRGINIA BEACH')) where street_id = (select id from street where name = 'OCEAN SHORE AVE #904' and city_id = (select id from city where name = 'VIRGINIA BEACH')); delete from street where name = 'OCEAN SHORE AVE #9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905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39];&quot;',concat('&quot;;[.B239];&quot;',' #'),'')), street_id = (select id from street where name = '&quot;;[.B239];&quot;' and city_id = (select id from city where name = 'VIRGINIA BEACH')) where street_id = (select id from street where name = '&quot;;[.A239];&quot;' and city_id = (select id from city where name = 'VIRGINIA BEACH')); delete from street where name = '&quot;;[.A239];&quot;' and city_id = (select id from city where name = 'VIRGINIA BEACH'); COMMIT&quot;)" office:value-type="string" office:string-value="START TRANSACTION; update resident_base set house_num = concat(house_num,'-',REPLACE('OCEAN SHORE AVE #905',concat('OCEAN SHORE AVE',' #'),'')), street_id = (select id from street where name = 'OCEAN SHORE AVE' and city_id = (select id from city where name = 'VIRGINIA BEACH')) where street_id = (select id from street where name = 'OCEAN SHORE AVE #905' and city_id = (select id from city where name = 'VIRGINIA BEACH')); delete from street where name = 'OCEAN SHORE AVE #905' and city_id = (select id from city where name = 'VIRGINIA BEACH'); COMMIT">
            <text:p>START TRANSACTION; update resident_base set house_num = concat(house_num,'-',REPLACE('OCEAN SHORE AVE #905',concat('OCEAN SHORE AVE',' #'),'')), street_id = (select id from street where name = 'OCEAN SHORE AVE' and city_id = (select id from city where name = 'VIRGINIA BEACH')) where street_id = (select id from street where name = 'OCEAN SHORE AVE #905' and city_id = (select id from city where name = 'VIRGINIA BEACH')); delete from street where name = 'OCEAN SHORE AVE #9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906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40];&quot;',concat('&quot;;[.B240];&quot;',' #'),'')), street_id = (select id from street where name = '&quot;;[.B240];&quot;' and city_id = (select id from city where name = 'VIRGINIA BEACH')) where street_id = (select id from street where name = '&quot;;[.A240];&quot;' and city_id = (select id from city where name = 'VIRGINIA BEACH')); delete from street where name = '&quot;;[.A240];&quot;' and city_id = (select id from city where name = 'VIRGINIA BEACH'); COMMIT&quot;)" office:value-type="string" office:string-value="START TRANSACTION; update resident_base set house_num = concat(house_num,'-',REPLACE('OCEAN SHORE AVE #906',concat('OCEAN SHORE AVE',' #'),'')), street_id = (select id from street where name = 'OCEAN SHORE AVE' and city_id = (select id from city where name = 'VIRGINIA BEACH')) where street_id = (select id from street where name = 'OCEAN SHORE AVE #906' and city_id = (select id from city where name = 'VIRGINIA BEACH')); delete from street where name = 'OCEAN SHORE AVE #906' and city_id = (select id from city where name = 'VIRGINIA BEACH'); COMMIT">
            <text:p>START TRANSACTION; update resident_base set house_num = concat(house_num,'-',REPLACE('OCEAN SHORE AVE #906',concat('OCEAN SHORE AVE',' #'),'')), street_id = (select id from street where name = 'OCEAN SHORE AVE' and city_id = (select id from city where name = 'VIRGINIA BEACH')) where street_id = (select id from street where name = 'OCEAN SHORE AVE #906' and city_id = (select id from city where name = 'VIRGINIA BEACH')); delete from street where name = 'OCEAN SHORE AVE #9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907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41];&quot;',concat('&quot;;[.B241];&quot;',' #'),'')), street_id = (select id from street where name = '&quot;;[.B241];&quot;' and city_id = (select id from city where name = 'VIRGINIA BEACH')) where street_id = (select id from street where name = '&quot;;[.A241];&quot;' and city_id = (select id from city where name = 'VIRGINIA BEACH')); delete from street where name = '&quot;;[.A241];&quot;' and city_id = (select id from city where name = 'VIRGINIA BEACH'); COMMIT&quot;)" office:value-type="string" office:string-value="START TRANSACTION; update resident_base set house_num = concat(house_num,'-',REPLACE('OCEAN SHORE AVE #907',concat('OCEAN SHORE AVE',' #'),'')), street_id = (select id from street where name = 'OCEAN SHORE AVE' and city_id = (select id from city where name = 'VIRGINIA BEACH')) where street_id = (select id from street where name = 'OCEAN SHORE AVE #907' and city_id = (select id from city where name = 'VIRGINIA BEACH')); delete from street where name = 'OCEAN SHORE AVE #907' and city_id = (select id from city where name = 'VIRGINIA BEACH'); COMMIT">
            <text:p>START TRANSACTION; update resident_base set house_num = concat(house_num,'-',REPLACE('OCEAN SHORE AVE #907',concat('OCEAN SHORE AVE',' #'),'')), street_id = (select id from street where name = 'OCEAN SHORE AVE' and city_id = (select id from city where name = 'VIRGINIA BEACH')) where street_id = (select id from street where name = 'OCEAN SHORE AVE #907' and city_id = (select id from city where name = 'VIRGINIA BEACH')); delete from street where name = 'OCEAN SHORE AVE #9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AVE #908</text:p>
          </table:table-cell>
          <table:table-cell office:value-type="string">
            <text:p>OCEAN SHORE AVE</text:p>
          </table:table-cell>
          <table:table-cell table:formula="of:=CONCATENATE(&quot;START TRANSACTION; update resident_base set house_num = concat(house_num,'-',REPLACE('&quot;;[.A242];&quot;',concat('&quot;;[.B242];&quot;',' #'),'')), street_id = (select id from street where name = '&quot;;[.B242];&quot;' and city_id = (select id from city where name = 'VIRGINIA BEACH')) where street_id = (select id from street where name = '&quot;;[.A242];&quot;' and city_id = (select id from city where name = 'VIRGINIA BEACH')); delete from street where name = '&quot;;[.A242];&quot;' and city_id = (select id from city where name = 'VIRGINIA BEACH'); COMMIT&quot;)" office:value-type="string" office:string-value="START TRANSACTION; update resident_base set house_num = concat(house_num,'-',REPLACE('OCEAN SHORE AVE #908',concat('OCEAN SHORE AVE',' #'),'')), street_id = (select id from street where name = 'OCEAN SHORE AVE' and city_id = (select id from city where name = 'VIRGINIA BEACH')) where street_id = (select id from street where name = 'OCEAN SHORE AVE #908' and city_id = (select id from city where name = 'VIRGINIA BEACH')); delete from street where name = 'OCEAN SHORE AVE #908' and city_id = (select id from city where name = 'VIRGINIA BEACH'); COMMIT">
            <text:p>START TRANSACTION; update resident_base set house_num = concat(house_num,'-',REPLACE('OCEAN SHORE AVE #908',concat('OCEAN SHORE AVE',' #'),'')), street_id = (select id from street where name = 'OCEAN SHORE AVE' and city_id = (select id from city where name = 'VIRGINIA BEACH')) where street_id = (select id from street where name = 'OCEAN SHORE AVE #908' and city_id = (select id from city where name = 'VIRGINIA BEACH')); delete from street where name = 'OCEAN SHORE AVE #9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CEAN SHORE CRES #201</text:p>
          </table:table-cell>
          <table:table-cell office:value-type="string">
            <text:p>OCEAN SHORE CRES</text:p>
          </table:table-cell>
          <table:table-cell table:formula="of:=CONCATENATE(&quot;START TRANSACTION; update resident_base set house_num = concat(house_num,'-',REPLACE('&quot;;[.A244];&quot;',concat('&quot;;[.B244];&quot;',' #'),'')), street_id = (select id from street where name = '&quot;;[.B244];&quot;' and city_id = (select id from city where name = 'VIRGINIA BEACH')) where street_id = (select id from street where name = '&quot;;[.A244];&quot;' and city_id = (select id from city where name = 'VIRGINIA BEACH')); delete from street where name = '&quot;;[.A244];&quot;' and city_id = (select id from city where name = 'VIRGINIA BEACH'); COMMIT&quot;)" office:value-type="string" office:string-value="START TRANSACTION; update resident_base set house_num = concat(house_num,'-',REPLACE('OCEAN SHORE CRES #201',concat('OCEAN SHORE CRES',' #'),'')), street_id = (select id from street where name = 'OCEAN SHORE CRES' and city_id = (select id from city where name = 'VIRGINIA BEACH')) where street_id = (select id from street where name = 'OCEAN SHORE CRES #201' and city_id = (select id from city where name = 'VIRGINIA BEACH')); delete from street where name = 'OCEAN SHORE CRES #201' and city_id = (select id from city where name = 'VIRGINIA BEACH'); COMMIT">
            <text:p>START TRANSACTION; update resident_base set house_num = concat(house_num,'-',REPLACE('OCEAN SHORE CRES #201',concat('OCEAN SHORE CRES',' #'),'')), street_id = (select id from street where name = 'OCEAN SHORE CRES' and city_id = (select id from city where name = 'VIRGINIA BEACH')) where street_id = (select id from street where name = 'OCEAN SHORE CRES #201' and city_id = (select id from city where name = 'VIRGINIA BEACH')); delete from street where name = 'OCEAN SHORE CRES #2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CRES #202</text:p>
          </table:table-cell>
          <table:table-cell office:value-type="string">
            <text:p>OCEAN SHORE CRES</text:p>
          </table:table-cell>
          <table:table-cell table:formula="of:=CONCATENATE(&quot;START TRANSACTION; update resident_base set house_num = concat(house_num,'-',REPLACE('&quot;;[.A245];&quot;',concat('&quot;;[.B245];&quot;',' #'),'')), street_id = (select id from street where name = '&quot;;[.B245];&quot;' and city_id = (select id from city where name = 'VIRGINIA BEACH')) where street_id = (select id from street where name = '&quot;;[.A245];&quot;' and city_id = (select id from city where name = 'VIRGINIA BEACH')); delete from street where name = '&quot;;[.A245];&quot;' and city_id = (select id from city where name = 'VIRGINIA BEACH'); COMMIT&quot;)" office:value-type="string" office:string-value="START TRANSACTION; update resident_base set house_num = concat(house_num,'-',REPLACE('OCEAN SHORE CRES #202',concat('OCEAN SHORE CRES',' #'),'')), street_id = (select id from street where name = 'OCEAN SHORE CRES' and city_id = (select id from city where name = 'VIRGINIA BEACH')) where street_id = (select id from street where name = 'OCEAN SHORE CRES #202' and city_id = (select id from city where name = 'VIRGINIA BEACH')); delete from street where name = 'OCEAN SHORE CRES #202' and city_id = (select id from city where name = 'VIRGINIA BEACH'); COMMIT">
            <text:p>START TRANSACTION; update resident_base set house_num = concat(house_num,'-',REPLACE('OCEAN SHORE CRES #202',concat('OCEAN SHORE CRES',' #'),'')), street_id = (select id from street where name = 'OCEAN SHORE CRES' and city_id = (select id from city where name = 'VIRGINIA BEACH')) where street_id = (select id from street where name = 'OCEAN SHORE CRES #202' and city_id = (select id from city where name = 'VIRGINIA BEACH')); delete from street where name = 'OCEAN SHORE CRES #2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CRES #203</text:p>
          </table:table-cell>
          <table:table-cell office:value-type="string">
            <text:p>OCEAN SHORE CRES</text:p>
          </table:table-cell>
          <table:table-cell table:formula="of:=CONCATENATE(&quot;START TRANSACTION; update resident_base set house_num = concat(house_num,'-',REPLACE('&quot;;[.A246];&quot;',concat('&quot;;[.B246];&quot;',' #'),'')), street_id = (select id from street where name = '&quot;;[.B246];&quot;' and city_id = (select id from city where name = 'VIRGINIA BEACH')) where street_id = (select id from street where name = '&quot;;[.A246];&quot;' and city_id = (select id from city where name = 'VIRGINIA BEACH')); delete from street where name = '&quot;;[.A246];&quot;' and city_id = (select id from city where name = 'VIRGINIA BEACH'); COMMIT&quot;)" office:value-type="string" office:string-value="START TRANSACTION; update resident_base set house_num = concat(house_num,'-',REPLACE('OCEAN SHORE CRES #203',concat('OCEAN SHORE CRES',' #'),'')), street_id = (select id from street where name = 'OCEAN SHORE CRES' and city_id = (select id from city where name = 'VIRGINIA BEACH')) where street_id = (select id from street where name = 'OCEAN SHORE CRES #203' and city_id = (select id from city where name = 'VIRGINIA BEACH')); delete from street where name = 'OCEAN SHORE CRES #203' and city_id = (select id from city where name = 'VIRGINIA BEACH'); COMMIT">
            <text:p>START TRANSACTION; update resident_base set house_num = concat(house_num,'-',REPLACE('OCEAN SHORE CRES #203',concat('OCEAN SHORE CRES',' #'),'')), street_id = (select id from street where name = 'OCEAN SHORE CRES' and city_id = (select id from city where name = 'VIRGINIA BEACH')) where street_id = (select id from street where name = 'OCEAN SHORE CRES #203' and city_id = (select id from city where name = 'VIRGINIA BEACH')); delete from street where name = 'OCEAN SHORE CRES #2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CRES #301</text:p>
          </table:table-cell>
          <table:table-cell office:value-type="string">
            <text:p>OCEAN SHORE CRES</text:p>
          </table:table-cell>
          <table:table-cell table:formula="of:=CONCATENATE(&quot;START TRANSACTION; update resident_base set house_num = concat(house_num,'-',REPLACE('&quot;;[.A247];&quot;',concat('&quot;;[.B247];&quot;',' #'),'')), street_id = (select id from street where name = '&quot;;[.B247];&quot;' and city_id = (select id from city where name = 'VIRGINIA BEACH')) where street_id = (select id from street where name = '&quot;;[.A247];&quot;' and city_id = (select id from city where name = 'VIRGINIA BEACH')); delete from street where name = '&quot;;[.A247];&quot;' and city_id = (select id from city where name = 'VIRGINIA BEACH'); COMMIT&quot;)" office:value-type="string" office:string-value="START TRANSACTION; update resident_base set house_num = concat(house_num,'-',REPLACE('OCEAN SHORE CRES #301',concat('OCEAN SHORE CRES',' #'),'')), street_id = (select id from street where name = 'OCEAN SHORE CRES' and city_id = (select id from city where name = 'VIRGINIA BEACH')) where street_id = (select id from street where name = 'OCEAN SHORE CRES #301' and city_id = (select id from city where name = 'VIRGINIA BEACH')); delete from street where name = 'OCEAN SHORE CRES #301' and city_id = (select id from city where name = 'VIRGINIA BEACH'); COMMIT">
            <text:p>START TRANSACTION; update resident_base set house_num = concat(house_num,'-',REPLACE('OCEAN SHORE CRES #301',concat('OCEAN SHORE CRES',' #'),'')), street_id = (select id from street where name = 'OCEAN SHORE CRES' and city_id = (select id from city where name = 'VIRGINIA BEACH')) where street_id = (select id from street where name = 'OCEAN SHORE CRES #301' and city_id = (select id from city where name = 'VIRGINIA BEACH')); delete from street where name = 'OCEAN SHORE CRES #3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CRES #302</text:p>
          </table:table-cell>
          <table:table-cell office:value-type="string">
            <text:p>OCEAN SHORE CRES</text:p>
          </table:table-cell>
          <table:table-cell table:formula="of:=CONCATENATE(&quot;START TRANSACTION; update resident_base set house_num = concat(house_num,'-',REPLACE('&quot;;[.A248];&quot;',concat('&quot;;[.B248];&quot;',' #'),'')), street_id = (select id from street where name = '&quot;;[.B248];&quot;' and city_id = (select id from city where name = 'VIRGINIA BEACH')) where street_id = (select id from street where name = '&quot;;[.A248];&quot;' and city_id = (select id from city where name = 'VIRGINIA BEACH')); delete from street where name = '&quot;;[.A248];&quot;' and city_id = (select id from city where name = 'VIRGINIA BEACH'); COMMIT&quot;)" office:value-type="string" office:string-value="START TRANSACTION; update resident_base set house_num = concat(house_num,'-',REPLACE('OCEAN SHORE CRES #302',concat('OCEAN SHORE CRES',' #'),'')), street_id = (select id from street where name = 'OCEAN SHORE CRES' and city_id = (select id from city where name = 'VIRGINIA BEACH')) where street_id = (select id from street where name = 'OCEAN SHORE CRES #302' and city_id = (select id from city where name = 'VIRGINIA BEACH')); delete from street where name = 'OCEAN SHORE CRES #302' and city_id = (select id from city where name = 'VIRGINIA BEACH'); COMMIT">
            <text:p>START TRANSACTION; update resident_base set house_num = concat(house_num,'-',REPLACE('OCEAN SHORE CRES #302',concat('OCEAN SHORE CRES',' #'),'')), street_id = (select id from street where name = 'OCEAN SHORE CRES' and city_id = (select id from city where name = 'VIRGINIA BEACH')) where street_id = (select id from street where name = 'OCEAN SHORE CRES #302' and city_id = (select id from city where name = 'VIRGINIA BEACH')); delete from street where name = 'OCEAN SHORE CRES #3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CRES #303</text:p>
          </table:table-cell>
          <table:table-cell office:value-type="string">
            <text:p>OCEAN SHORE CRES</text:p>
          </table:table-cell>
          <table:table-cell table:formula="of:=CONCATENATE(&quot;START TRANSACTION; update resident_base set house_num = concat(house_num,'-',REPLACE('&quot;;[.A249];&quot;',concat('&quot;;[.B249];&quot;',' #'),'')), street_id = (select id from street where name = '&quot;;[.B249];&quot;' and city_id = (select id from city where name = 'VIRGINIA BEACH')) where street_id = (select id from street where name = '&quot;;[.A249];&quot;' and city_id = (select id from city where name = 'VIRGINIA BEACH')); delete from street where name = '&quot;;[.A249];&quot;' and city_id = (select id from city where name = 'VIRGINIA BEACH'); COMMIT&quot;)" office:value-type="string" office:string-value="START TRANSACTION; update resident_base set house_num = concat(house_num,'-',REPLACE('OCEAN SHORE CRES #303',concat('OCEAN SHORE CRES',' #'),'')), street_id = (select id from street where name = 'OCEAN SHORE CRES' and city_id = (select id from city where name = 'VIRGINIA BEACH')) where street_id = (select id from street where name = 'OCEAN SHORE CRES #303' and city_id = (select id from city where name = 'VIRGINIA BEACH')); delete from street where name = 'OCEAN SHORE CRES #303' and city_id = (select id from city where name = 'VIRGINIA BEACH'); COMMIT">
            <text:p>START TRANSACTION; update resident_base set house_num = concat(house_num,'-',REPLACE('OCEAN SHORE CRES #303',concat('OCEAN SHORE CRES',' #'),'')), street_id = (select id from street where name = 'OCEAN SHORE CRES' and city_id = (select id from city where name = 'VIRGINIA BEACH')) where street_id = (select id from street where name = 'OCEAN SHORE CRES #303' and city_id = (select id from city where name = 'VIRGINIA BEACH')); delete from street where name = 'OCEAN SHORE CRES #3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CRES #4</text:p>
          </table:table-cell>
          <table:table-cell office:value-type="string">
            <text:p>OCEAN SHORE CRES</text:p>
          </table:table-cell>
          <table:table-cell table:formula="of:=CONCATENATE(&quot;START TRANSACTION; update resident_base set house_num = concat(house_num,'-',REPLACE('&quot;;[.A250];&quot;',concat('&quot;;[.B250];&quot;',' #'),'')), street_id = (select id from street where name = '&quot;;[.B250];&quot;' and city_id = (select id from city where name = 'VIRGINIA BEACH')) where street_id = (select id from street where name = '&quot;;[.A250];&quot;' and city_id = (select id from city where name = 'VIRGINIA BEACH')); delete from street where name = '&quot;;[.A250];&quot;' and city_id = (select id from city where name = 'VIRGINIA BEACH'); COMMIT&quot;)" office:value-type="string" office:string-value="START TRANSACTION; update resident_base set house_num = concat(house_num,'-',REPLACE('OCEAN SHORE CRES #4',concat('OCEAN SHORE CRES',' #'),'')), street_id = (select id from street where name = 'OCEAN SHORE CRES' and city_id = (select id from city where name = 'VIRGINIA BEACH')) where street_id = (select id from street where name = 'OCEAN SHORE CRES #4' and city_id = (select id from city where name = 'VIRGINIA BEACH')); delete from street where name = 'OCEAN SHORE CRES #4' and city_id = (select id from city where name = 'VIRGINIA BEACH'); COMMIT">
            <text:p>START TRANSACTION; update resident_base set house_num = concat(house_num,'-',REPLACE('OCEAN SHORE CRES #4',concat('OCEAN SHORE CRES',' #'),'')), street_id = (select id from street where name = 'OCEAN SHORE CRES' and city_id = (select id from city where name = 'VIRGINIA BEACH')) where street_id = (select id from street where name = 'OCEAN SHORE CRES #4' and city_id = (select id from city where name = 'VIRGINIA BEACH')); delete from street where name = 'OCEAN SHORE CRES #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CRES #401</text:p>
          </table:table-cell>
          <table:table-cell office:value-type="string">
            <text:p>OCEAN SHORE CRES</text:p>
          </table:table-cell>
          <table:table-cell table:formula="of:=CONCATENATE(&quot;START TRANSACTION; update resident_base set house_num = concat(house_num,'-',REPLACE('&quot;;[.A251];&quot;',concat('&quot;;[.B251];&quot;',' #'),'')), street_id = (select id from street where name = '&quot;;[.B251];&quot;' and city_id = (select id from city where name = 'VIRGINIA BEACH')) where street_id = (select id from street where name = '&quot;;[.A251];&quot;' and city_id = (select id from city where name = 'VIRGINIA BEACH')); delete from street where name = '&quot;;[.A251];&quot;' and city_id = (select id from city where name = 'VIRGINIA BEACH'); COMMIT&quot;)" office:value-type="string" office:string-value="START TRANSACTION; update resident_base set house_num = concat(house_num,'-',REPLACE('OCEAN SHORE CRES #401',concat('OCEAN SHORE CRES',' #'),'')), street_id = (select id from street where name = 'OCEAN SHORE CRES' and city_id = (select id from city where name = 'VIRGINIA BEACH')) where street_id = (select id from street where name = 'OCEAN SHORE CRES #401' and city_id = (select id from city where name = 'VIRGINIA BEACH')); delete from street where name = 'OCEAN SHORE CRES #401' and city_id = (select id from city where name = 'VIRGINIA BEACH'); COMMIT">
            <text:p>START TRANSACTION; update resident_base set house_num = concat(house_num,'-',REPLACE('OCEAN SHORE CRES #401',concat('OCEAN SHORE CRES',' #'),'')), street_id = (select id from street where name = 'OCEAN SHORE CRES' and city_id = (select id from city where name = 'VIRGINIA BEACH')) where street_id = (select id from street where name = 'OCEAN SHORE CRES #401' and city_id = (select id from city where name = 'VIRGINIA BEACH')); delete from street where name = 'OCEAN SHORE CRES #4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CRES #402</text:p>
          </table:table-cell>
          <table:table-cell office:value-type="string">
            <text:p>OCEAN SHORE CRES</text:p>
          </table:table-cell>
          <table:table-cell table:formula="of:=CONCATENATE(&quot;START TRANSACTION; update resident_base set house_num = concat(house_num,'-',REPLACE('&quot;;[.A252];&quot;',concat('&quot;;[.B252];&quot;',' #'),'')), street_id = (select id from street where name = '&quot;;[.B252];&quot;' and city_id = (select id from city where name = 'VIRGINIA BEACH')) where street_id = (select id from street where name = '&quot;;[.A252];&quot;' and city_id = (select id from city where name = 'VIRGINIA BEACH')); delete from street where name = '&quot;;[.A252];&quot;' and city_id = (select id from city where name = 'VIRGINIA BEACH'); COMMIT&quot;)" office:value-type="string" office:string-value="START TRANSACTION; update resident_base set house_num = concat(house_num,'-',REPLACE('OCEAN SHORE CRES #402',concat('OCEAN SHORE CRES',' #'),'')), street_id = (select id from street where name = 'OCEAN SHORE CRES' and city_id = (select id from city where name = 'VIRGINIA BEACH')) where street_id = (select id from street where name = 'OCEAN SHORE CRES #402' and city_id = (select id from city where name = 'VIRGINIA BEACH')); delete from street where name = 'OCEAN SHORE CRES #402' and city_id = (select id from city where name = 'VIRGINIA BEACH'); COMMIT">
            <text:p>START TRANSACTION; update resident_base set house_num = concat(house_num,'-',REPLACE('OCEAN SHORE CRES #402',concat('OCEAN SHORE CRES',' #'),'')), street_id = (select id from street where name = 'OCEAN SHORE CRES' and city_id = (select id from city where name = 'VIRGINIA BEACH')) where street_id = (select id from street where name = 'OCEAN SHORE CRES #402' and city_id = (select id from city where name = 'VIRGINIA BEACH')); delete from street where name = 'OCEAN SHORE CRES #4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OCEAN SHORE CRES #403</text:p>
          </table:table-cell>
          <table:table-cell office:value-type="string">
            <text:p>OCEAN SHORE CRES</text:p>
          </table:table-cell>
          <table:table-cell table:formula="of:=CONCATENATE(&quot;START TRANSACTION; update resident_base set house_num = concat(house_num,'-',REPLACE('&quot;;[.A253];&quot;',concat('&quot;;[.B253];&quot;',' #'),'')), street_id = (select id from street where name = '&quot;;[.B253];&quot;' and city_id = (select id from city where name = 'VIRGINIA BEACH')) where street_id = (select id from street where name = '&quot;;[.A253];&quot;' and city_id = (select id from city where name = 'VIRGINIA BEACH')); delete from street where name = '&quot;;[.A253];&quot;' and city_id = (select id from city where name = 'VIRGINIA BEACH'); COMMIT&quot;)" office:value-type="string" office:string-value="START TRANSACTION; update resident_base set house_num = concat(house_num,'-',REPLACE('OCEAN SHORE CRES #403',concat('OCEAN SHORE CRES',' #'),'')), street_id = (select id from street where name = 'OCEAN SHORE CRES' and city_id = (select id from city where name = 'VIRGINIA BEACH')) where street_id = (select id from street where name = 'OCEAN SHORE CRES #403' and city_id = (select id from city where name = 'VIRGINIA BEACH')); delete from street where name = 'OCEAN SHORE CRES #403' and city_id = (select id from city where name = 'VIRGINIA BEACH'); COMMIT">
            <text:p>START TRANSACTION; update resident_base set house_num = concat(house_num,'-',REPLACE('OCEAN SHORE CRES #403',concat('OCEAN SHORE CRES',' #'),'')), street_id = (select id from street where name = 'OCEAN SHORE CRES' and city_id = (select id from city where name = 'VIRGINIA BEACH')) where street_id = (select id from street where name = 'OCEAN SHORE CRES #403' and city_id = (select id from city where name = 'VIRGINIA BEACH')); delete from street where name = 'OCEAN SHORE CRES #4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AGE AVE #1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55];&quot;',concat('&quot;;[.B255];&quot;',' #'),'')), street_id = (select id from street where name = '&quot;;[.B255];&quot;' and city_id = (select id from city where name = 'VIRGINIA BEACH')) where street_id = (select id from street where name = '&quot;;[.A255];&quot;' and city_id = (select id from city where name = 'VIRGINIA BEACH')); delete from street where name = '&quot;;[.A255];&quot;' and city_id = (select id from city where name = 'VIRGINIA BEACH'); COMMIT&quot;)" office:value-type="string" office:string-value="START TRANSACTION; update resident_base set house_num = concat(house_num,'-',REPLACE('PAGE AVE #1',concat('PAGE AVE',' #'),'')), street_id = (select id from street where name = 'PAGE AVE' and city_id = (select id from city where name = 'VIRGINIA BEACH')) where street_id = (select id from street where name = 'PAGE AVE #1' and city_id = (select id from city where name = 'VIRGINIA BEACH')); delete from street where name = 'PAGE AVE #1' and city_id = (select id from city where name = 'VIRGINIA BEACH'); COMMIT">
            <text:p>START TRANSACTION; update resident_base set house_num = concat(house_num,'-',REPLACE('PAGE AVE #1',concat('PAGE AVE',' #'),'')), street_id = (select id from street where name = 'PAGE AVE' and city_id = (select id from city where name = 'VIRGINIA BEACH')) where street_id = (select id from street where name = 'PAGE AVE #1' and city_id = (select id from city where name = 'VIRGINIA BEACH')); delete from street where name = 'PAGE AVE #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0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56];&quot;',concat('&quot;;[.B256];&quot;',' #'),'')), street_id = (select id from street where name = '&quot;;[.B256];&quot;' and city_id = (select id from city where name = 'VIRGINIA BEACH')) where street_id = (select id from street where name = '&quot;;[.A256];&quot;' and city_id = (select id from city where name = 'VIRGINIA BEACH')); delete from street where name = '&quot;;[.A256];&quot;' and city_id = (select id from city where name = 'VIRGINIA BEACH'); COMMIT&quot;)" office:value-type="string" office:string-value="START TRANSACTION; update resident_base set house_num = concat(house_num,'-',REPLACE('PAGE AVE #10',concat('PAGE AVE',' #'),'')), street_id = (select id from street where name = 'PAGE AVE' and city_id = (select id from city where name = 'VIRGINIA BEACH')) where street_id = (select id from street where name = 'PAGE AVE #10' and city_id = (select id from city where name = 'VIRGINIA BEACH')); delete from street where name = 'PAGE AVE #10' and city_id = (select id from city where name = 'VIRGINIA BEACH'); COMMIT">
            <text:p>START TRANSACTION; update resident_base set house_num = concat(house_num,'-',REPLACE('PAGE AVE #10',concat('PAGE AVE',' #'),'')), street_id = (select id from street where name = 'PAGE AVE' and city_id = (select id from city where name = 'VIRGINIA BEACH')) where street_id = (select id from street where name = 'PAGE AVE #10' and city_id = (select id from city where name = 'VIRGINIA BEACH')); delete from street where name = 'PAGE AVE #1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002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57];&quot;',concat('&quot;;[.B257];&quot;',' #'),'')), street_id = (select id from street where name = '&quot;;[.B257];&quot;' and city_id = (select id from city where name = 'VIRGINIA BEACH')) where street_id = (select id from street where name = '&quot;;[.A257];&quot;' and city_id = (select id from city where name = 'VIRGINIA BEACH')); delete from street where name = '&quot;;[.A257];&quot;' and city_id = (select id from city where name = 'VIRGINIA BEACH'); COMMIT&quot;)" office:value-type="string" office:string-value="START TRANSACTION; update resident_base set house_num = concat(house_num,'-',REPLACE('PAGE AVE #1002',concat('PAGE AVE',' #'),'')), street_id = (select id from street where name = 'PAGE AVE' and city_id = (select id from city where name = 'VIRGINIA BEACH')) where street_id = (select id from street where name = 'PAGE AVE #1002' and city_id = (select id from city where name = 'VIRGINIA BEACH')); delete from street where name = 'PAGE AVE #1002' and city_id = (select id from city where name = 'VIRGINIA BEACH'); COMMIT">
            <text:p>START TRANSACTION; update resident_base set house_num = concat(house_num,'-',REPLACE('PAGE AVE #1002',concat('PAGE AVE',' #'),'')), street_id = (select id from street where name = 'PAGE AVE' and city_id = (select id from city where name = 'VIRGINIA BEACH')) where street_id = (select id from street where name = 'PAGE AVE #1002' and city_id = (select id from city where name = 'VIRGINIA BEACH')); delete from street where name = 'PAGE AVE #10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005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58];&quot;',concat('&quot;;[.B258];&quot;',' #'),'')), street_id = (select id from street where name = '&quot;;[.B258];&quot;' and city_id = (select id from city where name = 'VIRGINIA BEACH')) where street_id = (select id from street where name = '&quot;;[.A258];&quot;' and city_id = (select id from city where name = 'VIRGINIA BEACH')); delete from street where name = '&quot;;[.A258];&quot;' and city_id = (select id from city where name = 'VIRGINIA BEACH'); COMMIT&quot;)" office:value-type="string" office:string-value="START TRANSACTION; update resident_base set house_num = concat(house_num,'-',REPLACE('PAGE AVE #1005',concat('PAGE AVE',' #'),'')), street_id = (select id from street where name = 'PAGE AVE' and city_id = (select id from city where name = 'VIRGINIA BEACH')) where street_id = (select id from street where name = 'PAGE AVE #1005' and city_id = (select id from city where name = 'VIRGINIA BEACH')); delete from street where name = 'PAGE AVE #1005' and city_id = (select id from city where name = 'VIRGINIA BEACH'); COMMIT">
            <text:p>START TRANSACTION; update resident_base set house_num = concat(house_num,'-',REPLACE('PAGE AVE #1005',concat('PAGE AVE',' #'),'')), street_id = (select id from street where name = 'PAGE AVE' and city_id = (select id from city where name = 'VIRGINIA BEACH')) where street_id = (select id from street where name = 'PAGE AVE #1005' and city_id = (select id from city where name = 'VIRGINIA BEACH')); delete from street where name = 'PAGE AVE #10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006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59];&quot;',concat('&quot;;[.B259];&quot;',' #'),'')), street_id = (select id from street where name = '&quot;;[.B259];&quot;' and city_id = (select id from city where name = 'VIRGINIA BEACH')) where street_id = (select id from street where name = '&quot;;[.A259];&quot;' and city_id = (select id from city where name = 'VIRGINIA BEACH')); delete from street where name = '&quot;;[.A259];&quot;' and city_id = (select id from city where name = 'VIRGINIA BEACH'); COMMIT&quot;)" office:value-type="string" office:string-value="START TRANSACTION; update resident_base set house_num = concat(house_num,'-',REPLACE('PAGE AVE #1006',concat('PAGE AVE',' #'),'')), street_id = (select id from street where name = 'PAGE AVE' and city_id = (select id from city where name = 'VIRGINIA BEACH')) where street_id = (select id from street where name = 'PAGE AVE #1006' and city_id = (select id from city where name = 'VIRGINIA BEACH')); delete from street where name = 'PAGE AVE #1006' and city_id = (select id from city where name = 'VIRGINIA BEACH'); COMMIT">
            <text:p>START TRANSACTION; update resident_base set house_num = concat(house_num,'-',REPLACE('PAGE AVE #1006',concat('PAGE AVE',' #'),'')), street_id = (select id from street where name = 'PAGE AVE' and city_id = (select id from city where name = 'VIRGINIA BEACH')) where street_id = (select id from street where name = 'PAGE AVE #1006' and city_id = (select id from city where name = 'VIRGINIA BEACH')); delete from street where name = 'PAGE AVE #10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007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60];&quot;',concat('&quot;;[.B260];&quot;',' #'),'')), street_id = (select id from street where name = '&quot;;[.B260];&quot;' and city_id = (select id from city where name = 'VIRGINIA BEACH')) where street_id = (select id from street where name = '&quot;;[.A260];&quot;' and city_id = (select id from city where name = 'VIRGINIA BEACH')); delete from street where name = '&quot;;[.A260];&quot;' and city_id = (select id from city where name = 'VIRGINIA BEACH'); COMMIT&quot;)" office:value-type="string" office:string-value="START TRANSACTION; update resident_base set house_num = concat(house_num,'-',REPLACE('PAGE AVE #1007',concat('PAGE AVE',' #'),'')), street_id = (select id from street where name = 'PAGE AVE' and city_id = (select id from city where name = 'VIRGINIA BEACH')) where street_id = (select id from street where name = 'PAGE AVE #1007' and city_id = (select id from city where name = 'VIRGINIA BEACH')); delete from street where name = 'PAGE AVE #1007' and city_id = (select id from city where name = 'VIRGINIA BEACH'); COMMIT">
            <text:p>START TRANSACTION; update resident_base set house_num = concat(house_num,'-',REPLACE('PAGE AVE #1007',concat('PAGE AVE',' #'),'')), street_id = (select id from street where name = 'PAGE AVE' and city_id = (select id from city where name = 'VIRGINIA BEACH')) where street_id = (select id from street where name = 'PAGE AVE #1007' and city_id = (select id from city where name = 'VIRGINIA BEACH')); delete from street where name = 'PAGE AVE #10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009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61];&quot;',concat('&quot;;[.B261];&quot;',' #'),'')), street_id = (select id from street where name = '&quot;;[.B261];&quot;' and city_id = (select id from city where name = 'VIRGINIA BEACH')) where street_id = (select id from street where name = '&quot;;[.A261];&quot;' and city_id = (select id from city where name = 'VIRGINIA BEACH')); delete from street where name = '&quot;;[.A261];&quot;' and city_id = (select id from city where name = 'VIRGINIA BEACH'); COMMIT&quot;)" office:value-type="string" office:string-value="START TRANSACTION; update resident_base set house_num = concat(house_num,'-',REPLACE('PAGE AVE #1009',concat('PAGE AVE',' #'),'')), street_id = (select id from street where name = 'PAGE AVE' and city_id = (select id from city where name = 'VIRGINIA BEACH')) where street_id = (select id from street where name = 'PAGE AVE #1009' and city_id = (select id from city where name = 'VIRGINIA BEACH')); delete from street where name = 'PAGE AVE #1009' and city_id = (select id from city where name = 'VIRGINIA BEACH'); COMMIT">
            <text:p>START TRANSACTION; update resident_base set house_num = concat(house_num,'-',REPLACE('PAGE AVE #1009',concat('PAGE AVE',' #'),'')), street_id = (select id from street where name = 'PAGE AVE' and city_id = (select id from city where name = 'VIRGINIA BEACH')) where street_id = (select id from street where name = 'PAGE AVE #1009' and city_id = (select id from city where name = 'VIRGINIA BEACH')); delete from street where name = 'PAGE AVE #100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01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62];&quot;',concat('&quot;;[.B262];&quot;',' #'),'')), street_id = (select id from street where name = '&quot;;[.B262];&quot;' and city_id = (select id from city where name = 'VIRGINIA BEACH')) where street_id = (select id from street where name = '&quot;;[.A262];&quot;' and city_id = (select id from city where name = 'VIRGINIA BEACH')); delete from street where name = '&quot;;[.A262];&quot;' and city_id = (select id from city where name = 'VIRGINIA BEACH'); COMMIT&quot;)" office:value-type="string" office:string-value="START TRANSACTION; update resident_base set house_num = concat(house_num,'-',REPLACE('PAGE AVE #101',concat('PAGE AVE',' #'),'')), street_id = (select id from street where name = 'PAGE AVE' and city_id = (select id from city where name = 'VIRGINIA BEACH')) where street_id = (select id from street where name = 'PAGE AVE #101' and city_id = (select id from city where name = 'VIRGINIA BEACH')); delete from street where name = 'PAGE AVE #101' and city_id = (select id from city where name = 'VIRGINIA BEACH'); COMMIT">
            <text:p>START TRANSACTION; update resident_base set house_num = concat(house_num,'-',REPLACE('PAGE AVE #101',concat('PAGE AVE',' #'),'')), street_id = (select id from street where name = 'PAGE AVE' and city_id = (select id from city where name = 'VIRGINIA BEACH')) where street_id = (select id from street where name = 'PAGE AVE #101' and city_id = (select id from city where name = 'VIRGINIA BEACH')); delete from street where name = 'PAGE AVE #1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010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63];&quot;',concat('&quot;;[.B263];&quot;',' #'),'')), street_id = (select id from street where name = '&quot;;[.B263];&quot;' and city_id = (select id from city where name = 'VIRGINIA BEACH')) where street_id = (select id from street where name = '&quot;;[.A263];&quot;' and city_id = (select id from city where name = 'VIRGINIA BEACH')); delete from street where name = '&quot;;[.A263];&quot;' and city_id = (select id from city where name = 'VIRGINIA BEACH'); COMMIT&quot;)" office:value-type="string" office:string-value="START TRANSACTION; update resident_base set house_num = concat(house_num,'-',REPLACE('PAGE AVE #1010',concat('PAGE AVE',' #'),'')), street_id = (select id from street where name = 'PAGE AVE' and city_id = (select id from city where name = 'VIRGINIA BEACH')) where street_id = (select id from street where name = 'PAGE AVE #1010' and city_id = (select id from city where name = 'VIRGINIA BEACH')); delete from street where name = 'PAGE AVE #1010' and city_id = (select id from city where name = 'VIRGINIA BEACH'); COMMIT">
            <text:p>START TRANSACTION; update resident_base set house_num = concat(house_num,'-',REPLACE('PAGE AVE #1010',concat('PAGE AVE',' #'),'')), street_id = (select id from street where name = 'PAGE AVE' and city_id = (select id from city where name = 'VIRGINIA BEACH')) where street_id = (select id from street where name = 'PAGE AVE #1010' and city_id = (select id from city where name = 'VIRGINIA BEACH')); delete from street where name = 'PAGE AVE #101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012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64];&quot;',concat('&quot;;[.B264];&quot;',' #'),'')), street_id = (select id from street where name = '&quot;;[.B264];&quot;' and city_id = (select id from city where name = 'VIRGINIA BEACH')) where street_id = (select id from street where name = '&quot;;[.A264];&quot;' and city_id = (select id from city where name = 'VIRGINIA BEACH')); delete from street where name = '&quot;;[.A264];&quot;' and city_id = (select id from city where name = 'VIRGINIA BEACH'); COMMIT&quot;)" office:value-type="string" office:string-value="START TRANSACTION; update resident_base set house_num = concat(house_num,'-',REPLACE('PAGE AVE #1012',concat('PAGE AVE',' #'),'')), street_id = (select id from street where name = 'PAGE AVE' and city_id = (select id from city where name = 'VIRGINIA BEACH')) where street_id = (select id from street where name = 'PAGE AVE #1012' and city_id = (select id from city where name = 'VIRGINIA BEACH')); delete from street where name = 'PAGE AVE #1012' and city_id = (select id from city where name = 'VIRGINIA BEACH'); COMMIT">
            <text:p>START TRANSACTION; update resident_base set house_num = concat(house_num,'-',REPLACE('PAGE AVE #1012',concat('PAGE AVE',' #'),'')), street_id = (select id from street where name = 'PAGE AVE' and city_id = (select id from city where name = 'VIRGINIA BEACH')) where street_id = (select id from street where name = 'PAGE AVE #1012' and city_id = (select id from city where name = 'VIRGINIA BEACH')); delete from street where name = 'PAGE AVE #101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014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65];&quot;',concat('&quot;;[.B265];&quot;',' #'),'')), street_id = (select id from street where name = '&quot;;[.B265];&quot;' and city_id = (select id from city where name = 'VIRGINIA BEACH')) where street_id = (select id from street where name = '&quot;;[.A265];&quot;' and city_id = (select id from city where name = 'VIRGINIA BEACH')); delete from street where name = '&quot;;[.A265];&quot;' and city_id = (select id from city where name = 'VIRGINIA BEACH'); COMMIT&quot;)" office:value-type="string" office:string-value="START TRANSACTION; update resident_base set house_num = concat(house_num,'-',REPLACE('PAGE AVE #1014',concat('PAGE AVE',' #'),'')), street_id = (select id from street where name = 'PAGE AVE' and city_id = (select id from city where name = 'VIRGINIA BEACH')) where street_id = (select id from street where name = 'PAGE AVE #1014' and city_id = (select id from city where name = 'VIRGINIA BEACH')); delete from street where name = 'PAGE AVE #1014' and city_id = (select id from city where name = 'VIRGINIA BEACH'); COMMIT">
            <text:p>START TRANSACTION; update resident_base set house_num = concat(house_num,'-',REPLACE('PAGE AVE #1014',concat('PAGE AVE',' #'),'')), street_id = (select id from street where name = 'PAGE AVE' and city_id = (select id from city where name = 'VIRGINIA BEACH')) where street_id = (select id from street where name = 'PAGE AVE #1014' and city_id = (select id from city where name = 'VIRGINIA BEACH')); delete from street where name = 'PAGE AVE #101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02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66];&quot;',concat('&quot;;[.B266];&quot;',' #'),'')), street_id = (select id from street where name = '&quot;;[.B266];&quot;' and city_id = (select id from city where name = 'VIRGINIA BEACH')) where street_id = (select id from street where name = '&quot;;[.A266];&quot;' and city_id = (select id from city where name = 'VIRGINIA BEACH')); delete from street where name = '&quot;;[.A266];&quot;' and city_id = (select id from city where name = 'VIRGINIA BEACH'); COMMIT&quot;)" office:value-type="string" office:string-value="START TRANSACTION; update resident_base set house_num = concat(house_num,'-',REPLACE('PAGE AVE #102',concat('PAGE AVE',' #'),'')), street_id = (select id from street where name = 'PAGE AVE' and city_id = (select id from city where name = 'VIRGINIA BEACH')) where street_id = (select id from street where name = 'PAGE AVE #102' and city_id = (select id from city where name = 'VIRGINIA BEACH')); delete from street where name = 'PAGE AVE #102' and city_id = (select id from city where name = 'VIRGINIA BEACH'); COMMIT">
            <text:p>START TRANSACTION; update resident_base set house_num = concat(house_num,'-',REPLACE('PAGE AVE #102',concat('PAGE AVE',' #'),'')), street_id = (select id from street where name = 'PAGE AVE' and city_id = (select id from city where name = 'VIRGINIA BEACH')) where street_id = (select id from street where name = 'PAGE AVE #102' and city_id = (select id from city where name = 'VIRGINIA BEACH')); delete from street where name = 'PAGE AVE #1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03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67];&quot;',concat('&quot;;[.B267];&quot;',' #'),'')), street_id = (select id from street where name = '&quot;;[.B267];&quot;' and city_id = (select id from city where name = 'VIRGINIA BEACH')) where street_id = (select id from street where name = '&quot;;[.A267];&quot;' and city_id = (select id from city where name = 'VIRGINIA BEACH')); delete from street where name = '&quot;;[.A267];&quot;' and city_id = (select id from city where name = 'VIRGINIA BEACH'); COMMIT&quot;)" office:value-type="string" office:string-value="START TRANSACTION; update resident_base set house_num = concat(house_num,'-',REPLACE('PAGE AVE #103',concat('PAGE AVE',' #'),'')), street_id = (select id from street where name = 'PAGE AVE' and city_id = (select id from city where name = 'VIRGINIA BEACH')) where street_id = (select id from street where name = 'PAGE AVE #103' and city_id = (select id from city where name = 'VIRGINIA BEACH')); delete from street where name = 'PAGE AVE #103' and city_id = (select id from city where name = 'VIRGINIA BEACH'); COMMIT">
            <text:p>START TRANSACTION; update resident_base set house_num = concat(house_num,'-',REPLACE('PAGE AVE #103',concat('PAGE AVE',' #'),'')), street_id = (select id from street where name = 'PAGE AVE' and city_id = (select id from city where name = 'VIRGINIA BEACH')) where street_id = (select id from street where name = 'PAGE AVE #103' and city_id = (select id from city where name = 'VIRGINIA BEACH')); delete from street where name = 'PAGE AVE #1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04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68];&quot;',concat('&quot;;[.B268];&quot;',' #'),'')), street_id = (select id from street where name = '&quot;;[.B268];&quot;' and city_id = (select id from city where name = 'VIRGINIA BEACH')) where street_id = (select id from street where name = '&quot;;[.A268];&quot;' and city_id = (select id from city where name = 'VIRGINIA BEACH')); delete from street where name = '&quot;;[.A268];&quot;' and city_id = (select id from city where name = 'VIRGINIA BEACH'); COMMIT&quot;)" office:value-type="string" office:string-value="START TRANSACTION; update resident_base set house_num = concat(house_num,'-',REPLACE('PAGE AVE #104',concat('PAGE AVE',' #'),'')), street_id = (select id from street where name = 'PAGE AVE' and city_id = (select id from city where name = 'VIRGINIA BEACH')) where street_id = (select id from street where name = 'PAGE AVE #104' and city_id = (select id from city where name = 'VIRGINIA BEACH')); delete from street where name = 'PAGE AVE #104' and city_id = (select id from city where name = 'VIRGINIA BEACH'); COMMIT">
            <text:p>START TRANSACTION; update resident_base set house_num = concat(house_num,'-',REPLACE('PAGE AVE #104',concat('PAGE AVE',' #'),'')), street_id = (select id from street where name = 'PAGE AVE' and city_id = (select id from city where name = 'VIRGINIA BEACH')) where street_id = (select id from street where name = 'PAGE AVE #104' and city_id = (select id from city where name = 'VIRGINIA BEACH')); delete from street where name = 'PAGE AVE #1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05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69];&quot;',concat('&quot;;[.B269];&quot;',' #'),'')), street_id = (select id from street where name = '&quot;;[.B269];&quot;' and city_id = (select id from city where name = 'VIRGINIA BEACH')) where street_id = (select id from street where name = '&quot;;[.A269];&quot;' and city_id = (select id from city where name = 'VIRGINIA BEACH')); delete from street where name = '&quot;;[.A269];&quot;' and city_id = (select id from city where name = 'VIRGINIA BEACH'); COMMIT&quot;)" office:value-type="string" office:string-value="START TRANSACTION; update resident_base set house_num = concat(house_num,'-',REPLACE('PAGE AVE #105',concat('PAGE AVE',' #'),'')), street_id = (select id from street where name = 'PAGE AVE' and city_id = (select id from city where name = 'VIRGINIA BEACH')) where street_id = (select id from street where name = 'PAGE AVE #105' and city_id = (select id from city where name = 'VIRGINIA BEACH')); delete from street where name = 'PAGE AVE #105' and city_id = (select id from city where name = 'VIRGINIA BEACH'); COMMIT">
            <text:p>START TRANSACTION; update resident_base set house_num = concat(house_num,'-',REPLACE('PAGE AVE #105',concat('PAGE AVE',' #'),'')), street_id = (select id from street where name = 'PAGE AVE' and city_id = (select id from city where name = 'VIRGINIA BEACH')) where street_id = (select id from street where name = 'PAGE AVE #105' and city_id = (select id from city where name = 'VIRGINIA BEACH')); delete from street where name = 'PAGE AVE #1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06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70];&quot;',concat('&quot;;[.B270];&quot;',' #'),'')), street_id = (select id from street where name = '&quot;;[.B270];&quot;' and city_id = (select id from city where name = 'VIRGINIA BEACH')) where street_id = (select id from street where name = '&quot;;[.A270];&quot;' and city_id = (select id from city where name = 'VIRGINIA BEACH')); delete from street where name = '&quot;;[.A270];&quot;' and city_id = (select id from city where name = 'VIRGINIA BEACH'); COMMIT&quot;)" office:value-type="string" office:string-value="START TRANSACTION; update resident_base set house_num = concat(house_num,'-',REPLACE('PAGE AVE #106',concat('PAGE AVE',' #'),'')), street_id = (select id from street where name = 'PAGE AVE' and city_id = (select id from city where name = 'VIRGINIA BEACH')) where street_id = (select id from street where name = 'PAGE AVE #106' and city_id = (select id from city where name = 'VIRGINIA BEACH')); delete from street where name = 'PAGE AVE #106' and city_id = (select id from city where name = 'VIRGINIA BEACH'); COMMIT">
            <text:p>START TRANSACTION; update resident_base set house_num = concat(house_num,'-',REPLACE('PAGE AVE #106',concat('PAGE AVE',' #'),'')), street_id = (select id from street where name = 'PAGE AVE' and city_id = (select id from city where name = 'VIRGINIA BEACH')) where street_id = (select id from street where name = 'PAGE AVE #106' and city_id = (select id from city where name = 'VIRGINIA BEACH')); delete from street where name = 'PAGE AVE #1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07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71];&quot;',concat('&quot;;[.B271];&quot;',' #'),'')), street_id = (select id from street where name = '&quot;;[.B271];&quot;' and city_id = (select id from city where name = 'VIRGINIA BEACH')) where street_id = (select id from street where name = '&quot;;[.A271];&quot;' and city_id = (select id from city where name = 'VIRGINIA BEACH')); delete from street where name = '&quot;;[.A271];&quot;' and city_id = (select id from city where name = 'VIRGINIA BEACH'); COMMIT&quot;)" office:value-type="string" office:string-value="START TRANSACTION; update resident_base set house_num = concat(house_num,'-',REPLACE('PAGE AVE #107',concat('PAGE AVE',' #'),'')), street_id = (select id from street where name = 'PAGE AVE' and city_id = (select id from city where name = 'VIRGINIA BEACH')) where street_id = (select id from street where name = 'PAGE AVE #107' and city_id = (select id from city where name = 'VIRGINIA BEACH')); delete from street where name = 'PAGE AVE #107' and city_id = (select id from city where name = 'VIRGINIA BEACH'); COMMIT">
            <text:p>START TRANSACTION; update resident_base set house_num = concat(house_num,'-',REPLACE('PAGE AVE #107',concat('PAGE AVE',' #'),'')), street_id = (select id from street where name = 'PAGE AVE' and city_id = (select id from city where name = 'VIRGINIA BEACH')) where street_id = (select id from street where name = 'PAGE AVE #107' and city_id = (select id from city where name = 'VIRGINIA BEACH')); delete from street where name = 'PAGE AVE #1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09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72];&quot;',concat('&quot;;[.B272];&quot;',' #'),'')), street_id = (select id from street where name = '&quot;;[.B272];&quot;' and city_id = (select id from city where name = 'VIRGINIA BEACH')) where street_id = (select id from street where name = '&quot;;[.A272];&quot;' and city_id = (select id from city where name = 'VIRGINIA BEACH')); delete from street where name = '&quot;;[.A272];&quot;' and city_id = (select id from city where name = 'VIRGINIA BEACH'); COMMIT&quot;)" office:value-type="string" office:string-value="START TRANSACTION; update resident_base set house_num = concat(house_num,'-',REPLACE('PAGE AVE #109',concat('PAGE AVE',' #'),'')), street_id = (select id from street where name = 'PAGE AVE' and city_id = (select id from city where name = 'VIRGINIA BEACH')) where street_id = (select id from street where name = 'PAGE AVE #109' and city_id = (select id from city where name = 'VIRGINIA BEACH')); delete from street where name = 'PAGE AVE #109' and city_id = (select id from city where name = 'VIRGINIA BEACH'); COMMIT">
            <text:p>START TRANSACTION; update resident_base set house_num = concat(house_num,'-',REPLACE('PAGE AVE #109',concat('PAGE AVE',' #'),'')), street_id = (select id from street where name = 'PAGE AVE' and city_id = (select id from city where name = 'VIRGINIA BEACH')) where street_id = (select id from street where name = 'PAGE AVE #109' and city_id = (select id from city where name = 'VIRGINIA BEACH')); delete from street where name = 'PAGE AVE #10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1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73];&quot;',concat('&quot;;[.B273];&quot;',' #'),'')), street_id = (select id from street where name = '&quot;;[.B273];&quot;' and city_id = (select id from city where name = 'VIRGINIA BEACH')) where street_id = (select id from street where name = '&quot;;[.A273];&quot;' and city_id = (select id from city where name = 'VIRGINIA BEACH')); delete from street where name = '&quot;;[.A273];&quot;' and city_id = (select id from city where name = 'VIRGINIA BEACH'); COMMIT&quot;)" office:value-type="string" office:string-value="START TRANSACTION; update resident_base set house_num = concat(house_num,'-',REPLACE('PAGE AVE #11',concat('PAGE AVE',' #'),'')), street_id = (select id from street where name = 'PAGE AVE' and city_id = (select id from city where name = 'VIRGINIA BEACH')) where street_id = (select id from street where name = 'PAGE AVE #11' and city_id = (select id from city where name = 'VIRGINIA BEACH')); delete from street where name = 'PAGE AVE #11' and city_id = (select id from city where name = 'VIRGINIA BEACH'); COMMIT">
            <text:p>START TRANSACTION; update resident_base set house_num = concat(house_num,'-',REPLACE('PAGE AVE #11',concat('PAGE AVE',' #'),'')), street_id = (select id from street where name = 'PAGE AVE' and city_id = (select id from city where name = 'VIRGINIA BEACH')) where street_id = (select id from street where name = 'PAGE AVE #11' and city_id = (select id from city where name = 'VIRGINIA BEACH')); delete from street where name = 'PAGE AVE #1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103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74];&quot;',concat('&quot;;[.B274];&quot;',' #'),'')), street_id = (select id from street where name = '&quot;;[.B274];&quot;' and city_id = (select id from city where name = 'VIRGINIA BEACH')) where street_id = (select id from street where name = '&quot;;[.A274];&quot;' and city_id = (select id from city where name = 'VIRGINIA BEACH')); delete from street where name = '&quot;;[.A274];&quot;' and city_id = (select id from city where name = 'VIRGINIA BEACH'); COMMIT&quot;)" office:value-type="string" office:string-value="START TRANSACTION; update resident_base set house_num = concat(house_num,'-',REPLACE('PAGE AVE #1103',concat('PAGE AVE',' #'),'')), street_id = (select id from street where name = 'PAGE AVE' and city_id = (select id from city where name = 'VIRGINIA BEACH')) where street_id = (select id from street where name = 'PAGE AVE #1103' and city_id = (select id from city where name = 'VIRGINIA BEACH')); delete from street where name = 'PAGE AVE #1103' and city_id = (select id from city where name = 'VIRGINIA BEACH'); COMMIT">
            <text:p>START TRANSACTION; update resident_base set house_num = concat(house_num,'-',REPLACE('PAGE AVE #1103',concat('PAGE AVE',' #'),'')), street_id = (select id from street where name = 'PAGE AVE' and city_id = (select id from city where name = 'VIRGINIA BEACH')) where street_id = (select id from street where name = 'PAGE AVE #1103' and city_id = (select id from city where name = 'VIRGINIA BEACH')); delete from street where name = 'PAGE AVE #11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105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75];&quot;',concat('&quot;;[.B275];&quot;',' #'),'')), street_id = (select id from street where name = '&quot;;[.B275];&quot;' and city_id = (select id from city where name = 'VIRGINIA BEACH')) where street_id = (select id from street where name = '&quot;;[.A275];&quot;' and city_id = (select id from city where name = 'VIRGINIA BEACH')); delete from street where name = '&quot;;[.A275];&quot;' and city_id = (select id from city where name = 'VIRGINIA BEACH'); COMMIT&quot;)" office:value-type="string" office:string-value="START TRANSACTION; update resident_base set house_num = concat(house_num,'-',REPLACE('PAGE AVE #1105',concat('PAGE AVE',' #'),'')), street_id = (select id from street where name = 'PAGE AVE' and city_id = (select id from city where name = 'VIRGINIA BEACH')) where street_id = (select id from street where name = 'PAGE AVE #1105' and city_id = (select id from city where name = 'VIRGINIA BEACH')); delete from street where name = 'PAGE AVE #1105' and city_id = (select id from city where name = 'VIRGINIA BEACH'); COMMIT">
            <text:p>START TRANSACTION; update resident_base set house_num = concat(house_num,'-',REPLACE('PAGE AVE #1105',concat('PAGE AVE',' #'),'')), street_id = (select id from street where name = 'PAGE AVE' and city_id = (select id from city where name = 'VIRGINIA BEACH')) where street_id = (select id from street where name = 'PAGE AVE #1105' and city_id = (select id from city where name = 'VIRGINIA BEACH')); delete from street where name = 'PAGE AVE #11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108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76];&quot;',concat('&quot;;[.B276];&quot;',' #'),'')), street_id = (select id from street where name = '&quot;;[.B276];&quot;' and city_id = (select id from city where name = 'VIRGINIA BEACH')) where street_id = (select id from street where name = '&quot;;[.A276];&quot;' and city_id = (select id from city where name = 'VIRGINIA BEACH')); delete from street where name = '&quot;;[.A276];&quot;' and city_id = (select id from city where name = 'VIRGINIA BEACH'); COMMIT&quot;)" office:value-type="string" office:string-value="START TRANSACTION; update resident_base set house_num = concat(house_num,'-',REPLACE('PAGE AVE #1108',concat('PAGE AVE',' #'),'')), street_id = (select id from street where name = 'PAGE AVE' and city_id = (select id from city where name = 'VIRGINIA BEACH')) where street_id = (select id from street where name = 'PAGE AVE #1108' and city_id = (select id from city where name = 'VIRGINIA BEACH')); delete from street where name = 'PAGE AVE #1108' and city_id = (select id from city where name = 'VIRGINIA BEACH'); COMMIT">
            <text:p>START TRANSACTION; update resident_base set house_num = concat(house_num,'-',REPLACE('PAGE AVE #1108',concat('PAGE AVE',' #'),'')), street_id = (select id from street where name = 'PAGE AVE' and city_id = (select id from city where name = 'VIRGINIA BEACH')) where street_id = (select id from street where name = 'PAGE AVE #1108' and city_id = (select id from city where name = 'VIRGINIA BEACH')); delete from street where name = 'PAGE AVE #11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110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77];&quot;',concat('&quot;;[.B277];&quot;',' #'),'')), street_id = (select id from street where name = '&quot;;[.B277];&quot;' and city_id = (select id from city where name = 'VIRGINIA BEACH')) where street_id = (select id from street where name = '&quot;;[.A277];&quot;' and city_id = (select id from city where name = 'VIRGINIA BEACH')); delete from street where name = '&quot;;[.A277];&quot;' and city_id = (select id from city where name = 'VIRGINIA BEACH'); COMMIT&quot;)" office:value-type="string" office:string-value="START TRANSACTION; update resident_base set house_num = concat(house_num,'-',REPLACE('PAGE AVE #1110',concat('PAGE AVE',' #'),'')), street_id = (select id from street where name = 'PAGE AVE' and city_id = (select id from city where name = 'VIRGINIA BEACH')) where street_id = (select id from street where name = 'PAGE AVE #1110' and city_id = (select id from city where name = 'VIRGINIA BEACH')); delete from street where name = 'PAGE AVE #1110' and city_id = (select id from city where name = 'VIRGINIA BEACH'); COMMIT">
            <text:p>START TRANSACTION; update resident_base set house_num = concat(house_num,'-',REPLACE('PAGE AVE #1110',concat('PAGE AVE',' #'),'')), street_id = (select id from street where name = 'PAGE AVE' and city_id = (select id from city where name = 'VIRGINIA BEACH')) where street_id = (select id from street where name = 'PAGE AVE #1110' and city_id = (select id from city where name = 'VIRGINIA BEACH')); delete from street where name = 'PAGE AVE #111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111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78];&quot;',concat('&quot;;[.B278];&quot;',' #'),'')), street_id = (select id from street where name = '&quot;;[.B278];&quot;' and city_id = (select id from city where name = 'VIRGINIA BEACH')) where street_id = (select id from street where name = '&quot;;[.A278];&quot;' and city_id = (select id from city where name = 'VIRGINIA BEACH')); delete from street where name = '&quot;;[.A278];&quot;' and city_id = (select id from city where name = 'VIRGINIA BEACH'); COMMIT&quot;)" office:value-type="string" office:string-value="START TRANSACTION; update resident_base set house_num = concat(house_num,'-',REPLACE('PAGE AVE #1111',concat('PAGE AVE',' #'),'')), street_id = (select id from street where name = 'PAGE AVE' and city_id = (select id from city where name = 'VIRGINIA BEACH')) where street_id = (select id from street where name = 'PAGE AVE #1111' and city_id = (select id from city where name = 'VIRGINIA BEACH')); delete from street where name = 'PAGE AVE #1111' and city_id = (select id from city where name = 'VIRGINIA BEACH'); COMMIT">
            <text:p>START TRANSACTION; update resident_base set house_num = concat(house_num,'-',REPLACE('PAGE AVE #1111',concat('PAGE AVE',' #'),'')), street_id = (select id from street where name = 'PAGE AVE' and city_id = (select id from city where name = 'VIRGINIA BEACH')) where street_id = (select id from street where name = 'PAGE AVE #1111' and city_id = (select id from city where name = 'VIRGINIA BEACH')); delete from street where name = 'PAGE AVE #111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112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79];&quot;',concat('&quot;;[.B279];&quot;',' #'),'')), street_id = (select id from street where name = '&quot;;[.B279];&quot;' and city_id = (select id from city where name = 'VIRGINIA BEACH')) where street_id = (select id from street where name = '&quot;;[.A279];&quot;' and city_id = (select id from city where name = 'VIRGINIA BEACH')); delete from street where name = '&quot;;[.A279];&quot;' and city_id = (select id from city where name = 'VIRGINIA BEACH'); COMMIT&quot;)" office:value-type="string" office:string-value="START TRANSACTION; update resident_base set house_num = concat(house_num,'-',REPLACE('PAGE AVE #1112',concat('PAGE AVE',' #'),'')), street_id = (select id from street where name = 'PAGE AVE' and city_id = (select id from city where name = 'VIRGINIA BEACH')) where street_id = (select id from street where name = 'PAGE AVE #1112' and city_id = (select id from city where name = 'VIRGINIA BEACH')); delete from street where name = 'PAGE AVE #1112' and city_id = (select id from city where name = 'VIRGINIA BEACH'); COMMIT">
            <text:p>START TRANSACTION; update resident_base set house_num = concat(house_num,'-',REPLACE('PAGE AVE #1112',concat('PAGE AVE',' #'),'')), street_id = (select id from street where name = 'PAGE AVE' and city_id = (select id from city where name = 'VIRGINIA BEACH')) where street_id = (select id from street where name = 'PAGE AVE #1112' and city_id = (select id from city where name = 'VIRGINIA BEACH')); delete from street where name = 'PAGE AVE #111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114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80];&quot;',concat('&quot;;[.B280];&quot;',' #'),'')), street_id = (select id from street where name = '&quot;;[.B280];&quot;' and city_id = (select id from city where name = 'VIRGINIA BEACH')) where street_id = (select id from street where name = '&quot;;[.A280];&quot;' and city_id = (select id from city where name = 'VIRGINIA BEACH')); delete from street where name = '&quot;;[.A280];&quot;' and city_id = (select id from city where name = 'VIRGINIA BEACH'); COMMIT&quot;)" office:value-type="string" office:string-value="START TRANSACTION; update resident_base set house_num = concat(house_num,'-',REPLACE('PAGE AVE #1114',concat('PAGE AVE',' #'),'')), street_id = (select id from street where name = 'PAGE AVE' and city_id = (select id from city where name = 'VIRGINIA BEACH')) where street_id = (select id from street where name = 'PAGE AVE #1114' and city_id = (select id from city where name = 'VIRGINIA BEACH')); delete from street where name = 'PAGE AVE #1114' and city_id = (select id from city where name = 'VIRGINIA BEACH'); COMMIT">
            <text:p>START TRANSACTION; update resident_base set house_num = concat(house_num,'-',REPLACE('PAGE AVE #1114',concat('PAGE AVE',' #'),'')), street_id = (select id from street where name = 'PAGE AVE' and city_id = (select id from city where name = 'VIRGINIA BEACH')) where street_id = (select id from street where name = 'PAGE AVE #1114' and city_id = (select id from city where name = 'VIRGINIA BEACH')); delete from street where name = 'PAGE AVE #111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203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81];&quot;',concat('&quot;;[.B281];&quot;',' #'),'')), street_id = (select id from street where name = '&quot;;[.B281];&quot;' and city_id = (select id from city where name = 'VIRGINIA BEACH')) where street_id = (select id from street where name = '&quot;;[.A281];&quot;' and city_id = (select id from city where name = 'VIRGINIA BEACH')); delete from street where name = '&quot;;[.A281];&quot;' and city_id = (select id from city where name = 'VIRGINIA BEACH'); COMMIT&quot;)" office:value-type="string" office:string-value="START TRANSACTION; update resident_base set house_num = concat(house_num,'-',REPLACE('PAGE AVE #1203',concat('PAGE AVE',' #'),'')), street_id = (select id from street where name = 'PAGE AVE' and city_id = (select id from city where name = 'VIRGINIA BEACH')) where street_id = (select id from street where name = 'PAGE AVE #1203' and city_id = (select id from city where name = 'VIRGINIA BEACH')); delete from street where name = 'PAGE AVE #1203' and city_id = (select id from city where name = 'VIRGINIA BEACH'); COMMIT">
            <text:p>START TRANSACTION; update resident_base set house_num = concat(house_num,'-',REPLACE('PAGE AVE #1203',concat('PAGE AVE',' #'),'')), street_id = (select id from street where name = 'PAGE AVE' and city_id = (select id from city where name = 'VIRGINIA BEACH')) where street_id = (select id from street where name = 'PAGE AVE #1203' and city_id = (select id from city where name = 'VIRGINIA BEACH')); delete from street where name = 'PAGE AVE #12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206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82];&quot;',concat('&quot;;[.B282];&quot;',' #'),'')), street_id = (select id from street where name = '&quot;;[.B282];&quot;' and city_id = (select id from city where name = 'VIRGINIA BEACH')) where street_id = (select id from street where name = '&quot;;[.A282];&quot;' and city_id = (select id from city where name = 'VIRGINIA BEACH')); delete from street where name = '&quot;;[.A282];&quot;' and city_id = (select id from city where name = 'VIRGINIA BEACH'); COMMIT&quot;)" office:value-type="string" office:string-value="START TRANSACTION; update resident_base set house_num = concat(house_num,'-',REPLACE('PAGE AVE #1206',concat('PAGE AVE',' #'),'')), street_id = (select id from street where name = 'PAGE AVE' and city_id = (select id from city where name = 'VIRGINIA BEACH')) where street_id = (select id from street where name = 'PAGE AVE #1206' and city_id = (select id from city where name = 'VIRGINIA BEACH')); delete from street where name = 'PAGE AVE #1206' and city_id = (select id from city where name = 'VIRGINIA BEACH'); COMMIT">
            <text:p>START TRANSACTION; update resident_base set house_num = concat(house_num,'-',REPLACE('PAGE AVE #1206',concat('PAGE AVE',' #'),'')), street_id = (select id from street where name = 'PAGE AVE' and city_id = (select id from city where name = 'VIRGINIA BEACH')) where street_id = (select id from street where name = 'PAGE AVE #1206' and city_id = (select id from city where name = 'VIRGINIA BEACH')); delete from street where name = 'PAGE AVE #12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207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83];&quot;',concat('&quot;;[.B283];&quot;',' #'),'')), street_id = (select id from street where name = '&quot;;[.B283];&quot;' and city_id = (select id from city where name = 'VIRGINIA BEACH')) where street_id = (select id from street where name = '&quot;;[.A283];&quot;' and city_id = (select id from city where name = 'VIRGINIA BEACH')); delete from street where name = '&quot;;[.A283];&quot;' and city_id = (select id from city where name = 'VIRGINIA BEACH'); COMMIT&quot;)" office:value-type="string" office:string-value="START TRANSACTION; update resident_base set house_num = concat(house_num,'-',REPLACE('PAGE AVE #1207',concat('PAGE AVE',' #'),'')), street_id = (select id from street where name = 'PAGE AVE' and city_id = (select id from city where name = 'VIRGINIA BEACH')) where street_id = (select id from street where name = 'PAGE AVE #1207' and city_id = (select id from city where name = 'VIRGINIA BEACH')); delete from street where name = 'PAGE AVE #1207' and city_id = (select id from city where name = 'VIRGINIA BEACH'); COMMIT">
            <text:p>START TRANSACTION; update resident_base set house_num = concat(house_num,'-',REPLACE('PAGE AVE #1207',concat('PAGE AVE',' #'),'')), street_id = (select id from street where name = 'PAGE AVE' and city_id = (select id from city where name = 'VIRGINIA BEACH')) where street_id = (select id from street where name = 'PAGE AVE #1207' and city_id = (select id from city where name = 'VIRGINIA BEACH')); delete from street where name = 'PAGE AVE #12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212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84];&quot;',concat('&quot;;[.B284];&quot;',' #'),'')), street_id = (select id from street where name = '&quot;;[.B284];&quot;' and city_id = (select id from city where name = 'VIRGINIA BEACH')) where street_id = (select id from street where name = '&quot;;[.A284];&quot;' and city_id = (select id from city where name = 'VIRGINIA BEACH')); delete from street where name = '&quot;;[.A284];&quot;' and city_id = (select id from city where name = 'VIRGINIA BEACH'); COMMIT&quot;)" office:value-type="string" office:string-value="START TRANSACTION; update resident_base set house_num = concat(house_num,'-',REPLACE('PAGE AVE #1212',concat('PAGE AVE',' #'),'')), street_id = (select id from street where name = 'PAGE AVE' and city_id = (select id from city where name = 'VIRGINIA BEACH')) where street_id = (select id from street where name = 'PAGE AVE #1212' and city_id = (select id from city where name = 'VIRGINIA BEACH')); delete from street where name = 'PAGE AVE #1212' and city_id = (select id from city where name = 'VIRGINIA BEACH'); COMMIT">
            <text:p>START TRANSACTION; update resident_base set house_num = concat(house_num,'-',REPLACE('PAGE AVE #1212',concat('PAGE AVE',' #'),'')), street_id = (select id from street where name = 'PAGE AVE' and city_id = (select id from city where name = 'VIRGINIA BEACH')) where street_id = (select id from street where name = 'PAGE AVE #1212' and city_id = (select id from city where name = 'VIRGINIA BEACH')); delete from street where name = 'PAGE AVE #121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213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85];&quot;',concat('&quot;;[.B285];&quot;',' #'),'')), street_id = (select id from street where name = '&quot;;[.B285];&quot;' and city_id = (select id from city where name = 'VIRGINIA BEACH')) where street_id = (select id from street where name = '&quot;;[.A285];&quot;' and city_id = (select id from city where name = 'VIRGINIA BEACH')); delete from street where name = '&quot;;[.A285];&quot;' and city_id = (select id from city where name = 'VIRGINIA BEACH'); COMMIT&quot;)" office:value-type="string" office:string-value="START TRANSACTION; update resident_base set house_num = concat(house_num,'-',REPLACE('PAGE AVE #1213',concat('PAGE AVE',' #'),'')), street_id = (select id from street where name = 'PAGE AVE' and city_id = (select id from city where name = 'VIRGINIA BEACH')) where street_id = (select id from street where name = 'PAGE AVE #1213' and city_id = (select id from city where name = 'VIRGINIA BEACH')); delete from street where name = 'PAGE AVE #1213' and city_id = (select id from city where name = 'VIRGINIA BEACH'); COMMIT">
            <text:p>START TRANSACTION; update resident_base set house_num = concat(house_num,'-',REPLACE('PAGE AVE #1213',concat('PAGE AVE',' #'),'')), street_id = (select id from street where name = 'PAGE AVE' and city_id = (select id from city where name = 'VIRGINIA BEACH')) where street_id = (select id from street where name = 'PAGE AVE #1213' and city_id = (select id from city where name = 'VIRGINIA BEACH')); delete from street where name = 'PAGE AVE #121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401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86];&quot;',concat('&quot;;[.B286];&quot;',' #'),'')), street_id = (select id from street where name = '&quot;;[.B286];&quot;' and city_id = (select id from city where name = 'VIRGINIA BEACH')) where street_id = (select id from street where name = '&quot;;[.A286];&quot;' and city_id = (select id from city where name = 'VIRGINIA BEACH')); delete from street where name = '&quot;;[.A286];&quot;' and city_id = (select id from city where name = 'VIRGINIA BEACH'); COMMIT&quot;)" office:value-type="string" office:string-value="START TRANSACTION; update resident_base set house_num = concat(house_num,'-',REPLACE('PAGE AVE #1401',concat('PAGE AVE',' #'),'')), street_id = (select id from street where name = 'PAGE AVE' and city_id = (select id from city where name = 'VIRGINIA BEACH')) where street_id = (select id from street where name = 'PAGE AVE #1401' and city_id = (select id from city where name = 'VIRGINIA BEACH')); delete from street where name = 'PAGE AVE #1401' and city_id = (select id from city where name = 'VIRGINIA BEACH'); COMMIT">
            <text:p>START TRANSACTION; update resident_base set house_num = concat(house_num,'-',REPLACE('PAGE AVE #1401',concat('PAGE AVE',' #'),'')), street_id = (select id from street where name = 'PAGE AVE' and city_id = (select id from city where name = 'VIRGINIA BEACH')) where street_id = (select id from street where name = 'PAGE AVE #1401' and city_id = (select id from city where name = 'VIRGINIA BEACH')); delete from street where name = 'PAGE AVE #14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402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87];&quot;',concat('&quot;;[.B287];&quot;',' #'),'')), street_id = (select id from street where name = '&quot;;[.B287];&quot;' and city_id = (select id from city where name = 'VIRGINIA BEACH')) where street_id = (select id from street where name = '&quot;;[.A287];&quot;' and city_id = (select id from city where name = 'VIRGINIA BEACH')); delete from street where name = '&quot;;[.A287];&quot;' and city_id = (select id from city where name = 'VIRGINIA BEACH'); COMMIT&quot;)" office:value-type="string" office:string-value="START TRANSACTION; update resident_base set house_num = concat(house_num,'-',REPLACE('PAGE AVE #1402',concat('PAGE AVE',' #'),'')), street_id = (select id from street where name = 'PAGE AVE' and city_id = (select id from city where name = 'VIRGINIA BEACH')) where street_id = (select id from street where name = 'PAGE AVE #1402' and city_id = (select id from city where name = 'VIRGINIA BEACH')); delete from street where name = 'PAGE AVE #1402' and city_id = (select id from city where name = 'VIRGINIA BEACH'); COMMIT">
            <text:p>START TRANSACTION; update resident_base set house_num = concat(house_num,'-',REPLACE('PAGE AVE #1402',concat('PAGE AVE',' #'),'')), street_id = (select id from street where name = 'PAGE AVE' and city_id = (select id from city where name = 'VIRGINIA BEACH')) where street_id = (select id from street where name = 'PAGE AVE #1402' and city_id = (select id from city where name = 'VIRGINIA BEACH')); delete from street where name = 'PAGE AVE #14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404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88];&quot;',concat('&quot;;[.B288];&quot;',' #'),'')), street_id = (select id from street where name = '&quot;;[.B288];&quot;' and city_id = (select id from city where name = 'VIRGINIA BEACH')) where street_id = (select id from street where name = '&quot;;[.A288];&quot;' and city_id = (select id from city where name = 'VIRGINIA BEACH')); delete from street where name = '&quot;;[.A288];&quot;' and city_id = (select id from city where name = 'VIRGINIA BEACH'); COMMIT&quot;)" office:value-type="string" office:string-value="START TRANSACTION; update resident_base set house_num = concat(house_num,'-',REPLACE('PAGE AVE #1404',concat('PAGE AVE',' #'),'')), street_id = (select id from street where name = 'PAGE AVE' and city_id = (select id from city where name = 'VIRGINIA BEACH')) where street_id = (select id from street where name = 'PAGE AVE #1404' and city_id = (select id from city where name = 'VIRGINIA BEACH')); delete from street where name = 'PAGE AVE #1404' and city_id = (select id from city where name = 'VIRGINIA BEACH'); COMMIT">
            <text:p>START TRANSACTION; update resident_base set house_num = concat(house_num,'-',REPLACE('PAGE AVE #1404',concat('PAGE AVE',' #'),'')), street_id = (select id from street where name = 'PAGE AVE' and city_id = (select id from city where name = 'VIRGINIA BEACH')) where street_id = (select id from street where name = 'PAGE AVE #1404' and city_id = (select id from city where name = 'VIRGINIA BEACH')); delete from street where name = 'PAGE AVE #14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405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89];&quot;',concat('&quot;;[.B289];&quot;',' #'),'')), street_id = (select id from street where name = '&quot;;[.B289];&quot;' and city_id = (select id from city where name = 'VIRGINIA BEACH')) where street_id = (select id from street where name = '&quot;;[.A289];&quot;' and city_id = (select id from city where name = 'VIRGINIA BEACH')); delete from street where name = '&quot;;[.A289];&quot;' and city_id = (select id from city where name = 'VIRGINIA BEACH'); COMMIT&quot;)" office:value-type="string" office:string-value="START TRANSACTION; update resident_base set house_num = concat(house_num,'-',REPLACE('PAGE AVE #1405',concat('PAGE AVE',' #'),'')), street_id = (select id from street where name = 'PAGE AVE' and city_id = (select id from city where name = 'VIRGINIA BEACH')) where street_id = (select id from street where name = 'PAGE AVE #1405' and city_id = (select id from city where name = 'VIRGINIA BEACH')); delete from street where name = 'PAGE AVE #1405' and city_id = (select id from city where name = 'VIRGINIA BEACH'); COMMIT">
            <text:p>START TRANSACTION; update resident_base set house_num = concat(house_num,'-',REPLACE('PAGE AVE #1405',concat('PAGE AVE',' #'),'')), street_id = (select id from street where name = 'PAGE AVE' and city_id = (select id from city where name = 'VIRGINIA BEACH')) where street_id = (select id from street where name = 'PAGE AVE #1405' and city_id = (select id from city where name = 'VIRGINIA BEACH')); delete from street where name = 'PAGE AVE #14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406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90];&quot;',concat('&quot;;[.B290];&quot;',' #'),'')), street_id = (select id from street where name = '&quot;;[.B290];&quot;' and city_id = (select id from city where name = 'VIRGINIA BEACH')) where street_id = (select id from street where name = '&quot;;[.A290];&quot;' and city_id = (select id from city where name = 'VIRGINIA BEACH')); delete from street where name = '&quot;;[.A290];&quot;' and city_id = (select id from city where name = 'VIRGINIA BEACH'); COMMIT&quot;)" office:value-type="string" office:string-value="START TRANSACTION; update resident_base set house_num = concat(house_num,'-',REPLACE('PAGE AVE #1406',concat('PAGE AVE',' #'),'')), street_id = (select id from street where name = 'PAGE AVE' and city_id = (select id from city where name = 'VIRGINIA BEACH')) where street_id = (select id from street where name = 'PAGE AVE #1406' and city_id = (select id from city where name = 'VIRGINIA BEACH')); delete from street where name = 'PAGE AVE #1406' and city_id = (select id from city where name = 'VIRGINIA BEACH'); COMMIT">
            <text:p>START TRANSACTION; update resident_base set house_num = concat(house_num,'-',REPLACE('PAGE AVE #1406',concat('PAGE AVE',' #'),'')), street_id = (select id from street where name = 'PAGE AVE' and city_id = (select id from city where name = 'VIRGINIA BEACH')) where street_id = (select id from street where name = 'PAGE AVE #1406' and city_id = (select id from city where name = 'VIRGINIA BEACH')); delete from street where name = 'PAGE AVE #14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408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91];&quot;',concat('&quot;;[.B291];&quot;',' #'),'')), street_id = (select id from street where name = '&quot;;[.B291];&quot;' and city_id = (select id from city where name = 'VIRGINIA BEACH')) where street_id = (select id from street where name = '&quot;;[.A291];&quot;' and city_id = (select id from city where name = 'VIRGINIA BEACH')); delete from street where name = '&quot;;[.A291];&quot;' and city_id = (select id from city where name = 'VIRGINIA BEACH'); COMMIT&quot;)" office:value-type="string" office:string-value="START TRANSACTION; update resident_base set house_num = concat(house_num,'-',REPLACE('PAGE AVE #1408',concat('PAGE AVE',' #'),'')), street_id = (select id from street where name = 'PAGE AVE' and city_id = (select id from city where name = 'VIRGINIA BEACH')) where street_id = (select id from street where name = 'PAGE AVE #1408' and city_id = (select id from city where name = 'VIRGINIA BEACH')); delete from street where name = 'PAGE AVE #1408' and city_id = (select id from city where name = 'VIRGINIA BEACH'); COMMIT">
            <text:p>START TRANSACTION; update resident_base set house_num = concat(house_num,'-',REPLACE('PAGE AVE #1408',concat('PAGE AVE',' #'),'')), street_id = (select id from street where name = 'PAGE AVE' and city_id = (select id from city where name = 'VIRGINIA BEACH')) where street_id = (select id from street where name = 'PAGE AVE #1408' and city_id = (select id from city where name = 'VIRGINIA BEACH')); delete from street where name = 'PAGE AVE #14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409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92];&quot;',concat('&quot;;[.B292];&quot;',' #'),'')), street_id = (select id from street where name = '&quot;;[.B292];&quot;' and city_id = (select id from city where name = 'VIRGINIA BEACH')) where street_id = (select id from street where name = '&quot;;[.A292];&quot;' and city_id = (select id from city where name = 'VIRGINIA BEACH')); delete from street where name = '&quot;;[.A292];&quot;' and city_id = (select id from city where name = 'VIRGINIA BEACH'); COMMIT&quot;)" office:value-type="string" office:string-value="START TRANSACTION; update resident_base set house_num = concat(house_num,'-',REPLACE('PAGE AVE #1409',concat('PAGE AVE',' #'),'')), street_id = (select id from street where name = 'PAGE AVE' and city_id = (select id from city where name = 'VIRGINIA BEACH')) where street_id = (select id from street where name = 'PAGE AVE #1409' and city_id = (select id from city where name = 'VIRGINIA BEACH')); delete from street where name = 'PAGE AVE #1409' and city_id = (select id from city where name = 'VIRGINIA BEACH'); COMMIT">
            <text:p>START TRANSACTION; update resident_base set house_num = concat(house_num,'-',REPLACE('PAGE AVE #1409',concat('PAGE AVE',' #'),'')), street_id = (select id from street where name = 'PAGE AVE' and city_id = (select id from city where name = 'VIRGINIA BEACH')) where street_id = (select id from street where name = 'PAGE AVE #1409' and city_id = (select id from city where name = 'VIRGINIA BEACH')); delete from street where name = 'PAGE AVE #140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410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93];&quot;',concat('&quot;;[.B293];&quot;',' #'),'')), street_id = (select id from street where name = '&quot;;[.B293];&quot;' and city_id = (select id from city where name = 'VIRGINIA BEACH')) where street_id = (select id from street where name = '&quot;;[.A293];&quot;' and city_id = (select id from city where name = 'VIRGINIA BEACH')); delete from street where name = '&quot;;[.A293];&quot;' and city_id = (select id from city where name = 'VIRGINIA BEACH'); COMMIT&quot;)" office:value-type="string" office:string-value="START TRANSACTION; update resident_base set house_num = concat(house_num,'-',REPLACE('PAGE AVE #1410',concat('PAGE AVE',' #'),'')), street_id = (select id from street where name = 'PAGE AVE' and city_id = (select id from city where name = 'VIRGINIA BEACH')) where street_id = (select id from street where name = 'PAGE AVE #1410' and city_id = (select id from city where name = 'VIRGINIA BEACH')); delete from street where name = 'PAGE AVE #1410' and city_id = (select id from city where name = 'VIRGINIA BEACH'); COMMIT">
            <text:p>START TRANSACTION; update resident_base set house_num = concat(house_num,'-',REPLACE('PAGE AVE #1410',concat('PAGE AVE',' #'),'')), street_id = (select id from street where name = 'PAGE AVE' and city_id = (select id from city where name = 'VIRGINIA BEACH')) where street_id = (select id from street where name = 'PAGE AVE #1410' and city_id = (select id from city where name = 'VIRGINIA BEACH')); delete from street where name = 'PAGE AVE #141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501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94];&quot;',concat('&quot;;[.B294];&quot;',' #'),'')), street_id = (select id from street where name = '&quot;;[.B294];&quot;' and city_id = (select id from city where name = 'VIRGINIA BEACH')) where street_id = (select id from street where name = '&quot;;[.A294];&quot;' and city_id = (select id from city where name = 'VIRGINIA BEACH')); delete from street where name = '&quot;;[.A294];&quot;' and city_id = (select id from city where name = 'VIRGINIA BEACH'); COMMIT&quot;)" office:value-type="string" office:string-value="START TRANSACTION; update resident_base set house_num = concat(house_num,'-',REPLACE('PAGE AVE #1501',concat('PAGE AVE',' #'),'')), street_id = (select id from street where name = 'PAGE AVE' and city_id = (select id from city where name = 'VIRGINIA BEACH')) where street_id = (select id from street where name = 'PAGE AVE #1501' and city_id = (select id from city where name = 'VIRGINIA BEACH')); delete from street where name = 'PAGE AVE #1501' and city_id = (select id from city where name = 'VIRGINIA BEACH'); COMMIT">
            <text:p>START TRANSACTION; update resident_base set house_num = concat(house_num,'-',REPLACE('PAGE AVE #1501',concat('PAGE AVE',' #'),'')), street_id = (select id from street where name = 'PAGE AVE' and city_id = (select id from city where name = 'VIRGINIA BEACH')) where street_id = (select id from street where name = 'PAGE AVE #1501' and city_id = (select id from city where name = 'VIRGINIA BEACH')); delete from street where name = 'PAGE AVE #15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502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95];&quot;',concat('&quot;;[.B295];&quot;',' #'),'')), street_id = (select id from street where name = '&quot;;[.B295];&quot;' and city_id = (select id from city where name = 'VIRGINIA BEACH')) where street_id = (select id from street where name = '&quot;;[.A295];&quot;' and city_id = (select id from city where name = 'VIRGINIA BEACH')); delete from street where name = '&quot;;[.A295];&quot;' and city_id = (select id from city where name = 'VIRGINIA BEACH'); COMMIT&quot;)" office:value-type="string" office:string-value="START TRANSACTION; update resident_base set house_num = concat(house_num,'-',REPLACE('PAGE AVE #1502',concat('PAGE AVE',' #'),'')), street_id = (select id from street where name = 'PAGE AVE' and city_id = (select id from city where name = 'VIRGINIA BEACH')) where street_id = (select id from street where name = 'PAGE AVE #1502' and city_id = (select id from city where name = 'VIRGINIA BEACH')); delete from street where name = 'PAGE AVE #1502' and city_id = (select id from city where name = 'VIRGINIA BEACH'); COMMIT">
            <text:p>START TRANSACTION; update resident_base set house_num = concat(house_num,'-',REPLACE('PAGE AVE #1502',concat('PAGE AVE',' #'),'')), street_id = (select id from street where name = 'PAGE AVE' and city_id = (select id from city where name = 'VIRGINIA BEACH')) where street_id = (select id from street where name = 'PAGE AVE #1502' and city_id = (select id from city where name = 'VIRGINIA BEACH')); delete from street where name = 'PAGE AVE #15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504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96];&quot;',concat('&quot;;[.B296];&quot;',' #'),'')), street_id = (select id from street where name = '&quot;;[.B296];&quot;' and city_id = (select id from city where name = 'VIRGINIA BEACH')) where street_id = (select id from street where name = '&quot;;[.A296];&quot;' and city_id = (select id from city where name = 'VIRGINIA BEACH')); delete from street where name = '&quot;;[.A296];&quot;' and city_id = (select id from city where name = 'VIRGINIA BEACH'); COMMIT&quot;)" office:value-type="string" office:string-value="START TRANSACTION; update resident_base set house_num = concat(house_num,'-',REPLACE('PAGE AVE #1504',concat('PAGE AVE',' #'),'')), street_id = (select id from street where name = 'PAGE AVE' and city_id = (select id from city where name = 'VIRGINIA BEACH')) where street_id = (select id from street where name = 'PAGE AVE #1504' and city_id = (select id from city where name = 'VIRGINIA BEACH')); delete from street where name = 'PAGE AVE #1504' and city_id = (select id from city where name = 'VIRGINIA BEACH'); COMMIT">
            <text:p>START TRANSACTION; update resident_base set house_num = concat(house_num,'-',REPLACE('PAGE AVE #1504',concat('PAGE AVE',' #'),'')), street_id = (select id from street where name = 'PAGE AVE' and city_id = (select id from city where name = 'VIRGINIA BEACH')) where street_id = (select id from street where name = 'PAGE AVE #1504' and city_id = (select id from city where name = 'VIRGINIA BEACH')); delete from street where name = 'PAGE AVE #15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506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97];&quot;',concat('&quot;;[.B297];&quot;',' #'),'')), street_id = (select id from street where name = '&quot;;[.B297];&quot;' and city_id = (select id from city where name = 'VIRGINIA BEACH')) where street_id = (select id from street where name = '&quot;;[.A297];&quot;' and city_id = (select id from city where name = 'VIRGINIA BEACH')); delete from street where name = '&quot;;[.A297];&quot;' and city_id = (select id from city where name = 'VIRGINIA BEACH'); COMMIT&quot;)" office:value-type="string" office:string-value="START TRANSACTION; update resident_base set house_num = concat(house_num,'-',REPLACE('PAGE AVE #1506',concat('PAGE AVE',' #'),'')), street_id = (select id from street where name = 'PAGE AVE' and city_id = (select id from city where name = 'VIRGINIA BEACH')) where street_id = (select id from street where name = 'PAGE AVE #1506' and city_id = (select id from city where name = 'VIRGINIA BEACH')); delete from street where name = 'PAGE AVE #1506' and city_id = (select id from city where name = 'VIRGINIA BEACH'); COMMIT">
            <text:p>START TRANSACTION; update resident_base set house_num = concat(house_num,'-',REPLACE('PAGE AVE #1506',concat('PAGE AVE',' #'),'')), street_id = (select id from street where name = 'PAGE AVE' and city_id = (select id from city where name = 'VIRGINIA BEACH')) where street_id = (select id from street where name = 'PAGE AVE #1506' and city_id = (select id from city where name = 'VIRGINIA BEACH')); delete from street where name = 'PAGE AVE #15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507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98];&quot;',concat('&quot;;[.B298];&quot;',' #'),'')), street_id = (select id from street where name = '&quot;;[.B298];&quot;' and city_id = (select id from city where name = 'VIRGINIA BEACH')) where street_id = (select id from street where name = '&quot;;[.A298];&quot;' and city_id = (select id from city where name = 'VIRGINIA BEACH')); delete from street where name = '&quot;;[.A298];&quot;' and city_id = (select id from city where name = 'VIRGINIA BEACH'); COMMIT&quot;)" office:value-type="string" office:string-value="START TRANSACTION; update resident_base set house_num = concat(house_num,'-',REPLACE('PAGE AVE #1507',concat('PAGE AVE',' #'),'')), street_id = (select id from street where name = 'PAGE AVE' and city_id = (select id from city where name = 'VIRGINIA BEACH')) where street_id = (select id from street where name = 'PAGE AVE #1507' and city_id = (select id from city where name = 'VIRGINIA BEACH')); delete from street where name = 'PAGE AVE #1507' and city_id = (select id from city where name = 'VIRGINIA BEACH'); COMMIT">
            <text:p>START TRANSACTION; update resident_base set house_num = concat(house_num,'-',REPLACE('PAGE AVE #1507',concat('PAGE AVE',' #'),'')), street_id = (select id from street where name = 'PAGE AVE' and city_id = (select id from city where name = 'VIRGINIA BEACH')) where street_id = (select id from street where name = 'PAGE AVE #1507' and city_id = (select id from city where name = 'VIRGINIA BEACH')); delete from street where name = 'PAGE AVE #15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509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299];&quot;',concat('&quot;;[.B299];&quot;',' #'),'')), street_id = (select id from street where name = '&quot;;[.B299];&quot;' and city_id = (select id from city where name = 'VIRGINIA BEACH')) where street_id = (select id from street where name = '&quot;;[.A299];&quot;' and city_id = (select id from city where name = 'VIRGINIA BEACH')); delete from street where name = '&quot;;[.A299];&quot;' and city_id = (select id from city where name = 'VIRGINIA BEACH'); COMMIT&quot;)" office:value-type="string" office:string-value="START TRANSACTION; update resident_base set house_num = concat(house_num,'-',REPLACE('PAGE AVE #1509',concat('PAGE AVE',' #'),'')), street_id = (select id from street where name = 'PAGE AVE' and city_id = (select id from city where name = 'VIRGINIA BEACH')) where street_id = (select id from street where name = 'PAGE AVE #1509' and city_id = (select id from city where name = 'VIRGINIA BEACH')); delete from street where name = 'PAGE AVE #1509' and city_id = (select id from city where name = 'VIRGINIA BEACH'); COMMIT">
            <text:p>START TRANSACTION; update resident_base set house_num = concat(house_num,'-',REPLACE('PAGE AVE #1509',concat('PAGE AVE',' #'),'')), street_id = (select id from street where name = 'PAGE AVE' and city_id = (select id from city where name = 'VIRGINIA BEACH')) where street_id = (select id from street where name = 'PAGE AVE #1509' and city_id = (select id from city where name = 'VIRGINIA BEACH')); delete from street where name = 'PAGE AVE #150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510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00];&quot;',concat('&quot;;[.B300];&quot;',' #'),'')), street_id = (select id from street where name = '&quot;;[.B300];&quot;' and city_id = (select id from city where name = 'VIRGINIA BEACH')) where street_id = (select id from street where name = '&quot;;[.A300];&quot;' and city_id = (select id from city where name = 'VIRGINIA BEACH')); delete from street where name = '&quot;;[.A300];&quot;' and city_id = (select id from city where name = 'VIRGINIA BEACH'); COMMIT&quot;)" office:value-type="string" office:string-value="START TRANSACTION; update resident_base set house_num = concat(house_num,'-',REPLACE('PAGE AVE #1510',concat('PAGE AVE',' #'),'')), street_id = (select id from street where name = 'PAGE AVE' and city_id = (select id from city where name = 'VIRGINIA BEACH')) where street_id = (select id from street where name = 'PAGE AVE #1510' and city_id = (select id from city where name = 'VIRGINIA BEACH')); delete from street where name = 'PAGE AVE #1510' and city_id = (select id from city where name = 'VIRGINIA BEACH'); COMMIT">
            <text:p>START TRANSACTION; update resident_base set house_num = concat(house_num,'-',REPLACE('PAGE AVE #1510',concat('PAGE AVE',' #'),'')), street_id = (select id from street where name = 'PAGE AVE' and city_id = (select id from city where name = 'VIRGINIA BEACH')) where street_id = (select id from street where name = 'PAGE AVE #1510' and city_id = (select id from city where name = 'VIRGINIA BEACH')); delete from street where name = 'PAGE AVE #151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512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01];&quot;',concat('&quot;;[.B301];&quot;',' #'),'')), street_id = (select id from street where name = '&quot;;[.B301];&quot;' and city_id = (select id from city where name = 'VIRGINIA BEACH')) where street_id = (select id from street where name = '&quot;;[.A301];&quot;' and city_id = (select id from city where name = 'VIRGINIA BEACH')); delete from street where name = '&quot;;[.A301];&quot;' and city_id = (select id from city where name = 'VIRGINIA BEACH'); COMMIT&quot;)" office:value-type="string" office:string-value="START TRANSACTION; update resident_base set house_num = concat(house_num,'-',REPLACE('PAGE AVE #1512',concat('PAGE AVE',' #'),'')), street_id = (select id from street where name = 'PAGE AVE' and city_id = (select id from city where name = 'VIRGINIA BEACH')) where street_id = (select id from street where name = 'PAGE AVE #1512' and city_id = (select id from city where name = 'VIRGINIA BEACH')); delete from street where name = 'PAGE AVE #1512' and city_id = (select id from city where name = 'VIRGINIA BEACH'); COMMIT">
            <text:p>START TRANSACTION; update resident_base set house_num = concat(house_num,'-',REPLACE('PAGE AVE #1512',concat('PAGE AVE',' #'),'')), street_id = (select id from street where name = 'PAGE AVE' and city_id = (select id from city where name = 'VIRGINIA BEACH')) where street_id = (select id from street where name = 'PAGE AVE #1512' and city_id = (select id from city where name = 'VIRGINIA BEACH')); delete from street where name = 'PAGE AVE #151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513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02];&quot;',concat('&quot;;[.B302];&quot;',' #'),'')), street_id = (select id from street where name = '&quot;;[.B302];&quot;' and city_id = (select id from city where name = 'VIRGINIA BEACH')) where street_id = (select id from street where name = '&quot;;[.A302];&quot;' and city_id = (select id from city where name = 'VIRGINIA BEACH')); delete from street where name = '&quot;;[.A302];&quot;' and city_id = (select id from city where name = 'VIRGINIA BEACH'); COMMIT&quot;)" office:value-type="string" office:string-value="START TRANSACTION; update resident_base set house_num = concat(house_num,'-',REPLACE('PAGE AVE #1513',concat('PAGE AVE',' #'),'')), street_id = (select id from street where name = 'PAGE AVE' and city_id = (select id from city where name = 'VIRGINIA BEACH')) where street_id = (select id from street where name = 'PAGE AVE #1513' and city_id = (select id from city where name = 'VIRGINIA BEACH')); delete from street where name = 'PAGE AVE #1513' and city_id = (select id from city where name = 'VIRGINIA BEACH'); COMMIT">
            <text:p>START TRANSACTION; update resident_base set house_num = concat(house_num,'-',REPLACE('PAGE AVE #1513',concat('PAGE AVE',' #'),'')), street_id = (select id from street where name = 'PAGE AVE' and city_id = (select id from city where name = 'VIRGINIA BEACH')) where street_id = (select id from street where name = 'PAGE AVE #1513' and city_id = (select id from city where name = 'VIRGINIA BEACH')); delete from street where name = 'PAGE AVE #151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1603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03];&quot;',concat('&quot;;[.B303];&quot;',' #'),'')), street_id = (select id from street where name = '&quot;;[.B303];&quot;' and city_id = (select id from city where name = 'VIRGINIA BEACH')) where street_id = (select id from street where name = '&quot;;[.A303];&quot;' and city_id = (select id from city where name = 'VIRGINIA BEACH')); delete from street where name = '&quot;;[.A303];&quot;' and city_id = (select id from city where name = 'VIRGINIA BEACH'); COMMIT&quot;)" office:value-type="string" office:string-value="START TRANSACTION; update resident_base set house_num = concat(house_num,'-',REPLACE('PAGE AVE #1603',concat('PAGE AVE',' #'),'')), street_id = (select id from street where name = 'PAGE AVE' and city_id = (select id from city where name = 'VIRGINIA BEACH')) where street_id = (select id from street where name = 'PAGE AVE #1603' and city_id = (select id from city where name = 'VIRGINIA BEACH')); delete from street where name = 'PAGE AVE #1603' and city_id = (select id from city where name = 'VIRGINIA BEACH'); COMMIT">
            <text:p>START TRANSACTION; update resident_base set house_num = concat(house_num,'-',REPLACE('PAGE AVE #1603',concat('PAGE AVE',' #'),'')), street_id = (select id from street where name = 'PAGE AVE' and city_id = (select id from city where name = 'VIRGINIA BEACH')) where street_id = (select id from street where name = 'PAGE AVE #1603' and city_id = (select id from city where name = 'VIRGINIA BEACH')); delete from street where name = 'PAGE AVE #16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2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04];&quot;',concat('&quot;;[.B304];&quot;',' #'),'')), street_id = (select id from street where name = '&quot;;[.B304];&quot;' and city_id = (select id from city where name = 'VIRGINIA BEACH')) where street_id = (select id from street where name = '&quot;;[.A304];&quot;' and city_id = (select id from city where name = 'VIRGINIA BEACH')); delete from street where name = '&quot;;[.A304];&quot;' and city_id = (select id from city where name = 'VIRGINIA BEACH'); COMMIT&quot;)" office:value-type="string" office:string-value="START TRANSACTION; update resident_base set house_num = concat(house_num,'-',REPLACE('PAGE AVE #2',concat('PAGE AVE',' #'),'')), street_id = (select id from street where name = 'PAGE AVE' and city_id = (select id from city where name = 'VIRGINIA BEACH')) where street_id = (select id from street where name = 'PAGE AVE #2' and city_id = (select id from city where name = 'VIRGINIA BEACH')); delete from street where name = 'PAGE AVE #2' and city_id = (select id from city where name = 'VIRGINIA BEACH'); COMMIT">
            <text:p>START TRANSACTION; update resident_base set house_num = concat(house_num,'-',REPLACE('PAGE AVE #2',concat('PAGE AVE',' #'),'')), street_id = (select id from street where name = 'PAGE AVE' and city_id = (select id from city where name = 'VIRGINIA BEACH')) where street_id = (select id from street where name = 'PAGE AVE #2' and city_id = (select id from city where name = 'VIRGINIA BEACH')); delete from street where name = 'PAGE AVE #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201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05];&quot;',concat('&quot;;[.B305];&quot;',' #'),'')), street_id = (select id from street where name = '&quot;;[.B305];&quot;' and city_id = (select id from city where name = 'VIRGINIA BEACH')) where street_id = (select id from street where name = '&quot;;[.A305];&quot;' and city_id = (select id from city where name = 'VIRGINIA BEACH')); delete from street where name = '&quot;;[.A305];&quot;' and city_id = (select id from city where name = 'VIRGINIA BEACH'); COMMIT&quot;)" office:value-type="string" office:string-value="START TRANSACTION; update resident_base set house_num = concat(house_num,'-',REPLACE('PAGE AVE #201',concat('PAGE AVE',' #'),'')), street_id = (select id from street where name = 'PAGE AVE' and city_id = (select id from city where name = 'VIRGINIA BEACH')) where street_id = (select id from street where name = 'PAGE AVE #201' and city_id = (select id from city where name = 'VIRGINIA BEACH')); delete from street where name = 'PAGE AVE #201' and city_id = (select id from city where name = 'VIRGINIA BEACH'); COMMIT">
            <text:p>START TRANSACTION; update resident_base set house_num = concat(house_num,'-',REPLACE('PAGE AVE #201',concat('PAGE AVE',' #'),'')), street_id = (select id from street where name = 'PAGE AVE' and city_id = (select id from city where name = 'VIRGINIA BEACH')) where street_id = (select id from street where name = 'PAGE AVE #201' and city_id = (select id from city where name = 'VIRGINIA BEACH')); delete from street where name = 'PAGE AVE #2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202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06];&quot;',concat('&quot;;[.B306];&quot;',' #'),'')), street_id = (select id from street where name = '&quot;;[.B306];&quot;' and city_id = (select id from city where name = 'VIRGINIA BEACH')) where street_id = (select id from street where name = '&quot;;[.A306];&quot;' and city_id = (select id from city where name = 'VIRGINIA BEACH')); delete from street where name = '&quot;;[.A306];&quot;' and city_id = (select id from city where name = 'VIRGINIA BEACH'); COMMIT&quot;)" office:value-type="string" office:string-value="START TRANSACTION; update resident_base set house_num = concat(house_num,'-',REPLACE('PAGE AVE #202',concat('PAGE AVE',' #'),'')), street_id = (select id from street where name = 'PAGE AVE' and city_id = (select id from city where name = 'VIRGINIA BEACH')) where street_id = (select id from street where name = 'PAGE AVE #202' and city_id = (select id from city where name = 'VIRGINIA BEACH')); delete from street where name = 'PAGE AVE #202' and city_id = (select id from city where name = 'VIRGINIA BEACH'); COMMIT">
            <text:p>START TRANSACTION; update resident_base set house_num = concat(house_num,'-',REPLACE('PAGE AVE #202',concat('PAGE AVE',' #'),'')), street_id = (select id from street where name = 'PAGE AVE' and city_id = (select id from city where name = 'VIRGINIA BEACH')) where street_id = (select id from street where name = 'PAGE AVE #202' and city_id = (select id from city where name = 'VIRGINIA BEACH')); delete from street where name = 'PAGE AVE #2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203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07];&quot;',concat('&quot;;[.B307];&quot;',' #'),'')), street_id = (select id from street where name = '&quot;;[.B307];&quot;' and city_id = (select id from city where name = 'VIRGINIA BEACH')) where street_id = (select id from street where name = '&quot;;[.A307];&quot;' and city_id = (select id from city where name = 'VIRGINIA BEACH')); delete from street where name = '&quot;;[.A307];&quot;' and city_id = (select id from city where name = 'VIRGINIA BEACH'); COMMIT&quot;)" office:value-type="string" office:string-value="START TRANSACTION; update resident_base set house_num = concat(house_num,'-',REPLACE('PAGE AVE #203',concat('PAGE AVE',' #'),'')), street_id = (select id from street where name = 'PAGE AVE' and city_id = (select id from city where name = 'VIRGINIA BEACH')) where street_id = (select id from street where name = 'PAGE AVE #203' and city_id = (select id from city where name = 'VIRGINIA BEACH')); delete from street where name = 'PAGE AVE #203' and city_id = (select id from city where name = 'VIRGINIA BEACH'); COMMIT">
            <text:p>START TRANSACTION; update resident_base set house_num = concat(house_num,'-',REPLACE('PAGE AVE #203',concat('PAGE AVE',' #'),'')), street_id = (select id from street where name = 'PAGE AVE' and city_id = (select id from city where name = 'VIRGINIA BEACH')) where street_id = (select id from street where name = 'PAGE AVE #203' and city_id = (select id from city where name = 'VIRGINIA BEACH')); delete from street where name = 'PAGE AVE #2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204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08];&quot;',concat('&quot;;[.B308];&quot;',' #'),'')), street_id = (select id from street where name = '&quot;;[.B308];&quot;' and city_id = (select id from city where name = 'VIRGINIA BEACH')) where street_id = (select id from street where name = '&quot;;[.A308];&quot;' and city_id = (select id from city where name = 'VIRGINIA BEACH')); delete from street where name = '&quot;;[.A308];&quot;' and city_id = (select id from city where name = 'VIRGINIA BEACH'); COMMIT&quot;)" office:value-type="string" office:string-value="START TRANSACTION; update resident_base set house_num = concat(house_num,'-',REPLACE('PAGE AVE #204',concat('PAGE AVE',' #'),'')), street_id = (select id from street where name = 'PAGE AVE' and city_id = (select id from city where name = 'VIRGINIA BEACH')) where street_id = (select id from street where name = 'PAGE AVE #204' and city_id = (select id from city where name = 'VIRGINIA BEACH')); delete from street where name = 'PAGE AVE #204' and city_id = (select id from city where name = 'VIRGINIA BEACH'); COMMIT">
            <text:p>START TRANSACTION; update resident_base set house_num = concat(house_num,'-',REPLACE('PAGE AVE #204',concat('PAGE AVE',' #'),'')), street_id = (select id from street where name = 'PAGE AVE' and city_id = (select id from city where name = 'VIRGINIA BEACH')) where street_id = (select id from street where name = 'PAGE AVE #204' and city_id = (select id from city where name = 'VIRGINIA BEACH')); delete from street where name = 'PAGE AVE #2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206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09];&quot;',concat('&quot;;[.B309];&quot;',' #'),'')), street_id = (select id from street where name = '&quot;;[.B309];&quot;' and city_id = (select id from city where name = 'VIRGINIA BEACH')) where street_id = (select id from street where name = '&quot;;[.A309];&quot;' and city_id = (select id from city where name = 'VIRGINIA BEACH')); delete from street where name = '&quot;;[.A309];&quot;' and city_id = (select id from city where name = 'VIRGINIA BEACH'); COMMIT&quot;)" office:value-type="string" office:string-value="START TRANSACTION; update resident_base set house_num = concat(house_num,'-',REPLACE('PAGE AVE #206',concat('PAGE AVE',' #'),'')), street_id = (select id from street where name = 'PAGE AVE' and city_id = (select id from city where name = 'VIRGINIA BEACH')) where street_id = (select id from street where name = 'PAGE AVE #206' and city_id = (select id from city where name = 'VIRGINIA BEACH')); delete from street where name = 'PAGE AVE #206' and city_id = (select id from city where name = 'VIRGINIA BEACH'); COMMIT">
            <text:p>START TRANSACTION; update resident_base set house_num = concat(house_num,'-',REPLACE('PAGE AVE #206',concat('PAGE AVE',' #'),'')), street_id = (select id from street where name = 'PAGE AVE' and city_id = (select id from city where name = 'VIRGINIA BEACH')) where street_id = (select id from street where name = 'PAGE AVE #206' and city_id = (select id from city where name = 'VIRGINIA BEACH')); delete from street where name = 'PAGE AVE #2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207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10];&quot;',concat('&quot;;[.B310];&quot;',' #'),'')), street_id = (select id from street where name = '&quot;;[.B310];&quot;' and city_id = (select id from city where name = 'VIRGINIA BEACH')) where street_id = (select id from street where name = '&quot;;[.A310];&quot;' and city_id = (select id from city where name = 'VIRGINIA BEACH')); delete from street where name = '&quot;;[.A310];&quot;' and city_id = (select id from city where name = 'VIRGINIA BEACH'); COMMIT&quot;)" office:value-type="string" office:string-value="START TRANSACTION; update resident_base set house_num = concat(house_num,'-',REPLACE('PAGE AVE #207',concat('PAGE AVE',' #'),'')), street_id = (select id from street where name = 'PAGE AVE' and city_id = (select id from city where name = 'VIRGINIA BEACH')) where street_id = (select id from street where name = 'PAGE AVE #207' and city_id = (select id from city where name = 'VIRGINIA BEACH')); delete from street where name = 'PAGE AVE #207' and city_id = (select id from city where name = 'VIRGINIA BEACH'); COMMIT">
            <text:p>START TRANSACTION; update resident_base set house_num = concat(house_num,'-',REPLACE('PAGE AVE #207',concat('PAGE AVE',' #'),'')), street_id = (select id from street where name = 'PAGE AVE' and city_id = (select id from city where name = 'VIRGINIA BEACH')) where street_id = (select id from street where name = 'PAGE AVE #207' and city_id = (select id from city where name = 'VIRGINIA BEACH')); delete from street where name = 'PAGE AVE #2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208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11];&quot;',concat('&quot;;[.B311];&quot;',' #'),'')), street_id = (select id from street where name = '&quot;;[.B311];&quot;' and city_id = (select id from city where name = 'VIRGINIA BEACH')) where street_id = (select id from street where name = '&quot;;[.A311];&quot;' and city_id = (select id from city where name = 'VIRGINIA BEACH')); delete from street where name = '&quot;;[.A311];&quot;' and city_id = (select id from city where name = 'VIRGINIA BEACH'); COMMIT&quot;)" office:value-type="string" office:string-value="START TRANSACTION; update resident_base set house_num = concat(house_num,'-',REPLACE('PAGE AVE #208',concat('PAGE AVE',' #'),'')), street_id = (select id from street where name = 'PAGE AVE' and city_id = (select id from city where name = 'VIRGINIA BEACH')) where street_id = (select id from street where name = 'PAGE AVE #208' and city_id = (select id from city where name = 'VIRGINIA BEACH')); delete from street where name = 'PAGE AVE #208' and city_id = (select id from city where name = 'VIRGINIA BEACH'); COMMIT">
            <text:p>START TRANSACTION; update resident_base set house_num = concat(house_num,'-',REPLACE('PAGE AVE #208',concat('PAGE AVE',' #'),'')), street_id = (select id from street where name = 'PAGE AVE' and city_id = (select id from city where name = 'VIRGINIA BEACH')) where street_id = (select id from street where name = 'PAGE AVE #208' and city_id = (select id from city where name = 'VIRGINIA BEACH')); delete from street where name = 'PAGE AVE #2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209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12];&quot;',concat('&quot;;[.B312];&quot;',' #'),'')), street_id = (select id from street where name = '&quot;;[.B312];&quot;' and city_id = (select id from city where name = 'VIRGINIA BEACH')) where street_id = (select id from street where name = '&quot;;[.A312];&quot;' and city_id = (select id from city where name = 'VIRGINIA BEACH')); delete from street where name = '&quot;;[.A312];&quot;' and city_id = (select id from city where name = 'VIRGINIA BEACH'); COMMIT&quot;)" office:value-type="string" office:string-value="START TRANSACTION; update resident_base set house_num = concat(house_num,'-',REPLACE('PAGE AVE #209',concat('PAGE AVE',' #'),'')), street_id = (select id from street where name = 'PAGE AVE' and city_id = (select id from city where name = 'VIRGINIA BEACH')) where street_id = (select id from street where name = 'PAGE AVE #209' and city_id = (select id from city where name = 'VIRGINIA BEACH')); delete from street where name = 'PAGE AVE #209' and city_id = (select id from city where name = 'VIRGINIA BEACH'); COMMIT">
            <text:p>START TRANSACTION; update resident_base set house_num = concat(house_num,'-',REPLACE('PAGE AVE #209',concat('PAGE AVE',' #'),'')), street_id = (select id from street where name = 'PAGE AVE' and city_id = (select id from city where name = 'VIRGINIA BEACH')) where street_id = (select id from street where name = 'PAGE AVE #209' and city_id = (select id from city where name = 'VIRGINIA BEACH')); delete from street where name = 'PAGE AVE #20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210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13];&quot;',concat('&quot;;[.B313];&quot;',' #'),'')), street_id = (select id from street where name = '&quot;;[.B313];&quot;' and city_id = (select id from city where name = 'VIRGINIA BEACH')) where street_id = (select id from street where name = '&quot;;[.A313];&quot;' and city_id = (select id from city where name = 'VIRGINIA BEACH')); delete from street where name = '&quot;;[.A313];&quot;' and city_id = (select id from city where name = 'VIRGINIA BEACH'); COMMIT&quot;)" office:value-type="string" office:string-value="START TRANSACTION; update resident_base set house_num = concat(house_num,'-',REPLACE('PAGE AVE #210',concat('PAGE AVE',' #'),'')), street_id = (select id from street where name = 'PAGE AVE' and city_id = (select id from city where name = 'VIRGINIA BEACH')) where street_id = (select id from street where name = 'PAGE AVE #210' and city_id = (select id from city where name = 'VIRGINIA BEACH')); delete from street where name = 'PAGE AVE #210' and city_id = (select id from city where name = 'VIRGINIA BEACH'); COMMIT">
            <text:p>START TRANSACTION; update resident_base set house_num = concat(house_num,'-',REPLACE('PAGE AVE #210',concat('PAGE AVE',' #'),'')), street_id = (select id from street where name = 'PAGE AVE' and city_id = (select id from city where name = 'VIRGINIA BEACH')) where street_id = (select id from street where name = 'PAGE AVE #210' and city_id = (select id from city where name = 'VIRGINIA BEACH')); delete from street where name = 'PAGE AVE #21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211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14];&quot;',concat('&quot;;[.B314];&quot;',' #'),'')), street_id = (select id from street where name = '&quot;;[.B314];&quot;' and city_id = (select id from city where name = 'VIRGINIA BEACH')) where street_id = (select id from street where name = '&quot;;[.A314];&quot;' and city_id = (select id from city where name = 'VIRGINIA BEACH')); delete from street where name = '&quot;;[.A314];&quot;' and city_id = (select id from city where name = 'VIRGINIA BEACH'); COMMIT&quot;)" office:value-type="string" office:string-value="START TRANSACTION; update resident_base set house_num = concat(house_num,'-',REPLACE('PAGE AVE #211',concat('PAGE AVE',' #'),'')), street_id = (select id from street where name = 'PAGE AVE' and city_id = (select id from city where name = 'VIRGINIA BEACH')) where street_id = (select id from street where name = 'PAGE AVE #211' and city_id = (select id from city where name = 'VIRGINIA BEACH')); delete from street where name = 'PAGE AVE #211' and city_id = (select id from city where name = 'VIRGINIA BEACH'); COMMIT">
            <text:p>START TRANSACTION; update resident_base set house_num = concat(house_num,'-',REPLACE('PAGE AVE #211',concat('PAGE AVE',' #'),'')), street_id = (select id from street where name = 'PAGE AVE' and city_id = (select id from city where name = 'VIRGINIA BEACH')) where street_id = (select id from street where name = 'PAGE AVE #211' and city_id = (select id from city where name = 'VIRGINIA BEACH')); delete from street where name = 'PAGE AVE #21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213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15];&quot;',concat('&quot;;[.B315];&quot;',' #'),'')), street_id = (select id from street where name = '&quot;;[.B315];&quot;' and city_id = (select id from city where name = 'VIRGINIA BEACH')) where street_id = (select id from street where name = '&quot;;[.A315];&quot;' and city_id = (select id from city where name = 'VIRGINIA BEACH')); delete from street where name = '&quot;;[.A315];&quot;' and city_id = (select id from city where name = 'VIRGINIA BEACH'); COMMIT&quot;)" office:value-type="string" office:string-value="START TRANSACTION; update resident_base set house_num = concat(house_num,'-',REPLACE('PAGE AVE #213',concat('PAGE AVE',' #'),'')), street_id = (select id from street where name = 'PAGE AVE' and city_id = (select id from city where name = 'VIRGINIA BEACH')) where street_id = (select id from street where name = 'PAGE AVE #213' and city_id = (select id from city where name = 'VIRGINIA BEACH')); delete from street where name = 'PAGE AVE #213' and city_id = (select id from city where name = 'VIRGINIA BEACH'); COMMIT">
            <text:p>START TRANSACTION; update resident_base set house_num = concat(house_num,'-',REPLACE('PAGE AVE #213',concat('PAGE AVE',' #'),'')), street_id = (select id from street where name = 'PAGE AVE' and city_id = (select id from city where name = 'VIRGINIA BEACH')) where street_id = (select id from street where name = 'PAGE AVE #213' and city_id = (select id from city where name = 'VIRGINIA BEACH')); delete from street where name = 'PAGE AVE #21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214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16];&quot;',concat('&quot;;[.B316];&quot;',' #'),'')), street_id = (select id from street where name = '&quot;;[.B316];&quot;' and city_id = (select id from city where name = 'VIRGINIA BEACH')) where street_id = (select id from street where name = '&quot;;[.A316];&quot;' and city_id = (select id from city where name = 'VIRGINIA BEACH')); delete from street where name = '&quot;;[.A316];&quot;' and city_id = (select id from city where name = 'VIRGINIA BEACH'); COMMIT&quot;)" office:value-type="string" office:string-value="START TRANSACTION; update resident_base set house_num = concat(house_num,'-',REPLACE('PAGE AVE #214',concat('PAGE AVE',' #'),'')), street_id = (select id from street where name = 'PAGE AVE' and city_id = (select id from city where name = 'VIRGINIA BEACH')) where street_id = (select id from street where name = 'PAGE AVE #214' and city_id = (select id from city where name = 'VIRGINIA BEACH')); delete from street where name = 'PAGE AVE #214' and city_id = (select id from city where name = 'VIRGINIA BEACH'); COMMIT">
            <text:p>START TRANSACTION; update resident_base set house_num = concat(house_num,'-',REPLACE('PAGE AVE #214',concat('PAGE AVE',' #'),'')), street_id = (select id from street where name = 'PAGE AVE' and city_id = (select id from city where name = 'VIRGINIA BEACH')) where street_id = (select id from street where name = 'PAGE AVE #214' and city_id = (select id from city where name = 'VIRGINIA BEACH')); delete from street where name = 'PAGE AVE #21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301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17];&quot;',concat('&quot;;[.B317];&quot;',' #'),'')), street_id = (select id from street where name = '&quot;;[.B317];&quot;' and city_id = (select id from city where name = 'VIRGINIA BEACH')) where street_id = (select id from street where name = '&quot;;[.A317];&quot;' and city_id = (select id from city where name = 'VIRGINIA BEACH')); delete from street where name = '&quot;;[.A317];&quot;' and city_id = (select id from city where name = 'VIRGINIA BEACH'); COMMIT&quot;)" office:value-type="string" office:string-value="START TRANSACTION; update resident_base set house_num = concat(house_num,'-',REPLACE('PAGE AVE #301',concat('PAGE AVE',' #'),'')), street_id = (select id from street where name = 'PAGE AVE' and city_id = (select id from city where name = 'VIRGINIA BEACH')) where street_id = (select id from street where name = 'PAGE AVE #301' and city_id = (select id from city where name = 'VIRGINIA BEACH')); delete from street where name = 'PAGE AVE #301' and city_id = (select id from city where name = 'VIRGINIA BEACH'); COMMIT">
            <text:p>START TRANSACTION; update resident_base set house_num = concat(house_num,'-',REPLACE('PAGE AVE #301',concat('PAGE AVE',' #'),'')), street_id = (select id from street where name = 'PAGE AVE' and city_id = (select id from city where name = 'VIRGINIA BEACH')) where street_id = (select id from street where name = 'PAGE AVE #301' and city_id = (select id from city where name = 'VIRGINIA BEACH')); delete from street where name = 'PAGE AVE #3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302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18];&quot;',concat('&quot;;[.B318];&quot;',' #'),'')), street_id = (select id from street where name = '&quot;;[.B318];&quot;' and city_id = (select id from city where name = 'VIRGINIA BEACH')) where street_id = (select id from street where name = '&quot;;[.A318];&quot;' and city_id = (select id from city where name = 'VIRGINIA BEACH')); delete from street where name = '&quot;;[.A318];&quot;' and city_id = (select id from city where name = 'VIRGINIA BEACH'); COMMIT&quot;)" office:value-type="string" office:string-value="START TRANSACTION; update resident_base set house_num = concat(house_num,'-',REPLACE('PAGE AVE #302',concat('PAGE AVE',' #'),'')), street_id = (select id from street where name = 'PAGE AVE' and city_id = (select id from city where name = 'VIRGINIA BEACH')) where street_id = (select id from street where name = 'PAGE AVE #302' and city_id = (select id from city where name = 'VIRGINIA BEACH')); delete from street where name = 'PAGE AVE #302' and city_id = (select id from city where name = 'VIRGINIA BEACH'); COMMIT">
            <text:p>START TRANSACTION; update resident_base set house_num = concat(house_num,'-',REPLACE('PAGE AVE #302',concat('PAGE AVE',' #'),'')), street_id = (select id from street where name = 'PAGE AVE' and city_id = (select id from city where name = 'VIRGINIA BEACH')) where street_id = (select id from street where name = 'PAGE AVE #302' and city_id = (select id from city where name = 'VIRGINIA BEACH')); delete from street where name = 'PAGE AVE #3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303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19];&quot;',concat('&quot;;[.B319];&quot;',' #'),'')), street_id = (select id from street where name = '&quot;;[.B319];&quot;' and city_id = (select id from city where name = 'VIRGINIA BEACH')) where street_id = (select id from street where name = '&quot;;[.A319];&quot;' and city_id = (select id from city where name = 'VIRGINIA BEACH')); delete from street where name = '&quot;;[.A319];&quot;' and city_id = (select id from city where name = 'VIRGINIA BEACH'); COMMIT&quot;)" office:value-type="string" office:string-value="START TRANSACTION; update resident_base set house_num = concat(house_num,'-',REPLACE('PAGE AVE #303',concat('PAGE AVE',' #'),'')), street_id = (select id from street where name = 'PAGE AVE' and city_id = (select id from city where name = 'VIRGINIA BEACH')) where street_id = (select id from street where name = 'PAGE AVE #303' and city_id = (select id from city where name = 'VIRGINIA BEACH')); delete from street where name = 'PAGE AVE #303' and city_id = (select id from city where name = 'VIRGINIA BEACH'); COMMIT">
            <text:p>START TRANSACTION; update resident_base set house_num = concat(house_num,'-',REPLACE('PAGE AVE #303',concat('PAGE AVE',' #'),'')), street_id = (select id from street where name = 'PAGE AVE' and city_id = (select id from city where name = 'VIRGINIA BEACH')) where street_id = (select id from street where name = 'PAGE AVE #303' and city_id = (select id from city where name = 'VIRGINIA BEACH')); delete from street where name = 'PAGE AVE #3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304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20];&quot;',concat('&quot;;[.B320];&quot;',' #'),'')), street_id = (select id from street where name = '&quot;;[.B320];&quot;' and city_id = (select id from city where name = 'VIRGINIA BEACH')) where street_id = (select id from street where name = '&quot;;[.A320];&quot;' and city_id = (select id from city where name = 'VIRGINIA BEACH')); delete from street where name = '&quot;;[.A320];&quot;' and city_id = (select id from city where name = 'VIRGINIA BEACH'); COMMIT&quot;)" office:value-type="string" office:string-value="START TRANSACTION; update resident_base set house_num = concat(house_num,'-',REPLACE('PAGE AVE #304',concat('PAGE AVE',' #'),'')), street_id = (select id from street where name = 'PAGE AVE' and city_id = (select id from city where name = 'VIRGINIA BEACH')) where street_id = (select id from street where name = 'PAGE AVE #304' and city_id = (select id from city where name = 'VIRGINIA BEACH')); delete from street where name = 'PAGE AVE #304' and city_id = (select id from city where name = 'VIRGINIA BEACH'); COMMIT">
            <text:p>START TRANSACTION; update resident_base set house_num = concat(house_num,'-',REPLACE('PAGE AVE #304',concat('PAGE AVE',' #'),'')), street_id = (select id from street where name = 'PAGE AVE' and city_id = (select id from city where name = 'VIRGINIA BEACH')) where street_id = (select id from street where name = 'PAGE AVE #304' and city_id = (select id from city where name = 'VIRGINIA BEACH')); delete from street where name = 'PAGE AVE #3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306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21];&quot;',concat('&quot;;[.B321];&quot;',' #'),'')), street_id = (select id from street where name = '&quot;;[.B321];&quot;' and city_id = (select id from city where name = 'VIRGINIA BEACH')) where street_id = (select id from street where name = '&quot;;[.A321];&quot;' and city_id = (select id from city where name = 'VIRGINIA BEACH')); delete from street where name = '&quot;;[.A321];&quot;' and city_id = (select id from city where name = 'VIRGINIA BEACH'); COMMIT&quot;)" office:value-type="string" office:string-value="START TRANSACTION; update resident_base set house_num = concat(house_num,'-',REPLACE('PAGE AVE #306',concat('PAGE AVE',' #'),'')), street_id = (select id from street where name = 'PAGE AVE' and city_id = (select id from city where name = 'VIRGINIA BEACH')) where street_id = (select id from street where name = 'PAGE AVE #306' and city_id = (select id from city where name = 'VIRGINIA BEACH')); delete from street where name = 'PAGE AVE #306' and city_id = (select id from city where name = 'VIRGINIA BEACH'); COMMIT">
            <text:p>START TRANSACTION; update resident_base set house_num = concat(house_num,'-',REPLACE('PAGE AVE #306',concat('PAGE AVE',' #'),'')), street_id = (select id from street where name = 'PAGE AVE' and city_id = (select id from city where name = 'VIRGINIA BEACH')) where street_id = (select id from street where name = 'PAGE AVE #306' and city_id = (select id from city where name = 'VIRGINIA BEACH')); delete from street where name = 'PAGE AVE #3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309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22];&quot;',concat('&quot;;[.B322];&quot;',' #'),'')), street_id = (select id from street where name = '&quot;;[.B322];&quot;' and city_id = (select id from city where name = 'VIRGINIA BEACH')) where street_id = (select id from street where name = '&quot;;[.A322];&quot;' and city_id = (select id from city where name = 'VIRGINIA BEACH')); delete from street where name = '&quot;;[.A322];&quot;' and city_id = (select id from city where name = 'VIRGINIA BEACH'); COMMIT&quot;)" office:value-type="string" office:string-value="START TRANSACTION; update resident_base set house_num = concat(house_num,'-',REPLACE('PAGE AVE #309',concat('PAGE AVE',' #'),'')), street_id = (select id from street where name = 'PAGE AVE' and city_id = (select id from city where name = 'VIRGINIA BEACH')) where street_id = (select id from street where name = 'PAGE AVE #309' and city_id = (select id from city where name = 'VIRGINIA BEACH')); delete from street where name = 'PAGE AVE #309' and city_id = (select id from city where name = 'VIRGINIA BEACH'); COMMIT">
            <text:p>START TRANSACTION; update resident_base set house_num = concat(house_num,'-',REPLACE('PAGE AVE #309',concat('PAGE AVE',' #'),'')), street_id = (select id from street where name = 'PAGE AVE' and city_id = (select id from city where name = 'VIRGINIA BEACH')) where street_id = (select id from street where name = 'PAGE AVE #309' and city_id = (select id from city where name = 'VIRGINIA BEACH')); delete from street where name = 'PAGE AVE #30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311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23];&quot;',concat('&quot;;[.B323];&quot;',' #'),'')), street_id = (select id from street where name = '&quot;;[.B323];&quot;' and city_id = (select id from city where name = 'VIRGINIA BEACH')) where street_id = (select id from street where name = '&quot;;[.A323];&quot;' and city_id = (select id from city where name = 'VIRGINIA BEACH')); delete from street where name = '&quot;;[.A323];&quot;' and city_id = (select id from city where name = 'VIRGINIA BEACH'); COMMIT&quot;)" office:value-type="string" office:string-value="START TRANSACTION; update resident_base set house_num = concat(house_num,'-',REPLACE('PAGE AVE #311',concat('PAGE AVE',' #'),'')), street_id = (select id from street where name = 'PAGE AVE' and city_id = (select id from city where name = 'VIRGINIA BEACH')) where street_id = (select id from street where name = 'PAGE AVE #311' and city_id = (select id from city where name = 'VIRGINIA BEACH')); delete from street where name = 'PAGE AVE #311' and city_id = (select id from city where name = 'VIRGINIA BEACH'); COMMIT">
            <text:p>START TRANSACTION; update resident_base set house_num = concat(house_num,'-',REPLACE('PAGE AVE #311',concat('PAGE AVE',' #'),'')), street_id = (select id from street where name = 'PAGE AVE' and city_id = (select id from city where name = 'VIRGINIA BEACH')) where street_id = (select id from street where name = 'PAGE AVE #311' and city_id = (select id from city where name = 'VIRGINIA BEACH')); delete from street where name = 'PAGE AVE #31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312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24];&quot;',concat('&quot;;[.B324];&quot;',' #'),'')), street_id = (select id from street where name = '&quot;;[.B324];&quot;' and city_id = (select id from city where name = 'VIRGINIA BEACH')) where street_id = (select id from street where name = '&quot;;[.A324];&quot;' and city_id = (select id from city where name = 'VIRGINIA BEACH')); delete from street where name = '&quot;;[.A324];&quot;' and city_id = (select id from city where name = 'VIRGINIA BEACH'); COMMIT&quot;)" office:value-type="string" office:string-value="START TRANSACTION; update resident_base set house_num = concat(house_num,'-',REPLACE('PAGE AVE #312',concat('PAGE AVE',' #'),'')), street_id = (select id from street where name = 'PAGE AVE' and city_id = (select id from city where name = 'VIRGINIA BEACH')) where street_id = (select id from street where name = 'PAGE AVE #312' and city_id = (select id from city where name = 'VIRGINIA BEACH')); delete from street where name = 'PAGE AVE #312' and city_id = (select id from city where name = 'VIRGINIA BEACH'); COMMIT">
            <text:p>START TRANSACTION; update resident_base set house_num = concat(house_num,'-',REPLACE('PAGE AVE #312',concat('PAGE AVE',' #'),'')), street_id = (select id from street where name = 'PAGE AVE' and city_id = (select id from city where name = 'VIRGINIA BEACH')) where street_id = (select id from street where name = 'PAGE AVE #312' and city_id = (select id from city where name = 'VIRGINIA BEACH')); delete from street where name = 'PAGE AVE #31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313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25];&quot;',concat('&quot;;[.B325];&quot;',' #'),'')), street_id = (select id from street where name = '&quot;;[.B325];&quot;' and city_id = (select id from city where name = 'VIRGINIA BEACH')) where street_id = (select id from street where name = '&quot;;[.A325];&quot;' and city_id = (select id from city where name = 'VIRGINIA BEACH')); delete from street where name = '&quot;;[.A325];&quot;' and city_id = (select id from city where name = 'VIRGINIA BEACH'); COMMIT&quot;)" office:value-type="string" office:string-value="START TRANSACTION; update resident_base set house_num = concat(house_num,'-',REPLACE('PAGE AVE #313',concat('PAGE AVE',' #'),'')), street_id = (select id from street where name = 'PAGE AVE' and city_id = (select id from city where name = 'VIRGINIA BEACH')) where street_id = (select id from street where name = 'PAGE AVE #313' and city_id = (select id from city where name = 'VIRGINIA BEACH')); delete from street where name = 'PAGE AVE #313' and city_id = (select id from city where name = 'VIRGINIA BEACH'); COMMIT">
            <text:p>START TRANSACTION; update resident_base set house_num = concat(house_num,'-',REPLACE('PAGE AVE #313',concat('PAGE AVE',' #'),'')), street_id = (select id from street where name = 'PAGE AVE' and city_id = (select id from city where name = 'VIRGINIA BEACH')) where street_id = (select id from street where name = 'PAGE AVE #313' and city_id = (select id from city where name = 'VIRGINIA BEACH')); delete from street where name = 'PAGE AVE #31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401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26];&quot;',concat('&quot;;[.B326];&quot;',' #'),'')), street_id = (select id from street where name = '&quot;;[.B326];&quot;' and city_id = (select id from city where name = 'VIRGINIA BEACH')) where street_id = (select id from street where name = '&quot;;[.A326];&quot;' and city_id = (select id from city where name = 'VIRGINIA BEACH')); delete from street where name = '&quot;;[.A326];&quot;' and city_id = (select id from city where name = 'VIRGINIA BEACH'); COMMIT&quot;)" office:value-type="string" office:string-value="START TRANSACTION; update resident_base set house_num = concat(house_num,'-',REPLACE('PAGE AVE #401',concat('PAGE AVE',' #'),'')), street_id = (select id from street where name = 'PAGE AVE' and city_id = (select id from city where name = 'VIRGINIA BEACH')) where street_id = (select id from street where name = 'PAGE AVE #401' and city_id = (select id from city where name = 'VIRGINIA BEACH')); delete from street where name = 'PAGE AVE #401' and city_id = (select id from city where name = 'VIRGINIA BEACH'); COMMIT">
            <text:p>START TRANSACTION; update resident_base set house_num = concat(house_num,'-',REPLACE('PAGE AVE #401',concat('PAGE AVE',' #'),'')), street_id = (select id from street where name = 'PAGE AVE' and city_id = (select id from city where name = 'VIRGINIA BEACH')) where street_id = (select id from street where name = 'PAGE AVE #401' and city_id = (select id from city where name = 'VIRGINIA BEACH')); delete from street where name = 'PAGE AVE #4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404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27];&quot;',concat('&quot;;[.B327];&quot;',' #'),'')), street_id = (select id from street where name = '&quot;;[.B327];&quot;' and city_id = (select id from city where name = 'VIRGINIA BEACH')) where street_id = (select id from street where name = '&quot;;[.A327];&quot;' and city_id = (select id from city where name = 'VIRGINIA BEACH')); delete from street where name = '&quot;;[.A327];&quot;' and city_id = (select id from city where name = 'VIRGINIA BEACH'); COMMIT&quot;)" office:value-type="string" office:string-value="START TRANSACTION; update resident_base set house_num = concat(house_num,'-',REPLACE('PAGE AVE #404',concat('PAGE AVE',' #'),'')), street_id = (select id from street where name = 'PAGE AVE' and city_id = (select id from city where name = 'VIRGINIA BEACH')) where street_id = (select id from street where name = 'PAGE AVE #404' and city_id = (select id from city where name = 'VIRGINIA BEACH')); delete from street where name = 'PAGE AVE #404' and city_id = (select id from city where name = 'VIRGINIA BEACH'); COMMIT">
            <text:p>START TRANSACTION; update resident_base set house_num = concat(house_num,'-',REPLACE('PAGE AVE #404',concat('PAGE AVE',' #'),'')), street_id = (select id from street where name = 'PAGE AVE' and city_id = (select id from city where name = 'VIRGINIA BEACH')) where street_id = (select id from street where name = 'PAGE AVE #404' and city_id = (select id from city where name = 'VIRGINIA BEACH')); delete from street where name = 'PAGE AVE #4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407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28];&quot;',concat('&quot;;[.B328];&quot;',' #'),'')), street_id = (select id from street where name = '&quot;;[.B328];&quot;' and city_id = (select id from city where name = 'VIRGINIA BEACH')) where street_id = (select id from street where name = '&quot;;[.A328];&quot;' and city_id = (select id from city where name = 'VIRGINIA BEACH')); delete from street where name = '&quot;;[.A328];&quot;' and city_id = (select id from city where name = 'VIRGINIA BEACH'); COMMIT&quot;)" office:value-type="string" office:string-value="START TRANSACTION; update resident_base set house_num = concat(house_num,'-',REPLACE('PAGE AVE #407',concat('PAGE AVE',' #'),'')), street_id = (select id from street where name = 'PAGE AVE' and city_id = (select id from city where name = 'VIRGINIA BEACH')) where street_id = (select id from street where name = 'PAGE AVE #407' and city_id = (select id from city where name = 'VIRGINIA BEACH')); delete from street where name = 'PAGE AVE #407' and city_id = (select id from city where name = 'VIRGINIA BEACH'); COMMIT">
            <text:p>START TRANSACTION; update resident_base set house_num = concat(house_num,'-',REPLACE('PAGE AVE #407',concat('PAGE AVE',' #'),'')), street_id = (select id from street where name = 'PAGE AVE' and city_id = (select id from city where name = 'VIRGINIA BEACH')) where street_id = (select id from street where name = 'PAGE AVE #407' and city_id = (select id from city where name = 'VIRGINIA BEACH')); delete from street where name = 'PAGE AVE #4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409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29];&quot;',concat('&quot;;[.B329];&quot;',' #'),'')), street_id = (select id from street where name = '&quot;;[.B329];&quot;' and city_id = (select id from city where name = 'VIRGINIA BEACH')) where street_id = (select id from street where name = '&quot;;[.A329];&quot;' and city_id = (select id from city where name = 'VIRGINIA BEACH')); delete from street where name = '&quot;;[.A329];&quot;' and city_id = (select id from city where name = 'VIRGINIA BEACH'); COMMIT&quot;)" office:value-type="string" office:string-value="START TRANSACTION; update resident_base set house_num = concat(house_num,'-',REPLACE('PAGE AVE #409',concat('PAGE AVE',' #'),'')), street_id = (select id from street where name = 'PAGE AVE' and city_id = (select id from city where name = 'VIRGINIA BEACH')) where street_id = (select id from street where name = 'PAGE AVE #409' and city_id = (select id from city where name = 'VIRGINIA BEACH')); delete from street where name = 'PAGE AVE #409' and city_id = (select id from city where name = 'VIRGINIA BEACH'); COMMIT">
            <text:p>START TRANSACTION; update resident_base set house_num = concat(house_num,'-',REPLACE('PAGE AVE #409',concat('PAGE AVE',' #'),'')), street_id = (select id from street where name = 'PAGE AVE' and city_id = (select id from city where name = 'VIRGINIA BEACH')) where street_id = (select id from street where name = 'PAGE AVE #409' and city_id = (select id from city where name = 'VIRGINIA BEACH')); delete from street where name = 'PAGE AVE #40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410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30];&quot;',concat('&quot;;[.B330];&quot;',' #'),'')), street_id = (select id from street where name = '&quot;;[.B330];&quot;' and city_id = (select id from city where name = 'VIRGINIA BEACH')) where street_id = (select id from street where name = '&quot;;[.A330];&quot;' and city_id = (select id from city where name = 'VIRGINIA BEACH')); delete from street where name = '&quot;;[.A330];&quot;' and city_id = (select id from city where name = 'VIRGINIA BEACH'); COMMIT&quot;)" office:value-type="string" office:string-value="START TRANSACTION; update resident_base set house_num = concat(house_num,'-',REPLACE('PAGE AVE #410',concat('PAGE AVE',' #'),'')), street_id = (select id from street where name = 'PAGE AVE' and city_id = (select id from city where name = 'VIRGINIA BEACH')) where street_id = (select id from street where name = 'PAGE AVE #410' and city_id = (select id from city where name = 'VIRGINIA BEACH')); delete from street where name = 'PAGE AVE #410' and city_id = (select id from city where name = 'VIRGINIA BEACH'); COMMIT">
            <text:p>START TRANSACTION; update resident_base set house_num = concat(house_num,'-',REPLACE('PAGE AVE #410',concat('PAGE AVE',' #'),'')), street_id = (select id from street where name = 'PAGE AVE' and city_id = (select id from city where name = 'VIRGINIA BEACH')) where street_id = (select id from street where name = 'PAGE AVE #410' and city_id = (select id from city where name = 'VIRGINIA BEACH')); delete from street where name = 'PAGE AVE #41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411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31];&quot;',concat('&quot;;[.B331];&quot;',' #'),'')), street_id = (select id from street where name = '&quot;;[.B331];&quot;' and city_id = (select id from city where name = 'VIRGINIA BEACH')) where street_id = (select id from street where name = '&quot;;[.A331];&quot;' and city_id = (select id from city where name = 'VIRGINIA BEACH')); delete from street where name = '&quot;;[.A331];&quot;' and city_id = (select id from city where name = 'VIRGINIA BEACH'); COMMIT&quot;)" office:value-type="string" office:string-value="START TRANSACTION; update resident_base set house_num = concat(house_num,'-',REPLACE('PAGE AVE #411',concat('PAGE AVE',' #'),'')), street_id = (select id from street where name = 'PAGE AVE' and city_id = (select id from city where name = 'VIRGINIA BEACH')) where street_id = (select id from street where name = 'PAGE AVE #411' and city_id = (select id from city where name = 'VIRGINIA BEACH')); delete from street where name = 'PAGE AVE #411' and city_id = (select id from city where name = 'VIRGINIA BEACH'); COMMIT">
            <text:p>START TRANSACTION; update resident_base set house_num = concat(house_num,'-',REPLACE('PAGE AVE #411',concat('PAGE AVE',' #'),'')), street_id = (select id from street where name = 'PAGE AVE' and city_id = (select id from city where name = 'VIRGINIA BEACH')) where street_id = (select id from street where name = 'PAGE AVE #411' and city_id = (select id from city where name = 'VIRGINIA BEACH')); delete from street where name = 'PAGE AVE #41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413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32];&quot;',concat('&quot;;[.B332];&quot;',' #'),'')), street_id = (select id from street where name = '&quot;;[.B332];&quot;' and city_id = (select id from city where name = 'VIRGINIA BEACH')) where street_id = (select id from street where name = '&quot;;[.A332];&quot;' and city_id = (select id from city where name = 'VIRGINIA BEACH')); delete from street where name = '&quot;;[.A332];&quot;' and city_id = (select id from city where name = 'VIRGINIA BEACH'); COMMIT&quot;)" office:value-type="string" office:string-value="START TRANSACTION; update resident_base set house_num = concat(house_num,'-',REPLACE('PAGE AVE #413',concat('PAGE AVE',' #'),'')), street_id = (select id from street where name = 'PAGE AVE' and city_id = (select id from city where name = 'VIRGINIA BEACH')) where street_id = (select id from street where name = 'PAGE AVE #413' and city_id = (select id from city where name = 'VIRGINIA BEACH')); delete from street where name = 'PAGE AVE #413' and city_id = (select id from city where name = 'VIRGINIA BEACH'); COMMIT">
            <text:p>START TRANSACTION; update resident_base set house_num = concat(house_num,'-',REPLACE('PAGE AVE #413',concat('PAGE AVE',' #'),'')), street_id = (select id from street where name = 'PAGE AVE' and city_id = (select id from city where name = 'VIRGINIA BEACH')) where street_id = (select id from street where name = 'PAGE AVE #413' and city_id = (select id from city where name = 'VIRGINIA BEACH')); delete from street where name = 'PAGE AVE #41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5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33];&quot;',concat('&quot;;[.B333];&quot;',' #'),'')), street_id = (select id from street where name = '&quot;;[.B333];&quot;' and city_id = (select id from city where name = 'VIRGINIA BEACH')) where street_id = (select id from street where name = '&quot;;[.A333];&quot;' and city_id = (select id from city where name = 'VIRGINIA BEACH')); delete from street where name = '&quot;;[.A333];&quot;' and city_id = (select id from city where name = 'VIRGINIA BEACH'); COMMIT&quot;)" office:value-type="string" office:string-value="START TRANSACTION; update resident_base set house_num = concat(house_num,'-',REPLACE('PAGE AVE #5',concat('PAGE AVE',' #'),'')), street_id = (select id from street where name = 'PAGE AVE' and city_id = (select id from city where name = 'VIRGINIA BEACH')) where street_id = (select id from street where name = 'PAGE AVE #5' and city_id = (select id from city where name = 'VIRGINIA BEACH')); delete from street where name = 'PAGE AVE #5' and city_id = (select id from city where name = 'VIRGINIA BEACH'); COMMIT">
            <text:p>START TRANSACTION; update resident_base set house_num = concat(house_num,'-',REPLACE('PAGE AVE #5',concat('PAGE AVE',' #'),'')), street_id = (select id from street where name = 'PAGE AVE' and city_id = (select id from city where name = 'VIRGINIA BEACH')) where street_id = (select id from street where name = 'PAGE AVE #5' and city_id = (select id from city where name = 'VIRGINIA BEACH')); delete from street where name = 'PAGE AVE #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501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34];&quot;',concat('&quot;;[.B334];&quot;',' #'),'')), street_id = (select id from street where name = '&quot;;[.B334];&quot;' and city_id = (select id from city where name = 'VIRGINIA BEACH')) where street_id = (select id from street where name = '&quot;;[.A334];&quot;' and city_id = (select id from city where name = 'VIRGINIA BEACH')); delete from street where name = '&quot;;[.A334];&quot;' and city_id = (select id from city where name = 'VIRGINIA BEACH'); COMMIT&quot;)" office:value-type="string" office:string-value="START TRANSACTION; update resident_base set house_num = concat(house_num,'-',REPLACE('PAGE AVE #501',concat('PAGE AVE',' #'),'')), street_id = (select id from street where name = 'PAGE AVE' and city_id = (select id from city where name = 'VIRGINIA BEACH')) where street_id = (select id from street where name = 'PAGE AVE #501' and city_id = (select id from city where name = 'VIRGINIA BEACH')); delete from street where name = 'PAGE AVE #501' and city_id = (select id from city where name = 'VIRGINIA BEACH'); COMMIT">
            <text:p>START TRANSACTION; update resident_base set house_num = concat(house_num,'-',REPLACE('PAGE AVE #501',concat('PAGE AVE',' #'),'')), street_id = (select id from street where name = 'PAGE AVE' and city_id = (select id from city where name = 'VIRGINIA BEACH')) where street_id = (select id from street where name = 'PAGE AVE #501' and city_id = (select id from city where name = 'VIRGINIA BEACH')); delete from street where name = 'PAGE AVE #5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502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35];&quot;',concat('&quot;;[.B335];&quot;',' #'),'')), street_id = (select id from street where name = '&quot;;[.B335];&quot;' and city_id = (select id from city where name = 'VIRGINIA BEACH')) where street_id = (select id from street where name = '&quot;;[.A335];&quot;' and city_id = (select id from city where name = 'VIRGINIA BEACH')); delete from street where name = '&quot;;[.A335];&quot;' and city_id = (select id from city where name = 'VIRGINIA BEACH'); COMMIT&quot;)" office:value-type="string" office:string-value="START TRANSACTION; update resident_base set house_num = concat(house_num,'-',REPLACE('PAGE AVE #502',concat('PAGE AVE',' #'),'')), street_id = (select id from street where name = 'PAGE AVE' and city_id = (select id from city where name = 'VIRGINIA BEACH')) where street_id = (select id from street where name = 'PAGE AVE #502' and city_id = (select id from city where name = 'VIRGINIA BEACH')); delete from street where name = 'PAGE AVE #502' and city_id = (select id from city where name = 'VIRGINIA BEACH'); COMMIT">
            <text:p>START TRANSACTION; update resident_base set house_num = concat(house_num,'-',REPLACE('PAGE AVE #502',concat('PAGE AVE',' #'),'')), street_id = (select id from street where name = 'PAGE AVE' and city_id = (select id from city where name = 'VIRGINIA BEACH')) where street_id = (select id from street where name = 'PAGE AVE #502' and city_id = (select id from city where name = 'VIRGINIA BEACH')); delete from street where name = 'PAGE AVE #5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504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36];&quot;',concat('&quot;;[.B336];&quot;',' #'),'')), street_id = (select id from street where name = '&quot;;[.B336];&quot;' and city_id = (select id from city where name = 'VIRGINIA BEACH')) where street_id = (select id from street where name = '&quot;;[.A336];&quot;' and city_id = (select id from city where name = 'VIRGINIA BEACH')); delete from street where name = '&quot;;[.A336];&quot;' and city_id = (select id from city where name = 'VIRGINIA BEACH'); COMMIT&quot;)" office:value-type="string" office:string-value="START TRANSACTION; update resident_base set house_num = concat(house_num,'-',REPLACE('PAGE AVE #504',concat('PAGE AVE',' #'),'')), street_id = (select id from street where name = 'PAGE AVE' and city_id = (select id from city where name = 'VIRGINIA BEACH')) where street_id = (select id from street where name = 'PAGE AVE #504' and city_id = (select id from city where name = 'VIRGINIA BEACH')); delete from street where name = 'PAGE AVE #504' and city_id = (select id from city where name = 'VIRGINIA BEACH'); COMMIT">
            <text:p>START TRANSACTION; update resident_base set house_num = concat(house_num,'-',REPLACE('PAGE AVE #504',concat('PAGE AVE',' #'),'')), street_id = (select id from street where name = 'PAGE AVE' and city_id = (select id from city where name = 'VIRGINIA BEACH')) where street_id = (select id from street where name = 'PAGE AVE #504' and city_id = (select id from city where name = 'VIRGINIA BEACH')); delete from street where name = 'PAGE AVE #5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505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37];&quot;',concat('&quot;;[.B337];&quot;',' #'),'')), street_id = (select id from street where name = '&quot;;[.B337];&quot;' and city_id = (select id from city where name = 'VIRGINIA BEACH')) where street_id = (select id from street where name = '&quot;;[.A337];&quot;' and city_id = (select id from city where name = 'VIRGINIA BEACH')); delete from street where name = '&quot;;[.A337];&quot;' and city_id = (select id from city where name = 'VIRGINIA BEACH'); COMMIT&quot;)" office:value-type="string" office:string-value="START TRANSACTION; update resident_base set house_num = concat(house_num,'-',REPLACE('PAGE AVE #505',concat('PAGE AVE',' #'),'')), street_id = (select id from street where name = 'PAGE AVE' and city_id = (select id from city where name = 'VIRGINIA BEACH')) where street_id = (select id from street where name = 'PAGE AVE #505' and city_id = (select id from city where name = 'VIRGINIA BEACH')); delete from street where name = 'PAGE AVE #505' and city_id = (select id from city where name = 'VIRGINIA BEACH'); COMMIT">
            <text:p>START TRANSACTION; update resident_base set house_num = concat(house_num,'-',REPLACE('PAGE AVE #505',concat('PAGE AVE',' #'),'')), street_id = (select id from street where name = 'PAGE AVE' and city_id = (select id from city where name = 'VIRGINIA BEACH')) where street_id = (select id from street where name = 'PAGE AVE #505' and city_id = (select id from city where name = 'VIRGINIA BEACH')); delete from street where name = 'PAGE AVE #5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506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38];&quot;',concat('&quot;;[.B338];&quot;',' #'),'')), street_id = (select id from street where name = '&quot;;[.B338];&quot;' and city_id = (select id from city where name = 'VIRGINIA BEACH')) where street_id = (select id from street where name = '&quot;;[.A338];&quot;' and city_id = (select id from city where name = 'VIRGINIA BEACH')); delete from street where name = '&quot;;[.A338];&quot;' and city_id = (select id from city where name = 'VIRGINIA BEACH'); COMMIT&quot;)" office:value-type="string" office:string-value="START TRANSACTION; update resident_base set house_num = concat(house_num,'-',REPLACE('PAGE AVE #506',concat('PAGE AVE',' #'),'')), street_id = (select id from street where name = 'PAGE AVE' and city_id = (select id from city where name = 'VIRGINIA BEACH')) where street_id = (select id from street where name = 'PAGE AVE #506' and city_id = (select id from city where name = 'VIRGINIA BEACH')); delete from street where name = 'PAGE AVE #506' and city_id = (select id from city where name = 'VIRGINIA BEACH'); COMMIT">
            <text:p>START TRANSACTION; update resident_base set house_num = concat(house_num,'-',REPLACE('PAGE AVE #506',concat('PAGE AVE',' #'),'')), street_id = (select id from street where name = 'PAGE AVE' and city_id = (select id from city where name = 'VIRGINIA BEACH')) where street_id = (select id from street where name = 'PAGE AVE #506' and city_id = (select id from city where name = 'VIRGINIA BEACH')); delete from street where name = 'PAGE AVE #5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507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39];&quot;',concat('&quot;;[.B339];&quot;',' #'),'')), street_id = (select id from street where name = '&quot;;[.B339];&quot;' and city_id = (select id from city where name = 'VIRGINIA BEACH')) where street_id = (select id from street where name = '&quot;;[.A339];&quot;' and city_id = (select id from city where name = 'VIRGINIA BEACH')); delete from street where name = '&quot;;[.A339];&quot;' and city_id = (select id from city where name = 'VIRGINIA BEACH'); COMMIT&quot;)" office:value-type="string" office:string-value="START TRANSACTION; update resident_base set house_num = concat(house_num,'-',REPLACE('PAGE AVE #507',concat('PAGE AVE',' #'),'')), street_id = (select id from street where name = 'PAGE AVE' and city_id = (select id from city where name = 'VIRGINIA BEACH')) where street_id = (select id from street where name = 'PAGE AVE #507' and city_id = (select id from city where name = 'VIRGINIA BEACH')); delete from street where name = 'PAGE AVE #507' and city_id = (select id from city where name = 'VIRGINIA BEACH'); COMMIT">
            <text:p>START TRANSACTION; update resident_base set house_num = concat(house_num,'-',REPLACE('PAGE AVE #507',concat('PAGE AVE',' #'),'')), street_id = (select id from street where name = 'PAGE AVE' and city_id = (select id from city where name = 'VIRGINIA BEACH')) where street_id = (select id from street where name = 'PAGE AVE #507' and city_id = (select id from city where name = 'VIRGINIA BEACH')); delete from street where name = 'PAGE AVE #5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508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40];&quot;',concat('&quot;;[.B340];&quot;',' #'),'')), street_id = (select id from street where name = '&quot;;[.B340];&quot;' and city_id = (select id from city where name = 'VIRGINIA BEACH')) where street_id = (select id from street where name = '&quot;;[.A340];&quot;' and city_id = (select id from city where name = 'VIRGINIA BEACH')); delete from street where name = '&quot;;[.A340];&quot;' and city_id = (select id from city where name = 'VIRGINIA BEACH'); COMMIT&quot;)" office:value-type="string" office:string-value="START TRANSACTION; update resident_base set house_num = concat(house_num,'-',REPLACE('PAGE AVE #508',concat('PAGE AVE',' #'),'')), street_id = (select id from street where name = 'PAGE AVE' and city_id = (select id from city where name = 'VIRGINIA BEACH')) where street_id = (select id from street where name = 'PAGE AVE #508' and city_id = (select id from city where name = 'VIRGINIA BEACH')); delete from street where name = 'PAGE AVE #508' and city_id = (select id from city where name = 'VIRGINIA BEACH'); COMMIT">
            <text:p>START TRANSACTION; update resident_base set house_num = concat(house_num,'-',REPLACE('PAGE AVE #508',concat('PAGE AVE',' #'),'')), street_id = (select id from street where name = 'PAGE AVE' and city_id = (select id from city where name = 'VIRGINIA BEACH')) where street_id = (select id from street where name = 'PAGE AVE #508' and city_id = (select id from city where name = 'VIRGINIA BEACH')); delete from street where name = 'PAGE AVE #5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509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41];&quot;',concat('&quot;;[.B341];&quot;',' #'),'')), street_id = (select id from street where name = '&quot;;[.B341];&quot;' and city_id = (select id from city where name = 'VIRGINIA BEACH')) where street_id = (select id from street where name = '&quot;;[.A341];&quot;' and city_id = (select id from city where name = 'VIRGINIA BEACH')); delete from street where name = '&quot;;[.A341];&quot;' and city_id = (select id from city where name = 'VIRGINIA BEACH'); COMMIT&quot;)" office:value-type="string" office:string-value="START TRANSACTION; update resident_base set house_num = concat(house_num,'-',REPLACE('PAGE AVE #509',concat('PAGE AVE',' #'),'')), street_id = (select id from street where name = 'PAGE AVE' and city_id = (select id from city where name = 'VIRGINIA BEACH')) where street_id = (select id from street where name = 'PAGE AVE #509' and city_id = (select id from city where name = 'VIRGINIA BEACH')); delete from street where name = 'PAGE AVE #509' and city_id = (select id from city where name = 'VIRGINIA BEACH'); COMMIT">
            <text:p>START TRANSACTION; update resident_base set house_num = concat(house_num,'-',REPLACE('PAGE AVE #509',concat('PAGE AVE',' #'),'')), street_id = (select id from street where name = 'PAGE AVE' and city_id = (select id from city where name = 'VIRGINIA BEACH')) where street_id = (select id from street where name = 'PAGE AVE #509' and city_id = (select id from city where name = 'VIRGINIA BEACH')); delete from street where name = 'PAGE AVE #50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510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42];&quot;',concat('&quot;;[.B342];&quot;',' #'),'')), street_id = (select id from street where name = '&quot;;[.B342];&quot;' and city_id = (select id from city where name = 'VIRGINIA BEACH')) where street_id = (select id from street where name = '&quot;;[.A342];&quot;' and city_id = (select id from city where name = 'VIRGINIA BEACH')); delete from street where name = '&quot;;[.A342];&quot;' and city_id = (select id from city where name = 'VIRGINIA BEACH'); COMMIT&quot;)" office:value-type="string" office:string-value="START TRANSACTION; update resident_base set house_num = concat(house_num,'-',REPLACE('PAGE AVE #510',concat('PAGE AVE',' #'),'')), street_id = (select id from street where name = 'PAGE AVE' and city_id = (select id from city where name = 'VIRGINIA BEACH')) where street_id = (select id from street where name = 'PAGE AVE #510' and city_id = (select id from city where name = 'VIRGINIA BEACH')); delete from street where name = 'PAGE AVE #510' and city_id = (select id from city where name = 'VIRGINIA BEACH'); COMMIT">
            <text:p>START TRANSACTION; update resident_base set house_num = concat(house_num,'-',REPLACE('PAGE AVE #510',concat('PAGE AVE',' #'),'')), street_id = (select id from street where name = 'PAGE AVE' and city_id = (select id from city where name = 'VIRGINIA BEACH')) where street_id = (select id from street where name = 'PAGE AVE #510' and city_id = (select id from city where name = 'VIRGINIA BEACH')); delete from street where name = 'PAGE AVE #51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511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43];&quot;',concat('&quot;;[.B343];&quot;',' #'),'')), street_id = (select id from street where name = '&quot;;[.B343];&quot;' and city_id = (select id from city where name = 'VIRGINIA BEACH')) where street_id = (select id from street where name = '&quot;;[.A343];&quot;' and city_id = (select id from city where name = 'VIRGINIA BEACH')); delete from street where name = '&quot;;[.A343];&quot;' and city_id = (select id from city where name = 'VIRGINIA BEACH'); COMMIT&quot;)" office:value-type="string" office:string-value="START TRANSACTION; update resident_base set house_num = concat(house_num,'-',REPLACE('PAGE AVE #511',concat('PAGE AVE',' #'),'')), street_id = (select id from street where name = 'PAGE AVE' and city_id = (select id from city where name = 'VIRGINIA BEACH')) where street_id = (select id from street where name = 'PAGE AVE #511' and city_id = (select id from city where name = 'VIRGINIA BEACH')); delete from street where name = 'PAGE AVE #511' and city_id = (select id from city where name = 'VIRGINIA BEACH'); COMMIT">
            <text:p>START TRANSACTION; update resident_base set house_num = concat(house_num,'-',REPLACE('PAGE AVE #511',concat('PAGE AVE',' #'),'')), street_id = (select id from street where name = 'PAGE AVE' and city_id = (select id from city where name = 'VIRGINIA BEACH')) where street_id = (select id from street where name = 'PAGE AVE #511' and city_id = (select id from city where name = 'VIRGINIA BEACH')); delete from street where name = 'PAGE AVE #51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512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44];&quot;',concat('&quot;;[.B344];&quot;',' #'),'')), street_id = (select id from street where name = '&quot;;[.B344];&quot;' and city_id = (select id from city where name = 'VIRGINIA BEACH')) where street_id = (select id from street where name = '&quot;;[.A344];&quot;' and city_id = (select id from city where name = 'VIRGINIA BEACH')); delete from street where name = '&quot;;[.A344];&quot;' and city_id = (select id from city where name = 'VIRGINIA BEACH'); COMMIT&quot;)" office:value-type="string" office:string-value="START TRANSACTION; update resident_base set house_num = concat(house_num,'-',REPLACE('PAGE AVE #512',concat('PAGE AVE',' #'),'')), street_id = (select id from street where name = 'PAGE AVE' and city_id = (select id from city where name = 'VIRGINIA BEACH')) where street_id = (select id from street where name = 'PAGE AVE #512' and city_id = (select id from city where name = 'VIRGINIA BEACH')); delete from street where name = 'PAGE AVE #512' and city_id = (select id from city where name = 'VIRGINIA BEACH'); COMMIT">
            <text:p>START TRANSACTION; update resident_base set house_num = concat(house_num,'-',REPLACE('PAGE AVE #512',concat('PAGE AVE',' #'),'')), street_id = (select id from street where name = 'PAGE AVE' and city_id = (select id from city where name = 'VIRGINIA BEACH')) where street_id = (select id from street where name = 'PAGE AVE #512' and city_id = (select id from city where name = 'VIRGINIA BEACH')); delete from street where name = 'PAGE AVE #51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513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45];&quot;',concat('&quot;;[.B345];&quot;',' #'),'')), street_id = (select id from street where name = '&quot;;[.B345];&quot;' and city_id = (select id from city where name = 'VIRGINIA BEACH')) where street_id = (select id from street where name = '&quot;;[.A345];&quot;' and city_id = (select id from city where name = 'VIRGINIA BEACH')); delete from street where name = '&quot;;[.A345];&quot;' and city_id = (select id from city where name = 'VIRGINIA BEACH'); COMMIT&quot;)" office:value-type="string" office:string-value="START TRANSACTION; update resident_base set house_num = concat(house_num,'-',REPLACE('PAGE AVE #513',concat('PAGE AVE',' #'),'')), street_id = (select id from street where name = 'PAGE AVE' and city_id = (select id from city where name = 'VIRGINIA BEACH')) where street_id = (select id from street where name = 'PAGE AVE #513' and city_id = (select id from city where name = 'VIRGINIA BEACH')); delete from street where name = 'PAGE AVE #513' and city_id = (select id from city where name = 'VIRGINIA BEACH'); COMMIT">
            <text:p>START TRANSACTION; update resident_base set house_num = concat(house_num,'-',REPLACE('PAGE AVE #513',concat('PAGE AVE',' #'),'')), street_id = (select id from street where name = 'PAGE AVE' and city_id = (select id from city where name = 'VIRGINIA BEACH')) where street_id = (select id from street where name = 'PAGE AVE #513' and city_id = (select id from city where name = 'VIRGINIA BEACH')); delete from street where name = 'PAGE AVE #51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514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46];&quot;',concat('&quot;;[.B346];&quot;',' #'),'')), street_id = (select id from street where name = '&quot;;[.B346];&quot;' and city_id = (select id from city where name = 'VIRGINIA BEACH')) where street_id = (select id from street where name = '&quot;;[.A346];&quot;' and city_id = (select id from city where name = 'VIRGINIA BEACH')); delete from street where name = '&quot;;[.A346];&quot;' and city_id = (select id from city where name = 'VIRGINIA BEACH'); COMMIT&quot;)" office:value-type="string" office:string-value="START TRANSACTION; update resident_base set house_num = concat(house_num,'-',REPLACE('PAGE AVE #514',concat('PAGE AVE',' #'),'')), street_id = (select id from street where name = 'PAGE AVE' and city_id = (select id from city where name = 'VIRGINIA BEACH')) where street_id = (select id from street where name = 'PAGE AVE #514' and city_id = (select id from city where name = 'VIRGINIA BEACH')); delete from street where name = 'PAGE AVE #514' and city_id = (select id from city where name = 'VIRGINIA BEACH'); COMMIT">
            <text:p>START TRANSACTION; update resident_base set house_num = concat(house_num,'-',REPLACE('PAGE AVE #514',concat('PAGE AVE',' #'),'')), street_id = (select id from street where name = 'PAGE AVE' and city_id = (select id from city where name = 'VIRGINIA BEACH')) where street_id = (select id from street where name = 'PAGE AVE #514' and city_id = (select id from city where name = 'VIRGINIA BEACH')); delete from street where name = 'PAGE AVE #51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6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47];&quot;',concat('&quot;;[.B347];&quot;',' #'),'')), street_id = (select id from street where name = '&quot;;[.B347];&quot;' and city_id = (select id from city where name = 'VIRGINIA BEACH')) where street_id = (select id from street where name = '&quot;;[.A347];&quot;' and city_id = (select id from city where name = 'VIRGINIA BEACH')); delete from street where name = '&quot;;[.A347];&quot;' and city_id = (select id from city where name = 'VIRGINIA BEACH'); COMMIT&quot;)" office:value-type="string" office:string-value="START TRANSACTION; update resident_base set house_num = concat(house_num,'-',REPLACE('PAGE AVE #6',concat('PAGE AVE',' #'),'')), street_id = (select id from street where name = 'PAGE AVE' and city_id = (select id from city where name = 'VIRGINIA BEACH')) where street_id = (select id from street where name = 'PAGE AVE #6' and city_id = (select id from city where name = 'VIRGINIA BEACH')); delete from street where name = 'PAGE AVE #6' and city_id = (select id from city where name = 'VIRGINIA BEACH'); COMMIT">
            <text:p>START TRANSACTION; update resident_base set house_num = concat(house_num,'-',REPLACE('PAGE AVE #6',concat('PAGE AVE',' #'),'')), street_id = (select id from street where name = 'PAGE AVE' and city_id = (select id from city where name = 'VIRGINIA BEACH')) where street_id = (select id from street where name = 'PAGE AVE #6' and city_id = (select id from city where name = 'VIRGINIA BEACH')); delete from street where name = 'PAGE AVE #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602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48];&quot;',concat('&quot;;[.B348];&quot;',' #'),'')), street_id = (select id from street where name = '&quot;;[.B348];&quot;' and city_id = (select id from city where name = 'VIRGINIA BEACH')) where street_id = (select id from street where name = '&quot;;[.A348];&quot;' and city_id = (select id from city where name = 'VIRGINIA BEACH')); delete from street where name = '&quot;;[.A348];&quot;' and city_id = (select id from city where name = 'VIRGINIA BEACH'); COMMIT&quot;)" office:value-type="string" office:string-value="START TRANSACTION; update resident_base set house_num = concat(house_num,'-',REPLACE('PAGE AVE #602',concat('PAGE AVE',' #'),'')), street_id = (select id from street where name = 'PAGE AVE' and city_id = (select id from city where name = 'VIRGINIA BEACH')) where street_id = (select id from street where name = 'PAGE AVE #602' and city_id = (select id from city where name = 'VIRGINIA BEACH')); delete from street where name = 'PAGE AVE #602' and city_id = (select id from city where name = 'VIRGINIA BEACH'); COMMIT">
            <text:p>START TRANSACTION; update resident_base set house_num = concat(house_num,'-',REPLACE('PAGE AVE #602',concat('PAGE AVE',' #'),'')), street_id = (select id from street where name = 'PAGE AVE' and city_id = (select id from city where name = 'VIRGINIA BEACH')) where street_id = (select id from street where name = 'PAGE AVE #602' and city_id = (select id from city where name = 'VIRGINIA BEACH')); delete from street where name = 'PAGE AVE #6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603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49];&quot;',concat('&quot;;[.B349];&quot;',' #'),'')), street_id = (select id from street where name = '&quot;;[.B349];&quot;' and city_id = (select id from city where name = 'VIRGINIA BEACH')) where street_id = (select id from street where name = '&quot;;[.A349];&quot;' and city_id = (select id from city where name = 'VIRGINIA BEACH')); delete from street where name = '&quot;;[.A349];&quot;' and city_id = (select id from city where name = 'VIRGINIA BEACH'); COMMIT&quot;)" office:value-type="string" office:string-value="START TRANSACTION; update resident_base set house_num = concat(house_num,'-',REPLACE('PAGE AVE #603',concat('PAGE AVE',' #'),'')), street_id = (select id from street where name = 'PAGE AVE' and city_id = (select id from city where name = 'VIRGINIA BEACH')) where street_id = (select id from street where name = 'PAGE AVE #603' and city_id = (select id from city where name = 'VIRGINIA BEACH')); delete from street where name = 'PAGE AVE #603' and city_id = (select id from city where name = 'VIRGINIA BEACH'); COMMIT">
            <text:p>START TRANSACTION; update resident_base set house_num = concat(house_num,'-',REPLACE('PAGE AVE #603',concat('PAGE AVE',' #'),'')), street_id = (select id from street where name = 'PAGE AVE' and city_id = (select id from city where name = 'VIRGINIA BEACH')) where street_id = (select id from street where name = 'PAGE AVE #603' and city_id = (select id from city where name = 'VIRGINIA BEACH')); delete from street where name = 'PAGE AVE #6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604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50];&quot;',concat('&quot;;[.B350];&quot;',' #'),'')), street_id = (select id from street where name = '&quot;;[.B350];&quot;' and city_id = (select id from city where name = 'VIRGINIA BEACH')) where street_id = (select id from street where name = '&quot;;[.A350];&quot;' and city_id = (select id from city where name = 'VIRGINIA BEACH')); delete from street where name = '&quot;;[.A350];&quot;' and city_id = (select id from city where name = 'VIRGINIA BEACH'); COMMIT&quot;)" office:value-type="string" office:string-value="START TRANSACTION; update resident_base set house_num = concat(house_num,'-',REPLACE('PAGE AVE #604',concat('PAGE AVE',' #'),'')), street_id = (select id from street where name = 'PAGE AVE' and city_id = (select id from city where name = 'VIRGINIA BEACH')) where street_id = (select id from street where name = 'PAGE AVE #604' and city_id = (select id from city where name = 'VIRGINIA BEACH')); delete from street where name = 'PAGE AVE #604' and city_id = (select id from city where name = 'VIRGINIA BEACH'); COMMIT">
            <text:p>START TRANSACTION; update resident_base set house_num = concat(house_num,'-',REPLACE('PAGE AVE #604',concat('PAGE AVE',' #'),'')), street_id = (select id from street where name = 'PAGE AVE' and city_id = (select id from city where name = 'VIRGINIA BEACH')) where street_id = (select id from street where name = 'PAGE AVE #604' and city_id = (select id from city where name = 'VIRGINIA BEACH')); delete from street where name = 'PAGE AVE #6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605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51];&quot;',concat('&quot;;[.B351];&quot;',' #'),'')), street_id = (select id from street where name = '&quot;;[.B351];&quot;' and city_id = (select id from city where name = 'VIRGINIA BEACH')) where street_id = (select id from street where name = '&quot;;[.A351];&quot;' and city_id = (select id from city where name = 'VIRGINIA BEACH')); delete from street where name = '&quot;;[.A351];&quot;' and city_id = (select id from city where name = 'VIRGINIA BEACH'); COMMIT&quot;)" office:value-type="string" office:string-value="START TRANSACTION; update resident_base set house_num = concat(house_num,'-',REPLACE('PAGE AVE #605',concat('PAGE AVE',' #'),'')), street_id = (select id from street where name = 'PAGE AVE' and city_id = (select id from city where name = 'VIRGINIA BEACH')) where street_id = (select id from street where name = 'PAGE AVE #605' and city_id = (select id from city where name = 'VIRGINIA BEACH')); delete from street where name = 'PAGE AVE #605' and city_id = (select id from city where name = 'VIRGINIA BEACH'); COMMIT">
            <text:p>START TRANSACTION; update resident_base set house_num = concat(house_num,'-',REPLACE('PAGE AVE #605',concat('PAGE AVE',' #'),'')), street_id = (select id from street where name = 'PAGE AVE' and city_id = (select id from city where name = 'VIRGINIA BEACH')) where street_id = (select id from street where name = 'PAGE AVE #605' and city_id = (select id from city where name = 'VIRGINIA BEACH')); delete from street where name = 'PAGE AVE #6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606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52];&quot;',concat('&quot;;[.B352];&quot;',' #'),'')), street_id = (select id from street where name = '&quot;;[.B352];&quot;' and city_id = (select id from city where name = 'VIRGINIA BEACH')) where street_id = (select id from street where name = '&quot;;[.A352];&quot;' and city_id = (select id from city where name = 'VIRGINIA BEACH')); delete from street where name = '&quot;;[.A352];&quot;' and city_id = (select id from city where name = 'VIRGINIA BEACH'); COMMIT&quot;)" office:value-type="string" office:string-value="START TRANSACTION; update resident_base set house_num = concat(house_num,'-',REPLACE('PAGE AVE #606',concat('PAGE AVE',' #'),'')), street_id = (select id from street where name = 'PAGE AVE' and city_id = (select id from city where name = 'VIRGINIA BEACH')) where street_id = (select id from street where name = 'PAGE AVE #606' and city_id = (select id from city where name = 'VIRGINIA BEACH')); delete from street where name = 'PAGE AVE #606' and city_id = (select id from city where name = 'VIRGINIA BEACH'); COMMIT">
            <text:p>START TRANSACTION; update resident_base set house_num = concat(house_num,'-',REPLACE('PAGE AVE #606',concat('PAGE AVE',' #'),'')), street_id = (select id from street where name = 'PAGE AVE' and city_id = (select id from city where name = 'VIRGINIA BEACH')) where street_id = (select id from street where name = 'PAGE AVE #606' and city_id = (select id from city where name = 'VIRGINIA BEACH')); delete from street where name = 'PAGE AVE #6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607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53];&quot;',concat('&quot;;[.B353];&quot;',' #'),'')), street_id = (select id from street where name = '&quot;;[.B353];&quot;' and city_id = (select id from city where name = 'VIRGINIA BEACH')) where street_id = (select id from street where name = '&quot;;[.A353];&quot;' and city_id = (select id from city where name = 'VIRGINIA BEACH')); delete from street where name = '&quot;;[.A353];&quot;' and city_id = (select id from city where name = 'VIRGINIA BEACH'); COMMIT&quot;)" office:value-type="string" office:string-value="START TRANSACTION; update resident_base set house_num = concat(house_num,'-',REPLACE('PAGE AVE #607',concat('PAGE AVE',' #'),'')), street_id = (select id from street where name = 'PAGE AVE' and city_id = (select id from city where name = 'VIRGINIA BEACH')) where street_id = (select id from street where name = 'PAGE AVE #607' and city_id = (select id from city where name = 'VIRGINIA BEACH')); delete from street where name = 'PAGE AVE #607' and city_id = (select id from city where name = 'VIRGINIA BEACH'); COMMIT">
            <text:p>START TRANSACTION; update resident_base set house_num = concat(house_num,'-',REPLACE('PAGE AVE #607',concat('PAGE AVE',' #'),'')), street_id = (select id from street where name = 'PAGE AVE' and city_id = (select id from city where name = 'VIRGINIA BEACH')) where street_id = (select id from street where name = 'PAGE AVE #607' and city_id = (select id from city where name = 'VIRGINIA BEACH')); delete from street where name = 'PAGE AVE #6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608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54];&quot;',concat('&quot;;[.B354];&quot;',' #'),'')), street_id = (select id from street where name = '&quot;;[.B354];&quot;' and city_id = (select id from city where name = 'VIRGINIA BEACH')) where street_id = (select id from street where name = '&quot;;[.A354];&quot;' and city_id = (select id from city where name = 'VIRGINIA BEACH')); delete from street where name = '&quot;;[.A354];&quot;' and city_id = (select id from city where name = 'VIRGINIA BEACH'); COMMIT&quot;)" office:value-type="string" office:string-value="START TRANSACTION; update resident_base set house_num = concat(house_num,'-',REPLACE('PAGE AVE #608',concat('PAGE AVE',' #'),'')), street_id = (select id from street where name = 'PAGE AVE' and city_id = (select id from city where name = 'VIRGINIA BEACH')) where street_id = (select id from street where name = 'PAGE AVE #608' and city_id = (select id from city where name = 'VIRGINIA BEACH')); delete from street where name = 'PAGE AVE #608' and city_id = (select id from city where name = 'VIRGINIA BEACH'); COMMIT">
            <text:p>START TRANSACTION; update resident_base set house_num = concat(house_num,'-',REPLACE('PAGE AVE #608',concat('PAGE AVE',' #'),'')), street_id = (select id from street where name = 'PAGE AVE' and city_id = (select id from city where name = 'VIRGINIA BEACH')) where street_id = (select id from street where name = 'PAGE AVE #608' and city_id = (select id from city where name = 'VIRGINIA BEACH')); delete from street where name = 'PAGE AVE #6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609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55];&quot;',concat('&quot;;[.B355];&quot;',' #'),'')), street_id = (select id from street where name = '&quot;;[.B355];&quot;' and city_id = (select id from city where name = 'VIRGINIA BEACH')) where street_id = (select id from street where name = '&quot;;[.A355];&quot;' and city_id = (select id from city where name = 'VIRGINIA BEACH')); delete from street where name = '&quot;;[.A355];&quot;' and city_id = (select id from city where name = 'VIRGINIA BEACH'); COMMIT&quot;)" office:value-type="string" office:string-value="START TRANSACTION; update resident_base set house_num = concat(house_num,'-',REPLACE('PAGE AVE #609',concat('PAGE AVE',' #'),'')), street_id = (select id from street where name = 'PAGE AVE' and city_id = (select id from city where name = 'VIRGINIA BEACH')) where street_id = (select id from street where name = 'PAGE AVE #609' and city_id = (select id from city where name = 'VIRGINIA BEACH')); delete from street where name = 'PAGE AVE #609' and city_id = (select id from city where name = 'VIRGINIA BEACH'); COMMIT">
            <text:p>START TRANSACTION; update resident_base set house_num = concat(house_num,'-',REPLACE('PAGE AVE #609',concat('PAGE AVE',' #'),'')), street_id = (select id from street where name = 'PAGE AVE' and city_id = (select id from city where name = 'VIRGINIA BEACH')) where street_id = (select id from street where name = 'PAGE AVE #609' and city_id = (select id from city where name = 'VIRGINIA BEACH')); delete from street where name = 'PAGE AVE #60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610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56];&quot;',concat('&quot;;[.B356];&quot;',' #'),'')), street_id = (select id from street where name = '&quot;;[.B356];&quot;' and city_id = (select id from city where name = 'VIRGINIA BEACH')) where street_id = (select id from street where name = '&quot;;[.A356];&quot;' and city_id = (select id from city where name = 'VIRGINIA BEACH')); delete from street where name = '&quot;;[.A356];&quot;' and city_id = (select id from city where name = 'VIRGINIA BEACH'); COMMIT&quot;)" office:value-type="string" office:string-value="START TRANSACTION; update resident_base set house_num = concat(house_num,'-',REPLACE('PAGE AVE #610',concat('PAGE AVE',' #'),'')), street_id = (select id from street where name = 'PAGE AVE' and city_id = (select id from city where name = 'VIRGINIA BEACH')) where street_id = (select id from street where name = 'PAGE AVE #610' and city_id = (select id from city where name = 'VIRGINIA BEACH')); delete from street where name = 'PAGE AVE #610' and city_id = (select id from city where name = 'VIRGINIA BEACH'); COMMIT">
            <text:p>START TRANSACTION; update resident_base set house_num = concat(house_num,'-',REPLACE('PAGE AVE #610',concat('PAGE AVE',' #'),'')), street_id = (select id from street where name = 'PAGE AVE' and city_id = (select id from city where name = 'VIRGINIA BEACH')) where street_id = (select id from street where name = 'PAGE AVE #610' and city_id = (select id from city where name = 'VIRGINIA BEACH')); delete from street where name = 'PAGE AVE #61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611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57];&quot;',concat('&quot;;[.B357];&quot;',' #'),'')), street_id = (select id from street where name = '&quot;;[.B357];&quot;' and city_id = (select id from city where name = 'VIRGINIA BEACH')) where street_id = (select id from street where name = '&quot;;[.A357];&quot;' and city_id = (select id from city where name = 'VIRGINIA BEACH')); delete from street where name = '&quot;;[.A357];&quot;' and city_id = (select id from city where name = 'VIRGINIA BEACH'); COMMIT&quot;)" office:value-type="string" office:string-value="START TRANSACTION; update resident_base set house_num = concat(house_num,'-',REPLACE('PAGE AVE #611',concat('PAGE AVE',' #'),'')), street_id = (select id from street where name = 'PAGE AVE' and city_id = (select id from city where name = 'VIRGINIA BEACH')) where street_id = (select id from street where name = 'PAGE AVE #611' and city_id = (select id from city where name = 'VIRGINIA BEACH')); delete from street where name = 'PAGE AVE #611' and city_id = (select id from city where name = 'VIRGINIA BEACH'); COMMIT">
            <text:p>START TRANSACTION; update resident_base set house_num = concat(house_num,'-',REPLACE('PAGE AVE #611',concat('PAGE AVE',' #'),'')), street_id = (select id from street where name = 'PAGE AVE' and city_id = (select id from city where name = 'VIRGINIA BEACH')) where street_id = (select id from street where name = 'PAGE AVE #611' and city_id = (select id from city where name = 'VIRGINIA BEACH')); delete from street where name = 'PAGE AVE #61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612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58];&quot;',concat('&quot;;[.B358];&quot;',' #'),'')), street_id = (select id from street where name = '&quot;;[.B358];&quot;' and city_id = (select id from city where name = 'VIRGINIA BEACH')) where street_id = (select id from street where name = '&quot;;[.A358];&quot;' and city_id = (select id from city where name = 'VIRGINIA BEACH')); delete from street where name = '&quot;;[.A358];&quot;' and city_id = (select id from city where name = 'VIRGINIA BEACH'); COMMIT&quot;)" office:value-type="string" office:string-value="START TRANSACTION; update resident_base set house_num = concat(house_num,'-',REPLACE('PAGE AVE #612',concat('PAGE AVE',' #'),'')), street_id = (select id from street where name = 'PAGE AVE' and city_id = (select id from city where name = 'VIRGINIA BEACH')) where street_id = (select id from street where name = 'PAGE AVE #612' and city_id = (select id from city where name = 'VIRGINIA BEACH')); delete from street where name = 'PAGE AVE #612' and city_id = (select id from city where name = 'VIRGINIA BEACH'); COMMIT">
            <text:p>START TRANSACTION; update resident_base set house_num = concat(house_num,'-',REPLACE('PAGE AVE #612',concat('PAGE AVE',' #'),'')), street_id = (select id from street where name = 'PAGE AVE' and city_id = (select id from city where name = 'VIRGINIA BEACH')) where street_id = (select id from street where name = 'PAGE AVE #612' and city_id = (select id from city where name = 'VIRGINIA BEACH')); delete from street where name = 'PAGE AVE #61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613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59];&quot;',concat('&quot;;[.B359];&quot;',' #'),'')), street_id = (select id from street where name = '&quot;;[.B359];&quot;' and city_id = (select id from city where name = 'VIRGINIA BEACH')) where street_id = (select id from street where name = '&quot;;[.A359];&quot;' and city_id = (select id from city where name = 'VIRGINIA BEACH')); delete from street where name = '&quot;;[.A359];&quot;' and city_id = (select id from city where name = 'VIRGINIA BEACH'); COMMIT&quot;)" office:value-type="string" office:string-value="START TRANSACTION; update resident_base set house_num = concat(house_num,'-',REPLACE('PAGE AVE #613',concat('PAGE AVE',' #'),'')), street_id = (select id from street where name = 'PAGE AVE' and city_id = (select id from city where name = 'VIRGINIA BEACH')) where street_id = (select id from street where name = 'PAGE AVE #613' and city_id = (select id from city where name = 'VIRGINIA BEACH')); delete from street where name = 'PAGE AVE #613' and city_id = (select id from city where name = 'VIRGINIA BEACH'); COMMIT">
            <text:p>START TRANSACTION; update resident_base set house_num = concat(house_num,'-',REPLACE('PAGE AVE #613',concat('PAGE AVE',' #'),'')), street_id = (select id from street where name = 'PAGE AVE' and city_id = (select id from city where name = 'VIRGINIA BEACH')) where street_id = (select id from street where name = 'PAGE AVE #613' and city_id = (select id from city where name = 'VIRGINIA BEACH')); delete from street where name = 'PAGE AVE #61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7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60];&quot;',concat('&quot;;[.B360];&quot;',' #'),'')), street_id = (select id from street where name = '&quot;;[.B360];&quot;' and city_id = (select id from city where name = 'VIRGINIA BEACH')) where street_id = (select id from street where name = '&quot;;[.A360];&quot;' and city_id = (select id from city where name = 'VIRGINIA BEACH')); delete from street where name = '&quot;;[.A360];&quot;' and city_id = (select id from city where name = 'VIRGINIA BEACH'); COMMIT&quot;)" office:value-type="string" office:string-value="START TRANSACTION; update resident_base set house_num = concat(house_num,'-',REPLACE('PAGE AVE #7',concat('PAGE AVE',' #'),'')), street_id = (select id from street where name = 'PAGE AVE' and city_id = (select id from city where name = 'VIRGINIA BEACH')) where street_id = (select id from street where name = 'PAGE AVE #7' and city_id = (select id from city where name = 'VIRGINIA BEACH')); delete from street where name = 'PAGE AVE #7' and city_id = (select id from city where name = 'VIRGINIA BEACH'); COMMIT">
            <text:p>START TRANSACTION; update resident_base set house_num = concat(house_num,'-',REPLACE('PAGE AVE #7',concat('PAGE AVE',' #'),'')), street_id = (select id from street where name = 'PAGE AVE' and city_id = (select id from city where name = 'VIRGINIA BEACH')) where street_id = (select id from street where name = 'PAGE AVE #7' and city_id = (select id from city where name = 'VIRGINIA BEACH')); delete from street where name = 'PAGE AVE #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702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61];&quot;',concat('&quot;;[.B361];&quot;',' #'),'')), street_id = (select id from street where name = '&quot;;[.B361];&quot;' and city_id = (select id from city where name = 'VIRGINIA BEACH')) where street_id = (select id from street where name = '&quot;;[.A361];&quot;' and city_id = (select id from city where name = 'VIRGINIA BEACH')); delete from street where name = '&quot;;[.A361];&quot;' and city_id = (select id from city where name = 'VIRGINIA BEACH'); COMMIT&quot;)" office:value-type="string" office:string-value="START TRANSACTION; update resident_base set house_num = concat(house_num,'-',REPLACE('PAGE AVE #702',concat('PAGE AVE',' #'),'')), street_id = (select id from street where name = 'PAGE AVE' and city_id = (select id from city where name = 'VIRGINIA BEACH')) where street_id = (select id from street where name = 'PAGE AVE #702' and city_id = (select id from city where name = 'VIRGINIA BEACH')); delete from street where name = 'PAGE AVE #702' and city_id = (select id from city where name = 'VIRGINIA BEACH'); COMMIT">
            <text:p>START TRANSACTION; update resident_base set house_num = concat(house_num,'-',REPLACE('PAGE AVE #702',concat('PAGE AVE',' #'),'')), street_id = (select id from street where name = 'PAGE AVE' and city_id = (select id from city where name = 'VIRGINIA BEACH')) where street_id = (select id from street where name = 'PAGE AVE #702' and city_id = (select id from city where name = 'VIRGINIA BEACH')); delete from street where name = 'PAGE AVE #7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704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62];&quot;',concat('&quot;;[.B362];&quot;',' #'),'')), street_id = (select id from street where name = '&quot;;[.B362];&quot;' and city_id = (select id from city where name = 'VIRGINIA BEACH')) where street_id = (select id from street where name = '&quot;;[.A362];&quot;' and city_id = (select id from city where name = 'VIRGINIA BEACH')); delete from street where name = '&quot;;[.A362];&quot;' and city_id = (select id from city where name = 'VIRGINIA BEACH'); COMMIT&quot;)" office:value-type="string" office:string-value="START TRANSACTION; update resident_base set house_num = concat(house_num,'-',REPLACE('PAGE AVE #704',concat('PAGE AVE',' #'),'')), street_id = (select id from street where name = 'PAGE AVE' and city_id = (select id from city where name = 'VIRGINIA BEACH')) where street_id = (select id from street where name = 'PAGE AVE #704' and city_id = (select id from city where name = 'VIRGINIA BEACH')); delete from street where name = 'PAGE AVE #704' and city_id = (select id from city where name = 'VIRGINIA BEACH'); COMMIT">
            <text:p>START TRANSACTION; update resident_base set house_num = concat(house_num,'-',REPLACE('PAGE AVE #704',concat('PAGE AVE',' #'),'')), street_id = (select id from street where name = 'PAGE AVE' and city_id = (select id from city where name = 'VIRGINIA BEACH')) where street_id = (select id from street where name = 'PAGE AVE #704' and city_id = (select id from city where name = 'VIRGINIA BEACH')); delete from street where name = 'PAGE AVE #7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707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63];&quot;',concat('&quot;;[.B363];&quot;',' #'),'')), street_id = (select id from street where name = '&quot;;[.B363];&quot;' and city_id = (select id from city where name = 'VIRGINIA BEACH')) where street_id = (select id from street where name = '&quot;;[.A363];&quot;' and city_id = (select id from city where name = 'VIRGINIA BEACH')); delete from street where name = '&quot;;[.A363];&quot;' and city_id = (select id from city where name = 'VIRGINIA BEACH'); COMMIT&quot;)" office:value-type="string" office:string-value="START TRANSACTION; update resident_base set house_num = concat(house_num,'-',REPLACE('PAGE AVE #707',concat('PAGE AVE',' #'),'')), street_id = (select id from street where name = 'PAGE AVE' and city_id = (select id from city where name = 'VIRGINIA BEACH')) where street_id = (select id from street where name = 'PAGE AVE #707' and city_id = (select id from city where name = 'VIRGINIA BEACH')); delete from street where name = 'PAGE AVE #707' and city_id = (select id from city where name = 'VIRGINIA BEACH'); COMMIT">
            <text:p>START TRANSACTION; update resident_base set house_num = concat(house_num,'-',REPLACE('PAGE AVE #707',concat('PAGE AVE',' #'),'')), street_id = (select id from street where name = 'PAGE AVE' and city_id = (select id from city where name = 'VIRGINIA BEACH')) where street_id = (select id from street where name = 'PAGE AVE #707' and city_id = (select id from city where name = 'VIRGINIA BEACH')); delete from street where name = 'PAGE AVE #7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710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64];&quot;',concat('&quot;;[.B364];&quot;',' #'),'')), street_id = (select id from street where name = '&quot;;[.B364];&quot;' and city_id = (select id from city where name = 'VIRGINIA BEACH')) where street_id = (select id from street where name = '&quot;;[.A364];&quot;' and city_id = (select id from city where name = 'VIRGINIA BEACH')); delete from street where name = '&quot;;[.A364];&quot;' and city_id = (select id from city where name = 'VIRGINIA BEACH'); COMMIT&quot;)" office:value-type="string" office:string-value="START TRANSACTION; update resident_base set house_num = concat(house_num,'-',REPLACE('PAGE AVE #710',concat('PAGE AVE',' #'),'')), street_id = (select id from street where name = 'PAGE AVE' and city_id = (select id from city where name = 'VIRGINIA BEACH')) where street_id = (select id from street where name = 'PAGE AVE #710' and city_id = (select id from city where name = 'VIRGINIA BEACH')); delete from street where name = 'PAGE AVE #710' and city_id = (select id from city where name = 'VIRGINIA BEACH'); COMMIT">
            <text:p>START TRANSACTION; update resident_base set house_num = concat(house_num,'-',REPLACE('PAGE AVE #710',concat('PAGE AVE',' #'),'')), street_id = (select id from street where name = 'PAGE AVE' and city_id = (select id from city where name = 'VIRGINIA BEACH')) where street_id = (select id from street where name = 'PAGE AVE #710' and city_id = (select id from city where name = 'VIRGINIA BEACH')); delete from street where name = 'PAGE AVE #71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712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65];&quot;',concat('&quot;;[.B365];&quot;',' #'),'')), street_id = (select id from street where name = '&quot;;[.B365];&quot;' and city_id = (select id from city where name = 'VIRGINIA BEACH')) where street_id = (select id from street where name = '&quot;;[.A365];&quot;' and city_id = (select id from city where name = 'VIRGINIA BEACH')); delete from street where name = '&quot;;[.A365];&quot;' and city_id = (select id from city where name = 'VIRGINIA BEACH'); COMMIT&quot;)" office:value-type="string" office:string-value="START TRANSACTION; update resident_base set house_num = concat(house_num,'-',REPLACE('PAGE AVE #712',concat('PAGE AVE',' #'),'')), street_id = (select id from street where name = 'PAGE AVE' and city_id = (select id from city where name = 'VIRGINIA BEACH')) where street_id = (select id from street where name = 'PAGE AVE #712' and city_id = (select id from city where name = 'VIRGINIA BEACH')); delete from street where name = 'PAGE AVE #712' and city_id = (select id from city where name = 'VIRGINIA BEACH'); COMMIT">
            <text:p>START TRANSACTION; update resident_base set house_num = concat(house_num,'-',REPLACE('PAGE AVE #712',concat('PAGE AVE',' #'),'')), street_id = (select id from street where name = 'PAGE AVE' and city_id = (select id from city where name = 'VIRGINIA BEACH')) where street_id = (select id from street where name = 'PAGE AVE #712' and city_id = (select id from city where name = 'VIRGINIA BEACH')); delete from street where name = 'PAGE AVE #71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714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66];&quot;',concat('&quot;;[.B366];&quot;',' #'),'')), street_id = (select id from street where name = '&quot;;[.B366];&quot;' and city_id = (select id from city where name = 'VIRGINIA BEACH')) where street_id = (select id from street where name = '&quot;;[.A366];&quot;' and city_id = (select id from city where name = 'VIRGINIA BEACH')); delete from street where name = '&quot;;[.A366];&quot;' and city_id = (select id from city where name = 'VIRGINIA BEACH'); COMMIT&quot;)" office:value-type="string" office:string-value="START TRANSACTION; update resident_base set house_num = concat(house_num,'-',REPLACE('PAGE AVE #714',concat('PAGE AVE',' #'),'')), street_id = (select id from street where name = 'PAGE AVE' and city_id = (select id from city where name = 'VIRGINIA BEACH')) where street_id = (select id from street where name = 'PAGE AVE #714' and city_id = (select id from city where name = 'VIRGINIA BEACH')); delete from street where name = 'PAGE AVE #714' and city_id = (select id from city where name = 'VIRGINIA BEACH'); COMMIT">
            <text:p>START TRANSACTION; update resident_base set house_num = concat(house_num,'-',REPLACE('PAGE AVE #714',concat('PAGE AVE',' #'),'')), street_id = (select id from street where name = 'PAGE AVE' and city_id = (select id from city where name = 'VIRGINIA BEACH')) where street_id = (select id from street where name = 'PAGE AVE #714' and city_id = (select id from city where name = 'VIRGINIA BEACH')); delete from street where name = 'PAGE AVE #71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8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67];&quot;',concat('&quot;;[.B367];&quot;',' #'),'')), street_id = (select id from street where name = '&quot;;[.B367];&quot;' and city_id = (select id from city where name = 'VIRGINIA BEACH')) where street_id = (select id from street where name = '&quot;;[.A367];&quot;' and city_id = (select id from city where name = 'VIRGINIA BEACH')); delete from street where name = '&quot;;[.A367];&quot;' and city_id = (select id from city where name = 'VIRGINIA BEACH'); COMMIT&quot;)" office:value-type="string" office:string-value="START TRANSACTION; update resident_base set house_num = concat(house_num,'-',REPLACE('PAGE AVE #8',concat('PAGE AVE',' #'),'')), street_id = (select id from street where name = 'PAGE AVE' and city_id = (select id from city where name = 'VIRGINIA BEACH')) where street_id = (select id from street where name = 'PAGE AVE #8' and city_id = (select id from city where name = 'VIRGINIA BEACH')); delete from street where name = 'PAGE AVE #8' and city_id = (select id from city where name = 'VIRGINIA BEACH'); COMMIT">
            <text:p>START TRANSACTION; update resident_base set house_num = concat(house_num,'-',REPLACE('PAGE AVE #8',concat('PAGE AVE',' #'),'')), street_id = (select id from street where name = 'PAGE AVE' and city_id = (select id from city where name = 'VIRGINIA BEACH')) where street_id = (select id from street where name = 'PAGE AVE #8' and city_id = (select id from city where name = 'VIRGINIA BEACH')); delete from street where name = 'PAGE AVE #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804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68];&quot;',concat('&quot;;[.B368];&quot;',' #'),'')), street_id = (select id from street where name = '&quot;;[.B368];&quot;' and city_id = (select id from city where name = 'VIRGINIA BEACH')) where street_id = (select id from street where name = '&quot;;[.A368];&quot;' and city_id = (select id from city where name = 'VIRGINIA BEACH')); delete from street where name = '&quot;;[.A368];&quot;' and city_id = (select id from city where name = 'VIRGINIA BEACH'); COMMIT&quot;)" office:value-type="string" office:string-value="START TRANSACTION; update resident_base set house_num = concat(house_num,'-',REPLACE('PAGE AVE #804',concat('PAGE AVE',' #'),'')), street_id = (select id from street where name = 'PAGE AVE' and city_id = (select id from city where name = 'VIRGINIA BEACH')) where street_id = (select id from street where name = 'PAGE AVE #804' and city_id = (select id from city where name = 'VIRGINIA BEACH')); delete from street where name = 'PAGE AVE #804' and city_id = (select id from city where name = 'VIRGINIA BEACH'); COMMIT">
            <text:p>START TRANSACTION; update resident_base set house_num = concat(house_num,'-',REPLACE('PAGE AVE #804',concat('PAGE AVE',' #'),'')), street_id = (select id from street where name = 'PAGE AVE' and city_id = (select id from city where name = 'VIRGINIA BEACH')) where street_id = (select id from street where name = 'PAGE AVE #804' and city_id = (select id from city where name = 'VIRGINIA BEACH')); delete from street where name = 'PAGE AVE #8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806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69];&quot;',concat('&quot;;[.B369];&quot;',' #'),'')), street_id = (select id from street where name = '&quot;;[.B369];&quot;' and city_id = (select id from city where name = 'VIRGINIA BEACH')) where street_id = (select id from street where name = '&quot;;[.A369];&quot;' and city_id = (select id from city where name = 'VIRGINIA BEACH')); delete from street where name = '&quot;;[.A369];&quot;' and city_id = (select id from city where name = 'VIRGINIA BEACH'); COMMIT&quot;)" office:value-type="string" office:string-value="START TRANSACTION; update resident_base set house_num = concat(house_num,'-',REPLACE('PAGE AVE #806',concat('PAGE AVE',' #'),'')), street_id = (select id from street where name = 'PAGE AVE' and city_id = (select id from city where name = 'VIRGINIA BEACH')) where street_id = (select id from street where name = 'PAGE AVE #806' and city_id = (select id from city where name = 'VIRGINIA BEACH')); delete from street where name = 'PAGE AVE #806' and city_id = (select id from city where name = 'VIRGINIA BEACH'); COMMIT">
            <text:p>START TRANSACTION; update resident_base set house_num = concat(house_num,'-',REPLACE('PAGE AVE #806',concat('PAGE AVE',' #'),'')), street_id = (select id from street where name = 'PAGE AVE' and city_id = (select id from city where name = 'VIRGINIA BEACH')) where street_id = (select id from street where name = 'PAGE AVE #806' and city_id = (select id from city where name = 'VIRGINIA BEACH')); delete from street where name = 'PAGE AVE #8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808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70];&quot;',concat('&quot;;[.B370];&quot;',' #'),'')), street_id = (select id from street where name = '&quot;;[.B370];&quot;' and city_id = (select id from city where name = 'VIRGINIA BEACH')) where street_id = (select id from street where name = '&quot;;[.A370];&quot;' and city_id = (select id from city where name = 'VIRGINIA BEACH')); delete from street where name = '&quot;;[.A370];&quot;' and city_id = (select id from city where name = 'VIRGINIA BEACH'); COMMIT&quot;)" office:value-type="string" office:string-value="START TRANSACTION; update resident_base set house_num = concat(house_num,'-',REPLACE('PAGE AVE #808',concat('PAGE AVE',' #'),'')), street_id = (select id from street where name = 'PAGE AVE' and city_id = (select id from city where name = 'VIRGINIA BEACH')) where street_id = (select id from street where name = 'PAGE AVE #808' and city_id = (select id from city where name = 'VIRGINIA BEACH')); delete from street where name = 'PAGE AVE #808' and city_id = (select id from city where name = 'VIRGINIA BEACH'); COMMIT">
            <text:p>START TRANSACTION; update resident_base set house_num = concat(house_num,'-',REPLACE('PAGE AVE #808',concat('PAGE AVE',' #'),'')), street_id = (select id from street where name = 'PAGE AVE' and city_id = (select id from city where name = 'VIRGINIA BEACH')) where street_id = (select id from street where name = 'PAGE AVE #808' and city_id = (select id from city where name = 'VIRGINIA BEACH')); delete from street where name = 'PAGE AVE #8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810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71];&quot;',concat('&quot;;[.B371];&quot;',' #'),'')), street_id = (select id from street where name = '&quot;;[.B371];&quot;' and city_id = (select id from city where name = 'VIRGINIA BEACH')) where street_id = (select id from street where name = '&quot;;[.A371];&quot;' and city_id = (select id from city where name = 'VIRGINIA BEACH')); delete from street where name = '&quot;;[.A371];&quot;' and city_id = (select id from city where name = 'VIRGINIA BEACH'); COMMIT&quot;)" office:value-type="string" office:string-value="START TRANSACTION; update resident_base set house_num = concat(house_num,'-',REPLACE('PAGE AVE #810',concat('PAGE AVE',' #'),'')), street_id = (select id from street where name = 'PAGE AVE' and city_id = (select id from city where name = 'VIRGINIA BEACH')) where street_id = (select id from street where name = 'PAGE AVE #810' and city_id = (select id from city where name = 'VIRGINIA BEACH')); delete from street where name = 'PAGE AVE #810' and city_id = (select id from city where name = 'VIRGINIA BEACH'); COMMIT">
            <text:p>START TRANSACTION; update resident_base set house_num = concat(house_num,'-',REPLACE('PAGE AVE #810',concat('PAGE AVE',' #'),'')), street_id = (select id from street where name = 'PAGE AVE' and city_id = (select id from city where name = 'VIRGINIA BEACH')) where street_id = (select id from street where name = 'PAGE AVE #810' and city_id = (select id from city where name = 'VIRGINIA BEACH')); delete from street where name = 'PAGE AVE #81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811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72];&quot;',concat('&quot;;[.B372];&quot;',' #'),'')), street_id = (select id from street where name = '&quot;;[.B372];&quot;' and city_id = (select id from city where name = 'VIRGINIA BEACH')) where street_id = (select id from street where name = '&quot;;[.A372];&quot;' and city_id = (select id from city where name = 'VIRGINIA BEACH')); delete from street where name = '&quot;;[.A372];&quot;' and city_id = (select id from city where name = 'VIRGINIA BEACH'); COMMIT&quot;)" office:value-type="string" office:string-value="START TRANSACTION; update resident_base set house_num = concat(house_num,'-',REPLACE('PAGE AVE #811',concat('PAGE AVE',' #'),'')), street_id = (select id from street where name = 'PAGE AVE' and city_id = (select id from city where name = 'VIRGINIA BEACH')) where street_id = (select id from street where name = 'PAGE AVE #811' and city_id = (select id from city where name = 'VIRGINIA BEACH')); delete from street where name = 'PAGE AVE #811' and city_id = (select id from city where name = 'VIRGINIA BEACH'); COMMIT">
            <text:p>START TRANSACTION; update resident_base set house_num = concat(house_num,'-',REPLACE('PAGE AVE #811',concat('PAGE AVE',' #'),'')), street_id = (select id from street where name = 'PAGE AVE' and city_id = (select id from city where name = 'VIRGINIA BEACH')) where street_id = (select id from street where name = 'PAGE AVE #811' and city_id = (select id from city where name = 'VIRGINIA BEACH')); delete from street where name = 'PAGE AVE #81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813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73];&quot;',concat('&quot;;[.B373];&quot;',' #'),'')), street_id = (select id from street where name = '&quot;;[.B373];&quot;' and city_id = (select id from city where name = 'VIRGINIA BEACH')) where street_id = (select id from street where name = '&quot;;[.A373];&quot;' and city_id = (select id from city where name = 'VIRGINIA BEACH')); delete from street where name = '&quot;;[.A373];&quot;' and city_id = (select id from city where name = 'VIRGINIA BEACH'); COMMIT&quot;)" office:value-type="string" office:string-value="START TRANSACTION; update resident_base set house_num = concat(house_num,'-',REPLACE('PAGE AVE #813',concat('PAGE AVE',' #'),'')), street_id = (select id from street where name = 'PAGE AVE' and city_id = (select id from city where name = 'VIRGINIA BEACH')) where street_id = (select id from street where name = 'PAGE AVE #813' and city_id = (select id from city where name = 'VIRGINIA BEACH')); delete from street where name = 'PAGE AVE #813' and city_id = (select id from city where name = 'VIRGINIA BEACH'); COMMIT">
            <text:p>START TRANSACTION; update resident_base set house_num = concat(house_num,'-',REPLACE('PAGE AVE #813',concat('PAGE AVE',' #'),'')), street_id = (select id from street where name = 'PAGE AVE' and city_id = (select id from city where name = 'VIRGINIA BEACH')) where street_id = (select id from street where name = 'PAGE AVE #813' and city_id = (select id from city where name = 'VIRGINIA BEACH')); delete from street where name = 'PAGE AVE #81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901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74];&quot;',concat('&quot;;[.B374];&quot;',' #'),'')), street_id = (select id from street where name = '&quot;;[.B374];&quot;' and city_id = (select id from city where name = 'VIRGINIA BEACH')) where street_id = (select id from street where name = '&quot;;[.A374];&quot;' and city_id = (select id from city where name = 'VIRGINIA BEACH')); delete from street where name = '&quot;;[.A374];&quot;' and city_id = (select id from city where name = 'VIRGINIA BEACH'); COMMIT&quot;)" office:value-type="string" office:string-value="START TRANSACTION; update resident_base set house_num = concat(house_num,'-',REPLACE('PAGE AVE #901',concat('PAGE AVE',' #'),'')), street_id = (select id from street where name = 'PAGE AVE' and city_id = (select id from city where name = 'VIRGINIA BEACH')) where street_id = (select id from street where name = 'PAGE AVE #901' and city_id = (select id from city where name = 'VIRGINIA BEACH')); delete from street where name = 'PAGE AVE #901' and city_id = (select id from city where name = 'VIRGINIA BEACH'); COMMIT">
            <text:p>START TRANSACTION; update resident_base set house_num = concat(house_num,'-',REPLACE('PAGE AVE #901',concat('PAGE AVE',' #'),'')), street_id = (select id from street where name = 'PAGE AVE' and city_id = (select id from city where name = 'VIRGINIA BEACH')) where street_id = (select id from street where name = 'PAGE AVE #901' and city_id = (select id from city where name = 'VIRGINIA BEACH')); delete from street where name = 'PAGE AVE #9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905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75];&quot;',concat('&quot;;[.B375];&quot;',' #'),'')), street_id = (select id from street where name = '&quot;;[.B375];&quot;' and city_id = (select id from city where name = 'VIRGINIA BEACH')) where street_id = (select id from street where name = '&quot;;[.A375];&quot;' and city_id = (select id from city where name = 'VIRGINIA BEACH')); delete from street where name = '&quot;;[.A375];&quot;' and city_id = (select id from city where name = 'VIRGINIA BEACH'); COMMIT&quot;)" office:value-type="string" office:string-value="START TRANSACTION; update resident_base set house_num = concat(house_num,'-',REPLACE('PAGE AVE #905',concat('PAGE AVE',' #'),'')), street_id = (select id from street where name = 'PAGE AVE' and city_id = (select id from city where name = 'VIRGINIA BEACH')) where street_id = (select id from street where name = 'PAGE AVE #905' and city_id = (select id from city where name = 'VIRGINIA BEACH')); delete from street where name = 'PAGE AVE #905' and city_id = (select id from city where name = 'VIRGINIA BEACH'); COMMIT">
            <text:p>START TRANSACTION; update resident_base set house_num = concat(house_num,'-',REPLACE('PAGE AVE #905',concat('PAGE AVE',' #'),'')), street_id = (select id from street where name = 'PAGE AVE' and city_id = (select id from city where name = 'VIRGINIA BEACH')) where street_id = (select id from street where name = 'PAGE AVE #905' and city_id = (select id from city where name = 'VIRGINIA BEACH')); delete from street where name = 'PAGE AVE #9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906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76];&quot;',concat('&quot;;[.B376];&quot;',' #'),'')), street_id = (select id from street where name = '&quot;;[.B376];&quot;' and city_id = (select id from city where name = 'VIRGINIA BEACH')) where street_id = (select id from street where name = '&quot;;[.A376];&quot;' and city_id = (select id from city where name = 'VIRGINIA BEACH')); delete from street where name = '&quot;;[.A376];&quot;' and city_id = (select id from city where name = 'VIRGINIA BEACH'); COMMIT&quot;)" office:value-type="string" office:string-value="START TRANSACTION; update resident_base set house_num = concat(house_num,'-',REPLACE('PAGE AVE #906',concat('PAGE AVE',' #'),'')), street_id = (select id from street where name = 'PAGE AVE' and city_id = (select id from city where name = 'VIRGINIA BEACH')) where street_id = (select id from street where name = 'PAGE AVE #906' and city_id = (select id from city where name = 'VIRGINIA BEACH')); delete from street where name = 'PAGE AVE #906' and city_id = (select id from city where name = 'VIRGINIA BEACH'); COMMIT">
            <text:p>START TRANSACTION; update resident_base set house_num = concat(house_num,'-',REPLACE('PAGE AVE #906',concat('PAGE AVE',' #'),'')), street_id = (select id from street where name = 'PAGE AVE' and city_id = (select id from city where name = 'VIRGINIA BEACH')) where street_id = (select id from street where name = 'PAGE AVE #906' and city_id = (select id from city where name = 'VIRGINIA BEACH')); delete from street where name = 'PAGE AVE #9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907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77];&quot;',concat('&quot;;[.B377];&quot;',' #'),'')), street_id = (select id from street where name = '&quot;;[.B377];&quot;' and city_id = (select id from city where name = 'VIRGINIA BEACH')) where street_id = (select id from street where name = '&quot;;[.A377];&quot;' and city_id = (select id from city where name = 'VIRGINIA BEACH')); delete from street where name = '&quot;;[.A377];&quot;' and city_id = (select id from city where name = 'VIRGINIA BEACH'); COMMIT&quot;)" office:value-type="string" office:string-value="START TRANSACTION; update resident_base set house_num = concat(house_num,'-',REPLACE('PAGE AVE #907',concat('PAGE AVE',' #'),'')), street_id = (select id from street where name = 'PAGE AVE' and city_id = (select id from city where name = 'VIRGINIA BEACH')) where street_id = (select id from street where name = 'PAGE AVE #907' and city_id = (select id from city where name = 'VIRGINIA BEACH')); delete from street where name = 'PAGE AVE #907' and city_id = (select id from city where name = 'VIRGINIA BEACH'); COMMIT">
            <text:p>START TRANSACTION; update resident_base set house_num = concat(house_num,'-',REPLACE('PAGE AVE #907',concat('PAGE AVE',' #'),'')), street_id = (select id from street where name = 'PAGE AVE' and city_id = (select id from city where name = 'VIRGINIA BEACH')) where street_id = (select id from street where name = 'PAGE AVE #907' and city_id = (select id from city where name = 'VIRGINIA BEACH')); delete from street where name = 'PAGE AVE #9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908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78];&quot;',concat('&quot;;[.B378];&quot;',' #'),'')), street_id = (select id from street where name = '&quot;;[.B378];&quot;' and city_id = (select id from city where name = 'VIRGINIA BEACH')) where street_id = (select id from street where name = '&quot;;[.A378];&quot;' and city_id = (select id from city where name = 'VIRGINIA BEACH')); delete from street where name = '&quot;;[.A378];&quot;' and city_id = (select id from city where name = 'VIRGINIA BEACH'); COMMIT&quot;)" office:value-type="string" office:string-value="START TRANSACTION; update resident_base set house_num = concat(house_num,'-',REPLACE('PAGE AVE #908',concat('PAGE AVE',' #'),'')), street_id = (select id from street where name = 'PAGE AVE' and city_id = (select id from city where name = 'VIRGINIA BEACH')) where street_id = (select id from street where name = 'PAGE AVE #908' and city_id = (select id from city where name = 'VIRGINIA BEACH')); delete from street where name = 'PAGE AVE #908' and city_id = (select id from city where name = 'VIRGINIA BEACH'); COMMIT">
            <text:p>START TRANSACTION; update resident_base set house_num = concat(house_num,'-',REPLACE('PAGE AVE #908',concat('PAGE AVE',' #'),'')), street_id = (select id from street where name = 'PAGE AVE' and city_id = (select id from city where name = 'VIRGINIA BEACH')) where street_id = (select id from street where name = 'PAGE AVE #908' and city_id = (select id from city where name = 'VIRGINIA BEACH')); delete from street where name = 'PAGE AVE #9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909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79];&quot;',concat('&quot;;[.B379];&quot;',' #'),'')), street_id = (select id from street where name = '&quot;;[.B379];&quot;' and city_id = (select id from city where name = 'VIRGINIA BEACH')) where street_id = (select id from street where name = '&quot;;[.A379];&quot;' and city_id = (select id from city where name = 'VIRGINIA BEACH')); delete from street where name = '&quot;;[.A379];&quot;' and city_id = (select id from city where name = 'VIRGINIA BEACH'); COMMIT&quot;)" office:value-type="string" office:string-value="START TRANSACTION; update resident_base set house_num = concat(house_num,'-',REPLACE('PAGE AVE #909',concat('PAGE AVE',' #'),'')), street_id = (select id from street where name = 'PAGE AVE' and city_id = (select id from city where name = 'VIRGINIA BEACH')) where street_id = (select id from street where name = 'PAGE AVE #909' and city_id = (select id from city where name = 'VIRGINIA BEACH')); delete from street where name = 'PAGE AVE #909' and city_id = (select id from city where name = 'VIRGINIA BEACH'); COMMIT">
            <text:p>START TRANSACTION; update resident_base set house_num = concat(house_num,'-',REPLACE('PAGE AVE #909',concat('PAGE AVE',' #'),'')), street_id = (select id from street where name = 'PAGE AVE' and city_id = (select id from city where name = 'VIRGINIA BEACH')) where street_id = (select id from street where name = 'PAGE AVE #909' and city_id = (select id from city where name = 'VIRGINIA BEACH')); delete from street where name = 'PAGE AVE #90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913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80];&quot;',concat('&quot;;[.B380];&quot;',' #'),'')), street_id = (select id from street where name = '&quot;;[.B380];&quot;' and city_id = (select id from city where name = 'VIRGINIA BEACH')) where street_id = (select id from street where name = '&quot;;[.A380];&quot;' and city_id = (select id from city where name = 'VIRGINIA BEACH')); delete from street where name = '&quot;;[.A380];&quot;' and city_id = (select id from city where name = 'VIRGINIA BEACH'); COMMIT&quot;)" office:value-type="string" office:string-value="START TRANSACTION; update resident_base set house_num = concat(house_num,'-',REPLACE('PAGE AVE #913',concat('PAGE AVE',' #'),'')), street_id = (select id from street where name = 'PAGE AVE' and city_id = (select id from city where name = 'VIRGINIA BEACH')) where street_id = (select id from street where name = 'PAGE AVE #913' and city_id = (select id from city where name = 'VIRGINIA BEACH')); delete from street where name = 'PAGE AVE #913' and city_id = (select id from city where name = 'VIRGINIA BEACH'); COMMIT">
            <text:p>START TRANSACTION; update resident_base set house_num = concat(house_num,'-',REPLACE('PAGE AVE #913',concat('PAGE AVE',' #'),'')), street_id = (select id from street where name = 'PAGE AVE' and city_id = (select id from city where name = 'VIRGINIA BEACH')) where street_id = (select id from street where name = 'PAGE AVE #913' and city_id = (select id from city where name = 'VIRGINIA BEACH')); delete from street where name = 'PAGE AVE #91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914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81];&quot;',concat('&quot;;[.B381];&quot;',' #'),'')), street_id = (select id from street where name = '&quot;;[.B381];&quot;' and city_id = (select id from city where name = 'VIRGINIA BEACH')) where street_id = (select id from street where name = '&quot;;[.A381];&quot;' and city_id = (select id from city where name = 'VIRGINIA BEACH')); delete from street where name = '&quot;;[.A381];&quot;' and city_id = (select id from city where name = 'VIRGINIA BEACH'); COMMIT&quot;)" office:value-type="string" office:string-value="START TRANSACTION; update resident_base set house_num = concat(house_num,'-',REPLACE('PAGE AVE #914',concat('PAGE AVE',' #'),'')), street_id = (select id from street where name = 'PAGE AVE' and city_id = (select id from city where name = 'VIRGINIA BEACH')) where street_id = (select id from street where name = 'PAGE AVE #914' and city_id = (select id from city where name = 'VIRGINIA BEACH')); delete from street where name = 'PAGE AVE #914' and city_id = (select id from city where name = 'VIRGINIA BEACH'); COMMIT">
            <text:p>START TRANSACTION; update resident_base set house_num = concat(house_num,'-',REPLACE('PAGE AVE #914',concat('PAGE AVE',' #'),'')), street_id = (select id from street where name = 'PAGE AVE' and city_id = (select id from city where name = 'VIRGINIA BEACH')) where street_id = (select id from street where name = 'PAGE AVE #914' and city_id = (select id from city where name = 'VIRGINIA BEACH')); delete from street where name = 'PAGE AVE #91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P1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82];&quot;',concat('&quot;;[.B382];&quot;',' #'),'')), street_id = (select id from street where name = '&quot;;[.B382];&quot;' and city_id = (select id from city where name = 'VIRGINIA BEACH')) where street_id = (select id from street where name = '&quot;;[.A382];&quot;' and city_id = (select id from city where name = 'VIRGINIA BEACH')); delete from street where name = '&quot;;[.A382];&quot;' and city_id = (select id from city where name = 'VIRGINIA BEACH'); COMMIT&quot;)" office:value-type="string" office:string-value="START TRANSACTION; update resident_base set house_num = concat(house_num,'-',REPLACE('PAGE AVE #P1',concat('PAGE AVE',' #'),'')), street_id = (select id from street where name = 'PAGE AVE' and city_id = (select id from city where name = 'VIRGINIA BEACH')) where street_id = (select id from street where name = 'PAGE AVE #P1' and city_id = (select id from city where name = 'VIRGINIA BEACH')); delete from street where name = 'PAGE AVE #P1' and city_id = (select id from city where name = 'VIRGINIA BEACH'); COMMIT">
            <text:p>START TRANSACTION; update resident_base set house_num = concat(house_num,'-',REPLACE('PAGE AVE #P1',concat('PAGE AVE',' #'),'')), street_id = (select id from street where name = 'PAGE AVE' and city_id = (select id from city where name = 'VIRGINIA BEACH')) where street_id = (select id from street where name = 'PAGE AVE #P1' and city_id = (select id from city where name = 'VIRGINIA BEACH')); delete from street where name = 'PAGE AVE #P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P2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83];&quot;',concat('&quot;;[.B383];&quot;',' #'),'')), street_id = (select id from street where name = '&quot;;[.B383];&quot;' and city_id = (select id from city where name = 'VIRGINIA BEACH')) where street_id = (select id from street where name = '&quot;;[.A383];&quot;' and city_id = (select id from city where name = 'VIRGINIA BEACH')); delete from street where name = '&quot;;[.A383];&quot;' and city_id = (select id from city where name = 'VIRGINIA BEACH'); COMMIT&quot;)" office:value-type="string" office:string-value="START TRANSACTION; update resident_base set house_num = concat(house_num,'-',REPLACE('PAGE AVE #P2',concat('PAGE AVE',' #'),'')), street_id = (select id from street where name = 'PAGE AVE' and city_id = (select id from city where name = 'VIRGINIA BEACH')) where street_id = (select id from street where name = 'PAGE AVE #P2' and city_id = (select id from city where name = 'VIRGINIA BEACH')); delete from street where name = 'PAGE AVE #P2' and city_id = (select id from city where name = 'VIRGINIA BEACH'); COMMIT">
            <text:p>START TRANSACTION; update resident_base set house_num = concat(house_num,'-',REPLACE('PAGE AVE #P2',concat('PAGE AVE',' #'),'')), street_id = (select id from street where name = 'PAGE AVE' and city_id = (select id from city where name = 'VIRGINIA BEACH')) where street_id = (select id from street where name = 'PAGE AVE #P2' and city_id = (select id from city where name = 'VIRGINIA BEACH')); delete from street where name = 'PAGE AVE #P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P4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84];&quot;',concat('&quot;;[.B384];&quot;',' #'),'')), street_id = (select id from street where name = '&quot;;[.B384];&quot;' and city_id = (select id from city where name = 'VIRGINIA BEACH')) where street_id = (select id from street where name = '&quot;;[.A384];&quot;' and city_id = (select id from city where name = 'VIRGINIA BEACH')); delete from street where name = '&quot;;[.A384];&quot;' and city_id = (select id from city where name = 'VIRGINIA BEACH'); COMMIT&quot;)" office:value-type="string" office:string-value="START TRANSACTION; update resident_base set house_num = concat(house_num,'-',REPLACE('PAGE AVE #P4',concat('PAGE AVE',' #'),'')), street_id = (select id from street where name = 'PAGE AVE' and city_id = (select id from city where name = 'VIRGINIA BEACH')) where street_id = (select id from street where name = 'PAGE AVE #P4' and city_id = (select id from city where name = 'VIRGINIA BEACH')); delete from street where name = 'PAGE AVE #P4' and city_id = (select id from city where name = 'VIRGINIA BEACH'); COMMIT">
            <text:p>START TRANSACTION; update resident_base set house_num = concat(house_num,'-',REPLACE('PAGE AVE #P4',concat('PAGE AVE',' #'),'')), street_id = (select id from street where name = 'PAGE AVE' and city_id = (select id from city where name = 'VIRGINIA BEACH')) where street_id = (select id from street where name = 'PAGE AVE #P4' and city_id = (select id from city where name = 'VIRGINIA BEACH')); delete from street where name = 'PAGE AVE #P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AVE #P6</text:p>
          </table:table-cell>
          <table:table-cell office:value-type="string">
            <text:p>PAGE AVE</text:p>
          </table:table-cell>
          <table:table-cell table:formula="of:=CONCATENATE(&quot;START TRANSACTION; update resident_base set house_num = concat(house_num,'-',REPLACE('&quot;;[.A385];&quot;',concat('&quot;;[.B385];&quot;',' #'),'')), street_id = (select id from street where name = '&quot;;[.B385];&quot;' and city_id = (select id from city where name = 'VIRGINIA BEACH')) where street_id = (select id from street where name = '&quot;;[.A385];&quot;' and city_id = (select id from city where name = 'VIRGINIA BEACH')); delete from street where name = '&quot;;[.A385];&quot;' and city_id = (select id from city where name = 'VIRGINIA BEACH'); COMMIT&quot;)" office:value-type="string" office:string-value="START TRANSACTION; update resident_base set house_num = concat(house_num,'-',REPLACE('PAGE AVE #P6',concat('PAGE AVE',' #'),'')), street_id = (select id from street where name = 'PAGE AVE' and city_id = (select id from city where name = 'VIRGINIA BEACH')) where street_id = (select id from street where name = 'PAGE AVE #P6' and city_id = (select id from city where name = 'VIRGINIA BEACH')); delete from street where name = 'PAGE AVE #P6' and city_id = (select id from city where name = 'VIRGINIA BEACH'); COMMIT">
            <text:p>START TRANSACTION; update resident_base set house_num = concat(house_num,'-',REPLACE('PAGE AVE #P6',concat('PAGE AVE',' #'),'')), street_id = (select id from street where name = 'PAGE AVE' and city_id = (select id from city where name = 'VIRGINIA BEACH')) where street_id = (select id from street where name = 'PAGE AVE #P6' and city_id = (select id from city where name = 'VIRGINIA BEACH')); delete from street where name = 'PAGE AVE #P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AGE HARBOR LDNG #101</text:p>
          </table:table-cell>
          <table:table-cell office:value-type="string">
            <text:p>PAGE HARBOR LDNG</text:p>
          </table:table-cell>
          <table:table-cell table:formula="of:=CONCATENATE(&quot;START TRANSACTION; update resident_base set house_num = concat(house_num,'-',REPLACE('&quot;;[.A387];&quot;',concat('&quot;;[.B387];&quot;',' #'),'')), street_id = (select id from street where name = '&quot;;[.B387];&quot;' and city_id = (select id from city where name = 'VIRGINIA BEACH')) where street_id = (select id from street where name = '&quot;;[.A387];&quot;' and city_id = (select id from city where name = 'VIRGINIA BEACH')); delete from street where name = '&quot;;[.A387];&quot;' and city_id = (select id from city where name = 'VIRGINIA BEACH'); COMMIT&quot;)" office:value-type="string" office:string-value="START TRANSACTION; update resident_base set house_num = concat(house_num,'-',REPLACE('PAGE HARBOR LDNG #101',concat('PAGE HARBOR LDNG',' #'),'')), street_id = (select id from street where name = 'PAGE HARBOR LDNG' and city_id = (select id from city where name = 'VIRGINIA BEACH')) where street_id = (select id from street where name = 'PAGE HARBOR LDNG #101' and city_id = (select id from city where name = 'VIRGINIA BEACH')); delete from street where name = 'PAGE HARBOR LDNG #101' and city_id = (select id from city where name = 'VIRGINIA BEACH'); COMMIT">
            <text:p>START TRANSACTION; update resident_base set house_num = concat(house_num,'-',REPLACE('PAGE HARBOR LDNG #101',concat('PAGE HARBOR LDNG',' #'),'')), street_id = (select id from street where name = 'PAGE HARBOR LDNG' and city_id = (select id from city where name = 'VIRGINIA BEACH')) where street_id = (select id from street where name = 'PAGE HARBOR LDNG #101' and city_id = (select id from city where name = 'VIRGINIA BEACH')); delete from street where name = 'PAGE HARBOR LDNG #1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HARBOR LDNG #102</text:p>
          </table:table-cell>
          <table:table-cell office:value-type="string">
            <text:p>PAGE HARBOR LDNG</text:p>
          </table:table-cell>
          <table:table-cell table:formula="of:=CONCATENATE(&quot;START TRANSACTION; update resident_base set house_num = concat(house_num,'-',REPLACE('&quot;;[.A388];&quot;',concat('&quot;;[.B388];&quot;',' #'),'')), street_id = (select id from street where name = '&quot;;[.B388];&quot;' and city_id = (select id from city where name = 'VIRGINIA BEACH')) where street_id = (select id from street where name = '&quot;;[.A388];&quot;' and city_id = (select id from city where name = 'VIRGINIA BEACH')); delete from street where name = '&quot;;[.A388];&quot;' and city_id = (select id from city where name = 'VIRGINIA BEACH'); COMMIT&quot;)" office:value-type="string" office:string-value="START TRANSACTION; update resident_base set house_num = concat(house_num,'-',REPLACE('PAGE HARBOR LDNG #102',concat('PAGE HARBOR LDNG',' #'),'')), street_id = (select id from street where name = 'PAGE HARBOR LDNG' and city_id = (select id from city where name = 'VIRGINIA BEACH')) where street_id = (select id from street where name = 'PAGE HARBOR LDNG #102' and city_id = (select id from city where name = 'VIRGINIA BEACH')); delete from street where name = 'PAGE HARBOR LDNG #102' and city_id = (select id from city where name = 'VIRGINIA BEACH'); COMMIT">
            <text:p>START TRANSACTION; update resident_base set house_num = concat(house_num,'-',REPLACE('PAGE HARBOR LDNG #102',concat('PAGE HARBOR LDNG',' #'),'')), street_id = (select id from street where name = 'PAGE HARBOR LDNG' and city_id = (select id from city where name = 'VIRGINIA BEACH')) where street_id = (select id from street where name = 'PAGE HARBOR LDNG #102' and city_id = (select id from city where name = 'VIRGINIA BEACH')); delete from street where name = 'PAGE HARBOR LDNG #1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HARBOR LDNG #105</text:p>
          </table:table-cell>
          <table:table-cell office:value-type="string">
            <text:p>PAGE HARBOR LDNG</text:p>
          </table:table-cell>
          <table:table-cell table:formula="of:=CONCATENATE(&quot;START TRANSACTION; update resident_base set house_num = concat(house_num,'-',REPLACE('&quot;;[.A389];&quot;',concat('&quot;;[.B389];&quot;',' #'),'')), street_id = (select id from street where name = '&quot;;[.B389];&quot;' and city_id = (select id from city where name = 'VIRGINIA BEACH')) where street_id = (select id from street where name = '&quot;;[.A389];&quot;' and city_id = (select id from city where name = 'VIRGINIA BEACH')); delete from street where name = '&quot;;[.A389];&quot;' and city_id = (select id from city where name = 'VIRGINIA BEACH'); COMMIT&quot;)" office:value-type="string" office:string-value="START TRANSACTION; update resident_base set house_num = concat(house_num,'-',REPLACE('PAGE HARBOR LDNG #105',concat('PAGE HARBOR LDNG',' #'),'')), street_id = (select id from street where name = 'PAGE HARBOR LDNG' and city_id = (select id from city where name = 'VIRGINIA BEACH')) where street_id = (select id from street where name = 'PAGE HARBOR LDNG #105' and city_id = (select id from city where name = 'VIRGINIA BEACH')); delete from street where name = 'PAGE HARBOR LDNG #105' and city_id = (select id from city where name = 'VIRGINIA BEACH'); COMMIT">
            <text:p>START TRANSACTION; update resident_base set house_num = concat(house_num,'-',REPLACE('PAGE HARBOR LDNG #105',concat('PAGE HARBOR LDNG',' #'),'')), street_id = (select id from street where name = 'PAGE HARBOR LDNG' and city_id = (select id from city where name = 'VIRGINIA BEACH')) where street_id = (select id from street where name = 'PAGE HARBOR LDNG #105' and city_id = (select id from city where name = 'VIRGINIA BEACH')); delete from street where name = 'PAGE HARBOR LDNG #1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HARBOR LDNG #106</text:p>
          </table:table-cell>
          <table:table-cell office:value-type="string">
            <text:p>PAGE HARBOR LDNG</text:p>
          </table:table-cell>
          <table:table-cell table:formula="of:=CONCATENATE(&quot;START TRANSACTION; update resident_base set house_num = concat(house_num,'-',REPLACE('&quot;;[.A390];&quot;',concat('&quot;;[.B390];&quot;',' #'),'')), street_id = (select id from street where name = '&quot;;[.B390];&quot;' and city_id = (select id from city where name = 'VIRGINIA BEACH')) where street_id = (select id from street where name = '&quot;;[.A390];&quot;' and city_id = (select id from city where name = 'VIRGINIA BEACH')); delete from street where name = '&quot;;[.A390];&quot;' and city_id = (select id from city where name = 'VIRGINIA BEACH'); COMMIT&quot;)" office:value-type="string" office:string-value="START TRANSACTION; update resident_base set house_num = concat(house_num,'-',REPLACE('PAGE HARBOR LDNG #106',concat('PAGE HARBOR LDNG',' #'),'')), street_id = (select id from street where name = 'PAGE HARBOR LDNG' and city_id = (select id from city where name = 'VIRGINIA BEACH')) where street_id = (select id from street where name = 'PAGE HARBOR LDNG #106' and city_id = (select id from city where name = 'VIRGINIA BEACH')); delete from street where name = 'PAGE HARBOR LDNG #106' and city_id = (select id from city where name = 'VIRGINIA BEACH'); COMMIT">
            <text:p>START TRANSACTION; update resident_base set house_num = concat(house_num,'-',REPLACE('PAGE HARBOR LDNG #106',concat('PAGE HARBOR LDNG',' #'),'')), street_id = (select id from street where name = 'PAGE HARBOR LDNG' and city_id = (select id from city where name = 'VIRGINIA BEACH')) where street_id = (select id from street where name = 'PAGE HARBOR LDNG #106' and city_id = (select id from city where name = 'VIRGINIA BEACH')); delete from street where name = 'PAGE HARBOR LDNG #1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HARBOR LDNG #107</text:p>
          </table:table-cell>
          <table:table-cell office:value-type="string">
            <text:p>PAGE HARBOR LDNG</text:p>
          </table:table-cell>
          <table:table-cell table:formula="of:=CONCATENATE(&quot;START TRANSACTION; update resident_base set house_num = concat(house_num,'-',REPLACE('&quot;;[.A391];&quot;',concat('&quot;;[.B391];&quot;',' #'),'')), street_id = (select id from street where name = '&quot;;[.B391];&quot;' and city_id = (select id from city where name = 'VIRGINIA BEACH')) where street_id = (select id from street where name = '&quot;;[.A391];&quot;' and city_id = (select id from city where name = 'VIRGINIA BEACH')); delete from street where name = '&quot;;[.A391];&quot;' and city_id = (select id from city where name = 'VIRGINIA BEACH'); COMMIT&quot;)" office:value-type="string" office:string-value="START TRANSACTION; update resident_base set house_num = concat(house_num,'-',REPLACE('PAGE HARBOR LDNG #107',concat('PAGE HARBOR LDNG',' #'),'')), street_id = (select id from street where name = 'PAGE HARBOR LDNG' and city_id = (select id from city where name = 'VIRGINIA BEACH')) where street_id = (select id from street where name = 'PAGE HARBOR LDNG #107' and city_id = (select id from city where name = 'VIRGINIA BEACH')); delete from street where name = 'PAGE HARBOR LDNG #107' and city_id = (select id from city where name = 'VIRGINIA BEACH'); COMMIT">
            <text:p>START TRANSACTION; update resident_base set house_num = concat(house_num,'-',REPLACE('PAGE HARBOR LDNG #107',concat('PAGE HARBOR LDNG',' #'),'')), street_id = (select id from street where name = 'PAGE HARBOR LDNG' and city_id = (select id from city where name = 'VIRGINIA BEACH')) where street_id = (select id from street where name = 'PAGE HARBOR LDNG #107' and city_id = (select id from city where name = 'VIRGINIA BEACH')); delete from street where name = 'PAGE HARBOR LDNG #1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HARBOR LDNG #108</text:p>
          </table:table-cell>
          <table:table-cell office:value-type="string">
            <text:p>PAGE HARBOR LDNG</text:p>
          </table:table-cell>
          <table:table-cell table:formula="of:=CONCATENATE(&quot;START TRANSACTION; update resident_base set house_num = concat(house_num,'-',REPLACE('&quot;;[.A392];&quot;',concat('&quot;;[.B392];&quot;',' #'),'')), street_id = (select id from street where name = '&quot;;[.B392];&quot;' and city_id = (select id from city where name = 'VIRGINIA BEACH')) where street_id = (select id from street where name = '&quot;;[.A392];&quot;' and city_id = (select id from city where name = 'VIRGINIA BEACH')); delete from street where name = '&quot;;[.A392];&quot;' and city_id = (select id from city where name = 'VIRGINIA BEACH'); COMMIT&quot;)" office:value-type="string" office:string-value="START TRANSACTION; update resident_base set house_num = concat(house_num,'-',REPLACE('PAGE HARBOR LDNG #108',concat('PAGE HARBOR LDNG',' #'),'')), street_id = (select id from street where name = 'PAGE HARBOR LDNG' and city_id = (select id from city where name = 'VIRGINIA BEACH')) where street_id = (select id from street where name = 'PAGE HARBOR LDNG #108' and city_id = (select id from city where name = 'VIRGINIA BEACH')); delete from street where name = 'PAGE HARBOR LDNG #108' and city_id = (select id from city where name = 'VIRGINIA BEACH'); COMMIT">
            <text:p>START TRANSACTION; update resident_base set house_num = concat(house_num,'-',REPLACE('PAGE HARBOR LDNG #108',concat('PAGE HARBOR LDNG',' #'),'')), street_id = (select id from street where name = 'PAGE HARBOR LDNG' and city_id = (select id from city where name = 'VIRGINIA BEACH')) where street_id = (select id from street where name = 'PAGE HARBOR LDNG #108' and city_id = (select id from city where name = 'VIRGINIA BEACH')); delete from street where name = 'PAGE HARBOR LDNG #1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HARBOR LDNG #201</text:p>
          </table:table-cell>
          <table:table-cell office:value-type="string">
            <text:p>PAGE HARBOR LDNG</text:p>
          </table:table-cell>
          <table:table-cell table:formula="of:=CONCATENATE(&quot;START TRANSACTION; update resident_base set house_num = concat(house_num,'-',REPLACE('&quot;;[.A393];&quot;',concat('&quot;;[.B393];&quot;',' #'),'')), street_id = (select id from street where name = '&quot;;[.B393];&quot;' and city_id = (select id from city where name = 'VIRGINIA BEACH')) where street_id = (select id from street where name = '&quot;;[.A393];&quot;' and city_id = (select id from city where name = 'VIRGINIA BEACH')); delete from street where name = '&quot;;[.A393];&quot;' and city_id = (select id from city where name = 'VIRGINIA BEACH'); COMMIT&quot;)" office:value-type="string" office:string-value="START TRANSACTION; update resident_base set house_num = concat(house_num,'-',REPLACE('PAGE HARBOR LDNG #201',concat('PAGE HARBOR LDNG',' #'),'')), street_id = (select id from street where name = 'PAGE HARBOR LDNG' and city_id = (select id from city where name = 'VIRGINIA BEACH')) where street_id = (select id from street where name = 'PAGE HARBOR LDNG #201' and city_id = (select id from city where name = 'VIRGINIA BEACH')); delete from street where name = 'PAGE HARBOR LDNG #201' and city_id = (select id from city where name = 'VIRGINIA BEACH'); COMMIT">
            <text:p>START TRANSACTION; update resident_base set house_num = concat(house_num,'-',REPLACE('PAGE HARBOR LDNG #201',concat('PAGE HARBOR LDNG',' #'),'')), street_id = (select id from street where name = 'PAGE HARBOR LDNG' and city_id = (select id from city where name = 'VIRGINIA BEACH')) where street_id = (select id from street where name = 'PAGE HARBOR LDNG #201' and city_id = (select id from city where name = 'VIRGINIA BEACH')); delete from street where name = 'PAGE HARBOR LDNG #2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HARBOR LDNG #202</text:p>
          </table:table-cell>
          <table:table-cell office:value-type="string">
            <text:p>PAGE HARBOR LDNG</text:p>
          </table:table-cell>
          <table:table-cell table:formula="of:=CONCATENATE(&quot;START TRANSACTION; update resident_base set house_num = concat(house_num,'-',REPLACE('&quot;;[.A394];&quot;',concat('&quot;;[.B394];&quot;',' #'),'')), street_id = (select id from street where name = '&quot;;[.B394];&quot;' and city_id = (select id from city where name = 'VIRGINIA BEACH')) where street_id = (select id from street where name = '&quot;;[.A394];&quot;' and city_id = (select id from city where name = 'VIRGINIA BEACH')); delete from street where name = '&quot;;[.A394];&quot;' and city_id = (select id from city where name = 'VIRGINIA BEACH'); COMMIT&quot;)" office:value-type="string" office:string-value="START TRANSACTION; update resident_base set house_num = concat(house_num,'-',REPLACE('PAGE HARBOR LDNG #202',concat('PAGE HARBOR LDNG',' #'),'')), street_id = (select id from street where name = 'PAGE HARBOR LDNG' and city_id = (select id from city where name = 'VIRGINIA BEACH')) where street_id = (select id from street where name = 'PAGE HARBOR LDNG #202' and city_id = (select id from city where name = 'VIRGINIA BEACH')); delete from street where name = 'PAGE HARBOR LDNG #202' and city_id = (select id from city where name = 'VIRGINIA BEACH'); COMMIT">
            <text:p>START TRANSACTION; update resident_base set house_num = concat(house_num,'-',REPLACE('PAGE HARBOR LDNG #202',concat('PAGE HARBOR LDNG',' #'),'')), street_id = (select id from street where name = 'PAGE HARBOR LDNG' and city_id = (select id from city where name = 'VIRGINIA BEACH')) where street_id = (select id from street where name = 'PAGE HARBOR LDNG #202' and city_id = (select id from city where name = 'VIRGINIA BEACH')); delete from street where name = 'PAGE HARBOR LDNG #2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HARBOR LDNG #203</text:p>
          </table:table-cell>
          <table:table-cell office:value-type="string">
            <text:p>PAGE HARBOR LDNG</text:p>
          </table:table-cell>
          <table:table-cell table:formula="of:=CONCATENATE(&quot;START TRANSACTION; update resident_base set house_num = concat(house_num,'-',REPLACE('&quot;;[.A395];&quot;',concat('&quot;;[.B395];&quot;',' #'),'')), street_id = (select id from street where name = '&quot;;[.B395];&quot;' and city_id = (select id from city where name = 'VIRGINIA BEACH')) where street_id = (select id from street where name = '&quot;;[.A395];&quot;' and city_id = (select id from city where name = 'VIRGINIA BEACH')); delete from street where name = '&quot;;[.A395];&quot;' and city_id = (select id from city where name = 'VIRGINIA BEACH'); COMMIT&quot;)" office:value-type="string" office:string-value="START TRANSACTION; update resident_base set house_num = concat(house_num,'-',REPLACE('PAGE HARBOR LDNG #203',concat('PAGE HARBOR LDNG',' #'),'')), street_id = (select id from street where name = 'PAGE HARBOR LDNG' and city_id = (select id from city where name = 'VIRGINIA BEACH')) where street_id = (select id from street where name = 'PAGE HARBOR LDNG #203' and city_id = (select id from city where name = 'VIRGINIA BEACH')); delete from street where name = 'PAGE HARBOR LDNG #203' and city_id = (select id from city where name = 'VIRGINIA BEACH'); COMMIT">
            <text:p>START TRANSACTION; update resident_base set house_num = concat(house_num,'-',REPLACE('PAGE HARBOR LDNG #203',concat('PAGE HARBOR LDNG',' #'),'')), street_id = (select id from street where name = 'PAGE HARBOR LDNG' and city_id = (select id from city where name = 'VIRGINIA BEACH')) where street_id = (select id from street where name = 'PAGE HARBOR LDNG #203' and city_id = (select id from city where name = 'VIRGINIA BEACH')); delete from street where name = 'PAGE HARBOR LDNG #2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HARBOR LDNG #204</text:p>
          </table:table-cell>
          <table:table-cell office:value-type="string">
            <text:p>PAGE HARBOR LDNG</text:p>
          </table:table-cell>
          <table:table-cell table:formula="of:=CONCATENATE(&quot;START TRANSACTION; update resident_base set house_num = concat(house_num,'-',REPLACE('&quot;;[.A396];&quot;',concat('&quot;;[.B396];&quot;',' #'),'')), street_id = (select id from street where name = '&quot;;[.B396];&quot;' and city_id = (select id from city where name = 'VIRGINIA BEACH')) where street_id = (select id from street where name = '&quot;;[.A396];&quot;' and city_id = (select id from city where name = 'VIRGINIA BEACH')); delete from street where name = '&quot;;[.A396];&quot;' and city_id = (select id from city where name = 'VIRGINIA BEACH'); COMMIT&quot;)" office:value-type="string" office:string-value="START TRANSACTION; update resident_base set house_num = concat(house_num,'-',REPLACE('PAGE HARBOR LDNG #204',concat('PAGE HARBOR LDNG',' #'),'')), street_id = (select id from street where name = 'PAGE HARBOR LDNG' and city_id = (select id from city where name = 'VIRGINIA BEACH')) where street_id = (select id from street where name = 'PAGE HARBOR LDNG #204' and city_id = (select id from city where name = 'VIRGINIA BEACH')); delete from street where name = 'PAGE HARBOR LDNG #204' and city_id = (select id from city where name = 'VIRGINIA BEACH'); COMMIT">
            <text:p>START TRANSACTION; update resident_base set house_num = concat(house_num,'-',REPLACE('PAGE HARBOR LDNG #204',concat('PAGE HARBOR LDNG',' #'),'')), street_id = (select id from street where name = 'PAGE HARBOR LDNG' and city_id = (select id from city where name = 'VIRGINIA BEACH')) where street_id = (select id from street where name = 'PAGE HARBOR LDNG #204' and city_id = (select id from city where name = 'VIRGINIA BEACH')); delete from street where name = 'PAGE HARBOR LDNG #2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HARBOR LDNG #205</text:p>
          </table:table-cell>
          <table:table-cell office:value-type="string">
            <text:p>PAGE HARBOR LDNG</text:p>
          </table:table-cell>
          <table:table-cell table:formula="of:=CONCATENATE(&quot;START TRANSACTION; update resident_base set house_num = concat(house_num,'-',REPLACE('&quot;;[.A397];&quot;',concat('&quot;;[.B397];&quot;',' #'),'')), street_id = (select id from street where name = '&quot;;[.B397];&quot;' and city_id = (select id from city where name = 'VIRGINIA BEACH')) where street_id = (select id from street where name = '&quot;;[.A397];&quot;' and city_id = (select id from city where name = 'VIRGINIA BEACH')); delete from street where name = '&quot;;[.A397];&quot;' and city_id = (select id from city where name = 'VIRGINIA BEACH'); COMMIT&quot;)" office:value-type="string" office:string-value="START TRANSACTION; update resident_base set house_num = concat(house_num,'-',REPLACE('PAGE HARBOR LDNG #205',concat('PAGE HARBOR LDNG',' #'),'')), street_id = (select id from street where name = 'PAGE HARBOR LDNG' and city_id = (select id from city where name = 'VIRGINIA BEACH')) where street_id = (select id from street where name = 'PAGE HARBOR LDNG #205' and city_id = (select id from city where name = 'VIRGINIA BEACH')); delete from street where name = 'PAGE HARBOR LDNG #205' and city_id = (select id from city where name = 'VIRGINIA BEACH'); COMMIT">
            <text:p>START TRANSACTION; update resident_base set house_num = concat(house_num,'-',REPLACE('PAGE HARBOR LDNG #205',concat('PAGE HARBOR LDNG',' #'),'')), street_id = (select id from street where name = 'PAGE HARBOR LDNG' and city_id = (select id from city where name = 'VIRGINIA BEACH')) where street_id = (select id from street where name = 'PAGE HARBOR LDNG #205' and city_id = (select id from city where name = 'VIRGINIA BEACH')); delete from street where name = 'PAGE HARBOR LDNG #2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HARBOR LDNG #206</text:p>
          </table:table-cell>
          <table:table-cell office:value-type="string">
            <text:p>PAGE HARBOR LDNG</text:p>
          </table:table-cell>
          <table:table-cell table:formula="of:=CONCATENATE(&quot;START TRANSACTION; update resident_base set house_num = concat(house_num,'-',REPLACE('&quot;;[.A398];&quot;',concat('&quot;;[.B398];&quot;',' #'),'')), street_id = (select id from street where name = '&quot;;[.B398];&quot;' and city_id = (select id from city where name = 'VIRGINIA BEACH')) where street_id = (select id from street where name = '&quot;;[.A398];&quot;' and city_id = (select id from city where name = 'VIRGINIA BEACH')); delete from street where name = '&quot;;[.A398];&quot;' and city_id = (select id from city where name = 'VIRGINIA BEACH'); COMMIT&quot;)" office:value-type="string" office:string-value="START TRANSACTION; update resident_base set house_num = concat(house_num,'-',REPLACE('PAGE HARBOR LDNG #206',concat('PAGE HARBOR LDNG',' #'),'')), street_id = (select id from street where name = 'PAGE HARBOR LDNG' and city_id = (select id from city where name = 'VIRGINIA BEACH')) where street_id = (select id from street where name = 'PAGE HARBOR LDNG #206' and city_id = (select id from city where name = 'VIRGINIA BEACH')); delete from street where name = 'PAGE HARBOR LDNG #206' and city_id = (select id from city where name = 'VIRGINIA BEACH'); COMMIT">
            <text:p>START TRANSACTION; update resident_base set house_num = concat(house_num,'-',REPLACE('PAGE HARBOR LDNG #206',concat('PAGE HARBOR LDNG',' #'),'')), street_id = (select id from street where name = 'PAGE HARBOR LDNG' and city_id = (select id from city where name = 'VIRGINIA BEACH')) where street_id = (select id from street where name = 'PAGE HARBOR LDNG #206' and city_id = (select id from city where name = 'VIRGINIA BEACH')); delete from street where name = 'PAGE HARBOR LDNG #2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HARBOR LDNG #207</text:p>
          </table:table-cell>
          <table:table-cell office:value-type="string">
            <text:p>PAGE HARBOR LDNG</text:p>
          </table:table-cell>
          <table:table-cell table:formula="of:=CONCATENATE(&quot;START TRANSACTION; update resident_base set house_num = concat(house_num,'-',REPLACE('&quot;;[.A399];&quot;',concat('&quot;;[.B399];&quot;',' #'),'')), street_id = (select id from street where name = '&quot;;[.B399];&quot;' and city_id = (select id from city where name = 'VIRGINIA BEACH')) where street_id = (select id from street where name = '&quot;;[.A399];&quot;' and city_id = (select id from city where name = 'VIRGINIA BEACH')); delete from street where name = '&quot;;[.A399];&quot;' and city_id = (select id from city where name = 'VIRGINIA BEACH'); COMMIT&quot;)" office:value-type="string" office:string-value="START TRANSACTION; update resident_base set house_num = concat(house_num,'-',REPLACE('PAGE HARBOR LDNG #207',concat('PAGE HARBOR LDNG',' #'),'')), street_id = (select id from street where name = 'PAGE HARBOR LDNG' and city_id = (select id from city where name = 'VIRGINIA BEACH')) where street_id = (select id from street where name = 'PAGE HARBOR LDNG #207' and city_id = (select id from city where name = 'VIRGINIA BEACH')); delete from street where name = 'PAGE HARBOR LDNG #207' and city_id = (select id from city where name = 'VIRGINIA BEACH'); COMMIT">
            <text:p>START TRANSACTION; update resident_base set house_num = concat(house_num,'-',REPLACE('PAGE HARBOR LDNG #207',concat('PAGE HARBOR LDNG',' #'),'')), street_id = (select id from street where name = 'PAGE HARBOR LDNG' and city_id = (select id from city where name = 'VIRGINIA BEACH')) where street_id = (select id from street where name = 'PAGE HARBOR LDNG #207' and city_id = (select id from city where name = 'VIRGINIA BEACH')); delete from street where name = 'PAGE HARBOR LDNG #2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HARBOR LDNG #208</text:p>
          </table:table-cell>
          <table:table-cell office:value-type="string">
            <text:p>PAGE HARBOR LDNG</text:p>
          </table:table-cell>
          <table:table-cell table:formula="of:=CONCATENATE(&quot;START TRANSACTION; update resident_base set house_num = concat(house_num,'-',REPLACE('&quot;;[.A400];&quot;',concat('&quot;;[.B400];&quot;',' #'),'')), street_id = (select id from street where name = '&quot;;[.B400];&quot;' and city_id = (select id from city where name = 'VIRGINIA BEACH')) where street_id = (select id from street where name = '&quot;;[.A400];&quot;' and city_id = (select id from city where name = 'VIRGINIA BEACH')); delete from street where name = '&quot;;[.A400];&quot;' and city_id = (select id from city where name = 'VIRGINIA BEACH'); COMMIT&quot;)" office:value-type="string" office:string-value="START TRANSACTION; update resident_base set house_num = concat(house_num,'-',REPLACE('PAGE HARBOR LDNG #208',concat('PAGE HARBOR LDNG',' #'),'')), street_id = (select id from street where name = 'PAGE HARBOR LDNG' and city_id = (select id from city where name = 'VIRGINIA BEACH')) where street_id = (select id from street where name = 'PAGE HARBOR LDNG #208' and city_id = (select id from city where name = 'VIRGINIA BEACH')); delete from street where name = 'PAGE HARBOR LDNG #208' and city_id = (select id from city where name = 'VIRGINIA BEACH'); COMMIT">
            <text:p>START TRANSACTION; update resident_base set house_num = concat(house_num,'-',REPLACE('PAGE HARBOR LDNG #208',concat('PAGE HARBOR LDNG',' #'),'')), street_id = (select id from street where name = 'PAGE HARBOR LDNG' and city_id = (select id from city where name = 'VIRGINIA BEACH')) where street_id = (select id from street where name = 'PAGE HARBOR LDNG #208' and city_id = (select id from city where name = 'VIRGINIA BEACH')); delete from street where name = 'PAGE HARBOR LDNG #2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HARBOR LDNG #301</text:p>
          </table:table-cell>
          <table:table-cell office:value-type="string">
            <text:p>PAGE HARBOR LDNG</text:p>
          </table:table-cell>
          <table:table-cell table:formula="of:=CONCATENATE(&quot;START TRANSACTION; update resident_base set house_num = concat(house_num,'-',REPLACE('&quot;;[.A401];&quot;',concat('&quot;;[.B401];&quot;',' #'),'')), street_id = (select id from street where name = '&quot;;[.B401];&quot;' and city_id = (select id from city where name = 'VIRGINIA BEACH')) where street_id = (select id from street where name = '&quot;;[.A401];&quot;' and city_id = (select id from city where name = 'VIRGINIA BEACH')); delete from street where name = '&quot;;[.A401];&quot;' and city_id = (select id from city where name = 'VIRGINIA BEACH'); COMMIT&quot;)" office:value-type="string" office:string-value="START TRANSACTION; update resident_base set house_num = concat(house_num,'-',REPLACE('PAGE HARBOR LDNG #301',concat('PAGE HARBOR LDNG',' #'),'')), street_id = (select id from street where name = 'PAGE HARBOR LDNG' and city_id = (select id from city where name = 'VIRGINIA BEACH')) where street_id = (select id from street where name = 'PAGE HARBOR LDNG #301' and city_id = (select id from city where name = 'VIRGINIA BEACH')); delete from street where name = 'PAGE HARBOR LDNG #301' and city_id = (select id from city where name = 'VIRGINIA BEACH'); COMMIT">
            <text:p>START TRANSACTION; update resident_base set house_num = concat(house_num,'-',REPLACE('PAGE HARBOR LDNG #301',concat('PAGE HARBOR LDNG',' #'),'')), street_id = (select id from street where name = 'PAGE HARBOR LDNG' and city_id = (select id from city where name = 'VIRGINIA BEACH')) where street_id = (select id from street where name = 'PAGE HARBOR LDNG #301' and city_id = (select id from city where name = 'VIRGINIA BEACH')); delete from street where name = 'PAGE HARBOR LDNG #3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HARBOR LDNG #303</text:p>
          </table:table-cell>
          <table:table-cell office:value-type="string">
            <text:p>PAGE HARBOR LDNG</text:p>
          </table:table-cell>
          <table:table-cell table:formula="of:=CONCATENATE(&quot;START TRANSACTION; update resident_base set house_num = concat(house_num,'-',REPLACE('&quot;;[.A402];&quot;',concat('&quot;;[.B402];&quot;',' #'),'')), street_id = (select id from street where name = '&quot;;[.B402];&quot;' and city_id = (select id from city where name = 'VIRGINIA BEACH')) where street_id = (select id from street where name = '&quot;;[.A402];&quot;' and city_id = (select id from city where name = 'VIRGINIA BEACH')); delete from street where name = '&quot;;[.A402];&quot;' and city_id = (select id from city where name = 'VIRGINIA BEACH'); COMMIT&quot;)" office:value-type="string" office:string-value="START TRANSACTION; update resident_base set house_num = concat(house_num,'-',REPLACE('PAGE HARBOR LDNG #303',concat('PAGE HARBOR LDNG',' #'),'')), street_id = (select id from street where name = 'PAGE HARBOR LDNG' and city_id = (select id from city where name = 'VIRGINIA BEACH')) where street_id = (select id from street where name = 'PAGE HARBOR LDNG #303' and city_id = (select id from city where name = 'VIRGINIA BEACH')); delete from street where name = 'PAGE HARBOR LDNG #303' and city_id = (select id from city where name = 'VIRGINIA BEACH'); COMMIT">
            <text:p>START TRANSACTION; update resident_base set house_num = concat(house_num,'-',REPLACE('PAGE HARBOR LDNG #303',concat('PAGE HARBOR LDNG',' #'),'')), street_id = (select id from street where name = 'PAGE HARBOR LDNG' and city_id = (select id from city where name = 'VIRGINIA BEACH')) where street_id = (select id from street where name = 'PAGE HARBOR LDNG #303' and city_id = (select id from city where name = 'VIRGINIA BEACH')); delete from street where name = 'PAGE HARBOR LDNG #3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HARBOR LDNG #304</text:p>
          </table:table-cell>
          <table:table-cell office:value-type="string">
            <text:p>PAGE HARBOR LDNG</text:p>
          </table:table-cell>
          <table:table-cell table:formula="of:=CONCATENATE(&quot;START TRANSACTION; update resident_base set house_num = concat(house_num,'-',REPLACE('&quot;;[.A403];&quot;',concat('&quot;;[.B403];&quot;',' #'),'')), street_id = (select id from street where name = '&quot;;[.B403];&quot;' and city_id = (select id from city where name = 'VIRGINIA BEACH')) where street_id = (select id from street where name = '&quot;;[.A403];&quot;' and city_id = (select id from city where name = 'VIRGINIA BEACH')); delete from street where name = '&quot;;[.A403];&quot;' and city_id = (select id from city where name = 'VIRGINIA BEACH'); COMMIT&quot;)" office:value-type="string" office:string-value="START TRANSACTION; update resident_base set house_num = concat(house_num,'-',REPLACE('PAGE HARBOR LDNG #304',concat('PAGE HARBOR LDNG',' #'),'')), street_id = (select id from street where name = 'PAGE HARBOR LDNG' and city_id = (select id from city where name = 'VIRGINIA BEACH')) where street_id = (select id from street where name = 'PAGE HARBOR LDNG #304' and city_id = (select id from city where name = 'VIRGINIA BEACH')); delete from street where name = 'PAGE HARBOR LDNG #304' and city_id = (select id from city where name = 'VIRGINIA BEACH'); COMMIT">
            <text:p>START TRANSACTION; update resident_base set house_num = concat(house_num,'-',REPLACE('PAGE HARBOR LDNG #304',concat('PAGE HARBOR LDNG',' #'),'')), street_id = (select id from street where name = 'PAGE HARBOR LDNG' and city_id = (select id from city where name = 'VIRGINIA BEACH')) where street_id = (select id from street where name = 'PAGE HARBOR LDNG #304' and city_id = (select id from city where name = 'VIRGINIA BEACH')); delete from street where name = 'PAGE HARBOR LDNG #3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HARBOR LDNG #305</text:p>
          </table:table-cell>
          <table:table-cell office:value-type="string">
            <text:p>PAGE HARBOR LDNG</text:p>
          </table:table-cell>
          <table:table-cell table:formula="of:=CONCATENATE(&quot;START TRANSACTION; update resident_base set house_num = concat(house_num,'-',REPLACE('&quot;;[.A404];&quot;',concat('&quot;;[.B404];&quot;',' #'),'')), street_id = (select id from street where name = '&quot;;[.B404];&quot;' and city_id = (select id from city where name = 'VIRGINIA BEACH')) where street_id = (select id from street where name = '&quot;;[.A404];&quot;' and city_id = (select id from city where name = 'VIRGINIA BEACH')); delete from street where name = '&quot;;[.A404];&quot;' and city_id = (select id from city where name = 'VIRGINIA BEACH'); COMMIT&quot;)" office:value-type="string" office:string-value="START TRANSACTION; update resident_base set house_num = concat(house_num,'-',REPLACE('PAGE HARBOR LDNG #305',concat('PAGE HARBOR LDNG',' #'),'')), street_id = (select id from street where name = 'PAGE HARBOR LDNG' and city_id = (select id from city where name = 'VIRGINIA BEACH')) where street_id = (select id from street where name = 'PAGE HARBOR LDNG #305' and city_id = (select id from city where name = 'VIRGINIA BEACH')); delete from street where name = 'PAGE HARBOR LDNG #305' and city_id = (select id from city where name = 'VIRGINIA BEACH'); COMMIT">
            <text:p>START TRANSACTION; update resident_base set house_num = concat(house_num,'-',REPLACE('PAGE HARBOR LDNG #305',concat('PAGE HARBOR LDNG',' #'),'')), street_id = (select id from street where name = 'PAGE HARBOR LDNG' and city_id = (select id from city where name = 'VIRGINIA BEACH')) where street_id = (select id from street where name = 'PAGE HARBOR LDNG #305' and city_id = (select id from city where name = 'VIRGINIA BEACH')); delete from street where name = 'PAGE HARBOR LDNG #3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HARBOR LDNG #306</text:p>
          </table:table-cell>
          <table:table-cell office:value-type="string">
            <text:p>PAGE HARBOR LDNG</text:p>
          </table:table-cell>
          <table:table-cell table:formula="of:=CONCATENATE(&quot;START TRANSACTION; update resident_base set house_num = concat(house_num,'-',REPLACE('&quot;;[.A405];&quot;',concat('&quot;;[.B405];&quot;',' #'),'')), street_id = (select id from street where name = '&quot;;[.B405];&quot;' and city_id = (select id from city where name = 'VIRGINIA BEACH')) where street_id = (select id from street where name = '&quot;;[.A405];&quot;' and city_id = (select id from city where name = 'VIRGINIA BEACH')); delete from street where name = '&quot;;[.A405];&quot;' and city_id = (select id from city where name = 'VIRGINIA BEACH'); COMMIT&quot;)" office:value-type="string" office:string-value="START TRANSACTION; update resident_base set house_num = concat(house_num,'-',REPLACE('PAGE HARBOR LDNG #306',concat('PAGE HARBOR LDNG',' #'),'')), street_id = (select id from street where name = 'PAGE HARBOR LDNG' and city_id = (select id from city where name = 'VIRGINIA BEACH')) where street_id = (select id from street where name = 'PAGE HARBOR LDNG #306' and city_id = (select id from city where name = 'VIRGINIA BEACH')); delete from street where name = 'PAGE HARBOR LDNG #306' and city_id = (select id from city where name = 'VIRGINIA BEACH'); COMMIT">
            <text:p>START TRANSACTION; update resident_base set house_num = concat(house_num,'-',REPLACE('PAGE HARBOR LDNG #306',concat('PAGE HARBOR LDNG',' #'),'')), street_id = (select id from street where name = 'PAGE HARBOR LDNG' and city_id = (select id from city where name = 'VIRGINIA BEACH')) where street_id = (select id from street where name = 'PAGE HARBOR LDNG #306' and city_id = (select id from city where name = 'VIRGINIA BEACH')); delete from street where name = 'PAGE HARBOR LDNG #3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PAGE HARBOR LDNG #308</text:p>
          </table:table-cell>
          <table:table-cell office:value-type="string">
            <text:p>PAGE HARBOR LDNG</text:p>
          </table:table-cell>
          <table:table-cell table:formula="of:=CONCATENATE(&quot;START TRANSACTION; update resident_base set house_num = concat(house_num,'-',REPLACE('&quot;;[.A406];&quot;',concat('&quot;;[.B406];&quot;',' #'),'')), street_id = (select id from street where name = '&quot;;[.B406];&quot;' and city_id = (select id from city where name = 'VIRGINIA BEACH')) where street_id = (select id from street where name = '&quot;;[.A406];&quot;' and city_id = (select id from city where name = 'VIRGINIA BEACH')); delete from street where name = '&quot;;[.A406];&quot;' and city_id = (select id from city where name = 'VIRGINIA BEACH'); COMMIT&quot;)" office:value-type="string" office:string-value="START TRANSACTION; update resident_base set house_num = concat(house_num,'-',REPLACE('PAGE HARBOR LDNG #308',concat('PAGE HARBOR LDNG',' #'),'')), street_id = (select id from street where name = 'PAGE HARBOR LDNG' and city_id = (select id from city where name = 'VIRGINIA BEACH')) where street_id = (select id from street where name = 'PAGE HARBOR LDNG #308' and city_id = (select id from city where name = 'VIRGINIA BEACH')); delete from street where name = 'PAGE HARBOR LDNG #308' and city_id = (select id from city where name = 'VIRGINIA BEACH'); COMMIT">
            <text:p>START TRANSACTION; update resident_base set house_num = concat(house_num,'-',REPLACE('PAGE HARBOR LDNG #308',concat('PAGE HARBOR LDNG',' #'),'')), street_id = (select id from street where name = 'PAGE HARBOR LDNG' and city_id = (select id from city where name = 'VIRGINIA BEACH')) where street_id = (select id from street where name = 'PAGE HARBOR LDNG #308' and city_id = (select id from city where name = 'VIRGINIA BEACH')); delete from street where name = 'PAGE HARBOR LDNG #3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EA SHELL RD #101</text:p>
          </table:table-cell>
          <table:table-cell office:value-type="string">
            <text:p>SEA SHELL RD</text:p>
          </table:table-cell>
          <table:table-cell table:formula="of:=CONCATENATE(&quot;START TRANSACTION; update resident_base set house_num = concat(house_num,'-',REPLACE('&quot;;[.A408];&quot;',concat('&quot;;[.B408];&quot;',' #'),'')), street_id = (select id from street where name = '&quot;;[.B408];&quot;' and city_id = (select id from city where name = 'VIRGINIA BEACH')) where street_id = (select id from street where name = '&quot;;[.A408];&quot;' and city_id = (select id from city where name = 'VIRGINIA BEACH')); delete from street where name = '&quot;;[.A408];&quot;' and city_id = (select id from city where name = 'VIRGINIA BEACH'); COMMIT&quot;)" office:value-type="string" office:string-value="START TRANSACTION; update resident_base set house_num = concat(house_num,'-',REPLACE('SEA SHELL RD #101',concat('SEA SHELL RD',' #'),'')), street_id = (select id from street where name = 'SEA SHELL RD' and city_id = (select id from city where name = 'VIRGINIA BEACH')) where street_id = (select id from street where name = 'SEA SHELL RD #101' and city_id = (select id from city where name = 'VIRGINIA BEACH')); delete from street where name = 'SEA SHELL RD #101' and city_id = (select id from city where name = 'VIRGINIA BEACH'); COMMIT">
            <text:p>START TRANSACTION; update resident_base set house_num = concat(house_num,'-',REPLACE('SEA SHELL RD #101',concat('SEA SHELL RD',' #'),'')), street_id = (select id from street where name = 'SEA SHELL RD' and city_id = (select id from city where name = 'VIRGINIA BEACH')) where street_id = (select id from street where name = 'SEA SHELL RD #101' and city_id = (select id from city where name = 'VIRGINIA BEACH')); delete from street where name = 'SEA SHELL RD #1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EA SHELL RD #102</text:p>
          </table:table-cell>
          <table:table-cell office:value-type="string">
            <text:p>SEA SHELL RD</text:p>
          </table:table-cell>
          <table:table-cell table:formula="of:=CONCATENATE(&quot;START TRANSACTION; update resident_base set house_num = concat(house_num,'-',REPLACE('&quot;;[.A409];&quot;',concat('&quot;;[.B409];&quot;',' #'),'')), street_id = (select id from street where name = '&quot;;[.B409];&quot;' and city_id = (select id from city where name = 'VIRGINIA BEACH')) where street_id = (select id from street where name = '&quot;;[.A409];&quot;' and city_id = (select id from city where name = 'VIRGINIA BEACH')); delete from street where name = '&quot;;[.A409];&quot;' and city_id = (select id from city where name = 'VIRGINIA BEACH'); COMMIT&quot;)" office:value-type="string" office:string-value="START TRANSACTION; update resident_base set house_num = concat(house_num,'-',REPLACE('SEA SHELL RD #102',concat('SEA SHELL RD',' #'),'')), street_id = (select id from street where name = 'SEA SHELL RD' and city_id = (select id from city where name = 'VIRGINIA BEACH')) where street_id = (select id from street where name = 'SEA SHELL RD #102' and city_id = (select id from city where name = 'VIRGINIA BEACH')); delete from street where name = 'SEA SHELL RD #102' and city_id = (select id from city where name = 'VIRGINIA BEACH'); COMMIT">
            <text:p>START TRANSACTION; update resident_base set house_num = concat(house_num,'-',REPLACE('SEA SHELL RD #102',concat('SEA SHELL RD',' #'),'')), street_id = (select id from street where name = 'SEA SHELL RD' and city_id = (select id from city where name = 'VIRGINIA BEACH')) where street_id = (select id from street where name = 'SEA SHELL RD #102' and city_id = (select id from city where name = 'VIRGINIA BEACH')); delete from street where name = 'SEA SHELL RD #1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EA SHELL RD #104</text:p>
          </table:table-cell>
          <table:table-cell office:value-type="string">
            <text:p>SEA SHELL RD</text:p>
          </table:table-cell>
          <table:table-cell table:formula="of:=CONCATENATE(&quot;START TRANSACTION; update resident_base set house_num = concat(house_num,'-',REPLACE('&quot;;[.A410];&quot;',concat('&quot;;[.B410];&quot;',' #'),'')), street_id = (select id from street where name = '&quot;;[.B410];&quot;' and city_id = (select id from city where name = 'VIRGINIA BEACH')) where street_id = (select id from street where name = '&quot;;[.A410];&quot;' and city_id = (select id from city where name = 'VIRGINIA BEACH')); delete from street where name = '&quot;;[.A410];&quot;' and city_id = (select id from city where name = 'VIRGINIA BEACH'); COMMIT&quot;)" office:value-type="string" office:string-value="START TRANSACTION; update resident_base set house_num = concat(house_num,'-',REPLACE('SEA SHELL RD #104',concat('SEA SHELL RD',' #'),'')), street_id = (select id from street where name = 'SEA SHELL RD' and city_id = (select id from city where name = 'VIRGINIA BEACH')) where street_id = (select id from street where name = 'SEA SHELL RD #104' and city_id = (select id from city where name = 'VIRGINIA BEACH')); delete from street where name = 'SEA SHELL RD #104' and city_id = (select id from city where name = 'VIRGINIA BEACH'); COMMIT">
            <text:p>START TRANSACTION; update resident_base set house_num = concat(house_num,'-',REPLACE('SEA SHELL RD #104',concat('SEA SHELL RD',' #'),'')), street_id = (select id from street where name = 'SEA SHELL RD' and city_id = (select id from city where name = 'VIRGINIA BEACH')) where street_id = (select id from street where name = 'SEA SHELL RD #104' and city_id = (select id from city where name = 'VIRGINIA BEACH')); delete from street where name = 'SEA SHELL RD #1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EA SHELL RD #105</text:p>
          </table:table-cell>
          <table:table-cell office:value-type="string">
            <text:p>SEA SHELL RD</text:p>
          </table:table-cell>
          <table:table-cell table:formula="of:=CONCATENATE(&quot;START TRANSACTION; update resident_base set house_num = concat(house_num,'-',REPLACE('&quot;;[.A411];&quot;',concat('&quot;;[.B411];&quot;',' #'),'')), street_id = (select id from street where name = '&quot;;[.B411];&quot;' and city_id = (select id from city where name = 'VIRGINIA BEACH')) where street_id = (select id from street where name = '&quot;;[.A411];&quot;' and city_id = (select id from city where name = 'VIRGINIA BEACH')); delete from street where name = '&quot;;[.A411];&quot;' and city_id = (select id from city where name = 'VIRGINIA BEACH'); COMMIT&quot;)" office:value-type="string" office:string-value="START TRANSACTION; update resident_base set house_num = concat(house_num,'-',REPLACE('SEA SHELL RD #105',concat('SEA SHELL RD',' #'),'')), street_id = (select id from street where name = 'SEA SHELL RD' and city_id = (select id from city where name = 'VIRGINIA BEACH')) where street_id = (select id from street where name = 'SEA SHELL RD #105' and city_id = (select id from city where name = 'VIRGINIA BEACH')); delete from street where name = 'SEA SHELL RD #105' and city_id = (select id from city where name = 'VIRGINIA BEACH'); COMMIT">
            <text:p>START TRANSACTION; update resident_base set house_num = concat(house_num,'-',REPLACE('SEA SHELL RD #105',concat('SEA SHELL RD',' #'),'')), street_id = (select id from street where name = 'SEA SHELL RD' and city_id = (select id from city where name = 'VIRGINIA BEACH')) where street_id = (select id from street where name = 'SEA SHELL RD #105' and city_id = (select id from city where name = 'VIRGINIA BEACH')); delete from street where name = 'SEA SHELL RD #1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EA SHELL RD #107</text:p>
          </table:table-cell>
          <table:table-cell office:value-type="string">
            <text:p>SEA SHELL RD</text:p>
          </table:table-cell>
          <table:table-cell table:formula="of:=CONCATENATE(&quot;START TRANSACTION; update resident_base set house_num = concat(house_num,'-',REPLACE('&quot;;[.A412];&quot;',concat('&quot;;[.B412];&quot;',' #'),'')), street_id = (select id from street where name = '&quot;;[.B412];&quot;' and city_id = (select id from city where name = 'VIRGINIA BEACH')) where street_id = (select id from street where name = '&quot;;[.A412];&quot;' and city_id = (select id from city where name = 'VIRGINIA BEACH')); delete from street where name = '&quot;;[.A412];&quot;' and city_id = (select id from city where name = 'VIRGINIA BEACH'); COMMIT&quot;)" office:value-type="string" office:string-value="START TRANSACTION; update resident_base set house_num = concat(house_num,'-',REPLACE('SEA SHELL RD #107',concat('SEA SHELL RD',' #'),'')), street_id = (select id from street where name = 'SEA SHELL RD' and city_id = (select id from city where name = 'VIRGINIA BEACH')) where street_id = (select id from street where name = 'SEA SHELL RD #107' and city_id = (select id from city where name = 'VIRGINIA BEACH')); delete from street where name = 'SEA SHELL RD #107' and city_id = (select id from city where name = 'VIRGINIA BEACH'); COMMIT">
            <text:p>START TRANSACTION; update resident_base set house_num = concat(house_num,'-',REPLACE('SEA SHELL RD #107',concat('SEA SHELL RD',' #'),'')), street_id = (select id from street where name = 'SEA SHELL RD' and city_id = (select id from city where name = 'VIRGINIA BEACH')) where street_id = (select id from street where name = 'SEA SHELL RD #107' and city_id = (select id from city where name = 'VIRGINIA BEACH')); delete from street where name = 'SEA SHELL RD #1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EA SHELL RD #110</text:p>
          </table:table-cell>
          <table:table-cell office:value-type="string">
            <text:p>SEA SHELL RD</text:p>
          </table:table-cell>
          <table:table-cell table:formula="of:=CONCATENATE(&quot;START TRANSACTION; update resident_base set house_num = concat(house_num,'-',REPLACE('&quot;;[.A413];&quot;',concat('&quot;;[.B413];&quot;',' #'),'')), street_id = (select id from street where name = '&quot;;[.B413];&quot;' and city_id = (select id from city where name = 'VIRGINIA BEACH')) where street_id = (select id from street where name = '&quot;;[.A413];&quot;' and city_id = (select id from city where name = 'VIRGINIA BEACH')); delete from street where name = '&quot;;[.A413];&quot;' and city_id = (select id from city where name = 'VIRGINIA BEACH'); COMMIT&quot;)" office:value-type="string" office:string-value="START TRANSACTION; update resident_base set house_num = concat(house_num,'-',REPLACE('SEA SHELL RD #110',concat('SEA SHELL RD',' #'),'')), street_id = (select id from street where name = 'SEA SHELL RD' and city_id = (select id from city where name = 'VIRGINIA BEACH')) where street_id = (select id from street where name = 'SEA SHELL RD #110' and city_id = (select id from city where name = 'VIRGINIA BEACH')); delete from street where name = 'SEA SHELL RD #110' and city_id = (select id from city where name = 'VIRGINIA BEACH'); COMMIT">
            <text:p>START TRANSACTION; update resident_base set house_num = concat(house_num,'-',REPLACE('SEA SHELL RD #110',concat('SEA SHELL RD',' #'),'')), street_id = (select id from street where name = 'SEA SHELL RD' and city_id = (select id from city where name = 'VIRGINIA BEACH')) where street_id = (select id from street where name = 'SEA SHELL RD #110' and city_id = (select id from city where name = 'VIRGINIA BEACH')); delete from street where name = 'SEA SHELL RD #11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EA SHELL RD #201</text:p>
          </table:table-cell>
          <table:table-cell office:value-type="string">
            <text:p>SEA SHELL RD</text:p>
          </table:table-cell>
          <table:table-cell table:formula="of:=CONCATENATE(&quot;START TRANSACTION; update resident_base set house_num = concat(house_num,'-',REPLACE('&quot;;[.A414];&quot;',concat('&quot;;[.B414];&quot;',' #'),'')), street_id = (select id from street where name = '&quot;;[.B414];&quot;' and city_id = (select id from city where name = 'VIRGINIA BEACH')) where street_id = (select id from street where name = '&quot;;[.A414];&quot;' and city_id = (select id from city where name = 'VIRGINIA BEACH')); delete from street where name = '&quot;;[.A414];&quot;' and city_id = (select id from city where name = 'VIRGINIA BEACH'); COMMIT&quot;)" office:value-type="string" office:string-value="START TRANSACTION; update resident_base set house_num = concat(house_num,'-',REPLACE('SEA SHELL RD #201',concat('SEA SHELL RD',' #'),'')), street_id = (select id from street where name = 'SEA SHELL RD' and city_id = (select id from city where name = 'VIRGINIA BEACH')) where street_id = (select id from street where name = 'SEA SHELL RD #201' and city_id = (select id from city where name = 'VIRGINIA BEACH')); delete from street where name = 'SEA SHELL RD #201' and city_id = (select id from city where name = 'VIRGINIA BEACH'); COMMIT">
            <text:p>START TRANSACTION; update resident_base set house_num = concat(house_num,'-',REPLACE('SEA SHELL RD #201',concat('SEA SHELL RD',' #'),'')), street_id = (select id from street where name = 'SEA SHELL RD' and city_id = (select id from city where name = 'VIRGINIA BEACH')) where street_id = (select id from street where name = 'SEA SHELL RD #201' and city_id = (select id from city where name = 'VIRGINIA BEACH')); delete from street where name = 'SEA SHELL RD #2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EA SHELL RD #202</text:p>
          </table:table-cell>
          <table:table-cell office:value-type="string">
            <text:p>SEA SHELL RD</text:p>
          </table:table-cell>
          <table:table-cell table:formula="of:=CONCATENATE(&quot;START TRANSACTION; update resident_base set house_num = concat(house_num,'-',REPLACE('&quot;;[.A415];&quot;',concat('&quot;;[.B415];&quot;',' #'),'')), street_id = (select id from street where name = '&quot;;[.B415];&quot;' and city_id = (select id from city where name = 'VIRGINIA BEACH')) where street_id = (select id from street where name = '&quot;;[.A415];&quot;' and city_id = (select id from city where name = 'VIRGINIA BEACH')); delete from street where name = '&quot;;[.A415];&quot;' and city_id = (select id from city where name = 'VIRGINIA BEACH'); COMMIT&quot;)" office:value-type="string" office:string-value="START TRANSACTION; update resident_base set house_num = concat(house_num,'-',REPLACE('SEA SHELL RD #202',concat('SEA SHELL RD',' #'),'')), street_id = (select id from street where name = 'SEA SHELL RD' and city_id = (select id from city where name = 'VIRGINIA BEACH')) where street_id = (select id from street where name = 'SEA SHELL RD #202' and city_id = (select id from city where name = 'VIRGINIA BEACH')); delete from street where name = 'SEA SHELL RD #202' and city_id = (select id from city where name = 'VIRGINIA BEACH'); COMMIT">
            <text:p>START TRANSACTION; update resident_base set house_num = concat(house_num,'-',REPLACE('SEA SHELL RD #202',concat('SEA SHELL RD',' #'),'')), street_id = (select id from street where name = 'SEA SHELL RD' and city_id = (select id from city where name = 'VIRGINIA BEACH')) where street_id = (select id from street where name = 'SEA SHELL RD #202' and city_id = (select id from city where name = 'VIRGINIA BEACH')); delete from street where name = 'SEA SHELL RD #2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EA SHELL RD #205</text:p>
          </table:table-cell>
          <table:table-cell office:value-type="string">
            <text:p>SEA SHELL RD</text:p>
          </table:table-cell>
          <table:table-cell table:formula="of:=CONCATENATE(&quot;START TRANSACTION; update resident_base set house_num = concat(house_num,'-',REPLACE('&quot;;[.A416];&quot;',concat('&quot;;[.B416];&quot;',' #'),'')), street_id = (select id from street where name = '&quot;;[.B416];&quot;' and city_id = (select id from city where name = 'VIRGINIA BEACH')) where street_id = (select id from street where name = '&quot;;[.A416];&quot;' and city_id = (select id from city where name = 'VIRGINIA BEACH')); delete from street where name = '&quot;;[.A416];&quot;' and city_id = (select id from city where name = 'VIRGINIA BEACH'); COMMIT&quot;)" office:value-type="string" office:string-value="START TRANSACTION; update resident_base set house_num = concat(house_num,'-',REPLACE('SEA SHELL RD #205',concat('SEA SHELL RD',' #'),'')), street_id = (select id from street where name = 'SEA SHELL RD' and city_id = (select id from city where name = 'VIRGINIA BEACH')) where street_id = (select id from street where name = 'SEA SHELL RD #205' and city_id = (select id from city where name = 'VIRGINIA BEACH')); delete from street where name = 'SEA SHELL RD #205' and city_id = (select id from city where name = 'VIRGINIA BEACH'); COMMIT">
            <text:p>START TRANSACTION; update resident_base set house_num = concat(house_num,'-',REPLACE('SEA SHELL RD #205',concat('SEA SHELL RD',' #'),'')), street_id = (select id from street where name = 'SEA SHELL RD' and city_id = (select id from city where name = 'VIRGINIA BEACH')) where street_id = (select id from street where name = 'SEA SHELL RD #205' and city_id = (select id from city where name = 'VIRGINIA BEACH')); delete from street where name = 'SEA SHELL RD #2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EA SHELL RD #207</text:p>
          </table:table-cell>
          <table:table-cell office:value-type="string">
            <text:p>SEA SHELL RD</text:p>
          </table:table-cell>
          <table:table-cell table:formula="of:=CONCATENATE(&quot;START TRANSACTION; update resident_base set house_num = concat(house_num,'-',REPLACE('&quot;;[.A417];&quot;',concat('&quot;;[.B417];&quot;',' #'),'')), street_id = (select id from street where name = '&quot;;[.B417];&quot;' and city_id = (select id from city where name = 'VIRGINIA BEACH')) where street_id = (select id from street where name = '&quot;;[.A417];&quot;' and city_id = (select id from city where name = 'VIRGINIA BEACH')); delete from street where name = '&quot;;[.A417];&quot;' and city_id = (select id from city where name = 'VIRGINIA BEACH'); COMMIT&quot;)" office:value-type="string" office:string-value="START TRANSACTION; update resident_base set house_num = concat(house_num,'-',REPLACE('SEA SHELL RD #207',concat('SEA SHELL RD',' #'),'')), street_id = (select id from street where name = 'SEA SHELL RD' and city_id = (select id from city where name = 'VIRGINIA BEACH')) where street_id = (select id from street where name = 'SEA SHELL RD #207' and city_id = (select id from city where name = 'VIRGINIA BEACH')); delete from street where name = 'SEA SHELL RD #207' and city_id = (select id from city where name = 'VIRGINIA BEACH'); COMMIT">
            <text:p>START TRANSACTION; update resident_base set house_num = concat(house_num,'-',REPLACE('SEA SHELL RD #207',concat('SEA SHELL RD',' #'),'')), street_id = (select id from street where name = 'SEA SHELL RD' and city_id = (select id from city where name = 'VIRGINIA BEACH')) where street_id = (select id from street where name = 'SEA SHELL RD #207' and city_id = (select id from city where name = 'VIRGINIA BEACH')); delete from street where name = 'SEA SHELL RD #2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EA SHELL RD #208</text:p>
          </table:table-cell>
          <table:table-cell office:value-type="string">
            <text:p>SEA SHELL RD</text:p>
          </table:table-cell>
          <table:table-cell table:formula="of:=CONCATENATE(&quot;START TRANSACTION; update resident_base set house_num = concat(house_num,'-',REPLACE('&quot;;[.A418];&quot;',concat('&quot;;[.B418];&quot;',' #'),'')), street_id = (select id from street where name = '&quot;;[.B418];&quot;' and city_id = (select id from city where name = 'VIRGINIA BEACH')) where street_id = (select id from street where name = '&quot;;[.A418];&quot;' and city_id = (select id from city where name = 'VIRGINIA BEACH')); delete from street where name = '&quot;;[.A418];&quot;' and city_id = (select id from city where name = 'VIRGINIA BEACH'); COMMIT&quot;)" office:value-type="string" office:string-value="START TRANSACTION; update resident_base set house_num = concat(house_num,'-',REPLACE('SEA SHELL RD #208',concat('SEA SHELL RD',' #'),'')), street_id = (select id from street where name = 'SEA SHELL RD' and city_id = (select id from city where name = 'VIRGINIA BEACH')) where street_id = (select id from street where name = 'SEA SHELL RD #208' and city_id = (select id from city where name = 'VIRGINIA BEACH')); delete from street where name = 'SEA SHELL RD #208' and city_id = (select id from city where name = 'VIRGINIA BEACH'); COMMIT">
            <text:p>START TRANSACTION; update resident_base set house_num = concat(house_num,'-',REPLACE('SEA SHELL RD #208',concat('SEA SHELL RD',' #'),'')), street_id = (select id from street where name = 'SEA SHELL RD' and city_id = (select id from city where name = 'VIRGINIA BEACH')) where street_id = (select id from street where name = 'SEA SHELL RD #208' and city_id = (select id from city where name = 'VIRGINIA BEACH')); delete from street where name = 'SEA SHELL RD #2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EA SHELL RD #209</text:p>
          </table:table-cell>
          <table:table-cell office:value-type="string">
            <text:p>SEA SHELL RD</text:p>
          </table:table-cell>
          <table:table-cell table:formula="of:=CONCATENATE(&quot;START TRANSACTION; update resident_base set house_num = concat(house_num,'-',REPLACE('&quot;;[.A419];&quot;',concat('&quot;;[.B419];&quot;',' #'),'')), street_id = (select id from street where name = '&quot;;[.B419];&quot;' and city_id = (select id from city where name = 'VIRGINIA BEACH')) where street_id = (select id from street where name = '&quot;;[.A419];&quot;' and city_id = (select id from city where name = 'VIRGINIA BEACH')); delete from street where name = '&quot;;[.A419];&quot;' and city_id = (select id from city where name = 'VIRGINIA BEACH'); COMMIT&quot;)" office:value-type="string" office:string-value="START TRANSACTION; update resident_base set house_num = concat(house_num,'-',REPLACE('SEA SHELL RD #209',concat('SEA SHELL RD',' #'),'')), street_id = (select id from street where name = 'SEA SHELL RD' and city_id = (select id from city where name = 'VIRGINIA BEACH')) where street_id = (select id from street where name = 'SEA SHELL RD #209' and city_id = (select id from city where name = 'VIRGINIA BEACH')); delete from street where name = 'SEA SHELL RD #209' and city_id = (select id from city where name = 'VIRGINIA BEACH'); COMMIT">
            <text:p>START TRANSACTION; update resident_base set house_num = concat(house_num,'-',REPLACE('SEA SHELL RD #209',concat('SEA SHELL RD',' #'),'')), street_id = (select id from street where name = 'SEA SHELL RD' and city_id = (select id from city where name = 'VIRGINIA BEACH')) where street_id = (select id from street where name = 'SEA SHELL RD #209' and city_id = (select id from city where name = 'VIRGINIA BEACH')); delete from street where name = 'SEA SHELL RD #20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EA SHELL RD #210</text:p>
          </table:table-cell>
          <table:table-cell office:value-type="string">
            <text:p>SEA SHELL RD</text:p>
          </table:table-cell>
          <table:table-cell table:formula="of:=CONCATENATE(&quot;START TRANSACTION; update resident_base set house_num = concat(house_num,'-',REPLACE('&quot;;[.A420];&quot;',concat('&quot;;[.B420];&quot;',' #'),'')), street_id = (select id from street where name = '&quot;;[.B420];&quot;' and city_id = (select id from city where name = 'VIRGINIA BEACH')) where street_id = (select id from street where name = '&quot;;[.A420];&quot;' and city_id = (select id from city where name = 'VIRGINIA BEACH')); delete from street where name = '&quot;;[.A420];&quot;' and city_id = (select id from city where name = 'VIRGINIA BEACH'); COMMIT&quot;)" office:value-type="string" office:string-value="START TRANSACTION; update resident_base set house_num = concat(house_num,'-',REPLACE('SEA SHELL RD #210',concat('SEA SHELL RD',' #'),'')), street_id = (select id from street where name = 'SEA SHELL RD' and city_id = (select id from city where name = 'VIRGINIA BEACH')) where street_id = (select id from street where name = 'SEA SHELL RD #210' and city_id = (select id from city where name = 'VIRGINIA BEACH')); delete from street where name = 'SEA SHELL RD #210' and city_id = (select id from city where name = 'VIRGINIA BEACH'); COMMIT">
            <text:p>START TRANSACTION; update resident_base set house_num = concat(house_num,'-',REPLACE('SEA SHELL RD #210',concat('SEA SHELL RD',' #'),'')), street_id = (select id from street where name = 'SEA SHELL RD' and city_id = (select id from city where name = 'VIRGINIA BEACH')) where street_id = (select id from street where name = 'SEA SHELL RD #210' and city_id = (select id from city where name = 'VIRGINIA BEACH')); delete from street where name = 'SEA SHELL RD #21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EA SHELL RD #211</text:p>
          </table:table-cell>
          <table:table-cell office:value-type="string">
            <text:p>SEA SHELL RD</text:p>
          </table:table-cell>
          <table:table-cell table:formula="of:=CONCATENATE(&quot;START TRANSACTION; update resident_base set house_num = concat(house_num,'-',REPLACE('&quot;;[.A421];&quot;',concat('&quot;;[.B421];&quot;',' #'),'')), street_id = (select id from street where name = '&quot;;[.B421];&quot;' and city_id = (select id from city where name = 'VIRGINIA BEACH')) where street_id = (select id from street where name = '&quot;;[.A421];&quot;' and city_id = (select id from city where name = 'VIRGINIA BEACH')); delete from street where name = '&quot;;[.A421];&quot;' and city_id = (select id from city where name = 'VIRGINIA BEACH'); COMMIT&quot;)" office:value-type="string" office:string-value="START TRANSACTION; update resident_base set house_num = concat(house_num,'-',REPLACE('SEA SHELL RD #211',concat('SEA SHELL RD',' #'),'')), street_id = (select id from street where name = 'SEA SHELL RD' and city_id = (select id from city where name = 'VIRGINIA BEACH')) where street_id = (select id from street where name = 'SEA SHELL RD #211' and city_id = (select id from city where name = 'VIRGINIA BEACH')); delete from street where name = 'SEA SHELL RD #211' and city_id = (select id from city where name = 'VIRGINIA BEACH'); COMMIT">
            <text:p>START TRANSACTION; update resident_base set house_num = concat(house_num,'-',REPLACE('SEA SHELL RD #211',concat('SEA SHELL RD',' #'),'')), street_id = (select id from street where name = 'SEA SHELL RD' and city_id = (select id from city where name = 'VIRGINIA BEACH')) where street_id = (select id from street where name = 'SEA SHELL RD #211' and city_id = (select id from city where name = 'VIRGINIA BEACH')); delete from street where name = 'SEA SHELL RD #21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EA SHELL RD #212</text:p>
          </table:table-cell>
          <table:table-cell office:value-type="string">
            <text:p>SEA SHELL RD</text:p>
          </table:table-cell>
          <table:table-cell table:formula="of:=CONCATENATE(&quot;START TRANSACTION; update resident_base set house_num = concat(house_num,'-',REPLACE('&quot;;[.A422];&quot;',concat('&quot;;[.B422];&quot;',' #'),'')), street_id = (select id from street where name = '&quot;;[.B422];&quot;' and city_id = (select id from city where name = 'VIRGINIA BEACH')) where street_id = (select id from street where name = '&quot;;[.A422];&quot;' and city_id = (select id from city where name = 'VIRGINIA BEACH')); delete from street where name = '&quot;;[.A422];&quot;' and city_id = (select id from city where name = 'VIRGINIA BEACH'); COMMIT&quot;)" office:value-type="string" office:string-value="START TRANSACTION; update resident_base set house_num = concat(house_num,'-',REPLACE('SEA SHELL RD #212',concat('SEA SHELL RD',' #'),'')), street_id = (select id from street where name = 'SEA SHELL RD' and city_id = (select id from city where name = 'VIRGINIA BEACH')) where street_id = (select id from street where name = 'SEA SHELL RD #212' and city_id = (select id from city where name = 'VIRGINIA BEACH')); delete from street where name = 'SEA SHELL RD #212' and city_id = (select id from city where name = 'VIRGINIA BEACH'); COMMIT">
            <text:p>START TRANSACTION; update resident_base set house_num = concat(house_num,'-',REPLACE('SEA SHELL RD #212',concat('SEA SHELL RD',' #'),'')), street_id = (select id from street where name = 'SEA SHELL RD' and city_id = (select id from city where name = 'VIRGINIA BEACH')) where street_id = (select id from street where name = 'SEA SHELL RD #212' and city_id = (select id from city where name = 'VIRGINIA BEACH')); delete from street where name = 'SEA SHELL RD #21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EA SHELL RD #301</text:p>
          </table:table-cell>
          <table:table-cell office:value-type="string">
            <text:p>SEA SHELL RD</text:p>
          </table:table-cell>
          <table:table-cell table:formula="of:=CONCATENATE(&quot;START TRANSACTION; update resident_base set house_num = concat(house_num,'-',REPLACE('&quot;;[.A423];&quot;',concat('&quot;;[.B423];&quot;',' #'),'')), street_id = (select id from street where name = '&quot;;[.B423];&quot;' and city_id = (select id from city where name = 'VIRGINIA BEACH')) where street_id = (select id from street where name = '&quot;;[.A423];&quot;' and city_id = (select id from city where name = 'VIRGINIA BEACH')); delete from street where name = '&quot;;[.A423];&quot;' and city_id = (select id from city where name = 'VIRGINIA BEACH'); COMMIT&quot;)" office:value-type="string" office:string-value="START TRANSACTION; update resident_base set house_num = concat(house_num,'-',REPLACE('SEA SHELL RD #301',concat('SEA SHELL RD',' #'),'')), street_id = (select id from street where name = 'SEA SHELL RD' and city_id = (select id from city where name = 'VIRGINIA BEACH')) where street_id = (select id from street where name = 'SEA SHELL RD #301' and city_id = (select id from city where name = 'VIRGINIA BEACH')); delete from street where name = 'SEA SHELL RD #301' and city_id = (select id from city where name = 'VIRGINIA BEACH'); COMMIT">
            <text:p>START TRANSACTION; update resident_base set house_num = concat(house_num,'-',REPLACE('SEA SHELL RD #301',concat('SEA SHELL RD',' #'),'')), street_id = (select id from street where name = 'SEA SHELL RD' and city_id = (select id from city where name = 'VIRGINIA BEACH')) where street_id = (select id from street where name = 'SEA SHELL RD #301' and city_id = (select id from city where name = 'VIRGINIA BEACH')); delete from street where name = 'SEA SHELL RD #3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EA SHELL RD #302</text:p>
          </table:table-cell>
          <table:table-cell office:value-type="string">
            <text:p>SEA SHELL RD</text:p>
          </table:table-cell>
          <table:table-cell table:formula="of:=CONCATENATE(&quot;START TRANSACTION; update resident_base set house_num = concat(house_num,'-',REPLACE('&quot;;[.A424];&quot;',concat('&quot;;[.B424];&quot;',' #'),'')), street_id = (select id from street where name = '&quot;;[.B424];&quot;' and city_id = (select id from city where name = 'VIRGINIA BEACH')) where street_id = (select id from street where name = '&quot;;[.A424];&quot;' and city_id = (select id from city where name = 'VIRGINIA BEACH')); delete from street where name = '&quot;;[.A424];&quot;' and city_id = (select id from city where name = 'VIRGINIA BEACH'); COMMIT&quot;)" office:value-type="string" office:string-value="START TRANSACTION; update resident_base set house_num = concat(house_num,'-',REPLACE('SEA SHELL RD #302',concat('SEA SHELL RD',' #'),'')), street_id = (select id from street where name = 'SEA SHELL RD' and city_id = (select id from city where name = 'VIRGINIA BEACH')) where street_id = (select id from street where name = 'SEA SHELL RD #302' and city_id = (select id from city where name = 'VIRGINIA BEACH')); delete from street where name = 'SEA SHELL RD #302' and city_id = (select id from city where name = 'VIRGINIA BEACH'); COMMIT">
            <text:p>START TRANSACTION; update resident_base set house_num = concat(house_num,'-',REPLACE('SEA SHELL RD #302',concat('SEA SHELL RD',' #'),'')), street_id = (select id from street where name = 'SEA SHELL RD' and city_id = (select id from city where name = 'VIRGINIA BEACH')) where street_id = (select id from street where name = 'SEA SHELL RD #302' and city_id = (select id from city where name = 'VIRGINIA BEACH')); delete from street where name = 'SEA SHELL RD #3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EA SHELL RD #303</text:p>
          </table:table-cell>
          <table:table-cell office:value-type="string">
            <text:p>SEA SHELL RD</text:p>
          </table:table-cell>
          <table:table-cell table:formula="of:=CONCATENATE(&quot;START TRANSACTION; update resident_base set house_num = concat(house_num,'-',REPLACE('&quot;;[.A425];&quot;',concat('&quot;;[.B425];&quot;',' #'),'')), street_id = (select id from street where name = '&quot;;[.B425];&quot;' and city_id = (select id from city where name = 'VIRGINIA BEACH')) where street_id = (select id from street where name = '&quot;;[.A425];&quot;' and city_id = (select id from city where name = 'VIRGINIA BEACH')); delete from street where name = '&quot;;[.A425];&quot;' and city_id = (select id from city where name = 'VIRGINIA BEACH'); COMMIT&quot;)" office:value-type="string" office:string-value="START TRANSACTION; update resident_base set house_num = concat(house_num,'-',REPLACE('SEA SHELL RD #303',concat('SEA SHELL RD',' #'),'')), street_id = (select id from street where name = 'SEA SHELL RD' and city_id = (select id from city where name = 'VIRGINIA BEACH')) where street_id = (select id from street where name = 'SEA SHELL RD #303' and city_id = (select id from city where name = 'VIRGINIA BEACH')); delete from street where name = 'SEA SHELL RD #303' and city_id = (select id from city where name = 'VIRGINIA BEACH'); COMMIT">
            <text:p>START TRANSACTION; update resident_base set house_num = concat(house_num,'-',REPLACE('SEA SHELL RD #303',concat('SEA SHELL RD',' #'),'')), street_id = (select id from street where name = 'SEA SHELL RD' and city_id = (select id from city where name = 'VIRGINIA BEACH')) where street_id = (select id from street where name = 'SEA SHELL RD #303' and city_id = (select id from city where name = 'VIRGINIA BEACH')); delete from street where name = 'SEA SHELL RD #3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EA SHELL RD #304</text:p>
          </table:table-cell>
          <table:table-cell office:value-type="string">
            <text:p>SEA SHELL RD</text:p>
          </table:table-cell>
          <table:table-cell table:formula="of:=CONCATENATE(&quot;START TRANSACTION; update resident_base set house_num = concat(house_num,'-',REPLACE('&quot;;[.A426];&quot;',concat('&quot;;[.B426];&quot;',' #'),'')), street_id = (select id from street where name = '&quot;;[.B426];&quot;' and city_id = (select id from city where name = 'VIRGINIA BEACH')) where street_id = (select id from street where name = '&quot;;[.A426];&quot;' and city_id = (select id from city where name = 'VIRGINIA BEACH')); delete from street where name = '&quot;;[.A426];&quot;' and city_id = (select id from city where name = 'VIRGINIA BEACH'); COMMIT&quot;)" office:value-type="string" office:string-value="START TRANSACTION; update resident_base set house_num = concat(house_num,'-',REPLACE('SEA SHELL RD #304',concat('SEA SHELL RD',' #'),'')), street_id = (select id from street where name = 'SEA SHELL RD' and city_id = (select id from city where name = 'VIRGINIA BEACH')) where street_id = (select id from street where name = 'SEA SHELL RD #304' and city_id = (select id from city where name = 'VIRGINIA BEACH')); delete from street where name = 'SEA SHELL RD #304' and city_id = (select id from city where name = 'VIRGINIA BEACH'); COMMIT">
            <text:p>START TRANSACTION; update resident_base set house_num = concat(house_num,'-',REPLACE('SEA SHELL RD #304',concat('SEA SHELL RD',' #'),'')), street_id = (select id from street where name = 'SEA SHELL RD' and city_id = (select id from city where name = 'VIRGINIA BEACH')) where street_id = (select id from street where name = 'SEA SHELL RD #304' and city_id = (select id from city where name = 'VIRGINIA BEACH')); delete from street where name = 'SEA SHELL RD #3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EA SHELL RD #305</text:p>
          </table:table-cell>
          <table:table-cell office:value-type="string">
            <text:p>SEA SHELL RD</text:p>
          </table:table-cell>
          <table:table-cell table:formula="of:=CONCATENATE(&quot;START TRANSACTION; update resident_base set house_num = concat(house_num,'-',REPLACE('&quot;;[.A427];&quot;',concat('&quot;;[.B427];&quot;',' #'),'')), street_id = (select id from street where name = '&quot;;[.B427];&quot;' and city_id = (select id from city where name = 'VIRGINIA BEACH')) where street_id = (select id from street where name = '&quot;;[.A427];&quot;' and city_id = (select id from city where name = 'VIRGINIA BEACH')); delete from street where name = '&quot;;[.A427];&quot;' and city_id = (select id from city where name = 'VIRGINIA BEACH'); COMMIT&quot;)" office:value-type="string" office:string-value="START TRANSACTION; update resident_base set house_num = concat(house_num,'-',REPLACE('SEA SHELL RD #305',concat('SEA SHELL RD',' #'),'')), street_id = (select id from street where name = 'SEA SHELL RD' and city_id = (select id from city where name = 'VIRGINIA BEACH')) where street_id = (select id from street where name = 'SEA SHELL RD #305' and city_id = (select id from city where name = 'VIRGINIA BEACH')); delete from street where name = 'SEA SHELL RD #305' and city_id = (select id from city where name = 'VIRGINIA BEACH'); COMMIT">
            <text:p>START TRANSACTION; update resident_base set house_num = concat(house_num,'-',REPLACE('SEA SHELL RD #305',concat('SEA SHELL RD',' #'),'')), street_id = (select id from street where name = 'SEA SHELL RD' and city_id = (select id from city where name = 'VIRGINIA BEACH')) where street_id = (select id from street where name = 'SEA SHELL RD #305' and city_id = (select id from city where name = 'VIRGINIA BEACH')); delete from street where name = 'SEA SHELL RD #3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EA SHELL RD #306</text:p>
          </table:table-cell>
          <table:table-cell office:value-type="string">
            <text:p>SEA SHELL RD</text:p>
          </table:table-cell>
          <table:table-cell table:formula="of:=CONCATENATE(&quot;START TRANSACTION; update resident_base set house_num = concat(house_num,'-',REPLACE('&quot;;[.A428];&quot;',concat('&quot;;[.B428];&quot;',' #'),'')), street_id = (select id from street where name = '&quot;;[.B428];&quot;' and city_id = (select id from city where name = 'VIRGINIA BEACH')) where street_id = (select id from street where name = '&quot;;[.A428];&quot;' and city_id = (select id from city where name = 'VIRGINIA BEACH')); delete from street where name = '&quot;;[.A428];&quot;' and city_id = (select id from city where name = 'VIRGINIA BEACH'); COMMIT&quot;)" office:value-type="string" office:string-value="START TRANSACTION; update resident_base set house_num = concat(house_num,'-',REPLACE('SEA SHELL RD #306',concat('SEA SHELL RD',' #'),'')), street_id = (select id from street where name = 'SEA SHELL RD' and city_id = (select id from city where name = 'VIRGINIA BEACH')) where street_id = (select id from street where name = 'SEA SHELL RD #306' and city_id = (select id from city where name = 'VIRGINIA BEACH')); delete from street where name = 'SEA SHELL RD #306' and city_id = (select id from city where name = 'VIRGINIA BEACH'); COMMIT">
            <text:p>START TRANSACTION; update resident_base set house_num = concat(house_num,'-',REPLACE('SEA SHELL RD #306',concat('SEA SHELL RD',' #'),'')), street_id = (select id from street where name = 'SEA SHELL RD' and city_id = (select id from city where name = 'VIRGINIA BEACH')) where street_id = (select id from street where name = 'SEA SHELL RD #306' and city_id = (select id from city where name = 'VIRGINIA BEACH')); delete from street where name = 'SEA SHELL RD #3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EA SHELL RD #309</text:p>
          </table:table-cell>
          <table:table-cell office:value-type="string">
            <text:p>SEA SHELL RD</text:p>
          </table:table-cell>
          <table:table-cell table:formula="of:=CONCATENATE(&quot;START TRANSACTION; update resident_base set house_num = concat(house_num,'-',REPLACE('&quot;;[.A429];&quot;',concat('&quot;;[.B429];&quot;',' #'),'')), street_id = (select id from street where name = '&quot;;[.B429];&quot;' and city_id = (select id from city where name = 'VIRGINIA BEACH')) where street_id = (select id from street where name = '&quot;;[.A429];&quot;' and city_id = (select id from city where name = 'VIRGINIA BEACH')); delete from street where name = '&quot;;[.A429];&quot;' and city_id = (select id from city where name = 'VIRGINIA BEACH'); COMMIT&quot;)" office:value-type="string" office:string-value="START TRANSACTION; update resident_base set house_num = concat(house_num,'-',REPLACE('SEA SHELL RD #309',concat('SEA SHELL RD',' #'),'')), street_id = (select id from street where name = 'SEA SHELL RD' and city_id = (select id from city where name = 'VIRGINIA BEACH')) where street_id = (select id from street where name = 'SEA SHELL RD #309' and city_id = (select id from city where name = 'VIRGINIA BEACH')); delete from street where name = 'SEA SHELL RD #309' and city_id = (select id from city where name = 'VIRGINIA BEACH'); COMMIT">
            <text:p>START TRANSACTION; update resident_base set house_num = concat(house_num,'-',REPLACE('SEA SHELL RD #309',concat('SEA SHELL RD',' #'),'')), street_id = (select id from street where name = 'SEA SHELL RD' and city_id = (select id from city where name = 'VIRGINIA BEACH')) where street_id = (select id from street where name = 'SEA SHELL RD #309' and city_id = (select id from city where name = 'VIRGINIA BEACH')); delete from street where name = 'SEA SHELL RD #30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EA SHELL RD #311</text:p>
          </table:table-cell>
          <table:table-cell office:value-type="string">
            <text:p>SEA SHELL RD</text:p>
          </table:table-cell>
          <table:table-cell table:formula="of:=CONCATENATE(&quot;START TRANSACTION; update resident_base set house_num = concat(house_num,'-',REPLACE('&quot;;[.A430];&quot;',concat('&quot;;[.B430];&quot;',' #'),'')), street_id = (select id from street where name = '&quot;;[.B430];&quot;' and city_id = (select id from city where name = 'VIRGINIA BEACH')) where street_id = (select id from street where name = '&quot;;[.A430];&quot;' and city_id = (select id from city where name = 'VIRGINIA BEACH')); delete from street where name = '&quot;;[.A430];&quot;' and city_id = (select id from city where name = 'VIRGINIA BEACH'); COMMIT&quot;)" office:value-type="string" office:string-value="START TRANSACTION; update resident_base set house_num = concat(house_num,'-',REPLACE('SEA SHELL RD #311',concat('SEA SHELL RD',' #'),'')), street_id = (select id from street where name = 'SEA SHELL RD' and city_id = (select id from city where name = 'VIRGINIA BEACH')) where street_id = (select id from street where name = 'SEA SHELL RD #311' and city_id = (select id from city where name = 'VIRGINIA BEACH')); delete from street where name = 'SEA SHELL RD #311' and city_id = (select id from city where name = 'VIRGINIA BEACH'); COMMIT">
            <text:p>START TRANSACTION; update resident_base set house_num = concat(house_num,'-',REPLACE('SEA SHELL RD #311',concat('SEA SHELL RD',' #'),'')), street_id = (select id from street where name = 'SEA SHELL RD' and city_id = (select id from city where name = 'VIRGINIA BEACH')) where street_id = (select id from street where name = 'SEA SHELL RD #311' and city_id = (select id from city where name = 'VIRGINIA BEACH')); delete from street where name = 'SEA SHELL RD #31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EA SHELL RD #312</text:p>
          </table:table-cell>
          <table:table-cell office:value-type="string">
            <text:p>SEA SHELL RD</text:p>
          </table:table-cell>
          <table:table-cell table:formula="of:=CONCATENATE(&quot;START TRANSACTION; update resident_base set house_num = concat(house_num,'-',REPLACE('&quot;;[.A431];&quot;',concat('&quot;;[.B431];&quot;',' #'),'')), street_id = (select id from street where name = '&quot;;[.B431];&quot;' and city_id = (select id from city where name = 'VIRGINIA BEACH')) where street_id = (select id from street where name = '&quot;;[.A431];&quot;' and city_id = (select id from city where name = 'VIRGINIA BEACH')); delete from street where name = '&quot;;[.A431];&quot;' and city_id = (select id from city where name = 'VIRGINIA BEACH'); COMMIT&quot;)" office:value-type="string" office:string-value="START TRANSACTION; update resident_base set house_num = concat(house_num,'-',REPLACE('SEA SHELL RD #312',concat('SEA SHELL RD',' #'),'')), street_id = (select id from street where name = 'SEA SHELL RD' and city_id = (select id from city where name = 'VIRGINIA BEACH')) where street_id = (select id from street where name = 'SEA SHELL RD #312' and city_id = (select id from city where name = 'VIRGINIA BEACH')); delete from street where name = 'SEA SHELL RD #312' and city_id = (select id from city where name = 'VIRGINIA BEACH'); COMMIT">
            <text:p>START TRANSACTION; update resident_base set house_num = concat(house_num,'-',REPLACE('SEA SHELL RD #312',concat('SEA SHELL RD',' #'),'')), street_id = (select id from street where name = 'SEA SHELL RD' and city_id = (select id from city where name = 'VIRGINIA BEACH')) where street_id = (select id from street where name = 'SEA SHELL RD #312' and city_id = (select id from city where name = 'VIRGINIA BEACH')); delete from street where name = 'SEA SHELL RD #31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HORE</text:p>
          </table:table-cell>
          <table:table-cell office:value-type="string">
            <text:p>SHORE DR</text:p>
          </table:table-cell>
          <table:table-cell table:formula="of:=CONCATENATE(&quot;START TRANSACTION; update resident_base set street_id = (select id from street where name = '&quot;;[.B433];&quot;' and city_id = (select id from city where name = 'VIRGINIA BEACH')) where street_id = (select id from street where name = '&quot;;[.A433];&quot;' and city_id = (select id from city where name = 'VIRGINIA BEACH')); delete from street where name = '&quot;;[.A433];&quot;' and city_id = (select id from city where name = 'VIRGINIA BEACH'); COMMIT&quot;)" office:value-type="string" office:string-value="START TRANSACTION; update resident_base set street_id = (select id from street where name = 'SHORE DR' and city_id = (select id from city where name = 'VIRGINIA BEACH')) where street_id = (select id from street where name = 'SHORE' and city_id = (select id from city where name = 'VIRGINIA BEACH')); delete from street where name = 'SHORE' and city_id = (select id from city where name = 'VIRGINIA BEACH'); COMMIT">
            <text:p>START TRANSACTION; update resident_base set street_id = (select id from street where name = 'SHORE DR' and city_id = (select id from city where name = 'VIRGINIA BEACH')) where street_id = (select id from street where name = 'SHORE' and city_id = (select id from city where name = 'VIRGINIA BEACH')); delete from street where name = 'SHORE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HORE DR #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35];&quot;',concat('&quot;;[.B435];&quot;',' #'),'')), street_id = (select id from street where name = '&quot;;[.B435];&quot;' and city_id = (select id from city where name = 'VIRGINIA BEACH')) where street_id = (select id from street where name = '&quot;;[.A435];&quot;' and city_id = (select id from city where name = 'VIRGINIA BEACH')); delete from street where name = '&quot;;[.A435];&quot;' and city_id = (select id from city where name = 'VIRGINIA BEACH'); COMMIT&quot;)" office:value-type="string" office:string-value="START TRANSACTION; update resident_base set house_num = concat(house_num,'-',REPLACE('SHORE DR #1',concat('SHORE DR',' #'),'')), street_id = (select id from street where name = 'SHORE DR' and city_id = (select id from city where name = 'VIRGINIA BEACH')) where street_id = (select id from street where name = 'SHORE DR #1' and city_id = (select id from city where name = 'VIRGINIA BEACH')); delete from street where name = 'SHORE DR #1' and city_id = (select id from city where name = 'VIRGINIA BEACH'); COMMIT">
            <text:p>START TRANSACTION; update resident_base set house_num = concat(house_num,'-',REPLACE('SHORE DR #1',concat('SHORE DR',' #'),'')), street_id = (select id from street where name = 'SHORE DR' and city_id = (select id from city where name = 'VIRGINIA BEACH')) where street_id = (select id from street where name = 'SHORE DR #1' and city_id = (select id from city where name = 'VIRGINIA BEACH')); delete from street where name = 'SHORE DR #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0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36];&quot;',concat('&quot;;[.B436];&quot;',' #'),'')), street_id = (select id from street where name = '&quot;;[.B436];&quot;' and city_id = (select id from city where name = 'VIRGINIA BEACH')) where street_id = (select id from street where name = '&quot;;[.A436];&quot;' and city_id = (select id from city where name = 'VIRGINIA BEACH')); delete from street where name = '&quot;;[.A436];&quot;' and city_id = (select id from city where name = 'VIRGINIA BEACH'); COMMIT&quot;)" office:value-type="string" office:string-value="START TRANSACTION; update resident_base set house_num = concat(house_num,'-',REPLACE('SHORE DR #1000',concat('SHORE DR',' #'),'')), street_id = (select id from street where name = 'SHORE DR' and city_id = (select id from city where name = 'VIRGINIA BEACH')) where street_id = (select id from street where name = 'SHORE DR #1000' and city_id = (select id from city where name = 'VIRGINIA BEACH')); delete from street where name = 'SHORE DR #1000' and city_id = (select id from city where name = 'VIRGINIA BEACH'); COMMIT">
            <text:p>START TRANSACTION; update resident_base set house_num = concat(house_num,'-',REPLACE('SHORE DR #1000',concat('SHORE DR',' #'),'')), street_id = (select id from street where name = 'SHORE DR' and city_id = (select id from city where name = 'VIRGINIA BEACH')) where street_id = (select id from street where name = 'SHORE DR #1000' and city_id = (select id from city where name = 'VIRGINIA BEACH')); delete from street where name = 'SHORE DR #100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0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37];&quot;',concat('&quot;;[.B437];&quot;',' #'),'')), street_id = (select id from street where name = '&quot;;[.B437];&quot;' and city_id = (select id from city where name = 'VIRGINIA BEACH')) where street_id = (select id from street where name = '&quot;;[.A437];&quot;' and city_id = (select id from city where name = 'VIRGINIA BEACH')); delete from street where name = '&quot;;[.A437];&quot;' and city_id = (select id from city where name = 'VIRGINIA BEACH'); COMMIT&quot;)" office:value-type="string" office:string-value="START TRANSACTION; update resident_base set house_num = concat(house_num,'-',REPLACE('SHORE DR #1001',concat('SHORE DR',' #'),'')), street_id = (select id from street where name = 'SHORE DR' and city_id = (select id from city where name = 'VIRGINIA BEACH')) where street_id = (select id from street where name = 'SHORE DR #1001' and city_id = (select id from city where name = 'VIRGINIA BEACH')); delete from street where name = 'SHORE DR #1001' and city_id = (select id from city where name = 'VIRGINIA BEACH'); COMMIT">
            <text:p>START TRANSACTION; update resident_base set house_num = concat(house_num,'-',REPLACE('SHORE DR #1001',concat('SHORE DR',' #'),'')), street_id = (select id from street where name = 'SHORE DR' and city_id = (select id from city where name = 'VIRGINIA BEACH')) where street_id = (select id from street where name = 'SHORE DR #1001' and city_id = (select id from city where name = 'VIRGINIA BEACH')); delete from street where name = 'SHORE DR #10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0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38];&quot;',concat('&quot;;[.B438];&quot;',' #'),'')), street_id = (select id from street where name = '&quot;;[.B438];&quot;' and city_id = (select id from city where name = 'VIRGINIA BEACH')) where street_id = (select id from street where name = '&quot;;[.A438];&quot;' and city_id = (select id from city where name = 'VIRGINIA BEACH')); delete from street where name = '&quot;;[.A438];&quot;' and city_id = (select id from city where name = 'VIRGINIA BEACH'); COMMIT&quot;)" office:value-type="string" office:string-value="START TRANSACTION; update resident_base set house_num = concat(house_num,'-',REPLACE('SHORE DR #1002',concat('SHORE DR',' #'),'')), street_id = (select id from street where name = 'SHORE DR' and city_id = (select id from city where name = 'VIRGINIA BEACH')) where street_id = (select id from street where name = 'SHORE DR #1002' and city_id = (select id from city where name = 'VIRGINIA BEACH')); delete from street where name = 'SHORE DR #1002' and city_id = (select id from city where name = 'VIRGINIA BEACH'); COMMIT">
            <text:p>START TRANSACTION; update resident_base set house_num = concat(house_num,'-',REPLACE('SHORE DR #1002',concat('SHORE DR',' #'),'')), street_id = (select id from street where name = 'SHORE DR' and city_id = (select id from city where name = 'VIRGINIA BEACH')) where street_id = (select id from street where name = 'SHORE DR #1002' and city_id = (select id from city where name = 'VIRGINIA BEACH')); delete from street where name = 'SHORE DR #10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0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39];&quot;',concat('&quot;;[.B439];&quot;',' #'),'')), street_id = (select id from street where name = '&quot;;[.B439];&quot;' and city_id = (select id from city where name = 'VIRGINIA BEACH')) where street_id = (select id from street where name = '&quot;;[.A439];&quot;' and city_id = (select id from city where name = 'VIRGINIA BEACH')); delete from street where name = '&quot;;[.A439];&quot;' and city_id = (select id from city where name = 'VIRGINIA BEACH'); COMMIT&quot;)" office:value-type="string" office:string-value="START TRANSACTION; update resident_base set house_num = concat(house_num,'-',REPLACE('SHORE DR #1003',concat('SHORE DR',' #'),'')), street_id = (select id from street where name = 'SHORE DR' and city_id = (select id from city where name = 'VIRGINIA BEACH')) where street_id = (select id from street where name = 'SHORE DR #1003' and city_id = (select id from city where name = 'VIRGINIA BEACH')); delete from street where name = 'SHORE DR #1003' and city_id = (select id from city where name = 'VIRGINIA BEACH'); COMMIT">
            <text:p>START TRANSACTION; update resident_base set house_num = concat(house_num,'-',REPLACE('SHORE DR #1003',concat('SHORE DR',' #'),'')), street_id = (select id from street where name = 'SHORE DR' and city_id = (select id from city where name = 'VIRGINIA BEACH')) where street_id = (select id from street where name = 'SHORE DR #1003' and city_id = (select id from city where name = 'VIRGINIA BEACH')); delete from street where name = 'SHORE DR #10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0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40];&quot;',concat('&quot;;[.B440];&quot;',' #'),'')), street_id = (select id from street where name = '&quot;;[.B440];&quot;' and city_id = (select id from city where name = 'VIRGINIA BEACH')) where street_id = (select id from street where name = '&quot;;[.A440];&quot;' and city_id = (select id from city where name = 'VIRGINIA BEACH')); delete from street where name = '&quot;;[.A440];&quot;' and city_id = (select id from city where name = 'VIRGINIA BEACH'); COMMIT&quot;)" office:value-type="string" office:string-value="START TRANSACTION; update resident_base set house_num = concat(house_num,'-',REPLACE('SHORE DR #1004',concat('SHORE DR',' #'),'')), street_id = (select id from street where name = 'SHORE DR' and city_id = (select id from city where name = 'VIRGINIA BEACH')) where street_id = (select id from street where name = 'SHORE DR #1004' and city_id = (select id from city where name = 'VIRGINIA BEACH')); delete from street where name = 'SHORE DR #1004' and city_id = (select id from city where name = 'VIRGINIA BEACH'); COMMIT">
            <text:p>START TRANSACTION; update resident_base set house_num = concat(house_num,'-',REPLACE('SHORE DR #1004',concat('SHORE DR',' #'),'')), street_id = (select id from street where name = 'SHORE DR' and city_id = (select id from city where name = 'VIRGINIA BEACH')) where street_id = (select id from street where name = 'SHORE DR #1004' and city_id = (select id from city where name = 'VIRGINIA BEACH')); delete from street where name = 'SHORE DR #10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0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41];&quot;',concat('&quot;;[.B441];&quot;',' #'),'')), street_id = (select id from street where name = '&quot;;[.B441];&quot;' and city_id = (select id from city where name = 'VIRGINIA BEACH')) where street_id = (select id from street where name = '&quot;;[.A441];&quot;' and city_id = (select id from city where name = 'VIRGINIA BEACH')); delete from street where name = '&quot;;[.A441];&quot;' and city_id = (select id from city where name = 'VIRGINIA BEACH'); COMMIT&quot;)" office:value-type="string" office:string-value="START TRANSACTION; update resident_base set house_num = concat(house_num,'-',REPLACE('SHORE DR #1005',concat('SHORE DR',' #'),'')), street_id = (select id from street where name = 'SHORE DR' and city_id = (select id from city where name = 'VIRGINIA BEACH')) where street_id = (select id from street where name = 'SHORE DR #1005' and city_id = (select id from city where name = 'VIRGINIA BEACH')); delete from street where name = 'SHORE DR #1005' and city_id = (select id from city where name = 'VIRGINIA BEACH'); COMMIT">
            <text:p>START TRANSACTION; update resident_base set house_num = concat(house_num,'-',REPLACE('SHORE DR #1005',concat('SHORE DR',' #'),'')), street_id = (select id from street where name = 'SHORE DR' and city_id = (select id from city where name = 'VIRGINIA BEACH')) where street_id = (select id from street where name = 'SHORE DR #1005' and city_id = (select id from city where name = 'VIRGINIA BEACH')); delete from street where name = 'SHORE DR #10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06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42];&quot;',concat('&quot;;[.B442];&quot;',' #'),'')), street_id = (select id from street where name = '&quot;;[.B442];&quot;' and city_id = (select id from city where name = 'VIRGINIA BEACH')) where street_id = (select id from street where name = '&quot;;[.A442];&quot;' and city_id = (select id from city where name = 'VIRGINIA BEACH')); delete from street where name = '&quot;;[.A442];&quot;' and city_id = (select id from city where name = 'VIRGINIA BEACH'); COMMIT&quot;)" office:value-type="string" office:string-value="START TRANSACTION; update resident_base set house_num = concat(house_num,'-',REPLACE('SHORE DR #1006',concat('SHORE DR',' #'),'')), street_id = (select id from street where name = 'SHORE DR' and city_id = (select id from city where name = 'VIRGINIA BEACH')) where street_id = (select id from street where name = 'SHORE DR #1006' and city_id = (select id from city where name = 'VIRGINIA BEACH')); delete from street where name = 'SHORE DR #1006' and city_id = (select id from city where name = 'VIRGINIA BEACH'); COMMIT">
            <text:p>START TRANSACTION; update resident_base set house_num = concat(house_num,'-',REPLACE('SHORE DR #1006',concat('SHORE DR',' #'),'')), street_id = (select id from street where name = 'SHORE DR' and city_id = (select id from city where name = 'VIRGINIA BEACH')) where street_id = (select id from street where name = 'SHORE DR #1006' and city_id = (select id from city where name = 'VIRGINIA BEACH')); delete from street where name = 'SHORE DR #10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09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43];&quot;',concat('&quot;;[.B443];&quot;',' #'),'')), street_id = (select id from street where name = '&quot;;[.B443];&quot;' and city_id = (select id from city where name = 'VIRGINIA BEACH')) where street_id = (select id from street where name = '&quot;;[.A443];&quot;' and city_id = (select id from city where name = 'VIRGINIA BEACH')); delete from street where name = '&quot;;[.A443];&quot;' and city_id = (select id from city where name = 'VIRGINIA BEACH'); COMMIT&quot;)" office:value-type="string" office:string-value="START TRANSACTION; update resident_base set house_num = concat(house_num,'-',REPLACE('SHORE DR #1009',concat('SHORE DR',' #'),'')), street_id = (select id from street where name = 'SHORE DR' and city_id = (select id from city where name = 'VIRGINIA BEACH')) where street_id = (select id from street where name = 'SHORE DR #1009' and city_id = (select id from city where name = 'VIRGINIA BEACH')); delete from street where name = 'SHORE DR #1009' and city_id = (select id from city where name = 'VIRGINIA BEACH'); COMMIT">
            <text:p>START TRANSACTION; update resident_base set house_num = concat(house_num,'-',REPLACE('SHORE DR #1009',concat('SHORE DR',' #'),'')), street_id = (select id from street where name = 'SHORE DR' and city_id = (select id from city where name = 'VIRGINIA BEACH')) where street_id = (select id from street where name = 'SHORE DR #1009' and city_id = (select id from city where name = 'VIRGINIA BEACH')); delete from street where name = 'SHORE DR #100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44];&quot;',concat('&quot;;[.B444];&quot;',' #'),'')), street_id = (select id from street where name = '&quot;;[.B444];&quot;' and city_id = (select id from city where name = 'VIRGINIA BEACH')) where street_id = (select id from street where name = '&quot;;[.A444];&quot;' and city_id = (select id from city where name = 'VIRGINIA BEACH')); delete from street where name = '&quot;;[.A444];&quot;' and city_id = (select id from city where name = 'VIRGINIA BEACH'); COMMIT&quot;)" office:value-type="string" office:string-value="START TRANSACTION; update resident_base set house_num = concat(house_num,'-',REPLACE('SHORE DR #101',concat('SHORE DR',' #'),'')), street_id = (select id from street where name = 'SHORE DR' and city_id = (select id from city where name = 'VIRGINIA BEACH')) where street_id = (select id from street where name = 'SHORE DR #101' and city_id = (select id from city where name = 'VIRGINIA BEACH')); delete from street where name = 'SHORE DR #101' and city_id = (select id from city where name = 'VIRGINIA BEACH'); COMMIT">
            <text:p>START TRANSACTION; update resident_base set house_num = concat(house_num,'-',REPLACE('SHORE DR #101',concat('SHORE DR',' #'),'')), street_id = (select id from street where name = 'SHORE DR' and city_id = (select id from city where name = 'VIRGINIA BEACH')) where street_id = (select id from street where name = 'SHORE DR #101' and city_id = (select id from city where name = 'VIRGINIA BEACH')); delete from street where name = 'SHORE DR #1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1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45];&quot;',concat('&quot;;[.B445];&quot;',' #'),'')), street_id = (select id from street where name = '&quot;;[.B445];&quot;' and city_id = (select id from city where name = 'VIRGINIA BEACH')) where street_id = (select id from street where name = '&quot;;[.A445];&quot;' and city_id = (select id from city where name = 'VIRGINIA BEACH')); delete from street where name = '&quot;;[.A445];&quot;' and city_id = (select id from city where name = 'VIRGINIA BEACH'); COMMIT&quot;)" office:value-type="string" office:string-value="START TRANSACTION; update resident_base set house_num = concat(house_num,'-',REPLACE('SHORE DR #1010',concat('SHORE DR',' #'),'')), street_id = (select id from street where name = 'SHORE DR' and city_id = (select id from city where name = 'VIRGINIA BEACH')) where street_id = (select id from street where name = 'SHORE DR #1010' and city_id = (select id from city where name = 'VIRGINIA BEACH')); delete from street where name = 'SHORE DR #1010' and city_id = (select id from city where name = 'VIRGINIA BEACH'); COMMIT">
            <text:p>START TRANSACTION; update resident_base set house_num = concat(house_num,'-',REPLACE('SHORE DR #1010',concat('SHORE DR',' #'),'')), street_id = (select id from street where name = 'SHORE DR' and city_id = (select id from city where name = 'VIRGINIA BEACH')) where street_id = (select id from street where name = 'SHORE DR #1010' and city_id = (select id from city where name = 'VIRGINIA BEACH')); delete from street where name = 'SHORE DR #101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1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46];&quot;',concat('&quot;;[.B446];&quot;',' #'),'')), street_id = (select id from street where name = '&quot;;[.B446];&quot;' and city_id = (select id from city where name = 'VIRGINIA BEACH')) where street_id = (select id from street where name = '&quot;;[.A446];&quot;' and city_id = (select id from city where name = 'VIRGINIA BEACH')); delete from street where name = '&quot;;[.A446];&quot;' and city_id = (select id from city where name = 'VIRGINIA BEACH'); COMMIT&quot;)" office:value-type="string" office:string-value="START TRANSACTION; update resident_base set house_num = concat(house_num,'-',REPLACE('SHORE DR #1011',concat('SHORE DR',' #'),'')), street_id = (select id from street where name = 'SHORE DR' and city_id = (select id from city where name = 'VIRGINIA BEACH')) where street_id = (select id from street where name = 'SHORE DR #1011' and city_id = (select id from city where name = 'VIRGINIA BEACH')); delete from street where name = 'SHORE DR #1011' and city_id = (select id from city where name = 'VIRGINIA BEACH'); COMMIT">
            <text:p>START TRANSACTION; update resident_base set house_num = concat(house_num,'-',REPLACE('SHORE DR #1011',concat('SHORE DR',' #'),'')), street_id = (select id from street where name = 'SHORE DR' and city_id = (select id from city where name = 'VIRGINIA BEACH')) where street_id = (select id from street where name = 'SHORE DR #1011' and city_id = (select id from city where name = 'VIRGINIA BEACH')); delete from street where name = 'SHORE DR #101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1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47];&quot;',concat('&quot;;[.B447];&quot;',' #'),'')), street_id = (select id from street where name = '&quot;;[.B447];&quot;' and city_id = (select id from city where name = 'VIRGINIA BEACH')) where street_id = (select id from street where name = '&quot;;[.A447];&quot;' and city_id = (select id from city where name = 'VIRGINIA BEACH')); delete from street where name = '&quot;;[.A447];&quot;' and city_id = (select id from city where name = 'VIRGINIA BEACH'); COMMIT&quot;)" office:value-type="string" office:string-value="START TRANSACTION; update resident_base set house_num = concat(house_num,'-',REPLACE('SHORE DR #1014',concat('SHORE DR',' #'),'')), street_id = (select id from street where name = 'SHORE DR' and city_id = (select id from city where name = 'VIRGINIA BEACH')) where street_id = (select id from street where name = 'SHORE DR #1014' and city_id = (select id from city where name = 'VIRGINIA BEACH')); delete from street where name = 'SHORE DR #1014' and city_id = (select id from city where name = 'VIRGINIA BEACH'); COMMIT">
            <text:p>START TRANSACTION; update resident_base set house_num = concat(house_num,'-',REPLACE('SHORE DR #1014',concat('SHORE DR',' #'),'')), street_id = (select id from street where name = 'SHORE DR' and city_id = (select id from city where name = 'VIRGINIA BEACH')) where street_id = (select id from street where name = 'SHORE DR #1014' and city_id = (select id from city where name = 'VIRGINIA BEACH')); delete from street where name = 'SHORE DR #101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16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48];&quot;',concat('&quot;;[.B448];&quot;',' #'),'')), street_id = (select id from street where name = '&quot;;[.B448];&quot;' and city_id = (select id from city where name = 'VIRGINIA BEACH')) where street_id = (select id from street where name = '&quot;;[.A448];&quot;' and city_id = (select id from city where name = 'VIRGINIA BEACH')); delete from street where name = '&quot;;[.A448];&quot;' and city_id = (select id from city where name = 'VIRGINIA BEACH'); COMMIT&quot;)" office:value-type="string" office:string-value="START TRANSACTION; update resident_base set house_num = concat(house_num,'-',REPLACE('SHORE DR #1016',concat('SHORE DR',' #'),'')), street_id = (select id from street where name = 'SHORE DR' and city_id = (select id from city where name = 'VIRGINIA BEACH')) where street_id = (select id from street where name = 'SHORE DR #1016' and city_id = (select id from city where name = 'VIRGINIA BEACH')); delete from street where name = 'SHORE DR #1016' and city_id = (select id from city where name = 'VIRGINIA BEACH'); COMMIT">
            <text:p>START TRANSACTION; update resident_base set house_num = concat(house_num,'-',REPLACE('SHORE DR #1016',concat('SHORE DR',' #'),'')), street_id = (select id from street where name = 'SHORE DR' and city_id = (select id from city where name = 'VIRGINIA BEACH')) where street_id = (select id from street where name = 'SHORE DR #1016' and city_id = (select id from city where name = 'VIRGINIA BEACH')); delete from street where name = 'SHORE DR #101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19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49];&quot;',concat('&quot;;[.B449];&quot;',' #'),'')), street_id = (select id from street where name = '&quot;;[.B449];&quot;' and city_id = (select id from city where name = 'VIRGINIA BEACH')) where street_id = (select id from street where name = '&quot;;[.A449];&quot;' and city_id = (select id from city where name = 'VIRGINIA BEACH')); delete from street where name = '&quot;;[.A449];&quot;' and city_id = (select id from city where name = 'VIRGINIA BEACH'); COMMIT&quot;)" office:value-type="string" office:string-value="START TRANSACTION; update resident_base set house_num = concat(house_num,'-',REPLACE('SHORE DR #1019',concat('SHORE DR',' #'),'')), street_id = (select id from street where name = 'SHORE DR' and city_id = (select id from city where name = 'VIRGINIA BEACH')) where street_id = (select id from street where name = 'SHORE DR #1019' and city_id = (select id from city where name = 'VIRGINIA BEACH')); delete from street where name = 'SHORE DR #1019' and city_id = (select id from city where name = 'VIRGINIA BEACH'); COMMIT">
            <text:p>START TRANSACTION; update resident_base set house_num = concat(house_num,'-',REPLACE('SHORE DR #1019',concat('SHORE DR',' #'),'')), street_id = (select id from street where name = 'SHORE DR' and city_id = (select id from city where name = 'VIRGINIA BEACH')) where street_id = (select id from street where name = 'SHORE DR #1019' and city_id = (select id from city where name = 'VIRGINIA BEACH')); delete from street where name = 'SHORE DR #101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50];&quot;',concat('&quot;;[.B450];&quot;',' #'),'')), street_id = (select id from street where name = '&quot;;[.B450];&quot;' and city_id = (select id from city where name = 'VIRGINIA BEACH')) where street_id = (select id from street where name = '&quot;;[.A450];&quot;' and city_id = (select id from city where name = 'VIRGINIA BEACH')); delete from street where name = '&quot;;[.A450];&quot;' and city_id = (select id from city where name = 'VIRGINIA BEACH'); COMMIT&quot;)" office:value-type="string" office:string-value="START TRANSACTION; update resident_base set house_num = concat(house_num,'-',REPLACE('SHORE DR #102',concat('SHORE DR',' #'),'')), street_id = (select id from street where name = 'SHORE DR' and city_id = (select id from city where name = 'VIRGINIA BEACH')) where street_id = (select id from street where name = 'SHORE DR #102' and city_id = (select id from city where name = 'VIRGINIA BEACH')); delete from street where name = 'SHORE DR #102' and city_id = (select id from city where name = 'VIRGINIA BEACH'); COMMIT">
            <text:p>START TRANSACTION; update resident_base set house_num = concat(house_num,'-',REPLACE('SHORE DR #102',concat('SHORE DR',' #'),'')), street_id = (select id from street where name = 'SHORE DR' and city_id = (select id from city where name = 'VIRGINIA BEACH')) where street_id = (select id from street where name = 'SHORE DR #102' and city_id = (select id from city where name = 'VIRGINIA BEACH')); delete from street where name = 'SHORE DR #1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2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51];&quot;',concat('&quot;;[.B451];&quot;',' #'),'')), street_id = (select id from street where name = '&quot;;[.B451];&quot;' and city_id = (select id from city where name = 'VIRGINIA BEACH')) where street_id = (select id from street where name = '&quot;;[.A451];&quot;' and city_id = (select id from city where name = 'VIRGINIA BEACH')); delete from street where name = '&quot;;[.A451];&quot;' and city_id = (select id from city where name = 'VIRGINIA BEACH'); COMMIT&quot;)" office:value-type="string" office:string-value="START TRANSACTION; update resident_base set house_num = concat(house_num,'-',REPLACE('SHORE DR #1020',concat('SHORE DR',' #'),'')), street_id = (select id from street where name = 'SHORE DR' and city_id = (select id from city where name = 'VIRGINIA BEACH')) where street_id = (select id from street where name = 'SHORE DR #1020' and city_id = (select id from city where name = 'VIRGINIA BEACH')); delete from street where name = 'SHORE DR #1020' and city_id = (select id from city where name = 'VIRGINIA BEACH'); COMMIT">
            <text:p>START TRANSACTION; update resident_base set house_num = concat(house_num,'-',REPLACE('SHORE DR #1020',concat('SHORE DR',' #'),'')), street_id = (select id from street where name = 'SHORE DR' and city_id = (select id from city where name = 'VIRGINIA BEACH')) where street_id = (select id from street where name = 'SHORE DR #1020' and city_id = (select id from city where name = 'VIRGINIA BEACH')); delete from street where name = 'SHORE DR #102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2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52];&quot;',concat('&quot;;[.B452];&quot;',' #'),'')), street_id = (select id from street where name = '&quot;;[.B452];&quot;' and city_id = (select id from city where name = 'VIRGINIA BEACH')) where street_id = (select id from street where name = '&quot;;[.A452];&quot;' and city_id = (select id from city where name = 'VIRGINIA BEACH')); delete from street where name = '&quot;;[.A452];&quot;' and city_id = (select id from city where name = 'VIRGINIA BEACH'); COMMIT&quot;)" office:value-type="string" office:string-value="START TRANSACTION; update resident_base set house_num = concat(house_num,'-',REPLACE('SHORE DR #1021',concat('SHORE DR',' #'),'')), street_id = (select id from street where name = 'SHORE DR' and city_id = (select id from city where name = 'VIRGINIA BEACH')) where street_id = (select id from street where name = 'SHORE DR #1021' and city_id = (select id from city where name = 'VIRGINIA BEACH')); delete from street where name = 'SHORE DR #1021' and city_id = (select id from city where name = 'VIRGINIA BEACH'); COMMIT">
            <text:p>START TRANSACTION; update resident_base set house_num = concat(house_num,'-',REPLACE('SHORE DR #1021',concat('SHORE DR',' #'),'')), street_id = (select id from street where name = 'SHORE DR' and city_id = (select id from city where name = 'VIRGINIA BEACH')) where street_id = (select id from street where name = 'SHORE DR #1021' and city_id = (select id from city where name = 'VIRGINIA BEACH')); delete from street where name = 'SHORE DR #102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2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53];&quot;',concat('&quot;;[.B453];&quot;',' #'),'')), street_id = (select id from street where name = '&quot;;[.B453];&quot;' and city_id = (select id from city where name = 'VIRGINIA BEACH')) where street_id = (select id from street where name = '&quot;;[.A453];&quot;' and city_id = (select id from city where name = 'VIRGINIA BEACH')); delete from street where name = '&quot;;[.A453];&quot;' and city_id = (select id from city where name = 'VIRGINIA BEACH'); COMMIT&quot;)" office:value-type="string" office:string-value="START TRANSACTION; update resident_base set house_num = concat(house_num,'-',REPLACE('SHORE DR #1022',concat('SHORE DR',' #'),'')), street_id = (select id from street where name = 'SHORE DR' and city_id = (select id from city where name = 'VIRGINIA BEACH')) where street_id = (select id from street where name = 'SHORE DR #1022' and city_id = (select id from city where name = 'VIRGINIA BEACH')); delete from street where name = 'SHORE DR #1022' and city_id = (select id from city where name = 'VIRGINIA BEACH'); COMMIT">
            <text:p>START TRANSACTION; update resident_base set house_num = concat(house_num,'-',REPLACE('SHORE DR #1022',concat('SHORE DR',' #'),'')), street_id = (select id from street where name = 'SHORE DR' and city_id = (select id from city where name = 'VIRGINIA BEACH')) where street_id = (select id from street where name = 'SHORE DR #1022' and city_id = (select id from city where name = 'VIRGINIA BEACH')); delete from street where name = 'SHORE DR #102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2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54];&quot;',concat('&quot;;[.B454];&quot;',' #'),'')), street_id = (select id from street where name = '&quot;;[.B454];&quot;' and city_id = (select id from city where name = 'VIRGINIA BEACH')) where street_id = (select id from street where name = '&quot;;[.A454];&quot;' and city_id = (select id from city where name = 'VIRGINIA BEACH')); delete from street where name = '&quot;;[.A454];&quot;' and city_id = (select id from city where name = 'VIRGINIA BEACH'); COMMIT&quot;)" office:value-type="string" office:string-value="START TRANSACTION; update resident_base set house_num = concat(house_num,'-',REPLACE('SHORE DR #1023',concat('SHORE DR',' #'),'')), street_id = (select id from street where name = 'SHORE DR' and city_id = (select id from city where name = 'VIRGINIA BEACH')) where street_id = (select id from street where name = 'SHORE DR #1023' and city_id = (select id from city where name = 'VIRGINIA BEACH')); delete from street where name = 'SHORE DR #1023' and city_id = (select id from city where name = 'VIRGINIA BEACH'); COMMIT">
            <text:p>START TRANSACTION; update resident_base set house_num = concat(house_num,'-',REPLACE('SHORE DR #1023',concat('SHORE DR',' #'),'')), street_id = (select id from street where name = 'SHORE DR' and city_id = (select id from city where name = 'VIRGINIA BEACH')) where street_id = (select id from street where name = 'SHORE DR #1023' and city_id = (select id from city where name = 'VIRGINIA BEACH')); delete from street where name = 'SHORE DR #102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2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55];&quot;',concat('&quot;;[.B455];&quot;',' #'),'')), street_id = (select id from street where name = '&quot;;[.B455];&quot;' and city_id = (select id from city where name = 'VIRGINIA BEACH')) where street_id = (select id from street where name = '&quot;;[.A455];&quot;' and city_id = (select id from city where name = 'VIRGINIA BEACH')); delete from street where name = '&quot;;[.A455];&quot;' and city_id = (select id from city where name = 'VIRGINIA BEACH'); COMMIT&quot;)" office:value-type="string" office:string-value="START TRANSACTION; update resident_base set house_num = concat(house_num,'-',REPLACE('SHORE DR #1024',concat('SHORE DR',' #'),'')), street_id = (select id from street where name = 'SHORE DR' and city_id = (select id from city where name = 'VIRGINIA BEACH')) where street_id = (select id from street where name = 'SHORE DR #1024' and city_id = (select id from city where name = 'VIRGINIA BEACH')); delete from street where name = 'SHORE DR #1024' and city_id = (select id from city where name = 'VIRGINIA BEACH'); COMMIT">
            <text:p>START TRANSACTION; update resident_base set house_num = concat(house_num,'-',REPLACE('SHORE DR #1024',concat('SHORE DR',' #'),'')), street_id = (select id from street where name = 'SHORE DR' and city_id = (select id from city where name = 'VIRGINIA BEACH')) where street_id = (select id from street where name = 'SHORE DR #1024' and city_id = (select id from city where name = 'VIRGINIA BEACH')); delete from street where name = 'SHORE DR #102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2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56];&quot;',concat('&quot;;[.B456];&quot;',' #'),'')), street_id = (select id from street where name = '&quot;;[.B456];&quot;' and city_id = (select id from city where name = 'VIRGINIA BEACH')) where street_id = (select id from street where name = '&quot;;[.A456];&quot;' and city_id = (select id from city where name = 'VIRGINIA BEACH')); delete from street where name = '&quot;;[.A456];&quot;' and city_id = (select id from city where name = 'VIRGINIA BEACH'); COMMIT&quot;)" office:value-type="string" office:string-value="START TRANSACTION; update resident_base set house_num = concat(house_num,'-',REPLACE('SHORE DR #1025',concat('SHORE DR',' #'),'')), street_id = (select id from street where name = 'SHORE DR' and city_id = (select id from city where name = 'VIRGINIA BEACH')) where street_id = (select id from street where name = 'SHORE DR #1025' and city_id = (select id from city where name = 'VIRGINIA BEACH')); delete from street where name = 'SHORE DR #1025' and city_id = (select id from city where name = 'VIRGINIA BEACH'); COMMIT">
            <text:p>START TRANSACTION; update resident_base set house_num = concat(house_num,'-',REPLACE('SHORE DR #1025',concat('SHORE DR',' #'),'')), street_id = (select id from street where name = 'SHORE DR' and city_id = (select id from city where name = 'VIRGINIA BEACH')) where street_id = (select id from street where name = 'SHORE DR #1025' and city_id = (select id from city where name = 'VIRGINIA BEACH')); delete from street where name = 'SHORE DR #102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26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57];&quot;',concat('&quot;;[.B457];&quot;',' #'),'')), street_id = (select id from street where name = '&quot;;[.B457];&quot;' and city_id = (select id from city where name = 'VIRGINIA BEACH')) where street_id = (select id from street where name = '&quot;;[.A457];&quot;' and city_id = (select id from city where name = 'VIRGINIA BEACH')); delete from street where name = '&quot;;[.A457];&quot;' and city_id = (select id from city where name = 'VIRGINIA BEACH'); COMMIT&quot;)" office:value-type="string" office:string-value="START TRANSACTION; update resident_base set house_num = concat(house_num,'-',REPLACE('SHORE DR #1026',concat('SHORE DR',' #'),'')), street_id = (select id from street where name = 'SHORE DR' and city_id = (select id from city where name = 'VIRGINIA BEACH')) where street_id = (select id from street where name = 'SHORE DR #1026' and city_id = (select id from city where name = 'VIRGINIA BEACH')); delete from street where name = 'SHORE DR #1026' and city_id = (select id from city where name = 'VIRGINIA BEACH'); COMMIT">
            <text:p>START TRANSACTION; update resident_base set house_num = concat(house_num,'-',REPLACE('SHORE DR #1026',concat('SHORE DR',' #'),'')), street_id = (select id from street where name = 'SHORE DR' and city_id = (select id from city where name = 'VIRGINIA BEACH')) where street_id = (select id from street where name = 'SHORE DR #1026' and city_id = (select id from city where name = 'VIRGINIA BEACH')); delete from street where name = 'SHORE DR #102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28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58];&quot;',concat('&quot;;[.B458];&quot;',' #'),'')), street_id = (select id from street where name = '&quot;;[.B458];&quot;' and city_id = (select id from city where name = 'VIRGINIA BEACH')) where street_id = (select id from street where name = '&quot;;[.A458];&quot;' and city_id = (select id from city where name = 'VIRGINIA BEACH')); delete from street where name = '&quot;;[.A458];&quot;' and city_id = (select id from city where name = 'VIRGINIA BEACH'); COMMIT&quot;)" office:value-type="string" office:string-value="START TRANSACTION; update resident_base set house_num = concat(house_num,'-',REPLACE('SHORE DR #1028',concat('SHORE DR',' #'),'')), street_id = (select id from street where name = 'SHORE DR' and city_id = (select id from city where name = 'VIRGINIA BEACH')) where street_id = (select id from street where name = 'SHORE DR #1028' and city_id = (select id from city where name = 'VIRGINIA BEACH')); delete from street where name = 'SHORE DR #1028' and city_id = (select id from city where name = 'VIRGINIA BEACH'); COMMIT">
            <text:p>START TRANSACTION; update resident_base set house_num = concat(house_num,'-',REPLACE('SHORE DR #1028',concat('SHORE DR',' #'),'')), street_id = (select id from street where name = 'SHORE DR' and city_id = (select id from city where name = 'VIRGINIA BEACH')) where street_id = (select id from street where name = 'SHORE DR #1028' and city_id = (select id from city where name = 'VIRGINIA BEACH')); delete from street where name = 'SHORE DR #102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59];&quot;',concat('&quot;;[.B459];&quot;',' #'),'')), street_id = (select id from street where name = '&quot;;[.B459];&quot;' and city_id = (select id from city where name = 'VIRGINIA BEACH')) where street_id = (select id from street where name = '&quot;;[.A459];&quot;' and city_id = (select id from city where name = 'VIRGINIA BEACH')); delete from street where name = '&quot;;[.A459];&quot;' and city_id = (select id from city where name = 'VIRGINIA BEACH'); COMMIT&quot;)" office:value-type="string" office:string-value="START TRANSACTION; update resident_base set house_num = concat(house_num,'-',REPLACE('SHORE DR #103',concat('SHORE DR',' #'),'')), street_id = (select id from street where name = 'SHORE DR' and city_id = (select id from city where name = 'VIRGINIA BEACH')) where street_id = (select id from street where name = 'SHORE DR #103' and city_id = (select id from city where name = 'VIRGINIA BEACH')); delete from street where name = 'SHORE DR #103' and city_id = (select id from city where name = 'VIRGINIA BEACH'); COMMIT">
            <text:p>START TRANSACTION; update resident_base set house_num = concat(house_num,'-',REPLACE('SHORE DR #103',concat('SHORE DR',' #'),'')), street_id = (select id from street where name = 'SHORE DR' and city_id = (select id from city where name = 'VIRGINIA BEACH')) where street_id = (select id from street where name = 'SHORE DR #103' and city_id = (select id from city where name = 'VIRGINIA BEACH')); delete from street where name = 'SHORE DR #1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3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60];&quot;',concat('&quot;;[.B460];&quot;',' #'),'')), street_id = (select id from street where name = '&quot;;[.B460];&quot;' and city_id = (select id from city where name = 'VIRGINIA BEACH')) where street_id = (select id from street where name = '&quot;;[.A460];&quot;' and city_id = (select id from city where name = 'VIRGINIA BEACH')); delete from street where name = '&quot;;[.A460];&quot;' and city_id = (select id from city where name = 'VIRGINIA BEACH'); COMMIT&quot;)" office:value-type="string" office:string-value="START TRANSACTION; update resident_base set house_num = concat(house_num,'-',REPLACE('SHORE DR #1030',concat('SHORE DR',' #'),'')), street_id = (select id from street where name = 'SHORE DR' and city_id = (select id from city where name = 'VIRGINIA BEACH')) where street_id = (select id from street where name = 'SHORE DR #1030' and city_id = (select id from city where name = 'VIRGINIA BEACH')); delete from street where name = 'SHORE DR #1030' and city_id = (select id from city where name = 'VIRGINIA BEACH'); COMMIT">
            <text:p>START TRANSACTION; update resident_base set house_num = concat(house_num,'-',REPLACE('SHORE DR #1030',concat('SHORE DR',' #'),'')), street_id = (select id from street where name = 'SHORE DR' and city_id = (select id from city where name = 'VIRGINIA BEACH')) where street_id = (select id from street where name = 'SHORE DR #1030' and city_id = (select id from city where name = 'VIRGINIA BEACH')); delete from street where name = 'SHORE DR #103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61];&quot;',concat('&quot;;[.B461];&quot;',' #'),'')), street_id = (select id from street where name = '&quot;;[.B461];&quot;' and city_id = (select id from city where name = 'VIRGINIA BEACH')) where street_id = (select id from street where name = '&quot;;[.A461];&quot;' and city_id = (select id from city where name = 'VIRGINIA BEACH')); delete from street where name = '&quot;;[.A461];&quot;' and city_id = (select id from city where name = 'VIRGINIA BEACH'); COMMIT&quot;)" office:value-type="string" office:string-value="START TRANSACTION; update resident_base set house_num = concat(house_num,'-',REPLACE('SHORE DR #104',concat('SHORE DR',' #'),'')), street_id = (select id from street where name = 'SHORE DR' and city_id = (select id from city where name = 'VIRGINIA BEACH')) where street_id = (select id from street where name = 'SHORE DR #104' and city_id = (select id from city where name = 'VIRGINIA BEACH')); delete from street where name = 'SHORE DR #104' and city_id = (select id from city where name = 'VIRGINIA BEACH'); COMMIT">
            <text:p>START TRANSACTION; update resident_base set house_num = concat(house_num,'-',REPLACE('SHORE DR #104',concat('SHORE DR',' #'),'')), street_id = (select id from street where name = 'SHORE DR' and city_id = (select id from city where name = 'VIRGINIA BEACH')) where street_id = (select id from street where name = 'SHORE DR #104' and city_id = (select id from city where name = 'VIRGINIA BEACH')); delete from street where name = 'SHORE DR #1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4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62];&quot;',concat('&quot;;[.B462];&quot;',' #'),'')), street_id = (select id from street where name = '&quot;;[.B462];&quot;' and city_id = (select id from city where name = 'VIRGINIA BEACH')) where street_id = (select id from street where name = '&quot;;[.A462];&quot;' and city_id = (select id from city where name = 'VIRGINIA BEACH')); delete from street where name = '&quot;;[.A462];&quot;' and city_id = (select id from city where name = 'VIRGINIA BEACH'); COMMIT&quot;)" office:value-type="string" office:string-value="START TRANSACTION; update resident_base set house_num = concat(house_num,'-',REPLACE('SHORE DR #1041',concat('SHORE DR',' #'),'')), street_id = (select id from street where name = 'SHORE DR' and city_id = (select id from city where name = 'VIRGINIA BEACH')) where street_id = (select id from street where name = 'SHORE DR #1041' and city_id = (select id from city where name = 'VIRGINIA BEACH')); delete from street where name = 'SHORE DR #1041' and city_id = (select id from city where name = 'VIRGINIA BEACH'); COMMIT">
            <text:p>START TRANSACTION; update resident_base set house_num = concat(house_num,'-',REPLACE('SHORE DR #1041',concat('SHORE DR',' #'),'')), street_id = (select id from street where name = 'SHORE DR' and city_id = (select id from city where name = 'VIRGINIA BEACH')) where street_id = (select id from street where name = 'SHORE DR #1041' and city_id = (select id from city where name = 'VIRGINIA BEACH')); delete from street where name = 'SHORE DR #104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4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63];&quot;',concat('&quot;;[.B463];&quot;',' #'),'')), street_id = (select id from street where name = '&quot;;[.B463];&quot;' and city_id = (select id from city where name = 'VIRGINIA BEACH')) where street_id = (select id from street where name = '&quot;;[.A463];&quot;' and city_id = (select id from city where name = 'VIRGINIA BEACH')); delete from street where name = '&quot;;[.A463];&quot;' and city_id = (select id from city where name = 'VIRGINIA BEACH'); COMMIT&quot;)" office:value-type="string" office:string-value="START TRANSACTION; update resident_base set house_num = concat(house_num,'-',REPLACE('SHORE DR #1042',concat('SHORE DR',' #'),'')), street_id = (select id from street where name = 'SHORE DR' and city_id = (select id from city where name = 'VIRGINIA BEACH')) where street_id = (select id from street where name = 'SHORE DR #1042' and city_id = (select id from city where name = 'VIRGINIA BEACH')); delete from street where name = 'SHORE DR #1042' and city_id = (select id from city where name = 'VIRGINIA BEACH'); COMMIT">
            <text:p>START TRANSACTION; update resident_base set house_num = concat(house_num,'-',REPLACE('SHORE DR #1042',concat('SHORE DR',' #'),'')), street_id = (select id from street where name = 'SHORE DR' and city_id = (select id from city where name = 'VIRGINIA BEACH')) where street_id = (select id from street where name = 'SHORE DR #1042' and city_id = (select id from city where name = 'VIRGINIA BEACH')); delete from street where name = 'SHORE DR #104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4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64];&quot;',concat('&quot;;[.B464];&quot;',' #'),'')), street_id = (select id from street where name = '&quot;;[.B464];&quot;' and city_id = (select id from city where name = 'VIRGINIA BEACH')) where street_id = (select id from street where name = '&quot;;[.A464];&quot;' and city_id = (select id from city where name = 'VIRGINIA BEACH')); delete from street where name = '&quot;;[.A464];&quot;' and city_id = (select id from city where name = 'VIRGINIA BEACH'); COMMIT&quot;)" office:value-type="string" office:string-value="START TRANSACTION; update resident_base set house_num = concat(house_num,'-',REPLACE('SHORE DR #1044',concat('SHORE DR',' #'),'')), street_id = (select id from street where name = 'SHORE DR' and city_id = (select id from city where name = 'VIRGINIA BEACH')) where street_id = (select id from street where name = 'SHORE DR #1044' and city_id = (select id from city where name = 'VIRGINIA BEACH')); delete from street where name = 'SHORE DR #1044' and city_id = (select id from city where name = 'VIRGINIA BEACH'); COMMIT">
            <text:p>START TRANSACTION; update resident_base set house_num = concat(house_num,'-',REPLACE('SHORE DR #1044',concat('SHORE DR',' #'),'')), street_id = (select id from street where name = 'SHORE DR' and city_id = (select id from city where name = 'VIRGINIA BEACH')) where street_id = (select id from street where name = 'SHORE DR #1044' and city_id = (select id from city where name = 'VIRGINIA BEACH')); delete from street where name = 'SHORE DR #104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48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65];&quot;',concat('&quot;;[.B465];&quot;',' #'),'')), street_id = (select id from street where name = '&quot;;[.B465];&quot;' and city_id = (select id from city where name = 'VIRGINIA BEACH')) where street_id = (select id from street where name = '&quot;;[.A465];&quot;' and city_id = (select id from city where name = 'VIRGINIA BEACH')); delete from street where name = '&quot;;[.A465];&quot;' and city_id = (select id from city where name = 'VIRGINIA BEACH'); COMMIT&quot;)" office:value-type="string" office:string-value="START TRANSACTION; update resident_base set house_num = concat(house_num,'-',REPLACE('SHORE DR #1048',concat('SHORE DR',' #'),'')), street_id = (select id from street where name = 'SHORE DR' and city_id = (select id from city where name = 'VIRGINIA BEACH')) where street_id = (select id from street where name = 'SHORE DR #1048' and city_id = (select id from city where name = 'VIRGINIA BEACH')); delete from street where name = 'SHORE DR #1048' and city_id = (select id from city where name = 'VIRGINIA BEACH'); COMMIT">
            <text:p>START TRANSACTION; update resident_base set house_num = concat(house_num,'-',REPLACE('SHORE DR #1048',concat('SHORE DR',' #'),'')), street_id = (select id from street where name = 'SHORE DR' and city_id = (select id from city where name = 'VIRGINIA BEACH')) where street_id = (select id from street where name = 'SHORE DR #1048' and city_id = (select id from city where name = 'VIRGINIA BEACH')); delete from street where name = 'SHORE DR #104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66];&quot;',concat('&quot;;[.B466];&quot;',' #'),'')), street_id = (select id from street where name = '&quot;;[.B466];&quot;' and city_id = (select id from city where name = 'VIRGINIA BEACH')) where street_id = (select id from street where name = '&quot;;[.A466];&quot;' and city_id = (select id from city where name = 'VIRGINIA BEACH')); delete from street where name = '&quot;;[.A466];&quot;' and city_id = (select id from city where name = 'VIRGINIA BEACH'); COMMIT&quot;)" office:value-type="string" office:string-value="START TRANSACTION; update resident_base set house_num = concat(house_num,'-',REPLACE('SHORE DR #105',concat('SHORE DR',' #'),'')), street_id = (select id from street where name = 'SHORE DR' and city_id = (select id from city where name = 'VIRGINIA BEACH')) where street_id = (select id from street where name = 'SHORE DR #105' and city_id = (select id from city where name = 'VIRGINIA BEACH')); delete from street where name = 'SHORE DR #105' and city_id = (select id from city where name = 'VIRGINIA BEACH'); COMMIT">
            <text:p>START TRANSACTION; update resident_base set house_num = concat(house_num,'-',REPLACE('SHORE DR #105',concat('SHORE DR',' #'),'')), street_id = (select id from street where name = 'SHORE DR' and city_id = (select id from city where name = 'VIRGINIA BEACH')) where street_id = (select id from street where name = 'SHORE DR #105' and city_id = (select id from city where name = 'VIRGINIA BEACH')); delete from street where name = 'SHORE DR #1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5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67];&quot;',concat('&quot;;[.B467];&quot;',' #'),'')), street_id = (select id from street where name = '&quot;;[.B467];&quot;' and city_id = (select id from city where name = 'VIRGINIA BEACH')) where street_id = (select id from street where name = '&quot;;[.A467];&quot;' and city_id = (select id from city where name = 'VIRGINIA BEACH')); delete from street where name = '&quot;;[.A467];&quot;' and city_id = (select id from city where name = 'VIRGINIA BEACH'); COMMIT&quot;)" office:value-type="string" office:string-value="START TRANSACTION; update resident_base set house_num = concat(house_num,'-',REPLACE('SHORE DR #1052',concat('SHORE DR',' #'),'')), street_id = (select id from street where name = 'SHORE DR' and city_id = (select id from city where name = 'VIRGINIA BEACH')) where street_id = (select id from street where name = 'SHORE DR #1052' and city_id = (select id from city where name = 'VIRGINIA BEACH')); delete from street where name = 'SHORE DR #1052' and city_id = (select id from city where name = 'VIRGINIA BEACH'); COMMIT">
            <text:p>START TRANSACTION; update resident_base set house_num = concat(house_num,'-',REPLACE('SHORE DR #1052',concat('SHORE DR',' #'),'')), street_id = (select id from street where name = 'SHORE DR' and city_id = (select id from city where name = 'VIRGINIA BEACH')) where street_id = (select id from street where name = 'SHORE DR #1052' and city_id = (select id from city where name = 'VIRGINIA BEACH')); delete from street where name = 'SHORE DR #105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5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68];&quot;',concat('&quot;;[.B468];&quot;',' #'),'')), street_id = (select id from street where name = '&quot;;[.B468];&quot;' and city_id = (select id from city where name = 'VIRGINIA BEACH')) where street_id = (select id from street where name = '&quot;;[.A468];&quot;' and city_id = (select id from city where name = 'VIRGINIA BEACH')); delete from street where name = '&quot;;[.A468];&quot;' and city_id = (select id from city where name = 'VIRGINIA BEACH'); COMMIT&quot;)" office:value-type="string" office:string-value="START TRANSACTION; update resident_base set house_num = concat(house_num,'-',REPLACE('SHORE DR #1053',concat('SHORE DR',' #'),'')), street_id = (select id from street where name = 'SHORE DR' and city_id = (select id from city where name = 'VIRGINIA BEACH')) where street_id = (select id from street where name = 'SHORE DR #1053' and city_id = (select id from city where name = 'VIRGINIA BEACH')); delete from street where name = 'SHORE DR #1053' and city_id = (select id from city where name = 'VIRGINIA BEACH'); COMMIT">
            <text:p>START TRANSACTION; update resident_base set house_num = concat(house_num,'-',REPLACE('SHORE DR #1053',concat('SHORE DR',' #'),'')), street_id = (select id from street where name = 'SHORE DR' and city_id = (select id from city where name = 'VIRGINIA BEACH')) where street_id = (select id from street where name = 'SHORE DR #1053' and city_id = (select id from city where name = 'VIRGINIA BEACH')); delete from street where name = 'SHORE DR #105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5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69];&quot;',concat('&quot;;[.B469];&quot;',' #'),'')), street_id = (select id from street where name = '&quot;;[.B469];&quot;' and city_id = (select id from city where name = 'VIRGINIA BEACH')) where street_id = (select id from street where name = '&quot;;[.A469];&quot;' and city_id = (select id from city where name = 'VIRGINIA BEACH')); delete from street where name = '&quot;;[.A469];&quot;' and city_id = (select id from city where name = 'VIRGINIA BEACH'); COMMIT&quot;)" office:value-type="string" office:string-value="START TRANSACTION; update resident_base set house_num = concat(house_num,'-',REPLACE('SHORE DR #1055',concat('SHORE DR',' #'),'')), street_id = (select id from street where name = 'SHORE DR' and city_id = (select id from city where name = 'VIRGINIA BEACH')) where street_id = (select id from street where name = 'SHORE DR #1055' and city_id = (select id from city where name = 'VIRGINIA BEACH')); delete from street where name = 'SHORE DR #1055' and city_id = (select id from city where name = 'VIRGINIA BEACH'); COMMIT">
            <text:p>START TRANSACTION; update resident_base set house_num = concat(house_num,'-',REPLACE('SHORE DR #1055',concat('SHORE DR',' #'),'')), street_id = (select id from street where name = 'SHORE DR' and city_id = (select id from city where name = 'VIRGINIA BEACH')) where street_id = (select id from street where name = 'SHORE DR #1055' and city_id = (select id from city where name = 'VIRGINIA BEACH')); delete from street where name = 'SHORE DR #105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56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70];&quot;',concat('&quot;;[.B470];&quot;',' #'),'')), street_id = (select id from street where name = '&quot;;[.B470];&quot;' and city_id = (select id from city where name = 'VIRGINIA BEACH')) where street_id = (select id from street where name = '&quot;;[.A470];&quot;' and city_id = (select id from city where name = 'VIRGINIA BEACH')); delete from street where name = '&quot;;[.A470];&quot;' and city_id = (select id from city where name = 'VIRGINIA BEACH'); COMMIT&quot;)" office:value-type="string" office:string-value="START TRANSACTION; update resident_base set house_num = concat(house_num,'-',REPLACE('SHORE DR #1056',concat('SHORE DR',' #'),'')), street_id = (select id from street where name = 'SHORE DR' and city_id = (select id from city where name = 'VIRGINIA BEACH')) where street_id = (select id from street where name = 'SHORE DR #1056' and city_id = (select id from city where name = 'VIRGINIA BEACH')); delete from street where name = 'SHORE DR #1056' and city_id = (select id from city where name = 'VIRGINIA BEACH'); COMMIT">
            <text:p>START TRANSACTION; update resident_base set house_num = concat(house_num,'-',REPLACE('SHORE DR #1056',concat('SHORE DR',' #'),'')), street_id = (select id from street where name = 'SHORE DR' and city_id = (select id from city where name = 'VIRGINIA BEACH')) where street_id = (select id from street where name = 'SHORE DR #1056' and city_id = (select id from city where name = 'VIRGINIA BEACH')); delete from street where name = 'SHORE DR #105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57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71];&quot;',concat('&quot;;[.B471];&quot;',' #'),'')), street_id = (select id from street where name = '&quot;;[.B471];&quot;' and city_id = (select id from city where name = 'VIRGINIA BEACH')) where street_id = (select id from street where name = '&quot;;[.A471];&quot;' and city_id = (select id from city where name = 'VIRGINIA BEACH')); delete from street where name = '&quot;;[.A471];&quot;' and city_id = (select id from city where name = 'VIRGINIA BEACH'); COMMIT&quot;)" office:value-type="string" office:string-value="START TRANSACTION; update resident_base set house_num = concat(house_num,'-',REPLACE('SHORE DR #1057',concat('SHORE DR',' #'),'')), street_id = (select id from street where name = 'SHORE DR' and city_id = (select id from city where name = 'VIRGINIA BEACH')) where street_id = (select id from street where name = 'SHORE DR #1057' and city_id = (select id from city where name = 'VIRGINIA BEACH')); delete from street where name = 'SHORE DR #1057' and city_id = (select id from city where name = 'VIRGINIA BEACH'); COMMIT">
            <text:p>START TRANSACTION; update resident_base set house_num = concat(house_num,'-',REPLACE('SHORE DR #1057',concat('SHORE DR',' #'),'')), street_id = (select id from street where name = 'SHORE DR' and city_id = (select id from city where name = 'VIRGINIA BEACH')) where street_id = (select id from street where name = 'SHORE DR #1057' and city_id = (select id from city where name = 'VIRGINIA BEACH')); delete from street where name = 'SHORE DR #105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6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72];&quot;',concat('&quot;;[.B472];&quot;',' #'),'')), street_id = (select id from street where name = '&quot;;[.B472];&quot;' and city_id = (select id from city where name = 'VIRGINIA BEACH')) where street_id = (select id from street where name = '&quot;;[.A472];&quot;' and city_id = (select id from city where name = 'VIRGINIA BEACH')); delete from street where name = '&quot;;[.A472];&quot;' and city_id = (select id from city where name = 'VIRGINIA BEACH'); COMMIT&quot;)" office:value-type="string" office:string-value="START TRANSACTION; update resident_base set house_num = concat(house_num,'-',REPLACE('SHORE DR #106',concat('SHORE DR',' #'),'')), street_id = (select id from street where name = 'SHORE DR' and city_id = (select id from city where name = 'VIRGINIA BEACH')) where street_id = (select id from street where name = 'SHORE DR #106' and city_id = (select id from city where name = 'VIRGINIA BEACH')); delete from street where name = 'SHORE DR #106' and city_id = (select id from city where name = 'VIRGINIA BEACH'); COMMIT">
            <text:p>START TRANSACTION; update resident_base set house_num = concat(house_num,'-',REPLACE('SHORE DR #106',concat('SHORE DR',' #'),'')), street_id = (select id from street where name = 'SHORE DR' and city_id = (select id from city where name = 'VIRGINIA BEACH')) where street_id = (select id from street where name = 'SHORE DR #106' and city_id = (select id from city where name = 'VIRGINIA BEACH')); delete from street where name = 'SHORE DR #1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6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73];&quot;',concat('&quot;;[.B473];&quot;',' #'),'')), street_id = (select id from street where name = '&quot;;[.B473];&quot;' and city_id = (select id from city where name = 'VIRGINIA BEACH')) where street_id = (select id from street where name = '&quot;;[.A473];&quot;' and city_id = (select id from city where name = 'VIRGINIA BEACH')); delete from street where name = '&quot;;[.A473];&quot;' and city_id = (select id from city where name = 'VIRGINIA BEACH'); COMMIT&quot;)" office:value-type="string" office:string-value="START TRANSACTION; update resident_base set house_num = concat(house_num,'-',REPLACE('SHORE DR #1063',concat('SHORE DR',' #'),'')), street_id = (select id from street where name = 'SHORE DR' and city_id = (select id from city where name = 'VIRGINIA BEACH')) where street_id = (select id from street where name = 'SHORE DR #1063' and city_id = (select id from city where name = 'VIRGINIA BEACH')); delete from street where name = 'SHORE DR #1063' and city_id = (select id from city where name = 'VIRGINIA BEACH'); COMMIT">
            <text:p>START TRANSACTION; update resident_base set house_num = concat(house_num,'-',REPLACE('SHORE DR #1063',concat('SHORE DR',' #'),'')), street_id = (select id from street where name = 'SHORE DR' and city_id = (select id from city where name = 'VIRGINIA BEACH')) where street_id = (select id from street where name = 'SHORE DR #1063' and city_id = (select id from city where name = 'VIRGINIA BEACH')); delete from street where name = 'SHORE DR #106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6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74];&quot;',concat('&quot;;[.B474];&quot;',' #'),'')), street_id = (select id from street where name = '&quot;;[.B474];&quot;' and city_id = (select id from city where name = 'VIRGINIA BEACH')) where street_id = (select id from street where name = '&quot;;[.A474];&quot;' and city_id = (select id from city where name = 'VIRGINIA BEACH')); delete from street where name = '&quot;;[.A474];&quot;' and city_id = (select id from city where name = 'VIRGINIA BEACH'); COMMIT&quot;)" office:value-type="string" office:string-value="START TRANSACTION; update resident_base set house_num = concat(house_num,'-',REPLACE('SHORE DR #1064',concat('SHORE DR',' #'),'')), street_id = (select id from street where name = 'SHORE DR' and city_id = (select id from city where name = 'VIRGINIA BEACH')) where street_id = (select id from street where name = 'SHORE DR #1064' and city_id = (select id from city where name = 'VIRGINIA BEACH')); delete from street where name = 'SHORE DR #1064' and city_id = (select id from city where name = 'VIRGINIA BEACH'); COMMIT">
            <text:p>START TRANSACTION; update resident_base set house_num = concat(house_num,'-',REPLACE('SHORE DR #1064',concat('SHORE DR',' #'),'')), street_id = (select id from street where name = 'SHORE DR' and city_id = (select id from city where name = 'VIRGINIA BEACH')) where street_id = (select id from street where name = 'SHORE DR #1064' and city_id = (select id from city where name = 'VIRGINIA BEACH')); delete from street where name = 'SHORE DR #106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7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75];&quot;',concat('&quot;;[.B475];&quot;',' #'),'')), street_id = (select id from street where name = '&quot;;[.B475];&quot;' and city_id = (select id from city where name = 'VIRGINIA BEACH')) where street_id = (select id from street where name = '&quot;;[.A475];&quot;' and city_id = (select id from city where name = 'VIRGINIA BEACH')); delete from street where name = '&quot;;[.A475];&quot;' and city_id = (select id from city where name = 'VIRGINIA BEACH'); COMMIT&quot;)" office:value-type="string" office:string-value="START TRANSACTION; update resident_base set house_num = concat(house_num,'-',REPLACE('SHORE DR #107',concat('SHORE DR',' #'),'')), street_id = (select id from street where name = 'SHORE DR' and city_id = (select id from city where name = 'VIRGINIA BEACH')) where street_id = (select id from street where name = 'SHORE DR #107' and city_id = (select id from city where name = 'VIRGINIA BEACH')); delete from street where name = 'SHORE DR #107' and city_id = (select id from city where name = 'VIRGINIA BEACH'); COMMIT">
            <text:p>START TRANSACTION; update resident_base set house_num = concat(house_num,'-',REPLACE('SHORE DR #107',concat('SHORE DR',' #'),'')), street_id = (select id from street where name = 'SHORE DR' and city_id = (select id from city where name = 'VIRGINIA BEACH')) where street_id = (select id from street where name = 'SHORE DR #107' and city_id = (select id from city where name = 'VIRGINIA BEACH')); delete from street where name = 'SHORE DR #1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8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76];&quot;',concat('&quot;;[.B476];&quot;',' #'),'')), street_id = (select id from street where name = '&quot;;[.B476];&quot;' and city_id = (select id from city where name = 'VIRGINIA BEACH')) where street_id = (select id from street where name = '&quot;;[.A476];&quot;' and city_id = (select id from city where name = 'VIRGINIA BEACH')); delete from street where name = '&quot;;[.A476];&quot;' and city_id = (select id from city where name = 'VIRGINIA BEACH'); COMMIT&quot;)" office:value-type="string" office:string-value="START TRANSACTION; update resident_base set house_num = concat(house_num,'-',REPLACE('SHORE DR #108',concat('SHORE DR',' #'),'')), street_id = (select id from street where name = 'SHORE DR' and city_id = (select id from city where name = 'VIRGINIA BEACH')) where street_id = (select id from street where name = 'SHORE DR #108' and city_id = (select id from city where name = 'VIRGINIA BEACH')); delete from street where name = 'SHORE DR #108' and city_id = (select id from city where name = 'VIRGINIA BEACH'); COMMIT">
            <text:p>START TRANSACTION; update resident_base set house_num = concat(house_num,'-',REPLACE('SHORE DR #108',concat('SHORE DR',' #'),'')), street_id = (select id from street where name = 'SHORE DR' and city_id = (select id from city where name = 'VIRGINIA BEACH')) where street_id = (select id from street where name = 'SHORE DR #108' and city_id = (select id from city where name = 'VIRGINIA BEACH')); delete from street where name = 'SHORE DR #1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09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77];&quot;',concat('&quot;;[.B477];&quot;',' #'),'')), street_id = (select id from street where name = '&quot;;[.B477];&quot;' and city_id = (select id from city where name = 'VIRGINIA BEACH')) where street_id = (select id from street where name = '&quot;;[.A477];&quot;' and city_id = (select id from city where name = 'VIRGINIA BEACH')); delete from street where name = '&quot;;[.A477];&quot;' and city_id = (select id from city where name = 'VIRGINIA BEACH'); COMMIT&quot;)" office:value-type="string" office:string-value="START TRANSACTION; update resident_base set house_num = concat(house_num,'-',REPLACE('SHORE DR #109',concat('SHORE DR',' #'),'')), street_id = (select id from street where name = 'SHORE DR' and city_id = (select id from city where name = 'VIRGINIA BEACH')) where street_id = (select id from street where name = 'SHORE DR #109' and city_id = (select id from city where name = 'VIRGINIA BEACH')); delete from street where name = 'SHORE DR #109' and city_id = (select id from city where name = 'VIRGINIA BEACH'); COMMIT">
            <text:p>START TRANSACTION; update resident_base set house_num = concat(house_num,'-',REPLACE('SHORE DR #109',concat('SHORE DR',' #'),'')), street_id = (select id from street where name = 'SHORE DR' and city_id = (select id from city where name = 'VIRGINIA BEACH')) where street_id = (select id from street where name = 'SHORE DR #109' and city_id = (select id from city where name = 'VIRGINIA BEACH')); delete from street where name = 'SHORE DR #10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78];&quot;',concat('&quot;;[.B478];&quot;',' #'),'')), street_id = (select id from street where name = '&quot;;[.B478];&quot;' and city_id = (select id from city where name = 'VIRGINIA BEACH')) where street_id = (select id from street where name = '&quot;;[.A478];&quot;' and city_id = (select id from city where name = 'VIRGINIA BEACH')); delete from street where name = '&quot;;[.A478];&quot;' and city_id = (select id from city where name = 'VIRGINIA BEACH'); COMMIT&quot;)" office:value-type="string" office:string-value="START TRANSACTION; update resident_base set house_num = concat(house_num,'-',REPLACE('SHORE DR #110',concat('SHORE DR',' #'),'')), street_id = (select id from street where name = 'SHORE DR' and city_id = (select id from city where name = 'VIRGINIA BEACH')) where street_id = (select id from street where name = 'SHORE DR #110' and city_id = (select id from city where name = 'VIRGINIA BEACH')); delete from street where name = 'SHORE DR #110' and city_id = (select id from city where name = 'VIRGINIA BEACH'); COMMIT">
            <text:p>START TRANSACTION; update resident_base set house_num = concat(house_num,'-',REPLACE('SHORE DR #110',concat('SHORE DR',' #'),'')), street_id = (select id from street where name = 'SHORE DR' and city_id = (select id from city where name = 'VIRGINIA BEACH')) where street_id = (select id from street where name = 'SHORE DR #110' and city_id = (select id from city where name = 'VIRGINIA BEACH')); delete from street where name = 'SHORE DR #11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0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79];&quot;',concat('&quot;;[.B479];&quot;',' #'),'')), street_id = (select id from street where name = '&quot;;[.B479];&quot;' and city_id = (select id from city where name = 'VIRGINIA BEACH')) where street_id = (select id from street where name = '&quot;;[.A479];&quot;' and city_id = (select id from city where name = 'VIRGINIA BEACH')); delete from street where name = '&quot;;[.A479];&quot;' and city_id = (select id from city where name = 'VIRGINIA BEACH'); COMMIT&quot;)" office:value-type="string" office:string-value="START TRANSACTION; update resident_base set house_num = concat(house_num,'-',REPLACE('SHORE DR #1100',concat('SHORE DR',' #'),'')), street_id = (select id from street where name = 'SHORE DR' and city_id = (select id from city where name = 'VIRGINIA BEACH')) where street_id = (select id from street where name = 'SHORE DR #1100' and city_id = (select id from city where name = 'VIRGINIA BEACH')); delete from street where name = 'SHORE DR #1100' and city_id = (select id from city where name = 'VIRGINIA BEACH'); COMMIT">
            <text:p>START TRANSACTION; update resident_base set house_num = concat(house_num,'-',REPLACE('SHORE DR #1100',concat('SHORE DR',' #'),'')), street_id = (select id from street where name = 'SHORE DR' and city_id = (select id from city where name = 'VIRGINIA BEACH')) where street_id = (select id from street where name = 'SHORE DR #1100' and city_id = (select id from city where name = 'VIRGINIA BEACH')); delete from street where name = 'SHORE DR #110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0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80];&quot;',concat('&quot;;[.B480];&quot;',' #'),'')), street_id = (select id from street where name = '&quot;;[.B480];&quot;' and city_id = (select id from city where name = 'VIRGINIA BEACH')) where street_id = (select id from street where name = '&quot;;[.A480];&quot;' and city_id = (select id from city where name = 'VIRGINIA BEACH')); delete from street where name = '&quot;;[.A480];&quot;' and city_id = (select id from city where name = 'VIRGINIA BEACH'); COMMIT&quot;)" office:value-type="string" office:string-value="START TRANSACTION; update resident_base set house_num = concat(house_num,'-',REPLACE('SHORE DR #1102',concat('SHORE DR',' #'),'')), street_id = (select id from street where name = 'SHORE DR' and city_id = (select id from city where name = 'VIRGINIA BEACH')) where street_id = (select id from street where name = 'SHORE DR #1102' and city_id = (select id from city where name = 'VIRGINIA BEACH')); delete from street where name = 'SHORE DR #1102' and city_id = (select id from city where name = 'VIRGINIA BEACH'); COMMIT">
            <text:p>START TRANSACTION; update resident_base set house_num = concat(house_num,'-',REPLACE('SHORE DR #1102',concat('SHORE DR',' #'),'')), street_id = (select id from street where name = 'SHORE DR' and city_id = (select id from city where name = 'VIRGINIA BEACH')) where street_id = (select id from street where name = 'SHORE DR #1102' and city_id = (select id from city where name = 'VIRGINIA BEACH')); delete from street where name = 'SHORE DR #11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0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81];&quot;',concat('&quot;;[.B481];&quot;',' #'),'')), street_id = (select id from street where name = '&quot;;[.B481];&quot;' and city_id = (select id from city where name = 'VIRGINIA BEACH')) where street_id = (select id from street where name = '&quot;;[.A481];&quot;' and city_id = (select id from city where name = 'VIRGINIA BEACH')); delete from street where name = '&quot;;[.A481];&quot;' and city_id = (select id from city where name = 'VIRGINIA BEACH'); COMMIT&quot;)" office:value-type="string" office:string-value="START TRANSACTION; update resident_base set house_num = concat(house_num,'-',REPLACE('SHORE DR #1103',concat('SHORE DR',' #'),'')), street_id = (select id from street where name = 'SHORE DR' and city_id = (select id from city where name = 'VIRGINIA BEACH')) where street_id = (select id from street where name = 'SHORE DR #1103' and city_id = (select id from city where name = 'VIRGINIA BEACH')); delete from street where name = 'SHORE DR #1103' and city_id = (select id from city where name = 'VIRGINIA BEACH'); COMMIT">
            <text:p>START TRANSACTION; update resident_base set house_num = concat(house_num,'-',REPLACE('SHORE DR #1103',concat('SHORE DR',' #'),'')), street_id = (select id from street where name = 'SHORE DR' and city_id = (select id from city where name = 'VIRGINIA BEACH')) where street_id = (select id from street where name = 'SHORE DR #1103' and city_id = (select id from city where name = 'VIRGINIA BEACH')); delete from street where name = 'SHORE DR #11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0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82];&quot;',concat('&quot;;[.B482];&quot;',' #'),'')), street_id = (select id from street where name = '&quot;;[.B482];&quot;' and city_id = (select id from city where name = 'VIRGINIA BEACH')) where street_id = (select id from street where name = '&quot;;[.A482];&quot;' and city_id = (select id from city where name = 'VIRGINIA BEACH')); delete from street where name = '&quot;;[.A482];&quot;' and city_id = (select id from city where name = 'VIRGINIA BEACH'); COMMIT&quot;)" office:value-type="string" office:string-value="START TRANSACTION; update resident_base set house_num = concat(house_num,'-',REPLACE('SHORE DR #1104',concat('SHORE DR',' #'),'')), street_id = (select id from street where name = 'SHORE DR' and city_id = (select id from city where name = 'VIRGINIA BEACH')) where street_id = (select id from street where name = 'SHORE DR #1104' and city_id = (select id from city where name = 'VIRGINIA BEACH')); delete from street where name = 'SHORE DR #1104' and city_id = (select id from city where name = 'VIRGINIA BEACH'); COMMIT">
            <text:p>START TRANSACTION; update resident_base set house_num = concat(house_num,'-',REPLACE('SHORE DR #1104',concat('SHORE DR',' #'),'')), street_id = (select id from street where name = 'SHORE DR' and city_id = (select id from city where name = 'VIRGINIA BEACH')) where street_id = (select id from street where name = 'SHORE DR #1104' and city_id = (select id from city where name = 'VIRGINIA BEACH')); delete from street where name = 'SHORE DR #11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0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83];&quot;',concat('&quot;;[.B483];&quot;',' #'),'')), street_id = (select id from street where name = '&quot;;[.B483];&quot;' and city_id = (select id from city where name = 'VIRGINIA BEACH')) where street_id = (select id from street where name = '&quot;;[.A483];&quot;' and city_id = (select id from city where name = 'VIRGINIA BEACH')); delete from street where name = '&quot;;[.A483];&quot;' and city_id = (select id from city where name = 'VIRGINIA BEACH'); COMMIT&quot;)" office:value-type="string" office:string-value="START TRANSACTION; update resident_base set house_num = concat(house_num,'-',REPLACE('SHORE DR #1105',concat('SHORE DR',' #'),'')), street_id = (select id from street where name = 'SHORE DR' and city_id = (select id from city where name = 'VIRGINIA BEACH')) where street_id = (select id from street where name = 'SHORE DR #1105' and city_id = (select id from city where name = 'VIRGINIA BEACH')); delete from street where name = 'SHORE DR #1105' and city_id = (select id from city where name = 'VIRGINIA BEACH'); COMMIT">
            <text:p>START TRANSACTION; update resident_base set house_num = concat(house_num,'-',REPLACE('SHORE DR #1105',concat('SHORE DR',' #'),'')), street_id = (select id from street where name = 'SHORE DR' and city_id = (select id from city where name = 'VIRGINIA BEACH')) where street_id = (select id from street where name = 'SHORE DR #1105' and city_id = (select id from city where name = 'VIRGINIA BEACH')); delete from street where name = 'SHORE DR #11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06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84];&quot;',concat('&quot;;[.B484];&quot;',' #'),'')), street_id = (select id from street where name = '&quot;;[.B484];&quot;' and city_id = (select id from city where name = 'VIRGINIA BEACH')) where street_id = (select id from street where name = '&quot;;[.A484];&quot;' and city_id = (select id from city where name = 'VIRGINIA BEACH')); delete from street where name = '&quot;;[.A484];&quot;' and city_id = (select id from city where name = 'VIRGINIA BEACH'); COMMIT&quot;)" office:value-type="string" office:string-value="START TRANSACTION; update resident_base set house_num = concat(house_num,'-',REPLACE('SHORE DR #1106',concat('SHORE DR',' #'),'')), street_id = (select id from street where name = 'SHORE DR' and city_id = (select id from city where name = 'VIRGINIA BEACH')) where street_id = (select id from street where name = 'SHORE DR #1106' and city_id = (select id from city where name = 'VIRGINIA BEACH')); delete from street where name = 'SHORE DR #1106' and city_id = (select id from city where name = 'VIRGINIA BEACH'); COMMIT">
            <text:p>START TRANSACTION; update resident_base set house_num = concat(house_num,'-',REPLACE('SHORE DR #1106',concat('SHORE DR',' #'),'')), street_id = (select id from street where name = 'SHORE DR' and city_id = (select id from city where name = 'VIRGINIA BEACH')) where street_id = (select id from street where name = 'SHORE DR #1106' and city_id = (select id from city where name = 'VIRGINIA BEACH')); delete from street where name = 'SHORE DR #11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07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85];&quot;',concat('&quot;;[.B485];&quot;',' #'),'')), street_id = (select id from street where name = '&quot;;[.B485];&quot;' and city_id = (select id from city where name = 'VIRGINIA BEACH')) where street_id = (select id from street where name = '&quot;;[.A485];&quot;' and city_id = (select id from city where name = 'VIRGINIA BEACH')); delete from street where name = '&quot;;[.A485];&quot;' and city_id = (select id from city where name = 'VIRGINIA BEACH'); COMMIT&quot;)" office:value-type="string" office:string-value="START TRANSACTION; update resident_base set house_num = concat(house_num,'-',REPLACE('SHORE DR #1107',concat('SHORE DR',' #'),'')), street_id = (select id from street where name = 'SHORE DR' and city_id = (select id from city where name = 'VIRGINIA BEACH')) where street_id = (select id from street where name = 'SHORE DR #1107' and city_id = (select id from city where name = 'VIRGINIA BEACH')); delete from street where name = 'SHORE DR #1107' and city_id = (select id from city where name = 'VIRGINIA BEACH'); COMMIT">
            <text:p>START TRANSACTION; update resident_base set house_num = concat(house_num,'-',REPLACE('SHORE DR #1107',concat('SHORE DR',' #'),'')), street_id = (select id from street where name = 'SHORE DR' and city_id = (select id from city where name = 'VIRGINIA BEACH')) where street_id = (select id from street where name = 'SHORE DR #1107' and city_id = (select id from city where name = 'VIRGINIA BEACH')); delete from street where name = 'SHORE DR #11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08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86];&quot;',concat('&quot;;[.B486];&quot;',' #'),'')), street_id = (select id from street where name = '&quot;;[.B486];&quot;' and city_id = (select id from city where name = 'VIRGINIA BEACH')) where street_id = (select id from street where name = '&quot;;[.A486];&quot;' and city_id = (select id from city where name = 'VIRGINIA BEACH')); delete from street where name = '&quot;;[.A486];&quot;' and city_id = (select id from city where name = 'VIRGINIA BEACH'); COMMIT&quot;)" office:value-type="string" office:string-value="START TRANSACTION; update resident_base set house_num = concat(house_num,'-',REPLACE('SHORE DR #1108',concat('SHORE DR',' #'),'')), street_id = (select id from street where name = 'SHORE DR' and city_id = (select id from city where name = 'VIRGINIA BEACH')) where street_id = (select id from street where name = 'SHORE DR #1108' and city_id = (select id from city where name = 'VIRGINIA BEACH')); delete from street where name = 'SHORE DR #1108' and city_id = (select id from city where name = 'VIRGINIA BEACH'); COMMIT">
            <text:p>START TRANSACTION; update resident_base set house_num = concat(house_num,'-',REPLACE('SHORE DR #1108',concat('SHORE DR',' #'),'')), street_id = (select id from street where name = 'SHORE DR' and city_id = (select id from city where name = 'VIRGINIA BEACH')) where street_id = (select id from street where name = 'SHORE DR #1108' and city_id = (select id from city where name = 'VIRGINIA BEACH')); delete from street where name = 'SHORE DR #11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09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87];&quot;',concat('&quot;;[.B487];&quot;',' #'),'')), street_id = (select id from street where name = '&quot;;[.B487];&quot;' and city_id = (select id from city where name = 'VIRGINIA BEACH')) where street_id = (select id from street where name = '&quot;;[.A487];&quot;' and city_id = (select id from city where name = 'VIRGINIA BEACH')); delete from street where name = '&quot;;[.A487];&quot;' and city_id = (select id from city where name = 'VIRGINIA BEACH'); COMMIT&quot;)" office:value-type="string" office:string-value="START TRANSACTION; update resident_base set house_num = concat(house_num,'-',REPLACE('SHORE DR #1109',concat('SHORE DR',' #'),'')), street_id = (select id from street where name = 'SHORE DR' and city_id = (select id from city where name = 'VIRGINIA BEACH')) where street_id = (select id from street where name = 'SHORE DR #1109' and city_id = (select id from city where name = 'VIRGINIA BEACH')); delete from street where name = 'SHORE DR #1109' and city_id = (select id from city where name = 'VIRGINIA BEACH'); COMMIT">
            <text:p>START TRANSACTION; update resident_base set house_num = concat(house_num,'-',REPLACE('SHORE DR #1109',concat('SHORE DR',' #'),'')), street_id = (select id from street where name = 'SHORE DR' and city_id = (select id from city where name = 'VIRGINIA BEACH')) where street_id = (select id from street where name = 'SHORE DR #1109' and city_id = (select id from city where name = 'VIRGINIA BEACH')); delete from street where name = 'SHORE DR #110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88];&quot;',concat('&quot;;[.B488];&quot;',' #'),'')), street_id = (select id from street where name = '&quot;;[.B488];&quot;' and city_id = (select id from city where name = 'VIRGINIA BEACH')) where street_id = (select id from street where name = '&quot;;[.A488];&quot;' and city_id = (select id from city where name = 'VIRGINIA BEACH')); delete from street where name = '&quot;;[.A488];&quot;' and city_id = (select id from city where name = 'VIRGINIA BEACH'); COMMIT&quot;)" office:value-type="string" office:string-value="START TRANSACTION; update resident_base set house_num = concat(house_num,'-',REPLACE('SHORE DR #111',concat('SHORE DR',' #'),'')), street_id = (select id from street where name = 'SHORE DR' and city_id = (select id from city where name = 'VIRGINIA BEACH')) where street_id = (select id from street where name = 'SHORE DR #111' and city_id = (select id from city where name = 'VIRGINIA BEACH')); delete from street where name = 'SHORE DR #111' and city_id = (select id from city where name = 'VIRGINIA BEACH'); COMMIT">
            <text:p>START TRANSACTION; update resident_base set house_num = concat(house_num,'-',REPLACE('SHORE DR #111',concat('SHORE DR',' #'),'')), street_id = (select id from street where name = 'SHORE DR' and city_id = (select id from city where name = 'VIRGINIA BEACH')) where street_id = (select id from street where name = 'SHORE DR #111' and city_id = (select id from city where name = 'VIRGINIA BEACH')); delete from street where name = 'SHORE DR #11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1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89];&quot;',concat('&quot;;[.B489];&quot;',' #'),'')), street_id = (select id from street where name = '&quot;;[.B489];&quot;' and city_id = (select id from city where name = 'VIRGINIA BEACH')) where street_id = (select id from street where name = '&quot;;[.A489];&quot;' and city_id = (select id from city where name = 'VIRGINIA BEACH')); delete from street where name = '&quot;;[.A489];&quot;' and city_id = (select id from city where name = 'VIRGINIA BEACH'); COMMIT&quot;)" office:value-type="string" office:string-value="START TRANSACTION; update resident_base set house_num = concat(house_num,'-',REPLACE('SHORE DR #1111',concat('SHORE DR',' #'),'')), street_id = (select id from street where name = 'SHORE DR' and city_id = (select id from city where name = 'VIRGINIA BEACH')) where street_id = (select id from street where name = 'SHORE DR #1111' and city_id = (select id from city where name = 'VIRGINIA BEACH')); delete from street where name = 'SHORE DR #1111' and city_id = (select id from city where name = 'VIRGINIA BEACH'); COMMIT">
            <text:p>START TRANSACTION; update resident_base set house_num = concat(house_num,'-',REPLACE('SHORE DR #1111',concat('SHORE DR',' #'),'')), street_id = (select id from street where name = 'SHORE DR' and city_id = (select id from city where name = 'VIRGINIA BEACH')) where street_id = (select id from street where name = 'SHORE DR #1111' and city_id = (select id from city where name = 'VIRGINIA BEACH')); delete from street where name = 'SHORE DR #111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1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90];&quot;',concat('&quot;;[.B490];&quot;',' #'),'')), street_id = (select id from street where name = '&quot;;[.B490];&quot;' and city_id = (select id from city where name = 'VIRGINIA BEACH')) where street_id = (select id from street where name = '&quot;;[.A490];&quot;' and city_id = (select id from city where name = 'VIRGINIA BEACH')); delete from street where name = '&quot;;[.A490];&quot;' and city_id = (select id from city where name = 'VIRGINIA BEACH'); COMMIT&quot;)" office:value-type="string" office:string-value="START TRANSACTION; update resident_base set house_num = concat(house_num,'-',REPLACE('SHORE DR #1113',concat('SHORE DR',' #'),'')), street_id = (select id from street where name = 'SHORE DR' and city_id = (select id from city where name = 'VIRGINIA BEACH')) where street_id = (select id from street where name = 'SHORE DR #1113' and city_id = (select id from city where name = 'VIRGINIA BEACH')); delete from street where name = 'SHORE DR #1113' and city_id = (select id from city where name = 'VIRGINIA BEACH'); COMMIT">
            <text:p>START TRANSACTION; update resident_base set house_num = concat(house_num,'-',REPLACE('SHORE DR #1113',concat('SHORE DR',' #'),'')), street_id = (select id from street where name = 'SHORE DR' and city_id = (select id from city where name = 'VIRGINIA BEACH')) where street_id = (select id from street where name = 'SHORE DR #1113' and city_id = (select id from city where name = 'VIRGINIA BEACH')); delete from street where name = 'SHORE DR #111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16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91];&quot;',concat('&quot;;[.B491];&quot;',' #'),'')), street_id = (select id from street where name = '&quot;;[.B491];&quot;' and city_id = (select id from city where name = 'VIRGINIA BEACH')) where street_id = (select id from street where name = '&quot;;[.A491];&quot;' and city_id = (select id from city where name = 'VIRGINIA BEACH')); delete from street where name = '&quot;;[.A491];&quot;' and city_id = (select id from city where name = 'VIRGINIA BEACH'); COMMIT&quot;)" office:value-type="string" office:string-value="START TRANSACTION; update resident_base set house_num = concat(house_num,'-',REPLACE('SHORE DR #1116',concat('SHORE DR',' #'),'')), street_id = (select id from street where name = 'SHORE DR' and city_id = (select id from city where name = 'VIRGINIA BEACH')) where street_id = (select id from street where name = 'SHORE DR #1116' and city_id = (select id from city where name = 'VIRGINIA BEACH')); delete from street where name = 'SHORE DR #1116' and city_id = (select id from city where name = 'VIRGINIA BEACH'); COMMIT">
            <text:p>START TRANSACTION; update resident_base set house_num = concat(house_num,'-',REPLACE('SHORE DR #1116',concat('SHORE DR',' #'),'')), street_id = (select id from street where name = 'SHORE DR' and city_id = (select id from city where name = 'VIRGINIA BEACH')) where street_id = (select id from street where name = 'SHORE DR #1116' and city_id = (select id from city where name = 'VIRGINIA BEACH')); delete from street where name = 'SHORE DR #111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19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92];&quot;',concat('&quot;;[.B492];&quot;',' #'),'')), street_id = (select id from street where name = '&quot;;[.B492];&quot;' and city_id = (select id from city where name = 'VIRGINIA BEACH')) where street_id = (select id from street where name = '&quot;;[.A492];&quot;' and city_id = (select id from city where name = 'VIRGINIA BEACH')); delete from street where name = '&quot;;[.A492];&quot;' and city_id = (select id from city where name = 'VIRGINIA BEACH'); COMMIT&quot;)" office:value-type="string" office:string-value="START TRANSACTION; update resident_base set house_num = concat(house_num,'-',REPLACE('SHORE DR #1119',concat('SHORE DR',' #'),'')), street_id = (select id from street where name = 'SHORE DR' and city_id = (select id from city where name = 'VIRGINIA BEACH')) where street_id = (select id from street where name = 'SHORE DR #1119' and city_id = (select id from city where name = 'VIRGINIA BEACH')); delete from street where name = 'SHORE DR #1119' and city_id = (select id from city where name = 'VIRGINIA BEACH'); COMMIT">
            <text:p>START TRANSACTION; update resident_base set house_num = concat(house_num,'-',REPLACE('SHORE DR #1119',concat('SHORE DR',' #'),'')), street_id = (select id from street where name = 'SHORE DR' and city_id = (select id from city where name = 'VIRGINIA BEACH')) where street_id = (select id from street where name = 'SHORE DR #1119' and city_id = (select id from city where name = 'VIRGINIA BEACH')); delete from street where name = 'SHORE DR #111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93];&quot;',concat('&quot;;[.B493];&quot;',' #'),'')), street_id = (select id from street where name = '&quot;;[.B493];&quot;' and city_id = (select id from city where name = 'VIRGINIA BEACH')) where street_id = (select id from street where name = '&quot;;[.A493];&quot;' and city_id = (select id from city where name = 'VIRGINIA BEACH')); delete from street where name = '&quot;;[.A493];&quot;' and city_id = (select id from city where name = 'VIRGINIA BEACH'); COMMIT&quot;)" office:value-type="string" office:string-value="START TRANSACTION; update resident_base set house_num = concat(house_num,'-',REPLACE('SHORE DR #112',concat('SHORE DR',' #'),'')), street_id = (select id from street where name = 'SHORE DR' and city_id = (select id from city where name = 'VIRGINIA BEACH')) where street_id = (select id from street where name = 'SHORE DR #112' and city_id = (select id from city where name = 'VIRGINIA BEACH')); delete from street where name = 'SHORE DR #112' and city_id = (select id from city where name = 'VIRGINIA BEACH'); COMMIT">
            <text:p>START TRANSACTION; update resident_base set house_num = concat(house_num,'-',REPLACE('SHORE DR #112',concat('SHORE DR',' #'),'')), street_id = (select id from street where name = 'SHORE DR' and city_id = (select id from city where name = 'VIRGINIA BEACH')) where street_id = (select id from street where name = 'SHORE DR #112' and city_id = (select id from city where name = 'VIRGINIA BEACH')); delete from street where name = 'SHORE DR #11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2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94];&quot;',concat('&quot;;[.B494];&quot;',' #'),'')), street_id = (select id from street where name = '&quot;;[.B494];&quot;' and city_id = (select id from city where name = 'VIRGINIA BEACH')) where street_id = (select id from street where name = '&quot;;[.A494];&quot;' and city_id = (select id from city where name = 'VIRGINIA BEACH')); delete from street where name = '&quot;;[.A494];&quot;' and city_id = (select id from city where name = 'VIRGINIA BEACH'); COMMIT&quot;)" office:value-type="string" office:string-value="START TRANSACTION; update resident_base set house_num = concat(house_num,'-',REPLACE('SHORE DR #1121',concat('SHORE DR',' #'),'')), street_id = (select id from street where name = 'SHORE DR' and city_id = (select id from city where name = 'VIRGINIA BEACH')) where street_id = (select id from street where name = 'SHORE DR #1121' and city_id = (select id from city where name = 'VIRGINIA BEACH')); delete from street where name = 'SHORE DR #1121' and city_id = (select id from city where name = 'VIRGINIA BEACH'); COMMIT">
            <text:p>START TRANSACTION; update resident_base set house_num = concat(house_num,'-',REPLACE('SHORE DR #1121',concat('SHORE DR',' #'),'')), street_id = (select id from street where name = 'SHORE DR' and city_id = (select id from city where name = 'VIRGINIA BEACH')) where street_id = (select id from street where name = 'SHORE DR #1121' and city_id = (select id from city where name = 'VIRGINIA BEACH')); delete from street where name = 'SHORE DR #112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2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95];&quot;',concat('&quot;;[.B495];&quot;',' #'),'')), street_id = (select id from street where name = '&quot;;[.B495];&quot;' and city_id = (select id from city where name = 'VIRGINIA BEACH')) where street_id = (select id from street where name = '&quot;;[.A495];&quot;' and city_id = (select id from city where name = 'VIRGINIA BEACH')); delete from street where name = '&quot;;[.A495];&quot;' and city_id = (select id from city where name = 'VIRGINIA BEACH'); COMMIT&quot;)" office:value-type="string" office:string-value="START TRANSACTION; update resident_base set house_num = concat(house_num,'-',REPLACE('SHORE DR #1122',concat('SHORE DR',' #'),'')), street_id = (select id from street where name = 'SHORE DR' and city_id = (select id from city where name = 'VIRGINIA BEACH')) where street_id = (select id from street where name = 'SHORE DR #1122' and city_id = (select id from city where name = 'VIRGINIA BEACH')); delete from street where name = 'SHORE DR #1122' and city_id = (select id from city where name = 'VIRGINIA BEACH'); COMMIT">
            <text:p>START TRANSACTION; update resident_base set house_num = concat(house_num,'-',REPLACE('SHORE DR #1122',concat('SHORE DR',' #'),'')), street_id = (select id from street where name = 'SHORE DR' and city_id = (select id from city where name = 'VIRGINIA BEACH')) where street_id = (select id from street where name = 'SHORE DR #1122' and city_id = (select id from city where name = 'VIRGINIA BEACH')); delete from street where name = 'SHORE DR #112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2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96];&quot;',concat('&quot;;[.B496];&quot;',' #'),'')), street_id = (select id from street where name = '&quot;;[.B496];&quot;' and city_id = (select id from city where name = 'VIRGINIA BEACH')) where street_id = (select id from street where name = '&quot;;[.A496];&quot;' and city_id = (select id from city where name = 'VIRGINIA BEACH')); delete from street where name = '&quot;;[.A496];&quot;' and city_id = (select id from city where name = 'VIRGINIA BEACH'); COMMIT&quot;)" office:value-type="string" office:string-value="START TRANSACTION; update resident_base set house_num = concat(house_num,'-',REPLACE('SHORE DR #1123',concat('SHORE DR',' #'),'')), street_id = (select id from street where name = 'SHORE DR' and city_id = (select id from city where name = 'VIRGINIA BEACH')) where street_id = (select id from street where name = 'SHORE DR #1123' and city_id = (select id from city where name = 'VIRGINIA BEACH')); delete from street where name = 'SHORE DR #1123' and city_id = (select id from city where name = 'VIRGINIA BEACH'); COMMIT">
            <text:p>START TRANSACTION; update resident_base set house_num = concat(house_num,'-',REPLACE('SHORE DR #1123',concat('SHORE DR',' #'),'')), street_id = (select id from street where name = 'SHORE DR' and city_id = (select id from city where name = 'VIRGINIA BEACH')) where street_id = (select id from street where name = 'SHORE DR #1123' and city_id = (select id from city where name = 'VIRGINIA BEACH')); delete from street where name = 'SHORE DR #112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2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97];&quot;',concat('&quot;;[.B497];&quot;',' #'),'')), street_id = (select id from street where name = '&quot;;[.B497];&quot;' and city_id = (select id from city where name = 'VIRGINIA BEACH')) where street_id = (select id from street where name = '&quot;;[.A497];&quot;' and city_id = (select id from city where name = 'VIRGINIA BEACH')); delete from street where name = '&quot;;[.A497];&quot;' and city_id = (select id from city where name = 'VIRGINIA BEACH'); COMMIT&quot;)" office:value-type="string" office:string-value="START TRANSACTION; update resident_base set house_num = concat(house_num,'-',REPLACE('SHORE DR #1125',concat('SHORE DR',' #'),'')), street_id = (select id from street where name = 'SHORE DR' and city_id = (select id from city where name = 'VIRGINIA BEACH')) where street_id = (select id from street where name = 'SHORE DR #1125' and city_id = (select id from city where name = 'VIRGINIA BEACH')); delete from street where name = 'SHORE DR #1125' and city_id = (select id from city where name = 'VIRGINIA BEACH'); COMMIT">
            <text:p>START TRANSACTION; update resident_base set house_num = concat(house_num,'-',REPLACE('SHORE DR #1125',concat('SHORE DR',' #'),'')), street_id = (select id from street where name = 'SHORE DR' and city_id = (select id from city where name = 'VIRGINIA BEACH')) where street_id = (select id from street where name = 'SHORE DR #1125' and city_id = (select id from city where name = 'VIRGINIA BEACH')); delete from street where name = 'SHORE DR #112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26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98];&quot;',concat('&quot;;[.B498];&quot;',' #'),'')), street_id = (select id from street where name = '&quot;;[.B498];&quot;' and city_id = (select id from city where name = 'VIRGINIA BEACH')) where street_id = (select id from street where name = '&quot;;[.A498];&quot;' and city_id = (select id from city where name = 'VIRGINIA BEACH')); delete from street where name = '&quot;;[.A498];&quot;' and city_id = (select id from city where name = 'VIRGINIA BEACH'); COMMIT&quot;)" office:value-type="string" office:string-value="START TRANSACTION; update resident_base set house_num = concat(house_num,'-',REPLACE('SHORE DR #1126',concat('SHORE DR',' #'),'')), street_id = (select id from street where name = 'SHORE DR' and city_id = (select id from city where name = 'VIRGINIA BEACH')) where street_id = (select id from street where name = 'SHORE DR #1126' and city_id = (select id from city where name = 'VIRGINIA BEACH')); delete from street where name = 'SHORE DR #1126' and city_id = (select id from city where name = 'VIRGINIA BEACH'); COMMIT">
            <text:p>START TRANSACTION; update resident_base set house_num = concat(house_num,'-',REPLACE('SHORE DR #1126',concat('SHORE DR',' #'),'')), street_id = (select id from street where name = 'SHORE DR' and city_id = (select id from city where name = 'VIRGINIA BEACH')) where street_id = (select id from street where name = 'SHORE DR #1126' and city_id = (select id from city where name = 'VIRGINIA BEACH')); delete from street where name = 'SHORE DR #112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27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499];&quot;',concat('&quot;;[.B499];&quot;',' #'),'')), street_id = (select id from street where name = '&quot;;[.B499];&quot;' and city_id = (select id from city where name = 'VIRGINIA BEACH')) where street_id = (select id from street where name = '&quot;;[.A499];&quot;' and city_id = (select id from city where name = 'VIRGINIA BEACH')); delete from street where name = '&quot;;[.A499];&quot;' and city_id = (select id from city where name = 'VIRGINIA BEACH'); COMMIT&quot;)" office:value-type="string" office:string-value="START TRANSACTION; update resident_base set house_num = concat(house_num,'-',REPLACE('SHORE DR #1127',concat('SHORE DR',' #'),'')), street_id = (select id from street where name = 'SHORE DR' and city_id = (select id from city where name = 'VIRGINIA BEACH')) where street_id = (select id from street where name = 'SHORE DR #1127' and city_id = (select id from city where name = 'VIRGINIA BEACH')); delete from street where name = 'SHORE DR #1127' and city_id = (select id from city where name = 'VIRGINIA BEACH'); COMMIT">
            <text:p>START TRANSACTION; update resident_base set house_num = concat(house_num,'-',REPLACE('SHORE DR #1127',concat('SHORE DR',' #'),'')), street_id = (select id from street where name = 'SHORE DR' and city_id = (select id from city where name = 'VIRGINIA BEACH')) where street_id = (select id from street where name = 'SHORE DR #1127' and city_id = (select id from city where name = 'VIRGINIA BEACH')); delete from street where name = 'SHORE DR #112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29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00];&quot;',concat('&quot;;[.B500];&quot;',' #'),'')), street_id = (select id from street where name = '&quot;;[.B500];&quot;' and city_id = (select id from city where name = 'VIRGINIA BEACH')) where street_id = (select id from street where name = '&quot;;[.A500];&quot;' and city_id = (select id from city where name = 'VIRGINIA BEACH')); delete from street where name = '&quot;;[.A500];&quot;' and city_id = (select id from city where name = 'VIRGINIA BEACH'); COMMIT&quot;)" office:value-type="string" office:string-value="START TRANSACTION; update resident_base set house_num = concat(house_num,'-',REPLACE('SHORE DR #1129',concat('SHORE DR',' #'),'')), street_id = (select id from street where name = 'SHORE DR' and city_id = (select id from city where name = 'VIRGINIA BEACH')) where street_id = (select id from street where name = 'SHORE DR #1129' and city_id = (select id from city where name = 'VIRGINIA BEACH')); delete from street where name = 'SHORE DR #1129' and city_id = (select id from city where name = 'VIRGINIA BEACH'); COMMIT">
            <text:p>START TRANSACTION; update resident_base set house_num = concat(house_num,'-',REPLACE('SHORE DR #1129',concat('SHORE DR',' #'),'')), street_id = (select id from street where name = 'SHORE DR' and city_id = (select id from city where name = 'VIRGINIA BEACH')) where street_id = (select id from street where name = 'SHORE DR #1129' and city_id = (select id from city where name = 'VIRGINIA BEACH')); delete from street where name = 'SHORE DR #112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01];&quot;',concat('&quot;;[.B501];&quot;',' #'),'')), street_id = (select id from street where name = '&quot;;[.B501];&quot;' and city_id = (select id from city where name = 'VIRGINIA BEACH')) where street_id = (select id from street where name = '&quot;;[.A501];&quot;' and city_id = (select id from city where name = 'VIRGINIA BEACH')); delete from street where name = '&quot;;[.A501];&quot;' and city_id = (select id from city where name = 'VIRGINIA BEACH'); COMMIT&quot;)" office:value-type="string" office:string-value="START TRANSACTION; update resident_base set house_num = concat(house_num,'-',REPLACE('SHORE DR #113',concat('SHORE DR',' #'),'')), street_id = (select id from street where name = 'SHORE DR' and city_id = (select id from city where name = 'VIRGINIA BEACH')) where street_id = (select id from street where name = 'SHORE DR #113' and city_id = (select id from city where name = 'VIRGINIA BEACH')); delete from street where name = 'SHORE DR #113' and city_id = (select id from city where name = 'VIRGINIA BEACH'); COMMIT">
            <text:p>START TRANSACTION; update resident_base set house_num = concat(house_num,'-',REPLACE('SHORE DR #113',concat('SHORE DR',' #'),'')), street_id = (select id from street where name = 'SHORE DR' and city_id = (select id from city where name = 'VIRGINIA BEACH')) where street_id = (select id from street where name = 'SHORE DR #113' and city_id = (select id from city where name = 'VIRGINIA BEACH')); delete from street where name = 'SHORE DR #11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3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02];&quot;',concat('&quot;;[.B502];&quot;',' #'),'')), street_id = (select id from street where name = '&quot;;[.B502];&quot;' and city_id = (select id from city where name = 'VIRGINIA BEACH')) where street_id = (select id from street where name = '&quot;;[.A502];&quot;' and city_id = (select id from city where name = 'VIRGINIA BEACH')); delete from street where name = '&quot;;[.A502];&quot;' and city_id = (select id from city where name = 'VIRGINIA BEACH'); COMMIT&quot;)" office:value-type="string" office:string-value="START TRANSACTION; update resident_base set house_num = concat(house_num,'-',REPLACE('SHORE DR #1130',concat('SHORE DR',' #'),'')), street_id = (select id from street where name = 'SHORE DR' and city_id = (select id from city where name = 'VIRGINIA BEACH')) where street_id = (select id from street where name = 'SHORE DR #1130' and city_id = (select id from city where name = 'VIRGINIA BEACH')); delete from street where name = 'SHORE DR #1130' and city_id = (select id from city where name = 'VIRGINIA BEACH'); COMMIT">
            <text:p>START TRANSACTION; update resident_base set house_num = concat(house_num,'-',REPLACE('SHORE DR #1130',concat('SHORE DR',' #'),'')), street_id = (select id from street where name = 'SHORE DR' and city_id = (select id from city where name = 'VIRGINIA BEACH')) where street_id = (select id from street where name = 'SHORE DR #1130' and city_id = (select id from city where name = 'VIRGINIA BEACH')); delete from street where name = 'SHORE DR #113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03];&quot;',concat('&quot;;[.B503];&quot;',' #'),'')), street_id = (select id from street where name = '&quot;;[.B503];&quot;' and city_id = (select id from city where name = 'VIRGINIA BEACH')) where street_id = (select id from street where name = '&quot;;[.A503];&quot;' and city_id = (select id from city where name = 'VIRGINIA BEACH')); delete from street where name = '&quot;;[.A503];&quot;' and city_id = (select id from city where name = 'VIRGINIA BEACH'); COMMIT&quot;)" office:value-type="string" office:string-value="START TRANSACTION; update resident_base set house_num = concat(house_num,'-',REPLACE('SHORE DR #114',concat('SHORE DR',' #'),'')), street_id = (select id from street where name = 'SHORE DR' and city_id = (select id from city where name = 'VIRGINIA BEACH')) where street_id = (select id from street where name = 'SHORE DR #114' and city_id = (select id from city where name = 'VIRGINIA BEACH')); delete from street where name = 'SHORE DR #114' and city_id = (select id from city where name = 'VIRGINIA BEACH'); COMMIT">
            <text:p>START TRANSACTION; update resident_base set house_num = concat(house_num,'-',REPLACE('SHORE DR #114',concat('SHORE DR',' #'),'')), street_id = (select id from street where name = 'SHORE DR' and city_id = (select id from city where name = 'VIRGINIA BEACH')) where street_id = (select id from street where name = 'SHORE DR #114' and city_id = (select id from city where name = 'VIRGINIA BEACH')); delete from street where name = 'SHORE DR #11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4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04];&quot;',concat('&quot;;[.B504];&quot;',' #'),'')), street_id = (select id from street where name = '&quot;;[.B504];&quot;' and city_id = (select id from city where name = 'VIRGINIA BEACH')) where street_id = (select id from street where name = '&quot;;[.A504];&quot;' and city_id = (select id from city where name = 'VIRGINIA BEACH')); delete from street where name = '&quot;;[.A504];&quot;' and city_id = (select id from city where name = 'VIRGINIA BEACH'); COMMIT&quot;)" office:value-type="string" office:string-value="START TRANSACTION; update resident_base set house_num = concat(house_num,'-',REPLACE('SHORE DR #1142',concat('SHORE DR',' #'),'')), street_id = (select id from street where name = 'SHORE DR' and city_id = (select id from city where name = 'VIRGINIA BEACH')) where street_id = (select id from street where name = 'SHORE DR #1142' and city_id = (select id from city where name = 'VIRGINIA BEACH')); delete from street where name = 'SHORE DR #1142' and city_id = (select id from city where name = 'VIRGINIA BEACH'); COMMIT">
            <text:p>START TRANSACTION; update resident_base set house_num = concat(house_num,'-',REPLACE('SHORE DR #1142',concat('SHORE DR',' #'),'')), street_id = (select id from street where name = 'SHORE DR' and city_id = (select id from city where name = 'VIRGINIA BEACH')) where street_id = (select id from street where name = 'SHORE DR #1142' and city_id = (select id from city where name = 'VIRGINIA BEACH')); delete from street where name = 'SHORE DR #114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4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05];&quot;',concat('&quot;;[.B505];&quot;',' #'),'')), street_id = (select id from street where name = '&quot;;[.B505];&quot;' and city_id = (select id from city where name = 'VIRGINIA BEACH')) where street_id = (select id from street where name = '&quot;;[.A505];&quot;' and city_id = (select id from city where name = 'VIRGINIA BEACH')); delete from street where name = '&quot;;[.A505];&quot;' and city_id = (select id from city where name = 'VIRGINIA BEACH'); COMMIT&quot;)" office:value-type="string" office:string-value="START TRANSACTION; update resident_base set house_num = concat(house_num,'-',REPLACE('SHORE DR #1144',concat('SHORE DR',' #'),'')), street_id = (select id from street where name = 'SHORE DR' and city_id = (select id from city where name = 'VIRGINIA BEACH')) where street_id = (select id from street where name = 'SHORE DR #1144' and city_id = (select id from city where name = 'VIRGINIA BEACH')); delete from street where name = 'SHORE DR #1144' and city_id = (select id from city where name = 'VIRGINIA BEACH'); COMMIT">
            <text:p>START TRANSACTION; update resident_base set house_num = concat(house_num,'-',REPLACE('SHORE DR #1144',concat('SHORE DR',' #'),'')), street_id = (select id from street where name = 'SHORE DR' and city_id = (select id from city where name = 'VIRGINIA BEACH')) where street_id = (select id from street where name = 'SHORE DR #1144' and city_id = (select id from city where name = 'VIRGINIA BEACH')); delete from street where name = 'SHORE DR #114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48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06];&quot;',concat('&quot;;[.B506];&quot;',' #'),'')), street_id = (select id from street where name = '&quot;;[.B506];&quot;' and city_id = (select id from city where name = 'VIRGINIA BEACH')) where street_id = (select id from street where name = '&quot;;[.A506];&quot;' and city_id = (select id from city where name = 'VIRGINIA BEACH')); delete from street where name = '&quot;;[.A506];&quot;' and city_id = (select id from city where name = 'VIRGINIA BEACH'); COMMIT&quot;)" office:value-type="string" office:string-value="START TRANSACTION; update resident_base set house_num = concat(house_num,'-',REPLACE('SHORE DR #1148',concat('SHORE DR',' #'),'')), street_id = (select id from street where name = 'SHORE DR' and city_id = (select id from city where name = 'VIRGINIA BEACH')) where street_id = (select id from street where name = 'SHORE DR #1148' and city_id = (select id from city where name = 'VIRGINIA BEACH')); delete from street where name = 'SHORE DR #1148' and city_id = (select id from city where name = 'VIRGINIA BEACH'); COMMIT">
            <text:p>START TRANSACTION; update resident_base set house_num = concat(house_num,'-',REPLACE('SHORE DR #1148',concat('SHORE DR',' #'),'')), street_id = (select id from street where name = 'SHORE DR' and city_id = (select id from city where name = 'VIRGINIA BEACH')) where street_id = (select id from street where name = 'SHORE DR #1148' and city_id = (select id from city where name = 'VIRGINIA BEACH')); delete from street where name = 'SHORE DR #114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07];&quot;',concat('&quot;;[.B507];&quot;',' #'),'')), street_id = (select id from street where name = '&quot;;[.B507];&quot;' and city_id = (select id from city where name = 'VIRGINIA BEACH')) where street_id = (select id from street where name = '&quot;;[.A507];&quot;' and city_id = (select id from city where name = 'VIRGINIA BEACH')); delete from street where name = '&quot;;[.A507];&quot;' and city_id = (select id from city where name = 'VIRGINIA BEACH'); COMMIT&quot;)" office:value-type="string" office:string-value="START TRANSACTION; update resident_base set house_num = concat(house_num,'-',REPLACE('SHORE DR #115',concat('SHORE DR',' #'),'')), street_id = (select id from street where name = 'SHORE DR' and city_id = (select id from city where name = 'VIRGINIA BEACH')) where street_id = (select id from street where name = 'SHORE DR #115' and city_id = (select id from city where name = 'VIRGINIA BEACH')); delete from street where name = 'SHORE DR #115' and city_id = (select id from city where name = 'VIRGINIA BEACH'); COMMIT">
            <text:p>START TRANSACTION; update resident_base set house_num = concat(house_num,'-',REPLACE('SHORE DR #115',concat('SHORE DR',' #'),'')), street_id = (select id from street where name = 'SHORE DR' and city_id = (select id from city where name = 'VIRGINIA BEACH')) where street_id = (select id from street where name = 'SHORE DR #115' and city_id = (select id from city where name = 'VIRGINIA BEACH')); delete from street where name = 'SHORE DR #11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5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08];&quot;',concat('&quot;;[.B508];&quot;',' #'),'')), street_id = (select id from street where name = '&quot;;[.B508];&quot;' and city_id = (select id from city where name = 'VIRGINIA BEACH')) where street_id = (select id from street where name = '&quot;;[.A508];&quot;' and city_id = (select id from city where name = 'VIRGINIA BEACH')); delete from street where name = '&quot;;[.A508];&quot;' and city_id = (select id from city where name = 'VIRGINIA BEACH'); COMMIT&quot;)" office:value-type="string" office:string-value="START TRANSACTION; update resident_base set house_num = concat(house_num,'-',REPLACE('SHORE DR #1153',concat('SHORE DR',' #'),'')), street_id = (select id from street where name = 'SHORE DR' and city_id = (select id from city where name = 'VIRGINIA BEACH')) where street_id = (select id from street where name = 'SHORE DR #1153' and city_id = (select id from city where name = 'VIRGINIA BEACH')); delete from street where name = 'SHORE DR #1153' and city_id = (select id from city where name = 'VIRGINIA BEACH'); COMMIT">
            <text:p>START TRANSACTION; update resident_base set house_num = concat(house_num,'-',REPLACE('SHORE DR #1153',concat('SHORE DR',' #'),'')), street_id = (select id from street where name = 'SHORE DR' and city_id = (select id from city where name = 'VIRGINIA BEACH')) where street_id = (select id from street where name = 'SHORE DR #1153' and city_id = (select id from city where name = 'VIRGINIA BEACH')); delete from street where name = 'SHORE DR #115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5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09];&quot;',concat('&quot;;[.B509];&quot;',' #'),'')), street_id = (select id from street where name = '&quot;;[.B509];&quot;' and city_id = (select id from city where name = 'VIRGINIA BEACH')) where street_id = (select id from street where name = '&quot;;[.A509];&quot;' and city_id = (select id from city where name = 'VIRGINIA BEACH')); delete from street where name = '&quot;;[.A509];&quot;' and city_id = (select id from city where name = 'VIRGINIA BEACH'); COMMIT&quot;)" office:value-type="string" office:string-value="START TRANSACTION; update resident_base set house_num = concat(house_num,'-',REPLACE('SHORE DR #1155',concat('SHORE DR',' #'),'')), street_id = (select id from street where name = 'SHORE DR' and city_id = (select id from city where name = 'VIRGINIA BEACH')) where street_id = (select id from street where name = 'SHORE DR #1155' and city_id = (select id from city where name = 'VIRGINIA BEACH')); delete from street where name = 'SHORE DR #1155' and city_id = (select id from city where name = 'VIRGINIA BEACH'); COMMIT">
            <text:p>START TRANSACTION; update resident_base set house_num = concat(house_num,'-',REPLACE('SHORE DR #1155',concat('SHORE DR',' #'),'')), street_id = (select id from street where name = 'SHORE DR' and city_id = (select id from city where name = 'VIRGINIA BEACH')) where street_id = (select id from street where name = 'SHORE DR #1155' and city_id = (select id from city where name = 'VIRGINIA BEACH')); delete from street where name = 'SHORE DR #115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57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10];&quot;',concat('&quot;;[.B510];&quot;',' #'),'')), street_id = (select id from street where name = '&quot;;[.B510];&quot;' and city_id = (select id from city where name = 'VIRGINIA BEACH')) where street_id = (select id from street where name = '&quot;;[.A510];&quot;' and city_id = (select id from city where name = 'VIRGINIA BEACH')); delete from street where name = '&quot;;[.A510];&quot;' and city_id = (select id from city where name = 'VIRGINIA BEACH'); COMMIT&quot;)" office:value-type="string" office:string-value="START TRANSACTION; update resident_base set house_num = concat(house_num,'-',REPLACE('SHORE DR #1157',concat('SHORE DR',' #'),'')), street_id = (select id from street where name = 'SHORE DR' and city_id = (select id from city where name = 'VIRGINIA BEACH')) where street_id = (select id from street where name = 'SHORE DR #1157' and city_id = (select id from city where name = 'VIRGINIA BEACH')); delete from street where name = 'SHORE DR #1157' and city_id = (select id from city where name = 'VIRGINIA BEACH'); COMMIT">
            <text:p>START TRANSACTION; update resident_base set house_num = concat(house_num,'-',REPLACE('SHORE DR #1157',concat('SHORE DR',' #'),'')), street_id = (select id from street where name = 'SHORE DR' and city_id = (select id from city where name = 'VIRGINIA BEACH')) where street_id = (select id from street where name = 'SHORE DR #1157' and city_id = (select id from city where name = 'VIRGINIA BEACH')); delete from street where name = 'SHORE DR #115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6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11];&quot;',concat('&quot;;[.B511];&quot;',' #'),'')), street_id = (select id from street where name = '&quot;;[.B511];&quot;' and city_id = (select id from city where name = 'VIRGINIA BEACH')) where street_id = (select id from street where name = '&quot;;[.A511];&quot;' and city_id = (select id from city where name = 'VIRGINIA BEACH')); delete from street where name = '&quot;;[.A511];&quot;' and city_id = (select id from city where name = 'VIRGINIA BEACH'); COMMIT&quot;)" office:value-type="string" office:string-value="START TRANSACTION; update resident_base set house_num = concat(house_num,'-',REPLACE('SHORE DR #1163',concat('SHORE DR',' #'),'')), street_id = (select id from street where name = 'SHORE DR' and city_id = (select id from city where name = 'VIRGINIA BEACH')) where street_id = (select id from street where name = 'SHORE DR #1163' and city_id = (select id from city where name = 'VIRGINIA BEACH')); delete from street where name = 'SHORE DR #1163' and city_id = (select id from city where name = 'VIRGINIA BEACH'); COMMIT">
            <text:p>START TRANSACTION; update resident_base set house_num = concat(house_num,'-',REPLACE('SHORE DR #1163',concat('SHORE DR',' #'),'')), street_id = (select id from street where name = 'SHORE DR' and city_id = (select id from city where name = 'VIRGINIA BEACH')) where street_id = (select id from street where name = 'SHORE DR #1163' and city_id = (select id from city where name = 'VIRGINIA BEACH')); delete from street where name = 'SHORE DR #116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6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12];&quot;',concat('&quot;;[.B512];&quot;',' #'),'')), street_id = (select id from street where name = '&quot;;[.B512];&quot;' and city_id = (select id from city where name = 'VIRGINIA BEACH')) where street_id = (select id from street where name = '&quot;;[.A512];&quot;' and city_id = (select id from city where name = 'VIRGINIA BEACH')); delete from street where name = '&quot;;[.A512];&quot;' and city_id = (select id from city where name = 'VIRGINIA BEACH'); COMMIT&quot;)" office:value-type="string" office:string-value="START TRANSACTION; update resident_base set house_num = concat(house_num,'-',REPLACE('SHORE DR #1165',concat('SHORE DR',' #'),'')), street_id = (select id from street where name = 'SHORE DR' and city_id = (select id from city where name = 'VIRGINIA BEACH')) where street_id = (select id from street where name = 'SHORE DR #1165' and city_id = (select id from city where name = 'VIRGINIA BEACH')); delete from street where name = 'SHORE DR #1165' and city_id = (select id from city where name = 'VIRGINIA BEACH'); COMMIT">
            <text:p>START TRANSACTION; update resident_base set house_num = concat(house_num,'-',REPLACE('SHORE DR #1165',concat('SHORE DR',' #'),'')), street_id = (select id from street where name = 'SHORE DR' and city_id = (select id from city where name = 'VIRGINIA BEACH')) where street_id = (select id from street where name = 'SHORE DR #1165' and city_id = (select id from city where name = 'VIRGINIA BEACH')); delete from street where name = 'SHORE DR #116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19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13];&quot;',concat('&quot;;[.B513];&quot;',' #'),'')), street_id = (select id from street where name = '&quot;;[.B513];&quot;' and city_id = (select id from city where name = 'VIRGINIA BEACH')) where street_id = (select id from street where name = '&quot;;[.A513];&quot;' and city_id = (select id from city where name = 'VIRGINIA BEACH')); delete from street where name = '&quot;;[.A513];&quot;' and city_id = (select id from city where name = 'VIRGINIA BEACH'); COMMIT&quot;)" office:value-type="string" office:string-value="START TRANSACTION; update resident_base set house_num = concat(house_num,'-',REPLACE('SHORE DR #119',concat('SHORE DR',' #'),'')), street_id = (select id from street where name = 'SHORE DR' and city_id = (select id from city where name = 'VIRGINIA BEACH')) where street_id = (select id from street where name = 'SHORE DR #119' and city_id = (select id from city where name = 'VIRGINIA BEACH')); delete from street where name = 'SHORE DR #119' and city_id = (select id from city where name = 'VIRGINIA BEACH'); COMMIT">
            <text:p>START TRANSACTION; update resident_base set house_num = concat(house_num,'-',REPLACE('SHORE DR #119',concat('SHORE DR',' #'),'')), street_id = (select id from street where name = 'SHORE DR' and city_id = (select id from city where name = 'VIRGINIA BEACH')) where street_id = (select id from street where name = 'SHORE DR #119' and city_id = (select id from city where name = 'VIRGINIA BEACH')); delete from street where name = 'SHORE DR #11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14];&quot;',concat('&quot;;[.B514];&quot;',' #'),'')), street_id = (select id from street where name = '&quot;;[.B514];&quot;' and city_id = (select id from city where name = 'VIRGINIA BEACH')) where street_id = (select id from street where name = '&quot;;[.A514];&quot;' and city_id = (select id from city where name = 'VIRGINIA BEACH')); delete from street where name = '&quot;;[.A514];&quot;' and city_id = (select id from city where name = 'VIRGINIA BEACH'); COMMIT&quot;)" office:value-type="string" office:string-value="START TRANSACTION; update resident_base set house_num = concat(house_num,'-',REPLACE('SHORE DR #120',concat('SHORE DR',' #'),'')), street_id = (select id from street where name = 'SHORE DR' and city_id = (select id from city where name = 'VIRGINIA BEACH')) where street_id = (select id from street where name = 'SHORE DR #120' and city_id = (select id from city where name = 'VIRGINIA BEACH')); delete from street where name = 'SHORE DR #120' and city_id = (select id from city where name = 'VIRGINIA BEACH'); COMMIT">
            <text:p>START TRANSACTION; update resident_base set house_num = concat(house_num,'-',REPLACE('SHORE DR #120',concat('SHORE DR',' #'),'')), street_id = (select id from street where name = 'SHORE DR' and city_id = (select id from city where name = 'VIRGINIA BEACH')) where street_id = (select id from street where name = 'SHORE DR #120' and city_id = (select id from city where name = 'VIRGINIA BEACH')); delete from street where name = 'SHORE DR #12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0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15];&quot;',concat('&quot;;[.B515];&quot;',' #'),'')), street_id = (select id from street where name = '&quot;;[.B515];&quot;' and city_id = (select id from city where name = 'VIRGINIA BEACH')) where street_id = (select id from street where name = '&quot;;[.A515];&quot;' and city_id = (select id from city where name = 'VIRGINIA BEACH')); delete from street where name = '&quot;;[.A515];&quot;' and city_id = (select id from city where name = 'VIRGINIA BEACH'); COMMIT&quot;)" office:value-type="string" office:string-value="START TRANSACTION; update resident_base set house_num = concat(house_num,'-',REPLACE('SHORE DR #1200',concat('SHORE DR',' #'),'')), street_id = (select id from street where name = 'SHORE DR' and city_id = (select id from city where name = 'VIRGINIA BEACH')) where street_id = (select id from street where name = 'SHORE DR #1200' and city_id = (select id from city where name = 'VIRGINIA BEACH')); delete from street where name = 'SHORE DR #1200' and city_id = (select id from city where name = 'VIRGINIA BEACH'); COMMIT">
            <text:p>START TRANSACTION; update resident_base set house_num = concat(house_num,'-',REPLACE('SHORE DR #1200',concat('SHORE DR',' #'),'')), street_id = (select id from street where name = 'SHORE DR' and city_id = (select id from city where name = 'VIRGINIA BEACH')) where street_id = (select id from street where name = 'SHORE DR #1200' and city_id = (select id from city where name = 'VIRGINIA BEACH')); delete from street where name = 'SHORE DR #120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0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16];&quot;',concat('&quot;;[.B516];&quot;',' #'),'')), street_id = (select id from street where name = '&quot;;[.B516];&quot;' and city_id = (select id from city where name = 'VIRGINIA BEACH')) where street_id = (select id from street where name = '&quot;;[.A516];&quot;' and city_id = (select id from city where name = 'VIRGINIA BEACH')); delete from street where name = '&quot;;[.A516];&quot;' and city_id = (select id from city where name = 'VIRGINIA BEACH'); COMMIT&quot;)" office:value-type="string" office:string-value="START TRANSACTION; update resident_base set house_num = concat(house_num,'-',REPLACE('SHORE DR #1201',concat('SHORE DR',' #'),'')), street_id = (select id from street where name = 'SHORE DR' and city_id = (select id from city where name = 'VIRGINIA BEACH')) where street_id = (select id from street where name = 'SHORE DR #1201' and city_id = (select id from city where name = 'VIRGINIA BEACH')); delete from street where name = 'SHORE DR #1201' and city_id = (select id from city where name = 'VIRGINIA BEACH'); COMMIT">
            <text:p>START TRANSACTION; update resident_base set house_num = concat(house_num,'-',REPLACE('SHORE DR #1201',concat('SHORE DR',' #'),'')), street_id = (select id from street where name = 'SHORE DR' and city_id = (select id from city where name = 'VIRGINIA BEACH')) where street_id = (select id from street where name = 'SHORE DR #1201' and city_id = (select id from city where name = 'VIRGINIA BEACH')); delete from street where name = 'SHORE DR #12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0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17];&quot;',concat('&quot;;[.B517];&quot;',' #'),'')), street_id = (select id from street where name = '&quot;;[.B517];&quot;' and city_id = (select id from city where name = 'VIRGINIA BEACH')) where street_id = (select id from street where name = '&quot;;[.A517];&quot;' and city_id = (select id from city where name = 'VIRGINIA BEACH')); delete from street where name = '&quot;;[.A517];&quot;' and city_id = (select id from city where name = 'VIRGINIA BEACH'); COMMIT&quot;)" office:value-type="string" office:string-value="START TRANSACTION; update resident_base set house_num = concat(house_num,'-',REPLACE('SHORE DR #1202',concat('SHORE DR',' #'),'')), street_id = (select id from street where name = 'SHORE DR' and city_id = (select id from city where name = 'VIRGINIA BEACH')) where street_id = (select id from street where name = 'SHORE DR #1202' and city_id = (select id from city where name = 'VIRGINIA BEACH')); delete from street where name = 'SHORE DR #1202' and city_id = (select id from city where name = 'VIRGINIA BEACH'); COMMIT">
            <text:p>START TRANSACTION; update resident_base set house_num = concat(house_num,'-',REPLACE('SHORE DR #1202',concat('SHORE DR',' #'),'')), street_id = (select id from street where name = 'SHORE DR' and city_id = (select id from city where name = 'VIRGINIA BEACH')) where street_id = (select id from street where name = 'SHORE DR #1202' and city_id = (select id from city where name = 'VIRGINIA BEACH')); delete from street where name = 'SHORE DR #12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0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18];&quot;',concat('&quot;;[.B518];&quot;',' #'),'')), street_id = (select id from street where name = '&quot;;[.B518];&quot;' and city_id = (select id from city where name = 'VIRGINIA BEACH')) where street_id = (select id from street where name = '&quot;;[.A518];&quot;' and city_id = (select id from city where name = 'VIRGINIA BEACH')); delete from street where name = '&quot;;[.A518];&quot;' and city_id = (select id from city where name = 'VIRGINIA BEACH'); COMMIT&quot;)" office:value-type="string" office:string-value="START TRANSACTION; update resident_base set house_num = concat(house_num,'-',REPLACE('SHORE DR #1203',concat('SHORE DR',' #'),'')), street_id = (select id from street where name = 'SHORE DR' and city_id = (select id from city where name = 'VIRGINIA BEACH')) where street_id = (select id from street where name = 'SHORE DR #1203' and city_id = (select id from city where name = 'VIRGINIA BEACH')); delete from street where name = 'SHORE DR #1203' and city_id = (select id from city where name = 'VIRGINIA BEACH'); COMMIT">
            <text:p>START TRANSACTION; update resident_base set house_num = concat(house_num,'-',REPLACE('SHORE DR #1203',concat('SHORE DR',' #'),'')), street_id = (select id from street where name = 'SHORE DR' and city_id = (select id from city where name = 'VIRGINIA BEACH')) where street_id = (select id from street where name = 'SHORE DR #1203' and city_id = (select id from city where name = 'VIRGINIA BEACH')); delete from street where name = 'SHORE DR #12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0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19];&quot;',concat('&quot;;[.B519];&quot;',' #'),'')), street_id = (select id from street where name = '&quot;;[.B519];&quot;' and city_id = (select id from city where name = 'VIRGINIA BEACH')) where street_id = (select id from street where name = '&quot;;[.A519];&quot;' and city_id = (select id from city where name = 'VIRGINIA BEACH')); delete from street where name = '&quot;;[.A519];&quot;' and city_id = (select id from city where name = 'VIRGINIA BEACH'); COMMIT&quot;)" office:value-type="string" office:string-value="START TRANSACTION; update resident_base set house_num = concat(house_num,'-',REPLACE('SHORE DR #1204',concat('SHORE DR',' #'),'')), street_id = (select id from street where name = 'SHORE DR' and city_id = (select id from city where name = 'VIRGINIA BEACH')) where street_id = (select id from street where name = 'SHORE DR #1204' and city_id = (select id from city where name = 'VIRGINIA BEACH')); delete from street where name = 'SHORE DR #1204' and city_id = (select id from city where name = 'VIRGINIA BEACH'); COMMIT">
            <text:p>START TRANSACTION; update resident_base set house_num = concat(house_num,'-',REPLACE('SHORE DR #1204',concat('SHORE DR',' #'),'')), street_id = (select id from street where name = 'SHORE DR' and city_id = (select id from city where name = 'VIRGINIA BEACH')) where street_id = (select id from street where name = 'SHORE DR #1204' and city_id = (select id from city where name = 'VIRGINIA BEACH')); delete from street where name = 'SHORE DR #12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0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20];&quot;',concat('&quot;;[.B520];&quot;',' #'),'')), street_id = (select id from street where name = '&quot;;[.B520];&quot;' and city_id = (select id from city where name = 'VIRGINIA BEACH')) where street_id = (select id from street where name = '&quot;;[.A520];&quot;' and city_id = (select id from city where name = 'VIRGINIA BEACH')); delete from street where name = '&quot;;[.A520];&quot;' and city_id = (select id from city where name = 'VIRGINIA BEACH'); COMMIT&quot;)" office:value-type="string" office:string-value="START TRANSACTION; update resident_base set house_num = concat(house_num,'-',REPLACE('SHORE DR #1205',concat('SHORE DR',' #'),'')), street_id = (select id from street where name = 'SHORE DR' and city_id = (select id from city where name = 'VIRGINIA BEACH')) where street_id = (select id from street where name = 'SHORE DR #1205' and city_id = (select id from city where name = 'VIRGINIA BEACH')); delete from street where name = 'SHORE DR #1205' and city_id = (select id from city where name = 'VIRGINIA BEACH'); COMMIT">
            <text:p>START TRANSACTION; update resident_base set house_num = concat(house_num,'-',REPLACE('SHORE DR #1205',concat('SHORE DR',' #'),'')), street_id = (select id from street where name = 'SHORE DR' and city_id = (select id from city where name = 'VIRGINIA BEACH')) where street_id = (select id from street where name = 'SHORE DR #1205' and city_id = (select id from city where name = 'VIRGINIA BEACH')); delete from street where name = 'SHORE DR #12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07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21];&quot;',concat('&quot;;[.B521];&quot;',' #'),'')), street_id = (select id from street where name = '&quot;;[.B521];&quot;' and city_id = (select id from city where name = 'VIRGINIA BEACH')) where street_id = (select id from street where name = '&quot;;[.A521];&quot;' and city_id = (select id from city where name = 'VIRGINIA BEACH')); delete from street where name = '&quot;;[.A521];&quot;' and city_id = (select id from city where name = 'VIRGINIA BEACH'); COMMIT&quot;)" office:value-type="string" office:string-value="START TRANSACTION; update resident_base set house_num = concat(house_num,'-',REPLACE('SHORE DR #1207',concat('SHORE DR',' #'),'')), street_id = (select id from street where name = 'SHORE DR' and city_id = (select id from city where name = 'VIRGINIA BEACH')) where street_id = (select id from street where name = 'SHORE DR #1207' and city_id = (select id from city where name = 'VIRGINIA BEACH')); delete from street where name = 'SHORE DR #1207' and city_id = (select id from city where name = 'VIRGINIA BEACH'); COMMIT">
            <text:p>START TRANSACTION; update resident_base set house_num = concat(house_num,'-',REPLACE('SHORE DR #1207',concat('SHORE DR',' #'),'')), street_id = (select id from street where name = 'SHORE DR' and city_id = (select id from city where name = 'VIRGINIA BEACH')) where street_id = (select id from street where name = 'SHORE DR #1207' and city_id = (select id from city where name = 'VIRGINIA BEACH')); delete from street where name = 'SHORE DR #12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08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22];&quot;',concat('&quot;;[.B522];&quot;',' #'),'')), street_id = (select id from street where name = '&quot;;[.B522];&quot;' and city_id = (select id from city where name = 'VIRGINIA BEACH')) where street_id = (select id from street where name = '&quot;;[.A522];&quot;' and city_id = (select id from city where name = 'VIRGINIA BEACH')); delete from street where name = '&quot;;[.A522];&quot;' and city_id = (select id from city where name = 'VIRGINIA BEACH'); COMMIT&quot;)" office:value-type="string" office:string-value="START TRANSACTION; update resident_base set house_num = concat(house_num,'-',REPLACE('SHORE DR #1208',concat('SHORE DR',' #'),'')), street_id = (select id from street where name = 'SHORE DR' and city_id = (select id from city where name = 'VIRGINIA BEACH')) where street_id = (select id from street where name = 'SHORE DR #1208' and city_id = (select id from city where name = 'VIRGINIA BEACH')); delete from street where name = 'SHORE DR #1208' and city_id = (select id from city where name = 'VIRGINIA BEACH'); COMMIT">
            <text:p>START TRANSACTION; update resident_base set house_num = concat(house_num,'-',REPLACE('SHORE DR #1208',concat('SHORE DR',' #'),'')), street_id = (select id from street where name = 'SHORE DR' and city_id = (select id from city where name = 'VIRGINIA BEACH')) where street_id = (select id from street where name = 'SHORE DR #1208' and city_id = (select id from city where name = 'VIRGINIA BEACH')); delete from street where name = 'SHORE DR #12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09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23];&quot;',concat('&quot;;[.B523];&quot;',' #'),'')), street_id = (select id from street where name = '&quot;;[.B523];&quot;' and city_id = (select id from city where name = 'VIRGINIA BEACH')) where street_id = (select id from street where name = '&quot;;[.A523];&quot;' and city_id = (select id from city where name = 'VIRGINIA BEACH')); delete from street where name = '&quot;;[.A523];&quot;' and city_id = (select id from city where name = 'VIRGINIA BEACH'); COMMIT&quot;)" office:value-type="string" office:string-value="START TRANSACTION; update resident_base set house_num = concat(house_num,'-',REPLACE('SHORE DR #1209',concat('SHORE DR',' #'),'')), street_id = (select id from street where name = 'SHORE DR' and city_id = (select id from city where name = 'VIRGINIA BEACH')) where street_id = (select id from street where name = 'SHORE DR #1209' and city_id = (select id from city where name = 'VIRGINIA BEACH')); delete from street where name = 'SHORE DR #1209' and city_id = (select id from city where name = 'VIRGINIA BEACH'); COMMIT">
            <text:p>START TRANSACTION; update resident_base set house_num = concat(house_num,'-',REPLACE('SHORE DR #1209',concat('SHORE DR',' #'),'')), street_id = (select id from street where name = 'SHORE DR' and city_id = (select id from city where name = 'VIRGINIA BEACH')) where street_id = (select id from street where name = 'SHORE DR #1209' and city_id = (select id from city where name = 'VIRGINIA BEACH')); delete from street where name = 'SHORE DR #120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24];&quot;',concat('&quot;;[.B524];&quot;',' #'),'')), street_id = (select id from street where name = '&quot;;[.B524];&quot;' and city_id = (select id from city where name = 'VIRGINIA BEACH')) where street_id = (select id from street where name = '&quot;;[.A524];&quot;' and city_id = (select id from city where name = 'VIRGINIA BEACH')); delete from street where name = '&quot;;[.A524];&quot;' and city_id = (select id from city where name = 'VIRGINIA BEACH'); COMMIT&quot;)" office:value-type="string" office:string-value="START TRANSACTION; update resident_base set house_num = concat(house_num,'-',REPLACE('SHORE DR #121',concat('SHORE DR',' #'),'')), street_id = (select id from street where name = 'SHORE DR' and city_id = (select id from city where name = 'VIRGINIA BEACH')) where street_id = (select id from street where name = 'SHORE DR #121' and city_id = (select id from city where name = 'VIRGINIA BEACH')); delete from street where name = 'SHORE DR #121' and city_id = (select id from city where name = 'VIRGINIA BEACH'); COMMIT">
            <text:p>START TRANSACTION; update resident_base set house_num = concat(house_num,'-',REPLACE('SHORE DR #121',concat('SHORE DR',' #'),'')), street_id = (select id from street where name = 'SHORE DR' and city_id = (select id from city where name = 'VIRGINIA BEACH')) where street_id = (select id from street where name = 'SHORE DR #121' and city_id = (select id from city where name = 'VIRGINIA BEACH')); delete from street where name = 'SHORE DR #12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1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25];&quot;',concat('&quot;;[.B525];&quot;',' #'),'')), street_id = (select id from street where name = '&quot;;[.B525];&quot;' and city_id = (select id from city where name = 'VIRGINIA BEACH')) where street_id = (select id from street where name = '&quot;;[.A525];&quot;' and city_id = (select id from city where name = 'VIRGINIA BEACH')); delete from street where name = '&quot;;[.A525];&quot;' and city_id = (select id from city where name = 'VIRGINIA BEACH'); COMMIT&quot;)" office:value-type="string" office:string-value="START TRANSACTION; update resident_base set house_num = concat(house_num,'-',REPLACE('SHORE DR #1210',concat('SHORE DR',' #'),'')), street_id = (select id from street where name = 'SHORE DR' and city_id = (select id from city where name = 'VIRGINIA BEACH')) where street_id = (select id from street where name = 'SHORE DR #1210' and city_id = (select id from city where name = 'VIRGINIA BEACH')); delete from street where name = 'SHORE DR #1210' and city_id = (select id from city where name = 'VIRGINIA BEACH'); COMMIT">
            <text:p>START TRANSACTION; update resident_base set house_num = concat(house_num,'-',REPLACE('SHORE DR #1210',concat('SHORE DR',' #'),'')), street_id = (select id from street where name = 'SHORE DR' and city_id = (select id from city where name = 'VIRGINIA BEACH')) where street_id = (select id from street where name = 'SHORE DR #1210' and city_id = (select id from city where name = 'VIRGINIA BEACH')); delete from street where name = 'SHORE DR #121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1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26];&quot;',concat('&quot;;[.B526];&quot;',' #'),'')), street_id = (select id from street where name = '&quot;;[.B526];&quot;' and city_id = (select id from city where name = 'VIRGINIA BEACH')) where street_id = (select id from street where name = '&quot;;[.A526];&quot;' and city_id = (select id from city where name = 'VIRGINIA BEACH')); delete from street where name = '&quot;;[.A526];&quot;' and city_id = (select id from city where name = 'VIRGINIA BEACH'); COMMIT&quot;)" office:value-type="string" office:string-value="START TRANSACTION; update resident_base set house_num = concat(house_num,'-',REPLACE('SHORE DR #1211',concat('SHORE DR',' #'),'')), street_id = (select id from street where name = 'SHORE DR' and city_id = (select id from city where name = 'VIRGINIA BEACH')) where street_id = (select id from street where name = 'SHORE DR #1211' and city_id = (select id from city where name = 'VIRGINIA BEACH')); delete from street where name = 'SHORE DR #1211' and city_id = (select id from city where name = 'VIRGINIA BEACH'); COMMIT">
            <text:p>START TRANSACTION; update resident_base set house_num = concat(house_num,'-',REPLACE('SHORE DR #1211',concat('SHORE DR',' #'),'')), street_id = (select id from street where name = 'SHORE DR' and city_id = (select id from city where name = 'VIRGINIA BEACH')) where street_id = (select id from street where name = 'SHORE DR #1211' and city_id = (select id from city where name = 'VIRGINIA BEACH')); delete from street where name = 'SHORE DR #121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1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27];&quot;',concat('&quot;;[.B527];&quot;',' #'),'')), street_id = (select id from street where name = '&quot;;[.B527];&quot;' and city_id = (select id from city where name = 'VIRGINIA BEACH')) where street_id = (select id from street where name = '&quot;;[.A527];&quot;' and city_id = (select id from city where name = 'VIRGINIA BEACH')); delete from street where name = '&quot;;[.A527];&quot;' and city_id = (select id from city where name = 'VIRGINIA BEACH'); COMMIT&quot;)" office:value-type="string" office:string-value="START TRANSACTION; update resident_base set house_num = concat(house_num,'-',REPLACE('SHORE DR #1213',concat('SHORE DR',' #'),'')), street_id = (select id from street where name = 'SHORE DR' and city_id = (select id from city where name = 'VIRGINIA BEACH')) where street_id = (select id from street where name = 'SHORE DR #1213' and city_id = (select id from city where name = 'VIRGINIA BEACH')); delete from street where name = 'SHORE DR #1213' and city_id = (select id from city where name = 'VIRGINIA BEACH'); COMMIT">
            <text:p>START TRANSACTION; update resident_base set house_num = concat(house_num,'-',REPLACE('SHORE DR #1213',concat('SHORE DR',' #'),'')), street_id = (select id from street where name = 'SHORE DR' and city_id = (select id from city where name = 'VIRGINIA BEACH')) where street_id = (select id from street where name = 'SHORE DR #1213' and city_id = (select id from city where name = 'VIRGINIA BEACH')); delete from street where name = 'SHORE DR #121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1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28];&quot;',concat('&quot;;[.B528];&quot;',' #'),'')), street_id = (select id from street where name = '&quot;;[.B528];&quot;' and city_id = (select id from city where name = 'VIRGINIA BEACH')) where street_id = (select id from street where name = '&quot;;[.A528];&quot;' and city_id = (select id from city where name = 'VIRGINIA BEACH')); delete from street where name = '&quot;;[.A528];&quot;' and city_id = (select id from city where name = 'VIRGINIA BEACH'); COMMIT&quot;)" office:value-type="string" office:string-value="START TRANSACTION; update resident_base set house_num = concat(house_num,'-',REPLACE('SHORE DR #1214',concat('SHORE DR',' #'),'')), street_id = (select id from street where name = 'SHORE DR' and city_id = (select id from city where name = 'VIRGINIA BEACH')) where street_id = (select id from street where name = 'SHORE DR #1214' and city_id = (select id from city where name = 'VIRGINIA BEACH')); delete from street where name = 'SHORE DR #1214' and city_id = (select id from city where name = 'VIRGINIA BEACH'); COMMIT">
            <text:p>START TRANSACTION; update resident_base set house_num = concat(house_num,'-',REPLACE('SHORE DR #1214',concat('SHORE DR',' #'),'')), street_id = (select id from street where name = 'SHORE DR' and city_id = (select id from city where name = 'VIRGINIA BEACH')) where street_id = (select id from street where name = 'SHORE DR #1214' and city_id = (select id from city where name = 'VIRGINIA BEACH')); delete from street where name = 'SHORE DR #121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1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29];&quot;',concat('&quot;;[.B529];&quot;',' #'),'')), street_id = (select id from street where name = '&quot;;[.B529];&quot;' and city_id = (select id from city where name = 'VIRGINIA BEACH')) where street_id = (select id from street where name = '&quot;;[.A529];&quot;' and city_id = (select id from city where name = 'VIRGINIA BEACH')); delete from street where name = '&quot;;[.A529];&quot;' and city_id = (select id from city where name = 'VIRGINIA BEACH'); COMMIT&quot;)" office:value-type="string" office:string-value="START TRANSACTION; update resident_base set house_num = concat(house_num,'-',REPLACE('SHORE DR #1215',concat('SHORE DR',' #'),'')), street_id = (select id from street where name = 'SHORE DR' and city_id = (select id from city where name = 'VIRGINIA BEACH')) where street_id = (select id from street where name = 'SHORE DR #1215' and city_id = (select id from city where name = 'VIRGINIA BEACH')); delete from street where name = 'SHORE DR #1215' and city_id = (select id from city where name = 'VIRGINIA BEACH'); COMMIT">
            <text:p>START TRANSACTION; update resident_base set house_num = concat(house_num,'-',REPLACE('SHORE DR #1215',concat('SHORE DR',' #'),'')), street_id = (select id from street where name = 'SHORE DR' and city_id = (select id from city where name = 'VIRGINIA BEACH')) where street_id = (select id from street where name = 'SHORE DR #1215' and city_id = (select id from city where name = 'VIRGINIA BEACH')); delete from street where name = 'SHORE DR #121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17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30];&quot;',concat('&quot;;[.B530];&quot;',' #'),'')), street_id = (select id from street where name = '&quot;;[.B530];&quot;' and city_id = (select id from city where name = 'VIRGINIA BEACH')) where street_id = (select id from street where name = '&quot;;[.A530];&quot;' and city_id = (select id from city where name = 'VIRGINIA BEACH')); delete from street where name = '&quot;;[.A530];&quot;' and city_id = (select id from city where name = 'VIRGINIA BEACH'); COMMIT&quot;)" office:value-type="string" office:string-value="START TRANSACTION; update resident_base set house_num = concat(house_num,'-',REPLACE('SHORE DR #1217',concat('SHORE DR',' #'),'')), street_id = (select id from street where name = 'SHORE DR' and city_id = (select id from city where name = 'VIRGINIA BEACH')) where street_id = (select id from street where name = 'SHORE DR #1217' and city_id = (select id from city where name = 'VIRGINIA BEACH')); delete from street where name = 'SHORE DR #1217' and city_id = (select id from city where name = 'VIRGINIA BEACH'); COMMIT">
            <text:p>START TRANSACTION; update resident_base set house_num = concat(house_num,'-',REPLACE('SHORE DR #1217',concat('SHORE DR',' #'),'')), street_id = (select id from street where name = 'SHORE DR' and city_id = (select id from city where name = 'VIRGINIA BEACH')) where street_id = (select id from street where name = 'SHORE DR #1217' and city_id = (select id from city where name = 'VIRGINIA BEACH')); delete from street where name = 'SHORE DR #121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2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31];&quot;',concat('&quot;;[.B531];&quot;',' #'),'')), street_id = (select id from street where name = '&quot;;[.B531];&quot;' and city_id = (select id from city where name = 'VIRGINIA BEACH')) where street_id = (select id from street where name = '&quot;;[.A531];&quot;' and city_id = (select id from city where name = 'VIRGINIA BEACH')); delete from street where name = '&quot;;[.A531];&quot;' and city_id = (select id from city where name = 'VIRGINIA BEACH'); COMMIT&quot;)" office:value-type="string" office:string-value="START TRANSACTION; update resident_base set house_num = concat(house_num,'-',REPLACE('SHORE DR #1221',concat('SHORE DR',' #'),'')), street_id = (select id from street where name = 'SHORE DR' and city_id = (select id from city where name = 'VIRGINIA BEACH')) where street_id = (select id from street where name = 'SHORE DR #1221' and city_id = (select id from city where name = 'VIRGINIA BEACH')); delete from street where name = 'SHORE DR #1221' and city_id = (select id from city where name = 'VIRGINIA BEACH'); COMMIT">
            <text:p>START TRANSACTION; update resident_base set house_num = concat(house_num,'-',REPLACE('SHORE DR #1221',concat('SHORE DR',' #'),'')), street_id = (select id from street where name = 'SHORE DR' and city_id = (select id from city where name = 'VIRGINIA BEACH')) where street_id = (select id from street where name = 'SHORE DR #1221' and city_id = (select id from city where name = 'VIRGINIA BEACH')); delete from street where name = 'SHORE DR #122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2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32];&quot;',concat('&quot;;[.B532];&quot;',' #'),'')), street_id = (select id from street where name = '&quot;;[.B532];&quot;' and city_id = (select id from city where name = 'VIRGINIA BEACH')) where street_id = (select id from street where name = '&quot;;[.A532];&quot;' and city_id = (select id from city where name = 'VIRGINIA BEACH')); delete from street where name = '&quot;;[.A532];&quot;' and city_id = (select id from city where name = 'VIRGINIA BEACH'); COMMIT&quot;)" office:value-type="string" office:string-value="START TRANSACTION; update resident_base set house_num = concat(house_num,'-',REPLACE('SHORE DR #1222',concat('SHORE DR',' #'),'')), street_id = (select id from street where name = 'SHORE DR' and city_id = (select id from city where name = 'VIRGINIA BEACH')) where street_id = (select id from street where name = 'SHORE DR #1222' and city_id = (select id from city where name = 'VIRGINIA BEACH')); delete from street where name = 'SHORE DR #1222' and city_id = (select id from city where name = 'VIRGINIA BEACH'); COMMIT">
            <text:p>START TRANSACTION; update resident_base set house_num = concat(house_num,'-',REPLACE('SHORE DR #1222',concat('SHORE DR',' #'),'')), street_id = (select id from street where name = 'SHORE DR' and city_id = (select id from city where name = 'VIRGINIA BEACH')) where street_id = (select id from street where name = 'SHORE DR #1222' and city_id = (select id from city where name = 'VIRGINIA BEACH')); delete from street where name = 'SHORE DR #122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2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33];&quot;',concat('&quot;;[.B533];&quot;',' #'),'')), street_id = (select id from street where name = '&quot;;[.B533];&quot;' and city_id = (select id from city where name = 'VIRGINIA BEACH')) where street_id = (select id from street where name = '&quot;;[.A533];&quot;' and city_id = (select id from city where name = 'VIRGINIA BEACH')); delete from street where name = '&quot;;[.A533];&quot;' and city_id = (select id from city where name = 'VIRGINIA BEACH'); COMMIT&quot;)" office:value-type="string" office:string-value="START TRANSACTION; update resident_base set house_num = concat(house_num,'-',REPLACE('SHORE DR #1223',concat('SHORE DR',' #'),'')), street_id = (select id from street where name = 'SHORE DR' and city_id = (select id from city where name = 'VIRGINIA BEACH')) where street_id = (select id from street where name = 'SHORE DR #1223' and city_id = (select id from city where name = 'VIRGINIA BEACH')); delete from street where name = 'SHORE DR #1223' and city_id = (select id from city where name = 'VIRGINIA BEACH'); COMMIT">
            <text:p>START TRANSACTION; update resident_base set house_num = concat(house_num,'-',REPLACE('SHORE DR #1223',concat('SHORE DR',' #'),'')), street_id = (select id from street where name = 'SHORE DR' and city_id = (select id from city where name = 'VIRGINIA BEACH')) where street_id = (select id from street where name = 'SHORE DR #1223' and city_id = (select id from city where name = 'VIRGINIA BEACH')); delete from street where name = 'SHORE DR #122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2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34];&quot;',concat('&quot;;[.B534];&quot;',' #'),'')), street_id = (select id from street where name = '&quot;;[.B534];&quot;' and city_id = (select id from city where name = 'VIRGINIA BEACH')) where street_id = (select id from street where name = '&quot;;[.A534];&quot;' and city_id = (select id from city where name = 'VIRGINIA BEACH')); delete from street where name = '&quot;;[.A534];&quot;' and city_id = (select id from city where name = 'VIRGINIA BEACH'); COMMIT&quot;)" office:value-type="string" office:string-value="START TRANSACTION; update resident_base set house_num = concat(house_num,'-',REPLACE('SHORE DR #1225',concat('SHORE DR',' #'),'')), street_id = (select id from street where name = 'SHORE DR' and city_id = (select id from city where name = 'VIRGINIA BEACH')) where street_id = (select id from street where name = 'SHORE DR #1225' and city_id = (select id from city where name = 'VIRGINIA BEACH')); delete from street where name = 'SHORE DR #1225' and city_id = (select id from city where name = 'VIRGINIA BEACH'); COMMIT">
            <text:p>START TRANSACTION; update resident_base set house_num = concat(house_num,'-',REPLACE('SHORE DR #1225',concat('SHORE DR',' #'),'')), street_id = (select id from street where name = 'SHORE DR' and city_id = (select id from city where name = 'VIRGINIA BEACH')) where street_id = (select id from street where name = 'SHORE DR #1225' and city_id = (select id from city where name = 'VIRGINIA BEACH')); delete from street where name = 'SHORE DR #122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27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35];&quot;',concat('&quot;;[.B535];&quot;',' #'),'')), street_id = (select id from street where name = '&quot;;[.B535];&quot;' and city_id = (select id from city where name = 'VIRGINIA BEACH')) where street_id = (select id from street where name = '&quot;;[.A535];&quot;' and city_id = (select id from city where name = 'VIRGINIA BEACH')); delete from street where name = '&quot;;[.A535];&quot;' and city_id = (select id from city where name = 'VIRGINIA BEACH'); COMMIT&quot;)" office:value-type="string" office:string-value="START TRANSACTION; update resident_base set house_num = concat(house_num,'-',REPLACE('SHORE DR #1227',concat('SHORE DR',' #'),'')), street_id = (select id from street where name = 'SHORE DR' and city_id = (select id from city where name = 'VIRGINIA BEACH')) where street_id = (select id from street where name = 'SHORE DR #1227' and city_id = (select id from city where name = 'VIRGINIA BEACH')); delete from street where name = 'SHORE DR #1227' and city_id = (select id from city where name = 'VIRGINIA BEACH'); COMMIT">
            <text:p>START TRANSACTION; update resident_base set house_num = concat(house_num,'-',REPLACE('SHORE DR #1227',concat('SHORE DR',' #'),'')), street_id = (select id from street where name = 'SHORE DR' and city_id = (select id from city where name = 'VIRGINIA BEACH')) where street_id = (select id from street where name = 'SHORE DR #1227' and city_id = (select id from city where name = 'VIRGINIA BEACH')); delete from street where name = 'SHORE DR #122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29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36];&quot;',concat('&quot;;[.B536];&quot;',' #'),'')), street_id = (select id from street where name = '&quot;;[.B536];&quot;' and city_id = (select id from city where name = 'VIRGINIA BEACH')) where street_id = (select id from street where name = '&quot;;[.A536];&quot;' and city_id = (select id from city where name = 'VIRGINIA BEACH')); delete from street where name = '&quot;;[.A536];&quot;' and city_id = (select id from city where name = 'VIRGINIA BEACH'); COMMIT&quot;)" office:value-type="string" office:string-value="START TRANSACTION; update resident_base set house_num = concat(house_num,'-',REPLACE('SHORE DR #1229',concat('SHORE DR',' #'),'')), street_id = (select id from street where name = 'SHORE DR' and city_id = (select id from city where name = 'VIRGINIA BEACH')) where street_id = (select id from street where name = 'SHORE DR #1229' and city_id = (select id from city where name = 'VIRGINIA BEACH')); delete from street where name = 'SHORE DR #1229' and city_id = (select id from city where name = 'VIRGINIA BEACH'); COMMIT">
            <text:p>START TRANSACTION; update resident_base set house_num = concat(house_num,'-',REPLACE('SHORE DR #1229',concat('SHORE DR',' #'),'')), street_id = (select id from street where name = 'SHORE DR' and city_id = (select id from city where name = 'VIRGINIA BEACH')) where street_id = (select id from street where name = 'SHORE DR #1229' and city_id = (select id from city where name = 'VIRGINIA BEACH')); delete from street where name = 'SHORE DR #122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3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37];&quot;',concat('&quot;;[.B537];&quot;',' #'),'')), street_id = (select id from street where name = '&quot;;[.B537];&quot;' and city_id = (select id from city where name = 'VIRGINIA BEACH')) where street_id = (select id from street where name = '&quot;;[.A537];&quot;' and city_id = (select id from city where name = 'VIRGINIA BEACH')); delete from street where name = '&quot;;[.A537];&quot;' and city_id = (select id from city where name = 'VIRGINIA BEACH'); COMMIT&quot;)" office:value-type="string" office:string-value="START TRANSACTION; update resident_base set house_num = concat(house_num,'-',REPLACE('SHORE DR #1230',concat('SHORE DR',' #'),'')), street_id = (select id from street where name = 'SHORE DR' and city_id = (select id from city where name = 'VIRGINIA BEACH')) where street_id = (select id from street where name = 'SHORE DR #1230' and city_id = (select id from city where name = 'VIRGINIA BEACH')); delete from street where name = 'SHORE DR #1230' and city_id = (select id from city where name = 'VIRGINIA BEACH'); COMMIT">
            <text:p>START TRANSACTION; update resident_base set house_num = concat(house_num,'-',REPLACE('SHORE DR #1230',concat('SHORE DR',' #'),'')), street_id = (select id from street where name = 'SHORE DR' and city_id = (select id from city where name = 'VIRGINIA BEACH')) where street_id = (select id from street where name = 'SHORE DR #1230' and city_id = (select id from city where name = 'VIRGINIA BEACH')); delete from street where name = 'SHORE DR #123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4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38];&quot;',concat('&quot;;[.B538];&quot;',' #'),'')), street_id = (select id from street where name = '&quot;;[.B538];&quot;' and city_id = (select id from city where name = 'VIRGINIA BEACH')) where street_id = (select id from street where name = '&quot;;[.A538];&quot;' and city_id = (select id from city where name = 'VIRGINIA BEACH')); delete from street where name = '&quot;;[.A538];&quot;' and city_id = (select id from city where name = 'VIRGINIA BEACH'); COMMIT&quot;)" office:value-type="string" office:string-value="START TRANSACTION; update resident_base set house_num = concat(house_num,'-',REPLACE('SHORE DR #1242',concat('SHORE DR',' #'),'')), street_id = (select id from street where name = 'SHORE DR' and city_id = (select id from city where name = 'VIRGINIA BEACH')) where street_id = (select id from street where name = 'SHORE DR #1242' and city_id = (select id from city where name = 'VIRGINIA BEACH')); delete from street where name = 'SHORE DR #1242' and city_id = (select id from city where name = 'VIRGINIA BEACH'); COMMIT">
            <text:p>START TRANSACTION; update resident_base set house_num = concat(house_num,'-',REPLACE('SHORE DR #1242',concat('SHORE DR',' #'),'')), street_id = (select id from street where name = 'SHORE DR' and city_id = (select id from city where name = 'VIRGINIA BEACH')) where street_id = (select id from street where name = 'SHORE DR #1242' and city_id = (select id from city where name = 'VIRGINIA BEACH')); delete from street where name = 'SHORE DR #124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4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39];&quot;',concat('&quot;;[.B539];&quot;',' #'),'')), street_id = (select id from street where name = '&quot;;[.B539];&quot;' and city_id = (select id from city where name = 'VIRGINIA BEACH')) where street_id = (select id from street where name = '&quot;;[.A539];&quot;' and city_id = (select id from city where name = 'VIRGINIA BEACH')); delete from street where name = '&quot;;[.A539];&quot;' and city_id = (select id from city where name = 'VIRGINIA BEACH'); COMMIT&quot;)" office:value-type="string" office:string-value="START TRANSACTION; update resident_base set house_num = concat(house_num,'-',REPLACE('SHORE DR #1244',concat('SHORE DR',' #'),'')), street_id = (select id from street where name = 'SHORE DR' and city_id = (select id from city where name = 'VIRGINIA BEACH')) where street_id = (select id from street where name = 'SHORE DR #1244' and city_id = (select id from city where name = 'VIRGINIA BEACH')); delete from street where name = 'SHORE DR #1244' and city_id = (select id from city where name = 'VIRGINIA BEACH'); COMMIT">
            <text:p>START TRANSACTION; update resident_base set house_num = concat(house_num,'-',REPLACE('SHORE DR #1244',concat('SHORE DR',' #'),'')), street_id = (select id from street where name = 'SHORE DR' and city_id = (select id from city where name = 'VIRGINIA BEACH')) where street_id = (select id from street where name = 'SHORE DR #1244' and city_id = (select id from city where name = 'VIRGINIA BEACH')); delete from street where name = 'SHORE DR #124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48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40];&quot;',concat('&quot;;[.B540];&quot;',' #'),'')), street_id = (select id from street where name = '&quot;;[.B540];&quot;' and city_id = (select id from city where name = 'VIRGINIA BEACH')) where street_id = (select id from street where name = '&quot;;[.A540];&quot;' and city_id = (select id from city where name = 'VIRGINIA BEACH')); delete from street where name = '&quot;;[.A540];&quot;' and city_id = (select id from city where name = 'VIRGINIA BEACH'); COMMIT&quot;)" office:value-type="string" office:string-value="START TRANSACTION; update resident_base set house_num = concat(house_num,'-',REPLACE('SHORE DR #1248',concat('SHORE DR',' #'),'')), street_id = (select id from street where name = 'SHORE DR' and city_id = (select id from city where name = 'VIRGINIA BEACH')) where street_id = (select id from street where name = 'SHORE DR #1248' and city_id = (select id from city where name = 'VIRGINIA BEACH')); delete from street where name = 'SHORE DR #1248' and city_id = (select id from city where name = 'VIRGINIA BEACH'); COMMIT">
            <text:p>START TRANSACTION; update resident_base set house_num = concat(house_num,'-',REPLACE('SHORE DR #1248',concat('SHORE DR',' #'),'')), street_id = (select id from street where name = 'SHORE DR' and city_id = (select id from city where name = 'VIRGINIA BEACH')) where street_id = (select id from street where name = 'SHORE DR #1248' and city_id = (select id from city where name = 'VIRGINIA BEACH')); delete from street where name = 'SHORE DR #124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5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41];&quot;',concat('&quot;;[.B541];&quot;',' #'),'')), street_id = (select id from street where name = '&quot;;[.B541];&quot;' and city_id = (select id from city where name = 'VIRGINIA BEACH')) where street_id = (select id from street where name = '&quot;;[.A541];&quot;' and city_id = (select id from city where name = 'VIRGINIA BEACH')); delete from street where name = '&quot;;[.A541];&quot;' and city_id = (select id from city where name = 'VIRGINIA BEACH'); COMMIT&quot;)" office:value-type="string" office:string-value="START TRANSACTION; update resident_base set house_num = concat(house_num,'-',REPLACE('SHORE DR #1251',concat('SHORE DR',' #'),'')), street_id = (select id from street where name = 'SHORE DR' and city_id = (select id from city where name = 'VIRGINIA BEACH')) where street_id = (select id from street where name = 'SHORE DR #1251' and city_id = (select id from city where name = 'VIRGINIA BEACH')); delete from street where name = 'SHORE DR #1251' and city_id = (select id from city where name = 'VIRGINIA BEACH'); COMMIT">
            <text:p>START TRANSACTION; update resident_base set house_num = concat(house_num,'-',REPLACE('SHORE DR #1251',concat('SHORE DR',' #'),'')), street_id = (select id from street where name = 'SHORE DR' and city_id = (select id from city where name = 'VIRGINIA BEACH')) where street_id = (select id from street where name = 'SHORE DR #1251' and city_id = (select id from city where name = 'VIRGINIA BEACH')); delete from street where name = 'SHORE DR #125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5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42];&quot;',concat('&quot;;[.B542];&quot;',' #'),'')), street_id = (select id from street where name = '&quot;;[.B542];&quot;' and city_id = (select id from city where name = 'VIRGINIA BEACH')) where street_id = (select id from street where name = '&quot;;[.A542];&quot;' and city_id = (select id from city where name = 'VIRGINIA BEACH')); delete from street where name = '&quot;;[.A542];&quot;' and city_id = (select id from city where name = 'VIRGINIA BEACH'); COMMIT&quot;)" office:value-type="string" office:string-value="START TRANSACTION; update resident_base set house_num = concat(house_num,'-',REPLACE('SHORE DR #1252',concat('SHORE DR',' #'),'')), street_id = (select id from street where name = 'SHORE DR' and city_id = (select id from city where name = 'VIRGINIA BEACH')) where street_id = (select id from street where name = 'SHORE DR #1252' and city_id = (select id from city where name = 'VIRGINIA BEACH')); delete from street where name = 'SHORE DR #1252' and city_id = (select id from city where name = 'VIRGINIA BEACH'); COMMIT">
            <text:p>START TRANSACTION; update resident_base set house_num = concat(house_num,'-',REPLACE('SHORE DR #1252',concat('SHORE DR',' #'),'')), street_id = (select id from street where name = 'SHORE DR' and city_id = (select id from city where name = 'VIRGINIA BEACH')) where street_id = (select id from street where name = 'SHORE DR #1252' and city_id = (select id from city where name = 'VIRGINIA BEACH')); delete from street where name = 'SHORE DR #125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5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43];&quot;',concat('&quot;;[.B543];&quot;',' #'),'')), street_id = (select id from street where name = '&quot;;[.B543];&quot;' and city_id = (select id from city where name = 'VIRGINIA BEACH')) where street_id = (select id from street where name = '&quot;;[.A543];&quot;' and city_id = (select id from city where name = 'VIRGINIA BEACH')); delete from street where name = '&quot;;[.A543];&quot;' and city_id = (select id from city where name = 'VIRGINIA BEACH'); COMMIT&quot;)" office:value-type="string" office:string-value="START TRANSACTION; update resident_base set house_num = concat(house_num,'-',REPLACE('SHORE DR #1253',concat('SHORE DR',' #'),'')), street_id = (select id from street where name = 'SHORE DR' and city_id = (select id from city where name = 'VIRGINIA BEACH')) where street_id = (select id from street where name = 'SHORE DR #1253' and city_id = (select id from city where name = 'VIRGINIA BEACH')); delete from street where name = 'SHORE DR #1253' and city_id = (select id from city where name = 'VIRGINIA BEACH'); COMMIT">
            <text:p>START TRANSACTION; update resident_base set house_num = concat(house_num,'-',REPLACE('SHORE DR #1253',concat('SHORE DR',' #'),'')), street_id = (select id from street where name = 'SHORE DR' and city_id = (select id from city where name = 'VIRGINIA BEACH')) where street_id = (select id from street where name = 'SHORE DR #1253' and city_id = (select id from city where name = 'VIRGINIA BEACH')); delete from street where name = 'SHORE DR #125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5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44];&quot;',concat('&quot;;[.B544];&quot;',' #'),'')), street_id = (select id from street where name = '&quot;;[.B544];&quot;' and city_id = (select id from city where name = 'VIRGINIA BEACH')) where street_id = (select id from street where name = '&quot;;[.A544];&quot;' and city_id = (select id from city where name = 'VIRGINIA BEACH')); delete from street where name = '&quot;;[.A544];&quot;' and city_id = (select id from city where name = 'VIRGINIA BEACH'); COMMIT&quot;)" office:value-type="string" office:string-value="START TRANSACTION; update resident_base set house_num = concat(house_num,'-',REPLACE('SHORE DR #1255',concat('SHORE DR',' #'),'')), street_id = (select id from street where name = 'SHORE DR' and city_id = (select id from city where name = 'VIRGINIA BEACH')) where street_id = (select id from street where name = 'SHORE DR #1255' and city_id = (select id from city where name = 'VIRGINIA BEACH')); delete from street where name = 'SHORE DR #1255' and city_id = (select id from city where name = 'VIRGINIA BEACH'); COMMIT">
            <text:p>START TRANSACTION; update resident_base set house_num = concat(house_num,'-',REPLACE('SHORE DR #1255',concat('SHORE DR',' #'),'')), street_id = (select id from street where name = 'SHORE DR' and city_id = (select id from city where name = 'VIRGINIA BEACH')) where street_id = (select id from street where name = 'SHORE DR #1255' and city_id = (select id from city where name = 'VIRGINIA BEACH')); delete from street where name = 'SHORE DR #125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57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45];&quot;',concat('&quot;;[.B545];&quot;',' #'),'')), street_id = (select id from street where name = '&quot;;[.B545];&quot;' and city_id = (select id from city where name = 'VIRGINIA BEACH')) where street_id = (select id from street where name = '&quot;;[.A545];&quot;' and city_id = (select id from city where name = 'VIRGINIA BEACH')); delete from street where name = '&quot;;[.A545];&quot;' and city_id = (select id from city where name = 'VIRGINIA BEACH'); COMMIT&quot;)" office:value-type="string" office:string-value="START TRANSACTION; update resident_base set house_num = concat(house_num,'-',REPLACE('SHORE DR #1257',concat('SHORE DR',' #'),'')), street_id = (select id from street where name = 'SHORE DR' and city_id = (select id from city where name = 'VIRGINIA BEACH')) where street_id = (select id from street where name = 'SHORE DR #1257' and city_id = (select id from city where name = 'VIRGINIA BEACH')); delete from street where name = 'SHORE DR #1257' and city_id = (select id from city where name = 'VIRGINIA BEACH'); COMMIT">
            <text:p>START TRANSACTION; update resident_base set house_num = concat(house_num,'-',REPLACE('SHORE DR #1257',concat('SHORE DR',' #'),'')), street_id = (select id from street where name = 'SHORE DR' and city_id = (select id from city where name = 'VIRGINIA BEACH')) where street_id = (select id from street where name = 'SHORE DR #1257' and city_id = (select id from city where name = 'VIRGINIA BEACH')); delete from street where name = 'SHORE DR #125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6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46];&quot;',concat('&quot;;[.B546];&quot;',' #'),'')), street_id = (select id from street where name = '&quot;;[.B546];&quot;' and city_id = (select id from city where name = 'VIRGINIA BEACH')) where street_id = (select id from street where name = '&quot;;[.A546];&quot;' and city_id = (select id from city where name = 'VIRGINIA BEACH')); delete from street where name = '&quot;;[.A546];&quot;' and city_id = (select id from city where name = 'VIRGINIA BEACH'); COMMIT&quot;)" office:value-type="string" office:string-value="START TRANSACTION; update resident_base set house_num = concat(house_num,'-',REPLACE('SHORE DR #126',concat('SHORE DR',' #'),'')), street_id = (select id from street where name = 'SHORE DR' and city_id = (select id from city where name = 'VIRGINIA BEACH')) where street_id = (select id from street where name = 'SHORE DR #126' and city_id = (select id from city where name = 'VIRGINIA BEACH')); delete from street where name = 'SHORE DR #126' and city_id = (select id from city where name = 'VIRGINIA BEACH'); COMMIT">
            <text:p>START TRANSACTION; update resident_base set house_num = concat(house_num,'-',REPLACE('SHORE DR #126',concat('SHORE DR',' #'),'')), street_id = (select id from street where name = 'SHORE DR' and city_id = (select id from city where name = 'VIRGINIA BEACH')) where street_id = (select id from street where name = 'SHORE DR #126' and city_id = (select id from city where name = 'VIRGINIA BEACH')); delete from street where name = 'SHORE DR #12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6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47];&quot;',concat('&quot;;[.B547];&quot;',' #'),'')), street_id = (select id from street where name = '&quot;;[.B547];&quot;' and city_id = (select id from city where name = 'VIRGINIA BEACH')) where street_id = (select id from street where name = '&quot;;[.A547];&quot;' and city_id = (select id from city where name = 'VIRGINIA BEACH')); delete from street where name = '&quot;;[.A547];&quot;' and city_id = (select id from city where name = 'VIRGINIA BEACH'); COMMIT&quot;)" office:value-type="string" office:string-value="START TRANSACTION; update resident_base set house_num = concat(house_num,'-',REPLACE('SHORE DR #1263',concat('SHORE DR',' #'),'')), street_id = (select id from street where name = 'SHORE DR' and city_id = (select id from city where name = 'VIRGINIA BEACH')) where street_id = (select id from street where name = 'SHORE DR #1263' and city_id = (select id from city where name = 'VIRGINIA BEACH')); delete from street where name = 'SHORE DR #1263' and city_id = (select id from city where name = 'VIRGINIA BEACH'); COMMIT">
            <text:p>START TRANSACTION; update resident_base set house_num = concat(house_num,'-',REPLACE('SHORE DR #1263',concat('SHORE DR',' #'),'')), street_id = (select id from street where name = 'SHORE DR' and city_id = (select id from city where name = 'VIRGINIA BEACH')) where street_id = (select id from street where name = 'SHORE DR #1263' and city_id = (select id from city where name = 'VIRGINIA BEACH')); delete from street where name = 'SHORE DR #126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6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48];&quot;',concat('&quot;;[.B548];&quot;',' #'),'')), street_id = (select id from street where name = '&quot;;[.B548];&quot;' and city_id = (select id from city where name = 'VIRGINIA BEACH')) where street_id = (select id from street where name = '&quot;;[.A548];&quot;' and city_id = (select id from city where name = 'VIRGINIA BEACH')); delete from street where name = '&quot;;[.A548];&quot;' and city_id = (select id from city where name = 'VIRGINIA BEACH'); COMMIT&quot;)" office:value-type="string" office:string-value="START TRANSACTION; update resident_base set house_num = concat(house_num,'-',REPLACE('SHORE DR #1264',concat('SHORE DR',' #'),'')), street_id = (select id from street where name = 'SHORE DR' and city_id = (select id from city where name = 'VIRGINIA BEACH')) where street_id = (select id from street where name = 'SHORE DR #1264' and city_id = (select id from city where name = 'VIRGINIA BEACH')); delete from street where name = 'SHORE DR #1264' and city_id = (select id from city where name = 'VIRGINIA BEACH'); COMMIT">
            <text:p>START TRANSACTION; update resident_base set house_num = concat(house_num,'-',REPLACE('SHORE DR #1264',concat('SHORE DR',' #'),'')), street_id = (select id from street where name = 'SHORE DR' and city_id = (select id from city where name = 'VIRGINIA BEACH')) where street_id = (select id from street where name = 'SHORE DR #1264' and city_id = (select id from city where name = 'VIRGINIA BEACH')); delete from street where name = 'SHORE DR #126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6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49];&quot;',concat('&quot;;[.B549];&quot;',' #'),'')), street_id = (select id from street where name = '&quot;;[.B549];&quot;' and city_id = (select id from city where name = 'VIRGINIA BEACH')) where street_id = (select id from street where name = '&quot;;[.A549];&quot;' and city_id = (select id from city where name = 'VIRGINIA BEACH')); delete from street where name = '&quot;;[.A549];&quot;' and city_id = (select id from city where name = 'VIRGINIA BEACH'); COMMIT&quot;)" office:value-type="string" office:string-value="START TRANSACTION; update resident_base set house_num = concat(house_num,'-',REPLACE('SHORE DR #1265',concat('SHORE DR',' #'),'')), street_id = (select id from street where name = 'SHORE DR' and city_id = (select id from city where name = 'VIRGINIA BEACH')) where street_id = (select id from street where name = 'SHORE DR #1265' and city_id = (select id from city where name = 'VIRGINIA BEACH')); delete from street where name = 'SHORE DR #1265' and city_id = (select id from city where name = 'VIRGINIA BEACH'); COMMIT">
            <text:p>START TRANSACTION; update resident_base set house_num = concat(house_num,'-',REPLACE('SHORE DR #1265',concat('SHORE DR',' #'),'')), street_id = (select id from street where name = 'SHORE DR' and city_id = (select id from city where name = 'VIRGINIA BEACH')) where street_id = (select id from street where name = 'SHORE DR #1265' and city_id = (select id from city where name = 'VIRGINIA BEACH')); delete from street where name = 'SHORE DR #126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7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50];&quot;',concat('&quot;;[.B550];&quot;',' #'),'')), street_id = (select id from street where name = '&quot;;[.B550];&quot;' and city_id = (select id from city where name = 'VIRGINIA BEACH')) where street_id = (select id from street where name = '&quot;;[.A550];&quot;' and city_id = (select id from city where name = 'VIRGINIA BEACH')); delete from street where name = '&quot;;[.A550];&quot;' and city_id = (select id from city where name = 'VIRGINIA BEACH'); COMMIT&quot;)" office:value-type="string" office:string-value="START TRANSACTION; update resident_base set house_num = concat(house_num,'-',REPLACE('SHORE DR #127',concat('SHORE DR',' #'),'')), street_id = (select id from street where name = 'SHORE DR' and city_id = (select id from city where name = 'VIRGINIA BEACH')) where street_id = (select id from street where name = 'SHORE DR #127' and city_id = (select id from city where name = 'VIRGINIA BEACH')); delete from street where name = 'SHORE DR #127' and city_id = (select id from city where name = 'VIRGINIA BEACH'); COMMIT">
            <text:p>START TRANSACTION; update resident_base set house_num = concat(house_num,'-',REPLACE('SHORE DR #127',concat('SHORE DR',' #'),'')), street_id = (select id from street where name = 'SHORE DR' and city_id = (select id from city where name = 'VIRGINIA BEACH')) where street_id = (select id from street where name = 'SHORE DR #127' and city_id = (select id from city where name = 'VIRGINIA BEACH')); delete from street where name = 'SHORE DR #12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28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51];&quot;',concat('&quot;;[.B551];&quot;',' #'),'')), street_id = (select id from street where name = '&quot;;[.B551];&quot;' and city_id = (select id from city where name = 'VIRGINIA BEACH')) where street_id = (select id from street where name = '&quot;;[.A551];&quot;' and city_id = (select id from city where name = 'VIRGINIA BEACH')); delete from street where name = '&quot;;[.A551];&quot;' and city_id = (select id from city where name = 'VIRGINIA BEACH'); COMMIT&quot;)" office:value-type="string" office:string-value="START TRANSACTION; update resident_base set house_num = concat(house_num,'-',REPLACE('SHORE DR #128',concat('SHORE DR',' #'),'')), street_id = (select id from street where name = 'SHORE DR' and city_id = (select id from city where name = 'VIRGINIA BEACH')) where street_id = (select id from street where name = 'SHORE DR #128' and city_id = (select id from city where name = 'VIRGINIA BEACH')); delete from street where name = 'SHORE DR #128' and city_id = (select id from city where name = 'VIRGINIA BEACH'); COMMIT">
            <text:p>START TRANSACTION; update resident_base set house_num = concat(house_num,'-',REPLACE('SHORE DR #128',concat('SHORE DR',' #'),'')), street_id = (select id from street where name = 'SHORE DR' and city_id = (select id from city where name = 'VIRGINIA BEACH')) where street_id = (select id from street where name = 'SHORE DR #128' and city_id = (select id from city where name = 'VIRGINIA BEACH')); delete from street where name = 'SHORE DR #12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30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52];&quot;',concat('&quot;;[.B552];&quot;',' #'),'')), street_id = (select id from street where name = '&quot;;[.B552];&quot;' and city_id = (select id from city where name = 'VIRGINIA BEACH')) where street_id = (select id from street where name = '&quot;;[.A552];&quot;' and city_id = (select id from city where name = 'VIRGINIA BEACH')); delete from street where name = '&quot;;[.A552];&quot;' and city_id = (select id from city where name = 'VIRGINIA BEACH'); COMMIT&quot;)" office:value-type="string" office:string-value="START TRANSACTION; update resident_base set house_num = concat(house_num,'-',REPLACE('SHORE DR #1304',concat('SHORE DR',' #'),'')), street_id = (select id from street where name = 'SHORE DR' and city_id = (select id from city where name = 'VIRGINIA BEACH')) where street_id = (select id from street where name = 'SHORE DR #1304' and city_id = (select id from city where name = 'VIRGINIA BEACH')); delete from street where name = 'SHORE DR #1304' and city_id = (select id from city where name = 'VIRGINIA BEACH'); COMMIT">
            <text:p>START TRANSACTION; update resident_base set house_num = concat(house_num,'-',REPLACE('SHORE DR #1304',concat('SHORE DR',' #'),'')), street_id = (select id from street where name = 'SHORE DR' and city_id = (select id from city where name = 'VIRGINIA BEACH')) where street_id = (select id from street where name = 'SHORE DR #1304' and city_id = (select id from city where name = 'VIRGINIA BEACH')); delete from street where name = 'SHORE DR #13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3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53];&quot;',concat('&quot;;[.B553];&quot;',' #'),'')), street_id = (select id from street where name = '&quot;;[.B553];&quot;' and city_id = (select id from city where name = 'VIRGINIA BEACH')) where street_id = (select id from street where name = '&quot;;[.A553];&quot;' and city_id = (select id from city where name = 'VIRGINIA BEACH')); delete from street where name = '&quot;;[.A553];&quot;' and city_id = (select id from city where name = 'VIRGINIA BEACH'); COMMIT&quot;)" office:value-type="string" office:string-value="START TRANSACTION; update resident_base set house_num = concat(house_num,'-',REPLACE('SHORE DR #132',concat('SHORE DR',' #'),'')), street_id = (select id from street where name = 'SHORE DR' and city_id = (select id from city where name = 'VIRGINIA BEACH')) where street_id = (select id from street where name = 'SHORE DR #132' and city_id = (select id from city where name = 'VIRGINIA BEACH')); delete from street where name = 'SHORE DR #132' and city_id = (select id from city where name = 'VIRGINIA BEACH'); COMMIT">
            <text:p>START TRANSACTION; update resident_base set house_num = concat(house_num,'-',REPLACE('SHORE DR #132',concat('SHORE DR',' #'),'')), street_id = (select id from street where name = 'SHORE DR' and city_id = (select id from city where name = 'VIRGINIA BEACH')) where street_id = (select id from street where name = 'SHORE DR #132' and city_id = (select id from city where name = 'VIRGINIA BEACH')); delete from street where name = 'SHORE DR #13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4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54];&quot;',concat('&quot;;[.B554];&quot;',' #'),'')), street_id = (select id from street where name = '&quot;;[.B554];&quot;' and city_id = (select id from city where name = 'VIRGINIA BEACH')) where street_id = (select id from street where name = '&quot;;[.A554];&quot;' and city_id = (select id from city where name = 'VIRGINIA BEACH')); delete from street where name = '&quot;;[.A554];&quot;' and city_id = (select id from city where name = 'VIRGINIA BEACH'); COMMIT&quot;)" office:value-type="string" office:string-value="START TRANSACTION; update resident_base set house_num = concat(house_num,'-',REPLACE('SHORE DR #141',concat('SHORE DR',' #'),'')), street_id = (select id from street where name = 'SHORE DR' and city_id = (select id from city where name = 'VIRGINIA BEACH')) where street_id = (select id from street where name = 'SHORE DR #141' and city_id = (select id from city where name = 'VIRGINIA BEACH')); delete from street where name = 'SHORE DR #141' and city_id = (select id from city where name = 'VIRGINIA BEACH'); COMMIT">
            <text:p>START TRANSACTION; update resident_base set house_num = concat(house_num,'-',REPLACE('SHORE DR #141',concat('SHORE DR',' #'),'')), street_id = (select id from street where name = 'SHORE DR' and city_id = (select id from city where name = 'VIRGINIA BEACH')) where street_id = (select id from street where name = 'SHORE DR #141' and city_id = (select id from city where name = 'VIRGINIA BEACH')); delete from street where name = 'SHORE DR #14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4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55];&quot;',concat('&quot;;[.B555];&quot;',' #'),'')), street_id = (select id from street where name = '&quot;;[.B555];&quot;' and city_id = (select id from city where name = 'VIRGINIA BEACH')) where street_id = (select id from street where name = '&quot;;[.A555];&quot;' and city_id = (select id from city where name = 'VIRGINIA BEACH')); delete from street where name = '&quot;;[.A555];&quot;' and city_id = (select id from city where name = 'VIRGINIA BEACH'); COMMIT&quot;)" office:value-type="string" office:string-value="START TRANSACTION; update resident_base set house_num = concat(house_num,'-',REPLACE('SHORE DR #142',concat('SHORE DR',' #'),'')), street_id = (select id from street where name = 'SHORE DR' and city_id = (select id from city where name = 'VIRGINIA BEACH')) where street_id = (select id from street where name = 'SHORE DR #142' and city_id = (select id from city where name = 'VIRGINIA BEACH')); delete from street where name = 'SHORE DR #142' and city_id = (select id from city where name = 'VIRGINIA BEACH'); COMMIT">
            <text:p>START TRANSACTION; update resident_base set house_num = concat(house_num,'-',REPLACE('SHORE DR #142',concat('SHORE DR',' #'),'')), street_id = (select id from street where name = 'SHORE DR' and city_id = (select id from city where name = 'VIRGINIA BEACH')) where street_id = (select id from street where name = 'SHORE DR #142' and city_id = (select id from city where name = 'VIRGINIA BEACH')); delete from street where name = 'SHORE DR #14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4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56];&quot;',concat('&quot;;[.B556];&quot;',' #'),'')), street_id = (select id from street where name = '&quot;;[.B556];&quot;' and city_id = (select id from city where name = 'VIRGINIA BEACH')) where street_id = (select id from street where name = '&quot;;[.A556];&quot;' and city_id = (select id from city where name = 'VIRGINIA BEACH')); delete from street where name = '&quot;;[.A556];&quot;' and city_id = (select id from city where name = 'VIRGINIA BEACH'); COMMIT&quot;)" office:value-type="string" office:string-value="START TRANSACTION; update resident_base set house_num = concat(house_num,'-',REPLACE('SHORE DR #143',concat('SHORE DR',' #'),'')), street_id = (select id from street where name = 'SHORE DR' and city_id = (select id from city where name = 'VIRGINIA BEACH')) where street_id = (select id from street where name = 'SHORE DR #143' and city_id = (select id from city where name = 'VIRGINIA BEACH')); delete from street where name = 'SHORE DR #143' and city_id = (select id from city where name = 'VIRGINIA BEACH'); COMMIT">
            <text:p>START TRANSACTION; update resident_base set house_num = concat(house_num,'-',REPLACE('SHORE DR #143',concat('SHORE DR',' #'),'')), street_id = (select id from street where name = 'SHORE DR' and city_id = (select id from city where name = 'VIRGINIA BEACH')) where street_id = (select id from street where name = 'SHORE DR #143' and city_id = (select id from city where name = 'VIRGINIA BEACH')); delete from street where name = 'SHORE DR #14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4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57];&quot;',concat('&quot;;[.B557];&quot;',' #'),'')), street_id = (select id from street where name = '&quot;;[.B557];&quot;' and city_id = (select id from city where name = 'VIRGINIA BEACH')) where street_id = (select id from street where name = '&quot;;[.A557];&quot;' and city_id = (select id from city where name = 'VIRGINIA BEACH')); delete from street where name = '&quot;;[.A557];&quot;' and city_id = (select id from city where name = 'VIRGINIA BEACH'); COMMIT&quot;)" office:value-type="string" office:string-value="START TRANSACTION; update resident_base set house_num = concat(house_num,'-',REPLACE('SHORE DR #144',concat('SHORE DR',' #'),'')), street_id = (select id from street where name = 'SHORE DR' and city_id = (select id from city where name = 'VIRGINIA BEACH')) where street_id = (select id from street where name = 'SHORE DR #144' and city_id = (select id from city where name = 'VIRGINIA BEACH')); delete from street where name = 'SHORE DR #144' and city_id = (select id from city where name = 'VIRGINIA BEACH'); COMMIT">
            <text:p>START TRANSACTION; update resident_base set house_num = concat(house_num,'-',REPLACE('SHORE DR #144',concat('SHORE DR',' #'),'')), street_id = (select id from street where name = 'SHORE DR' and city_id = (select id from city where name = 'VIRGINIA BEACH')) where street_id = (select id from street where name = 'SHORE DR #144' and city_id = (select id from city where name = 'VIRGINIA BEACH')); delete from street where name = 'SHORE DR #14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46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58];&quot;',concat('&quot;;[.B558];&quot;',' #'),'')), street_id = (select id from street where name = '&quot;;[.B558];&quot;' and city_id = (select id from city where name = 'VIRGINIA BEACH')) where street_id = (select id from street where name = '&quot;;[.A558];&quot;' and city_id = (select id from city where name = 'VIRGINIA BEACH')); delete from street where name = '&quot;;[.A558];&quot;' and city_id = (select id from city where name = 'VIRGINIA BEACH'); COMMIT&quot;)" office:value-type="string" office:string-value="START TRANSACTION; update resident_base set house_num = concat(house_num,'-',REPLACE('SHORE DR #146',concat('SHORE DR',' #'),'')), street_id = (select id from street where name = 'SHORE DR' and city_id = (select id from city where name = 'VIRGINIA BEACH')) where street_id = (select id from street where name = 'SHORE DR #146' and city_id = (select id from city where name = 'VIRGINIA BEACH')); delete from street where name = 'SHORE DR #146' and city_id = (select id from city where name = 'VIRGINIA BEACH'); COMMIT">
            <text:p>START TRANSACTION; update resident_base set house_num = concat(house_num,'-',REPLACE('SHORE DR #146',concat('SHORE DR',' #'),'')), street_id = (select id from street where name = 'SHORE DR' and city_id = (select id from city where name = 'VIRGINIA BEACH')) where street_id = (select id from street where name = 'SHORE DR #146' and city_id = (select id from city where name = 'VIRGINIA BEACH')); delete from street where name = 'SHORE DR #14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5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59];&quot;',concat('&quot;;[.B559];&quot;',' #'),'')), street_id = (select id from street where name = '&quot;;[.B559];&quot;' and city_id = (select id from city where name = 'VIRGINIA BEACH')) where street_id = (select id from street where name = '&quot;;[.A559];&quot;' and city_id = (select id from city where name = 'VIRGINIA BEACH')); delete from street where name = '&quot;;[.A559];&quot;' and city_id = (select id from city where name = 'VIRGINIA BEACH'); COMMIT&quot;)" office:value-type="string" office:string-value="START TRANSACTION; update resident_base set house_num = concat(house_num,'-',REPLACE('SHORE DR #150',concat('SHORE DR',' #'),'')), street_id = (select id from street where name = 'SHORE DR' and city_id = (select id from city where name = 'VIRGINIA BEACH')) where street_id = (select id from street where name = 'SHORE DR #150' and city_id = (select id from city where name = 'VIRGINIA BEACH')); delete from street where name = 'SHORE DR #150' and city_id = (select id from city where name = 'VIRGINIA BEACH'); COMMIT">
            <text:p>START TRANSACTION; update resident_base set house_num = concat(house_num,'-',REPLACE('SHORE DR #150',concat('SHORE DR',' #'),'')), street_id = (select id from street where name = 'SHORE DR' and city_id = (select id from city where name = 'VIRGINIA BEACH')) where street_id = (select id from street where name = 'SHORE DR #150' and city_id = (select id from city where name = 'VIRGINIA BEACH')); delete from street where name = 'SHORE DR #15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15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60];&quot;',concat('&quot;;[.B560];&quot;',' #'),'')), street_id = (select id from street where name = '&quot;;[.B560];&quot;' and city_id = (select id from city where name = 'VIRGINIA BEACH')) where street_id = (select id from street where name = '&quot;;[.A560];&quot;' and city_id = (select id from city where name = 'VIRGINIA BEACH')); delete from street where name = '&quot;;[.A560];&quot;' and city_id = (select id from city where name = 'VIRGINIA BEACH'); COMMIT&quot;)" office:value-type="string" office:string-value="START TRANSACTION; update resident_base set house_num = concat(house_num,'-',REPLACE('SHORE DR #152',concat('SHORE DR',' #'),'')), street_id = (select id from street where name = 'SHORE DR' and city_id = (select id from city where name = 'VIRGINIA BEACH')) where street_id = (select id from street where name = 'SHORE DR #152' and city_id = (select id from city where name = 'VIRGINIA BEACH')); delete from street where name = 'SHORE DR #152' and city_id = (select id from city where name = 'VIRGINIA BEACH'); COMMIT">
            <text:p>START TRANSACTION; update resident_base set house_num = concat(house_num,'-',REPLACE('SHORE DR #152',concat('SHORE DR',' #'),'')), street_id = (select id from street where name = 'SHORE DR' and city_id = (select id from city where name = 'VIRGINIA BEACH')) where street_id = (select id from street where name = 'SHORE DR #152' and city_id = (select id from city where name = 'VIRGINIA BEACH')); delete from street where name = 'SHORE DR #15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20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61];&quot;',concat('&quot;;[.B561];&quot;',' #'),'')), street_id = (select id from street where name = '&quot;;[.B561];&quot;' and city_id = (select id from city where name = 'VIRGINIA BEACH')) where street_id = (select id from street where name = '&quot;;[.A561];&quot;' and city_id = (select id from city where name = 'VIRGINIA BEACH')); delete from street where name = '&quot;;[.A561];&quot;' and city_id = (select id from city where name = 'VIRGINIA BEACH'); COMMIT&quot;)" office:value-type="string" office:string-value="START TRANSACTION; update resident_base set house_num = concat(house_num,'-',REPLACE('SHORE DR #200',concat('SHORE DR',' #'),'')), street_id = (select id from street where name = 'SHORE DR' and city_id = (select id from city where name = 'VIRGINIA BEACH')) where street_id = (select id from street where name = 'SHORE DR #200' and city_id = (select id from city where name = 'VIRGINIA BEACH')); delete from street where name = 'SHORE DR #200' and city_id = (select id from city where name = 'VIRGINIA BEACH'); COMMIT">
            <text:p>START TRANSACTION; update resident_base set house_num = concat(house_num,'-',REPLACE('SHORE DR #200',concat('SHORE DR',' #'),'')), street_id = (select id from street where name = 'SHORE DR' and city_id = (select id from city where name = 'VIRGINIA BEACH')) where street_id = (select id from street where name = 'SHORE DR #200' and city_id = (select id from city where name = 'VIRGINIA BEACH')); delete from street where name = 'SHORE DR #20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20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62];&quot;',concat('&quot;;[.B562];&quot;',' #'),'')), street_id = (select id from street where name = '&quot;;[.B562];&quot;' and city_id = (select id from city where name = 'VIRGINIA BEACH')) where street_id = (select id from street where name = '&quot;;[.A562];&quot;' and city_id = (select id from city where name = 'VIRGINIA BEACH')); delete from street where name = '&quot;;[.A562];&quot;' and city_id = (select id from city where name = 'VIRGINIA BEACH'); COMMIT&quot;)" office:value-type="string" office:string-value="START TRANSACTION; update resident_base set house_num = concat(house_num,'-',REPLACE('SHORE DR #201',concat('SHORE DR',' #'),'')), street_id = (select id from street where name = 'SHORE DR' and city_id = (select id from city where name = 'VIRGINIA BEACH')) where street_id = (select id from street where name = 'SHORE DR #201' and city_id = (select id from city where name = 'VIRGINIA BEACH')); delete from street where name = 'SHORE DR #201' and city_id = (select id from city where name = 'VIRGINIA BEACH'); COMMIT">
            <text:p>START TRANSACTION; update resident_base set house_num = concat(house_num,'-',REPLACE('SHORE DR #201',concat('SHORE DR',' #'),'')), street_id = (select id from street where name = 'SHORE DR' and city_id = (select id from city where name = 'VIRGINIA BEACH')) where street_id = (select id from street where name = 'SHORE DR #201' and city_id = (select id from city where name = 'VIRGINIA BEACH')); delete from street where name = 'SHORE DR #2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20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63];&quot;',concat('&quot;;[.B563];&quot;',' #'),'')), street_id = (select id from street where name = '&quot;;[.B563];&quot;' and city_id = (select id from city where name = 'VIRGINIA BEACH')) where street_id = (select id from street where name = '&quot;;[.A563];&quot;' and city_id = (select id from city where name = 'VIRGINIA BEACH')); delete from street where name = '&quot;;[.A563];&quot;' and city_id = (select id from city where name = 'VIRGINIA BEACH'); COMMIT&quot;)" office:value-type="string" office:string-value="START TRANSACTION; update resident_base set house_num = concat(house_num,'-',REPLACE('SHORE DR #202',concat('SHORE DR',' #'),'')), street_id = (select id from street where name = 'SHORE DR' and city_id = (select id from city where name = 'VIRGINIA BEACH')) where street_id = (select id from street where name = 'SHORE DR #202' and city_id = (select id from city where name = 'VIRGINIA BEACH')); delete from street where name = 'SHORE DR #202' and city_id = (select id from city where name = 'VIRGINIA BEACH'); COMMIT">
            <text:p>START TRANSACTION; update resident_base set house_num = concat(house_num,'-',REPLACE('SHORE DR #202',concat('SHORE DR',' #'),'')), street_id = (select id from street where name = 'SHORE DR' and city_id = (select id from city where name = 'VIRGINIA BEACH')) where street_id = (select id from street where name = 'SHORE DR #202' and city_id = (select id from city where name = 'VIRGINIA BEACH')); delete from street where name = 'SHORE DR #2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20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64];&quot;',concat('&quot;;[.B564];&quot;',' #'),'')), street_id = (select id from street where name = '&quot;;[.B564];&quot;' and city_id = (select id from city where name = 'VIRGINIA BEACH')) where street_id = (select id from street where name = '&quot;;[.A564];&quot;' and city_id = (select id from city where name = 'VIRGINIA BEACH')); delete from street where name = '&quot;;[.A564];&quot;' and city_id = (select id from city where name = 'VIRGINIA BEACH'); COMMIT&quot;)" office:value-type="string" office:string-value="START TRANSACTION; update resident_base set house_num = concat(house_num,'-',REPLACE('SHORE DR #203',concat('SHORE DR',' #'),'')), street_id = (select id from street where name = 'SHORE DR' and city_id = (select id from city where name = 'VIRGINIA BEACH')) where street_id = (select id from street where name = 'SHORE DR #203' and city_id = (select id from city where name = 'VIRGINIA BEACH')); delete from street where name = 'SHORE DR #203' and city_id = (select id from city where name = 'VIRGINIA BEACH'); COMMIT">
            <text:p>START TRANSACTION; update resident_base set house_num = concat(house_num,'-',REPLACE('SHORE DR #203',concat('SHORE DR',' #'),'')), street_id = (select id from street where name = 'SHORE DR' and city_id = (select id from city where name = 'VIRGINIA BEACH')) where street_id = (select id from street where name = 'SHORE DR #203' and city_id = (select id from city where name = 'VIRGINIA BEACH')); delete from street where name = 'SHORE DR #2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20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65];&quot;',concat('&quot;;[.B565];&quot;',' #'),'')), street_id = (select id from street where name = '&quot;;[.B565];&quot;' and city_id = (select id from city where name = 'VIRGINIA BEACH')) where street_id = (select id from street where name = '&quot;;[.A565];&quot;' and city_id = (select id from city where name = 'VIRGINIA BEACH')); delete from street where name = '&quot;;[.A565];&quot;' and city_id = (select id from city where name = 'VIRGINIA BEACH'); COMMIT&quot;)" office:value-type="string" office:string-value="START TRANSACTION; update resident_base set house_num = concat(house_num,'-',REPLACE('SHORE DR #204',concat('SHORE DR',' #'),'')), street_id = (select id from street where name = 'SHORE DR' and city_id = (select id from city where name = 'VIRGINIA BEACH')) where street_id = (select id from street where name = 'SHORE DR #204' and city_id = (select id from city where name = 'VIRGINIA BEACH')); delete from street where name = 'SHORE DR #204' and city_id = (select id from city where name = 'VIRGINIA BEACH'); COMMIT">
            <text:p>START TRANSACTION; update resident_base set house_num = concat(house_num,'-',REPLACE('SHORE DR #204',concat('SHORE DR',' #'),'')), street_id = (select id from street where name = 'SHORE DR' and city_id = (select id from city where name = 'VIRGINIA BEACH')) where street_id = (select id from street where name = 'SHORE DR #204' and city_id = (select id from city where name = 'VIRGINIA BEACH')); delete from street where name = 'SHORE DR #2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20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66];&quot;',concat('&quot;;[.B566];&quot;',' #'),'')), street_id = (select id from street where name = '&quot;;[.B566];&quot;' and city_id = (select id from city where name = 'VIRGINIA BEACH')) where street_id = (select id from street where name = '&quot;;[.A566];&quot;' and city_id = (select id from city where name = 'VIRGINIA BEACH')); delete from street where name = '&quot;;[.A566];&quot;' and city_id = (select id from city where name = 'VIRGINIA BEACH'); COMMIT&quot;)" office:value-type="string" office:string-value="START TRANSACTION; update resident_base set house_num = concat(house_num,'-',REPLACE('SHORE DR #205',concat('SHORE DR',' #'),'')), street_id = (select id from street where name = 'SHORE DR' and city_id = (select id from city where name = 'VIRGINIA BEACH')) where street_id = (select id from street where name = 'SHORE DR #205' and city_id = (select id from city where name = 'VIRGINIA BEACH')); delete from street where name = 'SHORE DR #205' and city_id = (select id from city where name = 'VIRGINIA BEACH'); COMMIT">
            <text:p>START TRANSACTION; update resident_base set house_num = concat(house_num,'-',REPLACE('SHORE DR #205',concat('SHORE DR',' #'),'')), street_id = (select id from street where name = 'SHORE DR' and city_id = (select id from city where name = 'VIRGINIA BEACH')) where street_id = (select id from street where name = 'SHORE DR #205' and city_id = (select id from city where name = 'VIRGINIA BEACH')); delete from street where name = 'SHORE DR #2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206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67];&quot;',concat('&quot;;[.B567];&quot;',' #'),'')), street_id = (select id from street where name = '&quot;;[.B567];&quot;' and city_id = (select id from city where name = 'VIRGINIA BEACH')) where street_id = (select id from street where name = '&quot;;[.A567];&quot;' and city_id = (select id from city where name = 'VIRGINIA BEACH')); delete from street where name = '&quot;;[.A567];&quot;' and city_id = (select id from city where name = 'VIRGINIA BEACH'); COMMIT&quot;)" office:value-type="string" office:string-value="START TRANSACTION; update resident_base set house_num = concat(house_num,'-',REPLACE('SHORE DR #206',concat('SHORE DR',' #'),'')), street_id = (select id from street where name = 'SHORE DR' and city_id = (select id from city where name = 'VIRGINIA BEACH')) where street_id = (select id from street where name = 'SHORE DR #206' and city_id = (select id from city where name = 'VIRGINIA BEACH')); delete from street where name = 'SHORE DR #206' and city_id = (select id from city where name = 'VIRGINIA BEACH'); COMMIT">
            <text:p>START TRANSACTION; update resident_base set house_num = concat(house_num,'-',REPLACE('SHORE DR #206',concat('SHORE DR',' #'),'')), street_id = (select id from street where name = 'SHORE DR' and city_id = (select id from city where name = 'VIRGINIA BEACH')) where street_id = (select id from street where name = 'SHORE DR #206' and city_id = (select id from city where name = 'VIRGINIA BEACH')); delete from street where name = 'SHORE DR #2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207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68];&quot;',concat('&quot;;[.B568];&quot;',' #'),'')), street_id = (select id from street where name = '&quot;;[.B568];&quot;' and city_id = (select id from city where name = 'VIRGINIA BEACH')) where street_id = (select id from street where name = '&quot;;[.A568];&quot;' and city_id = (select id from city where name = 'VIRGINIA BEACH')); delete from street where name = '&quot;;[.A568];&quot;' and city_id = (select id from city where name = 'VIRGINIA BEACH'); COMMIT&quot;)" office:value-type="string" office:string-value="START TRANSACTION; update resident_base set house_num = concat(house_num,'-',REPLACE('SHORE DR #207',concat('SHORE DR',' #'),'')), street_id = (select id from street where name = 'SHORE DR' and city_id = (select id from city where name = 'VIRGINIA BEACH')) where street_id = (select id from street where name = 'SHORE DR #207' and city_id = (select id from city where name = 'VIRGINIA BEACH')); delete from street where name = 'SHORE DR #207' and city_id = (select id from city where name = 'VIRGINIA BEACH'); COMMIT">
            <text:p>START TRANSACTION; update resident_base set house_num = concat(house_num,'-',REPLACE('SHORE DR #207',concat('SHORE DR',' #'),'')), street_id = (select id from street where name = 'SHORE DR' and city_id = (select id from city where name = 'VIRGINIA BEACH')) where street_id = (select id from street where name = 'SHORE DR #207' and city_id = (select id from city where name = 'VIRGINIA BEACH')); delete from street where name = 'SHORE DR #2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209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69];&quot;',concat('&quot;;[.B569];&quot;',' #'),'')), street_id = (select id from street where name = '&quot;;[.B569];&quot;' and city_id = (select id from city where name = 'VIRGINIA BEACH')) where street_id = (select id from street where name = '&quot;;[.A569];&quot;' and city_id = (select id from city where name = 'VIRGINIA BEACH')); delete from street where name = '&quot;;[.A569];&quot;' and city_id = (select id from city where name = 'VIRGINIA BEACH'); COMMIT&quot;)" office:value-type="string" office:string-value="START TRANSACTION; update resident_base set house_num = concat(house_num,'-',REPLACE('SHORE DR #209',concat('SHORE DR',' #'),'')), street_id = (select id from street where name = 'SHORE DR' and city_id = (select id from city where name = 'VIRGINIA BEACH')) where street_id = (select id from street where name = 'SHORE DR #209' and city_id = (select id from city where name = 'VIRGINIA BEACH')); delete from street where name = 'SHORE DR #209' and city_id = (select id from city where name = 'VIRGINIA BEACH'); COMMIT">
            <text:p>START TRANSACTION; update resident_base set house_num = concat(house_num,'-',REPLACE('SHORE DR #209',concat('SHORE DR',' #'),'')), street_id = (select id from street where name = 'SHORE DR' and city_id = (select id from city where name = 'VIRGINIA BEACH')) where street_id = (select id from street where name = 'SHORE DR #209' and city_id = (select id from city where name = 'VIRGINIA BEACH')); delete from street where name = 'SHORE DR #20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21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70];&quot;',concat('&quot;;[.B570];&quot;',' #'),'')), street_id = (select id from street where name = '&quot;;[.B570];&quot;' and city_id = (select id from city where name = 'VIRGINIA BEACH')) where street_id = (select id from street where name = '&quot;;[.A570];&quot;' and city_id = (select id from city where name = 'VIRGINIA BEACH')); delete from street where name = '&quot;;[.A570];&quot;' and city_id = (select id from city where name = 'VIRGINIA BEACH'); COMMIT&quot;)" office:value-type="string" office:string-value="START TRANSACTION; update resident_base set house_num = concat(house_num,'-',REPLACE('SHORE DR #210',concat('SHORE DR',' #'),'')), street_id = (select id from street where name = 'SHORE DR' and city_id = (select id from city where name = 'VIRGINIA BEACH')) where street_id = (select id from street where name = 'SHORE DR #210' and city_id = (select id from city where name = 'VIRGINIA BEACH')); delete from street where name = 'SHORE DR #210' and city_id = (select id from city where name = 'VIRGINIA BEACH'); COMMIT">
            <text:p>START TRANSACTION; update resident_base set house_num = concat(house_num,'-',REPLACE('SHORE DR #210',concat('SHORE DR',' #'),'')), street_id = (select id from street where name = 'SHORE DR' and city_id = (select id from city where name = 'VIRGINIA BEACH')) where street_id = (select id from street where name = 'SHORE DR #210' and city_id = (select id from city where name = 'VIRGINIA BEACH')); delete from street where name = 'SHORE DR #21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21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71];&quot;',concat('&quot;;[.B571];&quot;',' #'),'')), street_id = (select id from street where name = '&quot;;[.B571];&quot;' and city_id = (select id from city where name = 'VIRGINIA BEACH')) where street_id = (select id from street where name = '&quot;;[.A571];&quot;' and city_id = (select id from city where name = 'VIRGINIA BEACH')); delete from street where name = '&quot;;[.A571];&quot;' and city_id = (select id from city where name = 'VIRGINIA BEACH'); COMMIT&quot;)" office:value-type="string" office:string-value="START TRANSACTION; update resident_base set house_num = concat(house_num,'-',REPLACE('SHORE DR #211',concat('SHORE DR',' #'),'')), street_id = (select id from street where name = 'SHORE DR' and city_id = (select id from city where name = 'VIRGINIA BEACH')) where street_id = (select id from street where name = 'SHORE DR #211' and city_id = (select id from city where name = 'VIRGINIA BEACH')); delete from street where name = 'SHORE DR #211' and city_id = (select id from city where name = 'VIRGINIA BEACH'); COMMIT">
            <text:p>START TRANSACTION; update resident_base set house_num = concat(house_num,'-',REPLACE('SHORE DR #211',concat('SHORE DR',' #'),'')), street_id = (select id from street where name = 'SHORE DR' and city_id = (select id from city where name = 'VIRGINIA BEACH')) where street_id = (select id from street where name = 'SHORE DR #211' and city_id = (select id from city where name = 'VIRGINIA BEACH')); delete from street where name = 'SHORE DR #21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21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72];&quot;',concat('&quot;;[.B572];&quot;',' #'),'')), street_id = (select id from street where name = '&quot;;[.B572];&quot;' and city_id = (select id from city where name = 'VIRGINIA BEACH')) where street_id = (select id from street where name = '&quot;;[.A572];&quot;' and city_id = (select id from city where name = 'VIRGINIA BEACH')); delete from street where name = '&quot;;[.A572];&quot;' and city_id = (select id from city where name = 'VIRGINIA BEACH'); COMMIT&quot;)" office:value-type="string" office:string-value="START TRANSACTION; update resident_base set house_num = concat(house_num,'-',REPLACE('SHORE DR #212',concat('SHORE DR',' #'),'')), street_id = (select id from street where name = 'SHORE DR' and city_id = (select id from city where name = 'VIRGINIA BEACH')) where street_id = (select id from street where name = 'SHORE DR #212' and city_id = (select id from city where name = 'VIRGINIA BEACH')); delete from street where name = 'SHORE DR #212' and city_id = (select id from city where name = 'VIRGINIA BEACH'); COMMIT">
            <text:p>START TRANSACTION; update resident_base set house_num = concat(house_num,'-',REPLACE('SHORE DR #212',concat('SHORE DR',' #'),'')), street_id = (select id from street where name = 'SHORE DR' and city_id = (select id from city where name = 'VIRGINIA BEACH')) where street_id = (select id from street where name = 'SHORE DR #212' and city_id = (select id from city where name = 'VIRGINIA BEACH')); delete from street where name = 'SHORE DR #21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21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73];&quot;',concat('&quot;;[.B573];&quot;',' #'),'')), street_id = (select id from street where name = '&quot;;[.B573];&quot;' and city_id = (select id from city where name = 'VIRGINIA BEACH')) where street_id = (select id from street where name = '&quot;;[.A573];&quot;' and city_id = (select id from city where name = 'VIRGINIA BEACH')); delete from street where name = '&quot;;[.A573];&quot;' and city_id = (select id from city where name = 'VIRGINIA BEACH'); COMMIT&quot;)" office:value-type="string" office:string-value="START TRANSACTION; update resident_base set house_num = concat(house_num,'-',REPLACE('SHORE DR #213',concat('SHORE DR',' #'),'')), street_id = (select id from street where name = 'SHORE DR' and city_id = (select id from city where name = 'VIRGINIA BEACH')) where street_id = (select id from street where name = 'SHORE DR #213' and city_id = (select id from city where name = 'VIRGINIA BEACH')); delete from street where name = 'SHORE DR #213' and city_id = (select id from city where name = 'VIRGINIA BEACH'); COMMIT">
            <text:p>START TRANSACTION; update resident_base set house_num = concat(house_num,'-',REPLACE('SHORE DR #213',concat('SHORE DR',' #'),'')), street_id = (select id from street where name = 'SHORE DR' and city_id = (select id from city where name = 'VIRGINIA BEACH')) where street_id = (select id from street where name = 'SHORE DR #213' and city_id = (select id from city where name = 'VIRGINIA BEACH')); delete from street where name = 'SHORE DR #21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21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74];&quot;',concat('&quot;;[.B574];&quot;',' #'),'')), street_id = (select id from street where name = '&quot;;[.B574];&quot;' and city_id = (select id from city where name = 'VIRGINIA BEACH')) where street_id = (select id from street where name = '&quot;;[.A574];&quot;' and city_id = (select id from city where name = 'VIRGINIA BEACH')); delete from street where name = '&quot;;[.A574];&quot;' and city_id = (select id from city where name = 'VIRGINIA BEACH'); COMMIT&quot;)" office:value-type="string" office:string-value="START TRANSACTION; update resident_base set house_num = concat(house_num,'-',REPLACE('SHORE DR #214',concat('SHORE DR',' #'),'')), street_id = (select id from street where name = 'SHORE DR' and city_id = (select id from city where name = 'VIRGINIA BEACH')) where street_id = (select id from street where name = 'SHORE DR #214' and city_id = (select id from city where name = 'VIRGINIA BEACH')); delete from street where name = 'SHORE DR #214' and city_id = (select id from city where name = 'VIRGINIA BEACH'); COMMIT">
            <text:p>START TRANSACTION; update resident_base set house_num = concat(house_num,'-',REPLACE('SHORE DR #214',concat('SHORE DR',' #'),'')), street_id = (select id from street where name = 'SHORE DR' and city_id = (select id from city where name = 'VIRGINIA BEACH')) where street_id = (select id from street where name = 'SHORE DR #214' and city_id = (select id from city where name = 'VIRGINIA BEACH')); delete from street where name = 'SHORE DR #21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21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75];&quot;',concat('&quot;;[.B575];&quot;',' #'),'')), street_id = (select id from street where name = '&quot;;[.B575];&quot;' and city_id = (select id from city where name = 'VIRGINIA BEACH')) where street_id = (select id from street where name = '&quot;;[.A575];&quot;' and city_id = (select id from city where name = 'VIRGINIA BEACH')); delete from street where name = '&quot;;[.A575];&quot;' and city_id = (select id from city where name = 'VIRGINIA BEACH'); COMMIT&quot;)" office:value-type="string" office:string-value="START TRANSACTION; update resident_base set house_num = concat(house_num,'-',REPLACE('SHORE DR #215',concat('SHORE DR',' #'),'')), street_id = (select id from street where name = 'SHORE DR' and city_id = (select id from city where name = 'VIRGINIA BEACH')) where street_id = (select id from street where name = 'SHORE DR #215' and city_id = (select id from city where name = 'VIRGINIA BEACH')); delete from street where name = 'SHORE DR #215' and city_id = (select id from city where name = 'VIRGINIA BEACH'); COMMIT">
            <text:p>START TRANSACTION; update resident_base set house_num = concat(house_num,'-',REPLACE('SHORE DR #215',concat('SHORE DR',' #'),'')), street_id = (select id from street where name = 'SHORE DR' and city_id = (select id from city where name = 'VIRGINIA BEACH')) where street_id = (select id from street where name = 'SHORE DR #215' and city_id = (select id from city where name = 'VIRGINIA BEACH')); delete from street where name = 'SHORE DR #21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216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76];&quot;',concat('&quot;;[.B576];&quot;',' #'),'')), street_id = (select id from street where name = '&quot;;[.B576];&quot;' and city_id = (select id from city where name = 'VIRGINIA BEACH')) where street_id = (select id from street where name = '&quot;;[.A576];&quot;' and city_id = (select id from city where name = 'VIRGINIA BEACH')); delete from street where name = '&quot;;[.A576];&quot;' and city_id = (select id from city where name = 'VIRGINIA BEACH'); COMMIT&quot;)" office:value-type="string" office:string-value="START TRANSACTION; update resident_base set house_num = concat(house_num,'-',REPLACE('SHORE DR #216',concat('SHORE DR',' #'),'')), street_id = (select id from street where name = 'SHORE DR' and city_id = (select id from city where name = 'VIRGINIA BEACH')) where street_id = (select id from street where name = 'SHORE DR #216' and city_id = (select id from city where name = 'VIRGINIA BEACH')); delete from street where name = 'SHORE DR #216' and city_id = (select id from city where name = 'VIRGINIA BEACH'); COMMIT">
            <text:p>START TRANSACTION; update resident_base set house_num = concat(house_num,'-',REPLACE('SHORE DR #216',concat('SHORE DR',' #'),'')), street_id = (select id from street where name = 'SHORE DR' and city_id = (select id from city where name = 'VIRGINIA BEACH')) where street_id = (select id from street where name = 'SHORE DR #216' and city_id = (select id from city where name = 'VIRGINIA BEACH')); delete from street where name = 'SHORE DR #21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217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77];&quot;',concat('&quot;;[.B577];&quot;',' #'),'')), street_id = (select id from street where name = '&quot;;[.B577];&quot;' and city_id = (select id from city where name = 'VIRGINIA BEACH')) where street_id = (select id from street where name = '&quot;;[.A577];&quot;' and city_id = (select id from city where name = 'VIRGINIA BEACH')); delete from street where name = '&quot;;[.A577];&quot;' and city_id = (select id from city where name = 'VIRGINIA BEACH'); COMMIT&quot;)" office:value-type="string" office:string-value="START TRANSACTION; update resident_base set house_num = concat(house_num,'-',REPLACE('SHORE DR #217',concat('SHORE DR',' #'),'')), street_id = (select id from street where name = 'SHORE DR' and city_id = (select id from city where name = 'VIRGINIA BEACH')) where street_id = (select id from street where name = 'SHORE DR #217' and city_id = (select id from city where name = 'VIRGINIA BEACH')); delete from street where name = 'SHORE DR #217' and city_id = (select id from city where name = 'VIRGINIA BEACH'); COMMIT">
            <text:p>START TRANSACTION; update resident_base set house_num = concat(house_num,'-',REPLACE('SHORE DR #217',concat('SHORE DR',' #'),'')), street_id = (select id from street where name = 'SHORE DR' and city_id = (select id from city where name = 'VIRGINIA BEACH')) where street_id = (select id from street where name = 'SHORE DR #217' and city_id = (select id from city where name = 'VIRGINIA BEACH')); delete from street where name = 'SHORE DR #21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219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78];&quot;',concat('&quot;;[.B578];&quot;',' #'),'')), street_id = (select id from street where name = '&quot;;[.B578];&quot;' and city_id = (select id from city where name = 'VIRGINIA BEACH')) where street_id = (select id from street where name = '&quot;;[.A578];&quot;' and city_id = (select id from city where name = 'VIRGINIA BEACH')); delete from street where name = '&quot;;[.A578];&quot;' and city_id = (select id from city where name = 'VIRGINIA BEACH'); COMMIT&quot;)" office:value-type="string" office:string-value="START TRANSACTION; update resident_base set house_num = concat(house_num,'-',REPLACE('SHORE DR #219',concat('SHORE DR',' #'),'')), street_id = (select id from street where name = 'SHORE DR' and city_id = (select id from city where name = 'VIRGINIA BEACH')) where street_id = (select id from street where name = 'SHORE DR #219' and city_id = (select id from city where name = 'VIRGINIA BEACH')); delete from street where name = 'SHORE DR #219' and city_id = (select id from city where name = 'VIRGINIA BEACH'); COMMIT">
            <text:p>START TRANSACTION; update resident_base set house_num = concat(house_num,'-',REPLACE('SHORE DR #219',concat('SHORE DR',' #'),'')), street_id = (select id from street where name = 'SHORE DR' and city_id = (select id from city where name = 'VIRGINIA BEACH')) where street_id = (select id from street where name = 'SHORE DR #219' and city_id = (select id from city where name = 'VIRGINIA BEACH')); delete from street where name = 'SHORE DR #21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22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79];&quot;',concat('&quot;;[.B579];&quot;',' #'),'')), street_id = (select id from street where name = '&quot;;[.B579];&quot;' and city_id = (select id from city where name = 'VIRGINIA BEACH')) where street_id = (select id from street where name = '&quot;;[.A579];&quot;' and city_id = (select id from city where name = 'VIRGINIA BEACH')); delete from street where name = '&quot;;[.A579];&quot;' and city_id = (select id from city where name = 'VIRGINIA BEACH'); COMMIT&quot;)" office:value-type="string" office:string-value="START TRANSACTION; update resident_base set house_num = concat(house_num,'-',REPLACE('SHORE DR #220',concat('SHORE DR',' #'),'')), street_id = (select id from street where name = 'SHORE DR' and city_id = (select id from city where name = 'VIRGINIA BEACH')) where street_id = (select id from street where name = 'SHORE DR #220' and city_id = (select id from city where name = 'VIRGINIA BEACH')); delete from street where name = 'SHORE DR #220' and city_id = (select id from city where name = 'VIRGINIA BEACH'); COMMIT">
            <text:p>START TRANSACTION; update resident_base set house_num = concat(house_num,'-',REPLACE('SHORE DR #220',concat('SHORE DR',' #'),'')), street_id = (select id from street where name = 'SHORE DR' and city_id = (select id from city where name = 'VIRGINIA BEACH')) where street_id = (select id from street where name = 'SHORE DR #220' and city_id = (select id from city where name = 'VIRGINIA BEACH')); delete from street where name = 'SHORE DR #22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22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80];&quot;',concat('&quot;;[.B580];&quot;',' #'),'')), street_id = (select id from street where name = '&quot;;[.B580];&quot;' and city_id = (select id from city where name = 'VIRGINIA BEACH')) where street_id = (select id from street where name = '&quot;;[.A580];&quot;' and city_id = (select id from city where name = 'VIRGINIA BEACH')); delete from street where name = '&quot;;[.A580];&quot;' and city_id = (select id from city where name = 'VIRGINIA BEACH'); COMMIT&quot;)" office:value-type="string" office:string-value="START TRANSACTION; update resident_base set house_num = concat(house_num,'-',REPLACE('SHORE DR #223',concat('SHORE DR',' #'),'')), street_id = (select id from street where name = 'SHORE DR' and city_id = (select id from city where name = 'VIRGINIA BEACH')) where street_id = (select id from street where name = 'SHORE DR #223' and city_id = (select id from city where name = 'VIRGINIA BEACH')); delete from street where name = 'SHORE DR #223' and city_id = (select id from city where name = 'VIRGINIA BEACH'); COMMIT">
            <text:p>START TRANSACTION; update resident_base set house_num = concat(house_num,'-',REPLACE('SHORE DR #223',concat('SHORE DR',' #'),'')), street_id = (select id from street where name = 'SHORE DR' and city_id = (select id from city where name = 'VIRGINIA BEACH')) where street_id = (select id from street where name = 'SHORE DR #223' and city_id = (select id from city where name = 'VIRGINIA BEACH')); delete from street where name = 'SHORE DR #22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22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81];&quot;',concat('&quot;;[.B581];&quot;',' #'),'')), street_id = (select id from street where name = '&quot;;[.B581];&quot;' and city_id = (select id from city where name = 'VIRGINIA BEACH')) where street_id = (select id from street where name = '&quot;;[.A581];&quot;' and city_id = (select id from city where name = 'VIRGINIA BEACH')); delete from street where name = '&quot;;[.A581];&quot;' and city_id = (select id from city where name = 'VIRGINIA BEACH'); COMMIT&quot;)" office:value-type="string" office:string-value="START TRANSACTION; update resident_base set house_num = concat(house_num,'-',REPLACE('SHORE DR #225',concat('SHORE DR',' #'),'')), street_id = (select id from street where name = 'SHORE DR' and city_id = (select id from city where name = 'VIRGINIA BEACH')) where street_id = (select id from street where name = 'SHORE DR #225' and city_id = (select id from city where name = 'VIRGINIA BEACH')); delete from street where name = 'SHORE DR #225' and city_id = (select id from city where name = 'VIRGINIA BEACH'); COMMIT">
            <text:p>START TRANSACTION; update resident_base set house_num = concat(house_num,'-',REPLACE('SHORE DR #225',concat('SHORE DR',' #'),'')), street_id = (select id from street where name = 'SHORE DR' and city_id = (select id from city where name = 'VIRGINIA BEACH')) where street_id = (select id from street where name = 'SHORE DR #225' and city_id = (select id from city where name = 'VIRGINIA BEACH')); delete from street where name = 'SHORE DR #22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229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82];&quot;',concat('&quot;;[.B582];&quot;',' #'),'')), street_id = (select id from street where name = '&quot;;[.B582];&quot;' and city_id = (select id from city where name = 'VIRGINIA BEACH')) where street_id = (select id from street where name = '&quot;;[.A582];&quot;' and city_id = (select id from city where name = 'VIRGINIA BEACH')); delete from street where name = '&quot;;[.A582];&quot;' and city_id = (select id from city where name = 'VIRGINIA BEACH'); COMMIT&quot;)" office:value-type="string" office:string-value="START TRANSACTION; update resident_base set house_num = concat(house_num,'-',REPLACE('SHORE DR #229',concat('SHORE DR',' #'),'')), street_id = (select id from street where name = 'SHORE DR' and city_id = (select id from city where name = 'VIRGINIA BEACH')) where street_id = (select id from street where name = 'SHORE DR #229' and city_id = (select id from city where name = 'VIRGINIA BEACH')); delete from street where name = 'SHORE DR #229' and city_id = (select id from city where name = 'VIRGINIA BEACH'); COMMIT">
            <text:p>START TRANSACTION; update resident_base set house_num = concat(house_num,'-',REPLACE('SHORE DR #229',concat('SHORE DR',' #'),'')), street_id = (select id from street where name = 'SHORE DR' and city_id = (select id from city where name = 'VIRGINIA BEACH')) where street_id = (select id from street where name = 'SHORE DR #229' and city_id = (select id from city where name = 'VIRGINIA BEACH')); delete from street where name = 'SHORE DR #22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23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83];&quot;',concat('&quot;;[.B583];&quot;',' #'),'')), street_id = (select id from street where name = '&quot;;[.B583];&quot;' and city_id = (select id from city where name = 'VIRGINIA BEACH')) where street_id = (select id from street where name = '&quot;;[.A583];&quot;' and city_id = (select id from city where name = 'VIRGINIA BEACH')); delete from street where name = '&quot;;[.A583];&quot;' and city_id = (select id from city where name = 'VIRGINIA BEACH'); COMMIT&quot;)" office:value-type="string" office:string-value="START TRANSACTION; update resident_base set house_num = concat(house_num,'-',REPLACE('SHORE DR #230',concat('SHORE DR',' #'),'')), street_id = (select id from street where name = 'SHORE DR' and city_id = (select id from city where name = 'VIRGINIA BEACH')) where street_id = (select id from street where name = 'SHORE DR #230' and city_id = (select id from city where name = 'VIRGINIA BEACH')); delete from street where name = 'SHORE DR #230' and city_id = (select id from city where name = 'VIRGINIA BEACH'); COMMIT">
            <text:p>START TRANSACTION; update resident_base set house_num = concat(house_num,'-',REPLACE('SHORE DR #230',concat('SHORE DR',' #'),'')), street_id = (select id from street where name = 'SHORE DR' and city_id = (select id from city where name = 'VIRGINIA BEACH')) where street_id = (select id from street where name = 'SHORE DR #230' and city_id = (select id from city where name = 'VIRGINIA BEACH')); delete from street where name = 'SHORE DR #23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23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84];&quot;',concat('&quot;;[.B584];&quot;',' #'),'')), street_id = (select id from street where name = '&quot;;[.B584];&quot;' and city_id = (select id from city where name = 'VIRGINIA BEACH')) where street_id = (select id from street where name = '&quot;;[.A584];&quot;' and city_id = (select id from city where name = 'VIRGINIA BEACH')); delete from street where name = '&quot;;[.A584];&quot;' and city_id = (select id from city where name = 'VIRGINIA BEACH'); COMMIT&quot;)" office:value-type="string" office:string-value="START TRANSACTION; update resident_base set house_num = concat(house_num,'-',REPLACE('SHORE DR #231',concat('SHORE DR',' #'),'')), street_id = (select id from street where name = 'SHORE DR' and city_id = (select id from city where name = 'VIRGINIA BEACH')) where street_id = (select id from street where name = 'SHORE DR #231' and city_id = (select id from city where name = 'VIRGINIA BEACH')); delete from street where name = 'SHORE DR #231' and city_id = (select id from city where name = 'VIRGINIA BEACH'); COMMIT">
            <text:p>START TRANSACTION; update resident_base set house_num = concat(house_num,'-',REPLACE('SHORE DR #231',concat('SHORE DR',' #'),'')), street_id = (select id from street where name = 'SHORE DR' and city_id = (select id from city where name = 'VIRGINIA BEACH')) where street_id = (select id from street where name = 'SHORE DR #231' and city_id = (select id from city where name = 'VIRGINIA BEACH')); delete from street where name = 'SHORE DR #23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23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85];&quot;',concat('&quot;;[.B585];&quot;',' #'),'')), street_id = (select id from street where name = '&quot;;[.B585];&quot;' and city_id = (select id from city where name = 'VIRGINIA BEACH')) where street_id = (select id from street where name = '&quot;;[.A585];&quot;' and city_id = (select id from city where name = 'VIRGINIA BEACH')); delete from street where name = '&quot;;[.A585];&quot;' and city_id = (select id from city where name = 'VIRGINIA BEACH'); COMMIT&quot;)" office:value-type="string" office:string-value="START TRANSACTION; update resident_base set house_num = concat(house_num,'-',REPLACE('SHORE DR #232',concat('SHORE DR',' #'),'')), street_id = (select id from street where name = 'SHORE DR' and city_id = (select id from city where name = 'VIRGINIA BEACH')) where street_id = (select id from street where name = 'SHORE DR #232' and city_id = (select id from city where name = 'VIRGINIA BEACH')); delete from street where name = 'SHORE DR #232' and city_id = (select id from city where name = 'VIRGINIA BEACH'); COMMIT">
            <text:p>START TRANSACTION; update resident_base set house_num = concat(house_num,'-',REPLACE('SHORE DR #232',concat('SHORE DR',' #'),'')), street_id = (select id from street where name = 'SHORE DR' and city_id = (select id from city where name = 'VIRGINIA BEACH')) where street_id = (select id from street where name = 'SHORE DR #232' and city_id = (select id from city where name = 'VIRGINIA BEACH')); delete from street where name = 'SHORE DR #23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23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86];&quot;',concat('&quot;;[.B586];&quot;',' #'),'')), street_id = (select id from street where name = '&quot;;[.B586];&quot;' and city_id = (select id from city where name = 'VIRGINIA BEACH')) where street_id = (select id from street where name = '&quot;;[.A586];&quot;' and city_id = (select id from city where name = 'VIRGINIA BEACH')); delete from street where name = '&quot;;[.A586];&quot;' and city_id = (select id from city where name = 'VIRGINIA BEACH'); COMMIT&quot;)" office:value-type="string" office:string-value="START TRANSACTION; update resident_base set house_num = concat(house_num,'-',REPLACE('SHORE DR #234',concat('SHORE DR',' #'),'')), street_id = (select id from street where name = 'SHORE DR' and city_id = (select id from city where name = 'VIRGINIA BEACH')) where street_id = (select id from street where name = 'SHORE DR #234' and city_id = (select id from city where name = 'VIRGINIA BEACH')); delete from street where name = 'SHORE DR #234' and city_id = (select id from city where name = 'VIRGINIA BEACH'); COMMIT">
            <text:p>START TRANSACTION; update resident_base set house_num = concat(house_num,'-',REPLACE('SHORE DR #234',concat('SHORE DR',' #'),'')), street_id = (select id from street where name = 'SHORE DR' and city_id = (select id from city where name = 'VIRGINIA BEACH')) where street_id = (select id from street where name = 'SHORE DR #234' and city_id = (select id from city where name = 'VIRGINIA BEACH')); delete from street where name = 'SHORE DR #23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23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87];&quot;',concat('&quot;;[.B587];&quot;',' #'),'')), street_id = (select id from street where name = '&quot;;[.B587];&quot;' and city_id = (select id from city where name = 'VIRGINIA BEACH')) where street_id = (select id from street where name = '&quot;;[.A587];&quot;' and city_id = (select id from city where name = 'VIRGINIA BEACH')); delete from street where name = '&quot;;[.A587];&quot;' and city_id = (select id from city where name = 'VIRGINIA BEACH'); COMMIT&quot;)" office:value-type="string" office:string-value="START TRANSACTION; update resident_base set house_num = concat(house_num,'-',REPLACE('SHORE DR #235',concat('SHORE DR',' #'),'')), street_id = (select id from street where name = 'SHORE DR' and city_id = (select id from city where name = 'VIRGINIA BEACH')) where street_id = (select id from street where name = 'SHORE DR #235' and city_id = (select id from city where name = 'VIRGINIA BEACH')); delete from street where name = 'SHORE DR #235' and city_id = (select id from city where name = 'VIRGINIA BEACH'); COMMIT">
            <text:p>START TRANSACTION; update resident_base set house_num = concat(house_num,'-',REPLACE('SHORE DR #235',concat('SHORE DR',' #'),'')), street_id = (select id from street where name = 'SHORE DR' and city_id = (select id from city where name = 'VIRGINIA BEACH')) where street_id = (select id from street where name = 'SHORE DR #235' and city_id = (select id from city where name = 'VIRGINIA BEACH')); delete from street where name = 'SHORE DR #23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24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88];&quot;',concat('&quot;;[.B588];&quot;',' #'),'')), street_id = (select id from street where name = '&quot;;[.B588];&quot;' and city_id = (select id from city where name = 'VIRGINIA BEACH')) where street_id = (select id from street where name = '&quot;;[.A588];&quot;' and city_id = (select id from city where name = 'VIRGINIA BEACH')); delete from street where name = '&quot;;[.A588];&quot;' and city_id = (select id from city where name = 'VIRGINIA BEACH'); COMMIT&quot;)" office:value-type="string" office:string-value="START TRANSACTION; update resident_base set house_num = concat(house_num,'-',REPLACE('SHORE DR #240',concat('SHORE DR',' #'),'')), street_id = (select id from street where name = 'SHORE DR' and city_id = (select id from city where name = 'VIRGINIA BEACH')) where street_id = (select id from street where name = 'SHORE DR #240' and city_id = (select id from city where name = 'VIRGINIA BEACH')); delete from street where name = 'SHORE DR #240' and city_id = (select id from city where name = 'VIRGINIA BEACH'); COMMIT">
            <text:p>START TRANSACTION; update resident_base set house_num = concat(house_num,'-',REPLACE('SHORE DR #240',concat('SHORE DR',' #'),'')), street_id = (select id from street where name = 'SHORE DR' and city_id = (select id from city where name = 'VIRGINIA BEACH')) where street_id = (select id from street where name = 'SHORE DR #240' and city_id = (select id from city where name = 'VIRGINIA BEACH')); delete from street where name = 'SHORE DR #24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24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89];&quot;',concat('&quot;;[.B589];&quot;',' #'),'')), street_id = (select id from street where name = '&quot;;[.B589];&quot;' and city_id = (select id from city where name = 'VIRGINIA BEACH')) where street_id = (select id from street where name = '&quot;;[.A589];&quot;' and city_id = (select id from city where name = 'VIRGINIA BEACH')); delete from street where name = '&quot;;[.A589];&quot;' and city_id = (select id from city where name = 'VIRGINIA BEACH'); COMMIT&quot;)" office:value-type="string" office:string-value="START TRANSACTION; update resident_base set house_num = concat(house_num,'-',REPLACE('SHORE DR #241',concat('SHORE DR',' #'),'')), street_id = (select id from street where name = 'SHORE DR' and city_id = (select id from city where name = 'VIRGINIA BEACH')) where street_id = (select id from street where name = 'SHORE DR #241' and city_id = (select id from city where name = 'VIRGINIA BEACH')); delete from street where name = 'SHORE DR #241' and city_id = (select id from city where name = 'VIRGINIA BEACH'); COMMIT">
            <text:p>START TRANSACTION; update resident_base set house_num = concat(house_num,'-',REPLACE('SHORE DR #241',concat('SHORE DR',' #'),'')), street_id = (select id from street where name = 'SHORE DR' and city_id = (select id from city where name = 'VIRGINIA BEACH')) where street_id = (select id from street where name = 'SHORE DR #241' and city_id = (select id from city where name = 'VIRGINIA BEACH')); delete from street where name = 'SHORE DR #24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24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90];&quot;',concat('&quot;;[.B590];&quot;',' #'),'')), street_id = (select id from street where name = '&quot;;[.B590];&quot;' and city_id = (select id from city where name = 'VIRGINIA BEACH')) where street_id = (select id from street where name = '&quot;;[.A590];&quot;' and city_id = (select id from city where name = 'VIRGINIA BEACH')); delete from street where name = '&quot;;[.A590];&quot;' and city_id = (select id from city where name = 'VIRGINIA BEACH'); COMMIT&quot;)" office:value-type="string" office:string-value="START TRANSACTION; update resident_base set house_num = concat(house_num,'-',REPLACE('SHORE DR #242',concat('SHORE DR',' #'),'')), street_id = (select id from street where name = 'SHORE DR' and city_id = (select id from city where name = 'VIRGINIA BEACH')) where street_id = (select id from street where name = 'SHORE DR #242' and city_id = (select id from city where name = 'VIRGINIA BEACH')); delete from street where name = 'SHORE DR #242' and city_id = (select id from city where name = 'VIRGINIA BEACH'); COMMIT">
            <text:p>START TRANSACTION; update resident_base set house_num = concat(house_num,'-',REPLACE('SHORE DR #242',concat('SHORE DR',' #'),'')), street_id = (select id from street where name = 'SHORE DR' and city_id = (select id from city where name = 'VIRGINIA BEACH')) where street_id = (select id from street where name = 'SHORE DR #242' and city_id = (select id from city where name = 'VIRGINIA BEACH')); delete from street where name = 'SHORE DR #24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24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91];&quot;',concat('&quot;;[.B591];&quot;',' #'),'')), street_id = (select id from street where name = '&quot;;[.B591];&quot;' and city_id = (select id from city where name = 'VIRGINIA BEACH')) where street_id = (select id from street where name = '&quot;;[.A591];&quot;' and city_id = (select id from city where name = 'VIRGINIA BEACH')); delete from street where name = '&quot;;[.A591];&quot;' and city_id = (select id from city where name = 'VIRGINIA BEACH'); COMMIT&quot;)" office:value-type="string" office:string-value="START TRANSACTION; update resident_base set house_num = concat(house_num,'-',REPLACE('SHORE DR #244',concat('SHORE DR',' #'),'')), street_id = (select id from street where name = 'SHORE DR' and city_id = (select id from city where name = 'VIRGINIA BEACH')) where street_id = (select id from street where name = 'SHORE DR #244' and city_id = (select id from city where name = 'VIRGINIA BEACH')); delete from street where name = 'SHORE DR #244' and city_id = (select id from city where name = 'VIRGINIA BEACH'); COMMIT">
            <text:p>START TRANSACTION; update resident_base set house_num = concat(house_num,'-',REPLACE('SHORE DR #244',concat('SHORE DR',' #'),'')), street_id = (select id from street where name = 'SHORE DR' and city_id = (select id from city where name = 'VIRGINIA BEACH')) where street_id = (select id from street where name = 'SHORE DR #244' and city_id = (select id from city where name = 'VIRGINIA BEACH')); delete from street where name = 'SHORE DR #24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249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92];&quot;',concat('&quot;;[.B592];&quot;',' #'),'')), street_id = (select id from street where name = '&quot;;[.B592];&quot;' and city_id = (select id from city where name = 'VIRGINIA BEACH')) where street_id = (select id from street where name = '&quot;;[.A592];&quot;' and city_id = (select id from city where name = 'VIRGINIA BEACH')); delete from street where name = '&quot;;[.A592];&quot;' and city_id = (select id from city where name = 'VIRGINIA BEACH'); COMMIT&quot;)" office:value-type="string" office:string-value="START TRANSACTION; update resident_base set house_num = concat(house_num,'-',REPLACE('SHORE DR #249',concat('SHORE DR',' #'),'')), street_id = (select id from street where name = 'SHORE DR' and city_id = (select id from city where name = 'VIRGINIA BEACH')) where street_id = (select id from street where name = 'SHORE DR #249' and city_id = (select id from city where name = 'VIRGINIA BEACH')); delete from street where name = 'SHORE DR #249' and city_id = (select id from city where name = 'VIRGINIA BEACH'); COMMIT">
            <text:p>START TRANSACTION; update resident_base set house_num = concat(house_num,'-',REPLACE('SHORE DR #249',concat('SHORE DR',' #'),'')), street_id = (select id from street where name = 'SHORE DR' and city_id = (select id from city where name = 'VIRGINIA BEACH')) where street_id = (select id from street where name = 'SHORE DR #249' and city_id = (select id from city where name = 'VIRGINIA BEACH')); delete from street where name = 'SHORE DR #24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25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93];&quot;',concat('&quot;;[.B593];&quot;',' #'),'')), street_id = (select id from street where name = '&quot;;[.B593];&quot;' and city_id = (select id from city where name = 'VIRGINIA BEACH')) where street_id = (select id from street where name = '&quot;;[.A593];&quot;' and city_id = (select id from city where name = 'VIRGINIA BEACH')); delete from street where name = '&quot;;[.A593];&quot;' and city_id = (select id from city where name = 'VIRGINIA BEACH'); COMMIT&quot;)" office:value-type="string" office:string-value="START TRANSACTION; update resident_base set house_num = concat(house_num,'-',REPLACE('SHORE DR #251',concat('SHORE DR',' #'),'')), street_id = (select id from street where name = 'SHORE DR' and city_id = (select id from city where name = 'VIRGINIA BEACH')) where street_id = (select id from street where name = 'SHORE DR #251' and city_id = (select id from city where name = 'VIRGINIA BEACH')); delete from street where name = 'SHORE DR #251' and city_id = (select id from city where name = 'VIRGINIA BEACH'); COMMIT">
            <text:p>START TRANSACTION; update resident_base set house_num = concat(house_num,'-',REPLACE('SHORE DR #251',concat('SHORE DR',' #'),'')), street_id = (select id from street where name = 'SHORE DR' and city_id = (select id from city where name = 'VIRGINIA BEACH')) where street_id = (select id from street where name = 'SHORE DR #251' and city_id = (select id from city where name = 'VIRGINIA BEACH')); delete from street where name = 'SHORE DR #25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25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94];&quot;',concat('&quot;;[.B594];&quot;',' #'),'')), street_id = (select id from street where name = '&quot;;[.B594];&quot;' and city_id = (select id from city where name = 'VIRGINIA BEACH')) where street_id = (select id from street where name = '&quot;;[.A594];&quot;' and city_id = (select id from city where name = 'VIRGINIA BEACH')); delete from street where name = '&quot;;[.A594];&quot;' and city_id = (select id from city where name = 'VIRGINIA BEACH'); COMMIT&quot;)" office:value-type="string" office:string-value="START TRANSACTION; update resident_base set house_num = concat(house_num,'-',REPLACE('SHORE DR #253',concat('SHORE DR',' #'),'')), street_id = (select id from street where name = 'SHORE DR' and city_id = (select id from city where name = 'VIRGINIA BEACH')) where street_id = (select id from street where name = 'SHORE DR #253' and city_id = (select id from city where name = 'VIRGINIA BEACH')); delete from street where name = 'SHORE DR #253' and city_id = (select id from city where name = 'VIRGINIA BEACH'); COMMIT">
            <text:p>START TRANSACTION; update resident_base set house_num = concat(house_num,'-',REPLACE('SHORE DR #253',concat('SHORE DR',' #'),'')), street_id = (select id from street where name = 'SHORE DR' and city_id = (select id from city where name = 'VIRGINIA BEACH')) where street_id = (select id from street where name = 'SHORE DR #253' and city_id = (select id from city where name = 'VIRGINIA BEACH')); delete from street where name = 'SHORE DR #25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25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95];&quot;',concat('&quot;;[.B595];&quot;',' #'),'')), street_id = (select id from street where name = '&quot;;[.B595];&quot;' and city_id = (select id from city where name = 'VIRGINIA BEACH')) where street_id = (select id from street where name = '&quot;;[.A595];&quot;' and city_id = (select id from city where name = 'VIRGINIA BEACH')); delete from street where name = '&quot;;[.A595];&quot;' and city_id = (select id from city where name = 'VIRGINIA BEACH'); COMMIT&quot;)" office:value-type="string" office:string-value="START TRANSACTION; update resident_base set house_num = concat(house_num,'-',REPLACE('SHORE DR #255',concat('SHORE DR',' #'),'')), street_id = (select id from street where name = 'SHORE DR' and city_id = (select id from city where name = 'VIRGINIA BEACH')) where street_id = (select id from street where name = 'SHORE DR #255' and city_id = (select id from city where name = 'VIRGINIA BEACH')); delete from street where name = 'SHORE DR #255' and city_id = (select id from city where name = 'VIRGINIA BEACH'); COMMIT">
            <text:p>START TRANSACTION; update resident_base set house_num = concat(house_num,'-',REPLACE('SHORE DR #255',concat('SHORE DR',' #'),'')), street_id = (select id from street where name = 'SHORE DR' and city_id = (select id from city where name = 'VIRGINIA BEACH')) where street_id = (select id from street where name = 'SHORE DR #255' and city_id = (select id from city where name = 'VIRGINIA BEACH')); delete from street where name = 'SHORE DR #25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96];&quot;',concat('&quot;;[.B596];&quot;',' #'),'')), street_id = (select id from street where name = '&quot;;[.B596];&quot;' and city_id = (select id from city where name = 'VIRGINIA BEACH')) where street_id = (select id from street where name = '&quot;;[.A596];&quot;' and city_id = (select id from city where name = 'VIRGINIA BEACH')); delete from street where name = '&quot;;[.A596];&quot;' and city_id = (select id from city where name = 'VIRGINIA BEACH'); COMMIT&quot;)" office:value-type="string" office:string-value="START TRANSACTION; update resident_base set house_num = concat(house_num,'-',REPLACE('SHORE DR #3',concat('SHORE DR',' #'),'')), street_id = (select id from street where name = 'SHORE DR' and city_id = (select id from city where name = 'VIRGINIA BEACH')) where street_id = (select id from street where name = 'SHORE DR #3' and city_id = (select id from city where name = 'VIRGINIA BEACH')); delete from street where name = 'SHORE DR #3' and city_id = (select id from city where name = 'VIRGINIA BEACH'); COMMIT">
            <text:p>START TRANSACTION; update resident_base set house_num = concat(house_num,'-',REPLACE('SHORE DR #3',concat('SHORE DR',' #'),'')), street_id = (select id from street where name = 'SHORE DR' and city_id = (select id from city where name = 'VIRGINIA BEACH')) where street_id = (select id from street where name = 'SHORE DR #3' and city_id = (select id from city where name = 'VIRGINIA BEACH')); delete from street where name = 'SHORE DR #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30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97];&quot;',concat('&quot;;[.B597];&quot;',' #'),'')), street_id = (select id from street where name = '&quot;;[.B597];&quot;' and city_id = (select id from city where name = 'VIRGINIA BEACH')) where street_id = (select id from street where name = '&quot;;[.A597];&quot;' and city_id = (select id from city where name = 'VIRGINIA BEACH')); delete from street where name = '&quot;;[.A597];&quot;' and city_id = (select id from city where name = 'VIRGINIA BEACH'); COMMIT&quot;)" office:value-type="string" office:string-value="START TRANSACTION; update resident_base set house_num = concat(house_num,'-',REPLACE('SHORE DR #300',concat('SHORE DR',' #'),'')), street_id = (select id from street where name = 'SHORE DR' and city_id = (select id from city where name = 'VIRGINIA BEACH')) where street_id = (select id from street where name = 'SHORE DR #300' and city_id = (select id from city where name = 'VIRGINIA BEACH')); delete from street where name = 'SHORE DR #300' and city_id = (select id from city where name = 'VIRGINIA BEACH'); COMMIT">
            <text:p>START TRANSACTION; update resident_base set house_num = concat(house_num,'-',REPLACE('SHORE DR #300',concat('SHORE DR',' #'),'')), street_id = (select id from street where name = 'SHORE DR' and city_id = (select id from city where name = 'VIRGINIA BEACH')) where street_id = (select id from street where name = 'SHORE DR #300' and city_id = (select id from city where name = 'VIRGINIA BEACH')); delete from street where name = 'SHORE DR #30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30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98];&quot;',concat('&quot;;[.B598];&quot;',' #'),'')), street_id = (select id from street where name = '&quot;;[.B598];&quot;' and city_id = (select id from city where name = 'VIRGINIA BEACH')) where street_id = (select id from street where name = '&quot;;[.A598];&quot;' and city_id = (select id from city where name = 'VIRGINIA BEACH')); delete from street where name = '&quot;;[.A598];&quot;' and city_id = (select id from city where name = 'VIRGINIA BEACH'); COMMIT&quot;)" office:value-type="string" office:string-value="START TRANSACTION; update resident_base set house_num = concat(house_num,'-',REPLACE('SHORE DR #301',concat('SHORE DR',' #'),'')), street_id = (select id from street where name = 'SHORE DR' and city_id = (select id from city where name = 'VIRGINIA BEACH')) where street_id = (select id from street where name = 'SHORE DR #301' and city_id = (select id from city where name = 'VIRGINIA BEACH')); delete from street where name = 'SHORE DR #301' and city_id = (select id from city where name = 'VIRGINIA BEACH'); COMMIT">
            <text:p>START TRANSACTION; update resident_base set house_num = concat(house_num,'-',REPLACE('SHORE DR #301',concat('SHORE DR',' #'),'')), street_id = (select id from street where name = 'SHORE DR' and city_id = (select id from city where name = 'VIRGINIA BEACH')) where street_id = (select id from street where name = 'SHORE DR #301' and city_id = (select id from city where name = 'VIRGINIA BEACH')); delete from street where name = 'SHORE DR #3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30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599];&quot;',concat('&quot;;[.B599];&quot;',' #'),'')), street_id = (select id from street where name = '&quot;;[.B599];&quot;' and city_id = (select id from city where name = 'VIRGINIA BEACH')) where street_id = (select id from street where name = '&quot;;[.A599];&quot;' and city_id = (select id from city where name = 'VIRGINIA BEACH')); delete from street where name = '&quot;;[.A599];&quot;' and city_id = (select id from city where name = 'VIRGINIA BEACH'); COMMIT&quot;)" office:value-type="string" office:string-value="START TRANSACTION; update resident_base set house_num = concat(house_num,'-',REPLACE('SHORE DR #302',concat('SHORE DR',' #'),'')), street_id = (select id from street where name = 'SHORE DR' and city_id = (select id from city where name = 'VIRGINIA BEACH')) where street_id = (select id from street where name = 'SHORE DR #302' and city_id = (select id from city where name = 'VIRGINIA BEACH')); delete from street where name = 'SHORE DR #302' and city_id = (select id from city where name = 'VIRGINIA BEACH'); COMMIT">
            <text:p>START TRANSACTION; update resident_base set house_num = concat(house_num,'-',REPLACE('SHORE DR #302',concat('SHORE DR',' #'),'')), street_id = (select id from street where name = 'SHORE DR' and city_id = (select id from city where name = 'VIRGINIA BEACH')) where street_id = (select id from street where name = 'SHORE DR #302' and city_id = (select id from city where name = 'VIRGINIA BEACH')); delete from street where name = 'SHORE DR #3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30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00];&quot;',concat('&quot;;[.B600];&quot;',' #'),'')), street_id = (select id from street where name = '&quot;;[.B600];&quot;' and city_id = (select id from city where name = 'VIRGINIA BEACH')) where street_id = (select id from street where name = '&quot;;[.A600];&quot;' and city_id = (select id from city where name = 'VIRGINIA BEACH')); delete from street where name = '&quot;;[.A600];&quot;' and city_id = (select id from city where name = 'VIRGINIA BEACH'); COMMIT&quot;)" office:value-type="string" office:string-value="START TRANSACTION; update resident_base set house_num = concat(house_num,'-',REPLACE('SHORE DR #303',concat('SHORE DR',' #'),'')), street_id = (select id from street where name = 'SHORE DR' and city_id = (select id from city where name = 'VIRGINIA BEACH')) where street_id = (select id from street where name = 'SHORE DR #303' and city_id = (select id from city where name = 'VIRGINIA BEACH')); delete from street where name = 'SHORE DR #303' and city_id = (select id from city where name = 'VIRGINIA BEACH'); COMMIT">
            <text:p>START TRANSACTION; update resident_base set house_num = concat(house_num,'-',REPLACE('SHORE DR #303',concat('SHORE DR',' #'),'')), street_id = (select id from street where name = 'SHORE DR' and city_id = (select id from city where name = 'VIRGINIA BEACH')) where street_id = (select id from street where name = 'SHORE DR #303' and city_id = (select id from city where name = 'VIRGINIA BEACH')); delete from street where name = 'SHORE DR #3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30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01];&quot;',concat('&quot;;[.B601];&quot;',' #'),'')), street_id = (select id from street where name = '&quot;;[.B601];&quot;' and city_id = (select id from city where name = 'VIRGINIA BEACH')) where street_id = (select id from street where name = '&quot;;[.A601];&quot;' and city_id = (select id from city where name = 'VIRGINIA BEACH')); delete from street where name = '&quot;;[.A601];&quot;' and city_id = (select id from city where name = 'VIRGINIA BEACH'); COMMIT&quot;)" office:value-type="string" office:string-value="START TRANSACTION; update resident_base set house_num = concat(house_num,'-',REPLACE('SHORE DR #304',concat('SHORE DR',' #'),'')), street_id = (select id from street where name = 'SHORE DR' and city_id = (select id from city where name = 'VIRGINIA BEACH')) where street_id = (select id from street where name = 'SHORE DR #304' and city_id = (select id from city where name = 'VIRGINIA BEACH')); delete from street where name = 'SHORE DR #304' and city_id = (select id from city where name = 'VIRGINIA BEACH'); COMMIT">
            <text:p>START TRANSACTION; update resident_base set house_num = concat(house_num,'-',REPLACE('SHORE DR #304',concat('SHORE DR',' #'),'')), street_id = (select id from street where name = 'SHORE DR' and city_id = (select id from city where name = 'VIRGINIA BEACH')) where street_id = (select id from street where name = 'SHORE DR #304' and city_id = (select id from city where name = 'VIRGINIA BEACH')); delete from street where name = 'SHORE DR #3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30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02];&quot;',concat('&quot;;[.B602];&quot;',' #'),'')), street_id = (select id from street where name = '&quot;;[.B602];&quot;' and city_id = (select id from city where name = 'VIRGINIA BEACH')) where street_id = (select id from street where name = '&quot;;[.A602];&quot;' and city_id = (select id from city where name = 'VIRGINIA BEACH')); delete from street where name = '&quot;;[.A602];&quot;' and city_id = (select id from city where name = 'VIRGINIA BEACH'); COMMIT&quot;)" office:value-type="string" office:string-value="START TRANSACTION; update resident_base set house_num = concat(house_num,'-',REPLACE('SHORE DR #305',concat('SHORE DR',' #'),'')), street_id = (select id from street where name = 'SHORE DR' and city_id = (select id from city where name = 'VIRGINIA BEACH')) where street_id = (select id from street where name = 'SHORE DR #305' and city_id = (select id from city where name = 'VIRGINIA BEACH')); delete from street where name = 'SHORE DR #305' and city_id = (select id from city where name = 'VIRGINIA BEACH'); COMMIT">
            <text:p>START TRANSACTION; update resident_base set house_num = concat(house_num,'-',REPLACE('SHORE DR #305',concat('SHORE DR',' #'),'')), street_id = (select id from street where name = 'SHORE DR' and city_id = (select id from city where name = 'VIRGINIA BEACH')) where street_id = (select id from street where name = 'SHORE DR #305' and city_id = (select id from city where name = 'VIRGINIA BEACH')); delete from street where name = 'SHORE DR #3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306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03];&quot;',concat('&quot;;[.B603];&quot;',' #'),'')), street_id = (select id from street where name = '&quot;;[.B603];&quot;' and city_id = (select id from city where name = 'VIRGINIA BEACH')) where street_id = (select id from street where name = '&quot;;[.A603];&quot;' and city_id = (select id from city where name = 'VIRGINIA BEACH')); delete from street where name = '&quot;;[.A603];&quot;' and city_id = (select id from city where name = 'VIRGINIA BEACH'); COMMIT&quot;)" office:value-type="string" office:string-value="START TRANSACTION; update resident_base set house_num = concat(house_num,'-',REPLACE('SHORE DR #306',concat('SHORE DR',' #'),'')), street_id = (select id from street where name = 'SHORE DR' and city_id = (select id from city where name = 'VIRGINIA BEACH')) where street_id = (select id from street where name = 'SHORE DR #306' and city_id = (select id from city where name = 'VIRGINIA BEACH')); delete from street where name = 'SHORE DR #306' and city_id = (select id from city where name = 'VIRGINIA BEACH'); COMMIT">
            <text:p>START TRANSACTION; update resident_base set house_num = concat(house_num,'-',REPLACE('SHORE DR #306',concat('SHORE DR',' #'),'')), street_id = (select id from street where name = 'SHORE DR' and city_id = (select id from city where name = 'VIRGINIA BEACH')) where street_id = (select id from street where name = 'SHORE DR #306' and city_id = (select id from city where name = 'VIRGINIA BEACH')); delete from street where name = 'SHORE DR #3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306D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04];&quot;',concat('&quot;;[.B604];&quot;',' #'),'')), street_id = (select id from street where name = '&quot;;[.B604];&quot;' and city_id = (select id from city where name = 'VIRGINIA BEACH')) where street_id = (select id from street where name = '&quot;;[.A604];&quot;' and city_id = (select id from city where name = 'VIRGINIA BEACH')); delete from street where name = '&quot;;[.A604];&quot;' and city_id = (select id from city where name = 'VIRGINIA BEACH'); COMMIT&quot;)" office:value-type="string" office:string-value="START TRANSACTION; update resident_base set house_num = concat(house_num,'-',REPLACE('SHORE DR #306D',concat('SHORE DR',' #'),'')), street_id = (select id from street where name = 'SHORE DR' and city_id = (select id from city where name = 'VIRGINIA BEACH')) where street_id = (select id from street where name = 'SHORE DR #306D' and city_id = (select id from city where name = 'VIRGINIA BEACH')); delete from street where name = 'SHORE DR #306D' and city_id = (select id from city where name = 'VIRGINIA BEACH'); COMMIT">
            <text:p>START TRANSACTION; update resident_base set house_num = concat(house_num,'-',REPLACE('SHORE DR #306D',concat('SHORE DR',' #'),'')), street_id = (select id from street where name = 'SHORE DR' and city_id = (select id from city where name = 'VIRGINIA BEACH')) where street_id = (select id from street where name = 'SHORE DR #306D' and city_id = (select id from city where name = 'VIRGINIA BEACH')); delete from street where name = 'SHORE DR #306D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307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05];&quot;',concat('&quot;;[.B605];&quot;',' #'),'')), street_id = (select id from street where name = '&quot;;[.B605];&quot;' and city_id = (select id from city where name = 'VIRGINIA BEACH')) where street_id = (select id from street where name = '&quot;;[.A605];&quot;' and city_id = (select id from city where name = 'VIRGINIA BEACH')); delete from street where name = '&quot;;[.A605];&quot;' and city_id = (select id from city where name = 'VIRGINIA BEACH'); COMMIT&quot;)" office:value-type="string" office:string-value="START TRANSACTION; update resident_base set house_num = concat(house_num,'-',REPLACE('SHORE DR #307',concat('SHORE DR',' #'),'')), street_id = (select id from street where name = 'SHORE DR' and city_id = (select id from city where name = 'VIRGINIA BEACH')) where street_id = (select id from street where name = 'SHORE DR #307' and city_id = (select id from city where name = 'VIRGINIA BEACH')); delete from street where name = 'SHORE DR #307' and city_id = (select id from city where name = 'VIRGINIA BEACH'); COMMIT">
            <text:p>START TRANSACTION; update resident_base set house_num = concat(house_num,'-',REPLACE('SHORE DR #307',concat('SHORE DR',' #'),'')), street_id = (select id from street where name = 'SHORE DR' and city_id = (select id from city where name = 'VIRGINIA BEACH')) where street_id = (select id from street where name = 'SHORE DR #307' and city_id = (select id from city where name = 'VIRGINIA BEACH')); delete from street where name = 'SHORE DR #3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308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06];&quot;',concat('&quot;;[.B606];&quot;',' #'),'')), street_id = (select id from street where name = '&quot;;[.B606];&quot;' and city_id = (select id from city where name = 'VIRGINIA BEACH')) where street_id = (select id from street where name = '&quot;;[.A606];&quot;' and city_id = (select id from city where name = 'VIRGINIA BEACH')); delete from street where name = '&quot;;[.A606];&quot;' and city_id = (select id from city where name = 'VIRGINIA BEACH'); COMMIT&quot;)" office:value-type="string" office:string-value="START TRANSACTION; update resident_base set house_num = concat(house_num,'-',REPLACE('SHORE DR #308',concat('SHORE DR',' #'),'')), street_id = (select id from street where name = 'SHORE DR' and city_id = (select id from city where name = 'VIRGINIA BEACH')) where street_id = (select id from street where name = 'SHORE DR #308' and city_id = (select id from city where name = 'VIRGINIA BEACH')); delete from street where name = 'SHORE DR #308' and city_id = (select id from city where name = 'VIRGINIA BEACH'); COMMIT">
            <text:p>START TRANSACTION; update resident_base set house_num = concat(house_num,'-',REPLACE('SHORE DR #308',concat('SHORE DR',' #'),'')), street_id = (select id from street where name = 'SHORE DR' and city_id = (select id from city where name = 'VIRGINIA BEACH')) where street_id = (select id from street where name = 'SHORE DR #308' and city_id = (select id from city where name = 'VIRGINIA BEACH')); delete from street where name = 'SHORE DR #3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31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07];&quot;',concat('&quot;;[.B607];&quot;',' #'),'')), street_id = (select id from street where name = '&quot;;[.B607];&quot;' and city_id = (select id from city where name = 'VIRGINIA BEACH')) where street_id = (select id from street where name = '&quot;;[.A607];&quot;' and city_id = (select id from city where name = 'VIRGINIA BEACH')); delete from street where name = '&quot;;[.A607];&quot;' and city_id = (select id from city where name = 'VIRGINIA BEACH'); COMMIT&quot;)" office:value-type="string" office:string-value="START TRANSACTION; update resident_base set house_num = concat(house_num,'-',REPLACE('SHORE DR #310',concat('SHORE DR',' #'),'')), street_id = (select id from street where name = 'SHORE DR' and city_id = (select id from city where name = 'VIRGINIA BEACH')) where street_id = (select id from street where name = 'SHORE DR #310' and city_id = (select id from city where name = 'VIRGINIA BEACH')); delete from street where name = 'SHORE DR #310' and city_id = (select id from city where name = 'VIRGINIA BEACH'); COMMIT">
            <text:p>START TRANSACTION; update resident_base set house_num = concat(house_num,'-',REPLACE('SHORE DR #310',concat('SHORE DR',' #'),'')), street_id = (select id from street where name = 'SHORE DR' and city_id = (select id from city where name = 'VIRGINIA BEACH')) where street_id = (select id from street where name = 'SHORE DR #310' and city_id = (select id from city where name = 'VIRGINIA BEACH')); delete from street where name = 'SHORE DR #31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31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08];&quot;',concat('&quot;;[.B608];&quot;',' #'),'')), street_id = (select id from street where name = '&quot;;[.B608];&quot;' and city_id = (select id from city where name = 'VIRGINIA BEACH')) where street_id = (select id from street where name = '&quot;;[.A608];&quot;' and city_id = (select id from city where name = 'VIRGINIA BEACH')); delete from street where name = '&quot;;[.A608];&quot;' and city_id = (select id from city where name = 'VIRGINIA BEACH'); COMMIT&quot;)" office:value-type="string" office:string-value="START TRANSACTION; update resident_base set house_num = concat(house_num,'-',REPLACE('SHORE DR #311',concat('SHORE DR',' #'),'')), street_id = (select id from street where name = 'SHORE DR' and city_id = (select id from city where name = 'VIRGINIA BEACH')) where street_id = (select id from street where name = 'SHORE DR #311' and city_id = (select id from city where name = 'VIRGINIA BEACH')); delete from street where name = 'SHORE DR #311' and city_id = (select id from city where name = 'VIRGINIA BEACH'); COMMIT">
            <text:p>START TRANSACTION; update resident_base set house_num = concat(house_num,'-',REPLACE('SHORE DR #311',concat('SHORE DR',' #'),'')), street_id = (select id from street where name = 'SHORE DR' and city_id = (select id from city where name = 'VIRGINIA BEACH')) where street_id = (select id from street where name = 'SHORE DR #311' and city_id = (select id from city where name = 'VIRGINIA BEACH')); delete from street where name = 'SHORE DR #31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31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09];&quot;',concat('&quot;;[.B609];&quot;',' #'),'')), street_id = (select id from street where name = '&quot;;[.B609];&quot;' and city_id = (select id from city where name = 'VIRGINIA BEACH')) where street_id = (select id from street where name = '&quot;;[.A609];&quot;' and city_id = (select id from city where name = 'VIRGINIA BEACH')); delete from street where name = '&quot;;[.A609];&quot;' and city_id = (select id from city where name = 'VIRGINIA BEACH'); COMMIT&quot;)" office:value-type="string" office:string-value="START TRANSACTION; update resident_base set house_num = concat(house_num,'-',REPLACE('SHORE DR #312',concat('SHORE DR',' #'),'')), street_id = (select id from street where name = 'SHORE DR' and city_id = (select id from city where name = 'VIRGINIA BEACH')) where street_id = (select id from street where name = 'SHORE DR #312' and city_id = (select id from city where name = 'VIRGINIA BEACH')); delete from street where name = 'SHORE DR #312' and city_id = (select id from city where name = 'VIRGINIA BEACH'); COMMIT">
            <text:p>START TRANSACTION; update resident_base set house_num = concat(house_num,'-',REPLACE('SHORE DR #312',concat('SHORE DR',' #'),'')), street_id = (select id from street where name = 'SHORE DR' and city_id = (select id from city where name = 'VIRGINIA BEACH')) where street_id = (select id from street where name = 'SHORE DR #312' and city_id = (select id from city where name = 'VIRGINIA BEACH')); delete from street where name = 'SHORE DR #31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31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10];&quot;',concat('&quot;;[.B610];&quot;',' #'),'')), street_id = (select id from street where name = '&quot;;[.B610];&quot;' and city_id = (select id from city where name = 'VIRGINIA BEACH')) where street_id = (select id from street where name = '&quot;;[.A610];&quot;' and city_id = (select id from city where name = 'VIRGINIA BEACH')); delete from street where name = '&quot;;[.A610];&quot;' and city_id = (select id from city where name = 'VIRGINIA BEACH'); COMMIT&quot;)" office:value-type="string" office:string-value="START TRANSACTION; update resident_base set house_num = concat(house_num,'-',REPLACE('SHORE DR #313',concat('SHORE DR',' #'),'')), street_id = (select id from street where name = 'SHORE DR' and city_id = (select id from city where name = 'VIRGINIA BEACH')) where street_id = (select id from street where name = 'SHORE DR #313' and city_id = (select id from city where name = 'VIRGINIA BEACH')); delete from street where name = 'SHORE DR #313' and city_id = (select id from city where name = 'VIRGINIA BEACH'); COMMIT">
            <text:p>START TRANSACTION; update resident_base set house_num = concat(house_num,'-',REPLACE('SHORE DR #313',concat('SHORE DR',' #'),'')), street_id = (select id from street where name = 'SHORE DR' and city_id = (select id from city where name = 'VIRGINIA BEACH')) where street_id = (select id from street where name = 'SHORE DR #313' and city_id = (select id from city where name = 'VIRGINIA BEACH')); delete from street where name = 'SHORE DR #31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31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11];&quot;',concat('&quot;;[.B611];&quot;',' #'),'')), street_id = (select id from street where name = '&quot;;[.B611];&quot;' and city_id = (select id from city where name = 'VIRGINIA BEACH')) where street_id = (select id from street where name = '&quot;;[.A611];&quot;' and city_id = (select id from city where name = 'VIRGINIA BEACH')); delete from street where name = '&quot;;[.A611];&quot;' and city_id = (select id from city where name = 'VIRGINIA BEACH'); COMMIT&quot;)" office:value-type="string" office:string-value="START TRANSACTION; update resident_base set house_num = concat(house_num,'-',REPLACE('SHORE DR #314',concat('SHORE DR',' #'),'')), street_id = (select id from street where name = 'SHORE DR' and city_id = (select id from city where name = 'VIRGINIA BEACH')) where street_id = (select id from street where name = 'SHORE DR #314' and city_id = (select id from city where name = 'VIRGINIA BEACH')); delete from street where name = 'SHORE DR #314' and city_id = (select id from city where name = 'VIRGINIA BEACH'); COMMIT">
            <text:p>START TRANSACTION; update resident_base set house_num = concat(house_num,'-',REPLACE('SHORE DR #314',concat('SHORE DR',' #'),'')), street_id = (select id from street where name = 'SHORE DR' and city_id = (select id from city where name = 'VIRGINIA BEACH')) where street_id = (select id from street where name = 'SHORE DR #314' and city_id = (select id from city where name = 'VIRGINIA BEACH')); delete from street where name = 'SHORE DR #31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316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12];&quot;',concat('&quot;;[.B612];&quot;',' #'),'')), street_id = (select id from street where name = '&quot;;[.B612];&quot;' and city_id = (select id from city where name = 'VIRGINIA BEACH')) where street_id = (select id from street where name = '&quot;;[.A612];&quot;' and city_id = (select id from city where name = 'VIRGINIA BEACH')); delete from street where name = '&quot;;[.A612];&quot;' and city_id = (select id from city where name = 'VIRGINIA BEACH'); COMMIT&quot;)" office:value-type="string" office:string-value="START TRANSACTION; update resident_base set house_num = concat(house_num,'-',REPLACE('SHORE DR #316',concat('SHORE DR',' #'),'')), street_id = (select id from street where name = 'SHORE DR' and city_id = (select id from city where name = 'VIRGINIA BEACH')) where street_id = (select id from street where name = 'SHORE DR #316' and city_id = (select id from city where name = 'VIRGINIA BEACH')); delete from street where name = 'SHORE DR #316' and city_id = (select id from city where name = 'VIRGINIA BEACH'); COMMIT">
            <text:p>START TRANSACTION; update resident_base set house_num = concat(house_num,'-',REPLACE('SHORE DR #316',concat('SHORE DR',' #'),'')), street_id = (select id from street where name = 'SHORE DR' and city_id = (select id from city where name = 'VIRGINIA BEACH')) where street_id = (select id from street where name = 'SHORE DR #316' and city_id = (select id from city where name = 'VIRGINIA BEACH')); delete from street where name = 'SHORE DR #31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317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13];&quot;',concat('&quot;;[.B613];&quot;',' #'),'')), street_id = (select id from street where name = '&quot;;[.B613];&quot;' and city_id = (select id from city where name = 'VIRGINIA BEACH')) where street_id = (select id from street where name = '&quot;;[.A613];&quot;' and city_id = (select id from city where name = 'VIRGINIA BEACH')); delete from street where name = '&quot;;[.A613];&quot;' and city_id = (select id from city where name = 'VIRGINIA BEACH'); COMMIT&quot;)" office:value-type="string" office:string-value="START TRANSACTION; update resident_base set house_num = concat(house_num,'-',REPLACE('SHORE DR #317',concat('SHORE DR',' #'),'')), street_id = (select id from street where name = 'SHORE DR' and city_id = (select id from city where name = 'VIRGINIA BEACH')) where street_id = (select id from street where name = 'SHORE DR #317' and city_id = (select id from city where name = 'VIRGINIA BEACH')); delete from street where name = 'SHORE DR #317' and city_id = (select id from city where name = 'VIRGINIA BEACH'); COMMIT">
            <text:p>START TRANSACTION; update resident_base set house_num = concat(house_num,'-',REPLACE('SHORE DR #317',concat('SHORE DR',' #'),'')), street_id = (select id from street where name = 'SHORE DR' and city_id = (select id from city where name = 'VIRGINIA BEACH')) where street_id = (select id from street where name = 'SHORE DR #317' and city_id = (select id from city where name = 'VIRGINIA BEACH')); delete from street where name = 'SHORE DR #31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319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14];&quot;',concat('&quot;;[.B614];&quot;',' #'),'')), street_id = (select id from street where name = '&quot;;[.B614];&quot;' and city_id = (select id from city where name = 'VIRGINIA BEACH')) where street_id = (select id from street where name = '&quot;;[.A614];&quot;' and city_id = (select id from city where name = 'VIRGINIA BEACH')); delete from street where name = '&quot;;[.A614];&quot;' and city_id = (select id from city where name = 'VIRGINIA BEACH'); COMMIT&quot;)" office:value-type="string" office:string-value="START TRANSACTION; update resident_base set house_num = concat(house_num,'-',REPLACE('SHORE DR #319',concat('SHORE DR',' #'),'')), street_id = (select id from street where name = 'SHORE DR' and city_id = (select id from city where name = 'VIRGINIA BEACH')) where street_id = (select id from street where name = 'SHORE DR #319' and city_id = (select id from city where name = 'VIRGINIA BEACH')); delete from street where name = 'SHORE DR #319' and city_id = (select id from city where name = 'VIRGINIA BEACH'); COMMIT">
            <text:p>START TRANSACTION; update resident_base set house_num = concat(house_num,'-',REPLACE('SHORE DR #319',concat('SHORE DR',' #'),'')), street_id = (select id from street where name = 'SHORE DR' and city_id = (select id from city where name = 'VIRGINIA BEACH')) where street_id = (select id from street where name = 'SHORE DR #319' and city_id = (select id from city where name = 'VIRGINIA BEACH')); delete from street where name = 'SHORE DR #31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32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15];&quot;',concat('&quot;;[.B615];&quot;',' #'),'')), street_id = (select id from street where name = '&quot;;[.B615];&quot;' and city_id = (select id from city where name = 'VIRGINIA BEACH')) where street_id = (select id from street where name = '&quot;;[.A615];&quot;' and city_id = (select id from city where name = 'VIRGINIA BEACH')); delete from street where name = '&quot;;[.A615];&quot;' and city_id = (select id from city where name = 'VIRGINIA BEACH'); COMMIT&quot;)" office:value-type="string" office:string-value="START TRANSACTION; update resident_base set house_num = concat(house_num,'-',REPLACE('SHORE DR #322',concat('SHORE DR',' #'),'')), street_id = (select id from street where name = 'SHORE DR' and city_id = (select id from city where name = 'VIRGINIA BEACH')) where street_id = (select id from street where name = 'SHORE DR #322' and city_id = (select id from city where name = 'VIRGINIA BEACH')); delete from street where name = 'SHORE DR #322' and city_id = (select id from city where name = 'VIRGINIA BEACH'); COMMIT">
            <text:p>START TRANSACTION; update resident_base set house_num = concat(house_num,'-',REPLACE('SHORE DR #322',concat('SHORE DR',' #'),'')), street_id = (select id from street where name = 'SHORE DR' and city_id = (select id from city where name = 'VIRGINIA BEACH')) where street_id = (select id from street where name = 'SHORE DR #322' and city_id = (select id from city where name = 'VIRGINIA BEACH')); delete from street where name = 'SHORE DR #32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326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16];&quot;',concat('&quot;;[.B616];&quot;',' #'),'')), street_id = (select id from street where name = '&quot;;[.B616];&quot;' and city_id = (select id from city where name = 'VIRGINIA BEACH')) where street_id = (select id from street where name = '&quot;;[.A616];&quot;' and city_id = (select id from city where name = 'VIRGINIA BEACH')); delete from street where name = '&quot;;[.A616];&quot;' and city_id = (select id from city where name = 'VIRGINIA BEACH'); COMMIT&quot;)" office:value-type="string" office:string-value="START TRANSACTION; update resident_base set house_num = concat(house_num,'-',REPLACE('SHORE DR #326',concat('SHORE DR',' #'),'')), street_id = (select id from street where name = 'SHORE DR' and city_id = (select id from city where name = 'VIRGINIA BEACH')) where street_id = (select id from street where name = 'SHORE DR #326' and city_id = (select id from city where name = 'VIRGINIA BEACH')); delete from street where name = 'SHORE DR #326' and city_id = (select id from city where name = 'VIRGINIA BEACH'); COMMIT">
            <text:p>START TRANSACTION; update resident_base set house_num = concat(house_num,'-',REPLACE('SHORE DR #326',concat('SHORE DR',' #'),'')), street_id = (select id from street where name = 'SHORE DR' and city_id = (select id from city where name = 'VIRGINIA BEACH')) where street_id = (select id from street where name = 'SHORE DR #326' and city_id = (select id from city where name = 'VIRGINIA BEACH')); delete from street where name = 'SHORE DR #32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328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17];&quot;',concat('&quot;;[.B617];&quot;',' #'),'')), street_id = (select id from street where name = '&quot;;[.B617];&quot;' and city_id = (select id from city where name = 'VIRGINIA BEACH')) where street_id = (select id from street where name = '&quot;;[.A617];&quot;' and city_id = (select id from city where name = 'VIRGINIA BEACH')); delete from street where name = '&quot;;[.A617];&quot;' and city_id = (select id from city where name = 'VIRGINIA BEACH'); COMMIT&quot;)" office:value-type="string" office:string-value="START TRANSACTION; update resident_base set house_num = concat(house_num,'-',REPLACE('SHORE DR #328',concat('SHORE DR',' #'),'')), street_id = (select id from street where name = 'SHORE DR' and city_id = (select id from city where name = 'VIRGINIA BEACH')) where street_id = (select id from street where name = 'SHORE DR #328' and city_id = (select id from city where name = 'VIRGINIA BEACH')); delete from street where name = 'SHORE DR #328' and city_id = (select id from city where name = 'VIRGINIA BEACH'); COMMIT">
            <text:p>START TRANSACTION; update resident_base set house_num = concat(house_num,'-',REPLACE('SHORE DR #328',concat('SHORE DR',' #'),'')), street_id = (select id from street where name = 'SHORE DR' and city_id = (select id from city where name = 'VIRGINIA BEACH')) where street_id = (select id from street where name = 'SHORE DR #328' and city_id = (select id from city where name = 'VIRGINIA BEACH')); delete from street where name = 'SHORE DR #32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34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18];&quot;',concat('&quot;;[.B618];&quot;',' #'),'')), street_id = (select id from street where name = '&quot;;[.B618];&quot;' and city_id = (select id from city where name = 'VIRGINIA BEACH')) where street_id = (select id from street where name = '&quot;;[.A618];&quot;' and city_id = (select id from city where name = 'VIRGINIA BEACH')); delete from street where name = '&quot;;[.A618];&quot;' and city_id = (select id from city where name = 'VIRGINIA BEACH'); COMMIT&quot;)" office:value-type="string" office:string-value="START TRANSACTION; update resident_base set house_num = concat(house_num,'-',REPLACE('SHORE DR #342',concat('SHORE DR',' #'),'')), street_id = (select id from street where name = 'SHORE DR' and city_id = (select id from city where name = 'VIRGINIA BEACH')) where street_id = (select id from street where name = 'SHORE DR #342' and city_id = (select id from city where name = 'VIRGINIA BEACH')); delete from street where name = 'SHORE DR #342' and city_id = (select id from city where name = 'VIRGINIA BEACH'); COMMIT">
            <text:p>START TRANSACTION; update resident_base set house_num = concat(house_num,'-',REPLACE('SHORE DR #342',concat('SHORE DR',' #'),'')), street_id = (select id from street where name = 'SHORE DR' and city_id = (select id from city where name = 'VIRGINIA BEACH')) where street_id = (select id from street where name = 'SHORE DR #342' and city_id = (select id from city where name = 'VIRGINIA BEACH')); delete from street where name = 'SHORE DR #34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348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19];&quot;',concat('&quot;;[.B619];&quot;',' #'),'')), street_id = (select id from street where name = '&quot;;[.B619];&quot;' and city_id = (select id from city where name = 'VIRGINIA BEACH')) where street_id = (select id from street where name = '&quot;;[.A619];&quot;' and city_id = (select id from city where name = 'VIRGINIA BEACH')); delete from street where name = '&quot;;[.A619];&quot;' and city_id = (select id from city where name = 'VIRGINIA BEACH'); COMMIT&quot;)" office:value-type="string" office:string-value="START TRANSACTION; update resident_base set house_num = concat(house_num,'-',REPLACE('SHORE DR #348',concat('SHORE DR',' #'),'')), street_id = (select id from street where name = 'SHORE DR' and city_id = (select id from city where name = 'VIRGINIA BEACH')) where street_id = (select id from street where name = 'SHORE DR #348' and city_id = (select id from city where name = 'VIRGINIA BEACH')); delete from street where name = 'SHORE DR #348' and city_id = (select id from city where name = 'VIRGINIA BEACH'); COMMIT">
            <text:p>START TRANSACTION; update resident_base set house_num = concat(house_num,'-',REPLACE('SHORE DR #348',concat('SHORE DR',' #'),'')), street_id = (select id from street where name = 'SHORE DR' and city_id = (select id from city where name = 'VIRGINIA BEACH')) where street_id = (select id from street where name = 'SHORE DR #348' and city_id = (select id from city where name = 'VIRGINIA BEACH')); delete from street where name = 'SHORE DR #34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35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20];&quot;',concat('&quot;;[.B620];&quot;',' #'),'')), street_id = (select id from street where name = '&quot;;[.B620];&quot;' and city_id = (select id from city where name = 'VIRGINIA BEACH')) where street_id = (select id from street where name = '&quot;;[.A620];&quot;' and city_id = (select id from city where name = 'VIRGINIA BEACH')); delete from street where name = '&quot;;[.A620];&quot;' and city_id = (select id from city where name = 'VIRGINIA BEACH'); COMMIT&quot;)" office:value-type="string" office:string-value="START TRANSACTION; update resident_base set house_num = concat(house_num,'-',REPLACE('SHORE DR #350',concat('SHORE DR',' #'),'')), street_id = (select id from street where name = 'SHORE DR' and city_id = (select id from city where name = 'VIRGINIA BEACH')) where street_id = (select id from street where name = 'SHORE DR #350' and city_id = (select id from city where name = 'VIRGINIA BEACH')); delete from street where name = 'SHORE DR #350' and city_id = (select id from city where name = 'VIRGINIA BEACH'); COMMIT">
            <text:p>START TRANSACTION; update resident_base set house_num = concat(house_num,'-',REPLACE('SHORE DR #350',concat('SHORE DR',' #'),'')), street_id = (select id from street where name = 'SHORE DR' and city_id = (select id from city where name = 'VIRGINIA BEACH')) where street_id = (select id from street where name = 'SHORE DR #350' and city_id = (select id from city where name = 'VIRGINIA BEACH')); delete from street where name = 'SHORE DR #35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35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21];&quot;',concat('&quot;;[.B621];&quot;',' #'),'')), street_id = (select id from street where name = '&quot;;[.B621];&quot;' and city_id = (select id from city where name = 'VIRGINIA BEACH')) where street_id = (select id from street where name = '&quot;;[.A621];&quot;' and city_id = (select id from city where name = 'VIRGINIA BEACH')); delete from street where name = '&quot;;[.A621];&quot;' and city_id = (select id from city where name = 'VIRGINIA BEACH'); COMMIT&quot;)" office:value-type="string" office:string-value="START TRANSACTION; update resident_base set house_num = concat(house_num,'-',REPLACE('SHORE DR #353',concat('SHORE DR',' #'),'')), street_id = (select id from street where name = 'SHORE DR' and city_id = (select id from city where name = 'VIRGINIA BEACH')) where street_id = (select id from street where name = 'SHORE DR #353' and city_id = (select id from city where name = 'VIRGINIA BEACH')); delete from street where name = 'SHORE DR #353' and city_id = (select id from city where name = 'VIRGINIA BEACH'); COMMIT">
            <text:p>START TRANSACTION; update resident_base set house_num = concat(house_num,'-',REPLACE('SHORE DR #353',concat('SHORE DR',' #'),'')), street_id = (select id from street where name = 'SHORE DR' and city_id = (select id from city where name = 'VIRGINIA BEACH')) where street_id = (select id from street where name = 'SHORE DR #353' and city_id = (select id from city where name = 'VIRGINIA BEACH')); delete from street where name = 'SHORE DR #35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35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22];&quot;',concat('&quot;;[.B622];&quot;',' #'),'')), street_id = (select id from street where name = '&quot;;[.B622];&quot;' and city_id = (select id from city where name = 'VIRGINIA BEACH')) where street_id = (select id from street where name = '&quot;;[.A622];&quot;' and city_id = (select id from city where name = 'VIRGINIA BEACH')); delete from street where name = '&quot;;[.A622];&quot;' and city_id = (select id from city where name = 'VIRGINIA BEACH'); COMMIT&quot;)" office:value-type="string" office:string-value="START TRANSACTION; update resident_base set house_num = concat(house_num,'-',REPLACE('SHORE DR #355',concat('SHORE DR',' #'),'')), street_id = (select id from street where name = 'SHORE DR' and city_id = (select id from city where name = 'VIRGINIA BEACH')) where street_id = (select id from street where name = 'SHORE DR #355' and city_id = (select id from city where name = 'VIRGINIA BEACH')); delete from street where name = 'SHORE DR #355' and city_id = (select id from city where name = 'VIRGINIA BEACH'); COMMIT">
            <text:p>START TRANSACTION; update resident_base set house_num = concat(house_num,'-',REPLACE('SHORE DR #355',concat('SHORE DR',' #'),'')), street_id = (select id from street where name = 'SHORE DR' and city_id = (select id from city where name = 'VIRGINIA BEACH')) where street_id = (select id from street where name = 'SHORE DR #355' and city_id = (select id from city where name = 'VIRGINIA BEACH')); delete from street where name = 'SHORE DR #35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356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23];&quot;',concat('&quot;;[.B623];&quot;',' #'),'')), street_id = (select id from street where name = '&quot;;[.B623];&quot;' and city_id = (select id from city where name = 'VIRGINIA BEACH')) where street_id = (select id from street where name = '&quot;;[.A623];&quot;' and city_id = (select id from city where name = 'VIRGINIA BEACH')); delete from street where name = '&quot;;[.A623];&quot;' and city_id = (select id from city where name = 'VIRGINIA BEACH'); COMMIT&quot;)" office:value-type="string" office:string-value="START TRANSACTION; update resident_base set house_num = concat(house_num,'-',REPLACE('SHORE DR #356',concat('SHORE DR',' #'),'')), street_id = (select id from street where name = 'SHORE DR' and city_id = (select id from city where name = 'VIRGINIA BEACH')) where street_id = (select id from street where name = 'SHORE DR #356' and city_id = (select id from city where name = 'VIRGINIA BEACH')); delete from street where name = 'SHORE DR #356' and city_id = (select id from city where name = 'VIRGINIA BEACH'); COMMIT">
            <text:p>START TRANSACTION; update resident_base set house_num = concat(house_num,'-',REPLACE('SHORE DR #356',concat('SHORE DR',' #'),'')), street_id = (select id from street where name = 'SHORE DR' and city_id = (select id from city where name = 'VIRGINIA BEACH')) where street_id = (select id from street where name = 'SHORE DR #356' and city_id = (select id from city where name = 'VIRGINIA BEACH')); delete from street where name = 'SHORE DR #35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36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24];&quot;',concat('&quot;;[.B624];&quot;',' #'),'')), street_id = (select id from street where name = '&quot;;[.B624];&quot;' and city_id = (select id from city where name = 'VIRGINIA BEACH')) where street_id = (select id from street where name = '&quot;;[.A624];&quot;' and city_id = (select id from city where name = 'VIRGINIA BEACH')); delete from street where name = '&quot;;[.A624];&quot;' and city_id = (select id from city where name = 'VIRGINIA BEACH'); COMMIT&quot;)" office:value-type="string" office:string-value="START TRANSACTION; update resident_base set house_num = concat(house_num,'-',REPLACE('SHORE DR #363',concat('SHORE DR',' #'),'')), street_id = (select id from street where name = 'SHORE DR' and city_id = (select id from city where name = 'VIRGINIA BEACH')) where street_id = (select id from street where name = 'SHORE DR #363' and city_id = (select id from city where name = 'VIRGINIA BEACH')); delete from street where name = 'SHORE DR #363' and city_id = (select id from city where name = 'VIRGINIA BEACH'); COMMIT">
            <text:p>START TRANSACTION; update resident_base set house_num = concat(house_num,'-',REPLACE('SHORE DR #363',concat('SHORE DR',' #'),'')), street_id = (select id from street where name = 'SHORE DR' and city_id = (select id from city where name = 'VIRGINIA BEACH')) where street_id = (select id from street where name = 'SHORE DR #363' and city_id = (select id from city where name = 'VIRGINIA BEACH')); delete from street where name = 'SHORE DR #36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36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25];&quot;',concat('&quot;;[.B625];&quot;',' #'),'')), street_id = (select id from street where name = '&quot;;[.B625];&quot;' and city_id = (select id from city where name = 'VIRGINIA BEACH')) where street_id = (select id from street where name = '&quot;;[.A625];&quot;' and city_id = (select id from city where name = 'VIRGINIA BEACH')); delete from street where name = '&quot;;[.A625];&quot;' and city_id = (select id from city where name = 'VIRGINIA BEACH'); COMMIT&quot;)" office:value-type="string" office:string-value="START TRANSACTION; update resident_base set house_num = concat(house_num,'-',REPLACE('SHORE DR #364',concat('SHORE DR',' #'),'')), street_id = (select id from street where name = 'SHORE DR' and city_id = (select id from city where name = 'VIRGINIA BEACH')) where street_id = (select id from street where name = 'SHORE DR #364' and city_id = (select id from city where name = 'VIRGINIA BEACH')); delete from street where name = 'SHORE DR #364' and city_id = (select id from city where name = 'VIRGINIA BEACH'); COMMIT">
            <text:p>START TRANSACTION; update resident_base set house_num = concat(house_num,'-',REPLACE('SHORE DR #364',concat('SHORE DR',' #'),'')), street_id = (select id from street where name = 'SHORE DR' and city_id = (select id from city where name = 'VIRGINIA BEACH')) where street_id = (select id from street where name = 'SHORE DR #364' and city_id = (select id from city where name = 'VIRGINIA BEACH')); delete from street where name = 'SHORE DR #36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36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26];&quot;',concat('&quot;;[.B626];&quot;',' #'),'')), street_id = (select id from street where name = '&quot;;[.B626];&quot;' and city_id = (select id from city where name = 'VIRGINIA BEACH')) where street_id = (select id from street where name = '&quot;;[.A626];&quot;' and city_id = (select id from city where name = 'VIRGINIA BEACH')); delete from street where name = '&quot;;[.A626];&quot;' and city_id = (select id from city where name = 'VIRGINIA BEACH'); COMMIT&quot;)" office:value-type="string" office:string-value="START TRANSACTION; update resident_base set house_num = concat(house_num,'-',REPLACE('SHORE DR #365',concat('SHORE DR',' #'),'')), street_id = (select id from street where name = 'SHORE DR' and city_id = (select id from city where name = 'VIRGINIA BEACH')) where street_id = (select id from street where name = 'SHORE DR #365' and city_id = (select id from city where name = 'VIRGINIA BEACH')); delete from street where name = 'SHORE DR #365' and city_id = (select id from city where name = 'VIRGINIA BEACH'); COMMIT">
            <text:p>START TRANSACTION; update resident_base set house_num = concat(house_num,'-',REPLACE('SHORE DR #365',concat('SHORE DR',' #'),'')), street_id = (select id from street where name = 'SHORE DR' and city_id = (select id from city where name = 'VIRGINIA BEACH')) where street_id = (select id from street where name = 'SHORE DR #365' and city_id = (select id from city where name = 'VIRGINIA BEACH')); delete from street where name = 'SHORE DR #36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27];&quot;',concat('&quot;;[.B627];&quot;',' #'),'')), street_id = (select id from street where name = '&quot;;[.B627];&quot;' and city_id = (select id from city where name = 'VIRGINIA BEACH')) where street_id = (select id from street where name = '&quot;;[.A627];&quot;' and city_id = (select id from city where name = 'VIRGINIA BEACH')); delete from street where name = '&quot;;[.A627];&quot;' and city_id = (select id from city where name = 'VIRGINIA BEACH'); COMMIT&quot;)" office:value-type="string" office:string-value="START TRANSACTION; update resident_base set house_num = concat(house_num,'-',REPLACE('SHORE DR #4',concat('SHORE DR',' #'),'')), street_id = (select id from street where name = 'SHORE DR' and city_id = (select id from city where name = 'VIRGINIA BEACH')) where street_id = (select id from street where name = 'SHORE DR #4' and city_id = (select id from city where name = 'VIRGINIA BEACH')); delete from street where name = 'SHORE DR #4' and city_id = (select id from city where name = 'VIRGINIA BEACH'); COMMIT">
            <text:p>START TRANSACTION; update resident_base set house_num = concat(house_num,'-',REPLACE('SHORE DR #4',concat('SHORE DR',' #'),'')), street_id = (select id from street where name = 'SHORE DR' and city_id = (select id from city where name = 'VIRGINIA BEACH')) where street_id = (select id from street where name = 'SHORE DR #4' and city_id = (select id from city where name = 'VIRGINIA BEACH')); delete from street where name = 'SHORE DR #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40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28];&quot;',concat('&quot;;[.B628];&quot;',' #'),'')), street_id = (select id from street where name = '&quot;;[.B628];&quot;' and city_id = (select id from city where name = 'VIRGINIA BEACH')) where street_id = (select id from street where name = '&quot;;[.A628];&quot;' and city_id = (select id from city where name = 'VIRGINIA BEACH')); delete from street where name = '&quot;;[.A628];&quot;' and city_id = (select id from city where name = 'VIRGINIA BEACH'); COMMIT&quot;)" office:value-type="string" office:string-value="START TRANSACTION; update resident_base set house_num = concat(house_num,'-',REPLACE('SHORE DR #400',concat('SHORE DR',' #'),'')), street_id = (select id from street where name = 'SHORE DR' and city_id = (select id from city where name = 'VIRGINIA BEACH')) where street_id = (select id from street where name = 'SHORE DR #400' and city_id = (select id from city where name = 'VIRGINIA BEACH')); delete from street where name = 'SHORE DR #400' and city_id = (select id from city where name = 'VIRGINIA BEACH'); COMMIT">
            <text:p>START TRANSACTION; update resident_base set house_num = concat(house_num,'-',REPLACE('SHORE DR #400',concat('SHORE DR',' #'),'')), street_id = (select id from street where name = 'SHORE DR' and city_id = (select id from city where name = 'VIRGINIA BEACH')) where street_id = (select id from street where name = 'SHORE DR #400' and city_id = (select id from city where name = 'VIRGINIA BEACH')); delete from street where name = 'SHORE DR #40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40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29];&quot;',concat('&quot;;[.B629];&quot;',' #'),'')), street_id = (select id from street where name = '&quot;;[.B629];&quot;' and city_id = (select id from city where name = 'VIRGINIA BEACH')) where street_id = (select id from street where name = '&quot;;[.A629];&quot;' and city_id = (select id from city where name = 'VIRGINIA BEACH')); delete from street where name = '&quot;;[.A629];&quot;' and city_id = (select id from city where name = 'VIRGINIA BEACH'); COMMIT&quot;)" office:value-type="string" office:string-value="START TRANSACTION; update resident_base set house_num = concat(house_num,'-',REPLACE('SHORE DR #401',concat('SHORE DR',' #'),'')), street_id = (select id from street where name = 'SHORE DR' and city_id = (select id from city where name = 'VIRGINIA BEACH')) where street_id = (select id from street where name = 'SHORE DR #401' and city_id = (select id from city where name = 'VIRGINIA BEACH')); delete from street where name = 'SHORE DR #401' and city_id = (select id from city where name = 'VIRGINIA BEACH'); COMMIT">
            <text:p>START TRANSACTION; update resident_base set house_num = concat(house_num,'-',REPLACE('SHORE DR #401',concat('SHORE DR',' #'),'')), street_id = (select id from street where name = 'SHORE DR' and city_id = (select id from city where name = 'VIRGINIA BEACH')) where street_id = (select id from street where name = 'SHORE DR #401' and city_id = (select id from city where name = 'VIRGINIA BEACH')); delete from street where name = 'SHORE DR #4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40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30];&quot;',concat('&quot;;[.B630];&quot;',' #'),'')), street_id = (select id from street where name = '&quot;;[.B630];&quot;' and city_id = (select id from city where name = 'VIRGINIA BEACH')) where street_id = (select id from street where name = '&quot;;[.A630];&quot;' and city_id = (select id from city where name = 'VIRGINIA BEACH')); delete from street where name = '&quot;;[.A630];&quot;' and city_id = (select id from city where name = 'VIRGINIA BEACH'); COMMIT&quot;)" office:value-type="string" office:string-value="START TRANSACTION; update resident_base set house_num = concat(house_num,'-',REPLACE('SHORE DR #402',concat('SHORE DR',' #'),'')), street_id = (select id from street where name = 'SHORE DR' and city_id = (select id from city where name = 'VIRGINIA BEACH')) where street_id = (select id from street where name = 'SHORE DR #402' and city_id = (select id from city where name = 'VIRGINIA BEACH')); delete from street where name = 'SHORE DR #402' and city_id = (select id from city where name = 'VIRGINIA BEACH'); COMMIT">
            <text:p>START TRANSACTION; update resident_base set house_num = concat(house_num,'-',REPLACE('SHORE DR #402',concat('SHORE DR',' #'),'')), street_id = (select id from street where name = 'SHORE DR' and city_id = (select id from city where name = 'VIRGINIA BEACH')) where street_id = (select id from street where name = 'SHORE DR #402' and city_id = (select id from city where name = 'VIRGINIA BEACH')); delete from street where name = 'SHORE DR #4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40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31];&quot;',concat('&quot;;[.B631];&quot;',' #'),'')), street_id = (select id from street where name = '&quot;;[.B631];&quot;' and city_id = (select id from city where name = 'VIRGINIA BEACH')) where street_id = (select id from street where name = '&quot;;[.A631];&quot;' and city_id = (select id from city where name = 'VIRGINIA BEACH')); delete from street where name = '&quot;;[.A631];&quot;' and city_id = (select id from city where name = 'VIRGINIA BEACH'); COMMIT&quot;)" office:value-type="string" office:string-value="START TRANSACTION; update resident_base set house_num = concat(house_num,'-',REPLACE('SHORE DR #403',concat('SHORE DR',' #'),'')), street_id = (select id from street where name = 'SHORE DR' and city_id = (select id from city where name = 'VIRGINIA BEACH')) where street_id = (select id from street where name = 'SHORE DR #403' and city_id = (select id from city where name = 'VIRGINIA BEACH')); delete from street where name = 'SHORE DR #403' and city_id = (select id from city where name = 'VIRGINIA BEACH'); COMMIT">
            <text:p>START TRANSACTION; update resident_base set house_num = concat(house_num,'-',REPLACE('SHORE DR #403',concat('SHORE DR',' #'),'')), street_id = (select id from street where name = 'SHORE DR' and city_id = (select id from city where name = 'VIRGINIA BEACH')) where street_id = (select id from street where name = 'SHORE DR #403' and city_id = (select id from city where name = 'VIRGINIA BEACH')); delete from street where name = 'SHORE DR #4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40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32];&quot;',concat('&quot;;[.B632];&quot;',' #'),'')), street_id = (select id from street where name = '&quot;;[.B632];&quot;' and city_id = (select id from city where name = 'VIRGINIA BEACH')) where street_id = (select id from street where name = '&quot;;[.A632];&quot;' and city_id = (select id from city where name = 'VIRGINIA BEACH')); delete from street where name = '&quot;;[.A632];&quot;' and city_id = (select id from city where name = 'VIRGINIA BEACH'); COMMIT&quot;)" office:value-type="string" office:string-value="START TRANSACTION; update resident_base set house_num = concat(house_num,'-',REPLACE('SHORE DR #404',concat('SHORE DR',' #'),'')), street_id = (select id from street where name = 'SHORE DR' and city_id = (select id from city where name = 'VIRGINIA BEACH')) where street_id = (select id from street where name = 'SHORE DR #404' and city_id = (select id from city where name = 'VIRGINIA BEACH')); delete from street where name = 'SHORE DR #404' and city_id = (select id from city where name = 'VIRGINIA BEACH'); COMMIT">
            <text:p>START TRANSACTION; update resident_base set house_num = concat(house_num,'-',REPLACE('SHORE DR #404',concat('SHORE DR',' #'),'')), street_id = (select id from street where name = 'SHORE DR' and city_id = (select id from city where name = 'VIRGINIA BEACH')) where street_id = (select id from street where name = 'SHORE DR #404' and city_id = (select id from city where name = 'VIRGINIA BEACH')); delete from street where name = 'SHORE DR #4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407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33];&quot;',concat('&quot;;[.B633];&quot;',' #'),'')), street_id = (select id from street where name = '&quot;;[.B633];&quot;' and city_id = (select id from city where name = 'VIRGINIA BEACH')) where street_id = (select id from street where name = '&quot;;[.A633];&quot;' and city_id = (select id from city where name = 'VIRGINIA BEACH')); delete from street where name = '&quot;;[.A633];&quot;' and city_id = (select id from city where name = 'VIRGINIA BEACH'); COMMIT&quot;)" office:value-type="string" office:string-value="START TRANSACTION; update resident_base set house_num = concat(house_num,'-',REPLACE('SHORE DR #407',concat('SHORE DR',' #'),'')), street_id = (select id from street where name = 'SHORE DR' and city_id = (select id from city where name = 'VIRGINIA BEACH')) where street_id = (select id from street where name = 'SHORE DR #407' and city_id = (select id from city where name = 'VIRGINIA BEACH')); delete from street where name = 'SHORE DR #407' and city_id = (select id from city where name = 'VIRGINIA BEACH'); COMMIT">
            <text:p>START TRANSACTION; update resident_base set house_num = concat(house_num,'-',REPLACE('SHORE DR #407',concat('SHORE DR',' #'),'')), street_id = (select id from street where name = 'SHORE DR' and city_id = (select id from city where name = 'VIRGINIA BEACH')) where street_id = (select id from street where name = 'SHORE DR #407' and city_id = (select id from city where name = 'VIRGINIA BEACH')); delete from street where name = 'SHORE DR #4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408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34];&quot;',concat('&quot;;[.B634];&quot;',' #'),'')), street_id = (select id from street where name = '&quot;;[.B634];&quot;' and city_id = (select id from city where name = 'VIRGINIA BEACH')) where street_id = (select id from street where name = '&quot;;[.A634];&quot;' and city_id = (select id from city where name = 'VIRGINIA BEACH')); delete from street where name = '&quot;;[.A634];&quot;' and city_id = (select id from city where name = 'VIRGINIA BEACH'); COMMIT&quot;)" office:value-type="string" office:string-value="START TRANSACTION; update resident_base set house_num = concat(house_num,'-',REPLACE('SHORE DR #408',concat('SHORE DR',' #'),'')), street_id = (select id from street where name = 'SHORE DR' and city_id = (select id from city where name = 'VIRGINIA BEACH')) where street_id = (select id from street where name = 'SHORE DR #408' and city_id = (select id from city where name = 'VIRGINIA BEACH')); delete from street where name = 'SHORE DR #408' and city_id = (select id from city where name = 'VIRGINIA BEACH'); COMMIT">
            <text:p>START TRANSACTION; update resident_base set house_num = concat(house_num,'-',REPLACE('SHORE DR #408',concat('SHORE DR',' #'),'')), street_id = (select id from street where name = 'SHORE DR' and city_id = (select id from city where name = 'VIRGINIA BEACH')) where street_id = (select id from street where name = 'SHORE DR #408' and city_id = (select id from city where name = 'VIRGINIA BEACH')); delete from street where name = 'SHORE DR #4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409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35];&quot;',concat('&quot;;[.B635];&quot;',' #'),'')), street_id = (select id from street where name = '&quot;;[.B635];&quot;' and city_id = (select id from city where name = 'VIRGINIA BEACH')) where street_id = (select id from street where name = '&quot;;[.A635];&quot;' and city_id = (select id from city where name = 'VIRGINIA BEACH')); delete from street where name = '&quot;;[.A635];&quot;' and city_id = (select id from city where name = 'VIRGINIA BEACH'); COMMIT&quot;)" office:value-type="string" office:string-value="START TRANSACTION; update resident_base set house_num = concat(house_num,'-',REPLACE('SHORE DR #409',concat('SHORE DR',' #'),'')), street_id = (select id from street where name = 'SHORE DR' and city_id = (select id from city where name = 'VIRGINIA BEACH')) where street_id = (select id from street where name = 'SHORE DR #409' and city_id = (select id from city where name = 'VIRGINIA BEACH')); delete from street where name = 'SHORE DR #409' and city_id = (select id from city where name = 'VIRGINIA BEACH'); COMMIT">
            <text:p>START TRANSACTION; update resident_base set house_num = concat(house_num,'-',REPLACE('SHORE DR #409',concat('SHORE DR',' #'),'')), street_id = (select id from street where name = 'SHORE DR' and city_id = (select id from city where name = 'VIRGINIA BEACH')) where street_id = (select id from street where name = 'SHORE DR #409' and city_id = (select id from city where name = 'VIRGINIA BEACH')); delete from street where name = 'SHORE DR #40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41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36];&quot;',concat('&quot;;[.B636];&quot;',' #'),'')), street_id = (select id from street where name = '&quot;;[.B636];&quot;' and city_id = (select id from city where name = 'VIRGINIA BEACH')) where street_id = (select id from street where name = '&quot;;[.A636];&quot;' and city_id = (select id from city where name = 'VIRGINIA BEACH')); delete from street where name = '&quot;;[.A636];&quot;' and city_id = (select id from city where name = 'VIRGINIA BEACH'); COMMIT&quot;)" office:value-type="string" office:string-value="START TRANSACTION; update resident_base set house_num = concat(house_num,'-',REPLACE('SHORE DR #410',concat('SHORE DR',' #'),'')), street_id = (select id from street where name = 'SHORE DR' and city_id = (select id from city where name = 'VIRGINIA BEACH')) where street_id = (select id from street where name = 'SHORE DR #410' and city_id = (select id from city where name = 'VIRGINIA BEACH')); delete from street where name = 'SHORE DR #410' and city_id = (select id from city where name = 'VIRGINIA BEACH'); COMMIT">
            <text:p>START TRANSACTION; update resident_base set house_num = concat(house_num,'-',REPLACE('SHORE DR #410',concat('SHORE DR',' #'),'')), street_id = (select id from street where name = 'SHORE DR' and city_id = (select id from city where name = 'VIRGINIA BEACH')) where street_id = (select id from street where name = 'SHORE DR #410' and city_id = (select id from city where name = 'VIRGINIA BEACH')); delete from street where name = 'SHORE DR #41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41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37];&quot;',concat('&quot;;[.B637];&quot;',' #'),'')), street_id = (select id from street where name = '&quot;;[.B637];&quot;' and city_id = (select id from city where name = 'VIRGINIA BEACH')) where street_id = (select id from street where name = '&quot;;[.A637];&quot;' and city_id = (select id from city where name = 'VIRGINIA BEACH')); delete from street where name = '&quot;;[.A637];&quot;' and city_id = (select id from city where name = 'VIRGINIA BEACH'); COMMIT&quot;)" office:value-type="string" office:string-value="START TRANSACTION; update resident_base set house_num = concat(house_num,'-',REPLACE('SHORE DR #411',concat('SHORE DR',' #'),'')), street_id = (select id from street where name = 'SHORE DR' and city_id = (select id from city where name = 'VIRGINIA BEACH')) where street_id = (select id from street where name = 'SHORE DR #411' and city_id = (select id from city where name = 'VIRGINIA BEACH')); delete from street where name = 'SHORE DR #411' and city_id = (select id from city where name = 'VIRGINIA BEACH'); COMMIT">
            <text:p>START TRANSACTION; update resident_base set house_num = concat(house_num,'-',REPLACE('SHORE DR #411',concat('SHORE DR',' #'),'')), street_id = (select id from street where name = 'SHORE DR' and city_id = (select id from city where name = 'VIRGINIA BEACH')) where street_id = (select id from street where name = 'SHORE DR #411' and city_id = (select id from city where name = 'VIRGINIA BEACH')); delete from street where name = 'SHORE DR #41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41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38];&quot;',concat('&quot;;[.B638];&quot;',' #'),'')), street_id = (select id from street where name = '&quot;;[.B638];&quot;' and city_id = (select id from city where name = 'VIRGINIA BEACH')) where street_id = (select id from street where name = '&quot;;[.A638];&quot;' and city_id = (select id from city where name = 'VIRGINIA BEACH')); delete from street where name = '&quot;;[.A638];&quot;' and city_id = (select id from city where name = 'VIRGINIA BEACH'); COMMIT&quot;)" office:value-type="string" office:string-value="START TRANSACTION; update resident_base set house_num = concat(house_num,'-',REPLACE('SHORE DR #412',concat('SHORE DR',' #'),'')), street_id = (select id from street where name = 'SHORE DR' and city_id = (select id from city where name = 'VIRGINIA BEACH')) where street_id = (select id from street where name = 'SHORE DR #412' and city_id = (select id from city where name = 'VIRGINIA BEACH')); delete from street where name = 'SHORE DR #412' and city_id = (select id from city where name = 'VIRGINIA BEACH'); COMMIT">
            <text:p>START TRANSACTION; update resident_base set house_num = concat(house_num,'-',REPLACE('SHORE DR #412',concat('SHORE DR',' #'),'')), street_id = (select id from street where name = 'SHORE DR' and city_id = (select id from city where name = 'VIRGINIA BEACH')) where street_id = (select id from street where name = 'SHORE DR #412' and city_id = (select id from city where name = 'VIRGINIA BEACH')); delete from street where name = 'SHORE DR #41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41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39];&quot;',concat('&quot;;[.B639];&quot;',' #'),'')), street_id = (select id from street where name = '&quot;;[.B639];&quot;' and city_id = (select id from city where name = 'VIRGINIA BEACH')) where street_id = (select id from street where name = '&quot;;[.A639];&quot;' and city_id = (select id from city where name = 'VIRGINIA BEACH')); delete from street where name = '&quot;;[.A639];&quot;' and city_id = (select id from city where name = 'VIRGINIA BEACH'); COMMIT&quot;)" office:value-type="string" office:string-value="START TRANSACTION; update resident_base set house_num = concat(house_num,'-',REPLACE('SHORE DR #413',concat('SHORE DR',' #'),'')), street_id = (select id from street where name = 'SHORE DR' and city_id = (select id from city where name = 'VIRGINIA BEACH')) where street_id = (select id from street where name = 'SHORE DR #413' and city_id = (select id from city where name = 'VIRGINIA BEACH')); delete from street where name = 'SHORE DR #413' and city_id = (select id from city where name = 'VIRGINIA BEACH'); COMMIT">
            <text:p>START TRANSACTION; update resident_base set house_num = concat(house_num,'-',REPLACE('SHORE DR #413',concat('SHORE DR',' #'),'')), street_id = (select id from street where name = 'SHORE DR' and city_id = (select id from city where name = 'VIRGINIA BEACH')) where street_id = (select id from street where name = 'SHORE DR #413' and city_id = (select id from city where name = 'VIRGINIA BEACH')); delete from street where name = 'SHORE DR #41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41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40];&quot;',concat('&quot;;[.B640];&quot;',' #'),'')), street_id = (select id from street where name = '&quot;;[.B640];&quot;' and city_id = (select id from city where name = 'VIRGINIA BEACH')) where street_id = (select id from street where name = '&quot;;[.A640];&quot;' and city_id = (select id from city where name = 'VIRGINIA BEACH')); delete from street where name = '&quot;;[.A640];&quot;' and city_id = (select id from city where name = 'VIRGINIA BEACH'); COMMIT&quot;)" office:value-type="string" office:string-value="START TRANSACTION; update resident_base set house_num = concat(house_num,'-',REPLACE('SHORE DR #414',concat('SHORE DR',' #'),'')), street_id = (select id from street where name = 'SHORE DR' and city_id = (select id from city where name = 'VIRGINIA BEACH')) where street_id = (select id from street where name = 'SHORE DR #414' and city_id = (select id from city where name = 'VIRGINIA BEACH')); delete from street where name = 'SHORE DR #414' and city_id = (select id from city where name = 'VIRGINIA BEACH'); COMMIT">
            <text:p>START TRANSACTION; update resident_base set house_num = concat(house_num,'-',REPLACE('SHORE DR #414',concat('SHORE DR',' #'),'')), street_id = (select id from street where name = 'SHORE DR' and city_id = (select id from city where name = 'VIRGINIA BEACH')) where street_id = (select id from street where name = 'SHORE DR #414' and city_id = (select id from city where name = 'VIRGINIA BEACH')); delete from street where name = 'SHORE DR #41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416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41];&quot;',concat('&quot;;[.B641];&quot;',' #'),'')), street_id = (select id from street where name = '&quot;;[.B641];&quot;' and city_id = (select id from city where name = 'VIRGINIA BEACH')) where street_id = (select id from street where name = '&quot;;[.A641];&quot;' and city_id = (select id from city where name = 'VIRGINIA BEACH')); delete from street where name = '&quot;;[.A641];&quot;' and city_id = (select id from city where name = 'VIRGINIA BEACH'); COMMIT&quot;)" office:value-type="string" office:string-value="START TRANSACTION; update resident_base set house_num = concat(house_num,'-',REPLACE('SHORE DR #416',concat('SHORE DR',' #'),'')), street_id = (select id from street where name = 'SHORE DR' and city_id = (select id from city where name = 'VIRGINIA BEACH')) where street_id = (select id from street where name = 'SHORE DR #416' and city_id = (select id from city where name = 'VIRGINIA BEACH')); delete from street where name = 'SHORE DR #416' and city_id = (select id from city where name = 'VIRGINIA BEACH'); COMMIT">
            <text:p>START TRANSACTION; update resident_base set house_num = concat(house_num,'-',REPLACE('SHORE DR #416',concat('SHORE DR',' #'),'')), street_id = (select id from street where name = 'SHORE DR' and city_id = (select id from city where name = 'VIRGINIA BEACH')) where street_id = (select id from street where name = 'SHORE DR #416' and city_id = (select id from city where name = 'VIRGINIA BEACH')); delete from street where name = 'SHORE DR #41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417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42];&quot;',concat('&quot;;[.B642];&quot;',' #'),'')), street_id = (select id from street where name = '&quot;;[.B642];&quot;' and city_id = (select id from city where name = 'VIRGINIA BEACH')) where street_id = (select id from street where name = '&quot;;[.A642];&quot;' and city_id = (select id from city where name = 'VIRGINIA BEACH')); delete from street where name = '&quot;;[.A642];&quot;' and city_id = (select id from city where name = 'VIRGINIA BEACH'); COMMIT&quot;)" office:value-type="string" office:string-value="START TRANSACTION; update resident_base set house_num = concat(house_num,'-',REPLACE('SHORE DR #417',concat('SHORE DR',' #'),'')), street_id = (select id from street where name = 'SHORE DR' and city_id = (select id from city where name = 'VIRGINIA BEACH')) where street_id = (select id from street where name = 'SHORE DR #417' and city_id = (select id from city where name = 'VIRGINIA BEACH')); delete from street where name = 'SHORE DR #417' and city_id = (select id from city where name = 'VIRGINIA BEACH'); COMMIT">
            <text:p>START TRANSACTION; update resident_base set house_num = concat(house_num,'-',REPLACE('SHORE DR #417',concat('SHORE DR',' #'),'')), street_id = (select id from street where name = 'SHORE DR' and city_id = (select id from city where name = 'VIRGINIA BEACH')) where street_id = (select id from street where name = 'SHORE DR #417' and city_id = (select id from city where name = 'VIRGINIA BEACH')); delete from street where name = 'SHORE DR #41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419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43];&quot;',concat('&quot;;[.B643];&quot;',' #'),'')), street_id = (select id from street where name = '&quot;;[.B643];&quot;' and city_id = (select id from city where name = 'VIRGINIA BEACH')) where street_id = (select id from street where name = '&quot;;[.A643];&quot;' and city_id = (select id from city where name = 'VIRGINIA BEACH')); delete from street where name = '&quot;;[.A643];&quot;' and city_id = (select id from city where name = 'VIRGINIA BEACH'); COMMIT&quot;)" office:value-type="string" office:string-value="START TRANSACTION; update resident_base set house_num = concat(house_num,'-',REPLACE('SHORE DR #419',concat('SHORE DR',' #'),'')), street_id = (select id from street where name = 'SHORE DR' and city_id = (select id from city where name = 'VIRGINIA BEACH')) where street_id = (select id from street where name = 'SHORE DR #419' and city_id = (select id from city where name = 'VIRGINIA BEACH')); delete from street where name = 'SHORE DR #419' and city_id = (select id from city where name = 'VIRGINIA BEACH'); COMMIT">
            <text:p>START TRANSACTION; update resident_base set house_num = concat(house_num,'-',REPLACE('SHORE DR #419',concat('SHORE DR',' #'),'')), street_id = (select id from street where name = 'SHORE DR' and city_id = (select id from city where name = 'VIRGINIA BEACH')) where street_id = (select id from street where name = 'SHORE DR #419' and city_id = (select id from city where name = 'VIRGINIA BEACH')); delete from street where name = 'SHORE DR #41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42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44];&quot;',concat('&quot;;[.B644];&quot;',' #'),'')), street_id = (select id from street where name = '&quot;;[.B644];&quot;' and city_id = (select id from city where name = 'VIRGINIA BEACH')) where street_id = (select id from street where name = '&quot;;[.A644];&quot;' and city_id = (select id from city where name = 'VIRGINIA BEACH')); delete from street where name = '&quot;;[.A644];&quot;' and city_id = (select id from city where name = 'VIRGINIA BEACH'); COMMIT&quot;)" office:value-type="string" office:string-value="START TRANSACTION; update resident_base set house_num = concat(house_num,'-',REPLACE('SHORE DR #420',concat('SHORE DR',' #'),'')), street_id = (select id from street where name = 'SHORE DR' and city_id = (select id from city where name = 'VIRGINIA BEACH')) where street_id = (select id from street where name = 'SHORE DR #420' and city_id = (select id from city where name = 'VIRGINIA BEACH')); delete from street where name = 'SHORE DR #420' and city_id = (select id from city where name = 'VIRGINIA BEACH'); COMMIT">
            <text:p>START TRANSACTION; update resident_base set house_num = concat(house_num,'-',REPLACE('SHORE DR #420',concat('SHORE DR',' #'),'')), street_id = (select id from street where name = 'SHORE DR' and city_id = (select id from city where name = 'VIRGINIA BEACH')) where street_id = (select id from street where name = 'SHORE DR #420' and city_id = (select id from city where name = 'VIRGINIA BEACH')); delete from street where name = 'SHORE DR #42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42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45];&quot;',concat('&quot;;[.B645];&quot;',' #'),'')), street_id = (select id from street where name = '&quot;;[.B645];&quot;' and city_id = (select id from city where name = 'VIRGINIA BEACH')) where street_id = (select id from street where name = '&quot;;[.A645];&quot;' and city_id = (select id from city where name = 'VIRGINIA BEACH')); delete from street where name = '&quot;;[.A645];&quot;' and city_id = (select id from city where name = 'VIRGINIA BEACH'); COMMIT&quot;)" office:value-type="string" office:string-value="START TRANSACTION; update resident_base set house_num = concat(house_num,'-',REPLACE('SHORE DR #421',concat('SHORE DR',' #'),'')), street_id = (select id from street where name = 'SHORE DR' and city_id = (select id from city where name = 'VIRGINIA BEACH')) where street_id = (select id from street where name = 'SHORE DR #421' and city_id = (select id from city where name = 'VIRGINIA BEACH')); delete from street where name = 'SHORE DR #421' and city_id = (select id from city where name = 'VIRGINIA BEACH'); COMMIT">
            <text:p>START TRANSACTION; update resident_base set house_num = concat(house_num,'-',REPLACE('SHORE DR #421',concat('SHORE DR',' #'),'')), street_id = (select id from street where name = 'SHORE DR' and city_id = (select id from city where name = 'VIRGINIA BEACH')) where street_id = (select id from street where name = 'SHORE DR #421' and city_id = (select id from city where name = 'VIRGINIA BEACH')); delete from street where name = 'SHORE DR #42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42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46];&quot;',concat('&quot;;[.B646];&quot;',' #'),'')), street_id = (select id from street where name = '&quot;;[.B646];&quot;' and city_id = (select id from city where name = 'VIRGINIA BEACH')) where street_id = (select id from street where name = '&quot;;[.A646];&quot;' and city_id = (select id from city where name = 'VIRGINIA BEACH')); delete from street where name = '&quot;;[.A646];&quot;' and city_id = (select id from city where name = 'VIRGINIA BEACH'); COMMIT&quot;)" office:value-type="string" office:string-value="START TRANSACTION; update resident_base set house_num = concat(house_num,'-',REPLACE('SHORE DR #422',concat('SHORE DR',' #'),'')), street_id = (select id from street where name = 'SHORE DR' and city_id = (select id from city where name = 'VIRGINIA BEACH')) where street_id = (select id from street where name = 'SHORE DR #422' and city_id = (select id from city where name = 'VIRGINIA BEACH')); delete from street where name = 'SHORE DR #422' and city_id = (select id from city where name = 'VIRGINIA BEACH'); COMMIT">
            <text:p>START TRANSACTION; update resident_base set house_num = concat(house_num,'-',REPLACE('SHORE DR #422',concat('SHORE DR',' #'),'')), street_id = (select id from street where name = 'SHORE DR' and city_id = (select id from city where name = 'VIRGINIA BEACH')) where street_id = (select id from street where name = 'SHORE DR #422' and city_id = (select id from city where name = 'VIRGINIA BEACH')); delete from street where name = 'SHORE DR #42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42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47];&quot;',concat('&quot;;[.B647];&quot;',' #'),'')), street_id = (select id from street where name = '&quot;;[.B647];&quot;' and city_id = (select id from city where name = 'VIRGINIA BEACH')) where street_id = (select id from street where name = '&quot;;[.A647];&quot;' and city_id = (select id from city where name = 'VIRGINIA BEACH')); delete from street where name = '&quot;;[.A647];&quot;' and city_id = (select id from city where name = 'VIRGINIA BEACH'); COMMIT&quot;)" office:value-type="string" office:string-value="START TRANSACTION; update resident_base set house_num = concat(house_num,'-',REPLACE('SHORE DR #425',concat('SHORE DR',' #'),'')), street_id = (select id from street where name = 'SHORE DR' and city_id = (select id from city where name = 'VIRGINIA BEACH')) where street_id = (select id from street where name = 'SHORE DR #425' and city_id = (select id from city where name = 'VIRGINIA BEACH')); delete from street where name = 'SHORE DR #425' and city_id = (select id from city where name = 'VIRGINIA BEACH'); COMMIT">
            <text:p>START TRANSACTION; update resident_base set house_num = concat(house_num,'-',REPLACE('SHORE DR #425',concat('SHORE DR',' #'),'')), street_id = (select id from street where name = 'SHORE DR' and city_id = (select id from city where name = 'VIRGINIA BEACH')) where street_id = (select id from street where name = 'SHORE DR #425' and city_id = (select id from city where name = 'VIRGINIA BEACH')); delete from street where name = 'SHORE DR #42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427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48];&quot;',concat('&quot;;[.B648];&quot;',' #'),'')), street_id = (select id from street where name = '&quot;;[.B648];&quot;' and city_id = (select id from city where name = 'VIRGINIA BEACH')) where street_id = (select id from street where name = '&quot;;[.A648];&quot;' and city_id = (select id from city where name = 'VIRGINIA BEACH')); delete from street where name = '&quot;;[.A648];&quot;' and city_id = (select id from city where name = 'VIRGINIA BEACH'); COMMIT&quot;)" office:value-type="string" office:string-value="START TRANSACTION; update resident_base set house_num = concat(house_num,'-',REPLACE('SHORE DR #427',concat('SHORE DR',' #'),'')), street_id = (select id from street where name = 'SHORE DR' and city_id = (select id from city where name = 'VIRGINIA BEACH')) where street_id = (select id from street where name = 'SHORE DR #427' and city_id = (select id from city where name = 'VIRGINIA BEACH')); delete from street where name = 'SHORE DR #427' and city_id = (select id from city where name = 'VIRGINIA BEACH'); COMMIT">
            <text:p>START TRANSACTION; update resident_base set house_num = concat(house_num,'-',REPLACE('SHORE DR #427',concat('SHORE DR',' #'),'')), street_id = (select id from street where name = 'SHORE DR' and city_id = (select id from city where name = 'VIRGINIA BEACH')) where street_id = (select id from street where name = 'SHORE DR #427' and city_id = (select id from city where name = 'VIRGINIA BEACH')); delete from street where name = 'SHORE DR #42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428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49];&quot;',concat('&quot;;[.B649];&quot;',' #'),'')), street_id = (select id from street where name = '&quot;;[.B649];&quot;' and city_id = (select id from city where name = 'VIRGINIA BEACH')) where street_id = (select id from street where name = '&quot;;[.A649];&quot;' and city_id = (select id from city where name = 'VIRGINIA BEACH')); delete from street where name = '&quot;;[.A649];&quot;' and city_id = (select id from city where name = 'VIRGINIA BEACH'); COMMIT&quot;)" office:value-type="string" office:string-value="START TRANSACTION; update resident_base set house_num = concat(house_num,'-',REPLACE('SHORE DR #428',concat('SHORE DR',' #'),'')), street_id = (select id from street where name = 'SHORE DR' and city_id = (select id from city where name = 'VIRGINIA BEACH')) where street_id = (select id from street where name = 'SHORE DR #428' and city_id = (select id from city where name = 'VIRGINIA BEACH')); delete from street where name = 'SHORE DR #428' and city_id = (select id from city where name = 'VIRGINIA BEACH'); COMMIT">
            <text:p>START TRANSACTION; update resident_base set house_num = concat(house_num,'-',REPLACE('SHORE DR #428',concat('SHORE DR',' #'),'')), street_id = (select id from street where name = 'SHORE DR' and city_id = (select id from city where name = 'VIRGINIA BEACH')) where street_id = (select id from street where name = 'SHORE DR #428' and city_id = (select id from city where name = 'VIRGINIA BEACH')); delete from street where name = 'SHORE DR #42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429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50];&quot;',concat('&quot;;[.B650];&quot;',' #'),'')), street_id = (select id from street where name = '&quot;;[.B650];&quot;' and city_id = (select id from city where name = 'VIRGINIA BEACH')) where street_id = (select id from street where name = '&quot;;[.A650];&quot;' and city_id = (select id from city where name = 'VIRGINIA BEACH')); delete from street where name = '&quot;;[.A650];&quot;' and city_id = (select id from city where name = 'VIRGINIA BEACH'); COMMIT&quot;)" office:value-type="string" office:string-value="START TRANSACTION; update resident_base set house_num = concat(house_num,'-',REPLACE('SHORE DR #429',concat('SHORE DR',' #'),'')), street_id = (select id from street where name = 'SHORE DR' and city_id = (select id from city where name = 'VIRGINIA BEACH')) where street_id = (select id from street where name = 'SHORE DR #429' and city_id = (select id from city where name = 'VIRGINIA BEACH')); delete from street where name = 'SHORE DR #429' and city_id = (select id from city where name = 'VIRGINIA BEACH'); COMMIT">
            <text:p>START TRANSACTION; update resident_base set house_num = concat(house_num,'-',REPLACE('SHORE DR #429',concat('SHORE DR',' #'),'')), street_id = (select id from street where name = 'SHORE DR' and city_id = (select id from city where name = 'VIRGINIA BEACH')) where street_id = (select id from street where name = 'SHORE DR #429' and city_id = (select id from city where name = 'VIRGINIA BEACH')); delete from street where name = 'SHORE DR #42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43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51];&quot;',concat('&quot;;[.B651];&quot;',' #'),'')), street_id = (select id from street where name = '&quot;;[.B651];&quot;' and city_id = (select id from city where name = 'VIRGINIA BEACH')) where street_id = (select id from street where name = '&quot;;[.A651];&quot;' and city_id = (select id from city where name = 'VIRGINIA BEACH')); delete from street where name = '&quot;;[.A651];&quot;' and city_id = (select id from city where name = 'VIRGINIA BEACH'); COMMIT&quot;)" office:value-type="string" office:string-value="START TRANSACTION; update resident_base set house_num = concat(house_num,'-',REPLACE('SHORE DR #430',concat('SHORE DR',' #'),'')), street_id = (select id from street where name = 'SHORE DR' and city_id = (select id from city where name = 'VIRGINIA BEACH')) where street_id = (select id from street where name = 'SHORE DR #430' and city_id = (select id from city where name = 'VIRGINIA BEACH')); delete from street where name = 'SHORE DR #430' and city_id = (select id from city where name = 'VIRGINIA BEACH'); COMMIT">
            <text:p>START TRANSACTION; update resident_base set house_num = concat(house_num,'-',REPLACE('SHORE DR #430',concat('SHORE DR',' #'),'')), street_id = (select id from street where name = 'SHORE DR' and city_id = (select id from city where name = 'VIRGINIA BEACH')) where street_id = (select id from street where name = 'SHORE DR #430' and city_id = (select id from city where name = 'VIRGINIA BEACH')); delete from street where name = 'SHORE DR #43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44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52];&quot;',concat('&quot;;[.B652];&quot;',' #'),'')), street_id = (select id from street where name = '&quot;;[.B652];&quot;' and city_id = (select id from city where name = 'VIRGINIA BEACH')) where street_id = (select id from street where name = '&quot;;[.A652];&quot;' and city_id = (select id from city where name = 'VIRGINIA BEACH')); delete from street where name = '&quot;;[.A652];&quot;' and city_id = (select id from city where name = 'VIRGINIA BEACH'); COMMIT&quot;)" office:value-type="string" office:string-value="START TRANSACTION; update resident_base set house_num = concat(house_num,'-',REPLACE('SHORE DR #441',concat('SHORE DR',' #'),'')), street_id = (select id from street where name = 'SHORE DR' and city_id = (select id from city where name = 'VIRGINIA BEACH')) where street_id = (select id from street where name = 'SHORE DR #441' and city_id = (select id from city where name = 'VIRGINIA BEACH')); delete from street where name = 'SHORE DR #441' and city_id = (select id from city where name = 'VIRGINIA BEACH'); COMMIT">
            <text:p>START TRANSACTION; update resident_base set house_num = concat(house_num,'-',REPLACE('SHORE DR #441',concat('SHORE DR',' #'),'')), street_id = (select id from street where name = 'SHORE DR' and city_id = (select id from city where name = 'VIRGINIA BEACH')) where street_id = (select id from street where name = 'SHORE DR #441' and city_id = (select id from city where name = 'VIRGINIA BEACH')); delete from street where name = 'SHORE DR #44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44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53];&quot;',concat('&quot;;[.B653];&quot;',' #'),'')), street_id = (select id from street where name = '&quot;;[.B653];&quot;' and city_id = (select id from city where name = 'VIRGINIA BEACH')) where street_id = (select id from street where name = '&quot;;[.A653];&quot;' and city_id = (select id from city where name = 'VIRGINIA BEACH')); delete from street where name = '&quot;;[.A653];&quot;' and city_id = (select id from city where name = 'VIRGINIA BEACH'); COMMIT&quot;)" office:value-type="string" office:string-value="START TRANSACTION; update resident_base set house_num = concat(house_num,'-',REPLACE('SHORE DR #442',concat('SHORE DR',' #'),'')), street_id = (select id from street where name = 'SHORE DR' and city_id = (select id from city where name = 'VIRGINIA BEACH')) where street_id = (select id from street where name = 'SHORE DR #442' and city_id = (select id from city where name = 'VIRGINIA BEACH')); delete from street where name = 'SHORE DR #442' and city_id = (select id from city where name = 'VIRGINIA BEACH'); COMMIT">
            <text:p>START TRANSACTION; update resident_base set house_num = concat(house_num,'-',REPLACE('SHORE DR #442',concat('SHORE DR',' #'),'')), street_id = (select id from street where name = 'SHORE DR' and city_id = (select id from city where name = 'VIRGINIA BEACH')) where street_id = (select id from street where name = 'SHORE DR #442' and city_id = (select id from city where name = 'VIRGINIA BEACH')); delete from street where name = 'SHORE DR #44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44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54];&quot;',concat('&quot;;[.B654];&quot;',' #'),'')), street_id = (select id from street where name = '&quot;;[.B654];&quot;' and city_id = (select id from city where name = 'VIRGINIA BEACH')) where street_id = (select id from street where name = '&quot;;[.A654];&quot;' and city_id = (select id from city where name = 'VIRGINIA BEACH')); delete from street where name = '&quot;;[.A654];&quot;' and city_id = (select id from city where name = 'VIRGINIA BEACH'); COMMIT&quot;)" office:value-type="string" office:string-value="START TRANSACTION; update resident_base set house_num = concat(house_num,'-',REPLACE('SHORE DR #444',concat('SHORE DR',' #'),'')), street_id = (select id from street where name = 'SHORE DR' and city_id = (select id from city where name = 'VIRGINIA BEACH')) where street_id = (select id from street where name = 'SHORE DR #444' and city_id = (select id from city where name = 'VIRGINIA BEACH')); delete from street where name = 'SHORE DR #444' and city_id = (select id from city where name = 'VIRGINIA BEACH'); COMMIT">
            <text:p>START TRANSACTION; update resident_base set house_num = concat(house_num,'-',REPLACE('SHORE DR #444',concat('SHORE DR',' #'),'')), street_id = (select id from street where name = 'SHORE DR' and city_id = (select id from city where name = 'VIRGINIA BEACH')) where street_id = (select id from street where name = 'SHORE DR #444' and city_id = (select id from city where name = 'VIRGINIA BEACH')); delete from street where name = 'SHORE DR #44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448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55];&quot;',concat('&quot;;[.B655];&quot;',' #'),'')), street_id = (select id from street where name = '&quot;;[.B655];&quot;' and city_id = (select id from city where name = 'VIRGINIA BEACH')) where street_id = (select id from street where name = '&quot;;[.A655];&quot;' and city_id = (select id from city where name = 'VIRGINIA BEACH')); delete from street where name = '&quot;;[.A655];&quot;' and city_id = (select id from city where name = 'VIRGINIA BEACH'); COMMIT&quot;)" office:value-type="string" office:string-value="START TRANSACTION; update resident_base set house_num = concat(house_num,'-',REPLACE('SHORE DR #448',concat('SHORE DR',' #'),'')), street_id = (select id from street where name = 'SHORE DR' and city_id = (select id from city where name = 'VIRGINIA BEACH')) where street_id = (select id from street where name = 'SHORE DR #448' and city_id = (select id from city where name = 'VIRGINIA BEACH')); delete from street where name = 'SHORE DR #448' and city_id = (select id from city where name = 'VIRGINIA BEACH'); COMMIT">
            <text:p>START TRANSACTION; update resident_base set house_num = concat(house_num,'-',REPLACE('SHORE DR #448',concat('SHORE DR',' #'),'')), street_id = (select id from street where name = 'SHORE DR' and city_id = (select id from city where name = 'VIRGINIA BEACH')) where street_id = (select id from street where name = 'SHORE DR #448' and city_id = (select id from city where name = 'VIRGINIA BEACH')); delete from street where name = 'SHORE DR #44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45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56];&quot;',concat('&quot;;[.B656];&quot;',' #'),'')), street_id = (select id from street where name = '&quot;;[.B656];&quot;' and city_id = (select id from city where name = 'VIRGINIA BEACH')) where street_id = (select id from street where name = '&quot;;[.A656];&quot;' and city_id = (select id from city where name = 'VIRGINIA BEACH')); delete from street where name = '&quot;;[.A656];&quot;' and city_id = (select id from city where name = 'VIRGINIA BEACH'); COMMIT&quot;)" office:value-type="string" office:string-value="START TRANSACTION; update resident_base set house_num = concat(house_num,'-',REPLACE('SHORE DR #450',concat('SHORE DR',' #'),'')), street_id = (select id from street where name = 'SHORE DR' and city_id = (select id from city where name = 'VIRGINIA BEACH')) where street_id = (select id from street where name = 'SHORE DR #450' and city_id = (select id from city where name = 'VIRGINIA BEACH')); delete from street where name = 'SHORE DR #450' and city_id = (select id from city where name = 'VIRGINIA BEACH'); COMMIT">
            <text:p>START TRANSACTION; update resident_base set house_num = concat(house_num,'-',REPLACE('SHORE DR #450',concat('SHORE DR',' #'),'')), street_id = (select id from street where name = 'SHORE DR' and city_id = (select id from city where name = 'VIRGINIA BEACH')) where street_id = (select id from street where name = 'SHORE DR #450' and city_id = (select id from city where name = 'VIRGINIA BEACH')); delete from street where name = 'SHORE DR #45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45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57];&quot;',concat('&quot;;[.B657];&quot;',' #'),'')), street_id = (select id from street where name = '&quot;;[.B657];&quot;' and city_id = (select id from city where name = 'VIRGINIA BEACH')) where street_id = (select id from street where name = '&quot;;[.A657];&quot;' and city_id = (select id from city where name = 'VIRGINIA BEACH')); delete from street where name = '&quot;;[.A657];&quot;' and city_id = (select id from city where name = 'VIRGINIA BEACH'); COMMIT&quot;)" office:value-type="string" office:string-value="START TRANSACTION; update resident_base set house_num = concat(house_num,'-',REPLACE('SHORE DR #453',concat('SHORE DR',' #'),'')), street_id = (select id from street where name = 'SHORE DR' and city_id = (select id from city where name = 'VIRGINIA BEACH')) where street_id = (select id from street where name = 'SHORE DR #453' and city_id = (select id from city where name = 'VIRGINIA BEACH')); delete from street where name = 'SHORE DR #453' and city_id = (select id from city where name = 'VIRGINIA BEACH'); COMMIT">
            <text:p>START TRANSACTION; update resident_base set house_num = concat(house_num,'-',REPLACE('SHORE DR #453',concat('SHORE DR',' #'),'')), street_id = (select id from street where name = 'SHORE DR' and city_id = (select id from city where name = 'VIRGINIA BEACH')) where street_id = (select id from street where name = 'SHORE DR #453' and city_id = (select id from city where name = 'VIRGINIA BEACH')); delete from street where name = 'SHORE DR #45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46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58];&quot;',concat('&quot;;[.B658];&quot;',' #'),'')), street_id = (select id from street where name = '&quot;;[.B658];&quot;' and city_id = (select id from city where name = 'VIRGINIA BEACH')) where street_id = (select id from street where name = '&quot;;[.A658];&quot;' and city_id = (select id from city where name = 'VIRGINIA BEACH')); delete from street where name = '&quot;;[.A658];&quot;' and city_id = (select id from city where name = 'VIRGINIA BEACH'); COMMIT&quot;)" office:value-type="string" office:string-value="START TRANSACTION; update resident_base set house_num = concat(house_num,'-',REPLACE('SHORE DR #463',concat('SHORE DR',' #'),'')), street_id = (select id from street where name = 'SHORE DR' and city_id = (select id from city where name = 'VIRGINIA BEACH')) where street_id = (select id from street where name = 'SHORE DR #463' and city_id = (select id from city where name = 'VIRGINIA BEACH')); delete from street where name = 'SHORE DR #463' and city_id = (select id from city where name = 'VIRGINIA BEACH'); COMMIT">
            <text:p>START TRANSACTION; update resident_base set house_num = concat(house_num,'-',REPLACE('SHORE DR #463',concat('SHORE DR',' #'),'')), street_id = (select id from street where name = 'SHORE DR' and city_id = (select id from city where name = 'VIRGINIA BEACH')) where street_id = (select id from street where name = 'SHORE DR #463' and city_id = (select id from city where name = 'VIRGINIA BEACH')); delete from street where name = 'SHORE DR #46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46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59];&quot;',concat('&quot;;[.B659];&quot;',' #'),'')), street_id = (select id from street where name = '&quot;;[.B659];&quot;' and city_id = (select id from city where name = 'VIRGINIA BEACH')) where street_id = (select id from street where name = '&quot;;[.A659];&quot;' and city_id = (select id from city where name = 'VIRGINIA BEACH')); delete from street where name = '&quot;;[.A659];&quot;' and city_id = (select id from city where name = 'VIRGINIA BEACH'); COMMIT&quot;)" office:value-type="string" office:string-value="START TRANSACTION; update resident_base set house_num = concat(house_num,'-',REPLACE('SHORE DR #465',concat('SHORE DR',' #'),'')), street_id = (select id from street where name = 'SHORE DR' and city_id = (select id from city where name = 'VIRGINIA BEACH')) where street_id = (select id from street where name = 'SHORE DR #465' and city_id = (select id from city where name = 'VIRGINIA BEACH')); delete from street where name = 'SHORE DR #465' and city_id = (select id from city where name = 'VIRGINIA BEACH'); COMMIT">
            <text:p>START TRANSACTION; update resident_base set house_num = concat(house_num,'-',REPLACE('SHORE DR #465',concat('SHORE DR',' #'),'')), street_id = (select id from street where name = 'SHORE DR' and city_id = (select id from city where name = 'VIRGINIA BEACH')) where street_id = (select id from street where name = 'SHORE DR #465' and city_id = (select id from city where name = 'VIRGINIA BEACH')); delete from street where name = 'SHORE DR #46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60];&quot;',concat('&quot;;[.B660];&quot;',' #'),'')), street_id = (select id from street where name = '&quot;;[.B660];&quot;' and city_id = (select id from city where name = 'VIRGINIA BEACH')) where street_id = (select id from street where name = '&quot;;[.A660];&quot;' and city_id = (select id from city where name = 'VIRGINIA BEACH')); delete from street where name = '&quot;;[.A660];&quot;' and city_id = (select id from city where name = 'VIRGINIA BEACH'); COMMIT&quot;)" office:value-type="string" office:string-value="START TRANSACTION; update resident_base set house_num = concat(house_num,'-',REPLACE('SHORE DR #5',concat('SHORE DR',' #'),'')), street_id = (select id from street where name = 'SHORE DR' and city_id = (select id from city where name = 'VIRGINIA BEACH')) where street_id = (select id from street where name = 'SHORE DR #5' and city_id = (select id from city where name = 'VIRGINIA BEACH')); delete from street where name = 'SHORE DR #5' and city_id = (select id from city where name = 'VIRGINIA BEACH'); COMMIT">
            <text:p>START TRANSACTION; update resident_base set house_num = concat(house_num,'-',REPLACE('SHORE DR #5',concat('SHORE DR',' #'),'')), street_id = (select id from street where name = 'SHORE DR' and city_id = (select id from city where name = 'VIRGINIA BEACH')) where street_id = (select id from street where name = 'SHORE DR #5' and city_id = (select id from city where name = 'VIRGINIA BEACH')); delete from street where name = 'SHORE DR #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0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61];&quot;',concat('&quot;;[.B661];&quot;',' #'),'')), street_id = (select id from street where name = '&quot;;[.B661];&quot;' and city_id = (select id from city where name = 'VIRGINIA BEACH')) where street_id = (select id from street where name = '&quot;;[.A661];&quot;' and city_id = (select id from city where name = 'VIRGINIA BEACH')); delete from street where name = '&quot;;[.A661];&quot;' and city_id = (select id from city where name = 'VIRGINIA BEACH'); COMMIT&quot;)" office:value-type="string" office:string-value="START TRANSACTION; update resident_base set house_num = concat(house_num,'-',REPLACE('SHORE DR #501',concat('SHORE DR',' #'),'')), street_id = (select id from street where name = 'SHORE DR' and city_id = (select id from city where name = 'VIRGINIA BEACH')) where street_id = (select id from street where name = 'SHORE DR #501' and city_id = (select id from city where name = 'VIRGINIA BEACH')); delete from street where name = 'SHORE DR #501' and city_id = (select id from city where name = 'VIRGINIA BEACH'); COMMIT">
            <text:p>START TRANSACTION; update resident_base set house_num = concat(house_num,'-',REPLACE('SHORE DR #501',concat('SHORE DR',' #'),'')), street_id = (select id from street where name = 'SHORE DR' and city_id = (select id from city where name = 'VIRGINIA BEACH')) where street_id = (select id from street where name = 'SHORE DR #501' and city_id = (select id from city where name = 'VIRGINIA BEACH')); delete from street where name = 'SHORE DR #5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0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62];&quot;',concat('&quot;;[.B662];&quot;',' #'),'')), street_id = (select id from street where name = '&quot;;[.B662];&quot;' and city_id = (select id from city where name = 'VIRGINIA BEACH')) where street_id = (select id from street where name = '&quot;;[.A662];&quot;' and city_id = (select id from city where name = 'VIRGINIA BEACH')); delete from street where name = '&quot;;[.A662];&quot;' and city_id = (select id from city where name = 'VIRGINIA BEACH'); COMMIT&quot;)" office:value-type="string" office:string-value="START TRANSACTION; update resident_base set house_num = concat(house_num,'-',REPLACE('SHORE DR #502',concat('SHORE DR',' #'),'')), street_id = (select id from street where name = 'SHORE DR' and city_id = (select id from city where name = 'VIRGINIA BEACH')) where street_id = (select id from street where name = 'SHORE DR #502' and city_id = (select id from city where name = 'VIRGINIA BEACH')); delete from street where name = 'SHORE DR #502' and city_id = (select id from city where name = 'VIRGINIA BEACH'); COMMIT">
            <text:p>START TRANSACTION; update resident_base set house_num = concat(house_num,'-',REPLACE('SHORE DR #502',concat('SHORE DR',' #'),'')), street_id = (select id from street where name = 'SHORE DR' and city_id = (select id from city where name = 'VIRGINIA BEACH')) where street_id = (select id from street where name = 'SHORE DR #502' and city_id = (select id from city where name = 'VIRGINIA BEACH')); delete from street where name = 'SHORE DR #5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0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63];&quot;',concat('&quot;;[.B663];&quot;',' #'),'')), street_id = (select id from street where name = '&quot;;[.B663];&quot;' and city_id = (select id from city where name = 'VIRGINIA BEACH')) where street_id = (select id from street where name = '&quot;;[.A663];&quot;' and city_id = (select id from city where name = 'VIRGINIA BEACH')); delete from street where name = '&quot;;[.A663];&quot;' and city_id = (select id from city where name = 'VIRGINIA BEACH'); COMMIT&quot;)" office:value-type="string" office:string-value="START TRANSACTION; update resident_base set house_num = concat(house_num,'-',REPLACE('SHORE DR #503',concat('SHORE DR',' #'),'')), street_id = (select id from street where name = 'SHORE DR' and city_id = (select id from city where name = 'VIRGINIA BEACH')) where street_id = (select id from street where name = 'SHORE DR #503' and city_id = (select id from city where name = 'VIRGINIA BEACH')); delete from street where name = 'SHORE DR #503' and city_id = (select id from city where name = 'VIRGINIA BEACH'); COMMIT">
            <text:p>START TRANSACTION; update resident_base set house_num = concat(house_num,'-',REPLACE('SHORE DR #503',concat('SHORE DR',' #'),'')), street_id = (select id from street where name = 'SHORE DR' and city_id = (select id from city where name = 'VIRGINIA BEACH')) where street_id = (select id from street where name = 'SHORE DR #503' and city_id = (select id from city where name = 'VIRGINIA BEACH')); delete from street where name = 'SHORE DR #5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0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64];&quot;',concat('&quot;;[.B664];&quot;',' #'),'')), street_id = (select id from street where name = '&quot;;[.B664];&quot;' and city_id = (select id from city where name = 'VIRGINIA BEACH')) where street_id = (select id from street where name = '&quot;;[.A664];&quot;' and city_id = (select id from city where name = 'VIRGINIA BEACH')); delete from street where name = '&quot;;[.A664];&quot;' and city_id = (select id from city where name = 'VIRGINIA BEACH'); COMMIT&quot;)" office:value-type="string" office:string-value="START TRANSACTION; update resident_base set house_num = concat(house_num,'-',REPLACE('SHORE DR #504',concat('SHORE DR',' #'),'')), street_id = (select id from street where name = 'SHORE DR' and city_id = (select id from city where name = 'VIRGINIA BEACH')) where street_id = (select id from street where name = 'SHORE DR #504' and city_id = (select id from city where name = 'VIRGINIA BEACH')); delete from street where name = 'SHORE DR #504' and city_id = (select id from city where name = 'VIRGINIA BEACH'); COMMIT">
            <text:p>START TRANSACTION; update resident_base set house_num = concat(house_num,'-',REPLACE('SHORE DR #504',concat('SHORE DR',' #'),'')), street_id = (select id from street where name = 'SHORE DR' and city_id = (select id from city where name = 'VIRGINIA BEACH')) where street_id = (select id from street where name = 'SHORE DR #504' and city_id = (select id from city where name = 'VIRGINIA BEACH')); delete from street where name = 'SHORE DR #5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0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65];&quot;',concat('&quot;;[.B665];&quot;',' #'),'')), street_id = (select id from street where name = '&quot;;[.B665];&quot;' and city_id = (select id from city where name = 'VIRGINIA BEACH')) where street_id = (select id from street where name = '&quot;;[.A665];&quot;' and city_id = (select id from city where name = 'VIRGINIA BEACH')); delete from street where name = '&quot;;[.A665];&quot;' and city_id = (select id from city where name = 'VIRGINIA BEACH'); COMMIT&quot;)" office:value-type="string" office:string-value="START TRANSACTION; update resident_base set house_num = concat(house_num,'-',REPLACE('SHORE DR #505',concat('SHORE DR',' #'),'')), street_id = (select id from street where name = 'SHORE DR' and city_id = (select id from city where name = 'VIRGINIA BEACH')) where street_id = (select id from street where name = 'SHORE DR #505' and city_id = (select id from city where name = 'VIRGINIA BEACH')); delete from street where name = 'SHORE DR #505' and city_id = (select id from city where name = 'VIRGINIA BEACH'); COMMIT">
            <text:p>START TRANSACTION; update resident_base set house_num = concat(house_num,'-',REPLACE('SHORE DR #505',concat('SHORE DR',' #'),'')), street_id = (select id from street where name = 'SHORE DR' and city_id = (select id from city where name = 'VIRGINIA BEACH')) where street_id = (select id from street where name = 'SHORE DR #505' and city_id = (select id from city where name = 'VIRGINIA BEACH')); delete from street where name = 'SHORE DR #5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06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66];&quot;',concat('&quot;;[.B666];&quot;',' #'),'')), street_id = (select id from street where name = '&quot;;[.B666];&quot;' and city_id = (select id from city where name = 'VIRGINIA BEACH')) where street_id = (select id from street where name = '&quot;;[.A666];&quot;' and city_id = (select id from city where name = 'VIRGINIA BEACH')); delete from street where name = '&quot;;[.A666];&quot;' and city_id = (select id from city where name = 'VIRGINIA BEACH'); COMMIT&quot;)" office:value-type="string" office:string-value="START TRANSACTION; update resident_base set house_num = concat(house_num,'-',REPLACE('SHORE DR #506',concat('SHORE DR',' #'),'')), street_id = (select id from street where name = 'SHORE DR' and city_id = (select id from city where name = 'VIRGINIA BEACH')) where street_id = (select id from street where name = 'SHORE DR #506' and city_id = (select id from city where name = 'VIRGINIA BEACH')); delete from street where name = 'SHORE DR #506' and city_id = (select id from city where name = 'VIRGINIA BEACH'); COMMIT">
            <text:p>START TRANSACTION; update resident_base set house_num = concat(house_num,'-',REPLACE('SHORE DR #506',concat('SHORE DR',' #'),'')), street_id = (select id from street where name = 'SHORE DR' and city_id = (select id from city where name = 'VIRGINIA BEACH')) where street_id = (select id from street where name = 'SHORE DR #506' and city_id = (select id from city where name = 'VIRGINIA BEACH')); delete from street where name = 'SHORE DR #5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07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67];&quot;',concat('&quot;;[.B667];&quot;',' #'),'')), street_id = (select id from street where name = '&quot;;[.B667];&quot;' and city_id = (select id from city where name = 'VIRGINIA BEACH')) where street_id = (select id from street where name = '&quot;;[.A667];&quot;' and city_id = (select id from city where name = 'VIRGINIA BEACH')); delete from street where name = '&quot;;[.A667];&quot;' and city_id = (select id from city where name = 'VIRGINIA BEACH'); COMMIT&quot;)" office:value-type="string" office:string-value="START TRANSACTION; update resident_base set house_num = concat(house_num,'-',REPLACE('SHORE DR #507',concat('SHORE DR',' #'),'')), street_id = (select id from street where name = 'SHORE DR' and city_id = (select id from city where name = 'VIRGINIA BEACH')) where street_id = (select id from street where name = 'SHORE DR #507' and city_id = (select id from city where name = 'VIRGINIA BEACH')); delete from street where name = 'SHORE DR #507' and city_id = (select id from city where name = 'VIRGINIA BEACH'); COMMIT">
            <text:p>START TRANSACTION; update resident_base set house_num = concat(house_num,'-',REPLACE('SHORE DR #507',concat('SHORE DR',' #'),'')), street_id = (select id from street where name = 'SHORE DR' and city_id = (select id from city where name = 'VIRGINIA BEACH')) where street_id = (select id from street where name = 'SHORE DR #507' and city_id = (select id from city where name = 'VIRGINIA BEACH')); delete from street where name = 'SHORE DR #5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08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68];&quot;',concat('&quot;;[.B668];&quot;',' #'),'')), street_id = (select id from street where name = '&quot;;[.B668];&quot;' and city_id = (select id from city where name = 'VIRGINIA BEACH')) where street_id = (select id from street where name = '&quot;;[.A668];&quot;' and city_id = (select id from city where name = 'VIRGINIA BEACH')); delete from street where name = '&quot;;[.A668];&quot;' and city_id = (select id from city where name = 'VIRGINIA BEACH'); COMMIT&quot;)" office:value-type="string" office:string-value="START TRANSACTION; update resident_base set house_num = concat(house_num,'-',REPLACE('SHORE DR #508',concat('SHORE DR',' #'),'')), street_id = (select id from street where name = 'SHORE DR' and city_id = (select id from city where name = 'VIRGINIA BEACH')) where street_id = (select id from street where name = 'SHORE DR #508' and city_id = (select id from city where name = 'VIRGINIA BEACH')); delete from street where name = 'SHORE DR #508' and city_id = (select id from city where name = 'VIRGINIA BEACH'); COMMIT">
            <text:p>START TRANSACTION; update resident_base set house_num = concat(house_num,'-',REPLACE('SHORE DR #508',concat('SHORE DR',' #'),'')), street_id = (select id from street where name = 'SHORE DR' and city_id = (select id from city where name = 'VIRGINIA BEACH')) where street_id = (select id from street where name = 'SHORE DR #508' and city_id = (select id from city where name = 'VIRGINIA BEACH')); delete from street where name = 'SHORE DR #5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09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69];&quot;',concat('&quot;;[.B669];&quot;',' #'),'')), street_id = (select id from street where name = '&quot;;[.B669];&quot;' and city_id = (select id from city where name = 'VIRGINIA BEACH')) where street_id = (select id from street where name = '&quot;;[.A669];&quot;' and city_id = (select id from city where name = 'VIRGINIA BEACH')); delete from street where name = '&quot;;[.A669];&quot;' and city_id = (select id from city where name = 'VIRGINIA BEACH'); COMMIT&quot;)" office:value-type="string" office:string-value="START TRANSACTION; update resident_base set house_num = concat(house_num,'-',REPLACE('SHORE DR #509',concat('SHORE DR',' #'),'')), street_id = (select id from street where name = 'SHORE DR' and city_id = (select id from city where name = 'VIRGINIA BEACH')) where street_id = (select id from street where name = 'SHORE DR #509' and city_id = (select id from city where name = 'VIRGINIA BEACH')); delete from street where name = 'SHORE DR #509' and city_id = (select id from city where name = 'VIRGINIA BEACH'); COMMIT">
            <text:p>START TRANSACTION; update resident_base set house_num = concat(house_num,'-',REPLACE('SHORE DR #509',concat('SHORE DR',' #'),'')), street_id = (select id from street where name = 'SHORE DR' and city_id = (select id from city where name = 'VIRGINIA BEACH')) where street_id = (select id from street where name = 'SHORE DR #509' and city_id = (select id from city where name = 'VIRGINIA BEACH')); delete from street where name = 'SHORE DR #50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1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70];&quot;',concat('&quot;;[.B670];&quot;',' #'),'')), street_id = (select id from street where name = '&quot;;[.B670];&quot;' and city_id = (select id from city where name = 'VIRGINIA BEACH')) where street_id = (select id from street where name = '&quot;;[.A670];&quot;' and city_id = (select id from city where name = 'VIRGINIA BEACH')); delete from street where name = '&quot;;[.A670];&quot;' and city_id = (select id from city where name = 'VIRGINIA BEACH'); COMMIT&quot;)" office:value-type="string" office:string-value="START TRANSACTION; update resident_base set house_num = concat(house_num,'-',REPLACE('SHORE DR #510',concat('SHORE DR',' #'),'')), street_id = (select id from street where name = 'SHORE DR' and city_id = (select id from city where name = 'VIRGINIA BEACH')) where street_id = (select id from street where name = 'SHORE DR #510' and city_id = (select id from city where name = 'VIRGINIA BEACH')); delete from street where name = 'SHORE DR #510' and city_id = (select id from city where name = 'VIRGINIA BEACH'); COMMIT">
            <text:p>START TRANSACTION; update resident_base set house_num = concat(house_num,'-',REPLACE('SHORE DR #510',concat('SHORE DR',' #'),'')), street_id = (select id from street where name = 'SHORE DR' and city_id = (select id from city where name = 'VIRGINIA BEACH')) where street_id = (select id from street where name = 'SHORE DR #510' and city_id = (select id from city where name = 'VIRGINIA BEACH')); delete from street where name = 'SHORE DR #51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1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71];&quot;',concat('&quot;;[.B671];&quot;',' #'),'')), street_id = (select id from street where name = '&quot;;[.B671];&quot;' and city_id = (select id from city where name = 'VIRGINIA BEACH')) where street_id = (select id from street where name = '&quot;;[.A671];&quot;' and city_id = (select id from city where name = 'VIRGINIA BEACH')); delete from street where name = '&quot;;[.A671];&quot;' and city_id = (select id from city where name = 'VIRGINIA BEACH'); COMMIT&quot;)" office:value-type="string" office:string-value="START TRANSACTION; update resident_base set house_num = concat(house_num,'-',REPLACE('SHORE DR #511',concat('SHORE DR',' #'),'')), street_id = (select id from street where name = 'SHORE DR' and city_id = (select id from city where name = 'VIRGINIA BEACH')) where street_id = (select id from street where name = 'SHORE DR #511' and city_id = (select id from city where name = 'VIRGINIA BEACH')); delete from street where name = 'SHORE DR #511' and city_id = (select id from city where name = 'VIRGINIA BEACH'); COMMIT">
            <text:p>START TRANSACTION; update resident_base set house_num = concat(house_num,'-',REPLACE('SHORE DR #511',concat('SHORE DR',' #'),'')), street_id = (select id from street where name = 'SHORE DR' and city_id = (select id from city where name = 'VIRGINIA BEACH')) where street_id = (select id from street where name = 'SHORE DR #511' and city_id = (select id from city where name = 'VIRGINIA BEACH')); delete from street where name = 'SHORE DR #51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1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72];&quot;',concat('&quot;;[.B672];&quot;',' #'),'')), street_id = (select id from street where name = '&quot;;[.B672];&quot;' and city_id = (select id from city where name = 'VIRGINIA BEACH')) where street_id = (select id from street where name = '&quot;;[.A672];&quot;' and city_id = (select id from city where name = 'VIRGINIA BEACH')); delete from street where name = '&quot;;[.A672];&quot;' and city_id = (select id from city where name = 'VIRGINIA BEACH'); COMMIT&quot;)" office:value-type="string" office:string-value="START TRANSACTION; update resident_base set house_num = concat(house_num,'-',REPLACE('SHORE DR #512',concat('SHORE DR',' #'),'')), street_id = (select id from street where name = 'SHORE DR' and city_id = (select id from city where name = 'VIRGINIA BEACH')) where street_id = (select id from street where name = 'SHORE DR #512' and city_id = (select id from city where name = 'VIRGINIA BEACH')); delete from street where name = 'SHORE DR #512' and city_id = (select id from city where name = 'VIRGINIA BEACH'); COMMIT">
            <text:p>START TRANSACTION; update resident_base set house_num = concat(house_num,'-',REPLACE('SHORE DR #512',concat('SHORE DR',' #'),'')), street_id = (select id from street where name = 'SHORE DR' and city_id = (select id from city where name = 'VIRGINIA BEACH')) where street_id = (select id from street where name = 'SHORE DR #512' and city_id = (select id from city where name = 'VIRGINIA BEACH')); delete from street where name = 'SHORE DR #51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1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73];&quot;',concat('&quot;;[.B673];&quot;',' #'),'')), street_id = (select id from street where name = '&quot;;[.B673];&quot;' and city_id = (select id from city where name = 'VIRGINIA BEACH')) where street_id = (select id from street where name = '&quot;;[.A673];&quot;' and city_id = (select id from city where name = 'VIRGINIA BEACH')); delete from street where name = '&quot;;[.A673];&quot;' and city_id = (select id from city where name = 'VIRGINIA BEACH'); COMMIT&quot;)" office:value-type="string" office:string-value="START TRANSACTION; update resident_base set house_num = concat(house_num,'-',REPLACE('SHORE DR #513',concat('SHORE DR',' #'),'')), street_id = (select id from street where name = 'SHORE DR' and city_id = (select id from city where name = 'VIRGINIA BEACH')) where street_id = (select id from street where name = 'SHORE DR #513' and city_id = (select id from city where name = 'VIRGINIA BEACH')); delete from street where name = 'SHORE DR #513' and city_id = (select id from city where name = 'VIRGINIA BEACH'); COMMIT">
            <text:p>START TRANSACTION; update resident_base set house_num = concat(house_num,'-',REPLACE('SHORE DR #513',concat('SHORE DR',' #'),'')), street_id = (select id from street where name = 'SHORE DR' and city_id = (select id from city where name = 'VIRGINIA BEACH')) where street_id = (select id from street where name = 'SHORE DR #513' and city_id = (select id from city where name = 'VIRGINIA BEACH')); delete from street where name = 'SHORE DR #51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1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74];&quot;',concat('&quot;;[.B674];&quot;',' #'),'')), street_id = (select id from street where name = '&quot;;[.B674];&quot;' and city_id = (select id from city where name = 'VIRGINIA BEACH')) where street_id = (select id from street where name = '&quot;;[.A674];&quot;' and city_id = (select id from city where name = 'VIRGINIA BEACH')); delete from street where name = '&quot;;[.A674];&quot;' and city_id = (select id from city where name = 'VIRGINIA BEACH'); COMMIT&quot;)" office:value-type="string" office:string-value="START TRANSACTION; update resident_base set house_num = concat(house_num,'-',REPLACE('SHORE DR #515',concat('SHORE DR',' #'),'')), street_id = (select id from street where name = 'SHORE DR' and city_id = (select id from city where name = 'VIRGINIA BEACH')) where street_id = (select id from street where name = 'SHORE DR #515' and city_id = (select id from city where name = 'VIRGINIA BEACH')); delete from street where name = 'SHORE DR #515' and city_id = (select id from city where name = 'VIRGINIA BEACH'); COMMIT">
            <text:p>START TRANSACTION; update resident_base set house_num = concat(house_num,'-',REPLACE('SHORE DR #515',concat('SHORE DR',' #'),'')), street_id = (select id from street where name = 'SHORE DR' and city_id = (select id from city where name = 'VIRGINIA BEACH')) where street_id = (select id from street where name = 'SHORE DR #515' and city_id = (select id from city where name = 'VIRGINIA BEACH')); delete from street where name = 'SHORE DR #51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17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75];&quot;',concat('&quot;;[.B675];&quot;',' #'),'')), street_id = (select id from street where name = '&quot;;[.B675];&quot;' and city_id = (select id from city where name = 'VIRGINIA BEACH')) where street_id = (select id from street where name = '&quot;;[.A675];&quot;' and city_id = (select id from city where name = 'VIRGINIA BEACH')); delete from street where name = '&quot;;[.A675];&quot;' and city_id = (select id from city where name = 'VIRGINIA BEACH'); COMMIT&quot;)" office:value-type="string" office:string-value="START TRANSACTION; update resident_base set house_num = concat(house_num,'-',REPLACE('SHORE DR #517',concat('SHORE DR',' #'),'')), street_id = (select id from street where name = 'SHORE DR' and city_id = (select id from city where name = 'VIRGINIA BEACH')) where street_id = (select id from street where name = 'SHORE DR #517' and city_id = (select id from city where name = 'VIRGINIA BEACH')); delete from street where name = 'SHORE DR #517' and city_id = (select id from city where name = 'VIRGINIA BEACH'); COMMIT">
            <text:p>START TRANSACTION; update resident_base set house_num = concat(house_num,'-',REPLACE('SHORE DR #517',concat('SHORE DR',' #'),'')), street_id = (select id from street where name = 'SHORE DR' and city_id = (select id from city where name = 'VIRGINIA BEACH')) where street_id = (select id from street where name = 'SHORE DR #517' and city_id = (select id from city where name = 'VIRGINIA BEACH')); delete from street where name = 'SHORE DR #51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19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76];&quot;',concat('&quot;;[.B676];&quot;',' #'),'')), street_id = (select id from street where name = '&quot;;[.B676];&quot;' and city_id = (select id from city where name = 'VIRGINIA BEACH')) where street_id = (select id from street where name = '&quot;;[.A676];&quot;' and city_id = (select id from city where name = 'VIRGINIA BEACH')); delete from street where name = '&quot;;[.A676];&quot;' and city_id = (select id from city where name = 'VIRGINIA BEACH'); COMMIT&quot;)" office:value-type="string" office:string-value="START TRANSACTION; update resident_base set house_num = concat(house_num,'-',REPLACE('SHORE DR #519',concat('SHORE DR',' #'),'')), street_id = (select id from street where name = 'SHORE DR' and city_id = (select id from city where name = 'VIRGINIA BEACH')) where street_id = (select id from street where name = 'SHORE DR #519' and city_id = (select id from city where name = 'VIRGINIA BEACH')); delete from street where name = 'SHORE DR #519' and city_id = (select id from city where name = 'VIRGINIA BEACH'); COMMIT">
            <text:p>START TRANSACTION; update resident_base set house_num = concat(house_num,'-',REPLACE('SHORE DR #519',concat('SHORE DR',' #'),'')), street_id = (select id from street where name = 'SHORE DR' and city_id = (select id from city where name = 'VIRGINIA BEACH')) where street_id = (select id from street where name = 'SHORE DR #519' and city_id = (select id from city where name = 'VIRGINIA BEACH')); delete from street where name = 'SHORE DR #51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2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77];&quot;',concat('&quot;;[.B677];&quot;',' #'),'')), street_id = (select id from street where name = '&quot;;[.B677];&quot;' and city_id = (select id from city where name = 'VIRGINIA BEACH')) where street_id = (select id from street where name = '&quot;;[.A677];&quot;' and city_id = (select id from city where name = 'VIRGINIA BEACH')); delete from street where name = '&quot;;[.A677];&quot;' and city_id = (select id from city where name = 'VIRGINIA BEACH'); COMMIT&quot;)" office:value-type="string" office:string-value="START TRANSACTION; update resident_base set house_num = concat(house_num,'-',REPLACE('SHORE DR #520',concat('SHORE DR',' #'),'')), street_id = (select id from street where name = 'SHORE DR' and city_id = (select id from city where name = 'VIRGINIA BEACH')) where street_id = (select id from street where name = 'SHORE DR #520' and city_id = (select id from city where name = 'VIRGINIA BEACH')); delete from street where name = 'SHORE DR #520' and city_id = (select id from city where name = 'VIRGINIA BEACH'); COMMIT">
            <text:p>START TRANSACTION; update resident_base set house_num = concat(house_num,'-',REPLACE('SHORE DR #520',concat('SHORE DR',' #'),'')), street_id = (select id from street where name = 'SHORE DR' and city_id = (select id from city where name = 'VIRGINIA BEACH')) where street_id = (select id from street where name = 'SHORE DR #520' and city_id = (select id from city where name = 'VIRGINIA BEACH')); delete from street where name = 'SHORE DR #52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2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78];&quot;',concat('&quot;;[.B678];&quot;',' #'),'')), street_id = (select id from street where name = '&quot;;[.B678];&quot;' and city_id = (select id from city where name = 'VIRGINIA BEACH')) where street_id = (select id from street where name = '&quot;;[.A678];&quot;' and city_id = (select id from city where name = 'VIRGINIA BEACH')); delete from street where name = '&quot;;[.A678];&quot;' and city_id = (select id from city where name = 'VIRGINIA BEACH'); COMMIT&quot;)" office:value-type="string" office:string-value="START TRANSACTION; update resident_base set house_num = concat(house_num,'-',REPLACE('SHORE DR #521',concat('SHORE DR',' #'),'')), street_id = (select id from street where name = 'SHORE DR' and city_id = (select id from city where name = 'VIRGINIA BEACH')) where street_id = (select id from street where name = 'SHORE DR #521' and city_id = (select id from city where name = 'VIRGINIA BEACH')); delete from street where name = 'SHORE DR #521' and city_id = (select id from city where name = 'VIRGINIA BEACH'); COMMIT">
            <text:p>START TRANSACTION; update resident_base set house_num = concat(house_num,'-',REPLACE('SHORE DR #521',concat('SHORE DR',' #'),'')), street_id = (select id from street where name = 'SHORE DR' and city_id = (select id from city where name = 'VIRGINIA BEACH')) where street_id = (select id from street where name = 'SHORE DR #521' and city_id = (select id from city where name = 'VIRGINIA BEACH')); delete from street where name = 'SHORE DR #52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2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79];&quot;',concat('&quot;;[.B679];&quot;',' #'),'')), street_id = (select id from street where name = '&quot;;[.B679];&quot;' and city_id = (select id from city where name = 'VIRGINIA BEACH')) where street_id = (select id from street where name = '&quot;;[.A679];&quot;' and city_id = (select id from city where name = 'VIRGINIA BEACH')); delete from street where name = '&quot;;[.A679];&quot;' and city_id = (select id from city where name = 'VIRGINIA BEACH'); COMMIT&quot;)" office:value-type="string" office:string-value="START TRANSACTION; update resident_base set house_num = concat(house_num,'-',REPLACE('SHORE DR #522',concat('SHORE DR',' #'),'')), street_id = (select id from street where name = 'SHORE DR' and city_id = (select id from city where name = 'VIRGINIA BEACH')) where street_id = (select id from street where name = 'SHORE DR #522' and city_id = (select id from city where name = 'VIRGINIA BEACH')); delete from street where name = 'SHORE DR #522' and city_id = (select id from city where name = 'VIRGINIA BEACH'); COMMIT">
            <text:p>START TRANSACTION; update resident_base set house_num = concat(house_num,'-',REPLACE('SHORE DR #522',concat('SHORE DR',' #'),'')), street_id = (select id from street where name = 'SHORE DR' and city_id = (select id from city where name = 'VIRGINIA BEACH')) where street_id = (select id from street where name = 'SHORE DR #522' and city_id = (select id from city where name = 'VIRGINIA BEACH')); delete from street where name = 'SHORE DR #52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2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80];&quot;',concat('&quot;;[.B680];&quot;',' #'),'')), street_id = (select id from street where name = '&quot;;[.B680];&quot;' and city_id = (select id from city where name = 'VIRGINIA BEACH')) where street_id = (select id from street where name = '&quot;;[.A680];&quot;' and city_id = (select id from city where name = 'VIRGINIA BEACH')); delete from street where name = '&quot;;[.A680];&quot;' and city_id = (select id from city where name = 'VIRGINIA BEACH'); COMMIT&quot;)" office:value-type="string" office:string-value="START TRANSACTION; update resident_base set house_num = concat(house_num,'-',REPLACE('SHORE DR #525',concat('SHORE DR',' #'),'')), street_id = (select id from street where name = 'SHORE DR' and city_id = (select id from city where name = 'VIRGINIA BEACH')) where street_id = (select id from street where name = 'SHORE DR #525' and city_id = (select id from city where name = 'VIRGINIA BEACH')); delete from street where name = 'SHORE DR #525' and city_id = (select id from city where name = 'VIRGINIA BEACH'); COMMIT">
            <text:p>START TRANSACTION; update resident_base set house_num = concat(house_num,'-',REPLACE('SHORE DR #525',concat('SHORE DR',' #'),'')), street_id = (select id from street where name = 'SHORE DR' and city_id = (select id from city where name = 'VIRGINIA BEACH')) where street_id = (select id from street where name = 'SHORE DR #525' and city_id = (select id from city where name = 'VIRGINIA BEACH')); delete from street where name = 'SHORE DR #52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26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81];&quot;',concat('&quot;;[.B681];&quot;',' #'),'')), street_id = (select id from street where name = '&quot;;[.B681];&quot;' and city_id = (select id from city where name = 'VIRGINIA BEACH')) where street_id = (select id from street where name = '&quot;;[.A681];&quot;' and city_id = (select id from city where name = 'VIRGINIA BEACH')); delete from street where name = '&quot;;[.A681];&quot;' and city_id = (select id from city where name = 'VIRGINIA BEACH'); COMMIT&quot;)" office:value-type="string" office:string-value="START TRANSACTION; update resident_base set house_num = concat(house_num,'-',REPLACE('SHORE DR #526',concat('SHORE DR',' #'),'')), street_id = (select id from street where name = 'SHORE DR' and city_id = (select id from city where name = 'VIRGINIA BEACH')) where street_id = (select id from street where name = 'SHORE DR #526' and city_id = (select id from city where name = 'VIRGINIA BEACH')); delete from street where name = 'SHORE DR #526' and city_id = (select id from city where name = 'VIRGINIA BEACH'); COMMIT">
            <text:p>START TRANSACTION; update resident_base set house_num = concat(house_num,'-',REPLACE('SHORE DR #526',concat('SHORE DR',' #'),'')), street_id = (select id from street where name = 'SHORE DR' and city_id = (select id from city where name = 'VIRGINIA BEACH')) where street_id = (select id from street where name = 'SHORE DR #526' and city_id = (select id from city where name = 'VIRGINIA BEACH')); delete from street where name = 'SHORE DR #52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27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82];&quot;',concat('&quot;;[.B682];&quot;',' #'),'')), street_id = (select id from street where name = '&quot;;[.B682];&quot;' and city_id = (select id from city where name = 'VIRGINIA BEACH')) where street_id = (select id from street where name = '&quot;;[.A682];&quot;' and city_id = (select id from city where name = 'VIRGINIA BEACH')); delete from street where name = '&quot;;[.A682];&quot;' and city_id = (select id from city where name = 'VIRGINIA BEACH'); COMMIT&quot;)" office:value-type="string" office:string-value="START TRANSACTION; update resident_base set house_num = concat(house_num,'-',REPLACE('SHORE DR #527',concat('SHORE DR',' #'),'')), street_id = (select id from street where name = 'SHORE DR' and city_id = (select id from city where name = 'VIRGINIA BEACH')) where street_id = (select id from street where name = 'SHORE DR #527' and city_id = (select id from city where name = 'VIRGINIA BEACH')); delete from street where name = 'SHORE DR #527' and city_id = (select id from city where name = 'VIRGINIA BEACH'); COMMIT">
            <text:p>START TRANSACTION; update resident_base set house_num = concat(house_num,'-',REPLACE('SHORE DR #527',concat('SHORE DR',' #'),'')), street_id = (select id from street where name = 'SHORE DR' and city_id = (select id from city where name = 'VIRGINIA BEACH')) where street_id = (select id from street where name = 'SHORE DR #527' and city_id = (select id from city where name = 'VIRGINIA BEACH')); delete from street where name = 'SHORE DR #52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28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83];&quot;',concat('&quot;;[.B683];&quot;',' #'),'')), street_id = (select id from street where name = '&quot;;[.B683];&quot;' and city_id = (select id from city where name = 'VIRGINIA BEACH')) where street_id = (select id from street where name = '&quot;;[.A683];&quot;' and city_id = (select id from city where name = 'VIRGINIA BEACH')); delete from street where name = '&quot;;[.A683];&quot;' and city_id = (select id from city where name = 'VIRGINIA BEACH'); COMMIT&quot;)" office:value-type="string" office:string-value="START TRANSACTION; update resident_base set house_num = concat(house_num,'-',REPLACE('SHORE DR #528',concat('SHORE DR',' #'),'')), street_id = (select id from street where name = 'SHORE DR' and city_id = (select id from city where name = 'VIRGINIA BEACH')) where street_id = (select id from street where name = 'SHORE DR #528' and city_id = (select id from city where name = 'VIRGINIA BEACH')); delete from street where name = 'SHORE DR #528' and city_id = (select id from city where name = 'VIRGINIA BEACH'); COMMIT">
            <text:p>START TRANSACTION; update resident_base set house_num = concat(house_num,'-',REPLACE('SHORE DR #528',concat('SHORE DR',' #'),'')), street_id = (select id from street where name = 'SHORE DR' and city_id = (select id from city where name = 'VIRGINIA BEACH')) where street_id = (select id from street where name = 'SHORE DR #528' and city_id = (select id from city where name = 'VIRGINIA BEACH')); delete from street where name = 'SHORE DR #52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29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84];&quot;',concat('&quot;;[.B684];&quot;',' #'),'')), street_id = (select id from street where name = '&quot;;[.B684];&quot;' and city_id = (select id from city where name = 'VIRGINIA BEACH')) where street_id = (select id from street where name = '&quot;;[.A684];&quot;' and city_id = (select id from city where name = 'VIRGINIA BEACH')); delete from street where name = '&quot;;[.A684];&quot;' and city_id = (select id from city where name = 'VIRGINIA BEACH'); COMMIT&quot;)" office:value-type="string" office:string-value="START TRANSACTION; update resident_base set house_num = concat(house_num,'-',REPLACE('SHORE DR #529',concat('SHORE DR',' #'),'')), street_id = (select id from street where name = 'SHORE DR' and city_id = (select id from city where name = 'VIRGINIA BEACH')) where street_id = (select id from street where name = 'SHORE DR #529' and city_id = (select id from city where name = 'VIRGINIA BEACH')); delete from street where name = 'SHORE DR #529' and city_id = (select id from city where name = 'VIRGINIA BEACH'); COMMIT">
            <text:p>START TRANSACTION; update resident_base set house_num = concat(house_num,'-',REPLACE('SHORE DR #529',concat('SHORE DR',' #'),'')), street_id = (select id from street where name = 'SHORE DR' and city_id = (select id from city where name = 'VIRGINIA BEACH')) where street_id = (select id from street where name = 'SHORE DR #529' and city_id = (select id from city where name = 'VIRGINIA BEACH')); delete from street where name = 'SHORE DR #52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3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85];&quot;',concat('&quot;;[.B685];&quot;',' #'),'')), street_id = (select id from street where name = '&quot;;[.B685];&quot;' and city_id = (select id from city where name = 'VIRGINIA BEACH')) where street_id = (select id from street where name = '&quot;;[.A685];&quot;' and city_id = (select id from city where name = 'VIRGINIA BEACH')); delete from street where name = '&quot;;[.A685];&quot;' and city_id = (select id from city where name = 'VIRGINIA BEACH'); COMMIT&quot;)" office:value-type="string" office:string-value="START TRANSACTION; update resident_base set house_num = concat(house_num,'-',REPLACE('SHORE DR #530',concat('SHORE DR',' #'),'')), street_id = (select id from street where name = 'SHORE DR' and city_id = (select id from city where name = 'VIRGINIA BEACH')) where street_id = (select id from street where name = 'SHORE DR #530' and city_id = (select id from city where name = 'VIRGINIA BEACH')); delete from street where name = 'SHORE DR #530' and city_id = (select id from city where name = 'VIRGINIA BEACH'); COMMIT">
            <text:p>START TRANSACTION; update resident_base set house_num = concat(house_num,'-',REPLACE('SHORE DR #530',concat('SHORE DR',' #'),'')), street_id = (select id from street where name = 'SHORE DR' and city_id = (select id from city where name = 'VIRGINIA BEACH')) where street_id = (select id from street where name = 'SHORE DR #530' and city_id = (select id from city where name = 'VIRGINIA BEACH')); delete from street where name = 'SHORE DR #53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4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86];&quot;',concat('&quot;;[.B686];&quot;',' #'),'')), street_id = (select id from street where name = '&quot;;[.B686];&quot;' and city_id = (select id from city where name = 'VIRGINIA BEACH')) where street_id = (select id from street where name = '&quot;;[.A686];&quot;' and city_id = (select id from city where name = 'VIRGINIA BEACH')); delete from street where name = '&quot;;[.A686];&quot;' and city_id = (select id from city where name = 'VIRGINIA BEACH'); COMMIT&quot;)" office:value-type="string" office:string-value="START TRANSACTION; update resident_base set house_num = concat(house_num,'-',REPLACE('SHORE DR #542',concat('SHORE DR',' #'),'')), street_id = (select id from street where name = 'SHORE DR' and city_id = (select id from city where name = 'VIRGINIA BEACH')) where street_id = (select id from street where name = 'SHORE DR #542' and city_id = (select id from city where name = 'VIRGINIA BEACH')); delete from street where name = 'SHORE DR #542' and city_id = (select id from city where name = 'VIRGINIA BEACH'); COMMIT">
            <text:p>START TRANSACTION; update resident_base set house_num = concat(house_num,'-',REPLACE('SHORE DR #542',concat('SHORE DR',' #'),'')), street_id = (select id from street where name = 'SHORE DR' and city_id = (select id from city where name = 'VIRGINIA BEACH')) where street_id = (select id from street where name = 'SHORE DR #542' and city_id = (select id from city where name = 'VIRGINIA BEACH')); delete from street where name = 'SHORE DR #54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4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87];&quot;',concat('&quot;;[.B687];&quot;',' #'),'')), street_id = (select id from street where name = '&quot;;[.B687];&quot;' and city_id = (select id from city where name = 'VIRGINIA BEACH')) where street_id = (select id from street where name = '&quot;;[.A687];&quot;' and city_id = (select id from city where name = 'VIRGINIA BEACH')); delete from street where name = '&quot;;[.A687];&quot;' and city_id = (select id from city where name = 'VIRGINIA BEACH'); COMMIT&quot;)" office:value-type="string" office:string-value="START TRANSACTION; update resident_base set house_num = concat(house_num,'-',REPLACE('SHORE DR #544',concat('SHORE DR',' #'),'')), street_id = (select id from street where name = 'SHORE DR' and city_id = (select id from city where name = 'VIRGINIA BEACH')) where street_id = (select id from street where name = 'SHORE DR #544' and city_id = (select id from city where name = 'VIRGINIA BEACH')); delete from street where name = 'SHORE DR #544' and city_id = (select id from city where name = 'VIRGINIA BEACH'); COMMIT">
            <text:p>START TRANSACTION; update resident_base set house_num = concat(house_num,'-',REPLACE('SHORE DR #544',concat('SHORE DR',' #'),'')), street_id = (select id from street where name = 'SHORE DR' and city_id = (select id from city where name = 'VIRGINIA BEACH')) where street_id = (select id from street where name = 'SHORE DR #544' and city_id = (select id from city where name = 'VIRGINIA BEACH')); delete from street where name = 'SHORE DR #54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48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88];&quot;',concat('&quot;;[.B688];&quot;',' #'),'')), street_id = (select id from street where name = '&quot;;[.B688];&quot;' and city_id = (select id from city where name = 'VIRGINIA BEACH')) where street_id = (select id from street where name = '&quot;;[.A688];&quot;' and city_id = (select id from city where name = 'VIRGINIA BEACH')); delete from street where name = '&quot;;[.A688];&quot;' and city_id = (select id from city where name = 'VIRGINIA BEACH'); COMMIT&quot;)" office:value-type="string" office:string-value="START TRANSACTION; update resident_base set house_num = concat(house_num,'-',REPLACE('SHORE DR #548',concat('SHORE DR',' #'),'')), street_id = (select id from street where name = 'SHORE DR' and city_id = (select id from city where name = 'VIRGINIA BEACH')) where street_id = (select id from street where name = 'SHORE DR #548' and city_id = (select id from city where name = 'VIRGINIA BEACH')); delete from street where name = 'SHORE DR #548' and city_id = (select id from city where name = 'VIRGINIA BEACH'); COMMIT">
            <text:p>START TRANSACTION; update resident_base set house_num = concat(house_num,'-',REPLACE('SHORE DR #548',concat('SHORE DR',' #'),'')), street_id = (select id from street where name = 'SHORE DR' and city_id = (select id from city where name = 'VIRGINIA BEACH')) where street_id = (select id from street where name = 'SHORE DR #548' and city_id = (select id from city where name = 'VIRGINIA BEACH')); delete from street where name = 'SHORE DR #54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5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89];&quot;',concat('&quot;;[.B689];&quot;',' #'),'')), street_id = (select id from street where name = '&quot;;[.B689];&quot;' and city_id = (select id from city where name = 'VIRGINIA BEACH')) where street_id = (select id from street where name = '&quot;;[.A689];&quot;' and city_id = (select id from city where name = 'VIRGINIA BEACH')); delete from street where name = '&quot;;[.A689];&quot;' and city_id = (select id from city where name = 'VIRGINIA BEACH'); COMMIT&quot;)" office:value-type="string" office:string-value="START TRANSACTION; update resident_base set house_num = concat(house_num,'-',REPLACE('SHORE DR #550',concat('SHORE DR',' #'),'')), street_id = (select id from street where name = 'SHORE DR' and city_id = (select id from city where name = 'VIRGINIA BEACH')) where street_id = (select id from street where name = 'SHORE DR #550' and city_id = (select id from city where name = 'VIRGINIA BEACH')); delete from street where name = 'SHORE DR #550' and city_id = (select id from city where name = 'VIRGINIA BEACH'); COMMIT">
            <text:p>START TRANSACTION; update resident_base set house_num = concat(house_num,'-',REPLACE('SHORE DR #550',concat('SHORE DR',' #'),'')), street_id = (select id from street where name = 'SHORE DR' and city_id = (select id from city where name = 'VIRGINIA BEACH')) where street_id = (select id from street where name = 'SHORE DR #550' and city_id = (select id from city where name = 'VIRGINIA BEACH')); delete from street where name = 'SHORE DR #55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5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90];&quot;',concat('&quot;;[.B690];&quot;',' #'),'')), street_id = (select id from street where name = '&quot;;[.B690];&quot;' and city_id = (select id from city where name = 'VIRGINIA BEACH')) where street_id = (select id from street where name = '&quot;;[.A690];&quot;' and city_id = (select id from city where name = 'VIRGINIA BEACH')); delete from street where name = '&quot;;[.A690];&quot;' and city_id = (select id from city where name = 'VIRGINIA BEACH'); COMMIT&quot;)" office:value-type="string" office:string-value="START TRANSACTION; update resident_base set house_num = concat(house_num,'-',REPLACE('SHORE DR #552',concat('SHORE DR',' #'),'')), street_id = (select id from street where name = 'SHORE DR' and city_id = (select id from city where name = 'VIRGINIA BEACH')) where street_id = (select id from street where name = 'SHORE DR #552' and city_id = (select id from city where name = 'VIRGINIA BEACH')); delete from street where name = 'SHORE DR #552' and city_id = (select id from city where name = 'VIRGINIA BEACH'); COMMIT">
            <text:p>START TRANSACTION; update resident_base set house_num = concat(house_num,'-',REPLACE('SHORE DR #552',concat('SHORE DR',' #'),'')), street_id = (select id from street where name = 'SHORE DR' and city_id = (select id from city where name = 'VIRGINIA BEACH')) where street_id = (select id from street where name = 'SHORE DR #552' and city_id = (select id from city where name = 'VIRGINIA BEACH')); delete from street where name = 'SHORE DR #55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5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91];&quot;',concat('&quot;;[.B691];&quot;',' #'),'')), street_id = (select id from street where name = '&quot;;[.B691];&quot;' and city_id = (select id from city where name = 'VIRGINIA BEACH')) where street_id = (select id from street where name = '&quot;;[.A691];&quot;' and city_id = (select id from city where name = 'VIRGINIA BEACH')); delete from street where name = '&quot;;[.A691];&quot;' and city_id = (select id from city where name = 'VIRGINIA BEACH'); COMMIT&quot;)" office:value-type="string" office:string-value="START TRANSACTION; update resident_base set house_num = concat(house_num,'-',REPLACE('SHORE DR #553',concat('SHORE DR',' #'),'')), street_id = (select id from street where name = 'SHORE DR' and city_id = (select id from city where name = 'VIRGINIA BEACH')) where street_id = (select id from street where name = 'SHORE DR #553' and city_id = (select id from city where name = 'VIRGINIA BEACH')); delete from street where name = 'SHORE DR #553' and city_id = (select id from city where name = 'VIRGINIA BEACH'); COMMIT">
            <text:p>START TRANSACTION; update resident_base set house_num = concat(house_num,'-',REPLACE('SHORE DR #553',concat('SHORE DR',' #'),'')), street_id = (select id from street where name = 'SHORE DR' and city_id = (select id from city where name = 'VIRGINIA BEACH')) where street_id = (select id from street where name = 'SHORE DR #553' and city_id = (select id from city where name = 'VIRGINIA BEACH')); delete from street where name = 'SHORE DR #55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5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92];&quot;',concat('&quot;;[.B692];&quot;',' #'),'')), street_id = (select id from street where name = '&quot;;[.B692];&quot;' and city_id = (select id from city where name = 'VIRGINIA BEACH')) where street_id = (select id from street where name = '&quot;;[.A692];&quot;' and city_id = (select id from city where name = 'VIRGINIA BEACH')); delete from street where name = '&quot;;[.A692];&quot;' and city_id = (select id from city where name = 'VIRGINIA BEACH'); COMMIT&quot;)" office:value-type="string" office:string-value="START TRANSACTION; update resident_base set house_num = concat(house_num,'-',REPLACE('SHORE DR #555',concat('SHORE DR',' #'),'')), street_id = (select id from street where name = 'SHORE DR' and city_id = (select id from city where name = 'VIRGINIA BEACH')) where street_id = (select id from street where name = 'SHORE DR #555' and city_id = (select id from city where name = 'VIRGINIA BEACH')); delete from street where name = 'SHORE DR #555' and city_id = (select id from city where name = 'VIRGINIA BEACH'); COMMIT">
            <text:p>START TRANSACTION; update resident_base set house_num = concat(house_num,'-',REPLACE('SHORE DR #555',concat('SHORE DR',' #'),'')), street_id = (select id from street where name = 'SHORE DR' and city_id = (select id from city where name = 'VIRGINIA BEACH')) where street_id = (select id from street where name = 'SHORE DR #555' and city_id = (select id from city where name = 'VIRGINIA BEACH')); delete from street where name = 'SHORE DR #55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56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93];&quot;',concat('&quot;;[.B693];&quot;',' #'),'')), street_id = (select id from street where name = '&quot;;[.B693];&quot;' and city_id = (select id from city where name = 'VIRGINIA BEACH')) where street_id = (select id from street where name = '&quot;;[.A693];&quot;' and city_id = (select id from city where name = 'VIRGINIA BEACH')); delete from street where name = '&quot;;[.A693];&quot;' and city_id = (select id from city where name = 'VIRGINIA BEACH'); COMMIT&quot;)" office:value-type="string" office:string-value="START TRANSACTION; update resident_base set house_num = concat(house_num,'-',REPLACE('SHORE DR #556',concat('SHORE DR',' #'),'')), street_id = (select id from street where name = 'SHORE DR' and city_id = (select id from city where name = 'VIRGINIA BEACH')) where street_id = (select id from street where name = 'SHORE DR #556' and city_id = (select id from city where name = 'VIRGINIA BEACH')); delete from street where name = 'SHORE DR #556' and city_id = (select id from city where name = 'VIRGINIA BEACH'); COMMIT">
            <text:p>START TRANSACTION; update resident_base set house_num = concat(house_num,'-',REPLACE('SHORE DR #556',concat('SHORE DR',' #'),'')), street_id = (select id from street where name = 'SHORE DR' and city_id = (select id from city where name = 'VIRGINIA BEACH')) where street_id = (select id from street where name = 'SHORE DR #556' and city_id = (select id from city where name = 'VIRGINIA BEACH')); delete from street where name = 'SHORE DR #55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57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94];&quot;',concat('&quot;;[.B694];&quot;',' #'),'')), street_id = (select id from street where name = '&quot;;[.B694];&quot;' and city_id = (select id from city where name = 'VIRGINIA BEACH')) where street_id = (select id from street where name = '&quot;;[.A694];&quot;' and city_id = (select id from city where name = 'VIRGINIA BEACH')); delete from street where name = '&quot;;[.A694];&quot;' and city_id = (select id from city where name = 'VIRGINIA BEACH'); COMMIT&quot;)" office:value-type="string" office:string-value="START TRANSACTION; update resident_base set house_num = concat(house_num,'-',REPLACE('SHORE DR #557',concat('SHORE DR',' #'),'')), street_id = (select id from street where name = 'SHORE DR' and city_id = (select id from city where name = 'VIRGINIA BEACH')) where street_id = (select id from street where name = 'SHORE DR #557' and city_id = (select id from city where name = 'VIRGINIA BEACH')); delete from street where name = 'SHORE DR #557' and city_id = (select id from city where name = 'VIRGINIA BEACH'); COMMIT">
            <text:p>START TRANSACTION; update resident_base set house_num = concat(house_num,'-',REPLACE('SHORE DR #557',concat('SHORE DR',' #'),'')), street_id = (select id from street where name = 'SHORE DR' and city_id = (select id from city where name = 'VIRGINIA BEACH')) where street_id = (select id from street where name = 'SHORE DR #557' and city_id = (select id from city where name = 'VIRGINIA BEACH')); delete from street where name = 'SHORE DR #55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56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95];&quot;',concat('&quot;;[.B695];&quot;',' #'),'')), street_id = (select id from street where name = '&quot;;[.B695];&quot;' and city_id = (select id from city where name = 'VIRGINIA BEACH')) where street_id = (select id from street where name = '&quot;;[.A695];&quot;' and city_id = (select id from city where name = 'VIRGINIA BEACH')); delete from street where name = '&quot;;[.A695];&quot;' and city_id = (select id from city where name = 'VIRGINIA BEACH'); COMMIT&quot;)" office:value-type="string" office:string-value="START TRANSACTION; update resident_base set house_num = concat(house_num,'-',REPLACE('SHORE DR #564',concat('SHORE DR',' #'),'')), street_id = (select id from street where name = 'SHORE DR' and city_id = (select id from city where name = 'VIRGINIA BEACH')) where street_id = (select id from street where name = 'SHORE DR #564' and city_id = (select id from city where name = 'VIRGINIA BEACH')); delete from street where name = 'SHORE DR #564' and city_id = (select id from city where name = 'VIRGINIA BEACH'); COMMIT">
            <text:p>START TRANSACTION; update resident_base set house_num = concat(house_num,'-',REPLACE('SHORE DR #564',concat('SHORE DR',' #'),'')), street_id = (select id from street where name = 'SHORE DR' and city_id = (select id from city where name = 'VIRGINIA BEACH')) where street_id = (select id from street where name = 'SHORE DR #564' and city_id = (select id from city where name = 'VIRGINIA BEACH')); delete from street where name = 'SHORE DR #56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60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96];&quot;',concat('&quot;;[.B696];&quot;',' #'),'')), street_id = (select id from street where name = '&quot;;[.B696];&quot;' and city_id = (select id from city where name = 'VIRGINIA BEACH')) where street_id = (select id from street where name = '&quot;;[.A696];&quot;' and city_id = (select id from city where name = 'VIRGINIA BEACH')); delete from street where name = '&quot;;[.A696];&quot;' and city_id = (select id from city where name = 'VIRGINIA BEACH'); COMMIT&quot;)" office:value-type="string" office:string-value="START TRANSACTION; update resident_base set house_num = concat(house_num,'-',REPLACE('SHORE DR #600',concat('SHORE DR',' #'),'')), street_id = (select id from street where name = 'SHORE DR' and city_id = (select id from city where name = 'VIRGINIA BEACH')) where street_id = (select id from street where name = 'SHORE DR #600' and city_id = (select id from city where name = 'VIRGINIA BEACH')); delete from street where name = 'SHORE DR #600' and city_id = (select id from city where name = 'VIRGINIA BEACH'); COMMIT">
            <text:p>START TRANSACTION; update resident_base set house_num = concat(house_num,'-',REPLACE('SHORE DR #600',concat('SHORE DR',' #'),'')), street_id = (select id from street where name = 'SHORE DR' and city_id = (select id from city where name = 'VIRGINIA BEACH')) where street_id = (select id from street where name = 'SHORE DR #600' and city_id = (select id from city where name = 'VIRGINIA BEACH')); delete from street where name = 'SHORE DR #60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60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97];&quot;',concat('&quot;;[.B697];&quot;',' #'),'')), street_id = (select id from street where name = '&quot;;[.B697];&quot;' and city_id = (select id from city where name = 'VIRGINIA BEACH')) where street_id = (select id from street where name = '&quot;;[.A697];&quot;' and city_id = (select id from city where name = 'VIRGINIA BEACH')); delete from street where name = '&quot;;[.A697];&quot;' and city_id = (select id from city where name = 'VIRGINIA BEACH'); COMMIT&quot;)" office:value-type="string" office:string-value="START TRANSACTION; update resident_base set house_num = concat(house_num,'-',REPLACE('SHORE DR #601',concat('SHORE DR',' #'),'')), street_id = (select id from street where name = 'SHORE DR' and city_id = (select id from city where name = 'VIRGINIA BEACH')) where street_id = (select id from street where name = 'SHORE DR #601' and city_id = (select id from city where name = 'VIRGINIA BEACH')); delete from street where name = 'SHORE DR #601' and city_id = (select id from city where name = 'VIRGINIA BEACH'); COMMIT">
            <text:p>START TRANSACTION; update resident_base set house_num = concat(house_num,'-',REPLACE('SHORE DR #601',concat('SHORE DR',' #'),'')), street_id = (select id from street where name = 'SHORE DR' and city_id = (select id from city where name = 'VIRGINIA BEACH')) where street_id = (select id from street where name = 'SHORE DR #601' and city_id = (select id from city where name = 'VIRGINIA BEACH')); delete from street where name = 'SHORE DR #6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60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98];&quot;',concat('&quot;;[.B698];&quot;',' #'),'')), street_id = (select id from street where name = '&quot;;[.B698];&quot;' and city_id = (select id from city where name = 'VIRGINIA BEACH')) where street_id = (select id from street where name = '&quot;;[.A698];&quot;' and city_id = (select id from city where name = 'VIRGINIA BEACH')); delete from street where name = '&quot;;[.A698];&quot;' and city_id = (select id from city where name = 'VIRGINIA BEACH'); COMMIT&quot;)" office:value-type="string" office:string-value="START TRANSACTION; update resident_base set house_num = concat(house_num,'-',REPLACE('SHORE DR #602',concat('SHORE DR',' #'),'')), street_id = (select id from street where name = 'SHORE DR' and city_id = (select id from city where name = 'VIRGINIA BEACH')) where street_id = (select id from street where name = 'SHORE DR #602' and city_id = (select id from city where name = 'VIRGINIA BEACH')); delete from street where name = 'SHORE DR #602' and city_id = (select id from city where name = 'VIRGINIA BEACH'); COMMIT">
            <text:p>START TRANSACTION; update resident_base set house_num = concat(house_num,'-',REPLACE('SHORE DR #602',concat('SHORE DR',' #'),'')), street_id = (select id from street where name = 'SHORE DR' and city_id = (select id from city where name = 'VIRGINIA BEACH')) where street_id = (select id from street where name = 'SHORE DR #602' and city_id = (select id from city where name = 'VIRGINIA BEACH')); delete from street where name = 'SHORE DR #6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60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699];&quot;',concat('&quot;;[.B699];&quot;',' #'),'')), street_id = (select id from street where name = '&quot;;[.B699];&quot;' and city_id = (select id from city where name = 'VIRGINIA BEACH')) where street_id = (select id from street where name = '&quot;;[.A699];&quot;' and city_id = (select id from city where name = 'VIRGINIA BEACH')); delete from street where name = '&quot;;[.A699];&quot;' and city_id = (select id from city where name = 'VIRGINIA BEACH'); COMMIT&quot;)" office:value-type="string" office:string-value="START TRANSACTION; update resident_base set house_num = concat(house_num,'-',REPLACE('SHORE DR #603',concat('SHORE DR',' #'),'')), street_id = (select id from street where name = 'SHORE DR' and city_id = (select id from city where name = 'VIRGINIA BEACH')) where street_id = (select id from street where name = 'SHORE DR #603' and city_id = (select id from city where name = 'VIRGINIA BEACH')); delete from street where name = 'SHORE DR #603' and city_id = (select id from city where name = 'VIRGINIA BEACH'); COMMIT">
            <text:p>START TRANSACTION; update resident_base set house_num = concat(house_num,'-',REPLACE('SHORE DR #603',concat('SHORE DR',' #'),'')), street_id = (select id from street where name = 'SHORE DR' and city_id = (select id from city where name = 'VIRGINIA BEACH')) where street_id = (select id from street where name = 'SHORE DR #603' and city_id = (select id from city where name = 'VIRGINIA BEACH')); delete from street where name = 'SHORE DR #6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60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00];&quot;',concat('&quot;;[.B700];&quot;',' #'),'')), street_id = (select id from street where name = '&quot;;[.B700];&quot;' and city_id = (select id from city where name = 'VIRGINIA BEACH')) where street_id = (select id from street where name = '&quot;;[.A700];&quot;' and city_id = (select id from city where name = 'VIRGINIA BEACH')); delete from street where name = '&quot;;[.A700];&quot;' and city_id = (select id from city where name = 'VIRGINIA BEACH'); COMMIT&quot;)" office:value-type="string" office:string-value="START TRANSACTION; update resident_base set house_num = concat(house_num,'-',REPLACE('SHORE DR #604',concat('SHORE DR',' #'),'')), street_id = (select id from street where name = 'SHORE DR' and city_id = (select id from city where name = 'VIRGINIA BEACH')) where street_id = (select id from street where name = 'SHORE DR #604' and city_id = (select id from city where name = 'VIRGINIA BEACH')); delete from street where name = 'SHORE DR #604' and city_id = (select id from city where name = 'VIRGINIA BEACH'); COMMIT">
            <text:p>START TRANSACTION; update resident_base set house_num = concat(house_num,'-',REPLACE('SHORE DR #604',concat('SHORE DR',' #'),'')), street_id = (select id from street where name = 'SHORE DR' and city_id = (select id from city where name = 'VIRGINIA BEACH')) where street_id = (select id from street where name = 'SHORE DR #604' and city_id = (select id from city where name = 'VIRGINIA BEACH')); delete from street where name = 'SHORE DR #6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60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01];&quot;',concat('&quot;;[.B701];&quot;',' #'),'')), street_id = (select id from street where name = '&quot;;[.B701];&quot;' and city_id = (select id from city where name = 'VIRGINIA BEACH')) where street_id = (select id from street where name = '&quot;;[.A701];&quot;' and city_id = (select id from city where name = 'VIRGINIA BEACH')); delete from street where name = '&quot;;[.A701];&quot;' and city_id = (select id from city where name = 'VIRGINIA BEACH'); COMMIT&quot;)" office:value-type="string" office:string-value="START TRANSACTION; update resident_base set house_num = concat(house_num,'-',REPLACE('SHORE DR #605',concat('SHORE DR',' #'),'')), street_id = (select id from street where name = 'SHORE DR' and city_id = (select id from city where name = 'VIRGINIA BEACH')) where street_id = (select id from street where name = 'SHORE DR #605' and city_id = (select id from city where name = 'VIRGINIA BEACH')); delete from street where name = 'SHORE DR #605' and city_id = (select id from city where name = 'VIRGINIA BEACH'); COMMIT">
            <text:p>START TRANSACTION; update resident_base set house_num = concat(house_num,'-',REPLACE('SHORE DR #605',concat('SHORE DR',' #'),'')), street_id = (select id from street where name = 'SHORE DR' and city_id = (select id from city where name = 'VIRGINIA BEACH')) where street_id = (select id from street where name = 'SHORE DR #605' and city_id = (select id from city where name = 'VIRGINIA BEACH')); delete from street where name = 'SHORE DR #6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607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02];&quot;',concat('&quot;;[.B702];&quot;',' #'),'')), street_id = (select id from street where name = '&quot;;[.B702];&quot;' and city_id = (select id from city where name = 'VIRGINIA BEACH')) where street_id = (select id from street where name = '&quot;;[.A702];&quot;' and city_id = (select id from city where name = 'VIRGINIA BEACH')); delete from street where name = '&quot;;[.A702];&quot;' and city_id = (select id from city where name = 'VIRGINIA BEACH'); COMMIT&quot;)" office:value-type="string" office:string-value="START TRANSACTION; update resident_base set house_num = concat(house_num,'-',REPLACE('SHORE DR #607',concat('SHORE DR',' #'),'')), street_id = (select id from street where name = 'SHORE DR' and city_id = (select id from city where name = 'VIRGINIA BEACH')) where street_id = (select id from street where name = 'SHORE DR #607' and city_id = (select id from city where name = 'VIRGINIA BEACH')); delete from street where name = 'SHORE DR #607' and city_id = (select id from city where name = 'VIRGINIA BEACH'); COMMIT">
            <text:p>START TRANSACTION; update resident_base set house_num = concat(house_num,'-',REPLACE('SHORE DR #607',concat('SHORE DR',' #'),'')), street_id = (select id from street where name = 'SHORE DR' and city_id = (select id from city where name = 'VIRGINIA BEACH')) where street_id = (select id from street where name = 'SHORE DR #607' and city_id = (select id from city where name = 'VIRGINIA BEACH')); delete from street where name = 'SHORE DR #6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608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03];&quot;',concat('&quot;;[.B703];&quot;',' #'),'')), street_id = (select id from street where name = '&quot;;[.B703];&quot;' and city_id = (select id from city where name = 'VIRGINIA BEACH')) where street_id = (select id from street where name = '&quot;;[.A703];&quot;' and city_id = (select id from city where name = 'VIRGINIA BEACH')); delete from street where name = '&quot;;[.A703];&quot;' and city_id = (select id from city where name = 'VIRGINIA BEACH'); COMMIT&quot;)" office:value-type="string" office:string-value="START TRANSACTION; update resident_base set house_num = concat(house_num,'-',REPLACE('SHORE DR #608',concat('SHORE DR',' #'),'')), street_id = (select id from street where name = 'SHORE DR' and city_id = (select id from city where name = 'VIRGINIA BEACH')) where street_id = (select id from street where name = 'SHORE DR #608' and city_id = (select id from city where name = 'VIRGINIA BEACH')); delete from street where name = 'SHORE DR #608' and city_id = (select id from city where name = 'VIRGINIA BEACH'); COMMIT">
            <text:p>START TRANSACTION; update resident_base set house_num = concat(house_num,'-',REPLACE('SHORE DR #608',concat('SHORE DR',' #'),'')), street_id = (select id from street where name = 'SHORE DR' and city_id = (select id from city where name = 'VIRGINIA BEACH')) where street_id = (select id from street where name = 'SHORE DR #608' and city_id = (select id from city where name = 'VIRGINIA BEACH')); delete from street where name = 'SHORE DR #6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609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04];&quot;',concat('&quot;;[.B704];&quot;',' #'),'')), street_id = (select id from street where name = '&quot;;[.B704];&quot;' and city_id = (select id from city where name = 'VIRGINIA BEACH')) where street_id = (select id from street where name = '&quot;;[.A704];&quot;' and city_id = (select id from city where name = 'VIRGINIA BEACH')); delete from street where name = '&quot;;[.A704];&quot;' and city_id = (select id from city where name = 'VIRGINIA BEACH'); COMMIT&quot;)" office:value-type="string" office:string-value="START TRANSACTION; update resident_base set house_num = concat(house_num,'-',REPLACE('SHORE DR #609',concat('SHORE DR',' #'),'')), street_id = (select id from street where name = 'SHORE DR' and city_id = (select id from city where name = 'VIRGINIA BEACH')) where street_id = (select id from street where name = 'SHORE DR #609' and city_id = (select id from city where name = 'VIRGINIA BEACH')); delete from street where name = 'SHORE DR #609' and city_id = (select id from city where name = 'VIRGINIA BEACH'); COMMIT">
            <text:p>START TRANSACTION; update resident_base set house_num = concat(house_num,'-',REPLACE('SHORE DR #609',concat('SHORE DR',' #'),'')), street_id = (select id from street where name = 'SHORE DR' and city_id = (select id from city where name = 'VIRGINIA BEACH')) where street_id = (select id from street where name = 'SHORE DR #609' and city_id = (select id from city where name = 'VIRGINIA BEACH')); delete from street where name = 'SHORE DR #60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61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05];&quot;',concat('&quot;;[.B705];&quot;',' #'),'')), street_id = (select id from street where name = '&quot;;[.B705];&quot;' and city_id = (select id from city where name = 'VIRGINIA BEACH')) where street_id = (select id from street where name = '&quot;;[.A705];&quot;' and city_id = (select id from city where name = 'VIRGINIA BEACH')); delete from street where name = '&quot;;[.A705];&quot;' and city_id = (select id from city where name = 'VIRGINIA BEACH'); COMMIT&quot;)" office:value-type="string" office:string-value="START TRANSACTION; update resident_base set house_num = concat(house_num,'-',REPLACE('SHORE DR #610',concat('SHORE DR',' #'),'')), street_id = (select id from street where name = 'SHORE DR' and city_id = (select id from city where name = 'VIRGINIA BEACH')) where street_id = (select id from street where name = 'SHORE DR #610' and city_id = (select id from city where name = 'VIRGINIA BEACH')); delete from street where name = 'SHORE DR #610' and city_id = (select id from city where name = 'VIRGINIA BEACH'); COMMIT">
            <text:p>START TRANSACTION; update resident_base set house_num = concat(house_num,'-',REPLACE('SHORE DR #610',concat('SHORE DR',' #'),'')), street_id = (select id from street where name = 'SHORE DR' and city_id = (select id from city where name = 'VIRGINIA BEACH')) where street_id = (select id from street where name = 'SHORE DR #610' and city_id = (select id from city where name = 'VIRGINIA BEACH')); delete from street where name = 'SHORE DR #61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61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06];&quot;',concat('&quot;;[.B706];&quot;',' #'),'')), street_id = (select id from street where name = '&quot;;[.B706];&quot;' and city_id = (select id from city where name = 'VIRGINIA BEACH')) where street_id = (select id from street where name = '&quot;;[.A706];&quot;' and city_id = (select id from city where name = 'VIRGINIA BEACH')); delete from street where name = '&quot;;[.A706];&quot;' and city_id = (select id from city where name = 'VIRGINIA BEACH'); COMMIT&quot;)" office:value-type="string" office:string-value="START TRANSACTION; update resident_base set house_num = concat(house_num,'-',REPLACE('SHORE DR #611',concat('SHORE DR',' #'),'')), street_id = (select id from street where name = 'SHORE DR' and city_id = (select id from city where name = 'VIRGINIA BEACH')) where street_id = (select id from street where name = 'SHORE DR #611' and city_id = (select id from city where name = 'VIRGINIA BEACH')); delete from street where name = 'SHORE DR #611' and city_id = (select id from city where name = 'VIRGINIA BEACH'); COMMIT">
            <text:p>START TRANSACTION; update resident_base set house_num = concat(house_num,'-',REPLACE('SHORE DR #611',concat('SHORE DR',' #'),'')), street_id = (select id from street where name = 'SHORE DR' and city_id = (select id from city where name = 'VIRGINIA BEACH')) where street_id = (select id from street where name = 'SHORE DR #611' and city_id = (select id from city where name = 'VIRGINIA BEACH')); delete from street where name = 'SHORE DR #61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61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07];&quot;',concat('&quot;;[.B707];&quot;',' #'),'')), street_id = (select id from street where name = '&quot;;[.B707];&quot;' and city_id = (select id from city where name = 'VIRGINIA BEACH')) where street_id = (select id from street where name = '&quot;;[.A707];&quot;' and city_id = (select id from city where name = 'VIRGINIA BEACH')); delete from street where name = '&quot;;[.A707];&quot;' and city_id = (select id from city where name = 'VIRGINIA BEACH'); COMMIT&quot;)" office:value-type="string" office:string-value="START TRANSACTION; update resident_base set house_num = concat(house_num,'-',REPLACE('SHORE DR #612',concat('SHORE DR',' #'),'')), street_id = (select id from street where name = 'SHORE DR' and city_id = (select id from city where name = 'VIRGINIA BEACH')) where street_id = (select id from street where name = 'SHORE DR #612' and city_id = (select id from city where name = 'VIRGINIA BEACH')); delete from street where name = 'SHORE DR #612' and city_id = (select id from city where name = 'VIRGINIA BEACH'); COMMIT">
            <text:p>START TRANSACTION; update resident_base set house_num = concat(house_num,'-',REPLACE('SHORE DR #612',concat('SHORE DR',' #'),'')), street_id = (select id from street where name = 'SHORE DR' and city_id = (select id from city where name = 'VIRGINIA BEACH')) where street_id = (select id from street where name = 'SHORE DR #612' and city_id = (select id from city where name = 'VIRGINIA BEACH')); delete from street where name = 'SHORE DR #61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61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08];&quot;',concat('&quot;;[.B708];&quot;',' #'),'')), street_id = (select id from street where name = '&quot;;[.B708];&quot;' and city_id = (select id from city where name = 'VIRGINIA BEACH')) where street_id = (select id from street where name = '&quot;;[.A708];&quot;' and city_id = (select id from city where name = 'VIRGINIA BEACH')); delete from street where name = '&quot;;[.A708];&quot;' and city_id = (select id from city where name = 'VIRGINIA BEACH'); COMMIT&quot;)" office:value-type="string" office:string-value="START TRANSACTION; update resident_base set house_num = concat(house_num,'-',REPLACE('SHORE DR #613',concat('SHORE DR',' #'),'')), street_id = (select id from street where name = 'SHORE DR' and city_id = (select id from city where name = 'VIRGINIA BEACH')) where street_id = (select id from street where name = 'SHORE DR #613' and city_id = (select id from city where name = 'VIRGINIA BEACH')); delete from street where name = 'SHORE DR #613' and city_id = (select id from city where name = 'VIRGINIA BEACH'); COMMIT">
            <text:p>START TRANSACTION; update resident_base set house_num = concat(house_num,'-',REPLACE('SHORE DR #613',concat('SHORE DR',' #'),'')), street_id = (select id from street where name = 'SHORE DR' and city_id = (select id from city where name = 'VIRGINIA BEACH')) where street_id = (select id from street where name = 'SHORE DR #613' and city_id = (select id from city where name = 'VIRGINIA BEACH')); delete from street where name = 'SHORE DR #61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61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09];&quot;',concat('&quot;;[.B709];&quot;',' #'),'')), street_id = (select id from street where name = '&quot;;[.B709];&quot;' and city_id = (select id from city where name = 'VIRGINIA BEACH')) where street_id = (select id from street where name = '&quot;;[.A709];&quot;' and city_id = (select id from city where name = 'VIRGINIA BEACH')); delete from street where name = '&quot;;[.A709];&quot;' and city_id = (select id from city where name = 'VIRGINIA BEACH'); COMMIT&quot;)" office:value-type="string" office:string-value="START TRANSACTION; update resident_base set house_num = concat(house_num,'-',REPLACE('SHORE DR #615',concat('SHORE DR',' #'),'')), street_id = (select id from street where name = 'SHORE DR' and city_id = (select id from city where name = 'VIRGINIA BEACH')) where street_id = (select id from street where name = 'SHORE DR #615' and city_id = (select id from city where name = 'VIRGINIA BEACH')); delete from street where name = 'SHORE DR #615' and city_id = (select id from city where name = 'VIRGINIA BEACH'); COMMIT">
            <text:p>START TRANSACTION; update resident_base set house_num = concat(house_num,'-',REPLACE('SHORE DR #615',concat('SHORE DR',' #'),'')), street_id = (select id from street where name = 'SHORE DR' and city_id = (select id from city where name = 'VIRGINIA BEACH')) where street_id = (select id from street where name = 'SHORE DR #615' and city_id = (select id from city where name = 'VIRGINIA BEACH')); delete from street where name = 'SHORE DR #61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616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10];&quot;',concat('&quot;;[.B710];&quot;',' #'),'')), street_id = (select id from street where name = '&quot;;[.B710];&quot;' and city_id = (select id from city where name = 'VIRGINIA BEACH')) where street_id = (select id from street where name = '&quot;;[.A710];&quot;' and city_id = (select id from city where name = 'VIRGINIA BEACH')); delete from street where name = '&quot;;[.A710];&quot;' and city_id = (select id from city where name = 'VIRGINIA BEACH'); COMMIT&quot;)" office:value-type="string" office:string-value="START TRANSACTION; update resident_base set house_num = concat(house_num,'-',REPLACE('SHORE DR #616',concat('SHORE DR',' #'),'')), street_id = (select id from street where name = 'SHORE DR' and city_id = (select id from city where name = 'VIRGINIA BEACH')) where street_id = (select id from street where name = 'SHORE DR #616' and city_id = (select id from city where name = 'VIRGINIA BEACH')); delete from street where name = 'SHORE DR #616' and city_id = (select id from city where name = 'VIRGINIA BEACH'); COMMIT">
            <text:p>START TRANSACTION; update resident_base set house_num = concat(house_num,'-',REPLACE('SHORE DR #616',concat('SHORE DR',' #'),'')), street_id = (select id from street where name = 'SHORE DR' and city_id = (select id from city where name = 'VIRGINIA BEACH')) where street_id = (select id from street where name = 'SHORE DR #616' and city_id = (select id from city where name = 'VIRGINIA BEACH')); delete from street where name = 'SHORE DR #61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617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11];&quot;',concat('&quot;;[.B711];&quot;',' #'),'')), street_id = (select id from street where name = '&quot;;[.B711];&quot;' and city_id = (select id from city where name = 'VIRGINIA BEACH')) where street_id = (select id from street where name = '&quot;;[.A711];&quot;' and city_id = (select id from city where name = 'VIRGINIA BEACH')); delete from street where name = '&quot;;[.A711];&quot;' and city_id = (select id from city where name = 'VIRGINIA BEACH'); COMMIT&quot;)" office:value-type="string" office:string-value="START TRANSACTION; update resident_base set house_num = concat(house_num,'-',REPLACE('SHORE DR #617',concat('SHORE DR',' #'),'')), street_id = (select id from street where name = 'SHORE DR' and city_id = (select id from city where name = 'VIRGINIA BEACH')) where street_id = (select id from street where name = 'SHORE DR #617' and city_id = (select id from city where name = 'VIRGINIA BEACH')); delete from street where name = 'SHORE DR #617' and city_id = (select id from city where name = 'VIRGINIA BEACH'); COMMIT">
            <text:p>START TRANSACTION; update resident_base set house_num = concat(house_num,'-',REPLACE('SHORE DR #617',concat('SHORE DR',' #'),'')), street_id = (select id from street where name = 'SHORE DR' and city_id = (select id from city where name = 'VIRGINIA BEACH')) where street_id = (select id from street where name = 'SHORE DR #617' and city_id = (select id from city where name = 'VIRGINIA BEACH')); delete from street where name = 'SHORE DR #61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619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12];&quot;',concat('&quot;;[.B712];&quot;',' #'),'')), street_id = (select id from street where name = '&quot;;[.B712];&quot;' and city_id = (select id from city where name = 'VIRGINIA BEACH')) where street_id = (select id from street where name = '&quot;;[.A712];&quot;' and city_id = (select id from city where name = 'VIRGINIA BEACH')); delete from street where name = '&quot;;[.A712];&quot;' and city_id = (select id from city where name = 'VIRGINIA BEACH'); COMMIT&quot;)" office:value-type="string" office:string-value="START TRANSACTION; update resident_base set house_num = concat(house_num,'-',REPLACE('SHORE DR #619',concat('SHORE DR',' #'),'')), street_id = (select id from street where name = 'SHORE DR' and city_id = (select id from city where name = 'VIRGINIA BEACH')) where street_id = (select id from street where name = 'SHORE DR #619' and city_id = (select id from city where name = 'VIRGINIA BEACH')); delete from street where name = 'SHORE DR #619' and city_id = (select id from city where name = 'VIRGINIA BEACH'); COMMIT">
            <text:p>START TRANSACTION; update resident_base set house_num = concat(house_num,'-',REPLACE('SHORE DR #619',concat('SHORE DR',' #'),'')), street_id = (select id from street where name = 'SHORE DR' and city_id = (select id from city where name = 'VIRGINIA BEACH')) where street_id = (select id from street where name = 'SHORE DR #619' and city_id = (select id from city where name = 'VIRGINIA BEACH')); delete from street where name = 'SHORE DR #61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62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13];&quot;',concat('&quot;;[.B713];&quot;',' #'),'')), street_id = (select id from street where name = '&quot;;[.B713];&quot;' and city_id = (select id from city where name = 'VIRGINIA BEACH')) where street_id = (select id from street where name = '&quot;;[.A713];&quot;' and city_id = (select id from city where name = 'VIRGINIA BEACH')); delete from street where name = '&quot;;[.A713];&quot;' and city_id = (select id from city where name = 'VIRGINIA BEACH'); COMMIT&quot;)" office:value-type="string" office:string-value="START TRANSACTION; update resident_base set house_num = concat(house_num,'-',REPLACE('SHORE DR #620',concat('SHORE DR',' #'),'')), street_id = (select id from street where name = 'SHORE DR' and city_id = (select id from city where name = 'VIRGINIA BEACH')) where street_id = (select id from street where name = 'SHORE DR #620' and city_id = (select id from city where name = 'VIRGINIA BEACH')); delete from street where name = 'SHORE DR #620' and city_id = (select id from city where name = 'VIRGINIA BEACH'); COMMIT">
            <text:p>START TRANSACTION; update resident_base set house_num = concat(house_num,'-',REPLACE('SHORE DR #620',concat('SHORE DR',' #'),'')), street_id = (select id from street where name = 'SHORE DR' and city_id = (select id from city where name = 'VIRGINIA BEACH')) where street_id = (select id from street where name = 'SHORE DR #620' and city_id = (select id from city where name = 'VIRGINIA BEACH')); delete from street where name = 'SHORE DR #62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62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14];&quot;',concat('&quot;;[.B714];&quot;',' #'),'')), street_id = (select id from street where name = '&quot;;[.B714];&quot;' and city_id = (select id from city where name = 'VIRGINIA BEACH')) where street_id = (select id from street where name = '&quot;;[.A714];&quot;' and city_id = (select id from city where name = 'VIRGINIA BEACH')); delete from street where name = '&quot;;[.A714];&quot;' and city_id = (select id from city where name = 'VIRGINIA BEACH'); COMMIT&quot;)" office:value-type="string" office:string-value="START TRANSACTION; update resident_base set house_num = concat(house_num,'-',REPLACE('SHORE DR #621',concat('SHORE DR',' #'),'')), street_id = (select id from street where name = 'SHORE DR' and city_id = (select id from city where name = 'VIRGINIA BEACH')) where street_id = (select id from street where name = 'SHORE DR #621' and city_id = (select id from city where name = 'VIRGINIA BEACH')); delete from street where name = 'SHORE DR #621' and city_id = (select id from city where name = 'VIRGINIA BEACH'); COMMIT">
            <text:p>START TRANSACTION; update resident_base set house_num = concat(house_num,'-',REPLACE('SHORE DR #621',concat('SHORE DR',' #'),'')), street_id = (select id from street where name = 'SHORE DR' and city_id = (select id from city where name = 'VIRGINIA BEACH')) where street_id = (select id from street where name = 'SHORE DR #621' and city_id = (select id from city where name = 'VIRGINIA BEACH')); delete from street where name = 'SHORE DR #62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62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15];&quot;',concat('&quot;;[.B715];&quot;',' #'),'')), street_id = (select id from street where name = '&quot;;[.B715];&quot;' and city_id = (select id from city where name = 'VIRGINIA BEACH')) where street_id = (select id from street where name = '&quot;;[.A715];&quot;' and city_id = (select id from city where name = 'VIRGINIA BEACH')); delete from street where name = '&quot;;[.A715];&quot;' and city_id = (select id from city where name = 'VIRGINIA BEACH'); COMMIT&quot;)" office:value-type="string" office:string-value="START TRANSACTION; update resident_base set house_num = concat(house_num,'-',REPLACE('SHORE DR #622',concat('SHORE DR',' #'),'')), street_id = (select id from street where name = 'SHORE DR' and city_id = (select id from city where name = 'VIRGINIA BEACH')) where street_id = (select id from street where name = 'SHORE DR #622' and city_id = (select id from city where name = 'VIRGINIA BEACH')); delete from street where name = 'SHORE DR #622' and city_id = (select id from city where name = 'VIRGINIA BEACH'); COMMIT">
            <text:p>START TRANSACTION; update resident_base set house_num = concat(house_num,'-',REPLACE('SHORE DR #622',concat('SHORE DR',' #'),'')), street_id = (select id from street where name = 'SHORE DR' and city_id = (select id from city where name = 'VIRGINIA BEACH')) where street_id = (select id from street where name = 'SHORE DR #622' and city_id = (select id from city where name = 'VIRGINIA BEACH')); delete from street where name = 'SHORE DR #62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628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16];&quot;',concat('&quot;;[.B716];&quot;',' #'),'')), street_id = (select id from street where name = '&quot;;[.B716];&quot;' and city_id = (select id from city where name = 'VIRGINIA BEACH')) where street_id = (select id from street where name = '&quot;;[.A716];&quot;' and city_id = (select id from city where name = 'VIRGINIA BEACH')); delete from street where name = '&quot;;[.A716];&quot;' and city_id = (select id from city where name = 'VIRGINIA BEACH'); COMMIT&quot;)" office:value-type="string" office:string-value="START TRANSACTION; update resident_base set house_num = concat(house_num,'-',REPLACE('SHORE DR #628',concat('SHORE DR',' #'),'')), street_id = (select id from street where name = 'SHORE DR' and city_id = (select id from city where name = 'VIRGINIA BEACH')) where street_id = (select id from street where name = 'SHORE DR #628' and city_id = (select id from city where name = 'VIRGINIA BEACH')); delete from street where name = 'SHORE DR #628' and city_id = (select id from city where name = 'VIRGINIA BEACH'); COMMIT">
            <text:p>START TRANSACTION; update resident_base set house_num = concat(house_num,'-',REPLACE('SHORE DR #628',concat('SHORE DR',' #'),'')), street_id = (select id from street where name = 'SHORE DR' and city_id = (select id from city where name = 'VIRGINIA BEACH')) where street_id = (select id from street where name = 'SHORE DR #628' and city_id = (select id from city where name = 'VIRGINIA BEACH')); delete from street where name = 'SHORE DR #62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629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17];&quot;',concat('&quot;;[.B717];&quot;',' #'),'')), street_id = (select id from street where name = '&quot;;[.B717];&quot;' and city_id = (select id from city where name = 'VIRGINIA BEACH')) where street_id = (select id from street where name = '&quot;;[.A717];&quot;' and city_id = (select id from city where name = 'VIRGINIA BEACH')); delete from street where name = '&quot;;[.A717];&quot;' and city_id = (select id from city where name = 'VIRGINIA BEACH'); COMMIT&quot;)" office:value-type="string" office:string-value="START TRANSACTION; update resident_base set house_num = concat(house_num,'-',REPLACE('SHORE DR #629',concat('SHORE DR',' #'),'')), street_id = (select id from street where name = 'SHORE DR' and city_id = (select id from city where name = 'VIRGINIA BEACH')) where street_id = (select id from street where name = 'SHORE DR #629' and city_id = (select id from city where name = 'VIRGINIA BEACH')); delete from street where name = 'SHORE DR #629' and city_id = (select id from city where name = 'VIRGINIA BEACH'); COMMIT">
            <text:p>START TRANSACTION; update resident_base set house_num = concat(house_num,'-',REPLACE('SHORE DR #629',concat('SHORE DR',' #'),'')), street_id = (select id from street where name = 'SHORE DR' and city_id = (select id from city where name = 'VIRGINIA BEACH')) where street_id = (select id from street where name = 'SHORE DR #629' and city_id = (select id from city where name = 'VIRGINIA BEACH')); delete from street where name = 'SHORE DR #62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64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18];&quot;',concat('&quot;;[.B718];&quot;',' #'),'')), street_id = (select id from street where name = '&quot;;[.B718];&quot;' and city_id = (select id from city where name = 'VIRGINIA BEACH')) where street_id = (select id from street where name = '&quot;;[.A718];&quot;' and city_id = (select id from city where name = 'VIRGINIA BEACH')); delete from street where name = '&quot;;[.A718];&quot;' and city_id = (select id from city where name = 'VIRGINIA BEACH'); COMMIT&quot;)" office:value-type="string" office:string-value="START TRANSACTION; update resident_base set house_num = concat(house_num,'-',REPLACE('SHORE DR #641',concat('SHORE DR',' #'),'')), street_id = (select id from street where name = 'SHORE DR' and city_id = (select id from city where name = 'VIRGINIA BEACH')) where street_id = (select id from street where name = 'SHORE DR #641' and city_id = (select id from city where name = 'VIRGINIA BEACH')); delete from street where name = 'SHORE DR #641' and city_id = (select id from city where name = 'VIRGINIA BEACH'); COMMIT">
            <text:p>START TRANSACTION; update resident_base set house_num = concat(house_num,'-',REPLACE('SHORE DR #641',concat('SHORE DR',' #'),'')), street_id = (select id from street where name = 'SHORE DR' and city_id = (select id from city where name = 'VIRGINIA BEACH')) where street_id = (select id from street where name = 'SHORE DR #641' and city_id = (select id from city where name = 'VIRGINIA BEACH')); delete from street where name = 'SHORE DR #64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64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19];&quot;',concat('&quot;;[.B719];&quot;',' #'),'')), street_id = (select id from street where name = '&quot;;[.B719];&quot;' and city_id = (select id from city where name = 'VIRGINIA BEACH')) where street_id = (select id from street where name = '&quot;;[.A719];&quot;' and city_id = (select id from city where name = 'VIRGINIA BEACH')); delete from street where name = '&quot;;[.A719];&quot;' and city_id = (select id from city where name = 'VIRGINIA BEACH'); COMMIT&quot;)" office:value-type="string" office:string-value="START TRANSACTION; update resident_base set house_num = concat(house_num,'-',REPLACE('SHORE DR #642',concat('SHORE DR',' #'),'')), street_id = (select id from street where name = 'SHORE DR' and city_id = (select id from city where name = 'VIRGINIA BEACH')) where street_id = (select id from street where name = 'SHORE DR #642' and city_id = (select id from city where name = 'VIRGINIA BEACH')); delete from street where name = 'SHORE DR #642' and city_id = (select id from city where name = 'VIRGINIA BEACH'); COMMIT">
            <text:p>START TRANSACTION; update resident_base set house_num = concat(house_num,'-',REPLACE('SHORE DR #642',concat('SHORE DR',' #'),'')), street_id = (select id from street where name = 'SHORE DR' and city_id = (select id from city where name = 'VIRGINIA BEACH')) where street_id = (select id from street where name = 'SHORE DR #642' and city_id = (select id from city where name = 'VIRGINIA BEACH')); delete from street where name = 'SHORE DR #64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64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20];&quot;',concat('&quot;;[.B720];&quot;',' #'),'')), street_id = (select id from street where name = '&quot;;[.B720];&quot;' and city_id = (select id from city where name = 'VIRGINIA BEACH')) where street_id = (select id from street where name = '&quot;;[.A720];&quot;' and city_id = (select id from city where name = 'VIRGINIA BEACH')); delete from street where name = '&quot;;[.A720];&quot;' and city_id = (select id from city where name = 'VIRGINIA BEACH'); COMMIT&quot;)" office:value-type="string" office:string-value="START TRANSACTION; update resident_base set house_num = concat(house_num,'-',REPLACE('SHORE DR #644',concat('SHORE DR',' #'),'')), street_id = (select id from street where name = 'SHORE DR' and city_id = (select id from city where name = 'VIRGINIA BEACH')) where street_id = (select id from street where name = 'SHORE DR #644' and city_id = (select id from city where name = 'VIRGINIA BEACH')); delete from street where name = 'SHORE DR #644' and city_id = (select id from city where name = 'VIRGINIA BEACH'); COMMIT">
            <text:p>START TRANSACTION; update resident_base set house_num = concat(house_num,'-',REPLACE('SHORE DR #644',concat('SHORE DR',' #'),'')), street_id = (select id from street where name = 'SHORE DR' and city_id = (select id from city where name = 'VIRGINIA BEACH')) where street_id = (select id from street where name = 'SHORE DR #644' and city_id = (select id from city where name = 'VIRGINIA BEACH')); delete from street where name = 'SHORE DR #64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648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21];&quot;',concat('&quot;;[.B721];&quot;',' #'),'')), street_id = (select id from street where name = '&quot;;[.B721];&quot;' and city_id = (select id from city where name = 'VIRGINIA BEACH')) where street_id = (select id from street where name = '&quot;;[.A721];&quot;' and city_id = (select id from city where name = 'VIRGINIA BEACH')); delete from street where name = '&quot;;[.A721];&quot;' and city_id = (select id from city where name = 'VIRGINIA BEACH'); COMMIT&quot;)" office:value-type="string" office:string-value="START TRANSACTION; update resident_base set house_num = concat(house_num,'-',REPLACE('SHORE DR #648',concat('SHORE DR',' #'),'')), street_id = (select id from street where name = 'SHORE DR' and city_id = (select id from city where name = 'VIRGINIA BEACH')) where street_id = (select id from street where name = 'SHORE DR #648' and city_id = (select id from city where name = 'VIRGINIA BEACH')); delete from street where name = 'SHORE DR #648' and city_id = (select id from city where name = 'VIRGINIA BEACH'); COMMIT">
            <text:p>START TRANSACTION; update resident_base set house_num = concat(house_num,'-',REPLACE('SHORE DR #648',concat('SHORE DR',' #'),'')), street_id = (select id from street where name = 'SHORE DR' and city_id = (select id from city where name = 'VIRGINIA BEACH')) where street_id = (select id from street where name = 'SHORE DR #648' and city_id = (select id from city where name = 'VIRGINIA BEACH')); delete from street where name = 'SHORE DR #64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65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22];&quot;',concat('&quot;;[.B722];&quot;',' #'),'')), street_id = (select id from street where name = '&quot;;[.B722];&quot;' and city_id = (select id from city where name = 'VIRGINIA BEACH')) where street_id = (select id from street where name = '&quot;;[.A722];&quot;' and city_id = (select id from city where name = 'VIRGINIA BEACH')); delete from street where name = '&quot;;[.A722];&quot;' and city_id = (select id from city where name = 'VIRGINIA BEACH'); COMMIT&quot;)" office:value-type="string" office:string-value="START TRANSACTION; update resident_base set house_num = concat(house_num,'-',REPLACE('SHORE DR #650',concat('SHORE DR',' #'),'')), street_id = (select id from street where name = 'SHORE DR' and city_id = (select id from city where name = 'VIRGINIA BEACH')) where street_id = (select id from street where name = 'SHORE DR #650' and city_id = (select id from city where name = 'VIRGINIA BEACH')); delete from street where name = 'SHORE DR #650' and city_id = (select id from city where name = 'VIRGINIA BEACH'); COMMIT">
            <text:p>START TRANSACTION; update resident_base set house_num = concat(house_num,'-',REPLACE('SHORE DR #650',concat('SHORE DR',' #'),'')), street_id = (select id from street where name = 'SHORE DR' and city_id = (select id from city where name = 'VIRGINIA BEACH')) where street_id = (select id from street where name = 'SHORE DR #650' and city_id = (select id from city where name = 'VIRGINIA BEACH')); delete from street where name = 'SHORE DR #65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65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23];&quot;',concat('&quot;;[.B723];&quot;',' #'),'')), street_id = (select id from street where name = '&quot;;[.B723];&quot;' and city_id = (select id from city where name = 'VIRGINIA BEACH')) where street_id = (select id from street where name = '&quot;;[.A723];&quot;' and city_id = (select id from city where name = 'VIRGINIA BEACH')); delete from street where name = '&quot;;[.A723];&quot;' and city_id = (select id from city where name = 'VIRGINIA BEACH'); COMMIT&quot;)" office:value-type="string" office:string-value="START TRANSACTION; update resident_base set house_num = concat(house_num,'-',REPLACE('SHORE DR #651',concat('SHORE DR',' #'),'')), street_id = (select id from street where name = 'SHORE DR' and city_id = (select id from city where name = 'VIRGINIA BEACH')) where street_id = (select id from street where name = 'SHORE DR #651' and city_id = (select id from city where name = 'VIRGINIA BEACH')); delete from street where name = 'SHORE DR #651' and city_id = (select id from city where name = 'VIRGINIA BEACH'); COMMIT">
            <text:p>START TRANSACTION; update resident_base set house_num = concat(house_num,'-',REPLACE('SHORE DR #651',concat('SHORE DR',' #'),'')), street_id = (select id from street where name = 'SHORE DR' and city_id = (select id from city where name = 'VIRGINIA BEACH')) where street_id = (select id from street where name = 'SHORE DR #651' and city_id = (select id from city where name = 'VIRGINIA BEACH')); delete from street where name = 'SHORE DR #65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65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24];&quot;',concat('&quot;;[.B724];&quot;',' #'),'')), street_id = (select id from street where name = '&quot;;[.B724];&quot;' and city_id = (select id from city where name = 'VIRGINIA BEACH')) where street_id = (select id from street where name = '&quot;;[.A724];&quot;' and city_id = (select id from city where name = 'VIRGINIA BEACH')); delete from street where name = '&quot;;[.A724];&quot;' and city_id = (select id from city where name = 'VIRGINIA BEACH'); COMMIT&quot;)" office:value-type="string" office:string-value="START TRANSACTION; update resident_base set house_num = concat(house_num,'-',REPLACE('SHORE DR #652',concat('SHORE DR',' #'),'')), street_id = (select id from street where name = 'SHORE DR' and city_id = (select id from city where name = 'VIRGINIA BEACH')) where street_id = (select id from street where name = 'SHORE DR #652' and city_id = (select id from city where name = 'VIRGINIA BEACH')); delete from street where name = 'SHORE DR #652' and city_id = (select id from city where name = 'VIRGINIA BEACH'); COMMIT">
            <text:p>START TRANSACTION; update resident_base set house_num = concat(house_num,'-',REPLACE('SHORE DR #652',concat('SHORE DR',' #'),'')), street_id = (select id from street where name = 'SHORE DR' and city_id = (select id from city where name = 'VIRGINIA BEACH')) where street_id = (select id from street where name = 'SHORE DR #652' and city_id = (select id from city where name = 'VIRGINIA BEACH')); delete from street where name = 'SHORE DR #65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65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25];&quot;',concat('&quot;;[.B725];&quot;',' #'),'')), street_id = (select id from street where name = '&quot;;[.B725];&quot;' and city_id = (select id from city where name = 'VIRGINIA BEACH')) where street_id = (select id from street where name = '&quot;;[.A725];&quot;' and city_id = (select id from city where name = 'VIRGINIA BEACH')); delete from street where name = '&quot;;[.A725];&quot;' and city_id = (select id from city where name = 'VIRGINIA BEACH'); COMMIT&quot;)" office:value-type="string" office:string-value="START TRANSACTION; update resident_base set house_num = concat(house_num,'-',REPLACE('SHORE DR #653',concat('SHORE DR',' #'),'')), street_id = (select id from street where name = 'SHORE DR' and city_id = (select id from city where name = 'VIRGINIA BEACH')) where street_id = (select id from street where name = 'SHORE DR #653' and city_id = (select id from city where name = 'VIRGINIA BEACH')); delete from street where name = 'SHORE DR #653' and city_id = (select id from city where name = 'VIRGINIA BEACH'); COMMIT">
            <text:p>START TRANSACTION; update resident_base set house_num = concat(house_num,'-',REPLACE('SHORE DR #653',concat('SHORE DR',' #'),'')), street_id = (select id from street where name = 'SHORE DR' and city_id = (select id from city where name = 'VIRGINIA BEACH')) where street_id = (select id from street where name = 'SHORE DR #653' and city_id = (select id from city where name = 'VIRGINIA BEACH')); delete from street where name = 'SHORE DR #65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65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26];&quot;',concat('&quot;;[.B726];&quot;',' #'),'')), street_id = (select id from street where name = '&quot;;[.B726];&quot;' and city_id = (select id from city where name = 'VIRGINIA BEACH')) where street_id = (select id from street where name = '&quot;;[.A726];&quot;' and city_id = (select id from city where name = 'VIRGINIA BEACH')); delete from street where name = '&quot;;[.A726];&quot;' and city_id = (select id from city where name = 'VIRGINIA BEACH'); COMMIT&quot;)" office:value-type="string" office:string-value="START TRANSACTION; update resident_base set house_num = concat(house_num,'-',REPLACE('SHORE DR #655',concat('SHORE DR',' #'),'')), street_id = (select id from street where name = 'SHORE DR' and city_id = (select id from city where name = 'VIRGINIA BEACH')) where street_id = (select id from street where name = 'SHORE DR #655' and city_id = (select id from city where name = 'VIRGINIA BEACH')); delete from street where name = 'SHORE DR #655' and city_id = (select id from city where name = 'VIRGINIA BEACH'); COMMIT">
            <text:p>START TRANSACTION; update resident_base set house_num = concat(house_num,'-',REPLACE('SHORE DR #655',concat('SHORE DR',' #'),'')), street_id = (select id from street where name = 'SHORE DR' and city_id = (select id from city where name = 'VIRGINIA BEACH')) where street_id = (select id from street where name = 'SHORE DR #655' and city_id = (select id from city where name = 'VIRGINIA BEACH')); delete from street where name = 'SHORE DR #65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656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27];&quot;',concat('&quot;;[.B727];&quot;',' #'),'')), street_id = (select id from street where name = '&quot;;[.B727];&quot;' and city_id = (select id from city where name = 'VIRGINIA BEACH')) where street_id = (select id from street where name = '&quot;;[.A727];&quot;' and city_id = (select id from city where name = 'VIRGINIA BEACH')); delete from street where name = '&quot;;[.A727];&quot;' and city_id = (select id from city where name = 'VIRGINIA BEACH'); COMMIT&quot;)" office:value-type="string" office:string-value="START TRANSACTION; update resident_base set house_num = concat(house_num,'-',REPLACE('SHORE DR #656',concat('SHORE DR',' #'),'')), street_id = (select id from street where name = 'SHORE DR' and city_id = (select id from city where name = 'VIRGINIA BEACH')) where street_id = (select id from street where name = 'SHORE DR #656' and city_id = (select id from city where name = 'VIRGINIA BEACH')); delete from street where name = 'SHORE DR #656' and city_id = (select id from city where name = 'VIRGINIA BEACH'); COMMIT">
            <text:p>START TRANSACTION; update resident_base set house_num = concat(house_num,'-',REPLACE('SHORE DR #656',concat('SHORE DR',' #'),'')), street_id = (select id from street where name = 'SHORE DR' and city_id = (select id from city where name = 'VIRGINIA BEACH')) where street_id = (select id from street where name = 'SHORE DR #656' and city_id = (select id from city where name = 'VIRGINIA BEACH')); delete from street where name = 'SHORE DR #65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657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28];&quot;',concat('&quot;;[.B728];&quot;',' #'),'')), street_id = (select id from street where name = '&quot;;[.B728];&quot;' and city_id = (select id from city where name = 'VIRGINIA BEACH')) where street_id = (select id from street where name = '&quot;;[.A728];&quot;' and city_id = (select id from city where name = 'VIRGINIA BEACH')); delete from street where name = '&quot;;[.A728];&quot;' and city_id = (select id from city where name = 'VIRGINIA BEACH'); COMMIT&quot;)" office:value-type="string" office:string-value="START TRANSACTION; update resident_base set house_num = concat(house_num,'-',REPLACE('SHORE DR #657',concat('SHORE DR',' #'),'')), street_id = (select id from street where name = 'SHORE DR' and city_id = (select id from city where name = 'VIRGINIA BEACH')) where street_id = (select id from street where name = 'SHORE DR #657' and city_id = (select id from city where name = 'VIRGINIA BEACH')); delete from street where name = 'SHORE DR #657' and city_id = (select id from city where name = 'VIRGINIA BEACH'); COMMIT">
            <text:p>START TRANSACTION; update resident_base set house_num = concat(house_num,'-',REPLACE('SHORE DR #657',concat('SHORE DR',' #'),'')), street_id = (select id from street where name = 'SHORE DR' and city_id = (select id from city where name = 'VIRGINIA BEACH')) where street_id = (select id from street where name = 'SHORE DR #657' and city_id = (select id from city where name = 'VIRGINIA BEACH')); delete from street where name = 'SHORE DR #65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66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29];&quot;',concat('&quot;;[.B729];&quot;',' #'),'')), street_id = (select id from street where name = '&quot;;[.B729];&quot;' and city_id = (select id from city where name = 'VIRGINIA BEACH')) where street_id = (select id from street where name = '&quot;;[.A729];&quot;' and city_id = (select id from city where name = 'VIRGINIA BEACH')); delete from street where name = '&quot;;[.A729];&quot;' and city_id = (select id from city where name = 'VIRGINIA BEACH'); COMMIT&quot;)" office:value-type="string" office:string-value="START TRANSACTION; update resident_base set house_num = concat(house_num,'-',REPLACE('SHORE DR #663',concat('SHORE DR',' #'),'')), street_id = (select id from street where name = 'SHORE DR' and city_id = (select id from city where name = 'VIRGINIA BEACH')) where street_id = (select id from street where name = 'SHORE DR #663' and city_id = (select id from city where name = 'VIRGINIA BEACH')); delete from street where name = 'SHORE DR #663' and city_id = (select id from city where name = 'VIRGINIA BEACH'); COMMIT">
            <text:p>START TRANSACTION; update resident_base set house_num = concat(house_num,'-',REPLACE('SHORE DR #663',concat('SHORE DR',' #'),'')), street_id = (select id from street where name = 'SHORE DR' and city_id = (select id from city where name = 'VIRGINIA BEACH')) where street_id = (select id from street where name = 'SHORE DR #663' and city_id = (select id from city where name = 'VIRGINIA BEACH')); delete from street where name = 'SHORE DR #66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66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30];&quot;',concat('&quot;;[.B730];&quot;',' #'),'')), street_id = (select id from street where name = '&quot;;[.B730];&quot;' and city_id = (select id from city where name = 'VIRGINIA BEACH')) where street_id = (select id from street where name = '&quot;;[.A730];&quot;' and city_id = (select id from city where name = 'VIRGINIA BEACH')); delete from street where name = '&quot;;[.A730];&quot;' and city_id = (select id from city where name = 'VIRGINIA BEACH'); COMMIT&quot;)" office:value-type="string" office:string-value="START TRANSACTION; update resident_base set house_num = concat(house_num,'-',REPLACE('SHORE DR #664',concat('SHORE DR',' #'),'')), street_id = (select id from street where name = 'SHORE DR' and city_id = (select id from city where name = 'VIRGINIA BEACH')) where street_id = (select id from street where name = 'SHORE DR #664' and city_id = (select id from city where name = 'VIRGINIA BEACH')); delete from street where name = 'SHORE DR #664' and city_id = (select id from city where name = 'VIRGINIA BEACH'); COMMIT">
            <text:p>START TRANSACTION; update resident_base set house_num = concat(house_num,'-',REPLACE('SHORE DR #664',concat('SHORE DR',' #'),'')), street_id = (select id from street where name = 'SHORE DR' and city_id = (select id from city where name = 'VIRGINIA BEACH')) where street_id = (select id from street where name = 'SHORE DR #664' and city_id = (select id from city where name = 'VIRGINIA BEACH')); delete from street where name = 'SHORE DR #66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70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31];&quot;',concat('&quot;;[.B731];&quot;',' #'),'')), street_id = (select id from street where name = '&quot;;[.B731];&quot;' and city_id = (select id from city where name = 'VIRGINIA BEACH')) where street_id = (select id from street where name = '&quot;;[.A731];&quot;' and city_id = (select id from city where name = 'VIRGINIA BEACH')); delete from street where name = '&quot;;[.A731];&quot;' and city_id = (select id from city where name = 'VIRGINIA BEACH'); COMMIT&quot;)" office:value-type="string" office:string-value="START TRANSACTION; update resident_base set house_num = concat(house_num,'-',REPLACE('SHORE DR #701',concat('SHORE DR',' #'),'')), street_id = (select id from street where name = 'SHORE DR' and city_id = (select id from city where name = 'VIRGINIA BEACH')) where street_id = (select id from street where name = 'SHORE DR #701' and city_id = (select id from city where name = 'VIRGINIA BEACH')); delete from street where name = 'SHORE DR #701' and city_id = (select id from city where name = 'VIRGINIA BEACH'); COMMIT">
            <text:p>START TRANSACTION; update resident_base set house_num = concat(house_num,'-',REPLACE('SHORE DR #701',concat('SHORE DR',' #'),'')), street_id = (select id from street where name = 'SHORE DR' and city_id = (select id from city where name = 'VIRGINIA BEACH')) where street_id = (select id from street where name = 'SHORE DR #701' and city_id = (select id from city where name = 'VIRGINIA BEACH')); delete from street where name = 'SHORE DR #7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70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32];&quot;',concat('&quot;;[.B732];&quot;',' #'),'')), street_id = (select id from street where name = '&quot;;[.B732];&quot;' and city_id = (select id from city where name = 'VIRGINIA BEACH')) where street_id = (select id from street where name = '&quot;;[.A732];&quot;' and city_id = (select id from city where name = 'VIRGINIA BEACH')); delete from street where name = '&quot;;[.A732];&quot;' and city_id = (select id from city where name = 'VIRGINIA BEACH'); COMMIT&quot;)" office:value-type="string" office:string-value="START TRANSACTION; update resident_base set house_num = concat(house_num,'-',REPLACE('SHORE DR #702',concat('SHORE DR',' #'),'')), street_id = (select id from street where name = 'SHORE DR' and city_id = (select id from city where name = 'VIRGINIA BEACH')) where street_id = (select id from street where name = 'SHORE DR #702' and city_id = (select id from city where name = 'VIRGINIA BEACH')); delete from street where name = 'SHORE DR #702' and city_id = (select id from city where name = 'VIRGINIA BEACH'); COMMIT">
            <text:p>START TRANSACTION; update resident_base set house_num = concat(house_num,'-',REPLACE('SHORE DR #702',concat('SHORE DR',' #'),'')), street_id = (select id from street where name = 'SHORE DR' and city_id = (select id from city where name = 'VIRGINIA BEACH')) where street_id = (select id from street where name = 'SHORE DR #702' and city_id = (select id from city where name = 'VIRGINIA BEACH')); delete from street where name = 'SHORE DR #7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70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33];&quot;',concat('&quot;;[.B733];&quot;',' #'),'')), street_id = (select id from street where name = '&quot;;[.B733];&quot;' and city_id = (select id from city where name = 'VIRGINIA BEACH')) where street_id = (select id from street where name = '&quot;;[.A733];&quot;' and city_id = (select id from city where name = 'VIRGINIA BEACH')); delete from street where name = '&quot;;[.A733];&quot;' and city_id = (select id from city where name = 'VIRGINIA BEACH'); COMMIT&quot;)" office:value-type="string" office:string-value="START TRANSACTION; update resident_base set house_num = concat(house_num,'-',REPLACE('SHORE DR #703',concat('SHORE DR',' #'),'')), street_id = (select id from street where name = 'SHORE DR' and city_id = (select id from city where name = 'VIRGINIA BEACH')) where street_id = (select id from street where name = 'SHORE DR #703' and city_id = (select id from city where name = 'VIRGINIA BEACH')); delete from street where name = 'SHORE DR #703' and city_id = (select id from city where name = 'VIRGINIA BEACH'); COMMIT">
            <text:p>START TRANSACTION; update resident_base set house_num = concat(house_num,'-',REPLACE('SHORE DR #703',concat('SHORE DR',' #'),'')), street_id = (select id from street where name = 'SHORE DR' and city_id = (select id from city where name = 'VIRGINIA BEACH')) where street_id = (select id from street where name = 'SHORE DR #703' and city_id = (select id from city where name = 'VIRGINIA BEACH')); delete from street where name = 'SHORE DR #7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70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34];&quot;',concat('&quot;;[.B734];&quot;',' #'),'')), street_id = (select id from street where name = '&quot;;[.B734];&quot;' and city_id = (select id from city where name = 'VIRGINIA BEACH')) where street_id = (select id from street where name = '&quot;;[.A734];&quot;' and city_id = (select id from city where name = 'VIRGINIA BEACH')); delete from street where name = '&quot;;[.A734];&quot;' and city_id = (select id from city where name = 'VIRGINIA BEACH'); COMMIT&quot;)" office:value-type="string" office:string-value="START TRANSACTION; update resident_base set house_num = concat(house_num,'-',REPLACE('SHORE DR #704',concat('SHORE DR',' #'),'')), street_id = (select id from street where name = 'SHORE DR' and city_id = (select id from city where name = 'VIRGINIA BEACH')) where street_id = (select id from street where name = 'SHORE DR #704' and city_id = (select id from city where name = 'VIRGINIA BEACH')); delete from street where name = 'SHORE DR #704' and city_id = (select id from city where name = 'VIRGINIA BEACH'); COMMIT">
            <text:p>START TRANSACTION; update resident_base set house_num = concat(house_num,'-',REPLACE('SHORE DR #704',concat('SHORE DR',' #'),'')), street_id = (select id from street where name = 'SHORE DR' and city_id = (select id from city where name = 'VIRGINIA BEACH')) where street_id = (select id from street where name = 'SHORE DR #704' and city_id = (select id from city where name = 'VIRGINIA BEACH')); delete from street where name = 'SHORE DR #7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70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35];&quot;',concat('&quot;;[.B735];&quot;',' #'),'')), street_id = (select id from street where name = '&quot;;[.B735];&quot;' and city_id = (select id from city where name = 'VIRGINIA BEACH')) where street_id = (select id from street where name = '&quot;;[.A735];&quot;' and city_id = (select id from city where name = 'VIRGINIA BEACH')); delete from street where name = '&quot;;[.A735];&quot;' and city_id = (select id from city where name = 'VIRGINIA BEACH'); COMMIT&quot;)" office:value-type="string" office:string-value="START TRANSACTION; update resident_base set house_num = concat(house_num,'-',REPLACE('SHORE DR #705',concat('SHORE DR',' #'),'')), street_id = (select id from street where name = 'SHORE DR' and city_id = (select id from city where name = 'VIRGINIA BEACH')) where street_id = (select id from street where name = 'SHORE DR #705' and city_id = (select id from city where name = 'VIRGINIA BEACH')); delete from street where name = 'SHORE DR #705' and city_id = (select id from city where name = 'VIRGINIA BEACH'); COMMIT">
            <text:p>START TRANSACTION; update resident_base set house_num = concat(house_num,'-',REPLACE('SHORE DR #705',concat('SHORE DR',' #'),'')), street_id = (select id from street where name = 'SHORE DR' and city_id = (select id from city where name = 'VIRGINIA BEACH')) where street_id = (select id from street where name = 'SHORE DR #705' and city_id = (select id from city where name = 'VIRGINIA BEACH')); delete from street where name = 'SHORE DR #7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706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36];&quot;',concat('&quot;;[.B736];&quot;',' #'),'')), street_id = (select id from street where name = '&quot;;[.B736];&quot;' and city_id = (select id from city where name = 'VIRGINIA BEACH')) where street_id = (select id from street where name = '&quot;;[.A736];&quot;' and city_id = (select id from city where name = 'VIRGINIA BEACH')); delete from street where name = '&quot;;[.A736];&quot;' and city_id = (select id from city where name = 'VIRGINIA BEACH'); COMMIT&quot;)" office:value-type="string" office:string-value="START TRANSACTION; update resident_base set house_num = concat(house_num,'-',REPLACE('SHORE DR #706',concat('SHORE DR',' #'),'')), street_id = (select id from street where name = 'SHORE DR' and city_id = (select id from city where name = 'VIRGINIA BEACH')) where street_id = (select id from street where name = 'SHORE DR #706' and city_id = (select id from city where name = 'VIRGINIA BEACH')); delete from street where name = 'SHORE DR #706' and city_id = (select id from city where name = 'VIRGINIA BEACH'); COMMIT">
            <text:p>START TRANSACTION; update resident_base set house_num = concat(house_num,'-',REPLACE('SHORE DR #706',concat('SHORE DR',' #'),'')), street_id = (select id from street where name = 'SHORE DR' and city_id = (select id from city where name = 'VIRGINIA BEACH')) where street_id = (select id from street where name = 'SHORE DR #706' and city_id = (select id from city where name = 'VIRGINIA BEACH')); delete from street where name = 'SHORE DR #7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707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37];&quot;',concat('&quot;;[.B737];&quot;',' #'),'')), street_id = (select id from street where name = '&quot;;[.B737];&quot;' and city_id = (select id from city where name = 'VIRGINIA BEACH')) where street_id = (select id from street where name = '&quot;;[.A737];&quot;' and city_id = (select id from city where name = 'VIRGINIA BEACH')); delete from street where name = '&quot;;[.A737];&quot;' and city_id = (select id from city where name = 'VIRGINIA BEACH'); COMMIT&quot;)" office:value-type="string" office:string-value="START TRANSACTION; update resident_base set house_num = concat(house_num,'-',REPLACE('SHORE DR #707',concat('SHORE DR',' #'),'')), street_id = (select id from street where name = 'SHORE DR' and city_id = (select id from city where name = 'VIRGINIA BEACH')) where street_id = (select id from street where name = 'SHORE DR #707' and city_id = (select id from city where name = 'VIRGINIA BEACH')); delete from street where name = 'SHORE DR #707' and city_id = (select id from city where name = 'VIRGINIA BEACH'); COMMIT">
            <text:p>START TRANSACTION; update resident_base set house_num = concat(house_num,'-',REPLACE('SHORE DR #707',concat('SHORE DR',' #'),'')), street_id = (select id from street where name = 'SHORE DR' and city_id = (select id from city where name = 'VIRGINIA BEACH')) where street_id = (select id from street where name = 'SHORE DR #707' and city_id = (select id from city where name = 'VIRGINIA BEACH')); delete from street where name = 'SHORE DR #7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708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38];&quot;',concat('&quot;;[.B738];&quot;',' #'),'')), street_id = (select id from street where name = '&quot;;[.B738];&quot;' and city_id = (select id from city where name = 'VIRGINIA BEACH')) where street_id = (select id from street where name = '&quot;;[.A738];&quot;' and city_id = (select id from city where name = 'VIRGINIA BEACH')); delete from street where name = '&quot;;[.A738];&quot;' and city_id = (select id from city where name = 'VIRGINIA BEACH'); COMMIT&quot;)" office:value-type="string" office:string-value="START TRANSACTION; update resident_base set house_num = concat(house_num,'-',REPLACE('SHORE DR #708',concat('SHORE DR',' #'),'')), street_id = (select id from street where name = 'SHORE DR' and city_id = (select id from city where name = 'VIRGINIA BEACH')) where street_id = (select id from street where name = 'SHORE DR #708' and city_id = (select id from city where name = 'VIRGINIA BEACH')); delete from street where name = 'SHORE DR #708' and city_id = (select id from city where name = 'VIRGINIA BEACH'); COMMIT">
            <text:p>START TRANSACTION; update resident_base set house_num = concat(house_num,'-',REPLACE('SHORE DR #708',concat('SHORE DR',' #'),'')), street_id = (select id from street where name = 'SHORE DR' and city_id = (select id from city where name = 'VIRGINIA BEACH')) where street_id = (select id from street where name = 'SHORE DR #708' and city_id = (select id from city where name = 'VIRGINIA BEACH')); delete from street where name = 'SHORE DR #7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709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39];&quot;',concat('&quot;;[.B739];&quot;',' #'),'')), street_id = (select id from street where name = '&quot;;[.B739];&quot;' and city_id = (select id from city where name = 'VIRGINIA BEACH')) where street_id = (select id from street where name = '&quot;;[.A739];&quot;' and city_id = (select id from city where name = 'VIRGINIA BEACH')); delete from street where name = '&quot;;[.A739];&quot;' and city_id = (select id from city where name = 'VIRGINIA BEACH'); COMMIT&quot;)" office:value-type="string" office:string-value="START TRANSACTION; update resident_base set house_num = concat(house_num,'-',REPLACE('SHORE DR #709',concat('SHORE DR',' #'),'')), street_id = (select id from street where name = 'SHORE DR' and city_id = (select id from city where name = 'VIRGINIA BEACH')) where street_id = (select id from street where name = 'SHORE DR #709' and city_id = (select id from city where name = 'VIRGINIA BEACH')); delete from street where name = 'SHORE DR #709' and city_id = (select id from city where name = 'VIRGINIA BEACH'); COMMIT">
            <text:p>START TRANSACTION; update resident_base set house_num = concat(house_num,'-',REPLACE('SHORE DR #709',concat('SHORE DR',' #'),'')), street_id = (select id from street where name = 'SHORE DR' and city_id = (select id from city where name = 'VIRGINIA BEACH')) where street_id = (select id from street where name = 'SHORE DR #709' and city_id = (select id from city where name = 'VIRGINIA BEACH')); delete from street where name = 'SHORE DR #70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71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40];&quot;',concat('&quot;;[.B740];&quot;',' #'),'')), street_id = (select id from street where name = '&quot;;[.B740];&quot;' and city_id = (select id from city where name = 'VIRGINIA BEACH')) where street_id = (select id from street where name = '&quot;;[.A740];&quot;' and city_id = (select id from city where name = 'VIRGINIA BEACH')); delete from street where name = '&quot;;[.A740];&quot;' and city_id = (select id from city where name = 'VIRGINIA BEACH'); COMMIT&quot;)" office:value-type="string" office:string-value="START TRANSACTION; update resident_base set house_num = concat(house_num,'-',REPLACE('SHORE DR #710',concat('SHORE DR',' #'),'')), street_id = (select id from street where name = 'SHORE DR' and city_id = (select id from city where name = 'VIRGINIA BEACH')) where street_id = (select id from street where name = 'SHORE DR #710' and city_id = (select id from city where name = 'VIRGINIA BEACH')); delete from street where name = 'SHORE DR #710' and city_id = (select id from city where name = 'VIRGINIA BEACH'); COMMIT">
            <text:p>START TRANSACTION; update resident_base set house_num = concat(house_num,'-',REPLACE('SHORE DR #710',concat('SHORE DR',' #'),'')), street_id = (select id from street where name = 'SHORE DR' and city_id = (select id from city where name = 'VIRGINIA BEACH')) where street_id = (select id from street where name = 'SHORE DR #710' and city_id = (select id from city where name = 'VIRGINIA BEACH')); delete from street where name = 'SHORE DR #71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71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41];&quot;',concat('&quot;;[.B741];&quot;',' #'),'')), street_id = (select id from street where name = '&quot;;[.B741];&quot;' and city_id = (select id from city where name = 'VIRGINIA BEACH')) where street_id = (select id from street where name = '&quot;;[.A741];&quot;' and city_id = (select id from city where name = 'VIRGINIA BEACH')); delete from street where name = '&quot;;[.A741];&quot;' and city_id = (select id from city where name = 'VIRGINIA BEACH'); COMMIT&quot;)" office:value-type="string" office:string-value="START TRANSACTION; update resident_base set house_num = concat(house_num,'-',REPLACE('SHORE DR #711',concat('SHORE DR',' #'),'')), street_id = (select id from street where name = 'SHORE DR' and city_id = (select id from city where name = 'VIRGINIA BEACH')) where street_id = (select id from street where name = 'SHORE DR #711' and city_id = (select id from city where name = 'VIRGINIA BEACH')); delete from street where name = 'SHORE DR #711' and city_id = (select id from city where name = 'VIRGINIA BEACH'); COMMIT">
            <text:p>START TRANSACTION; update resident_base set house_num = concat(house_num,'-',REPLACE('SHORE DR #711',concat('SHORE DR',' #'),'')), street_id = (select id from street where name = 'SHORE DR' and city_id = (select id from city where name = 'VIRGINIA BEACH')) where street_id = (select id from street where name = 'SHORE DR #711' and city_id = (select id from city where name = 'VIRGINIA BEACH')); delete from street where name = 'SHORE DR #71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71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42];&quot;',concat('&quot;;[.B742];&quot;',' #'),'')), street_id = (select id from street where name = '&quot;;[.B742];&quot;' and city_id = (select id from city where name = 'VIRGINIA BEACH')) where street_id = (select id from street where name = '&quot;;[.A742];&quot;' and city_id = (select id from city where name = 'VIRGINIA BEACH')); delete from street where name = '&quot;;[.A742];&quot;' and city_id = (select id from city where name = 'VIRGINIA BEACH'); COMMIT&quot;)" office:value-type="string" office:string-value="START TRANSACTION; update resident_base set house_num = concat(house_num,'-',REPLACE('SHORE DR #713',concat('SHORE DR',' #'),'')), street_id = (select id from street where name = 'SHORE DR' and city_id = (select id from city where name = 'VIRGINIA BEACH')) where street_id = (select id from street where name = 'SHORE DR #713' and city_id = (select id from city where name = 'VIRGINIA BEACH')); delete from street where name = 'SHORE DR #713' and city_id = (select id from city where name = 'VIRGINIA BEACH'); COMMIT">
            <text:p>START TRANSACTION; update resident_base set house_num = concat(house_num,'-',REPLACE('SHORE DR #713',concat('SHORE DR',' #'),'')), street_id = (select id from street where name = 'SHORE DR' and city_id = (select id from city where name = 'VIRGINIA BEACH')) where street_id = (select id from street where name = 'SHORE DR #713' and city_id = (select id from city where name = 'VIRGINIA BEACH')); delete from street where name = 'SHORE DR #71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71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43];&quot;',concat('&quot;;[.B743];&quot;',' #'),'')), street_id = (select id from street where name = '&quot;;[.B743];&quot;' and city_id = (select id from city where name = 'VIRGINIA BEACH')) where street_id = (select id from street where name = '&quot;;[.A743];&quot;' and city_id = (select id from city where name = 'VIRGINIA BEACH')); delete from street where name = '&quot;;[.A743];&quot;' and city_id = (select id from city where name = 'VIRGINIA BEACH'); COMMIT&quot;)" office:value-type="string" office:string-value="START TRANSACTION; update resident_base set house_num = concat(house_num,'-',REPLACE('SHORE DR #714',concat('SHORE DR',' #'),'')), street_id = (select id from street where name = 'SHORE DR' and city_id = (select id from city where name = 'VIRGINIA BEACH')) where street_id = (select id from street where name = 'SHORE DR #714' and city_id = (select id from city where name = 'VIRGINIA BEACH')); delete from street where name = 'SHORE DR #714' and city_id = (select id from city where name = 'VIRGINIA BEACH'); COMMIT">
            <text:p>START TRANSACTION; update resident_base set house_num = concat(house_num,'-',REPLACE('SHORE DR #714',concat('SHORE DR',' #'),'')), street_id = (select id from street where name = 'SHORE DR' and city_id = (select id from city where name = 'VIRGINIA BEACH')) where street_id = (select id from street where name = 'SHORE DR #714' and city_id = (select id from city where name = 'VIRGINIA BEACH')); delete from street where name = 'SHORE DR #71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717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44];&quot;',concat('&quot;;[.B744];&quot;',' #'),'')), street_id = (select id from street where name = '&quot;;[.B744];&quot;' and city_id = (select id from city where name = 'VIRGINIA BEACH')) where street_id = (select id from street where name = '&quot;;[.A744];&quot;' and city_id = (select id from city where name = 'VIRGINIA BEACH')); delete from street where name = '&quot;;[.A744];&quot;' and city_id = (select id from city where name = 'VIRGINIA BEACH'); COMMIT&quot;)" office:value-type="string" office:string-value="START TRANSACTION; update resident_base set house_num = concat(house_num,'-',REPLACE('SHORE DR #717',concat('SHORE DR',' #'),'')), street_id = (select id from street where name = 'SHORE DR' and city_id = (select id from city where name = 'VIRGINIA BEACH')) where street_id = (select id from street where name = 'SHORE DR #717' and city_id = (select id from city where name = 'VIRGINIA BEACH')); delete from street where name = 'SHORE DR #717' and city_id = (select id from city where name = 'VIRGINIA BEACH'); COMMIT">
            <text:p>START TRANSACTION; update resident_base set house_num = concat(house_num,'-',REPLACE('SHORE DR #717',concat('SHORE DR',' #'),'')), street_id = (select id from street where name = 'SHORE DR' and city_id = (select id from city where name = 'VIRGINIA BEACH')) where street_id = (select id from street where name = 'SHORE DR #717' and city_id = (select id from city where name = 'VIRGINIA BEACH')); delete from street where name = 'SHORE DR #71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72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45];&quot;',concat('&quot;;[.B745];&quot;',' #'),'')), street_id = (select id from street where name = '&quot;;[.B745];&quot;' and city_id = (select id from city where name = 'VIRGINIA BEACH')) where street_id = (select id from street where name = '&quot;;[.A745];&quot;' and city_id = (select id from city where name = 'VIRGINIA BEACH')); delete from street where name = '&quot;;[.A745];&quot;' and city_id = (select id from city where name = 'VIRGINIA BEACH'); COMMIT&quot;)" office:value-type="string" office:string-value="START TRANSACTION; update resident_base set house_num = concat(house_num,'-',REPLACE('SHORE DR #720',concat('SHORE DR',' #'),'')), street_id = (select id from street where name = 'SHORE DR' and city_id = (select id from city where name = 'VIRGINIA BEACH')) where street_id = (select id from street where name = 'SHORE DR #720' and city_id = (select id from city where name = 'VIRGINIA BEACH')); delete from street where name = 'SHORE DR #720' and city_id = (select id from city where name = 'VIRGINIA BEACH'); COMMIT">
            <text:p>START TRANSACTION; update resident_base set house_num = concat(house_num,'-',REPLACE('SHORE DR #720',concat('SHORE DR',' #'),'')), street_id = (select id from street where name = 'SHORE DR' and city_id = (select id from city where name = 'VIRGINIA BEACH')) where street_id = (select id from street where name = 'SHORE DR #720' and city_id = (select id from city where name = 'VIRGINIA BEACH')); delete from street where name = 'SHORE DR #72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72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46];&quot;',concat('&quot;;[.B746];&quot;',' #'),'')), street_id = (select id from street where name = '&quot;;[.B746];&quot;' and city_id = (select id from city where name = 'VIRGINIA BEACH')) where street_id = (select id from street where name = '&quot;;[.A746];&quot;' and city_id = (select id from city where name = 'VIRGINIA BEACH')); delete from street where name = '&quot;;[.A746];&quot;' and city_id = (select id from city where name = 'VIRGINIA BEACH'); COMMIT&quot;)" office:value-type="string" office:string-value="START TRANSACTION; update resident_base set house_num = concat(house_num,'-',REPLACE('SHORE DR #721',concat('SHORE DR',' #'),'')), street_id = (select id from street where name = 'SHORE DR' and city_id = (select id from city where name = 'VIRGINIA BEACH')) where street_id = (select id from street where name = 'SHORE DR #721' and city_id = (select id from city where name = 'VIRGINIA BEACH')); delete from street where name = 'SHORE DR #721' and city_id = (select id from city where name = 'VIRGINIA BEACH'); COMMIT">
            <text:p>START TRANSACTION; update resident_base set house_num = concat(house_num,'-',REPLACE('SHORE DR #721',concat('SHORE DR',' #'),'')), street_id = (select id from street where name = 'SHORE DR' and city_id = (select id from city where name = 'VIRGINIA BEACH')) where street_id = (select id from street where name = 'SHORE DR #721' and city_id = (select id from city where name = 'VIRGINIA BEACH')); delete from street where name = 'SHORE DR #72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723-2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47];&quot;',concat('&quot;;[.B747];&quot;',' #'),'')), street_id = (select id from street where name = '&quot;;[.B747];&quot;' and city_id = (select id from city where name = 'VIRGINIA BEACH')) where street_id = (select id from street where name = '&quot;;[.A747];&quot;' and city_id = (select id from city where name = 'VIRGINIA BEACH')); delete from street where name = '&quot;;[.A747];&quot;' and city_id = (select id from city where name = 'VIRGINIA BEACH'); COMMIT&quot;)" office:value-type="string" office:string-value="START TRANSACTION; update resident_base set house_num = concat(house_num,'-',REPLACE('SHORE DR #723-24',concat('SHORE DR',' #'),'')), street_id = (select id from street where name = 'SHORE DR' and city_id = (select id from city where name = 'VIRGINIA BEACH')) where street_id = (select id from street where name = 'SHORE DR #723-24' and city_id = (select id from city where name = 'VIRGINIA BEACH')); delete from street where name = 'SHORE DR #723-24' and city_id = (select id from city where name = 'VIRGINIA BEACH'); COMMIT">
            <text:p>START TRANSACTION; update resident_base set house_num = concat(house_num,'-',REPLACE('SHORE DR #723-24',concat('SHORE DR',' #'),'')), street_id = (select id from street where name = 'SHORE DR' and city_id = (select id from city where name = 'VIRGINIA BEACH')) where street_id = (select id from street where name = 'SHORE DR #723-24' and city_id = (select id from city where name = 'VIRGINIA BEACH')); delete from street where name = 'SHORE DR #723-2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72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48];&quot;',concat('&quot;;[.B748];&quot;',' #'),'')), street_id = (select id from street where name = '&quot;;[.B748];&quot;' and city_id = (select id from city where name = 'VIRGINIA BEACH')) where street_id = (select id from street where name = '&quot;;[.A748];&quot;' and city_id = (select id from city where name = 'VIRGINIA BEACH')); delete from street where name = '&quot;;[.A748];&quot;' and city_id = (select id from city where name = 'VIRGINIA BEACH'); COMMIT&quot;)" office:value-type="string" office:string-value="START TRANSACTION; update resident_base set house_num = concat(house_num,'-',REPLACE('SHORE DR #725',concat('SHORE DR',' #'),'')), street_id = (select id from street where name = 'SHORE DR' and city_id = (select id from city where name = 'VIRGINIA BEACH')) where street_id = (select id from street where name = 'SHORE DR #725' and city_id = (select id from city where name = 'VIRGINIA BEACH')); delete from street where name = 'SHORE DR #725' and city_id = (select id from city where name = 'VIRGINIA BEACH'); COMMIT">
            <text:p>START TRANSACTION; update resident_base set house_num = concat(house_num,'-',REPLACE('SHORE DR #725',concat('SHORE DR',' #'),'')), street_id = (select id from street where name = 'SHORE DR' and city_id = (select id from city where name = 'VIRGINIA BEACH')) where street_id = (select id from street where name = 'SHORE DR #725' and city_id = (select id from city where name = 'VIRGINIA BEACH')); delete from street where name = 'SHORE DR #72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726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49];&quot;',concat('&quot;;[.B749];&quot;',' #'),'')), street_id = (select id from street where name = '&quot;;[.B749];&quot;' and city_id = (select id from city where name = 'VIRGINIA BEACH')) where street_id = (select id from street where name = '&quot;;[.A749];&quot;' and city_id = (select id from city where name = 'VIRGINIA BEACH')); delete from street where name = '&quot;;[.A749];&quot;' and city_id = (select id from city where name = 'VIRGINIA BEACH'); COMMIT&quot;)" office:value-type="string" office:string-value="START TRANSACTION; update resident_base set house_num = concat(house_num,'-',REPLACE('SHORE DR #726',concat('SHORE DR',' #'),'')), street_id = (select id from street where name = 'SHORE DR' and city_id = (select id from city where name = 'VIRGINIA BEACH')) where street_id = (select id from street where name = 'SHORE DR #726' and city_id = (select id from city where name = 'VIRGINIA BEACH')); delete from street where name = 'SHORE DR #726' and city_id = (select id from city where name = 'VIRGINIA BEACH'); COMMIT">
            <text:p>START TRANSACTION; update resident_base set house_num = concat(house_num,'-',REPLACE('SHORE DR #726',concat('SHORE DR',' #'),'')), street_id = (select id from street where name = 'SHORE DR' and city_id = (select id from city where name = 'VIRGINIA BEACH')) where street_id = (select id from street where name = 'SHORE DR #726' and city_id = (select id from city where name = 'VIRGINIA BEACH')); delete from street where name = 'SHORE DR #72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728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50];&quot;',concat('&quot;;[.B750];&quot;',' #'),'')), street_id = (select id from street where name = '&quot;;[.B750];&quot;' and city_id = (select id from city where name = 'VIRGINIA BEACH')) where street_id = (select id from street where name = '&quot;;[.A750];&quot;' and city_id = (select id from city where name = 'VIRGINIA BEACH')); delete from street where name = '&quot;;[.A750];&quot;' and city_id = (select id from city where name = 'VIRGINIA BEACH'); COMMIT&quot;)" office:value-type="string" office:string-value="START TRANSACTION; update resident_base set house_num = concat(house_num,'-',REPLACE('SHORE DR #728',concat('SHORE DR',' #'),'')), street_id = (select id from street where name = 'SHORE DR' and city_id = (select id from city where name = 'VIRGINIA BEACH')) where street_id = (select id from street where name = 'SHORE DR #728' and city_id = (select id from city where name = 'VIRGINIA BEACH')); delete from street where name = 'SHORE DR #728' and city_id = (select id from city where name = 'VIRGINIA BEACH'); COMMIT">
            <text:p>START TRANSACTION; update resident_base set house_num = concat(house_num,'-',REPLACE('SHORE DR #728',concat('SHORE DR',' #'),'')), street_id = (select id from street where name = 'SHORE DR' and city_id = (select id from city where name = 'VIRGINIA BEACH')) where street_id = (select id from street where name = 'SHORE DR #728' and city_id = (select id from city where name = 'VIRGINIA BEACH')); delete from street where name = 'SHORE DR #72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73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51];&quot;',concat('&quot;;[.B751];&quot;',' #'),'')), street_id = (select id from street where name = '&quot;;[.B751];&quot;' and city_id = (select id from city where name = 'VIRGINIA BEACH')) where street_id = (select id from street where name = '&quot;;[.A751];&quot;' and city_id = (select id from city where name = 'VIRGINIA BEACH')); delete from street where name = '&quot;;[.A751];&quot;' and city_id = (select id from city where name = 'VIRGINIA BEACH'); COMMIT&quot;)" office:value-type="string" office:string-value="START TRANSACTION; update resident_base set house_num = concat(house_num,'-',REPLACE('SHORE DR #730',concat('SHORE DR',' #'),'')), street_id = (select id from street where name = 'SHORE DR' and city_id = (select id from city where name = 'VIRGINIA BEACH')) where street_id = (select id from street where name = 'SHORE DR #730' and city_id = (select id from city where name = 'VIRGINIA BEACH')); delete from street where name = 'SHORE DR #730' and city_id = (select id from city where name = 'VIRGINIA BEACH'); COMMIT">
            <text:p>START TRANSACTION; update resident_base set house_num = concat(house_num,'-',REPLACE('SHORE DR #730',concat('SHORE DR',' #'),'')), street_id = (select id from street where name = 'SHORE DR' and city_id = (select id from city where name = 'VIRGINIA BEACH')) where street_id = (select id from street where name = 'SHORE DR #730' and city_id = (select id from city where name = 'VIRGINIA BEACH')); delete from street where name = 'SHORE DR #73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74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52];&quot;',concat('&quot;;[.B752];&quot;',' #'),'')), street_id = (select id from street where name = '&quot;;[.B752];&quot;' and city_id = (select id from city where name = 'VIRGINIA BEACH')) where street_id = (select id from street where name = '&quot;;[.A752];&quot;' and city_id = (select id from city where name = 'VIRGINIA BEACH')); delete from street where name = '&quot;;[.A752];&quot;' and city_id = (select id from city where name = 'VIRGINIA BEACH'); COMMIT&quot;)" office:value-type="string" office:string-value="START TRANSACTION; update resident_base set house_num = concat(house_num,'-',REPLACE('SHORE DR #741',concat('SHORE DR',' #'),'')), street_id = (select id from street where name = 'SHORE DR' and city_id = (select id from city where name = 'VIRGINIA BEACH')) where street_id = (select id from street where name = 'SHORE DR #741' and city_id = (select id from city where name = 'VIRGINIA BEACH')); delete from street where name = 'SHORE DR #741' and city_id = (select id from city where name = 'VIRGINIA BEACH'); COMMIT">
            <text:p>START TRANSACTION; update resident_base set house_num = concat(house_num,'-',REPLACE('SHORE DR #741',concat('SHORE DR',' #'),'')), street_id = (select id from street where name = 'SHORE DR' and city_id = (select id from city where name = 'VIRGINIA BEACH')) where street_id = (select id from street where name = 'SHORE DR #741' and city_id = (select id from city where name = 'VIRGINIA BEACH')); delete from street where name = 'SHORE DR #74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74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53];&quot;',concat('&quot;;[.B753];&quot;',' #'),'')), street_id = (select id from street where name = '&quot;;[.B753];&quot;' and city_id = (select id from city where name = 'VIRGINIA BEACH')) where street_id = (select id from street where name = '&quot;;[.A753];&quot;' and city_id = (select id from city where name = 'VIRGINIA BEACH')); delete from street where name = '&quot;;[.A753];&quot;' and city_id = (select id from city where name = 'VIRGINIA BEACH'); COMMIT&quot;)" office:value-type="string" office:string-value="START TRANSACTION; update resident_base set house_num = concat(house_num,'-',REPLACE('SHORE DR #742',concat('SHORE DR',' #'),'')), street_id = (select id from street where name = 'SHORE DR' and city_id = (select id from city where name = 'VIRGINIA BEACH')) where street_id = (select id from street where name = 'SHORE DR #742' and city_id = (select id from city where name = 'VIRGINIA BEACH')); delete from street where name = 'SHORE DR #742' and city_id = (select id from city where name = 'VIRGINIA BEACH'); COMMIT">
            <text:p>START TRANSACTION; update resident_base set house_num = concat(house_num,'-',REPLACE('SHORE DR #742',concat('SHORE DR',' #'),'')), street_id = (select id from street where name = 'SHORE DR' and city_id = (select id from city where name = 'VIRGINIA BEACH')) where street_id = (select id from street where name = 'SHORE DR #742' and city_id = (select id from city where name = 'VIRGINIA BEACH')); delete from street where name = 'SHORE DR #74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74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54];&quot;',concat('&quot;;[.B754];&quot;',' #'),'')), street_id = (select id from street where name = '&quot;;[.B754];&quot;' and city_id = (select id from city where name = 'VIRGINIA BEACH')) where street_id = (select id from street where name = '&quot;;[.A754];&quot;' and city_id = (select id from city where name = 'VIRGINIA BEACH')); delete from street where name = '&quot;;[.A754];&quot;' and city_id = (select id from city where name = 'VIRGINIA BEACH'); COMMIT&quot;)" office:value-type="string" office:string-value="START TRANSACTION; update resident_base set house_num = concat(house_num,'-',REPLACE('SHORE DR #744',concat('SHORE DR',' #'),'')), street_id = (select id from street where name = 'SHORE DR' and city_id = (select id from city where name = 'VIRGINIA BEACH')) where street_id = (select id from street where name = 'SHORE DR #744' and city_id = (select id from city where name = 'VIRGINIA BEACH')); delete from street where name = 'SHORE DR #744' and city_id = (select id from city where name = 'VIRGINIA BEACH'); COMMIT">
            <text:p>START TRANSACTION; update resident_base set house_num = concat(house_num,'-',REPLACE('SHORE DR #744',concat('SHORE DR',' #'),'')), street_id = (select id from street where name = 'SHORE DR' and city_id = (select id from city where name = 'VIRGINIA BEACH')) where street_id = (select id from street where name = 'SHORE DR #744' and city_id = (select id from city where name = 'VIRGINIA BEACH')); delete from street where name = 'SHORE DR #74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748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55];&quot;',concat('&quot;;[.B755];&quot;',' #'),'')), street_id = (select id from street where name = '&quot;;[.B755];&quot;' and city_id = (select id from city where name = 'VIRGINIA BEACH')) where street_id = (select id from street where name = '&quot;;[.A755];&quot;' and city_id = (select id from city where name = 'VIRGINIA BEACH')); delete from street where name = '&quot;;[.A755];&quot;' and city_id = (select id from city where name = 'VIRGINIA BEACH'); COMMIT&quot;)" office:value-type="string" office:string-value="START TRANSACTION; update resident_base set house_num = concat(house_num,'-',REPLACE('SHORE DR #748',concat('SHORE DR',' #'),'')), street_id = (select id from street where name = 'SHORE DR' and city_id = (select id from city where name = 'VIRGINIA BEACH')) where street_id = (select id from street where name = 'SHORE DR #748' and city_id = (select id from city where name = 'VIRGINIA BEACH')); delete from street where name = 'SHORE DR #748' and city_id = (select id from city where name = 'VIRGINIA BEACH'); COMMIT">
            <text:p>START TRANSACTION; update resident_base set house_num = concat(house_num,'-',REPLACE('SHORE DR #748',concat('SHORE DR',' #'),'')), street_id = (select id from street where name = 'SHORE DR' and city_id = (select id from city where name = 'VIRGINIA BEACH')) where street_id = (select id from street where name = 'SHORE DR #748' and city_id = (select id from city where name = 'VIRGINIA BEACH')); delete from street where name = 'SHORE DR #74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75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56];&quot;',concat('&quot;;[.B756];&quot;',' #'),'')), street_id = (select id from street where name = '&quot;;[.B756];&quot;' and city_id = (select id from city where name = 'VIRGINIA BEACH')) where street_id = (select id from street where name = '&quot;;[.A756];&quot;' and city_id = (select id from city where name = 'VIRGINIA BEACH')); delete from street where name = '&quot;;[.A756];&quot;' and city_id = (select id from city where name = 'VIRGINIA BEACH'); COMMIT&quot;)" office:value-type="string" office:string-value="START TRANSACTION; update resident_base set house_num = concat(house_num,'-',REPLACE('SHORE DR #750',concat('SHORE DR',' #'),'')), street_id = (select id from street where name = 'SHORE DR' and city_id = (select id from city where name = 'VIRGINIA BEACH')) where street_id = (select id from street where name = 'SHORE DR #750' and city_id = (select id from city where name = 'VIRGINIA BEACH')); delete from street where name = 'SHORE DR #750' and city_id = (select id from city where name = 'VIRGINIA BEACH'); COMMIT">
            <text:p>START TRANSACTION; update resident_base set house_num = concat(house_num,'-',REPLACE('SHORE DR #750',concat('SHORE DR',' #'),'')), street_id = (select id from street where name = 'SHORE DR' and city_id = (select id from city where name = 'VIRGINIA BEACH')) where street_id = (select id from street where name = 'SHORE DR #750' and city_id = (select id from city where name = 'VIRGINIA BEACH')); delete from street where name = 'SHORE DR #75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75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57];&quot;',concat('&quot;;[.B757];&quot;',' #'),'')), street_id = (select id from street where name = '&quot;;[.B757];&quot;' and city_id = (select id from city where name = 'VIRGINIA BEACH')) where street_id = (select id from street where name = '&quot;;[.A757];&quot;' and city_id = (select id from city where name = 'VIRGINIA BEACH')); delete from street where name = '&quot;;[.A757];&quot;' and city_id = (select id from city where name = 'VIRGINIA BEACH'); COMMIT&quot;)" office:value-type="string" office:string-value="START TRANSACTION; update resident_base set house_num = concat(house_num,'-',REPLACE('SHORE DR #751',concat('SHORE DR',' #'),'')), street_id = (select id from street where name = 'SHORE DR' and city_id = (select id from city where name = 'VIRGINIA BEACH')) where street_id = (select id from street where name = 'SHORE DR #751' and city_id = (select id from city where name = 'VIRGINIA BEACH')); delete from street where name = 'SHORE DR #751' and city_id = (select id from city where name = 'VIRGINIA BEACH'); COMMIT">
            <text:p>START TRANSACTION; update resident_base set house_num = concat(house_num,'-',REPLACE('SHORE DR #751',concat('SHORE DR',' #'),'')), street_id = (select id from street where name = 'SHORE DR' and city_id = (select id from city where name = 'VIRGINIA BEACH')) where street_id = (select id from street where name = 'SHORE DR #751' and city_id = (select id from city where name = 'VIRGINIA BEACH')); delete from street where name = 'SHORE DR #75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75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58];&quot;',concat('&quot;;[.B758];&quot;',' #'),'')), street_id = (select id from street where name = '&quot;;[.B758];&quot;' and city_id = (select id from city where name = 'VIRGINIA BEACH')) where street_id = (select id from street where name = '&quot;;[.A758];&quot;' and city_id = (select id from city where name = 'VIRGINIA BEACH')); delete from street where name = '&quot;;[.A758];&quot;' and city_id = (select id from city where name = 'VIRGINIA BEACH'); COMMIT&quot;)" office:value-type="string" office:string-value="START TRANSACTION; update resident_base set house_num = concat(house_num,'-',REPLACE('SHORE DR #753',concat('SHORE DR',' #'),'')), street_id = (select id from street where name = 'SHORE DR' and city_id = (select id from city where name = 'VIRGINIA BEACH')) where street_id = (select id from street where name = 'SHORE DR #753' and city_id = (select id from city where name = 'VIRGINIA BEACH')); delete from street where name = 'SHORE DR #753' and city_id = (select id from city where name = 'VIRGINIA BEACH'); COMMIT">
            <text:p>START TRANSACTION; update resident_base set house_num = concat(house_num,'-',REPLACE('SHORE DR #753',concat('SHORE DR',' #'),'')), street_id = (select id from street where name = 'SHORE DR' and city_id = (select id from city where name = 'VIRGINIA BEACH')) where street_id = (select id from street where name = 'SHORE DR #753' and city_id = (select id from city where name = 'VIRGINIA BEACH')); delete from street where name = 'SHORE DR #75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75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59];&quot;',concat('&quot;;[.B759];&quot;',' #'),'')), street_id = (select id from street where name = '&quot;;[.B759];&quot;' and city_id = (select id from city where name = 'VIRGINIA BEACH')) where street_id = (select id from street where name = '&quot;;[.A759];&quot;' and city_id = (select id from city where name = 'VIRGINIA BEACH')); delete from street where name = '&quot;;[.A759];&quot;' and city_id = (select id from city where name = 'VIRGINIA BEACH'); COMMIT&quot;)" office:value-type="string" office:string-value="START TRANSACTION; update resident_base set house_num = concat(house_num,'-',REPLACE('SHORE DR #755',concat('SHORE DR',' #'),'')), street_id = (select id from street where name = 'SHORE DR' and city_id = (select id from city where name = 'VIRGINIA BEACH')) where street_id = (select id from street where name = 'SHORE DR #755' and city_id = (select id from city where name = 'VIRGINIA BEACH')); delete from street where name = 'SHORE DR #755' and city_id = (select id from city where name = 'VIRGINIA BEACH'); COMMIT">
            <text:p>START TRANSACTION; update resident_base set house_num = concat(house_num,'-',REPLACE('SHORE DR #755',concat('SHORE DR',' #'),'')), street_id = (select id from street where name = 'SHORE DR' and city_id = (select id from city where name = 'VIRGINIA BEACH')) where street_id = (select id from street where name = 'SHORE DR #755' and city_id = (select id from city where name = 'VIRGINIA BEACH')); delete from street where name = 'SHORE DR #75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756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60];&quot;',concat('&quot;;[.B760];&quot;',' #'),'')), street_id = (select id from street where name = '&quot;;[.B760];&quot;' and city_id = (select id from city where name = 'VIRGINIA BEACH')) where street_id = (select id from street where name = '&quot;;[.A760];&quot;' and city_id = (select id from city where name = 'VIRGINIA BEACH')); delete from street where name = '&quot;;[.A760];&quot;' and city_id = (select id from city where name = 'VIRGINIA BEACH'); COMMIT&quot;)" office:value-type="string" office:string-value="START TRANSACTION; update resident_base set house_num = concat(house_num,'-',REPLACE('SHORE DR #756',concat('SHORE DR',' #'),'')), street_id = (select id from street where name = 'SHORE DR' and city_id = (select id from city where name = 'VIRGINIA BEACH')) where street_id = (select id from street where name = 'SHORE DR #756' and city_id = (select id from city where name = 'VIRGINIA BEACH')); delete from street where name = 'SHORE DR #756' and city_id = (select id from city where name = 'VIRGINIA BEACH'); COMMIT">
            <text:p>START TRANSACTION; update resident_base set house_num = concat(house_num,'-',REPLACE('SHORE DR #756',concat('SHORE DR',' #'),'')), street_id = (select id from street where name = 'SHORE DR' and city_id = (select id from city where name = 'VIRGINIA BEACH')) where street_id = (select id from street where name = 'SHORE DR #756' and city_id = (select id from city where name = 'VIRGINIA BEACH')); delete from street where name = 'SHORE DR #75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76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61];&quot;',concat('&quot;;[.B761];&quot;',' #'),'')), street_id = (select id from street where name = '&quot;;[.B761];&quot;' and city_id = (select id from city where name = 'VIRGINIA BEACH')) where street_id = (select id from street where name = '&quot;;[.A761];&quot;' and city_id = (select id from city where name = 'VIRGINIA BEACH')); delete from street where name = '&quot;;[.A761];&quot;' and city_id = (select id from city where name = 'VIRGINIA BEACH'); COMMIT&quot;)" office:value-type="string" office:string-value="START TRANSACTION; update resident_base set house_num = concat(house_num,'-',REPLACE('SHORE DR #763',concat('SHORE DR',' #'),'')), street_id = (select id from street where name = 'SHORE DR' and city_id = (select id from city where name = 'VIRGINIA BEACH')) where street_id = (select id from street where name = 'SHORE DR #763' and city_id = (select id from city where name = 'VIRGINIA BEACH')); delete from street where name = 'SHORE DR #763' and city_id = (select id from city where name = 'VIRGINIA BEACH'); COMMIT">
            <text:p>START TRANSACTION; update resident_base set house_num = concat(house_num,'-',REPLACE('SHORE DR #763',concat('SHORE DR',' #'),'')), street_id = (select id from street where name = 'SHORE DR' and city_id = (select id from city where name = 'VIRGINIA BEACH')) where street_id = (select id from street where name = 'SHORE DR #763' and city_id = (select id from city where name = 'VIRGINIA BEACH')); delete from street where name = 'SHORE DR #76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76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62];&quot;',concat('&quot;;[.B762];&quot;',' #'),'')), street_id = (select id from street where name = '&quot;;[.B762];&quot;' and city_id = (select id from city where name = 'VIRGINIA BEACH')) where street_id = (select id from street where name = '&quot;;[.A762];&quot;' and city_id = (select id from city where name = 'VIRGINIA BEACH')); delete from street where name = '&quot;;[.A762];&quot;' and city_id = (select id from city where name = 'VIRGINIA BEACH'); COMMIT&quot;)" office:value-type="string" office:string-value="START TRANSACTION; update resident_base set house_num = concat(house_num,'-',REPLACE('SHORE DR #764',concat('SHORE DR',' #'),'')), street_id = (select id from street where name = 'SHORE DR' and city_id = (select id from city where name = 'VIRGINIA BEACH')) where street_id = (select id from street where name = 'SHORE DR #764' and city_id = (select id from city where name = 'VIRGINIA BEACH')); delete from street where name = 'SHORE DR #764' and city_id = (select id from city where name = 'VIRGINIA BEACH'); COMMIT">
            <text:p>START TRANSACTION; update resident_base set house_num = concat(house_num,'-',REPLACE('SHORE DR #764',concat('SHORE DR',' #'),'')), street_id = (select id from street where name = 'SHORE DR' and city_id = (select id from city where name = 'VIRGINIA BEACH')) where street_id = (select id from street where name = 'SHORE DR #764' and city_id = (select id from city where name = 'VIRGINIA BEACH')); delete from street where name = 'SHORE DR #76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76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63];&quot;',concat('&quot;;[.B763];&quot;',' #'),'')), street_id = (select id from street where name = '&quot;;[.B763];&quot;' and city_id = (select id from city where name = 'VIRGINIA BEACH')) where street_id = (select id from street where name = '&quot;;[.A763];&quot;' and city_id = (select id from city where name = 'VIRGINIA BEACH')); delete from street where name = '&quot;;[.A763];&quot;' and city_id = (select id from city where name = 'VIRGINIA BEACH'); COMMIT&quot;)" office:value-type="string" office:string-value="START TRANSACTION; update resident_base set house_num = concat(house_num,'-',REPLACE('SHORE DR #765',concat('SHORE DR',' #'),'')), street_id = (select id from street where name = 'SHORE DR' and city_id = (select id from city where name = 'VIRGINIA BEACH')) where street_id = (select id from street where name = 'SHORE DR #765' and city_id = (select id from city where name = 'VIRGINIA BEACH')); delete from street where name = 'SHORE DR #765' and city_id = (select id from city where name = 'VIRGINIA BEACH'); COMMIT">
            <text:p>START TRANSACTION; update resident_base set house_num = concat(house_num,'-',REPLACE('SHORE DR #765',concat('SHORE DR',' #'),'')), street_id = (select id from street where name = 'SHORE DR' and city_id = (select id from city where name = 'VIRGINIA BEACH')) where street_id = (select id from street where name = 'SHORE DR #765' and city_id = (select id from city where name = 'VIRGINIA BEACH')); delete from street where name = 'SHORE DR #76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8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64];&quot;',concat('&quot;;[.B764];&quot;',' #'),'')), street_id = (select id from street where name = '&quot;;[.B764];&quot;' and city_id = (select id from city where name = 'VIRGINIA BEACH')) where street_id = (select id from street where name = '&quot;;[.A764];&quot;' and city_id = (select id from city where name = 'VIRGINIA BEACH')); delete from street where name = '&quot;;[.A764];&quot;' and city_id = (select id from city where name = 'VIRGINIA BEACH'); COMMIT&quot;)" office:value-type="string" office:string-value="START TRANSACTION; update resident_base set house_num = concat(house_num,'-',REPLACE('SHORE DR #8',concat('SHORE DR',' #'),'')), street_id = (select id from street where name = 'SHORE DR' and city_id = (select id from city where name = 'VIRGINIA BEACH')) where street_id = (select id from street where name = 'SHORE DR #8' and city_id = (select id from city where name = 'VIRGINIA BEACH')); delete from street where name = 'SHORE DR #8' and city_id = (select id from city where name = 'VIRGINIA BEACH'); COMMIT">
            <text:p>START TRANSACTION; update resident_base set house_num = concat(house_num,'-',REPLACE('SHORE DR #8',concat('SHORE DR',' #'),'')), street_id = (select id from street where name = 'SHORE DR' and city_id = (select id from city where name = 'VIRGINIA BEACH')) where street_id = (select id from street where name = 'SHORE DR #8' and city_id = (select id from city where name = 'VIRGINIA BEACH')); delete from street where name = 'SHORE DR #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80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65];&quot;',concat('&quot;;[.B765];&quot;',' #'),'')), street_id = (select id from street where name = '&quot;;[.B765];&quot;' and city_id = (select id from city where name = 'VIRGINIA BEACH')) where street_id = (select id from street where name = '&quot;;[.A765];&quot;' and city_id = (select id from city where name = 'VIRGINIA BEACH')); delete from street where name = '&quot;;[.A765];&quot;' and city_id = (select id from city where name = 'VIRGINIA BEACH'); COMMIT&quot;)" office:value-type="string" office:string-value="START TRANSACTION; update resident_base set house_num = concat(house_num,'-',REPLACE('SHORE DR #801',concat('SHORE DR',' #'),'')), street_id = (select id from street where name = 'SHORE DR' and city_id = (select id from city where name = 'VIRGINIA BEACH')) where street_id = (select id from street where name = 'SHORE DR #801' and city_id = (select id from city where name = 'VIRGINIA BEACH')); delete from street where name = 'SHORE DR #801' and city_id = (select id from city where name = 'VIRGINIA BEACH'); COMMIT">
            <text:p>START TRANSACTION; update resident_base set house_num = concat(house_num,'-',REPLACE('SHORE DR #801',concat('SHORE DR',' #'),'')), street_id = (select id from street where name = 'SHORE DR' and city_id = (select id from city where name = 'VIRGINIA BEACH')) where street_id = (select id from street where name = 'SHORE DR #801' and city_id = (select id from city where name = 'VIRGINIA BEACH')); delete from street where name = 'SHORE DR #8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80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66];&quot;',concat('&quot;;[.B766];&quot;',' #'),'')), street_id = (select id from street where name = '&quot;;[.B766];&quot;' and city_id = (select id from city where name = 'VIRGINIA BEACH')) where street_id = (select id from street where name = '&quot;;[.A766];&quot;' and city_id = (select id from city where name = 'VIRGINIA BEACH')); delete from street where name = '&quot;;[.A766];&quot;' and city_id = (select id from city where name = 'VIRGINIA BEACH'); COMMIT&quot;)" office:value-type="string" office:string-value="START TRANSACTION; update resident_base set house_num = concat(house_num,'-',REPLACE('SHORE DR #802',concat('SHORE DR',' #'),'')), street_id = (select id from street where name = 'SHORE DR' and city_id = (select id from city where name = 'VIRGINIA BEACH')) where street_id = (select id from street where name = 'SHORE DR #802' and city_id = (select id from city where name = 'VIRGINIA BEACH')); delete from street where name = 'SHORE DR #802' and city_id = (select id from city where name = 'VIRGINIA BEACH'); COMMIT">
            <text:p>START TRANSACTION; update resident_base set house_num = concat(house_num,'-',REPLACE('SHORE DR #802',concat('SHORE DR',' #'),'')), street_id = (select id from street where name = 'SHORE DR' and city_id = (select id from city where name = 'VIRGINIA BEACH')) where street_id = (select id from street where name = 'SHORE DR #802' and city_id = (select id from city where name = 'VIRGINIA BEACH')); delete from street where name = 'SHORE DR #8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80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67];&quot;',concat('&quot;;[.B767];&quot;',' #'),'')), street_id = (select id from street where name = '&quot;;[.B767];&quot;' and city_id = (select id from city where name = 'VIRGINIA BEACH')) where street_id = (select id from street where name = '&quot;;[.A767];&quot;' and city_id = (select id from city where name = 'VIRGINIA BEACH')); delete from street where name = '&quot;;[.A767];&quot;' and city_id = (select id from city where name = 'VIRGINIA BEACH'); COMMIT&quot;)" office:value-type="string" office:string-value="START TRANSACTION; update resident_base set house_num = concat(house_num,'-',REPLACE('SHORE DR #803',concat('SHORE DR',' #'),'')), street_id = (select id from street where name = 'SHORE DR' and city_id = (select id from city where name = 'VIRGINIA BEACH')) where street_id = (select id from street where name = 'SHORE DR #803' and city_id = (select id from city where name = 'VIRGINIA BEACH')); delete from street where name = 'SHORE DR #803' and city_id = (select id from city where name = 'VIRGINIA BEACH'); COMMIT">
            <text:p>START TRANSACTION; update resident_base set house_num = concat(house_num,'-',REPLACE('SHORE DR #803',concat('SHORE DR',' #'),'')), street_id = (select id from street where name = 'SHORE DR' and city_id = (select id from city where name = 'VIRGINIA BEACH')) where street_id = (select id from street where name = 'SHORE DR #803' and city_id = (select id from city where name = 'VIRGINIA BEACH')); delete from street where name = 'SHORE DR #8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80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68];&quot;',concat('&quot;;[.B768];&quot;',' #'),'')), street_id = (select id from street where name = '&quot;;[.B768];&quot;' and city_id = (select id from city where name = 'VIRGINIA BEACH')) where street_id = (select id from street where name = '&quot;;[.A768];&quot;' and city_id = (select id from city where name = 'VIRGINIA BEACH')); delete from street where name = '&quot;;[.A768];&quot;' and city_id = (select id from city where name = 'VIRGINIA BEACH'); COMMIT&quot;)" office:value-type="string" office:string-value="START TRANSACTION; update resident_base set house_num = concat(house_num,'-',REPLACE('SHORE DR #804',concat('SHORE DR',' #'),'')), street_id = (select id from street where name = 'SHORE DR' and city_id = (select id from city where name = 'VIRGINIA BEACH')) where street_id = (select id from street where name = 'SHORE DR #804' and city_id = (select id from city where name = 'VIRGINIA BEACH')); delete from street where name = 'SHORE DR #804' and city_id = (select id from city where name = 'VIRGINIA BEACH'); COMMIT">
            <text:p>START TRANSACTION; update resident_base set house_num = concat(house_num,'-',REPLACE('SHORE DR #804',concat('SHORE DR',' #'),'')), street_id = (select id from street where name = 'SHORE DR' and city_id = (select id from city where name = 'VIRGINIA BEACH')) where street_id = (select id from street where name = 'SHORE DR #804' and city_id = (select id from city where name = 'VIRGINIA BEACH')); delete from street where name = 'SHORE DR #8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80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69];&quot;',concat('&quot;;[.B769];&quot;',' #'),'')), street_id = (select id from street where name = '&quot;;[.B769];&quot;' and city_id = (select id from city where name = 'VIRGINIA BEACH')) where street_id = (select id from street where name = '&quot;;[.A769];&quot;' and city_id = (select id from city where name = 'VIRGINIA BEACH')); delete from street where name = '&quot;;[.A769];&quot;' and city_id = (select id from city where name = 'VIRGINIA BEACH'); COMMIT&quot;)" office:value-type="string" office:string-value="START TRANSACTION; update resident_base set house_num = concat(house_num,'-',REPLACE('SHORE DR #805',concat('SHORE DR',' #'),'')), street_id = (select id from street where name = 'SHORE DR' and city_id = (select id from city where name = 'VIRGINIA BEACH')) where street_id = (select id from street where name = 'SHORE DR #805' and city_id = (select id from city where name = 'VIRGINIA BEACH')); delete from street where name = 'SHORE DR #805' and city_id = (select id from city where name = 'VIRGINIA BEACH'); COMMIT">
            <text:p>START TRANSACTION; update resident_base set house_num = concat(house_num,'-',REPLACE('SHORE DR #805',concat('SHORE DR',' #'),'')), street_id = (select id from street where name = 'SHORE DR' and city_id = (select id from city where name = 'VIRGINIA BEACH')) where street_id = (select id from street where name = 'SHORE DR #805' and city_id = (select id from city where name = 'VIRGINIA BEACH')); delete from street where name = 'SHORE DR #8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806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70];&quot;',concat('&quot;;[.B770];&quot;',' #'),'')), street_id = (select id from street where name = '&quot;;[.B770];&quot;' and city_id = (select id from city where name = 'VIRGINIA BEACH')) where street_id = (select id from street where name = '&quot;;[.A770];&quot;' and city_id = (select id from city where name = 'VIRGINIA BEACH')); delete from street where name = '&quot;;[.A770];&quot;' and city_id = (select id from city where name = 'VIRGINIA BEACH'); COMMIT&quot;)" office:value-type="string" office:string-value="START TRANSACTION; update resident_base set house_num = concat(house_num,'-',REPLACE('SHORE DR #806',concat('SHORE DR',' #'),'')), street_id = (select id from street where name = 'SHORE DR' and city_id = (select id from city where name = 'VIRGINIA BEACH')) where street_id = (select id from street where name = 'SHORE DR #806' and city_id = (select id from city where name = 'VIRGINIA BEACH')); delete from street where name = 'SHORE DR #806' and city_id = (select id from city where name = 'VIRGINIA BEACH'); COMMIT">
            <text:p>START TRANSACTION; update resident_base set house_num = concat(house_num,'-',REPLACE('SHORE DR #806',concat('SHORE DR',' #'),'')), street_id = (select id from street where name = 'SHORE DR' and city_id = (select id from city where name = 'VIRGINIA BEACH')) where street_id = (select id from street where name = 'SHORE DR #806' and city_id = (select id from city where name = 'VIRGINIA BEACH')); delete from street where name = 'SHORE DR #8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808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71];&quot;',concat('&quot;;[.B771];&quot;',' #'),'')), street_id = (select id from street where name = '&quot;;[.B771];&quot;' and city_id = (select id from city where name = 'VIRGINIA BEACH')) where street_id = (select id from street where name = '&quot;;[.A771];&quot;' and city_id = (select id from city where name = 'VIRGINIA BEACH')); delete from street where name = '&quot;;[.A771];&quot;' and city_id = (select id from city where name = 'VIRGINIA BEACH'); COMMIT&quot;)" office:value-type="string" office:string-value="START TRANSACTION; update resident_base set house_num = concat(house_num,'-',REPLACE('SHORE DR #808',concat('SHORE DR',' #'),'')), street_id = (select id from street where name = 'SHORE DR' and city_id = (select id from city where name = 'VIRGINIA BEACH')) where street_id = (select id from street where name = 'SHORE DR #808' and city_id = (select id from city where name = 'VIRGINIA BEACH')); delete from street where name = 'SHORE DR #808' and city_id = (select id from city where name = 'VIRGINIA BEACH'); COMMIT">
            <text:p>START TRANSACTION; update resident_base set house_num = concat(house_num,'-',REPLACE('SHORE DR #808',concat('SHORE DR',' #'),'')), street_id = (select id from street where name = 'SHORE DR' and city_id = (select id from city where name = 'VIRGINIA BEACH')) where street_id = (select id from street where name = 'SHORE DR #808' and city_id = (select id from city where name = 'VIRGINIA BEACH')); delete from street where name = 'SHORE DR #8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809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72];&quot;',concat('&quot;;[.B772];&quot;',' #'),'')), street_id = (select id from street where name = '&quot;;[.B772];&quot;' and city_id = (select id from city where name = 'VIRGINIA BEACH')) where street_id = (select id from street where name = '&quot;;[.A772];&quot;' and city_id = (select id from city where name = 'VIRGINIA BEACH')); delete from street where name = '&quot;;[.A772];&quot;' and city_id = (select id from city where name = 'VIRGINIA BEACH'); COMMIT&quot;)" office:value-type="string" office:string-value="START TRANSACTION; update resident_base set house_num = concat(house_num,'-',REPLACE('SHORE DR #809',concat('SHORE DR',' #'),'')), street_id = (select id from street where name = 'SHORE DR' and city_id = (select id from city where name = 'VIRGINIA BEACH')) where street_id = (select id from street where name = 'SHORE DR #809' and city_id = (select id from city where name = 'VIRGINIA BEACH')); delete from street where name = 'SHORE DR #809' and city_id = (select id from city where name = 'VIRGINIA BEACH'); COMMIT">
            <text:p>START TRANSACTION; update resident_base set house_num = concat(house_num,'-',REPLACE('SHORE DR #809',concat('SHORE DR',' #'),'')), street_id = (select id from street where name = 'SHORE DR' and city_id = (select id from city where name = 'VIRGINIA BEACH')) where street_id = (select id from street where name = 'SHORE DR #809' and city_id = (select id from city where name = 'VIRGINIA BEACH')); delete from street where name = 'SHORE DR #80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81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73];&quot;',concat('&quot;;[.B773];&quot;',' #'),'')), street_id = (select id from street where name = '&quot;;[.B773];&quot;' and city_id = (select id from city where name = 'VIRGINIA BEACH')) where street_id = (select id from street where name = '&quot;;[.A773];&quot;' and city_id = (select id from city where name = 'VIRGINIA BEACH')); delete from street where name = '&quot;;[.A773];&quot;' and city_id = (select id from city where name = 'VIRGINIA BEACH'); COMMIT&quot;)" office:value-type="string" office:string-value="START TRANSACTION; update resident_base set house_num = concat(house_num,'-',REPLACE('SHORE DR #810',concat('SHORE DR',' #'),'')), street_id = (select id from street where name = 'SHORE DR' and city_id = (select id from city where name = 'VIRGINIA BEACH')) where street_id = (select id from street where name = 'SHORE DR #810' and city_id = (select id from city where name = 'VIRGINIA BEACH')); delete from street where name = 'SHORE DR #810' and city_id = (select id from city where name = 'VIRGINIA BEACH'); COMMIT">
            <text:p>START TRANSACTION; update resident_base set house_num = concat(house_num,'-',REPLACE('SHORE DR #810',concat('SHORE DR',' #'),'')), street_id = (select id from street where name = 'SHORE DR' and city_id = (select id from city where name = 'VIRGINIA BEACH')) where street_id = (select id from street where name = 'SHORE DR #810' and city_id = (select id from city where name = 'VIRGINIA BEACH')); delete from street where name = 'SHORE DR #81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81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74];&quot;',concat('&quot;;[.B774];&quot;',' #'),'')), street_id = (select id from street where name = '&quot;;[.B774];&quot;' and city_id = (select id from city where name = 'VIRGINIA BEACH')) where street_id = (select id from street where name = '&quot;;[.A774];&quot;' and city_id = (select id from city where name = 'VIRGINIA BEACH')); delete from street where name = '&quot;;[.A774];&quot;' and city_id = (select id from city where name = 'VIRGINIA BEACH'); COMMIT&quot;)" office:value-type="string" office:string-value="START TRANSACTION; update resident_base set house_num = concat(house_num,'-',REPLACE('SHORE DR #812',concat('SHORE DR',' #'),'')), street_id = (select id from street where name = 'SHORE DR' and city_id = (select id from city where name = 'VIRGINIA BEACH')) where street_id = (select id from street where name = 'SHORE DR #812' and city_id = (select id from city where name = 'VIRGINIA BEACH')); delete from street where name = 'SHORE DR #812' and city_id = (select id from city where name = 'VIRGINIA BEACH'); COMMIT">
            <text:p>START TRANSACTION; update resident_base set house_num = concat(house_num,'-',REPLACE('SHORE DR #812',concat('SHORE DR',' #'),'')), street_id = (select id from street where name = 'SHORE DR' and city_id = (select id from city where name = 'VIRGINIA BEACH')) where street_id = (select id from street where name = 'SHORE DR #812' and city_id = (select id from city where name = 'VIRGINIA BEACH')); delete from street where name = 'SHORE DR #81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81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75];&quot;',concat('&quot;;[.B775];&quot;',' #'),'')), street_id = (select id from street where name = '&quot;;[.B775];&quot;' and city_id = (select id from city where name = 'VIRGINIA BEACH')) where street_id = (select id from street where name = '&quot;;[.A775];&quot;' and city_id = (select id from city where name = 'VIRGINIA BEACH')); delete from street where name = '&quot;;[.A775];&quot;' and city_id = (select id from city where name = 'VIRGINIA BEACH'); COMMIT&quot;)" office:value-type="string" office:string-value="START TRANSACTION; update resident_base set house_num = concat(house_num,'-',REPLACE('SHORE DR #813',concat('SHORE DR',' #'),'')), street_id = (select id from street where name = 'SHORE DR' and city_id = (select id from city where name = 'VIRGINIA BEACH')) where street_id = (select id from street where name = 'SHORE DR #813' and city_id = (select id from city where name = 'VIRGINIA BEACH')); delete from street where name = 'SHORE DR #813' and city_id = (select id from city where name = 'VIRGINIA BEACH'); COMMIT">
            <text:p>START TRANSACTION; update resident_base set house_num = concat(house_num,'-',REPLACE('SHORE DR #813',concat('SHORE DR',' #'),'')), street_id = (select id from street where name = 'SHORE DR' and city_id = (select id from city where name = 'VIRGINIA BEACH')) where street_id = (select id from street where name = 'SHORE DR #813' and city_id = (select id from city where name = 'VIRGINIA BEACH')); delete from street where name = 'SHORE DR #81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81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76];&quot;',concat('&quot;;[.B776];&quot;',' #'),'')), street_id = (select id from street where name = '&quot;;[.B776];&quot;' and city_id = (select id from city where name = 'VIRGINIA BEACH')) where street_id = (select id from street where name = '&quot;;[.A776];&quot;' and city_id = (select id from city where name = 'VIRGINIA BEACH')); delete from street where name = '&quot;;[.A776];&quot;' and city_id = (select id from city where name = 'VIRGINIA BEACH'); COMMIT&quot;)" office:value-type="string" office:string-value="START TRANSACTION; update resident_base set house_num = concat(house_num,'-',REPLACE('SHORE DR #815',concat('SHORE DR',' #'),'')), street_id = (select id from street where name = 'SHORE DR' and city_id = (select id from city where name = 'VIRGINIA BEACH')) where street_id = (select id from street where name = 'SHORE DR #815' and city_id = (select id from city where name = 'VIRGINIA BEACH')); delete from street where name = 'SHORE DR #815' and city_id = (select id from city where name = 'VIRGINIA BEACH'); COMMIT">
            <text:p>START TRANSACTION; update resident_base set house_num = concat(house_num,'-',REPLACE('SHORE DR #815',concat('SHORE DR',' #'),'')), street_id = (select id from street where name = 'SHORE DR' and city_id = (select id from city where name = 'VIRGINIA BEACH')) where street_id = (select id from street where name = 'SHORE DR #815' and city_id = (select id from city where name = 'VIRGINIA BEACH')); delete from street where name = 'SHORE DR #81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819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77];&quot;',concat('&quot;;[.B777];&quot;',' #'),'')), street_id = (select id from street where name = '&quot;;[.B777];&quot;' and city_id = (select id from city where name = 'VIRGINIA BEACH')) where street_id = (select id from street where name = '&quot;;[.A777];&quot;' and city_id = (select id from city where name = 'VIRGINIA BEACH')); delete from street where name = '&quot;;[.A777];&quot;' and city_id = (select id from city where name = 'VIRGINIA BEACH'); COMMIT&quot;)" office:value-type="string" office:string-value="START TRANSACTION; update resident_base set house_num = concat(house_num,'-',REPLACE('SHORE DR #819',concat('SHORE DR',' #'),'')), street_id = (select id from street where name = 'SHORE DR' and city_id = (select id from city where name = 'VIRGINIA BEACH')) where street_id = (select id from street where name = 'SHORE DR #819' and city_id = (select id from city where name = 'VIRGINIA BEACH')); delete from street where name = 'SHORE DR #819' and city_id = (select id from city where name = 'VIRGINIA BEACH'); COMMIT">
            <text:p>START TRANSACTION; update resident_base set house_num = concat(house_num,'-',REPLACE('SHORE DR #819',concat('SHORE DR',' #'),'')), street_id = (select id from street where name = 'SHORE DR' and city_id = (select id from city where name = 'VIRGINIA BEACH')) where street_id = (select id from street where name = 'SHORE DR #819' and city_id = (select id from city where name = 'VIRGINIA BEACH')); delete from street where name = 'SHORE DR #81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82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78];&quot;',concat('&quot;;[.B778];&quot;',' #'),'')), street_id = (select id from street where name = '&quot;;[.B778];&quot;' and city_id = (select id from city where name = 'VIRGINIA BEACH')) where street_id = (select id from street where name = '&quot;;[.A778];&quot;' and city_id = (select id from city where name = 'VIRGINIA BEACH')); delete from street where name = '&quot;;[.A778];&quot;' and city_id = (select id from city where name = 'VIRGINIA BEACH'); COMMIT&quot;)" office:value-type="string" office:string-value="START TRANSACTION; update resident_base set house_num = concat(house_num,'-',REPLACE('SHORE DR #820',concat('SHORE DR',' #'),'')), street_id = (select id from street where name = 'SHORE DR' and city_id = (select id from city where name = 'VIRGINIA BEACH')) where street_id = (select id from street where name = 'SHORE DR #820' and city_id = (select id from city where name = 'VIRGINIA BEACH')); delete from street where name = 'SHORE DR #820' and city_id = (select id from city where name = 'VIRGINIA BEACH'); COMMIT">
            <text:p>START TRANSACTION; update resident_base set house_num = concat(house_num,'-',REPLACE('SHORE DR #820',concat('SHORE DR',' #'),'')), street_id = (select id from street where name = 'SHORE DR' and city_id = (select id from city where name = 'VIRGINIA BEACH')) where street_id = (select id from street where name = 'SHORE DR #820' and city_id = (select id from city where name = 'VIRGINIA BEACH')); delete from street where name = 'SHORE DR #82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82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79];&quot;',concat('&quot;;[.B779];&quot;',' #'),'')), street_id = (select id from street where name = '&quot;;[.B779];&quot;' and city_id = (select id from city where name = 'VIRGINIA BEACH')) where street_id = (select id from street where name = '&quot;;[.A779];&quot;' and city_id = (select id from city where name = 'VIRGINIA BEACH')); delete from street where name = '&quot;;[.A779];&quot;' and city_id = (select id from city where name = 'VIRGINIA BEACH'); COMMIT&quot;)" office:value-type="string" office:string-value="START TRANSACTION; update resident_base set house_num = concat(house_num,'-',REPLACE('SHORE DR #821',concat('SHORE DR',' #'),'')), street_id = (select id from street where name = 'SHORE DR' and city_id = (select id from city where name = 'VIRGINIA BEACH')) where street_id = (select id from street where name = 'SHORE DR #821' and city_id = (select id from city where name = 'VIRGINIA BEACH')); delete from street where name = 'SHORE DR #821' and city_id = (select id from city where name = 'VIRGINIA BEACH'); COMMIT">
            <text:p>START TRANSACTION; update resident_base set house_num = concat(house_num,'-',REPLACE('SHORE DR #821',concat('SHORE DR',' #'),'')), street_id = (select id from street where name = 'SHORE DR' and city_id = (select id from city where name = 'VIRGINIA BEACH')) where street_id = (select id from street where name = 'SHORE DR #821' and city_id = (select id from city where name = 'VIRGINIA BEACH')); delete from street where name = 'SHORE DR #82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82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80];&quot;',concat('&quot;;[.B780];&quot;',' #'),'')), street_id = (select id from street where name = '&quot;;[.B780];&quot;' and city_id = (select id from city where name = 'VIRGINIA BEACH')) where street_id = (select id from street where name = '&quot;;[.A780];&quot;' and city_id = (select id from city where name = 'VIRGINIA BEACH')); delete from street where name = '&quot;;[.A780];&quot;' and city_id = (select id from city where name = 'VIRGINIA BEACH'); COMMIT&quot;)" office:value-type="string" office:string-value="START TRANSACTION; update resident_base set house_num = concat(house_num,'-',REPLACE('SHORE DR #822',concat('SHORE DR',' #'),'')), street_id = (select id from street where name = 'SHORE DR' and city_id = (select id from city where name = 'VIRGINIA BEACH')) where street_id = (select id from street where name = 'SHORE DR #822' and city_id = (select id from city where name = 'VIRGINIA BEACH')); delete from street where name = 'SHORE DR #822' and city_id = (select id from city where name = 'VIRGINIA BEACH'); COMMIT">
            <text:p>START TRANSACTION; update resident_base set house_num = concat(house_num,'-',REPLACE('SHORE DR #822',concat('SHORE DR',' #'),'')), street_id = (select id from street where name = 'SHORE DR' and city_id = (select id from city where name = 'VIRGINIA BEACH')) where street_id = (select id from street where name = 'SHORE DR #822' and city_id = (select id from city where name = 'VIRGINIA BEACH')); delete from street where name = 'SHORE DR #82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82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81];&quot;',concat('&quot;;[.B781];&quot;',' #'),'')), street_id = (select id from street where name = '&quot;;[.B781];&quot;' and city_id = (select id from city where name = 'VIRGINIA BEACH')) where street_id = (select id from street where name = '&quot;;[.A781];&quot;' and city_id = (select id from city where name = 'VIRGINIA BEACH')); delete from street where name = '&quot;;[.A781];&quot;' and city_id = (select id from city where name = 'VIRGINIA BEACH'); COMMIT&quot;)" office:value-type="string" office:string-value="START TRANSACTION; update resident_base set house_num = concat(house_num,'-',REPLACE('SHORE DR #824',concat('SHORE DR',' #'),'')), street_id = (select id from street where name = 'SHORE DR' and city_id = (select id from city where name = 'VIRGINIA BEACH')) where street_id = (select id from street where name = 'SHORE DR #824' and city_id = (select id from city where name = 'VIRGINIA BEACH')); delete from street where name = 'SHORE DR #824' and city_id = (select id from city where name = 'VIRGINIA BEACH'); COMMIT">
            <text:p>START TRANSACTION; update resident_base set house_num = concat(house_num,'-',REPLACE('SHORE DR #824',concat('SHORE DR',' #'),'')), street_id = (select id from street where name = 'SHORE DR' and city_id = (select id from city where name = 'VIRGINIA BEACH')) where street_id = (select id from street where name = 'SHORE DR #824' and city_id = (select id from city where name = 'VIRGINIA BEACH')); delete from street where name = 'SHORE DR #82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827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82];&quot;',concat('&quot;;[.B782];&quot;',' #'),'')), street_id = (select id from street where name = '&quot;;[.B782];&quot;' and city_id = (select id from city where name = 'VIRGINIA BEACH')) where street_id = (select id from street where name = '&quot;;[.A782];&quot;' and city_id = (select id from city where name = 'VIRGINIA BEACH')); delete from street where name = '&quot;;[.A782];&quot;' and city_id = (select id from city where name = 'VIRGINIA BEACH'); COMMIT&quot;)" office:value-type="string" office:string-value="START TRANSACTION; update resident_base set house_num = concat(house_num,'-',REPLACE('SHORE DR #827',concat('SHORE DR',' #'),'')), street_id = (select id from street where name = 'SHORE DR' and city_id = (select id from city where name = 'VIRGINIA BEACH')) where street_id = (select id from street where name = 'SHORE DR #827' and city_id = (select id from city where name = 'VIRGINIA BEACH')); delete from street where name = 'SHORE DR #827' and city_id = (select id from city where name = 'VIRGINIA BEACH'); COMMIT">
            <text:p>START TRANSACTION; update resident_base set house_num = concat(house_num,'-',REPLACE('SHORE DR #827',concat('SHORE DR',' #'),'')), street_id = (select id from street where name = 'SHORE DR' and city_id = (select id from city where name = 'VIRGINIA BEACH')) where street_id = (select id from street where name = 'SHORE DR #827' and city_id = (select id from city where name = 'VIRGINIA BEACH')); delete from street where name = 'SHORE DR #82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828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83];&quot;',concat('&quot;;[.B783];&quot;',' #'),'')), street_id = (select id from street where name = '&quot;;[.B783];&quot;' and city_id = (select id from city where name = 'VIRGINIA BEACH')) where street_id = (select id from street where name = '&quot;;[.A783];&quot;' and city_id = (select id from city where name = 'VIRGINIA BEACH')); delete from street where name = '&quot;;[.A783];&quot;' and city_id = (select id from city where name = 'VIRGINIA BEACH'); COMMIT&quot;)" office:value-type="string" office:string-value="START TRANSACTION; update resident_base set house_num = concat(house_num,'-',REPLACE('SHORE DR #828',concat('SHORE DR',' #'),'')), street_id = (select id from street where name = 'SHORE DR' and city_id = (select id from city where name = 'VIRGINIA BEACH')) where street_id = (select id from street where name = 'SHORE DR #828' and city_id = (select id from city where name = 'VIRGINIA BEACH')); delete from street where name = 'SHORE DR #828' and city_id = (select id from city where name = 'VIRGINIA BEACH'); COMMIT">
            <text:p>START TRANSACTION; update resident_base set house_num = concat(house_num,'-',REPLACE('SHORE DR #828',concat('SHORE DR',' #'),'')), street_id = (select id from street where name = 'SHORE DR' and city_id = (select id from city where name = 'VIRGINIA BEACH')) where street_id = (select id from street where name = 'SHORE DR #828' and city_id = (select id from city where name = 'VIRGINIA BEACH')); delete from street where name = 'SHORE DR #82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83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84];&quot;',concat('&quot;;[.B784];&quot;',' #'),'')), street_id = (select id from street where name = '&quot;;[.B784];&quot;' and city_id = (select id from city where name = 'VIRGINIA BEACH')) where street_id = (select id from street where name = '&quot;;[.A784];&quot;' and city_id = (select id from city where name = 'VIRGINIA BEACH')); delete from street where name = '&quot;;[.A784];&quot;' and city_id = (select id from city where name = 'VIRGINIA BEACH'); COMMIT&quot;)" office:value-type="string" office:string-value="START TRANSACTION; update resident_base set house_num = concat(house_num,'-',REPLACE('SHORE DR #830',concat('SHORE DR',' #'),'')), street_id = (select id from street where name = 'SHORE DR' and city_id = (select id from city where name = 'VIRGINIA BEACH')) where street_id = (select id from street where name = 'SHORE DR #830' and city_id = (select id from city where name = 'VIRGINIA BEACH')); delete from street where name = 'SHORE DR #830' and city_id = (select id from city where name = 'VIRGINIA BEACH'); COMMIT">
            <text:p>START TRANSACTION; update resident_base set house_num = concat(house_num,'-',REPLACE('SHORE DR #830',concat('SHORE DR',' #'),'')), street_id = (select id from street where name = 'SHORE DR' and city_id = (select id from city where name = 'VIRGINIA BEACH')) where street_id = (select id from street where name = 'SHORE DR #830' and city_id = (select id from city where name = 'VIRGINIA BEACH')); delete from street where name = 'SHORE DR #83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84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85];&quot;',concat('&quot;;[.B785];&quot;',' #'),'')), street_id = (select id from street where name = '&quot;;[.B785];&quot;' and city_id = (select id from city where name = 'VIRGINIA BEACH')) where street_id = (select id from street where name = '&quot;;[.A785];&quot;' and city_id = (select id from city where name = 'VIRGINIA BEACH')); delete from street where name = '&quot;;[.A785];&quot;' and city_id = (select id from city where name = 'VIRGINIA BEACH'); COMMIT&quot;)" office:value-type="string" office:string-value="START TRANSACTION; update resident_base set house_num = concat(house_num,'-',REPLACE('SHORE DR #842',concat('SHORE DR',' #'),'')), street_id = (select id from street where name = 'SHORE DR' and city_id = (select id from city where name = 'VIRGINIA BEACH')) where street_id = (select id from street where name = 'SHORE DR #842' and city_id = (select id from city where name = 'VIRGINIA BEACH')); delete from street where name = 'SHORE DR #842' and city_id = (select id from city where name = 'VIRGINIA BEACH'); COMMIT">
            <text:p>START TRANSACTION; update resident_base set house_num = concat(house_num,'-',REPLACE('SHORE DR #842',concat('SHORE DR',' #'),'')), street_id = (select id from street where name = 'SHORE DR' and city_id = (select id from city where name = 'VIRGINIA BEACH')) where street_id = (select id from street where name = 'SHORE DR #842' and city_id = (select id from city where name = 'VIRGINIA BEACH')); delete from street where name = 'SHORE DR #84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848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86];&quot;',concat('&quot;;[.B786];&quot;',' #'),'')), street_id = (select id from street where name = '&quot;;[.B786];&quot;' and city_id = (select id from city where name = 'VIRGINIA BEACH')) where street_id = (select id from street where name = '&quot;;[.A786];&quot;' and city_id = (select id from city where name = 'VIRGINIA BEACH')); delete from street where name = '&quot;;[.A786];&quot;' and city_id = (select id from city where name = 'VIRGINIA BEACH'); COMMIT&quot;)" office:value-type="string" office:string-value="START TRANSACTION; update resident_base set house_num = concat(house_num,'-',REPLACE('SHORE DR #848',concat('SHORE DR',' #'),'')), street_id = (select id from street where name = 'SHORE DR' and city_id = (select id from city where name = 'VIRGINIA BEACH')) where street_id = (select id from street where name = 'SHORE DR #848' and city_id = (select id from city where name = 'VIRGINIA BEACH')); delete from street where name = 'SHORE DR #848' and city_id = (select id from city where name = 'VIRGINIA BEACH'); COMMIT">
            <text:p>START TRANSACTION; update resident_base set house_num = concat(house_num,'-',REPLACE('SHORE DR #848',concat('SHORE DR',' #'),'')), street_id = (select id from street where name = 'SHORE DR' and city_id = (select id from city where name = 'VIRGINIA BEACH')) where street_id = (select id from street where name = 'SHORE DR #848' and city_id = (select id from city where name = 'VIRGINIA BEACH')); delete from street where name = 'SHORE DR #84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85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87];&quot;',concat('&quot;;[.B787];&quot;',' #'),'')), street_id = (select id from street where name = '&quot;;[.B787];&quot;' and city_id = (select id from city where name = 'VIRGINIA BEACH')) where street_id = (select id from street where name = '&quot;;[.A787];&quot;' and city_id = (select id from city where name = 'VIRGINIA BEACH')); delete from street where name = '&quot;;[.A787];&quot;' and city_id = (select id from city where name = 'VIRGINIA BEACH'); COMMIT&quot;)" office:value-type="string" office:string-value="START TRANSACTION; update resident_base set house_num = concat(house_num,'-',REPLACE('SHORE DR #850',concat('SHORE DR',' #'),'')), street_id = (select id from street where name = 'SHORE DR' and city_id = (select id from city where name = 'VIRGINIA BEACH')) where street_id = (select id from street where name = 'SHORE DR #850' and city_id = (select id from city where name = 'VIRGINIA BEACH')); delete from street where name = 'SHORE DR #850' and city_id = (select id from city where name = 'VIRGINIA BEACH'); COMMIT">
            <text:p>START TRANSACTION; update resident_base set house_num = concat(house_num,'-',REPLACE('SHORE DR #850',concat('SHORE DR',' #'),'')), street_id = (select id from street where name = 'SHORE DR' and city_id = (select id from city where name = 'VIRGINIA BEACH')) where street_id = (select id from street where name = 'SHORE DR #850' and city_id = (select id from city where name = 'VIRGINIA BEACH')); delete from street where name = 'SHORE DR #85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85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88];&quot;',concat('&quot;;[.B788];&quot;',' #'),'')), street_id = (select id from street where name = '&quot;;[.B788];&quot;' and city_id = (select id from city where name = 'VIRGINIA BEACH')) where street_id = (select id from street where name = '&quot;;[.A788];&quot;' and city_id = (select id from city where name = 'VIRGINIA BEACH')); delete from street where name = '&quot;;[.A788];&quot;' and city_id = (select id from city where name = 'VIRGINIA BEACH'); COMMIT&quot;)" office:value-type="string" office:string-value="START TRANSACTION; update resident_base set house_num = concat(house_num,'-',REPLACE('SHORE DR #851',concat('SHORE DR',' #'),'')), street_id = (select id from street where name = 'SHORE DR' and city_id = (select id from city where name = 'VIRGINIA BEACH')) where street_id = (select id from street where name = 'SHORE DR #851' and city_id = (select id from city where name = 'VIRGINIA BEACH')); delete from street where name = 'SHORE DR #851' and city_id = (select id from city where name = 'VIRGINIA BEACH'); COMMIT">
            <text:p>START TRANSACTION; update resident_base set house_num = concat(house_num,'-',REPLACE('SHORE DR #851',concat('SHORE DR',' #'),'')), street_id = (select id from street where name = 'SHORE DR' and city_id = (select id from city where name = 'VIRGINIA BEACH')) where street_id = (select id from street where name = 'SHORE DR #851' and city_id = (select id from city where name = 'VIRGINIA BEACH')); delete from street where name = 'SHORE DR #85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85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89];&quot;',concat('&quot;;[.B789];&quot;',' #'),'')), street_id = (select id from street where name = '&quot;;[.B789];&quot;' and city_id = (select id from city where name = 'VIRGINIA BEACH')) where street_id = (select id from street where name = '&quot;;[.A789];&quot;' and city_id = (select id from city where name = 'VIRGINIA BEACH')); delete from street where name = '&quot;;[.A789];&quot;' and city_id = (select id from city where name = 'VIRGINIA BEACH'); COMMIT&quot;)" office:value-type="string" office:string-value="START TRANSACTION; update resident_base set house_num = concat(house_num,'-',REPLACE('SHORE DR #852',concat('SHORE DR',' #'),'')), street_id = (select id from street where name = 'SHORE DR' and city_id = (select id from city where name = 'VIRGINIA BEACH')) where street_id = (select id from street where name = 'SHORE DR #852' and city_id = (select id from city where name = 'VIRGINIA BEACH')); delete from street where name = 'SHORE DR #852' and city_id = (select id from city where name = 'VIRGINIA BEACH'); COMMIT">
            <text:p>START TRANSACTION; update resident_base set house_num = concat(house_num,'-',REPLACE('SHORE DR #852',concat('SHORE DR',' #'),'')), street_id = (select id from street where name = 'SHORE DR' and city_id = (select id from city where name = 'VIRGINIA BEACH')) where street_id = (select id from street where name = 'SHORE DR #852' and city_id = (select id from city where name = 'VIRGINIA BEACH')); delete from street where name = 'SHORE DR #85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856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90];&quot;',concat('&quot;;[.B790];&quot;',' #'),'')), street_id = (select id from street where name = '&quot;;[.B790];&quot;' and city_id = (select id from city where name = 'VIRGINIA BEACH')) where street_id = (select id from street where name = '&quot;;[.A790];&quot;' and city_id = (select id from city where name = 'VIRGINIA BEACH')); delete from street where name = '&quot;;[.A790];&quot;' and city_id = (select id from city where name = 'VIRGINIA BEACH'); COMMIT&quot;)" office:value-type="string" office:string-value="START TRANSACTION; update resident_base set house_num = concat(house_num,'-',REPLACE('SHORE DR #856',concat('SHORE DR',' #'),'')), street_id = (select id from street where name = 'SHORE DR' and city_id = (select id from city where name = 'VIRGINIA BEACH')) where street_id = (select id from street where name = 'SHORE DR #856' and city_id = (select id from city where name = 'VIRGINIA BEACH')); delete from street where name = 'SHORE DR #856' and city_id = (select id from city where name = 'VIRGINIA BEACH'); COMMIT">
            <text:p>START TRANSACTION; update resident_base set house_num = concat(house_num,'-',REPLACE('SHORE DR #856',concat('SHORE DR',' #'),'')), street_id = (select id from street where name = 'SHORE DR' and city_id = (select id from city where name = 'VIRGINIA BEACH')) where street_id = (select id from street where name = 'SHORE DR #856' and city_id = (select id from city where name = 'VIRGINIA BEACH')); delete from street where name = 'SHORE DR #85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86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91];&quot;',concat('&quot;;[.B791];&quot;',' #'),'')), street_id = (select id from street where name = '&quot;;[.B791];&quot;' and city_id = (select id from city where name = 'VIRGINIA BEACH')) where street_id = (select id from street where name = '&quot;;[.A791];&quot;' and city_id = (select id from city where name = 'VIRGINIA BEACH')); delete from street where name = '&quot;;[.A791];&quot;' and city_id = (select id from city where name = 'VIRGINIA BEACH'); COMMIT&quot;)" office:value-type="string" office:string-value="START TRANSACTION; update resident_base set house_num = concat(house_num,'-',REPLACE('SHORE DR #863',concat('SHORE DR',' #'),'')), street_id = (select id from street where name = 'SHORE DR' and city_id = (select id from city where name = 'VIRGINIA BEACH')) where street_id = (select id from street where name = 'SHORE DR #863' and city_id = (select id from city where name = 'VIRGINIA BEACH')); delete from street where name = 'SHORE DR #863' and city_id = (select id from city where name = 'VIRGINIA BEACH'); COMMIT">
            <text:p>START TRANSACTION; update resident_base set house_num = concat(house_num,'-',REPLACE('SHORE DR #863',concat('SHORE DR',' #'),'')), street_id = (select id from street where name = 'SHORE DR' and city_id = (select id from city where name = 'VIRGINIA BEACH')) where street_id = (select id from street where name = 'SHORE DR #863' and city_id = (select id from city where name = 'VIRGINIA BEACH')); delete from street where name = 'SHORE DR #86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86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92];&quot;',concat('&quot;;[.B792];&quot;',' #'),'')), street_id = (select id from street where name = '&quot;;[.B792];&quot;' and city_id = (select id from city where name = 'VIRGINIA BEACH')) where street_id = (select id from street where name = '&quot;;[.A792];&quot;' and city_id = (select id from city where name = 'VIRGINIA BEACH')); delete from street where name = '&quot;;[.A792];&quot;' and city_id = (select id from city where name = 'VIRGINIA BEACH'); COMMIT&quot;)" office:value-type="string" office:string-value="START TRANSACTION; update resident_base set house_num = concat(house_num,'-',REPLACE('SHORE DR #864',concat('SHORE DR',' #'),'')), street_id = (select id from street where name = 'SHORE DR' and city_id = (select id from city where name = 'VIRGINIA BEACH')) where street_id = (select id from street where name = 'SHORE DR #864' and city_id = (select id from city where name = 'VIRGINIA BEACH')); delete from street where name = 'SHORE DR #864' and city_id = (select id from city where name = 'VIRGINIA BEACH'); COMMIT">
            <text:p>START TRANSACTION; update resident_base set house_num = concat(house_num,'-',REPLACE('SHORE DR #864',concat('SHORE DR',' #'),'')), street_id = (select id from street where name = 'SHORE DR' and city_id = (select id from city where name = 'VIRGINIA BEACH')) where street_id = (select id from street where name = 'SHORE DR #864' and city_id = (select id from city where name = 'VIRGINIA BEACH')); delete from street where name = 'SHORE DR #86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90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93];&quot;',concat('&quot;;[.B793];&quot;',' #'),'')), street_id = (select id from street where name = '&quot;;[.B793];&quot;' and city_id = (select id from city where name = 'VIRGINIA BEACH')) where street_id = (select id from street where name = '&quot;;[.A793];&quot;' and city_id = (select id from city where name = 'VIRGINIA BEACH')); delete from street where name = '&quot;;[.A793];&quot;' and city_id = (select id from city where name = 'VIRGINIA BEACH'); COMMIT&quot;)" office:value-type="string" office:string-value="START TRANSACTION; update resident_base set house_num = concat(house_num,'-',REPLACE('SHORE DR #901',concat('SHORE DR',' #'),'')), street_id = (select id from street where name = 'SHORE DR' and city_id = (select id from city where name = 'VIRGINIA BEACH')) where street_id = (select id from street where name = 'SHORE DR #901' and city_id = (select id from city where name = 'VIRGINIA BEACH')); delete from street where name = 'SHORE DR #901' and city_id = (select id from city where name = 'VIRGINIA BEACH'); COMMIT">
            <text:p>START TRANSACTION; update resident_base set house_num = concat(house_num,'-',REPLACE('SHORE DR #901',concat('SHORE DR',' #'),'')), street_id = (select id from street where name = 'SHORE DR' and city_id = (select id from city where name = 'VIRGINIA BEACH')) where street_id = (select id from street where name = 'SHORE DR #901' and city_id = (select id from city where name = 'VIRGINIA BEACH')); delete from street where name = 'SHORE DR #9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90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94];&quot;',concat('&quot;;[.B794];&quot;',' #'),'')), street_id = (select id from street where name = '&quot;;[.B794];&quot;' and city_id = (select id from city where name = 'VIRGINIA BEACH')) where street_id = (select id from street where name = '&quot;;[.A794];&quot;' and city_id = (select id from city where name = 'VIRGINIA BEACH')); delete from street where name = '&quot;;[.A794];&quot;' and city_id = (select id from city where name = 'VIRGINIA BEACH'); COMMIT&quot;)" office:value-type="string" office:string-value="START TRANSACTION; update resident_base set house_num = concat(house_num,'-',REPLACE('SHORE DR #902',concat('SHORE DR',' #'),'')), street_id = (select id from street where name = 'SHORE DR' and city_id = (select id from city where name = 'VIRGINIA BEACH')) where street_id = (select id from street where name = 'SHORE DR #902' and city_id = (select id from city where name = 'VIRGINIA BEACH')); delete from street where name = 'SHORE DR #902' and city_id = (select id from city where name = 'VIRGINIA BEACH'); COMMIT">
            <text:p>START TRANSACTION; update resident_base set house_num = concat(house_num,'-',REPLACE('SHORE DR #902',concat('SHORE DR',' #'),'')), street_id = (select id from street where name = 'SHORE DR' and city_id = (select id from city where name = 'VIRGINIA BEACH')) where street_id = (select id from street where name = 'SHORE DR #902' and city_id = (select id from city where name = 'VIRGINIA BEACH')); delete from street where name = 'SHORE DR #9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90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95];&quot;',concat('&quot;;[.B795];&quot;',' #'),'')), street_id = (select id from street where name = '&quot;;[.B795];&quot;' and city_id = (select id from city where name = 'VIRGINIA BEACH')) where street_id = (select id from street where name = '&quot;;[.A795];&quot;' and city_id = (select id from city where name = 'VIRGINIA BEACH')); delete from street where name = '&quot;;[.A795];&quot;' and city_id = (select id from city where name = 'VIRGINIA BEACH'); COMMIT&quot;)" office:value-type="string" office:string-value="START TRANSACTION; update resident_base set house_num = concat(house_num,'-',REPLACE('SHORE DR #903',concat('SHORE DR',' #'),'')), street_id = (select id from street where name = 'SHORE DR' and city_id = (select id from city where name = 'VIRGINIA BEACH')) where street_id = (select id from street where name = 'SHORE DR #903' and city_id = (select id from city where name = 'VIRGINIA BEACH')); delete from street where name = 'SHORE DR #903' and city_id = (select id from city where name = 'VIRGINIA BEACH'); COMMIT">
            <text:p>START TRANSACTION; update resident_base set house_num = concat(house_num,'-',REPLACE('SHORE DR #903',concat('SHORE DR',' #'),'')), street_id = (select id from street where name = 'SHORE DR' and city_id = (select id from city where name = 'VIRGINIA BEACH')) where street_id = (select id from street where name = 'SHORE DR #903' and city_id = (select id from city where name = 'VIRGINIA BEACH')); delete from street where name = 'SHORE DR #9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90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96];&quot;',concat('&quot;;[.B796];&quot;',' #'),'')), street_id = (select id from street where name = '&quot;;[.B796];&quot;' and city_id = (select id from city where name = 'VIRGINIA BEACH')) where street_id = (select id from street where name = '&quot;;[.A796];&quot;' and city_id = (select id from city where name = 'VIRGINIA BEACH')); delete from street where name = '&quot;;[.A796];&quot;' and city_id = (select id from city where name = 'VIRGINIA BEACH'); COMMIT&quot;)" office:value-type="string" office:string-value="START TRANSACTION; update resident_base set house_num = concat(house_num,'-',REPLACE('SHORE DR #904',concat('SHORE DR',' #'),'')), street_id = (select id from street where name = 'SHORE DR' and city_id = (select id from city where name = 'VIRGINIA BEACH')) where street_id = (select id from street where name = 'SHORE DR #904' and city_id = (select id from city where name = 'VIRGINIA BEACH')); delete from street where name = 'SHORE DR #904' and city_id = (select id from city where name = 'VIRGINIA BEACH'); COMMIT">
            <text:p>START TRANSACTION; update resident_base set house_num = concat(house_num,'-',REPLACE('SHORE DR #904',concat('SHORE DR',' #'),'')), street_id = (select id from street where name = 'SHORE DR' and city_id = (select id from city where name = 'VIRGINIA BEACH')) where street_id = (select id from street where name = 'SHORE DR #904' and city_id = (select id from city where name = 'VIRGINIA BEACH')); delete from street where name = 'SHORE DR #9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90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97];&quot;',concat('&quot;;[.B797];&quot;',' #'),'')), street_id = (select id from street where name = '&quot;;[.B797];&quot;' and city_id = (select id from city where name = 'VIRGINIA BEACH')) where street_id = (select id from street where name = '&quot;;[.A797];&quot;' and city_id = (select id from city where name = 'VIRGINIA BEACH')); delete from street where name = '&quot;;[.A797];&quot;' and city_id = (select id from city where name = 'VIRGINIA BEACH'); COMMIT&quot;)" office:value-type="string" office:string-value="START TRANSACTION; update resident_base set house_num = concat(house_num,'-',REPLACE('SHORE DR #905',concat('SHORE DR',' #'),'')), street_id = (select id from street where name = 'SHORE DR' and city_id = (select id from city where name = 'VIRGINIA BEACH')) where street_id = (select id from street where name = 'SHORE DR #905' and city_id = (select id from city where name = 'VIRGINIA BEACH')); delete from street where name = 'SHORE DR #905' and city_id = (select id from city where name = 'VIRGINIA BEACH'); COMMIT">
            <text:p>START TRANSACTION; update resident_base set house_num = concat(house_num,'-',REPLACE('SHORE DR #905',concat('SHORE DR',' #'),'')), street_id = (select id from street where name = 'SHORE DR' and city_id = (select id from city where name = 'VIRGINIA BEACH')) where street_id = (select id from street where name = 'SHORE DR #905' and city_id = (select id from city where name = 'VIRGINIA BEACH')); delete from street where name = 'SHORE DR #9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906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98];&quot;',concat('&quot;;[.B798];&quot;',' #'),'')), street_id = (select id from street where name = '&quot;;[.B798];&quot;' and city_id = (select id from city where name = 'VIRGINIA BEACH')) where street_id = (select id from street where name = '&quot;;[.A798];&quot;' and city_id = (select id from city where name = 'VIRGINIA BEACH')); delete from street where name = '&quot;;[.A798];&quot;' and city_id = (select id from city where name = 'VIRGINIA BEACH'); COMMIT&quot;)" office:value-type="string" office:string-value="START TRANSACTION; update resident_base set house_num = concat(house_num,'-',REPLACE('SHORE DR #906',concat('SHORE DR',' #'),'')), street_id = (select id from street where name = 'SHORE DR' and city_id = (select id from city where name = 'VIRGINIA BEACH')) where street_id = (select id from street where name = 'SHORE DR #906' and city_id = (select id from city where name = 'VIRGINIA BEACH')); delete from street where name = 'SHORE DR #906' and city_id = (select id from city where name = 'VIRGINIA BEACH'); COMMIT">
            <text:p>START TRANSACTION; update resident_base set house_num = concat(house_num,'-',REPLACE('SHORE DR #906',concat('SHORE DR',' #'),'')), street_id = (select id from street where name = 'SHORE DR' and city_id = (select id from city where name = 'VIRGINIA BEACH')) where street_id = (select id from street where name = 'SHORE DR #906' and city_id = (select id from city where name = 'VIRGINIA BEACH')); delete from street where name = 'SHORE DR #9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907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799];&quot;',concat('&quot;;[.B799];&quot;',' #'),'')), street_id = (select id from street where name = '&quot;;[.B799];&quot;' and city_id = (select id from city where name = 'VIRGINIA BEACH')) where street_id = (select id from street where name = '&quot;;[.A799];&quot;' and city_id = (select id from city where name = 'VIRGINIA BEACH')); delete from street where name = '&quot;;[.A799];&quot;' and city_id = (select id from city where name = 'VIRGINIA BEACH'); COMMIT&quot;)" office:value-type="string" office:string-value="START TRANSACTION; update resident_base set house_num = concat(house_num,'-',REPLACE('SHORE DR #907',concat('SHORE DR',' #'),'')), street_id = (select id from street where name = 'SHORE DR' and city_id = (select id from city where name = 'VIRGINIA BEACH')) where street_id = (select id from street where name = 'SHORE DR #907' and city_id = (select id from city where name = 'VIRGINIA BEACH')); delete from street where name = 'SHORE DR #907' and city_id = (select id from city where name = 'VIRGINIA BEACH'); COMMIT">
            <text:p>START TRANSACTION; update resident_base set house_num = concat(house_num,'-',REPLACE('SHORE DR #907',concat('SHORE DR',' #'),'')), street_id = (select id from street where name = 'SHORE DR' and city_id = (select id from city where name = 'VIRGINIA BEACH')) where street_id = (select id from street where name = 'SHORE DR #907' and city_id = (select id from city where name = 'VIRGINIA BEACH')); delete from street where name = 'SHORE DR #9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908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00];&quot;',concat('&quot;;[.B800];&quot;',' #'),'')), street_id = (select id from street where name = '&quot;;[.B800];&quot;' and city_id = (select id from city where name = 'VIRGINIA BEACH')) where street_id = (select id from street where name = '&quot;;[.A800];&quot;' and city_id = (select id from city where name = 'VIRGINIA BEACH')); delete from street where name = '&quot;;[.A800];&quot;' and city_id = (select id from city where name = 'VIRGINIA BEACH'); COMMIT&quot;)" office:value-type="string" office:string-value="START TRANSACTION; update resident_base set house_num = concat(house_num,'-',REPLACE('SHORE DR #908',concat('SHORE DR',' #'),'')), street_id = (select id from street where name = 'SHORE DR' and city_id = (select id from city where name = 'VIRGINIA BEACH')) where street_id = (select id from street where name = 'SHORE DR #908' and city_id = (select id from city where name = 'VIRGINIA BEACH')); delete from street where name = 'SHORE DR #908' and city_id = (select id from city where name = 'VIRGINIA BEACH'); COMMIT">
            <text:p>START TRANSACTION; update resident_base set house_num = concat(house_num,'-',REPLACE('SHORE DR #908',concat('SHORE DR',' #'),'')), street_id = (select id from street where name = 'SHORE DR' and city_id = (select id from city where name = 'VIRGINIA BEACH')) where street_id = (select id from street where name = 'SHORE DR #908' and city_id = (select id from city where name = 'VIRGINIA BEACH')); delete from street where name = 'SHORE DR #9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909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01];&quot;',concat('&quot;;[.B801];&quot;',' #'),'')), street_id = (select id from street where name = '&quot;;[.B801];&quot;' and city_id = (select id from city where name = 'VIRGINIA BEACH')) where street_id = (select id from street where name = '&quot;;[.A801];&quot;' and city_id = (select id from city where name = 'VIRGINIA BEACH')); delete from street where name = '&quot;;[.A801];&quot;' and city_id = (select id from city where name = 'VIRGINIA BEACH'); COMMIT&quot;)" office:value-type="string" office:string-value="START TRANSACTION; update resident_base set house_num = concat(house_num,'-',REPLACE('SHORE DR #909',concat('SHORE DR',' #'),'')), street_id = (select id from street where name = 'SHORE DR' and city_id = (select id from city where name = 'VIRGINIA BEACH')) where street_id = (select id from street where name = 'SHORE DR #909' and city_id = (select id from city where name = 'VIRGINIA BEACH')); delete from street where name = 'SHORE DR #909' and city_id = (select id from city where name = 'VIRGINIA BEACH'); COMMIT">
            <text:p>START TRANSACTION; update resident_base set house_num = concat(house_num,'-',REPLACE('SHORE DR #909',concat('SHORE DR',' #'),'')), street_id = (select id from street where name = 'SHORE DR' and city_id = (select id from city where name = 'VIRGINIA BEACH')) where street_id = (select id from street where name = 'SHORE DR #909' and city_id = (select id from city where name = 'VIRGINIA BEACH')); delete from street where name = 'SHORE DR #90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91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02];&quot;',concat('&quot;;[.B802];&quot;',' #'),'')), street_id = (select id from street where name = '&quot;;[.B802];&quot;' and city_id = (select id from city where name = 'VIRGINIA BEACH')) where street_id = (select id from street where name = '&quot;;[.A802];&quot;' and city_id = (select id from city where name = 'VIRGINIA BEACH')); delete from street where name = '&quot;;[.A802];&quot;' and city_id = (select id from city where name = 'VIRGINIA BEACH'); COMMIT&quot;)" office:value-type="string" office:string-value="START TRANSACTION; update resident_base set house_num = concat(house_num,'-',REPLACE('SHORE DR #910',concat('SHORE DR',' #'),'')), street_id = (select id from street where name = 'SHORE DR' and city_id = (select id from city where name = 'VIRGINIA BEACH')) where street_id = (select id from street where name = 'SHORE DR #910' and city_id = (select id from city where name = 'VIRGINIA BEACH')); delete from street where name = 'SHORE DR #910' and city_id = (select id from city where name = 'VIRGINIA BEACH'); COMMIT">
            <text:p>START TRANSACTION; update resident_base set house_num = concat(house_num,'-',REPLACE('SHORE DR #910',concat('SHORE DR',' #'),'')), street_id = (select id from street where name = 'SHORE DR' and city_id = (select id from city where name = 'VIRGINIA BEACH')) where street_id = (select id from street where name = 'SHORE DR #910' and city_id = (select id from city where name = 'VIRGINIA BEACH')); delete from street where name = 'SHORE DR #91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91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03];&quot;',concat('&quot;;[.B803];&quot;',' #'),'')), street_id = (select id from street where name = '&quot;;[.B803];&quot;' and city_id = (select id from city where name = 'VIRGINIA BEACH')) where street_id = (select id from street where name = '&quot;;[.A803];&quot;' and city_id = (select id from city where name = 'VIRGINIA BEACH')); delete from street where name = '&quot;;[.A803];&quot;' and city_id = (select id from city where name = 'VIRGINIA BEACH'); COMMIT&quot;)" office:value-type="string" office:string-value="START TRANSACTION; update resident_base set house_num = concat(house_num,'-',REPLACE('SHORE DR #911',concat('SHORE DR',' #'),'')), street_id = (select id from street where name = 'SHORE DR' and city_id = (select id from city where name = 'VIRGINIA BEACH')) where street_id = (select id from street where name = 'SHORE DR #911' and city_id = (select id from city where name = 'VIRGINIA BEACH')); delete from street where name = 'SHORE DR #911' and city_id = (select id from city where name = 'VIRGINIA BEACH'); COMMIT">
            <text:p>START TRANSACTION; update resident_base set house_num = concat(house_num,'-',REPLACE('SHORE DR #911',concat('SHORE DR',' #'),'')), street_id = (select id from street where name = 'SHORE DR' and city_id = (select id from city where name = 'VIRGINIA BEACH')) where street_id = (select id from street where name = 'SHORE DR #911' and city_id = (select id from city where name = 'VIRGINIA BEACH')); delete from street where name = 'SHORE DR #91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91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04];&quot;',concat('&quot;;[.B804];&quot;',' #'),'')), street_id = (select id from street where name = '&quot;;[.B804];&quot;' and city_id = (select id from city where name = 'VIRGINIA BEACH')) where street_id = (select id from street where name = '&quot;;[.A804];&quot;' and city_id = (select id from city where name = 'VIRGINIA BEACH')); delete from street where name = '&quot;;[.A804];&quot;' and city_id = (select id from city where name = 'VIRGINIA BEACH'); COMMIT&quot;)" office:value-type="string" office:string-value="START TRANSACTION; update resident_base set house_num = concat(house_num,'-',REPLACE('SHORE DR #912',concat('SHORE DR',' #'),'')), street_id = (select id from street where name = 'SHORE DR' and city_id = (select id from city where name = 'VIRGINIA BEACH')) where street_id = (select id from street where name = 'SHORE DR #912' and city_id = (select id from city where name = 'VIRGINIA BEACH')); delete from street where name = 'SHORE DR #912' and city_id = (select id from city where name = 'VIRGINIA BEACH'); COMMIT">
            <text:p>START TRANSACTION; update resident_base set house_num = concat(house_num,'-',REPLACE('SHORE DR #912',concat('SHORE DR',' #'),'')), street_id = (select id from street where name = 'SHORE DR' and city_id = (select id from city where name = 'VIRGINIA BEACH')) where street_id = (select id from street where name = 'SHORE DR #912' and city_id = (select id from city where name = 'VIRGINIA BEACH')); delete from street where name = 'SHORE DR #91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91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05];&quot;',concat('&quot;;[.B805];&quot;',' #'),'')), street_id = (select id from street where name = '&quot;;[.B805];&quot;' and city_id = (select id from city where name = 'VIRGINIA BEACH')) where street_id = (select id from street where name = '&quot;;[.A805];&quot;' and city_id = (select id from city where name = 'VIRGINIA BEACH')); delete from street where name = '&quot;;[.A805];&quot;' and city_id = (select id from city where name = 'VIRGINIA BEACH'); COMMIT&quot;)" office:value-type="string" office:string-value="START TRANSACTION; update resident_base set house_num = concat(house_num,'-',REPLACE('SHORE DR #913',concat('SHORE DR',' #'),'')), street_id = (select id from street where name = 'SHORE DR' and city_id = (select id from city where name = 'VIRGINIA BEACH')) where street_id = (select id from street where name = 'SHORE DR #913' and city_id = (select id from city where name = 'VIRGINIA BEACH')); delete from street where name = 'SHORE DR #913' and city_id = (select id from city where name = 'VIRGINIA BEACH'); COMMIT">
            <text:p>START TRANSACTION; update resident_base set house_num = concat(house_num,'-',REPLACE('SHORE DR #913',concat('SHORE DR',' #'),'')), street_id = (select id from street where name = 'SHORE DR' and city_id = (select id from city where name = 'VIRGINIA BEACH')) where street_id = (select id from street where name = 'SHORE DR #913' and city_id = (select id from city where name = 'VIRGINIA BEACH')); delete from street where name = 'SHORE DR #91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91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06];&quot;',concat('&quot;;[.B806];&quot;',' #'),'')), street_id = (select id from street where name = '&quot;;[.B806];&quot;' and city_id = (select id from city where name = 'VIRGINIA BEACH')) where street_id = (select id from street where name = '&quot;;[.A806];&quot;' and city_id = (select id from city where name = 'VIRGINIA BEACH')); delete from street where name = '&quot;;[.A806];&quot;' and city_id = (select id from city where name = 'VIRGINIA BEACH'); COMMIT&quot;)" office:value-type="string" office:string-value="START TRANSACTION; update resident_base set house_num = concat(house_num,'-',REPLACE('SHORE DR #915',concat('SHORE DR',' #'),'')), street_id = (select id from street where name = 'SHORE DR' and city_id = (select id from city where name = 'VIRGINIA BEACH')) where street_id = (select id from street where name = 'SHORE DR #915' and city_id = (select id from city where name = 'VIRGINIA BEACH')); delete from street where name = 'SHORE DR #915' and city_id = (select id from city where name = 'VIRGINIA BEACH'); COMMIT">
            <text:p>START TRANSACTION; update resident_base set house_num = concat(house_num,'-',REPLACE('SHORE DR #915',concat('SHORE DR',' #'),'')), street_id = (select id from street where name = 'SHORE DR' and city_id = (select id from city where name = 'VIRGINIA BEACH')) where street_id = (select id from street where name = 'SHORE DR #915' and city_id = (select id from city where name = 'VIRGINIA BEACH')); delete from street where name = 'SHORE DR #91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916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07];&quot;',concat('&quot;;[.B807];&quot;',' #'),'')), street_id = (select id from street where name = '&quot;;[.B807];&quot;' and city_id = (select id from city where name = 'VIRGINIA BEACH')) where street_id = (select id from street where name = '&quot;;[.A807];&quot;' and city_id = (select id from city where name = 'VIRGINIA BEACH')); delete from street where name = '&quot;;[.A807];&quot;' and city_id = (select id from city where name = 'VIRGINIA BEACH'); COMMIT&quot;)" office:value-type="string" office:string-value="START TRANSACTION; update resident_base set house_num = concat(house_num,'-',REPLACE('SHORE DR #916',concat('SHORE DR',' #'),'')), street_id = (select id from street where name = 'SHORE DR' and city_id = (select id from city where name = 'VIRGINIA BEACH')) where street_id = (select id from street where name = 'SHORE DR #916' and city_id = (select id from city where name = 'VIRGINIA BEACH')); delete from street where name = 'SHORE DR #916' and city_id = (select id from city where name = 'VIRGINIA BEACH'); COMMIT">
            <text:p>START TRANSACTION; update resident_base set house_num = concat(house_num,'-',REPLACE('SHORE DR #916',concat('SHORE DR',' #'),'')), street_id = (select id from street where name = 'SHORE DR' and city_id = (select id from city where name = 'VIRGINIA BEACH')) where street_id = (select id from street where name = 'SHORE DR #916' and city_id = (select id from city where name = 'VIRGINIA BEACH')); delete from street where name = 'SHORE DR #91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918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08];&quot;',concat('&quot;;[.B808];&quot;',' #'),'')), street_id = (select id from street where name = '&quot;;[.B808];&quot;' and city_id = (select id from city where name = 'VIRGINIA BEACH')) where street_id = (select id from street where name = '&quot;;[.A808];&quot;' and city_id = (select id from city where name = 'VIRGINIA BEACH')); delete from street where name = '&quot;;[.A808];&quot;' and city_id = (select id from city where name = 'VIRGINIA BEACH'); COMMIT&quot;)" office:value-type="string" office:string-value="START TRANSACTION; update resident_base set house_num = concat(house_num,'-',REPLACE('SHORE DR #918',concat('SHORE DR',' #'),'')), street_id = (select id from street where name = 'SHORE DR' and city_id = (select id from city where name = 'VIRGINIA BEACH')) where street_id = (select id from street where name = 'SHORE DR #918' and city_id = (select id from city where name = 'VIRGINIA BEACH')); delete from street where name = 'SHORE DR #918' and city_id = (select id from city where name = 'VIRGINIA BEACH'); COMMIT">
            <text:p>START TRANSACTION; update resident_base set house_num = concat(house_num,'-',REPLACE('SHORE DR #918',concat('SHORE DR',' #'),'')), street_id = (select id from street where name = 'SHORE DR' and city_id = (select id from city where name = 'VIRGINIA BEACH')) where street_id = (select id from street where name = 'SHORE DR #918' and city_id = (select id from city where name = 'VIRGINIA BEACH')); delete from street where name = 'SHORE DR #91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919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09];&quot;',concat('&quot;;[.B809];&quot;',' #'),'')), street_id = (select id from street where name = '&quot;;[.B809];&quot;' and city_id = (select id from city where name = 'VIRGINIA BEACH')) where street_id = (select id from street where name = '&quot;;[.A809];&quot;' and city_id = (select id from city where name = 'VIRGINIA BEACH')); delete from street where name = '&quot;;[.A809];&quot;' and city_id = (select id from city where name = 'VIRGINIA BEACH'); COMMIT&quot;)" office:value-type="string" office:string-value="START TRANSACTION; update resident_base set house_num = concat(house_num,'-',REPLACE('SHORE DR #919',concat('SHORE DR',' #'),'')), street_id = (select id from street where name = 'SHORE DR' and city_id = (select id from city where name = 'VIRGINIA BEACH')) where street_id = (select id from street where name = 'SHORE DR #919' and city_id = (select id from city where name = 'VIRGINIA BEACH')); delete from street where name = 'SHORE DR #919' and city_id = (select id from city where name = 'VIRGINIA BEACH'); COMMIT">
            <text:p>START TRANSACTION; update resident_base set house_num = concat(house_num,'-',REPLACE('SHORE DR #919',concat('SHORE DR',' #'),'')), street_id = (select id from street where name = 'SHORE DR' and city_id = (select id from city where name = 'VIRGINIA BEACH')) where street_id = (select id from street where name = 'SHORE DR #919' and city_id = (select id from city where name = 'VIRGINIA BEACH')); delete from street where name = 'SHORE DR #91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92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10];&quot;',concat('&quot;;[.B810];&quot;',' #'),'')), street_id = (select id from street where name = '&quot;;[.B810];&quot;' and city_id = (select id from city where name = 'VIRGINIA BEACH')) where street_id = (select id from street where name = '&quot;;[.A810];&quot;' and city_id = (select id from city where name = 'VIRGINIA BEACH')); delete from street where name = '&quot;;[.A810];&quot;' and city_id = (select id from city where name = 'VIRGINIA BEACH'); COMMIT&quot;)" office:value-type="string" office:string-value="START TRANSACTION; update resident_base set house_num = concat(house_num,'-',REPLACE('SHORE DR #921',concat('SHORE DR',' #'),'')), street_id = (select id from street where name = 'SHORE DR' and city_id = (select id from city where name = 'VIRGINIA BEACH')) where street_id = (select id from street where name = 'SHORE DR #921' and city_id = (select id from city where name = 'VIRGINIA BEACH')); delete from street where name = 'SHORE DR #921' and city_id = (select id from city where name = 'VIRGINIA BEACH'); COMMIT">
            <text:p>START TRANSACTION; update resident_base set house_num = concat(house_num,'-',REPLACE('SHORE DR #921',concat('SHORE DR',' #'),'')), street_id = (select id from street where name = 'SHORE DR' and city_id = (select id from city where name = 'VIRGINIA BEACH')) where street_id = (select id from street where name = 'SHORE DR #921' and city_id = (select id from city where name = 'VIRGINIA BEACH')); delete from street where name = 'SHORE DR #92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92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11];&quot;',concat('&quot;;[.B811];&quot;',' #'),'')), street_id = (select id from street where name = '&quot;;[.B811];&quot;' and city_id = (select id from city where name = 'VIRGINIA BEACH')) where street_id = (select id from street where name = '&quot;;[.A811];&quot;' and city_id = (select id from city where name = 'VIRGINIA BEACH')); delete from street where name = '&quot;;[.A811];&quot;' and city_id = (select id from city where name = 'VIRGINIA BEACH'); COMMIT&quot;)" office:value-type="string" office:string-value="START TRANSACTION; update resident_base set house_num = concat(house_num,'-',REPLACE('SHORE DR #922',concat('SHORE DR',' #'),'')), street_id = (select id from street where name = 'SHORE DR' and city_id = (select id from city where name = 'VIRGINIA BEACH')) where street_id = (select id from street where name = 'SHORE DR #922' and city_id = (select id from city where name = 'VIRGINIA BEACH')); delete from street where name = 'SHORE DR #922' and city_id = (select id from city where name = 'VIRGINIA BEACH'); COMMIT">
            <text:p>START TRANSACTION; update resident_base set house_num = concat(house_num,'-',REPLACE('SHORE DR #922',concat('SHORE DR',' #'),'')), street_id = (select id from street where name = 'SHORE DR' and city_id = (select id from city where name = 'VIRGINIA BEACH')) where street_id = (select id from street where name = 'SHORE DR #922' and city_id = (select id from city where name = 'VIRGINIA BEACH')); delete from street where name = 'SHORE DR #92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92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12];&quot;',concat('&quot;;[.B812];&quot;',' #'),'')), street_id = (select id from street where name = '&quot;;[.B812];&quot;' and city_id = (select id from city where name = 'VIRGINIA BEACH')) where street_id = (select id from street where name = '&quot;;[.A812];&quot;' and city_id = (select id from city where name = 'VIRGINIA BEACH')); delete from street where name = '&quot;;[.A812];&quot;' and city_id = (select id from city where name = 'VIRGINIA BEACH'); COMMIT&quot;)" office:value-type="string" office:string-value="START TRANSACTION; update resident_base set house_num = concat(house_num,'-',REPLACE('SHORE DR #925',concat('SHORE DR',' #'),'')), street_id = (select id from street where name = 'SHORE DR' and city_id = (select id from city where name = 'VIRGINIA BEACH')) where street_id = (select id from street where name = 'SHORE DR #925' and city_id = (select id from city where name = 'VIRGINIA BEACH')); delete from street where name = 'SHORE DR #925' and city_id = (select id from city where name = 'VIRGINIA BEACH'); COMMIT">
            <text:p>START TRANSACTION; update resident_base set house_num = concat(house_num,'-',REPLACE('SHORE DR #925',concat('SHORE DR',' #'),'')), street_id = (select id from street where name = 'SHORE DR' and city_id = (select id from city where name = 'VIRGINIA BEACH')) where street_id = (select id from street where name = 'SHORE DR #925' and city_id = (select id from city where name = 'VIRGINIA BEACH')); delete from street where name = 'SHORE DR #92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927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13];&quot;',concat('&quot;;[.B813];&quot;',' #'),'')), street_id = (select id from street where name = '&quot;;[.B813];&quot;' and city_id = (select id from city where name = 'VIRGINIA BEACH')) where street_id = (select id from street where name = '&quot;;[.A813];&quot;' and city_id = (select id from city where name = 'VIRGINIA BEACH')); delete from street where name = '&quot;;[.A813];&quot;' and city_id = (select id from city where name = 'VIRGINIA BEACH'); COMMIT&quot;)" office:value-type="string" office:string-value="START TRANSACTION; update resident_base set house_num = concat(house_num,'-',REPLACE('SHORE DR #927',concat('SHORE DR',' #'),'')), street_id = (select id from street where name = 'SHORE DR' and city_id = (select id from city where name = 'VIRGINIA BEACH')) where street_id = (select id from street where name = 'SHORE DR #927' and city_id = (select id from city where name = 'VIRGINIA BEACH')); delete from street where name = 'SHORE DR #927' and city_id = (select id from city where name = 'VIRGINIA BEACH'); COMMIT">
            <text:p>START TRANSACTION; update resident_base set house_num = concat(house_num,'-',REPLACE('SHORE DR #927',concat('SHORE DR',' #'),'')), street_id = (select id from street where name = 'SHORE DR' and city_id = (select id from city where name = 'VIRGINIA BEACH')) where street_id = (select id from street where name = 'SHORE DR #927' and city_id = (select id from city where name = 'VIRGINIA BEACH')); delete from street where name = 'SHORE DR #92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928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14];&quot;',concat('&quot;;[.B814];&quot;',' #'),'')), street_id = (select id from street where name = '&quot;;[.B814];&quot;' and city_id = (select id from city where name = 'VIRGINIA BEACH')) where street_id = (select id from street where name = '&quot;;[.A814];&quot;' and city_id = (select id from city where name = 'VIRGINIA BEACH')); delete from street where name = '&quot;;[.A814];&quot;' and city_id = (select id from city where name = 'VIRGINIA BEACH'); COMMIT&quot;)" office:value-type="string" office:string-value="START TRANSACTION; update resident_base set house_num = concat(house_num,'-',REPLACE('SHORE DR #928',concat('SHORE DR',' #'),'')), street_id = (select id from street where name = 'SHORE DR' and city_id = (select id from city where name = 'VIRGINIA BEACH')) where street_id = (select id from street where name = 'SHORE DR #928' and city_id = (select id from city where name = 'VIRGINIA BEACH')); delete from street where name = 'SHORE DR #928' and city_id = (select id from city where name = 'VIRGINIA BEACH'); COMMIT">
            <text:p>START TRANSACTION; update resident_base set house_num = concat(house_num,'-',REPLACE('SHORE DR #928',concat('SHORE DR',' #'),'')), street_id = (select id from street where name = 'SHORE DR' and city_id = (select id from city where name = 'VIRGINIA BEACH')) where street_id = (select id from street where name = 'SHORE DR #928' and city_id = (select id from city where name = 'VIRGINIA BEACH')); delete from street where name = 'SHORE DR #92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94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15];&quot;',concat('&quot;;[.B815];&quot;',' #'),'')), street_id = (select id from street where name = '&quot;;[.B815];&quot;' and city_id = (select id from city where name = 'VIRGINIA BEACH')) where street_id = (select id from street where name = '&quot;;[.A815];&quot;' and city_id = (select id from city where name = 'VIRGINIA BEACH')); delete from street where name = '&quot;;[.A815];&quot;' and city_id = (select id from city where name = 'VIRGINIA BEACH'); COMMIT&quot;)" office:value-type="string" office:string-value="START TRANSACTION; update resident_base set house_num = concat(house_num,'-',REPLACE('SHORE DR #941',concat('SHORE DR',' #'),'')), street_id = (select id from street where name = 'SHORE DR' and city_id = (select id from city where name = 'VIRGINIA BEACH')) where street_id = (select id from street where name = 'SHORE DR #941' and city_id = (select id from city where name = 'VIRGINIA BEACH')); delete from street where name = 'SHORE DR #941' and city_id = (select id from city where name = 'VIRGINIA BEACH'); COMMIT">
            <text:p>START TRANSACTION; update resident_base set house_num = concat(house_num,'-',REPLACE('SHORE DR #941',concat('SHORE DR',' #'),'')), street_id = (select id from street where name = 'SHORE DR' and city_id = (select id from city where name = 'VIRGINIA BEACH')) where street_id = (select id from street where name = 'SHORE DR #941' and city_id = (select id from city where name = 'VIRGINIA BEACH')); delete from street where name = 'SHORE DR #94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94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16];&quot;',concat('&quot;;[.B816];&quot;',' #'),'')), street_id = (select id from street where name = '&quot;;[.B816];&quot;' and city_id = (select id from city where name = 'VIRGINIA BEACH')) where street_id = (select id from street where name = '&quot;;[.A816];&quot;' and city_id = (select id from city where name = 'VIRGINIA BEACH')); delete from street where name = '&quot;;[.A816];&quot;' and city_id = (select id from city where name = 'VIRGINIA BEACH'); COMMIT&quot;)" office:value-type="string" office:string-value="START TRANSACTION; update resident_base set house_num = concat(house_num,'-',REPLACE('SHORE DR #942',concat('SHORE DR',' #'),'')), street_id = (select id from street where name = 'SHORE DR' and city_id = (select id from city where name = 'VIRGINIA BEACH')) where street_id = (select id from street where name = 'SHORE DR #942' and city_id = (select id from city where name = 'VIRGINIA BEACH')); delete from street where name = 'SHORE DR #942' and city_id = (select id from city where name = 'VIRGINIA BEACH'); COMMIT">
            <text:p>START TRANSACTION; update resident_base set house_num = concat(house_num,'-',REPLACE('SHORE DR #942',concat('SHORE DR',' #'),'')), street_id = (select id from street where name = 'SHORE DR' and city_id = (select id from city where name = 'VIRGINIA BEACH')) where street_id = (select id from street where name = 'SHORE DR #942' and city_id = (select id from city where name = 'VIRGINIA BEACH')); delete from street where name = 'SHORE DR #94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94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17];&quot;',concat('&quot;;[.B817];&quot;',' #'),'')), street_id = (select id from street where name = '&quot;;[.B817];&quot;' and city_id = (select id from city where name = 'VIRGINIA BEACH')) where street_id = (select id from street where name = '&quot;;[.A817];&quot;' and city_id = (select id from city where name = 'VIRGINIA BEACH')); delete from street where name = '&quot;;[.A817];&quot;' and city_id = (select id from city where name = 'VIRGINIA BEACH'); COMMIT&quot;)" office:value-type="string" office:string-value="START TRANSACTION; update resident_base set house_num = concat(house_num,'-',REPLACE('SHORE DR #944',concat('SHORE DR',' #'),'')), street_id = (select id from street where name = 'SHORE DR' and city_id = (select id from city where name = 'VIRGINIA BEACH')) where street_id = (select id from street where name = 'SHORE DR #944' and city_id = (select id from city where name = 'VIRGINIA BEACH')); delete from street where name = 'SHORE DR #944' and city_id = (select id from city where name = 'VIRGINIA BEACH'); COMMIT">
            <text:p>START TRANSACTION; update resident_base set house_num = concat(house_num,'-',REPLACE('SHORE DR #944',concat('SHORE DR',' #'),'')), street_id = (select id from street where name = 'SHORE DR' and city_id = (select id from city where name = 'VIRGINIA BEACH')) where street_id = (select id from street where name = 'SHORE DR #944' and city_id = (select id from city where name = 'VIRGINIA BEACH')); delete from street where name = 'SHORE DR #94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948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18];&quot;',concat('&quot;;[.B818];&quot;',' #'),'')), street_id = (select id from street where name = '&quot;;[.B818];&quot;' and city_id = (select id from city where name = 'VIRGINIA BEACH')) where street_id = (select id from street where name = '&quot;;[.A818];&quot;' and city_id = (select id from city where name = 'VIRGINIA BEACH')); delete from street where name = '&quot;;[.A818];&quot;' and city_id = (select id from city where name = 'VIRGINIA BEACH'); COMMIT&quot;)" office:value-type="string" office:string-value="START TRANSACTION; update resident_base set house_num = concat(house_num,'-',REPLACE('SHORE DR #948',concat('SHORE DR',' #'),'')), street_id = (select id from street where name = 'SHORE DR' and city_id = (select id from city where name = 'VIRGINIA BEACH')) where street_id = (select id from street where name = 'SHORE DR #948' and city_id = (select id from city where name = 'VIRGINIA BEACH')); delete from street where name = 'SHORE DR #948' and city_id = (select id from city where name = 'VIRGINIA BEACH'); COMMIT">
            <text:p>START TRANSACTION; update resident_base set house_num = concat(house_num,'-',REPLACE('SHORE DR #948',concat('SHORE DR',' #'),'')), street_id = (select id from street where name = 'SHORE DR' and city_id = (select id from city where name = 'VIRGINIA BEACH')) where street_id = (select id from street where name = 'SHORE DR #948' and city_id = (select id from city where name = 'VIRGINIA BEACH')); delete from street where name = 'SHORE DR #94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95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19];&quot;',concat('&quot;;[.B819];&quot;',' #'),'')), street_id = (select id from street where name = '&quot;;[.B819];&quot;' and city_id = (select id from city where name = 'VIRGINIA BEACH')) where street_id = (select id from street where name = '&quot;;[.A819];&quot;' and city_id = (select id from city where name = 'VIRGINIA BEACH')); delete from street where name = '&quot;;[.A819];&quot;' and city_id = (select id from city where name = 'VIRGINIA BEACH'); COMMIT&quot;)" office:value-type="string" office:string-value="START TRANSACTION; update resident_base set house_num = concat(house_num,'-',REPLACE('SHORE DR #950',concat('SHORE DR',' #'),'')), street_id = (select id from street where name = 'SHORE DR' and city_id = (select id from city where name = 'VIRGINIA BEACH')) where street_id = (select id from street where name = 'SHORE DR #950' and city_id = (select id from city where name = 'VIRGINIA BEACH')); delete from street where name = 'SHORE DR #950' and city_id = (select id from city where name = 'VIRGINIA BEACH'); COMMIT">
            <text:p>START TRANSACTION; update resident_base set house_num = concat(house_num,'-',REPLACE('SHORE DR #950',concat('SHORE DR',' #'),'')), street_id = (select id from street where name = 'SHORE DR' and city_id = (select id from city where name = 'VIRGINIA BEACH')) where street_id = (select id from street where name = 'SHORE DR #950' and city_id = (select id from city where name = 'VIRGINIA BEACH')); delete from street where name = 'SHORE DR #95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95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20];&quot;',concat('&quot;;[.B820];&quot;',' #'),'')), street_id = (select id from street where name = '&quot;;[.B820];&quot;' and city_id = (select id from city where name = 'VIRGINIA BEACH')) where street_id = (select id from street where name = '&quot;;[.A820];&quot;' and city_id = (select id from city where name = 'VIRGINIA BEACH')); delete from street where name = '&quot;;[.A820];&quot;' and city_id = (select id from city where name = 'VIRGINIA BEACH'); COMMIT&quot;)" office:value-type="string" office:string-value="START TRANSACTION; update resident_base set house_num = concat(house_num,'-',REPLACE('SHORE DR #951',concat('SHORE DR',' #'),'')), street_id = (select id from street where name = 'SHORE DR' and city_id = (select id from city where name = 'VIRGINIA BEACH')) where street_id = (select id from street where name = 'SHORE DR #951' and city_id = (select id from city where name = 'VIRGINIA BEACH')); delete from street where name = 'SHORE DR #951' and city_id = (select id from city where name = 'VIRGINIA BEACH'); COMMIT">
            <text:p>START TRANSACTION; update resident_base set house_num = concat(house_num,'-',REPLACE('SHORE DR #951',concat('SHORE DR',' #'),'')), street_id = (select id from street where name = 'SHORE DR' and city_id = (select id from city where name = 'VIRGINIA BEACH')) where street_id = (select id from street where name = 'SHORE DR #951' and city_id = (select id from city where name = 'VIRGINIA BEACH')); delete from street where name = 'SHORE DR #95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95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21];&quot;',concat('&quot;;[.B821];&quot;',' #'),'')), street_id = (select id from street where name = '&quot;;[.B821];&quot;' and city_id = (select id from city where name = 'VIRGINIA BEACH')) where street_id = (select id from street where name = '&quot;;[.A821];&quot;' and city_id = (select id from city where name = 'VIRGINIA BEACH')); delete from street where name = '&quot;;[.A821];&quot;' and city_id = (select id from city where name = 'VIRGINIA BEACH'); COMMIT&quot;)" office:value-type="string" office:string-value="START TRANSACTION; update resident_base set house_num = concat(house_num,'-',REPLACE('SHORE DR #952',concat('SHORE DR',' #'),'')), street_id = (select id from street where name = 'SHORE DR' and city_id = (select id from city where name = 'VIRGINIA BEACH')) where street_id = (select id from street where name = 'SHORE DR #952' and city_id = (select id from city where name = 'VIRGINIA BEACH')); delete from street where name = 'SHORE DR #952' and city_id = (select id from city where name = 'VIRGINIA BEACH'); COMMIT">
            <text:p>START TRANSACTION; update resident_base set house_num = concat(house_num,'-',REPLACE('SHORE DR #952',concat('SHORE DR',' #'),'')), street_id = (select id from street where name = 'SHORE DR' and city_id = (select id from city where name = 'VIRGINIA BEACH')) where street_id = (select id from street where name = 'SHORE DR #952' and city_id = (select id from city where name = 'VIRGINIA BEACH')); delete from street where name = 'SHORE DR #95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95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22];&quot;',concat('&quot;;[.B822];&quot;',' #'),'')), street_id = (select id from street where name = '&quot;;[.B822];&quot;' and city_id = (select id from city where name = 'VIRGINIA BEACH')) where street_id = (select id from street where name = '&quot;;[.A822];&quot;' and city_id = (select id from city where name = 'VIRGINIA BEACH')); delete from street where name = '&quot;;[.A822];&quot;' and city_id = (select id from city where name = 'VIRGINIA BEACH'); COMMIT&quot;)" office:value-type="string" office:string-value="START TRANSACTION; update resident_base set house_num = concat(house_num,'-',REPLACE('SHORE DR #953',concat('SHORE DR',' #'),'')), street_id = (select id from street where name = 'SHORE DR' and city_id = (select id from city where name = 'VIRGINIA BEACH')) where street_id = (select id from street where name = 'SHORE DR #953' and city_id = (select id from city where name = 'VIRGINIA BEACH')); delete from street where name = 'SHORE DR #953' and city_id = (select id from city where name = 'VIRGINIA BEACH'); COMMIT">
            <text:p>START TRANSACTION; update resident_base set house_num = concat(house_num,'-',REPLACE('SHORE DR #953',concat('SHORE DR',' #'),'')), street_id = (select id from street where name = 'SHORE DR' and city_id = (select id from city where name = 'VIRGINIA BEACH')) where street_id = (select id from street where name = 'SHORE DR #953' and city_id = (select id from city where name = 'VIRGINIA BEACH')); delete from street where name = 'SHORE DR #95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95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23];&quot;',concat('&quot;;[.B823];&quot;',' #'),'')), street_id = (select id from street where name = '&quot;;[.B823];&quot;' and city_id = (select id from city where name = 'VIRGINIA BEACH')) where street_id = (select id from street where name = '&quot;;[.A823];&quot;' and city_id = (select id from city where name = 'VIRGINIA BEACH')); delete from street where name = '&quot;;[.A823];&quot;' and city_id = (select id from city where name = 'VIRGINIA BEACH'); COMMIT&quot;)" office:value-type="string" office:string-value="START TRANSACTION; update resident_base set house_num = concat(house_num,'-',REPLACE('SHORE DR #955',concat('SHORE DR',' #'),'')), street_id = (select id from street where name = 'SHORE DR' and city_id = (select id from city where name = 'VIRGINIA BEACH')) where street_id = (select id from street where name = 'SHORE DR #955' and city_id = (select id from city where name = 'VIRGINIA BEACH')); delete from street where name = 'SHORE DR #955' and city_id = (select id from city where name = 'VIRGINIA BEACH'); COMMIT">
            <text:p>START TRANSACTION; update resident_base set house_num = concat(house_num,'-',REPLACE('SHORE DR #955',concat('SHORE DR',' #'),'')), street_id = (select id from street where name = 'SHORE DR' and city_id = (select id from city where name = 'VIRGINIA BEACH')) where street_id = (select id from street where name = 'SHORE DR #955' and city_id = (select id from city where name = 'VIRGINIA BEACH')); delete from street where name = 'SHORE DR #95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957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24];&quot;',concat('&quot;;[.B824];&quot;',' #'),'')), street_id = (select id from street where name = '&quot;;[.B824];&quot;' and city_id = (select id from city where name = 'VIRGINIA BEACH')) where street_id = (select id from street where name = '&quot;;[.A824];&quot;' and city_id = (select id from city where name = 'VIRGINIA BEACH')); delete from street where name = '&quot;;[.A824];&quot;' and city_id = (select id from city where name = 'VIRGINIA BEACH'); COMMIT&quot;)" office:value-type="string" office:string-value="START TRANSACTION; update resident_base set house_num = concat(house_num,'-',REPLACE('SHORE DR #957',concat('SHORE DR',' #'),'')), street_id = (select id from street where name = 'SHORE DR' and city_id = (select id from city where name = 'VIRGINIA BEACH')) where street_id = (select id from street where name = 'SHORE DR #957' and city_id = (select id from city where name = 'VIRGINIA BEACH')); delete from street where name = 'SHORE DR #957' and city_id = (select id from city where name = 'VIRGINIA BEACH'); COMMIT">
            <text:p>START TRANSACTION; update resident_base set house_num = concat(house_num,'-',REPLACE('SHORE DR #957',concat('SHORE DR',' #'),'')), street_id = (select id from street where name = 'SHORE DR' and city_id = (select id from city where name = 'VIRGINIA BEACH')) where street_id = (select id from street where name = 'SHORE DR #957' and city_id = (select id from city where name = 'VIRGINIA BEACH')); delete from street where name = 'SHORE DR #95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96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25];&quot;',concat('&quot;;[.B825];&quot;',' #'),'')), street_id = (select id from street where name = '&quot;;[.B825];&quot;' and city_id = (select id from city where name = 'VIRGINIA BEACH')) where street_id = (select id from street where name = '&quot;;[.A825];&quot;' and city_id = (select id from city where name = 'VIRGINIA BEACH')); delete from street where name = '&quot;;[.A825];&quot;' and city_id = (select id from city where name = 'VIRGINIA BEACH'); COMMIT&quot;)" office:value-type="string" office:string-value="START TRANSACTION; update resident_base set house_num = concat(house_num,'-',REPLACE('SHORE DR #963',concat('SHORE DR',' #'),'')), street_id = (select id from street where name = 'SHORE DR' and city_id = (select id from city where name = 'VIRGINIA BEACH')) where street_id = (select id from street where name = 'SHORE DR #963' and city_id = (select id from city where name = 'VIRGINIA BEACH')); delete from street where name = 'SHORE DR #963' and city_id = (select id from city where name = 'VIRGINIA BEACH'); COMMIT">
            <text:p>START TRANSACTION; update resident_base set house_num = concat(house_num,'-',REPLACE('SHORE DR #963',concat('SHORE DR',' #'),'')), street_id = (select id from street where name = 'SHORE DR' and city_id = (select id from city where name = 'VIRGINIA BEACH')) where street_id = (select id from street where name = 'SHORE DR #963' and city_id = (select id from city where name = 'VIRGINIA BEACH')); delete from street where name = 'SHORE DR #96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96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26];&quot;',concat('&quot;;[.B826];&quot;',' #'),'')), street_id = (select id from street where name = '&quot;;[.B826];&quot;' and city_id = (select id from city where name = 'VIRGINIA BEACH')) where street_id = (select id from street where name = '&quot;;[.A826];&quot;' and city_id = (select id from city where name = 'VIRGINIA BEACH')); delete from street where name = '&quot;;[.A826];&quot;' and city_id = (select id from city where name = 'VIRGINIA BEACH'); COMMIT&quot;)" office:value-type="string" office:string-value="START TRANSACTION; update resident_base set house_num = concat(house_num,'-',REPLACE('SHORE DR #964',concat('SHORE DR',' #'),'')), street_id = (select id from street where name = 'SHORE DR' and city_id = (select id from city where name = 'VIRGINIA BEACH')) where street_id = (select id from street where name = 'SHORE DR #964' and city_id = (select id from city where name = 'VIRGINIA BEACH')); delete from street where name = 'SHORE DR #964' and city_id = (select id from city where name = 'VIRGINIA BEACH'); COMMIT">
            <text:p>START TRANSACTION; update resident_base set house_num = concat(house_num,'-',REPLACE('SHORE DR #964',concat('SHORE DR',' #'),'')), street_id = (select id from street where name = 'SHORE DR' and city_id = (select id from city where name = 'VIRGINIA BEACH')) where street_id = (select id from street where name = 'SHORE DR #964' and city_id = (select id from city where name = 'VIRGINIA BEACH')); delete from street where name = 'SHORE DR #96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96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27];&quot;',concat('&quot;;[.B827];&quot;',' #'),'')), street_id = (select id from street where name = '&quot;;[.B827];&quot;' and city_id = (select id from city where name = 'VIRGINIA BEACH')) where street_id = (select id from street where name = '&quot;;[.A827];&quot;' and city_id = (select id from city where name = 'VIRGINIA BEACH')); delete from street where name = '&quot;;[.A827];&quot;' and city_id = (select id from city where name = 'VIRGINIA BEACH'); COMMIT&quot;)" office:value-type="string" office:string-value="START TRANSACTION; update resident_base set house_num = concat(house_num,'-',REPLACE('SHORE DR #965',concat('SHORE DR',' #'),'')), street_id = (select id from street where name = 'SHORE DR' and city_id = (select id from city where name = 'VIRGINIA BEACH')) where street_id = (select id from street where name = 'SHORE DR #965' and city_id = (select id from city where name = 'VIRGINIA BEACH')); delete from street where name = 'SHORE DR #965' and city_id = (select id from city where name = 'VIRGINIA BEACH'); COMMIT">
            <text:p>START TRANSACTION; update resident_base set house_num = concat(house_num,'-',REPLACE('SHORE DR #965',concat('SHORE DR',' #'),'')), street_id = (select id from street where name = 'SHORE DR' and city_id = (select id from city where name = 'VIRGINIA BEACH')) where street_id = (select id from street where name = 'SHORE DR #965' and city_id = (select id from city where name = 'VIRGINIA BEACH')); delete from street where name = 'SHORE DR #96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G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28];&quot;',concat('&quot;;[.B828];&quot;',' #'),'')), street_id = (select id from street where name = '&quot;;[.B828];&quot;' and city_id = (select id from city where name = 'VIRGINIA BEACH')) where street_id = (select id from street where name = '&quot;;[.A828];&quot;' and city_id = (select id from city where name = 'VIRGINIA BEACH')); delete from street where name = '&quot;;[.A828];&quot;' and city_id = (select id from city where name = 'VIRGINIA BEACH'); COMMIT&quot;)" office:value-type="string" office:string-value="START TRANSACTION; update resident_base set house_num = concat(house_num,'-',REPLACE('SHORE DR #G1',concat('SHORE DR',' #'),'')), street_id = (select id from street where name = 'SHORE DR' and city_id = (select id from city where name = 'VIRGINIA BEACH')) where street_id = (select id from street where name = 'SHORE DR #G1' and city_id = (select id from city where name = 'VIRGINIA BEACH')); delete from street where name = 'SHORE DR #G1' and city_id = (select id from city where name = 'VIRGINIA BEACH'); COMMIT">
            <text:p>START TRANSACTION; update resident_base set house_num = concat(house_num,'-',REPLACE('SHORE DR #G1',concat('SHORE DR',' #'),'')), street_id = (select id from street where name = 'SHORE DR' and city_id = (select id from city where name = 'VIRGINIA BEACH')) where street_id = (select id from street where name = 'SHORE DR #G1' and city_id = (select id from city where name = 'VIRGINIA BEACH')); delete from street where name = 'SHORE DR #G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G9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29];&quot;',concat('&quot;;[.B829];&quot;',' #'),'')), street_id = (select id from street where name = '&quot;;[.B829];&quot;' and city_id = (select id from city where name = 'VIRGINIA BEACH')) where street_id = (select id from street where name = '&quot;;[.A829];&quot;' and city_id = (select id from city where name = 'VIRGINIA BEACH')); delete from street where name = '&quot;;[.A829];&quot;' and city_id = (select id from city where name = 'VIRGINIA BEACH'); COMMIT&quot;)" office:value-type="string" office:string-value="START TRANSACTION; update resident_base set house_num = concat(house_num,'-',REPLACE('SHORE DR #G9',concat('SHORE DR',' #'),'')), street_id = (select id from street where name = 'SHORE DR' and city_id = (select id from city where name = 'VIRGINIA BEACH')) where street_id = (select id from street where name = 'SHORE DR #G9' and city_id = (select id from city where name = 'VIRGINIA BEACH')); delete from street where name = 'SHORE DR #G9' and city_id = (select id from city where name = 'VIRGINIA BEACH'); COMMIT">
            <text:p>START TRANSACTION; update resident_base set house_num = concat(house_num,'-',REPLACE('SHORE DR #G9',concat('SHORE DR',' #'),'')), street_id = (select id from street where name = 'SHORE DR' and city_id = (select id from city where name = 'VIRGINIA BEACH')) where street_id = (select id from street where name = 'SHORE DR #G9' and city_id = (select id from city where name = 'VIRGINIA BEACH')); delete from street where name = 'SHORE DR #G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P1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30];&quot;',concat('&quot;;[.B830];&quot;',' #'),'')), street_id = (select id from street where name = '&quot;;[.B830];&quot;' and city_id = (select id from city where name = 'VIRGINIA BEACH')) where street_id = (select id from street where name = '&quot;;[.A830];&quot;' and city_id = (select id from city where name = 'VIRGINIA BEACH')); delete from street where name = '&quot;;[.A830];&quot;' and city_id = (select id from city where name = 'VIRGINIA BEACH'); COMMIT&quot;)" office:value-type="string" office:string-value="START TRANSACTION; update resident_base set house_num = concat(house_num,'-',REPLACE('SHORE DR #P10',concat('SHORE DR',' #'),'')), street_id = (select id from street where name = 'SHORE DR' and city_id = (select id from city where name = 'VIRGINIA BEACH')) where street_id = (select id from street where name = 'SHORE DR #P10' and city_id = (select id from city where name = 'VIRGINIA BEACH')); delete from street where name = 'SHORE DR #P10' and city_id = (select id from city where name = 'VIRGINIA BEACH'); COMMIT">
            <text:p>START TRANSACTION; update resident_base set house_num = concat(house_num,'-',REPLACE('SHORE DR #P10',concat('SHORE DR',' #'),'')), street_id = (select id from street where name = 'SHORE DR' and city_id = (select id from city where name = 'VIRGINIA BEACH')) where street_id = (select id from street where name = 'SHORE DR #P10' and city_id = (select id from city where name = 'VIRGINIA BEACH')); delete from street where name = 'SHORE DR #P1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P1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31];&quot;',concat('&quot;;[.B831];&quot;',' #'),'')), street_id = (select id from street where name = '&quot;;[.B831];&quot;' and city_id = (select id from city where name = 'VIRGINIA BEACH')) where street_id = (select id from street where name = '&quot;;[.A831];&quot;' and city_id = (select id from city where name = 'VIRGINIA BEACH')); delete from street where name = '&quot;;[.A831];&quot;' and city_id = (select id from city where name = 'VIRGINIA BEACH'); COMMIT&quot;)" office:value-type="string" office:string-value="START TRANSACTION; update resident_base set house_num = concat(house_num,'-',REPLACE('SHORE DR #P12',concat('SHORE DR',' #'),'')), street_id = (select id from street where name = 'SHORE DR' and city_id = (select id from city where name = 'VIRGINIA BEACH')) where street_id = (select id from street where name = 'SHORE DR #P12' and city_id = (select id from city where name = 'VIRGINIA BEACH')); delete from street where name = 'SHORE DR #P12' and city_id = (select id from city where name = 'VIRGINIA BEACH'); COMMIT">
            <text:p>START TRANSACTION; update resident_base set house_num = concat(house_num,'-',REPLACE('SHORE DR #P12',concat('SHORE DR',' #'),'')), street_id = (select id from street where name = 'SHORE DR' and city_id = (select id from city where name = 'VIRGINIA BEACH')) where street_id = (select id from street where name = 'SHORE DR #P12' and city_id = (select id from city where name = 'VIRGINIA BEACH')); delete from street where name = 'SHORE DR #P1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P1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32];&quot;',concat('&quot;;[.B832];&quot;',' #'),'')), street_id = (select id from street where name = '&quot;;[.B832];&quot;' and city_id = (select id from city where name = 'VIRGINIA BEACH')) where street_id = (select id from street where name = '&quot;;[.A832];&quot;' and city_id = (select id from city where name = 'VIRGINIA BEACH')); delete from street where name = '&quot;;[.A832];&quot;' and city_id = (select id from city where name = 'VIRGINIA BEACH'); COMMIT&quot;)" office:value-type="string" office:string-value="START TRANSACTION; update resident_base set house_num = concat(house_num,'-',REPLACE('SHORE DR #P13',concat('SHORE DR',' #'),'')), street_id = (select id from street where name = 'SHORE DR' and city_id = (select id from city where name = 'VIRGINIA BEACH')) where street_id = (select id from street where name = 'SHORE DR #P13' and city_id = (select id from city where name = 'VIRGINIA BEACH')); delete from street where name = 'SHORE DR #P13' and city_id = (select id from city where name = 'VIRGINIA BEACH'); COMMIT">
            <text:p>START TRANSACTION; update resident_base set house_num = concat(house_num,'-',REPLACE('SHORE DR #P13',concat('SHORE DR',' #'),'')), street_id = (select id from street where name = 'SHORE DR' and city_id = (select id from city where name = 'VIRGINIA BEACH')) where street_id = (select id from street where name = 'SHORE DR #P13' and city_id = (select id from city where name = 'VIRGINIA BEACH')); delete from street where name = 'SHORE DR #P1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P16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33];&quot;',concat('&quot;;[.B833];&quot;',' #'),'')), street_id = (select id from street where name = '&quot;;[.B833];&quot;' and city_id = (select id from city where name = 'VIRGINIA BEACH')) where street_id = (select id from street where name = '&quot;;[.A833];&quot;' and city_id = (select id from city where name = 'VIRGINIA BEACH')); delete from street where name = '&quot;;[.A833];&quot;' and city_id = (select id from city where name = 'VIRGINIA BEACH'); COMMIT&quot;)" office:value-type="string" office:string-value="START TRANSACTION; update resident_base set house_num = concat(house_num,'-',REPLACE('SHORE DR #P16',concat('SHORE DR',' #'),'')), street_id = (select id from street where name = 'SHORE DR' and city_id = (select id from city where name = 'VIRGINIA BEACH')) where street_id = (select id from street where name = 'SHORE DR #P16' and city_id = (select id from city where name = 'VIRGINIA BEACH')); delete from street where name = 'SHORE DR #P16' and city_id = (select id from city where name = 'VIRGINIA BEACH'); COMMIT">
            <text:p>START TRANSACTION; update resident_base set house_num = concat(house_num,'-',REPLACE('SHORE DR #P16',concat('SHORE DR',' #'),'')), street_id = (select id from street where name = 'SHORE DR' and city_id = (select id from city where name = 'VIRGINIA BEACH')) where street_id = (select id from street where name = 'SHORE DR #P16' and city_id = (select id from city where name = 'VIRGINIA BEACH')); delete from street where name = 'SHORE DR #P1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P17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34];&quot;',concat('&quot;;[.B834];&quot;',' #'),'')), street_id = (select id from street where name = '&quot;;[.B834];&quot;' and city_id = (select id from city where name = 'VIRGINIA BEACH')) where street_id = (select id from street where name = '&quot;;[.A834];&quot;' and city_id = (select id from city where name = 'VIRGINIA BEACH')); delete from street where name = '&quot;;[.A834];&quot;' and city_id = (select id from city where name = 'VIRGINIA BEACH'); COMMIT&quot;)" office:value-type="string" office:string-value="START TRANSACTION; update resident_base set house_num = concat(house_num,'-',REPLACE('SHORE DR #P17',concat('SHORE DR',' #'),'')), street_id = (select id from street where name = 'SHORE DR' and city_id = (select id from city where name = 'VIRGINIA BEACH')) where street_id = (select id from street where name = 'SHORE DR #P17' and city_id = (select id from city where name = 'VIRGINIA BEACH')); delete from street where name = 'SHORE DR #P17' and city_id = (select id from city where name = 'VIRGINIA BEACH'); COMMIT">
            <text:p>START TRANSACTION; update resident_base set house_num = concat(house_num,'-',REPLACE('SHORE DR #P17',concat('SHORE DR',' #'),'')), street_id = (select id from street where name = 'SHORE DR' and city_id = (select id from city where name = 'VIRGINIA BEACH')) where street_id = (select id from street where name = 'SHORE DR #P17' and city_id = (select id from city where name = 'VIRGINIA BEACH')); delete from street where name = 'SHORE DR #P1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P18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35];&quot;',concat('&quot;;[.B835];&quot;',' #'),'')), street_id = (select id from street where name = '&quot;;[.B835];&quot;' and city_id = (select id from city where name = 'VIRGINIA BEACH')) where street_id = (select id from street where name = '&quot;;[.A835];&quot;' and city_id = (select id from city where name = 'VIRGINIA BEACH')); delete from street where name = '&quot;;[.A835];&quot;' and city_id = (select id from city where name = 'VIRGINIA BEACH'); COMMIT&quot;)" office:value-type="string" office:string-value="START TRANSACTION; update resident_base set house_num = concat(house_num,'-',REPLACE('SHORE DR #P18',concat('SHORE DR',' #'),'')), street_id = (select id from street where name = 'SHORE DR' and city_id = (select id from city where name = 'VIRGINIA BEACH')) where street_id = (select id from street where name = 'SHORE DR #P18' and city_id = (select id from city where name = 'VIRGINIA BEACH')); delete from street where name = 'SHORE DR #P18' and city_id = (select id from city where name = 'VIRGINIA BEACH'); COMMIT">
            <text:p>START TRANSACTION; update resident_base set house_num = concat(house_num,'-',REPLACE('SHORE DR #P18',concat('SHORE DR',' #'),'')), street_id = (select id from street where name = 'SHORE DR' and city_id = (select id from city where name = 'VIRGINIA BEACH')) where street_id = (select id from street where name = 'SHORE DR #P18' and city_id = (select id from city where name = 'VIRGINIA BEACH')); delete from street where name = 'SHORE DR #P1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P2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36];&quot;',concat('&quot;;[.B836];&quot;',' #'),'')), street_id = (select id from street where name = '&quot;;[.B836];&quot;' and city_id = (select id from city where name = 'VIRGINIA BEACH')) where street_id = (select id from street where name = '&quot;;[.A836];&quot;' and city_id = (select id from city where name = 'VIRGINIA BEACH')); delete from street where name = '&quot;;[.A836];&quot;' and city_id = (select id from city where name = 'VIRGINIA BEACH'); COMMIT&quot;)" office:value-type="string" office:string-value="START TRANSACTION; update resident_base set house_num = concat(house_num,'-',REPLACE('SHORE DR #P20',concat('SHORE DR',' #'),'')), street_id = (select id from street where name = 'SHORE DR' and city_id = (select id from city where name = 'VIRGINIA BEACH')) where street_id = (select id from street where name = 'SHORE DR #P20' and city_id = (select id from city where name = 'VIRGINIA BEACH')); delete from street where name = 'SHORE DR #P20' and city_id = (select id from city where name = 'VIRGINIA BEACH'); COMMIT">
            <text:p>START TRANSACTION; update resident_base set house_num = concat(house_num,'-',REPLACE('SHORE DR #P20',concat('SHORE DR',' #'),'')), street_id = (select id from street where name = 'SHORE DR' and city_id = (select id from city where name = 'VIRGINIA BEACH')) where street_id = (select id from street where name = 'SHORE DR #P20' and city_id = (select id from city where name = 'VIRGINIA BEACH')); delete from street where name = 'SHORE DR #P2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P26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37];&quot;',concat('&quot;;[.B837];&quot;',' #'),'')), street_id = (select id from street where name = '&quot;;[.B837];&quot;' and city_id = (select id from city where name = 'VIRGINIA BEACH')) where street_id = (select id from street where name = '&quot;;[.A837];&quot;' and city_id = (select id from city where name = 'VIRGINIA BEACH')); delete from street where name = '&quot;;[.A837];&quot;' and city_id = (select id from city where name = 'VIRGINIA BEACH'); COMMIT&quot;)" office:value-type="string" office:string-value="START TRANSACTION; update resident_base set house_num = concat(house_num,'-',REPLACE('SHORE DR #P26',concat('SHORE DR',' #'),'')), street_id = (select id from street where name = 'SHORE DR' and city_id = (select id from city where name = 'VIRGINIA BEACH')) where street_id = (select id from street where name = 'SHORE DR #P26' and city_id = (select id from city where name = 'VIRGINIA BEACH')); delete from street where name = 'SHORE DR #P26' and city_id = (select id from city where name = 'VIRGINIA BEACH'); COMMIT">
            <text:p>START TRANSACTION; update resident_base set house_num = concat(house_num,'-',REPLACE('SHORE DR #P26',concat('SHORE DR',' #'),'')), street_id = (select id from street where name = 'SHORE DR' and city_id = (select id from city where name = 'VIRGINIA BEACH')) where street_id = (select id from street where name = 'SHORE DR #P26' and city_id = (select id from city where name = 'VIRGINIA BEACH')); delete from street where name = 'SHORE DR #P2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P27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38];&quot;',concat('&quot;;[.B838];&quot;',' #'),'')), street_id = (select id from street where name = '&quot;;[.B838];&quot;' and city_id = (select id from city where name = 'VIRGINIA BEACH')) where street_id = (select id from street where name = '&quot;;[.A838];&quot;' and city_id = (select id from city where name = 'VIRGINIA BEACH')); delete from street where name = '&quot;;[.A838];&quot;' and city_id = (select id from city where name = 'VIRGINIA BEACH'); COMMIT&quot;)" office:value-type="string" office:string-value="START TRANSACTION; update resident_base set house_num = concat(house_num,'-',REPLACE('SHORE DR #P27',concat('SHORE DR',' #'),'')), street_id = (select id from street where name = 'SHORE DR' and city_id = (select id from city where name = 'VIRGINIA BEACH')) where street_id = (select id from street where name = 'SHORE DR #P27' and city_id = (select id from city where name = 'VIRGINIA BEACH')); delete from street where name = 'SHORE DR #P27' and city_id = (select id from city where name = 'VIRGINIA BEACH'); COMMIT">
            <text:p>START TRANSACTION; update resident_base set house_num = concat(house_num,'-',REPLACE('SHORE DR #P27',concat('SHORE DR',' #'),'')), street_id = (select id from street where name = 'SHORE DR' and city_id = (select id from city where name = 'VIRGINIA BEACH')) where street_id = (select id from street where name = 'SHORE DR #P27' and city_id = (select id from city where name = 'VIRGINIA BEACH')); delete from street where name = 'SHORE DR #P2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P28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39];&quot;',concat('&quot;;[.B839];&quot;',' #'),'')), street_id = (select id from street where name = '&quot;;[.B839];&quot;' and city_id = (select id from city where name = 'VIRGINIA BEACH')) where street_id = (select id from street where name = '&quot;;[.A839];&quot;' and city_id = (select id from city where name = 'VIRGINIA BEACH')); delete from street where name = '&quot;;[.A839];&quot;' and city_id = (select id from city where name = 'VIRGINIA BEACH'); COMMIT&quot;)" office:value-type="string" office:string-value="START TRANSACTION; update resident_base set house_num = concat(house_num,'-',REPLACE('SHORE DR #P28',concat('SHORE DR',' #'),'')), street_id = (select id from street where name = 'SHORE DR' and city_id = (select id from city where name = 'VIRGINIA BEACH')) where street_id = (select id from street where name = 'SHORE DR #P28' and city_id = (select id from city where name = 'VIRGINIA BEACH')); delete from street where name = 'SHORE DR #P28' and city_id = (select id from city where name = 'VIRGINIA BEACH'); COMMIT">
            <text:p>START TRANSACTION; update resident_base set house_num = concat(house_num,'-',REPLACE('SHORE DR #P28',concat('SHORE DR',' #'),'')), street_id = (select id from street where name = 'SHORE DR' and city_id = (select id from city where name = 'VIRGINIA BEACH')) where street_id = (select id from street where name = 'SHORE DR #P28' and city_id = (select id from city where name = 'VIRGINIA BEACH')); delete from street where name = 'SHORE DR #P2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P29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40];&quot;',concat('&quot;;[.B840];&quot;',' #'),'')), street_id = (select id from street where name = '&quot;;[.B840];&quot;' and city_id = (select id from city where name = 'VIRGINIA BEACH')) where street_id = (select id from street where name = '&quot;;[.A840];&quot;' and city_id = (select id from city where name = 'VIRGINIA BEACH')); delete from street where name = '&quot;;[.A840];&quot;' and city_id = (select id from city where name = 'VIRGINIA BEACH'); COMMIT&quot;)" office:value-type="string" office:string-value="START TRANSACTION; update resident_base set house_num = concat(house_num,'-',REPLACE('SHORE DR #P29',concat('SHORE DR',' #'),'')), street_id = (select id from street where name = 'SHORE DR' and city_id = (select id from city where name = 'VIRGINIA BEACH')) where street_id = (select id from street where name = 'SHORE DR #P29' and city_id = (select id from city where name = 'VIRGINIA BEACH')); delete from street where name = 'SHORE DR #P29' and city_id = (select id from city where name = 'VIRGINIA BEACH'); COMMIT">
            <text:p>START TRANSACTION; update resident_base set house_num = concat(house_num,'-',REPLACE('SHORE DR #P29',concat('SHORE DR',' #'),'')), street_id = (select id from street where name = 'SHORE DR' and city_id = (select id from city where name = 'VIRGINIA BEACH')) where street_id = (select id from street where name = 'SHORE DR #P29' and city_id = (select id from city where name = 'VIRGINIA BEACH')); delete from street where name = 'SHORE DR #P2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P3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41];&quot;',concat('&quot;;[.B841];&quot;',' #'),'')), street_id = (select id from street where name = '&quot;;[.B841];&quot;' and city_id = (select id from city where name = 'VIRGINIA BEACH')) where street_id = (select id from street where name = '&quot;;[.A841];&quot;' and city_id = (select id from city where name = 'VIRGINIA BEACH')); delete from street where name = '&quot;;[.A841];&quot;' and city_id = (select id from city where name = 'VIRGINIA BEACH'); COMMIT&quot;)" office:value-type="string" office:string-value="START TRANSACTION; update resident_base set house_num = concat(house_num,'-',REPLACE('SHORE DR #P30',concat('SHORE DR',' #'),'')), street_id = (select id from street where name = 'SHORE DR' and city_id = (select id from city where name = 'VIRGINIA BEACH')) where street_id = (select id from street where name = 'SHORE DR #P30' and city_id = (select id from city where name = 'VIRGINIA BEACH')); delete from street where name = 'SHORE DR #P30' and city_id = (select id from city where name = 'VIRGINIA BEACH'); COMMIT">
            <text:p>START TRANSACTION; update resident_base set house_num = concat(house_num,'-',REPLACE('SHORE DR #P30',concat('SHORE DR',' #'),'')), street_id = (select id from street where name = 'SHORE DR' and city_id = (select id from city where name = 'VIRGINIA BEACH')) where street_id = (select id from street where name = 'SHORE DR #P30' and city_id = (select id from city where name = 'VIRGINIA BEACH')); delete from street where name = 'SHORE DR #P3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P4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42];&quot;',concat('&quot;;[.B842];&quot;',' #'),'')), street_id = (select id from street where name = '&quot;;[.B842];&quot;' and city_id = (select id from city where name = 'VIRGINIA BEACH')) where street_id = (select id from street where name = '&quot;;[.A842];&quot;' and city_id = (select id from city where name = 'VIRGINIA BEACH')); delete from street where name = '&quot;;[.A842];&quot;' and city_id = (select id from city where name = 'VIRGINIA BEACH'); COMMIT&quot;)" office:value-type="string" office:string-value="START TRANSACTION; update resident_base set house_num = concat(house_num,'-',REPLACE('SHORE DR #P42',concat('SHORE DR',' #'),'')), street_id = (select id from street where name = 'SHORE DR' and city_id = (select id from city where name = 'VIRGINIA BEACH')) where street_id = (select id from street where name = 'SHORE DR #P42' and city_id = (select id from city where name = 'VIRGINIA BEACH')); delete from street where name = 'SHORE DR #P42' and city_id = (select id from city where name = 'VIRGINIA BEACH'); COMMIT">
            <text:p>START TRANSACTION; update resident_base set house_num = concat(house_num,'-',REPLACE('SHORE DR #P42',concat('SHORE DR',' #'),'')), street_id = (select id from street where name = 'SHORE DR' and city_id = (select id from city where name = 'VIRGINIA BEACH')) where street_id = (select id from street where name = 'SHORE DR #P42' and city_id = (select id from city where name = 'VIRGINIA BEACH')); delete from street where name = 'SHORE DR #P4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P4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43];&quot;',concat('&quot;;[.B843];&quot;',' #'),'')), street_id = (select id from street where name = '&quot;;[.B843];&quot;' and city_id = (select id from city where name = 'VIRGINIA BEACH')) where street_id = (select id from street where name = '&quot;;[.A843];&quot;' and city_id = (select id from city where name = 'VIRGINIA BEACH')); delete from street where name = '&quot;;[.A843];&quot;' and city_id = (select id from city where name = 'VIRGINIA BEACH'); COMMIT&quot;)" office:value-type="string" office:string-value="START TRANSACTION; update resident_base set house_num = concat(house_num,'-',REPLACE('SHORE DR #P44',concat('SHORE DR',' #'),'')), street_id = (select id from street where name = 'SHORE DR' and city_id = (select id from city where name = 'VIRGINIA BEACH')) where street_id = (select id from street where name = 'SHORE DR #P44' and city_id = (select id from city where name = 'VIRGINIA BEACH')); delete from street where name = 'SHORE DR #P44' and city_id = (select id from city where name = 'VIRGINIA BEACH'); COMMIT">
            <text:p>START TRANSACTION; update resident_base set house_num = concat(house_num,'-',REPLACE('SHORE DR #P44',concat('SHORE DR',' #'),'')), street_id = (select id from street where name = 'SHORE DR' and city_id = (select id from city where name = 'VIRGINIA BEACH')) where street_id = (select id from street where name = 'SHORE DR #P44' and city_id = (select id from city where name = 'VIRGINIA BEACH')); delete from street where name = 'SHORE DR #P4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P50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44];&quot;',concat('&quot;;[.B844];&quot;',' #'),'')), street_id = (select id from street where name = '&quot;;[.B844];&quot;' and city_id = (select id from city where name = 'VIRGINIA BEACH')) where street_id = (select id from street where name = '&quot;;[.A844];&quot;' and city_id = (select id from city where name = 'VIRGINIA BEACH')); delete from street where name = '&quot;;[.A844];&quot;' and city_id = (select id from city where name = 'VIRGINIA BEACH'); COMMIT&quot;)" office:value-type="string" office:string-value="START TRANSACTION; update resident_base set house_num = concat(house_num,'-',REPLACE('SHORE DR #P50',concat('SHORE DR',' #'),'')), street_id = (select id from street where name = 'SHORE DR' and city_id = (select id from city where name = 'VIRGINIA BEACH')) where street_id = (select id from street where name = 'SHORE DR #P50' and city_id = (select id from city where name = 'VIRGINIA BEACH')); delete from street where name = 'SHORE DR #P50' and city_id = (select id from city where name = 'VIRGINIA BEACH'); COMMIT">
            <text:p>START TRANSACTION; update resident_base set house_num = concat(house_num,'-',REPLACE('SHORE DR #P50',concat('SHORE DR',' #'),'')), street_id = (select id from street where name = 'SHORE DR' and city_id = (select id from city where name = 'VIRGINIA BEACH')) where street_id = (select id from street where name = 'SHORE DR #P50' and city_id = (select id from city where name = 'VIRGINIA BEACH')); delete from street where name = 'SHORE DR #P5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P5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45];&quot;',concat('&quot;;[.B845];&quot;',' #'),'')), street_id = (select id from street where name = '&quot;;[.B845];&quot;' and city_id = (select id from city where name = 'VIRGINIA BEACH')) where street_id = (select id from street where name = '&quot;;[.A845];&quot;' and city_id = (select id from city where name = 'VIRGINIA BEACH')); delete from street where name = '&quot;;[.A845];&quot;' and city_id = (select id from city where name = 'VIRGINIA BEACH'); COMMIT&quot;)" office:value-type="string" office:string-value="START TRANSACTION; update resident_base set house_num = concat(house_num,'-',REPLACE('SHORE DR #P51',concat('SHORE DR',' #'),'')), street_id = (select id from street where name = 'SHORE DR' and city_id = (select id from city where name = 'VIRGINIA BEACH')) where street_id = (select id from street where name = 'SHORE DR #P51' and city_id = (select id from city where name = 'VIRGINIA BEACH')); delete from street where name = 'SHORE DR #P51' and city_id = (select id from city where name = 'VIRGINIA BEACH'); COMMIT">
            <text:p>START TRANSACTION; update resident_base set house_num = concat(house_num,'-',REPLACE('SHORE DR #P51',concat('SHORE DR',' #'),'')), street_id = (select id from street where name = 'SHORE DR' and city_id = (select id from city where name = 'VIRGINIA BEACH')) where street_id = (select id from street where name = 'SHORE DR #P51' and city_id = (select id from city where name = 'VIRGINIA BEACH')); delete from street where name = 'SHORE DR #P5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P5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46];&quot;',concat('&quot;;[.B846];&quot;',' #'),'')), street_id = (select id from street where name = '&quot;;[.B846];&quot;' and city_id = (select id from city where name = 'VIRGINIA BEACH')) where street_id = (select id from street where name = '&quot;;[.A846];&quot;' and city_id = (select id from city where name = 'VIRGINIA BEACH')); delete from street where name = '&quot;;[.A846];&quot;' and city_id = (select id from city where name = 'VIRGINIA BEACH'); COMMIT&quot;)" office:value-type="string" office:string-value="START TRANSACTION; update resident_base set house_num = concat(house_num,'-',REPLACE('SHORE DR #P52',concat('SHORE DR',' #'),'')), street_id = (select id from street where name = 'SHORE DR' and city_id = (select id from city where name = 'VIRGINIA BEACH')) where street_id = (select id from street where name = 'SHORE DR #P52' and city_id = (select id from city where name = 'VIRGINIA BEACH')); delete from street where name = 'SHORE DR #P52' and city_id = (select id from city where name = 'VIRGINIA BEACH'); COMMIT">
            <text:p>START TRANSACTION; update resident_base set house_num = concat(house_num,'-',REPLACE('SHORE DR #P52',concat('SHORE DR',' #'),'')), street_id = (select id from street where name = 'SHORE DR' and city_id = (select id from city where name = 'VIRGINIA BEACH')) where street_id = (select id from street where name = 'SHORE DR #P52' and city_id = (select id from city where name = 'VIRGINIA BEACH')); delete from street where name = 'SHORE DR #P5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P5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47];&quot;',concat('&quot;;[.B847];&quot;',' #'),'')), street_id = (select id from street where name = '&quot;;[.B847];&quot;' and city_id = (select id from city where name = 'VIRGINIA BEACH')) where street_id = (select id from street where name = '&quot;;[.A847];&quot;' and city_id = (select id from city where name = 'VIRGINIA BEACH')); delete from street where name = '&quot;;[.A847];&quot;' and city_id = (select id from city where name = 'VIRGINIA BEACH'); COMMIT&quot;)" office:value-type="string" office:string-value="START TRANSACTION; update resident_base set house_num = concat(house_num,'-',REPLACE('SHORE DR #P55',concat('SHORE DR',' #'),'')), street_id = (select id from street where name = 'SHORE DR' and city_id = (select id from city where name = 'VIRGINIA BEACH')) where street_id = (select id from street where name = 'SHORE DR #P55' and city_id = (select id from city where name = 'VIRGINIA BEACH')); delete from street where name = 'SHORE DR #P55' and city_id = (select id from city where name = 'VIRGINIA BEACH'); COMMIT">
            <text:p>START TRANSACTION; update resident_base set house_num = concat(house_num,'-',REPLACE('SHORE DR #P55',concat('SHORE DR',' #'),'')), street_id = (select id from street where name = 'SHORE DR' and city_id = (select id from city where name = 'VIRGINIA BEACH')) where street_id = (select id from street where name = 'SHORE DR #P55' and city_id = (select id from city where name = 'VIRGINIA BEACH')); delete from street where name = 'SHORE DR #P5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P57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48];&quot;',concat('&quot;;[.B848];&quot;',' #'),'')), street_id = (select id from street where name = '&quot;;[.B848];&quot;' and city_id = (select id from city where name = 'VIRGINIA BEACH')) where street_id = (select id from street where name = '&quot;;[.A848];&quot;' and city_id = (select id from city where name = 'VIRGINIA BEACH')); delete from street where name = '&quot;;[.A848];&quot;' and city_id = (select id from city where name = 'VIRGINIA BEACH'); COMMIT&quot;)" office:value-type="string" office:string-value="START TRANSACTION; update resident_base set house_num = concat(house_num,'-',REPLACE('SHORE DR #P57',concat('SHORE DR',' #'),'')), street_id = (select id from street where name = 'SHORE DR' and city_id = (select id from city where name = 'VIRGINIA BEACH')) where street_id = (select id from street where name = 'SHORE DR #P57' and city_id = (select id from city where name = 'VIRGINIA BEACH')); delete from street where name = 'SHORE DR #P57' and city_id = (select id from city where name = 'VIRGINIA BEACH'); COMMIT">
            <text:p>START TRANSACTION; update resident_base set house_num = concat(house_num,'-',REPLACE('SHORE DR #P57',concat('SHORE DR',' #'),'')), street_id = (select id from street where name = 'SHORE DR' and city_id = (select id from city where name = 'VIRGINIA BEACH')) where street_id = (select id from street where name = 'SHORE DR #P57' and city_id = (select id from city where name = 'VIRGINIA BEACH')); delete from street where name = 'SHORE DR #P5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P6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49];&quot;',concat('&quot;;[.B849];&quot;',' #'),'')), street_id = (select id from street where name = '&quot;;[.B849];&quot;' and city_id = (select id from city where name = 'VIRGINIA BEACH')) where street_id = (select id from street where name = '&quot;;[.A849];&quot;' and city_id = (select id from city where name = 'VIRGINIA BEACH')); delete from street where name = '&quot;;[.A849];&quot;' and city_id = (select id from city where name = 'VIRGINIA BEACH'); COMMIT&quot;)" office:value-type="string" office:string-value="START TRANSACTION; update resident_base set house_num = concat(house_num,'-',REPLACE('SHORE DR #P6',concat('SHORE DR',' #'),'')), street_id = (select id from street where name = 'SHORE DR' and city_id = (select id from city where name = 'VIRGINIA BEACH')) where street_id = (select id from street where name = 'SHORE DR #P6' and city_id = (select id from city where name = 'VIRGINIA BEACH')); delete from street where name = 'SHORE DR #P6' and city_id = (select id from city where name = 'VIRGINIA BEACH'); COMMIT">
            <text:p>START TRANSACTION; update resident_base set house_num = concat(house_num,'-',REPLACE('SHORE DR #P6',concat('SHORE DR',' #'),'')), street_id = (select id from street where name = 'SHORE DR' and city_id = (select id from city where name = 'VIRGINIA BEACH')) where street_id = (select id from street where name = 'SHORE DR #P6' and city_id = (select id from city where name = 'VIRGINIA BEACH')); delete from street where name = 'SHORE DR #P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P6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50];&quot;',concat('&quot;;[.B850];&quot;',' #'),'')), street_id = (select id from street where name = '&quot;;[.B850];&quot;' and city_id = (select id from city where name = 'VIRGINIA BEACH')) where street_id = (select id from street where name = '&quot;;[.A850];&quot;' and city_id = (select id from city where name = 'VIRGINIA BEACH')); delete from street where name = '&quot;;[.A850];&quot;' and city_id = (select id from city where name = 'VIRGINIA BEACH'); COMMIT&quot;)" office:value-type="string" office:string-value="START TRANSACTION; update resident_base set house_num = concat(house_num,'-',REPLACE('SHORE DR #P65',concat('SHORE DR',' #'),'')), street_id = (select id from street where name = 'SHORE DR' and city_id = (select id from city where name = 'VIRGINIA BEACH')) where street_id = (select id from street where name = 'SHORE DR #P65' and city_id = (select id from city where name = 'VIRGINIA BEACH')); delete from street where name = 'SHORE DR #P65' and city_id = (select id from city where name = 'VIRGINIA BEACH'); COMMIT">
            <text:p>START TRANSACTION; update resident_base set house_num = concat(house_num,'-',REPLACE('SHORE DR #P65',concat('SHORE DR',' #'),'')), street_id = (select id from street where name = 'SHORE DR' and city_id = (select id from city where name = 'VIRGINIA BEACH')) where street_id = (select id from street where name = 'SHORE DR #P65' and city_id = (select id from city where name = 'VIRGINIA BEACH')); delete from street where name = 'SHORE DR #P6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P8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51];&quot;',concat('&quot;;[.B851];&quot;',' #'),'')), street_id = (select id from street where name = '&quot;;[.B851];&quot;' and city_id = (select id from city where name = 'VIRGINIA BEACH')) where street_id = (select id from street where name = '&quot;;[.A851];&quot;' and city_id = (select id from city where name = 'VIRGINIA BEACH')); delete from street where name = '&quot;;[.A851];&quot;' and city_id = (select id from city where name = 'VIRGINIA BEACH'); COMMIT&quot;)" office:value-type="string" office:string-value="START TRANSACTION; update resident_base set house_num = concat(house_num,'-',REPLACE('SHORE DR #P8',concat('SHORE DR',' #'),'')), street_id = (select id from street where name = 'SHORE DR' and city_id = (select id from city where name = 'VIRGINIA BEACH')) where street_id = (select id from street where name = 'SHORE DR #P8' and city_id = (select id from city where name = 'VIRGINIA BEACH')); delete from street where name = 'SHORE DR #P8' and city_id = (select id from city where name = 'VIRGINIA BEACH'); COMMIT">
            <text:p>START TRANSACTION; update resident_base set house_num = concat(house_num,'-',REPLACE('SHORE DR #P8',concat('SHORE DR',' #'),'')), street_id = (select id from street where name = 'SHORE DR' and city_id = (select id from city where name = 'VIRGINIA BEACH')) where street_id = (select id from street where name = 'SHORE DR #P8' and city_id = (select id from city where name = 'VIRGINIA BEACH')); delete from street where name = 'SHORE DR #P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P9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52];&quot;',concat('&quot;;[.B852];&quot;',' #'),'')), street_id = (select id from street where name = '&quot;;[.B852];&quot;' and city_id = (select id from city where name = 'VIRGINIA BEACH')) where street_id = (select id from street where name = '&quot;;[.A852];&quot;' and city_id = (select id from city where name = 'VIRGINIA BEACH')); delete from street where name = '&quot;;[.A852];&quot;' and city_id = (select id from city where name = 'VIRGINIA BEACH'); COMMIT&quot;)" office:value-type="string" office:string-value="START TRANSACTION; update resident_base set house_num = concat(house_num,'-',REPLACE('SHORE DR #P9',concat('SHORE DR',' #'),'')), street_id = (select id from street where name = 'SHORE DR' and city_id = (select id from city where name = 'VIRGINIA BEACH')) where street_id = (select id from street where name = 'SHORE DR #P9' and city_id = (select id from city where name = 'VIRGINIA BEACH')); delete from street where name = 'SHORE DR #P9' and city_id = (select id from city where name = 'VIRGINIA BEACH'); COMMIT">
            <text:p>START TRANSACTION; update resident_base set house_num = concat(house_num,'-',REPLACE('SHORE DR #P9',concat('SHORE DR',' #'),'')), street_id = (select id from street where name = 'SHORE DR' and city_id = (select id from city where name = 'VIRGINIA BEACH')) where street_id = (select id from street where name = 'SHORE DR #P9' and city_id = (select id from city where name = 'VIRGINIA BEACH')); delete from street where name = 'SHORE DR #P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PH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53];&quot;',concat('&quot;;[.B853];&quot;',' #'),'')), street_id = (select id from street where name = '&quot;;[.B853];&quot;' and city_id = (select id from city where name = 'VIRGINIA BEACH')) where street_id = (select id from street where name = '&quot;;[.A853];&quot;' and city_id = (select id from city where name = 'VIRGINIA BEACH')); delete from street where name = '&quot;;[.A853];&quot;' and city_id = (select id from city where name = 'VIRGINIA BEACH'); COMMIT&quot;)" office:value-type="string" office:string-value="START TRANSACTION; update resident_base set house_num = concat(house_num,'-',REPLACE('SHORE DR #PH3',concat('SHORE DR',' #'),'')), street_id = (select id from street where name = 'SHORE DR' and city_id = (select id from city where name = 'VIRGINIA BEACH')) where street_id = (select id from street where name = 'SHORE DR #PH3' and city_id = (select id from city where name = 'VIRGINIA BEACH')); delete from street where name = 'SHORE DR #PH3' and city_id = (select id from city where name = 'VIRGINIA BEACH'); COMMIT">
            <text:p>START TRANSACTION; update resident_base set house_num = concat(house_num,'-',REPLACE('SHORE DR #PH3',concat('SHORE DR',' #'),'')), street_id = (select id from street where name = 'SHORE DR' and city_id = (select id from city where name = 'VIRGINIA BEACH')) where street_id = (select id from street where name = 'SHORE DR #PH3' and city_id = (select id from city where name = 'VIRGINIA BEACH')); delete from street where name = 'SHORE DR #PH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PH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54];&quot;',concat('&quot;;[.B854];&quot;',' #'),'')), street_id = (select id from street where name = '&quot;;[.B854];&quot;' and city_id = (select id from city where name = 'VIRGINIA BEACH')) where street_id = (select id from street where name = '&quot;;[.A854];&quot;' and city_id = (select id from city where name = 'VIRGINIA BEACH')); delete from street where name = '&quot;;[.A854];&quot;' and city_id = (select id from city where name = 'VIRGINIA BEACH'); COMMIT&quot;)" office:value-type="string" office:string-value="START TRANSACTION; update resident_base set house_num = concat(house_num,'-',REPLACE('SHORE DR #PH4',concat('SHORE DR',' #'),'')), street_id = (select id from street where name = 'SHORE DR' and city_id = (select id from city where name = 'VIRGINIA BEACH')) where street_id = (select id from street where name = 'SHORE DR #PH4' and city_id = (select id from city where name = 'VIRGINIA BEACH')); delete from street where name = 'SHORE DR #PH4' and city_id = (select id from city where name = 'VIRGINIA BEACH'); COMMIT">
            <text:p>START TRANSACTION; update resident_base set house_num = concat(house_num,'-',REPLACE('SHORE DR #PH4',concat('SHORE DR',' #'),'')), street_id = (select id from street where name = 'SHORE DR' and city_id = (select id from city where name = 'VIRGINIA BEACH')) where street_id = (select id from street where name = 'SHORE DR #PH4' and city_id = (select id from city where name = 'VIRGINIA BEACH')); delete from street where name = 'SHORE DR #PH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PH53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55];&quot;',concat('&quot;;[.B855];&quot;',' #'),'')), street_id = (select id from street where name = '&quot;;[.B855];&quot;' and city_id = (select id from city where name = 'VIRGINIA BEACH')) where street_id = (select id from street where name = '&quot;;[.A855];&quot;' and city_id = (select id from city where name = 'VIRGINIA BEACH')); delete from street where name = '&quot;;[.A855];&quot;' and city_id = (select id from city where name = 'VIRGINIA BEACH'); COMMIT&quot;)" office:value-type="string" office:string-value="START TRANSACTION; update resident_base set house_num = concat(house_num,'-',REPLACE('SHORE DR #PH53',concat('SHORE DR',' #'),'')), street_id = (select id from street where name = 'SHORE DR' and city_id = (select id from city where name = 'VIRGINIA BEACH')) where street_id = (select id from street where name = 'SHORE DR #PH53' and city_id = (select id from city where name = 'VIRGINIA BEACH')); delete from street where name = 'SHORE DR #PH53' and city_id = (select id from city where name = 'VIRGINIA BEACH'); COMMIT">
            <text:p>START TRANSACTION; update resident_base set house_num = concat(house_num,'-',REPLACE('SHORE DR #PH53',concat('SHORE DR',' #'),'')), street_id = (select id from street where name = 'SHORE DR' and city_id = (select id from city where name = 'VIRGINIA BEACH')) where street_id = (select id from street where name = 'SHORE DR #PH53' and city_id = (select id from city where name = 'VIRGINIA BEACH')); delete from street where name = 'SHORE DR #PH5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PH55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56];&quot;',concat('&quot;;[.B856];&quot;',' #'),'')), street_id = (select id from street where name = '&quot;;[.B856];&quot;' and city_id = (select id from city where name = 'VIRGINIA BEACH')) where street_id = (select id from street where name = '&quot;;[.A856];&quot;' and city_id = (select id from city where name = 'VIRGINIA BEACH')); delete from street where name = '&quot;;[.A856];&quot;' and city_id = (select id from city where name = 'VIRGINIA BEACH'); COMMIT&quot;)" office:value-type="string" office:string-value="START TRANSACTION; update resident_base set house_num = concat(house_num,'-',REPLACE('SHORE DR #PH55',concat('SHORE DR',' #'),'')), street_id = (select id from street where name = 'SHORE DR' and city_id = (select id from city where name = 'VIRGINIA BEACH')) where street_id = (select id from street where name = 'SHORE DR #PH55' and city_id = (select id from city where name = 'VIRGINIA BEACH')); delete from street where name = 'SHORE DR #PH55' and city_id = (select id from city where name = 'VIRGINIA BEACH'); COMMIT">
            <text:p>START TRANSACTION; update resident_base set house_num = concat(house_num,'-',REPLACE('SHORE DR #PH55',concat('SHORE DR',' #'),'')), street_id = (select id from street where name = 'SHORE DR' and city_id = (select id from city where name = 'VIRGINIA BEACH')) where street_id = (select id from street where name = 'SHORE DR #PH55' and city_id = (select id from city where name = 'VIRGINIA BEACH')); delete from street where name = 'SHORE DR #PH5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TH1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57];&quot;',concat('&quot;;[.B857];&quot;',' #'),'')), street_id = (select id from street where name = '&quot;;[.B857];&quot;' and city_id = (select id from city where name = 'VIRGINIA BEACH')) where street_id = (select id from street where name = '&quot;;[.A857];&quot;' and city_id = (select id from city where name = 'VIRGINIA BEACH')); delete from street where name = '&quot;;[.A857];&quot;' and city_id = (select id from city where name = 'VIRGINIA BEACH'); COMMIT&quot;)" office:value-type="string" office:string-value="START TRANSACTION; update resident_base set house_num = concat(house_num,'-',REPLACE('SHORE DR #TH1',concat('SHORE DR',' #'),'')), street_id = (select id from street where name = 'SHORE DR' and city_id = (select id from city where name = 'VIRGINIA BEACH')) where street_id = (select id from street where name = 'SHORE DR #TH1' and city_id = (select id from city where name = 'VIRGINIA BEACH')); delete from street where name = 'SHORE DR #TH1' and city_id = (select id from city where name = 'VIRGINIA BEACH'); COMMIT">
            <text:p>START TRANSACTION; update resident_base set house_num = concat(house_num,'-',REPLACE('SHORE DR #TH1',concat('SHORE DR',' #'),'')), street_id = (select id from street where name = 'SHORE DR' and city_id = (select id from city where name = 'VIRGINIA BEACH')) where street_id = (select id from street where name = 'SHORE DR #TH1' and city_id = (select id from city where name = 'VIRGINIA BEACH')); delete from street where name = 'SHORE DR #TH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TH2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58];&quot;',concat('&quot;;[.B858];&quot;',' #'),'')), street_id = (select id from street where name = '&quot;;[.B858];&quot;' and city_id = (select id from city where name = 'VIRGINIA BEACH')) where street_id = (select id from street where name = '&quot;;[.A858];&quot;' and city_id = (select id from city where name = 'VIRGINIA BEACH')); delete from street where name = '&quot;;[.A858];&quot;' and city_id = (select id from city where name = 'VIRGINIA BEACH'); COMMIT&quot;)" office:value-type="string" office:string-value="START TRANSACTION; update resident_base set house_num = concat(house_num,'-',REPLACE('SHORE DR #TH2',concat('SHORE DR',' #'),'')), street_id = (select id from street where name = 'SHORE DR' and city_id = (select id from city where name = 'VIRGINIA BEACH')) where street_id = (select id from street where name = 'SHORE DR #TH2' and city_id = (select id from city where name = 'VIRGINIA BEACH')); delete from street where name = 'SHORE DR #TH2' and city_id = (select id from city where name = 'VIRGINIA BEACH'); COMMIT">
            <text:p>START TRANSACTION; update resident_base set house_num = concat(house_num,'-',REPLACE('SHORE DR #TH2',concat('SHORE DR',' #'),'')), street_id = (select id from street where name = 'SHORE DR' and city_id = (select id from city where name = 'VIRGINIA BEACH')) where street_id = (select id from street where name = 'SHORE DR #TH2' and city_id = (select id from city where name = 'VIRGINIA BEACH')); delete from street where name = 'SHORE DR #TH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TH4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59];&quot;',concat('&quot;;[.B859];&quot;',' #'),'')), street_id = (select id from street where name = '&quot;;[.B859];&quot;' and city_id = (select id from city where name = 'VIRGINIA BEACH')) where street_id = (select id from street where name = '&quot;;[.A859];&quot;' and city_id = (select id from city where name = 'VIRGINIA BEACH')); delete from street where name = '&quot;;[.A859];&quot;' and city_id = (select id from city where name = 'VIRGINIA BEACH'); COMMIT&quot;)" office:value-type="string" office:string-value="START TRANSACTION; update resident_base set house_num = concat(house_num,'-',REPLACE('SHORE DR #TH4',concat('SHORE DR',' #'),'')), street_id = (select id from street where name = 'SHORE DR' and city_id = (select id from city where name = 'VIRGINIA BEACH')) where street_id = (select id from street where name = 'SHORE DR #TH4' and city_id = (select id from city where name = 'VIRGINIA BEACH')); delete from street where name = 'SHORE DR #TH4' and city_id = (select id from city where name = 'VIRGINIA BEACH'); COMMIT">
            <text:p>START TRANSACTION; update resident_base set house_num = concat(house_num,'-',REPLACE('SHORE DR #TH4',concat('SHORE DR',' #'),'')), street_id = (select id from street where name = 'SHORE DR' and city_id = (select id from city where name = 'VIRGINIA BEACH')) where street_id = (select id from street where name = 'SHORE DR #TH4' and city_id = (select id from city where name = 'VIRGINIA BEACH')); delete from street where name = 'SHORE DR #TH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DR #TH8</text:p>
          </table:table-cell>
          <table:table-cell office:value-type="string">
            <text:p>SHORE DR</text:p>
          </table:table-cell>
          <table:table-cell table:formula="of:=CONCATENATE(&quot;START TRANSACTION; update resident_base set house_num = concat(house_num,'-',REPLACE('&quot;;[.A860];&quot;',concat('&quot;;[.B860];&quot;',' #'),'')), street_id = (select id from street where name = '&quot;;[.B860];&quot;' and city_id = (select id from city where name = 'VIRGINIA BEACH')) where street_id = (select id from street where name = '&quot;;[.A860];&quot;' and city_id = (select id from city where name = 'VIRGINIA BEACH')); delete from street where name = '&quot;;[.A860];&quot;' and city_id = (select id from city where name = 'VIRGINIA BEACH'); COMMIT&quot;)" office:value-type="string" office:string-value="START TRANSACTION; update resident_base set house_num = concat(house_num,'-',REPLACE('SHORE DR #TH8',concat('SHORE DR',' #'),'')), street_id = (select id from street where name = 'SHORE DR' and city_id = (select id from city where name = 'VIRGINIA BEACH')) where street_id = (select id from street where name = 'SHORE DR #TH8' and city_id = (select id from city where name = 'VIRGINIA BEACH')); delete from street where name = 'SHORE DR #TH8' and city_id = (select id from city where name = 'VIRGINIA BEACH'); COMMIT">
            <text:p>START TRANSACTION; update resident_base set house_num = concat(house_num,'-',REPLACE('SHORE DR #TH8',concat('SHORE DR',' #'),'')), street_id = (select id from street where name = 'SHORE DR' and city_id = (select id from city where name = 'VIRGINIA BEACH')) where street_id = (select id from street where name = 'SHORE DR #TH8' and city_id = (select id from city where name = 'VIRGINIA BEACH')); delete from street where name = 'SHORE DR #TH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HORE SANDS CT #100</text:p>
          </table:table-cell>
          <table:table-cell office:value-type="string">
            <text:p>SHORE SANDS CT</text:p>
          </table:table-cell>
          <table:table-cell table:formula="of:=CONCATENATE(&quot;START TRANSACTION; update resident_base set house_num = concat(house_num,'-',REPLACE('&quot;;[.A862];&quot;',concat('&quot;;[.B862];&quot;',' #'),'')), street_id = (select id from street where name = '&quot;;[.B862];&quot;' and city_id = (select id from city where name = 'VIRGINIA BEACH')) where street_id = (select id from street where name = '&quot;;[.A862];&quot;' and city_id = (select id from city where name = 'VIRGINIA BEACH')); delete from street where name = '&quot;;[.A862];&quot;' and city_id = (select id from city where name = 'VIRGINIA BEACH'); COMMIT&quot;)" office:value-type="string" office:string-value="START TRANSACTION; update resident_base set house_num = concat(house_num,'-',REPLACE('SHORE SANDS CT #100',concat('SHORE SANDS CT',' #'),'')), street_id = (select id from street where name = 'SHORE SANDS CT' and city_id = (select id from city where name = 'VIRGINIA BEACH')) where street_id = (select id from street where name = 'SHORE SANDS CT #100' and city_id = (select id from city where name = 'VIRGINIA BEACH')); delete from street where name = 'SHORE SANDS CT #100' and city_id = (select id from city where name = 'VIRGINIA BEACH'); COMMIT">
            <text:p>START TRANSACTION; update resident_base set house_num = concat(house_num,'-',REPLACE('SHORE SANDS CT #100',concat('SHORE SANDS CT',' #'),'')), street_id = (select id from street where name = 'SHORE SANDS CT' and city_id = (select id from city where name = 'VIRGINIA BEACH')) where street_id = (select id from street where name = 'SHORE SANDS CT #100' and city_id = (select id from city where name = 'VIRGINIA BEACH')); delete from street where name = 'SHORE SANDS CT #10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SANDS CT #101</text:p>
          </table:table-cell>
          <table:table-cell office:value-type="string">
            <text:p>SHORE SANDS CT</text:p>
          </table:table-cell>
          <table:table-cell table:formula="of:=CONCATENATE(&quot;START TRANSACTION; update resident_base set house_num = concat(house_num,'-',REPLACE('&quot;;[.A863];&quot;',concat('&quot;;[.B863];&quot;',' #'),'')), street_id = (select id from street where name = '&quot;;[.B863];&quot;' and city_id = (select id from city where name = 'VIRGINIA BEACH')) where street_id = (select id from street where name = '&quot;;[.A863];&quot;' and city_id = (select id from city where name = 'VIRGINIA BEACH')); delete from street where name = '&quot;;[.A863];&quot;' and city_id = (select id from city where name = 'VIRGINIA BEACH'); COMMIT&quot;)" office:value-type="string" office:string-value="START TRANSACTION; update resident_base set house_num = concat(house_num,'-',REPLACE('SHORE SANDS CT #101',concat('SHORE SANDS CT',' #'),'')), street_id = (select id from street where name = 'SHORE SANDS CT' and city_id = (select id from city where name = 'VIRGINIA BEACH')) where street_id = (select id from street where name = 'SHORE SANDS CT #101' and city_id = (select id from city where name = 'VIRGINIA BEACH')); delete from street where name = 'SHORE SANDS CT #101' and city_id = (select id from city where name = 'VIRGINIA BEACH'); COMMIT">
            <text:p>START TRANSACTION; update resident_base set house_num = concat(house_num,'-',REPLACE('SHORE SANDS CT #101',concat('SHORE SANDS CT',' #'),'')), street_id = (select id from street where name = 'SHORE SANDS CT' and city_id = (select id from city where name = 'VIRGINIA BEACH')) where street_id = (select id from street where name = 'SHORE SANDS CT #101' and city_id = (select id from city where name = 'VIRGINIA BEACH')); delete from street where name = 'SHORE SANDS CT #1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SANDS CT #102</text:p>
          </table:table-cell>
          <table:table-cell office:value-type="string">
            <text:p>SHORE SANDS CT</text:p>
          </table:table-cell>
          <table:table-cell table:formula="of:=CONCATENATE(&quot;START TRANSACTION; update resident_base set house_num = concat(house_num,'-',REPLACE('&quot;;[.A864];&quot;',concat('&quot;;[.B864];&quot;',' #'),'')), street_id = (select id from street where name = '&quot;;[.B864];&quot;' and city_id = (select id from city where name = 'VIRGINIA BEACH')) where street_id = (select id from street where name = '&quot;;[.A864];&quot;' and city_id = (select id from city where name = 'VIRGINIA BEACH')); delete from street where name = '&quot;;[.A864];&quot;' and city_id = (select id from city where name = 'VIRGINIA BEACH'); COMMIT&quot;)" office:value-type="string" office:string-value="START TRANSACTION; update resident_base set house_num = concat(house_num,'-',REPLACE('SHORE SANDS CT #102',concat('SHORE SANDS CT',' #'),'')), street_id = (select id from street where name = 'SHORE SANDS CT' and city_id = (select id from city where name = 'VIRGINIA BEACH')) where street_id = (select id from street where name = 'SHORE SANDS CT #102' and city_id = (select id from city where name = 'VIRGINIA BEACH')); delete from street where name = 'SHORE SANDS CT #102' and city_id = (select id from city where name = 'VIRGINIA BEACH'); COMMIT">
            <text:p>START TRANSACTION; update resident_base set house_num = concat(house_num,'-',REPLACE('SHORE SANDS CT #102',concat('SHORE SANDS CT',' #'),'')), street_id = (select id from street where name = 'SHORE SANDS CT' and city_id = (select id from city where name = 'VIRGINIA BEACH')) where street_id = (select id from street where name = 'SHORE SANDS CT #102' and city_id = (select id from city where name = 'VIRGINIA BEACH')); delete from street where name = 'SHORE SANDS CT #1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SANDS CT #103</text:p>
          </table:table-cell>
          <table:table-cell office:value-type="string">
            <text:p>SHORE SANDS CT</text:p>
          </table:table-cell>
          <table:table-cell table:formula="of:=CONCATENATE(&quot;START TRANSACTION; update resident_base set house_num = concat(house_num,'-',REPLACE('&quot;;[.A865];&quot;',concat('&quot;;[.B865];&quot;',' #'),'')), street_id = (select id from street where name = '&quot;;[.B865];&quot;' and city_id = (select id from city where name = 'VIRGINIA BEACH')) where street_id = (select id from street where name = '&quot;;[.A865];&quot;' and city_id = (select id from city where name = 'VIRGINIA BEACH')); delete from street where name = '&quot;;[.A865];&quot;' and city_id = (select id from city where name = 'VIRGINIA BEACH'); COMMIT&quot;)" office:value-type="string" office:string-value="START TRANSACTION; update resident_base set house_num = concat(house_num,'-',REPLACE('SHORE SANDS CT #103',concat('SHORE SANDS CT',' #'),'')), street_id = (select id from street where name = 'SHORE SANDS CT' and city_id = (select id from city where name = 'VIRGINIA BEACH')) where street_id = (select id from street where name = 'SHORE SANDS CT #103' and city_id = (select id from city where name = 'VIRGINIA BEACH')); delete from street where name = 'SHORE SANDS CT #103' and city_id = (select id from city where name = 'VIRGINIA BEACH'); COMMIT">
            <text:p>START TRANSACTION; update resident_base set house_num = concat(house_num,'-',REPLACE('SHORE SANDS CT #103',concat('SHORE SANDS CT',' #'),'')), street_id = (select id from street where name = 'SHORE SANDS CT' and city_id = (select id from city where name = 'VIRGINIA BEACH')) where street_id = (select id from street where name = 'SHORE SANDS CT #103' and city_id = (select id from city where name = 'VIRGINIA BEACH')); delete from street where name = 'SHORE SANDS CT #1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SANDS CT #200</text:p>
          </table:table-cell>
          <table:table-cell office:value-type="string">
            <text:p>SHORE SANDS CT</text:p>
          </table:table-cell>
          <table:table-cell table:formula="of:=CONCATENATE(&quot;START TRANSACTION; update resident_base set house_num = concat(house_num,'-',REPLACE('&quot;;[.A866];&quot;',concat('&quot;;[.B866];&quot;',' #'),'')), street_id = (select id from street where name = '&quot;;[.B866];&quot;' and city_id = (select id from city where name = 'VIRGINIA BEACH')) where street_id = (select id from street where name = '&quot;;[.A866];&quot;' and city_id = (select id from city where name = 'VIRGINIA BEACH')); delete from street where name = '&quot;;[.A866];&quot;' and city_id = (select id from city where name = 'VIRGINIA BEACH'); COMMIT&quot;)" office:value-type="string" office:string-value="START TRANSACTION; update resident_base set house_num = concat(house_num,'-',REPLACE('SHORE SANDS CT #200',concat('SHORE SANDS CT',' #'),'')), street_id = (select id from street where name = 'SHORE SANDS CT' and city_id = (select id from city where name = 'VIRGINIA BEACH')) where street_id = (select id from street where name = 'SHORE SANDS CT #200' and city_id = (select id from city where name = 'VIRGINIA BEACH')); delete from street where name = 'SHORE SANDS CT #200' and city_id = (select id from city where name = 'VIRGINIA BEACH'); COMMIT">
            <text:p>START TRANSACTION; update resident_base set house_num = concat(house_num,'-',REPLACE('SHORE SANDS CT #200',concat('SHORE SANDS CT',' #'),'')), street_id = (select id from street where name = 'SHORE SANDS CT' and city_id = (select id from city where name = 'VIRGINIA BEACH')) where street_id = (select id from street where name = 'SHORE SANDS CT #200' and city_id = (select id from city where name = 'VIRGINIA BEACH')); delete from street where name = 'SHORE SANDS CT #20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SANDS CT #201</text:p>
          </table:table-cell>
          <table:table-cell office:value-type="string">
            <text:p>SHORE SANDS CT</text:p>
          </table:table-cell>
          <table:table-cell table:formula="of:=CONCATENATE(&quot;START TRANSACTION; update resident_base set house_num = concat(house_num,'-',REPLACE('&quot;;[.A867];&quot;',concat('&quot;;[.B867];&quot;',' #'),'')), street_id = (select id from street where name = '&quot;;[.B867];&quot;' and city_id = (select id from city where name = 'VIRGINIA BEACH')) where street_id = (select id from street where name = '&quot;;[.A867];&quot;' and city_id = (select id from city where name = 'VIRGINIA BEACH')); delete from street where name = '&quot;;[.A867];&quot;' and city_id = (select id from city where name = 'VIRGINIA BEACH'); COMMIT&quot;)" office:value-type="string" office:string-value="START TRANSACTION; update resident_base set house_num = concat(house_num,'-',REPLACE('SHORE SANDS CT #201',concat('SHORE SANDS CT',' #'),'')), street_id = (select id from street where name = 'SHORE SANDS CT' and city_id = (select id from city where name = 'VIRGINIA BEACH')) where street_id = (select id from street where name = 'SHORE SANDS CT #201' and city_id = (select id from city where name = 'VIRGINIA BEACH')); delete from street where name = 'SHORE SANDS CT #201' and city_id = (select id from city where name = 'VIRGINIA BEACH'); COMMIT">
            <text:p>START TRANSACTION; update resident_base set house_num = concat(house_num,'-',REPLACE('SHORE SANDS CT #201',concat('SHORE SANDS CT',' #'),'')), street_id = (select id from street where name = 'SHORE SANDS CT' and city_id = (select id from city where name = 'VIRGINIA BEACH')) where street_id = (select id from street where name = 'SHORE SANDS CT #201' and city_id = (select id from city where name = 'VIRGINIA BEACH')); delete from street where name = 'SHORE SANDS CT #2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SANDS CT #202</text:p>
          </table:table-cell>
          <table:table-cell office:value-type="string">
            <text:p>SHORE SANDS CT</text:p>
          </table:table-cell>
          <table:table-cell table:formula="of:=CONCATENATE(&quot;START TRANSACTION; update resident_base set house_num = concat(house_num,'-',REPLACE('&quot;;[.A868];&quot;',concat('&quot;;[.B868];&quot;',' #'),'')), street_id = (select id from street where name = '&quot;;[.B868];&quot;' and city_id = (select id from city where name = 'VIRGINIA BEACH')) where street_id = (select id from street where name = '&quot;;[.A868];&quot;' and city_id = (select id from city where name = 'VIRGINIA BEACH')); delete from street where name = '&quot;;[.A868];&quot;' and city_id = (select id from city where name = 'VIRGINIA BEACH'); COMMIT&quot;)" office:value-type="string" office:string-value="START TRANSACTION; update resident_base set house_num = concat(house_num,'-',REPLACE('SHORE SANDS CT #202',concat('SHORE SANDS CT',' #'),'')), street_id = (select id from street where name = 'SHORE SANDS CT' and city_id = (select id from city where name = 'VIRGINIA BEACH')) where street_id = (select id from street where name = 'SHORE SANDS CT #202' and city_id = (select id from city where name = 'VIRGINIA BEACH')); delete from street where name = 'SHORE SANDS CT #202' and city_id = (select id from city where name = 'VIRGINIA BEACH'); COMMIT">
            <text:p>START TRANSACTION; update resident_base set house_num = concat(house_num,'-',REPLACE('SHORE SANDS CT #202',concat('SHORE SANDS CT',' #'),'')), street_id = (select id from street where name = 'SHORE SANDS CT' and city_id = (select id from city where name = 'VIRGINIA BEACH')) where street_id = (select id from street where name = 'SHORE SANDS CT #202' and city_id = (select id from city where name = 'VIRGINIA BEACH')); delete from street where name = 'SHORE SANDS CT #2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SANDS CT #203</text:p>
          </table:table-cell>
          <table:table-cell office:value-type="string">
            <text:p>SHORE SANDS CT</text:p>
          </table:table-cell>
          <table:table-cell table:formula="of:=CONCATENATE(&quot;START TRANSACTION; update resident_base set house_num = concat(house_num,'-',REPLACE('&quot;;[.A869];&quot;',concat('&quot;;[.B869];&quot;',' #'),'')), street_id = (select id from street where name = '&quot;;[.B869];&quot;' and city_id = (select id from city where name = 'VIRGINIA BEACH')) where street_id = (select id from street where name = '&quot;;[.A869];&quot;' and city_id = (select id from city where name = 'VIRGINIA BEACH')); delete from street where name = '&quot;;[.A869];&quot;' and city_id = (select id from city where name = 'VIRGINIA BEACH'); COMMIT&quot;)" office:value-type="string" office:string-value="START TRANSACTION; update resident_base set house_num = concat(house_num,'-',REPLACE('SHORE SANDS CT #203',concat('SHORE SANDS CT',' #'),'')), street_id = (select id from street where name = 'SHORE SANDS CT' and city_id = (select id from city where name = 'VIRGINIA BEACH')) where street_id = (select id from street where name = 'SHORE SANDS CT #203' and city_id = (select id from city where name = 'VIRGINIA BEACH')); delete from street where name = 'SHORE SANDS CT #203' and city_id = (select id from city where name = 'VIRGINIA BEACH'); COMMIT">
            <text:p>START TRANSACTION; update resident_base set house_num = concat(house_num,'-',REPLACE('SHORE SANDS CT #203',concat('SHORE SANDS CT',' #'),'')), street_id = (select id from street where name = 'SHORE SANDS CT' and city_id = (select id from city where name = 'VIRGINIA BEACH')) where street_id = (select id from street where name = 'SHORE SANDS CT #203' and city_id = (select id from city where name = 'VIRGINIA BEACH')); delete from street where name = 'SHORE SANDS CT #2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SANDS CT #300</text:p>
          </table:table-cell>
          <table:table-cell office:value-type="string">
            <text:p>SHORE SANDS CT</text:p>
          </table:table-cell>
          <table:table-cell table:formula="of:=CONCATENATE(&quot;START TRANSACTION; update resident_base set house_num = concat(house_num,'-',REPLACE('&quot;;[.A870];&quot;',concat('&quot;;[.B870];&quot;',' #'),'')), street_id = (select id from street where name = '&quot;;[.B870];&quot;' and city_id = (select id from city where name = 'VIRGINIA BEACH')) where street_id = (select id from street where name = '&quot;;[.A870];&quot;' and city_id = (select id from city where name = 'VIRGINIA BEACH')); delete from street where name = '&quot;;[.A870];&quot;' and city_id = (select id from city where name = 'VIRGINIA BEACH'); COMMIT&quot;)" office:value-type="string" office:string-value="START TRANSACTION; update resident_base set house_num = concat(house_num,'-',REPLACE('SHORE SANDS CT #300',concat('SHORE SANDS CT',' #'),'')), street_id = (select id from street where name = 'SHORE SANDS CT' and city_id = (select id from city where name = 'VIRGINIA BEACH')) where street_id = (select id from street where name = 'SHORE SANDS CT #300' and city_id = (select id from city where name = 'VIRGINIA BEACH')); delete from street where name = 'SHORE SANDS CT #300' and city_id = (select id from city where name = 'VIRGINIA BEACH'); COMMIT">
            <text:p>START TRANSACTION; update resident_base set house_num = concat(house_num,'-',REPLACE('SHORE SANDS CT #300',concat('SHORE SANDS CT',' #'),'')), street_id = (select id from street where name = 'SHORE SANDS CT' and city_id = (select id from city where name = 'VIRGINIA BEACH')) where street_id = (select id from street where name = 'SHORE SANDS CT #300' and city_id = (select id from city where name = 'VIRGINIA BEACH')); delete from street where name = 'SHORE SANDS CT #30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SANDS CT #302</text:p>
          </table:table-cell>
          <table:table-cell office:value-type="string">
            <text:p>SHORE SANDS CT</text:p>
          </table:table-cell>
          <table:table-cell table:formula="of:=CONCATENATE(&quot;START TRANSACTION; update resident_base set house_num = concat(house_num,'-',REPLACE('&quot;;[.A871];&quot;',concat('&quot;;[.B871];&quot;',' #'),'')), street_id = (select id from street where name = '&quot;;[.B871];&quot;' and city_id = (select id from city where name = 'VIRGINIA BEACH')) where street_id = (select id from street where name = '&quot;;[.A871];&quot;' and city_id = (select id from city where name = 'VIRGINIA BEACH')); delete from street where name = '&quot;;[.A871];&quot;' and city_id = (select id from city where name = 'VIRGINIA BEACH'); COMMIT&quot;)" office:value-type="string" office:string-value="START TRANSACTION; update resident_base set house_num = concat(house_num,'-',REPLACE('SHORE SANDS CT #302',concat('SHORE SANDS CT',' #'),'')), street_id = (select id from street where name = 'SHORE SANDS CT' and city_id = (select id from city where name = 'VIRGINIA BEACH')) where street_id = (select id from street where name = 'SHORE SANDS CT #302' and city_id = (select id from city where name = 'VIRGINIA BEACH')); delete from street where name = 'SHORE SANDS CT #302' and city_id = (select id from city where name = 'VIRGINIA BEACH'); COMMIT">
            <text:p>START TRANSACTION; update resident_base set house_num = concat(house_num,'-',REPLACE('SHORE SANDS CT #302',concat('SHORE SANDS CT',' #'),'')), street_id = (select id from street where name = 'SHORE SANDS CT' and city_id = (select id from city where name = 'VIRGINIA BEACH')) where street_id = (select id from street where name = 'SHORE SANDS CT #302' and city_id = (select id from city where name = 'VIRGINIA BEACH')); delete from street where name = 'SHORE SANDS CT #3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HORE SANDS CT #303</text:p>
          </table:table-cell>
          <table:table-cell office:value-type="string">
            <text:p>SHORE SANDS CT</text:p>
          </table:table-cell>
          <table:table-cell table:formula="of:=CONCATENATE(&quot;START TRANSACTION; update resident_base set house_num = concat(house_num,'-',REPLACE('&quot;;[.A872];&quot;',concat('&quot;;[.B872];&quot;',' #'),'')), street_id = (select id from street where name = '&quot;;[.B872];&quot;' and city_id = (select id from city where name = 'VIRGINIA BEACH')) where street_id = (select id from street where name = '&quot;;[.A872];&quot;' and city_id = (select id from city where name = 'VIRGINIA BEACH')); delete from street where name = '&quot;;[.A872];&quot;' and city_id = (select id from city where name = 'VIRGINIA BEACH'); COMMIT&quot;)" office:value-type="string" office:string-value="START TRANSACTION; update resident_base set house_num = concat(house_num,'-',REPLACE('SHORE SANDS CT #303',concat('SHORE SANDS CT',' #'),'')), street_id = (select id from street where name = 'SHORE SANDS CT' and city_id = (select id from city where name = 'VIRGINIA BEACH')) where street_id = (select id from street where name = 'SHORE SANDS CT #303' and city_id = (select id from city where name = 'VIRGINIA BEACH')); delete from street where name = 'SHORE SANDS CT #303' and city_id = (select id from city where name = 'VIRGINIA BEACH'); COMMIT">
            <text:p>START TRANSACTION; update resident_base set house_num = concat(house_num,'-',REPLACE('SHORE SANDS CT #303',concat('SHORE SANDS CT',' #'),'')), street_id = (select id from street where name = 'SHORE SANDS CT' and city_id = (select id from city where name = 'VIRGINIA BEACH')) where street_id = (select id from street where name = 'SHORE SANDS CT #303' and city_id = (select id from city where name = 'VIRGINIA BEACH')); delete from street where name = 'SHORE SANDS CT #3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ILVER SANDS CIR #100</text:p>
          </table:table-cell>
          <table:table-cell office:value-type="string">
            <text:p>SILVER SANDS CIR</text:p>
          </table:table-cell>
          <table:table-cell table:formula="of:=CONCATENATE(&quot;START TRANSACTION; update resident_base set house_num = concat(house_num,'-',REPLACE('&quot;;[.A874];&quot;',concat('&quot;;[.B874];&quot;',' #'),'')), street_id = (select id from street where name = '&quot;;[.B874];&quot;' and city_id = (select id from city where name = 'VIRGINIA BEACH')) where street_id = (select id from street where name = '&quot;;[.A874];&quot;' and city_id = (select id from city where name = 'VIRGINIA BEACH')); delete from street where name = '&quot;;[.A874];&quot;' and city_id = (select id from city where name = 'VIRGINIA BEACH'); COMMIT&quot;)" office:value-type="string" office:string-value="START TRANSACTION; update resident_base set house_num = concat(house_num,'-',REPLACE('SILVER SANDS CIR #100',concat('SILVER SANDS CIR',' #'),'')), street_id = (select id from street where name = 'SILVER SANDS CIR' and city_id = (select id from city where name = 'VIRGINIA BEACH')) where street_id = (select id from street where name = 'SILVER SANDS CIR #100' and city_id = (select id from city where name = 'VIRGINIA BEACH')); delete from street where name = 'SILVER SANDS CIR #100' and city_id = (select id from city where name = 'VIRGINIA BEACH'); COMMIT">
            <text:p>START TRANSACTION; update resident_base set house_num = concat(house_num,'-',REPLACE('SILVER SANDS CIR #100',concat('SILVER SANDS CIR',' #'),'')), street_id = (select id from street where name = 'SILVER SANDS CIR' and city_id = (select id from city where name = 'VIRGINIA BEACH')) where street_id = (select id from street where name = 'SILVER SANDS CIR #100' and city_id = (select id from city where name = 'VIRGINIA BEACH')); delete from street where name = 'SILVER SANDS CIR #10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ILVER SANDS CIR #101</text:p>
          </table:table-cell>
          <table:table-cell office:value-type="string">
            <text:p>SILVER SANDS CIR</text:p>
          </table:table-cell>
          <table:table-cell table:formula="of:=CONCATENATE(&quot;START TRANSACTION; update resident_base set house_num = concat(house_num,'-',REPLACE('&quot;;[.A875];&quot;',concat('&quot;;[.B875];&quot;',' #'),'')), street_id = (select id from street where name = '&quot;;[.B875];&quot;' and city_id = (select id from city where name = 'VIRGINIA BEACH')) where street_id = (select id from street where name = '&quot;;[.A875];&quot;' and city_id = (select id from city where name = 'VIRGINIA BEACH')); delete from street where name = '&quot;;[.A875];&quot;' and city_id = (select id from city where name = 'VIRGINIA BEACH'); COMMIT&quot;)" office:value-type="string" office:string-value="START TRANSACTION; update resident_base set house_num = concat(house_num,'-',REPLACE('SILVER SANDS CIR #101',concat('SILVER SANDS CIR',' #'),'')), street_id = (select id from street where name = 'SILVER SANDS CIR' and city_id = (select id from city where name = 'VIRGINIA BEACH')) where street_id = (select id from street where name = 'SILVER SANDS CIR #101' and city_id = (select id from city where name = 'VIRGINIA BEACH')); delete from street where name = 'SILVER SANDS CIR #101' and city_id = (select id from city where name = 'VIRGINIA BEACH'); COMMIT">
            <text:p>START TRANSACTION; update resident_base set house_num = concat(house_num,'-',REPLACE('SILVER SANDS CIR #101',concat('SILVER SANDS CIR',' #'),'')), street_id = (select id from street where name = 'SILVER SANDS CIR' and city_id = (select id from city where name = 'VIRGINIA BEACH')) where street_id = (select id from street where name = 'SILVER SANDS CIR #101' and city_id = (select id from city where name = 'VIRGINIA BEACH')); delete from street where name = 'SILVER SANDS CIR #1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ILVER SANDS CIR #102</text:p>
          </table:table-cell>
          <table:table-cell office:value-type="string">
            <text:p>SILVER SANDS CIR</text:p>
          </table:table-cell>
          <table:table-cell table:formula="of:=CONCATENATE(&quot;START TRANSACTION; update resident_base set house_num = concat(house_num,'-',REPLACE('&quot;;[.A876];&quot;',concat('&quot;;[.B876];&quot;',' #'),'')), street_id = (select id from street where name = '&quot;;[.B876];&quot;' and city_id = (select id from city where name = 'VIRGINIA BEACH')) where street_id = (select id from street where name = '&quot;;[.A876];&quot;' and city_id = (select id from city where name = 'VIRGINIA BEACH')); delete from street where name = '&quot;;[.A876];&quot;' and city_id = (select id from city where name = 'VIRGINIA BEACH'); COMMIT&quot;)" office:value-type="string" office:string-value="START TRANSACTION; update resident_base set house_num = concat(house_num,'-',REPLACE('SILVER SANDS CIR #102',concat('SILVER SANDS CIR',' #'),'')), street_id = (select id from street where name = 'SILVER SANDS CIR' and city_id = (select id from city where name = 'VIRGINIA BEACH')) where street_id = (select id from street where name = 'SILVER SANDS CIR #102' and city_id = (select id from city where name = 'VIRGINIA BEACH')); delete from street where name = 'SILVER SANDS CIR #102' and city_id = (select id from city where name = 'VIRGINIA BEACH'); COMMIT">
            <text:p>START TRANSACTION; update resident_base set house_num = concat(house_num,'-',REPLACE('SILVER SANDS CIR #102',concat('SILVER SANDS CIR',' #'),'')), street_id = (select id from street where name = 'SILVER SANDS CIR' and city_id = (select id from city where name = 'VIRGINIA BEACH')) where street_id = (select id from street where name = 'SILVER SANDS CIR #102' and city_id = (select id from city where name = 'VIRGINIA BEACH')); delete from street where name = 'SILVER SANDS CIR #1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ILVER SANDS CIR #103</text:p>
          </table:table-cell>
          <table:table-cell office:value-type="string">
            <text:p>SILVER SANDS CIR</text:p>
          </table:table-cell>
          <table:table-cell table:formula="of:=CONCATENATE(&quot;START TRANSACTION; update resident_base set house_num = concat(house_num,'-',REPLACE('&quot;;[.A877];&quot;',concat('&quot;;[.B877];&quot;',' #'),'')), street_id = (select id from street where name = '&quot;;[.B877];&quot;' and city_id = (select id from city where name = 'VIRGINIA BEACH')) where street_id = (select id from street where name = '&quot;;[.A877];&quot;' and city_id = (select id from city where name = 'VIRGINIA BEACH')); delete from street where name = '&quot;;[.A877];&quot;' and city_id = (select id from city where name = 'VIRGINIA BEACH'); COMMIT&quot;)" office:value-type="string" office:string-value="START TRANSACTION; update resident_base set house_num = concat(house_num,'-',REPLACE('SILVER SANDS CIR #103',concat('SILVER SANDS CIR',' #'),'')), street_id = (select id from street where name = 'SILVER SANDS CIR' and city_id = (select id from city where name = 'VIRGINIA BEACH')) where street_id = (select id from street where name = 'SILVER SANDS CIR #103' and city_id = (select id from city where name = 'VIRGINIA BEACH')); delete from street where name = 'SILVER SANDS CIR #103' and city_id = (select id from city where name = 'VIRGINIA BEACH'); COMMIT">
            <text:p>START TRANSACTION; update resident_base set house_num = concat(house_num,'-',REPLACE('SILVER SANDS CIR #103',concat('SILVER SANDS CIR',' #'),'')), street_id = (select id from street where name = 'SILVER SANDS CIR' and city_id = (select id from city where name = 'VIRGINIA BEACH')) where street_id = (select id from street where name = 'SILVER SANDS CIR #103' and city_id = (select id from city where name = 'VIRGINIA BEACH')); delete from street where name = 'SILVER SANDS CIR #1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ILVER SANDS CIR #200</text:p>
          </table:table-cell>
          <table:table-cell office:value-type="string">
            <text:p>SILVER SANDS CIR</text:p>
          </table:table-cell>
          <table:table-cell table:formula="of:=CONCATENATE(&quot;START TRANSACTION; update resident_base set house_num = concat(house_num,'-',REPLACE('&quot;;[.A878];&quot;',concat('&quot;;[.B878];&quot;',' #'),'')), street_id = (select id from street where name = '&quot;;[.B878];&quot;' and city_id = (select id from city where name = 'VIRGINIA BEACH')) where street_id = (select id from street where name = '&quot;;[.A878];&quot;' and city_id = (select id from city where name = 'VIRGINIA BEACH')); delete from street where name = '&quot;;[.A878];&quot;' and city_id = (select id from city where name = 'VIRGINIA BEACH'); COMMIT&quot;)" office:value-type="string" office:string-value="START TRANSACTION; update resident_base set house_num = concat(house_num,'-',REPLACE('SILVER SANDS CIR #200',concat('SILVER SANDS CIR',' #'),'')), street_id = (select id from street where name = 'SILVER SANDS CIR' and city_id = (select id from city where name = 'VIRGINIA BEACH')) where street_id = (select id from street where name = 'SILVER SANDS CIR #200' and city_id = (select id from city where name = 'VIRGINIA BEACH')); delete from street where name = 'SILVER SANDS CIR #200' and city_id = (select id from city where name = 'VIRGINIA BEACH'); COMMIT">
            <text:p>START TRANSACTION; update resident_base set house_num = concat(house_num,'-',REPLACE('SILVER SANDS CIR #200',concat('SILVER SANDS CIR',' #'),'')), street_id = (select id from street where name = 'SILVER SANDS CIR' and city_id = (select id from city where name = 'VIRGINIA BEACH')) where street_id = (select id from street where name = 'SILVER SANDS CIR #200' and city_id = (select id from city where name = 'VIRGINIA BEACH')); delete from street where name = 'SILVER SANDS CIR #20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ILVER SANDS CIR #201</text:p>
          </table:table-cell>
          <table:table-cell office:value-type="string">
            <text:p>SILVER SANDS CIR</text:p>
          </table:table-cell>
          <table:table-cell table:formula="of:=CONCATENATE(&quot;START TRANSACTION; update resident_base set house_num = concat(house_num,'-',REPLACE('&quot;;[.A879];&quot;',concat('&quot;;[.B879];&quot;',' #'),'')), street_id = (select id from street where name = '&quot;;[.B879];&quot;' and city_id = (select id from city where name = 'VIRGINIA BEACH')) where street_id = (select id from street where name = '&quot;;[.A879];&quot;' and city_id = (select id from city where name = 'VIRGINIA BEACH')); delete from street where name = '&quot;;[.A879];&quot;' and city_id = (select id from city where name = 'VIRGINIA BEACH'); COMMIT&quot;)" office:value-type="string" office:string-value="START TRANSACTION; update resident_base set house_num = concat(house_num,'-',REPLACE('SILVER SANDS CIR #201',concat('SILVER SANDS CIR',' #'),'')), street_id = (select id from street where name = 'SILVER SANDS CIR' and city_id = (select id from city where name = 'VIRGINIA BEACH')) where street_id = (select id from street where name = 'SILVER SANDS CIR #201' and city_id = (select id from city where name = 'VIRGINIA BEACH')); delete from street where name = 'SILVER SANDS CIR #201' and city_id = (select id from city where name = 'VIRGINIA BEACH'); COMMIT">
            <text:p>START TRANSACTION; update resident_base set house_num = concat(house_num,'-',REPLACE('SILVER SANDS CIR #201',concat('SILVER SANDS CIR',' #'),'')), street_id = (select id from street where name = 'SILVER SANDS CIR' and city_id = (select id from city where name = 'VIRGINIA BEACH')) where street_id = (select id from street where name = 'SILVER SANDS CIR #201' and city_id = (select id from city where name = 'VIRGINIA BEACH')); delete from street where name = 'SILVER SANDS CIR #2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ILVER SANDS CIR #202</text:p>
          </table:table-cell>
          <table:table-cell office:value-type="string">
            <text:p>SILVER SANDS CIR</text:p>
          </table:table-cell>
          <table:table-cell table:formula="of:=CONCATENATE(&quot;START TRANSACTION; update resident_base set house_num = concat(house_num,'-',REPLACE('&quot;;[.A880];&quot;',concat('&quot;;[.B880];&quot;',' #'),'')), street_id = (select id from street where name = '&quot;;[.B880];&quot;' and city_id = (select id from city where name = 'VIRGINIA BEACH')) where street_id = (select id from street where name = '&quot;;[.A880];&quot;' and city_id = (select id from city where name = 'VIRGINIA BEACH')); delete from street where name = '&quot;;[.A880];&quot;' and city_id = (select id from city where name = 'VIRGINIA BEACH'); COMMIT&quot;)" office:value-type="string" office:string-value="START TRANSACTION; update resident_base set house_num = concat(house_num,'-',REPLACE('SILVER SANDS CIR #202',concat('SILVER SANDS CIR',' #'),'')), street_id = (select id from street where name = 'SILVER SANDS CIR' and city_id = (select id from city where name = 'VIRGINIA BEACH')) where street_id = (select id from street where name = 'SILVER SANDS CIR #202' and city_id = (select id from city where name = 'VIRGINIA BEACH')); delete from street where name = 'SILVER SANDS CIR #202' and city_id = (select id from city where name = 'VIRGINIA BEACH'); COMMIT">
            <text:p>START TRANSACTION; update resident_base set house_num = concat(house_num,'-',REPLACE('SILVER SANDS CIR #202',concat('SILVER SANDS CIR',' #'),'')), street_id = (select id from street where name = 'SILVER SANDS CIR' and city_id = (select id from city where name = 'VIRGINIA BEACH')) where street_id = (select id from street where name = 'SILVER SANDS CIR #202' and city_id = (select id from city where name = 'VIRGINIA BEACH')); delete from street where name = 'SILVER SANDS CIR #2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ILVER SANDS CIR #203</text:p>
          </table:table-cell>
          <table:table-cell office:value-type="string">
            <text:p>SILVER SANDS CIR</text:p>
          </table:table-cell>
          <table:table-cell table:formula="of:=CONCATENATE(&quot;START TRANSACTION; update resident_base set house_num = concat(house_num,'-',REPLACE('&quot;;[.A881];&quot;',concat('&quot;;[.B881];&quot;',' #'),'')), street_id = (select id from street where name = '&quot;;[.B881];&quot;' and city_id = (select id from city where name = 'VIRGINIA BEACH')) where street_id = (select id from street where name = '&quot;;[.A881];&quot;' and city_id = (select id from city where name = 'VIRGINIA BEACH')); delete from street where name = '&quot;;[.A881];&quot;' and city_id = (select id from city where name = 'VIRGINIA BEACH'); COMMIT&quot;)" office:value-type="string" office:string-value="START TRANSACTION; update resident_base set house_num = concat(house_num,'-',REPLACE('SILVER SANDS CIR #203',concat('SILVER SANDS CIR',' #'),'')), street_id = (select id from street where name = 'SILVER SANDS CIR' and city_id = (select id from city where name = 'VIRGINIA BEACH')) where street_id = (select id from street where name = 'SILVER SANDS CIR #203' and city_id = (select id from city where name = 'VIRGINIA BEACH')); delete from street where name = 'SILVER SANDS CIR #203' and city_id = (select id from city where name = 'VIRGINIA BEACH'); COMMIT">
            <text:p>START TRANSACTION; update resident_base set house_num = concat(house_num,'-',REPLACE('SILVER SANDS CIR #203',concat('SILVER SANDS CIR',' #'),'')), street_id = (select id from street where name = 'SILVER SANDS CIR' and city_id = (select id from city where name = 'VIRGINIA BEACH')) where street_id = (select id from street where name = 'SILVER SANDS CIR #203' and city_id = (select id from city where name = 'VIRGINIA BEACH')); delete from street where name = 'SILVER SANDS CIR #2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ILVER SANDS CIR #300</text:p>
          </table:table-cell>
          <table:table-cell office:value-type="string">
            <text:p>SILVER SANDS CIR</text:p>
          </table:table-cell>
          <table:table-cell table:formula="of:=CONCATENATE(&quot;START TRANSACTION; update resident_base set house_num = concat(house_num,'-',REPLACE('&quot;;[.A882];&quot;',concat('&quot;;[.B882];&quot;',' #'),'')), street_id = (select id from street where name = '&quot;;[.B882];&quot;' and city_id = (select id from city where name = 'VIRGINIA BEACH')) where street_id = (select id from street where name = '&quot;;[.A882];&quot;' and city_id = (select id from city where name = 'VIRGINIA BEACH')); delete from street where name = '&quot;;[.A882];&quot;' and city_id = (select id from city where name = 'VIRGINIA BEACH'); COMMIT&quot;)" office:value-type="string" office:string-value="START TRANSACTION; update resident_base set house_num = concat(house_num,'-',REPLACE('SILVER SANDS CIR #300',concat('SILVER SANDS CIR',' #'),'')), street_id = (select id from street where name = 'SILVER SANDS CIR' and city_id = (select id from city where name = 'VIRGINIA BEACH')) where street_id = (select id from street where name = 'SILVER SANDS CIR #300' and city_id = (select id from city where name = 'VIRGINIA BEACH')); delete from street where name = 'SILVER SANDS CIR #300' and city_id = (select id from city where name = 'VIRGINIA BEACH'); COMMIT">
            <text:p>START TRANSACTION; update resident_base set house_num = concat(house_num,'-',REPLACE('SILVER SANDS CIR #300',concat('SILVER SANDS CIR',' #'),'')), street_id = (select id from street where name = 'SILVER SANDS CIR' and city_id = (select id from city where name = 'VIRGINIA BEACH')) where street_id = (select id from street where name = 'SILVER SANDS CIR #300' and city_id = (select id from city where name = 'VIRGINIA BEACH')); delete from street where name = 'SILVER SANDS CIR #30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ILVER SANDS CIR #301</text:p>
          </table:table-cell>
          <table:table-cell office:value-type="string">
            <text:p>SILVER SANDS CIR</text:p>
          </table:table-cell>
          <table:table-cell table:formula="of:=CONCATENATE(&quot;START TRANSACTION; update resident_base set house_num = concat(house_num,'-',REPLACE('&quot;;[.A883];&quot;',concat('&quot;;[.B883];&quot;',' #'),'')), street_id = (select id from street where name = '&quot;;[.B883];&quot;' and city_id = (select id from city where name = 'VIRGINIA BEACH')) where street_id = (select id from street where name = '&quot;;[.A883];&quot;' and city_id = (select id from city where name = 'VIRGINIA BEACH')); delete from street where name = '&quot;;[.A883];&quot;' and city_id = (select id from city where name = 'VIRGINIA BEACH'); COMMIT&quot;)" office:value-type="string" office:string-value="START TRANSACTION; update resident_base set house_num = concat(house_num,'-',REPLACE('SILVER SANDS CIR #301',concat('SILVER SANDS CIR',' #'),'')), street_id = (select id from street where name = 'SILVER SANDS CIR' and city_id = (select id from city where name = 'VIRGINIA BEACH')) where street_id = (select id from street where name = 'SILVER SANDS CIR #301' and city_id = (select id from city where name = 'VIRGINIA BEACH')); delete from street where name = 'SILVER SANDS CIR #301' and city_id = (select id from city where name = 'VIRGINIA BEACH'); COMMIT">
            <text:p>START TRANSACTION; update resident_base set house_num = concat(house_num,'-',REPLACE('SILVER SANDS CIR #301',concat('SILVER SANDS CIR',' #'),'')), street_id = (select id from street where name = 'SILVER SANDS CIR' and city_id = (select id from city where name = 'VIRGINIA BEACH')) where street_id = (select id from street where name = 'SILVER SANDS CIR #301' and city_id = (select id from city where name = 'VIRGINIA BEACH')); delete from street where name = 'SILVER SANDS CIR #3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ILVER SANDS CIR #302</text:p>
          </table:table-cell>
          <table:table-cell office:value-type="string">
            <text:p>SILVER SANDS CIR</text:p>
          </table:table-cell>
          <table:table-cell table:formula="of:=CONCATENATE(&quot;START TRANSACTION; update resident_base set house_num = concat(house_num,'-',REPLACE('&quot;;[.A884];&quot;',concat('&quot;;[.B884];&quot;',' #'),'')), street_id = (select id from street where name = '&quot;;[.B884];&quot;' and city_id = (select id from city where name = 'VIRGINIA BEACH')) where street_id = (select id from street where name = '&quot;;[.A884];&quot;' and city_id = (select id from city where name = 'VIRGINIA BEACH')); delete from street where name = '&quot;;[.A884];&quot;' and city_id = (select id from city where name = 'VIRGINIA BEACH'); COMMIT&quot;)" office:value-type="string" office:string-value="START TRANSACTION; update resident_base set house_num = concat(house_num,'-',REPLACE('SILVER SANDS CIR #302',concat('SILVER SANDS CIR',' #'),'')), street_id = (select id from street where name = 'SILVER SANDS CIR' and city_id = (select id from city where name = 'VIRGINIA BEACH')) where street_id = (select id from street where name = 'SILVER SANDS CIR #302' and city_id = (select id from city where name = 'VIRGINIA BEACH')); delete from street where name = 'SILVER SANDS CIR #302' and city_id = (select id from city where name = 'VIRGINIA BEACH'); COMMIT">
            <text:p>START TRANSACTION; update resident_base set house_num = concat(house_num,'-',REPLACE('SILVER SANDS CIR #302',concat('SILVER SANDS CIR',' #'),'')), street_id = (select id from street where name = 'SILVER SANDS CIR' and city_id = (select id from city where name = 'VIRGINIA BEACH')) where street_id = (select id from street where name = 'SILVER SANDS CIR #302' and city_id = (select id from city where name = 'VIRGINIA BEACH')); delete from street where name = 'SILVER SANDS CIR #3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ILVER SANDS CIR #303</text:p>
          </table:table-cell>
          <table:table-cell office:value-type="string">
            <text:p>SILVER SANDS CIR</text:p>
          </table:table-cell>
          <table:table-cell table:formula="of:=CONCATENATE(&quot;START TRANSACTION; update resident_base set house_num = concat(house_num,'-',REPLACE('&quot;;[.A885];&quot;',concat('&quot;;[.B885];&quot;',' #'),'')), street_id = (select id from street where name = '&quot;;[.B885];&quot;' and city_id = (select id from city where name = 'VIRGINIA BEACH')) where street_id = (select id from street where name = '&quot;;[.A885];&quot;' and city_id = (select id from city where name = 'VIRGINIA BEACH')); delete from street where name = '&quot;;[.A885];&quot;' and city_id = (select id from city where name = 'VIRGINIA BEACH'); COMMIT&quot;)" office:value-type="string" office:string-value="START TRANSACTION; update resident_base set house_num = concat(house_num,'-',REPLACE('SILVER SANDS CIR #303',concat('SILVER SANDS CIR',' #'),'')), street_id = (select id from street where name = 'SILVER SANDS CIR' and city_id = (select id from city where name = 'VIRGINIA BEACH')) where street_id = (select id from street where name = 'SILVER SANDS CIR #303' and city_id = (select id from city where name = 'VIRGINIA BEACH')); delete from street where name = 'SILVER SANDS CIR #303' and city_id = (select id from city where name = 'VIRGINIA BEACH'); COMMIT">
            <text:p>START TRANSACTION; update resident_base set house_num = concat(house_num,'-',REPLACE('SILVER SANDS CIR #303',concat('SILVER SANDS CIR',' #'),'')), street_id = (select id from street where name = 'SILVER SANDS CIR' and city_id = (select id from city where name = 'VIRGINIA BEACH')) where street_id = (select id from street where name = 'SILVER SANDS CIR #303' and city_id = (select id from city where name = 'VIRGINIA BEACH')); delete from street where name = 'SILVER SANDS CIR #3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ARFISH RD #101</text:p>
          </table:table-cell>
          <table:table-cell office:value-type="string">
            <text:p>STARFISH RD</text:p>
          </table:table-cell>
          <table:table-cell table:formula="of:=CONCATENATE(&quot;START TRANSACTION; update resident_base set house_num = concat(house_num,'-',REPLACE('&quot;;[.A887];&quot;',concat('&quot;;[.B887];&quot;',' #'),'')), street_id = (select id from street where name = '&quot;;[.B887];&quot;' and city_id = (select id from city where name = 'VIRGINIA BEACH')) where street_id = (select id from street where name = '&quot;;[.A887];&quot;' and city_id = (select id from city where name = 'VIRGINIA BEACH')); delete from street where name = '&quot;;[.A887];&quot;' and city_id = (select id from city where name = 'VIRGINIA BEACH'); COMMIT&quot;)" office:value-type="string" office:string-value="START TRANSACTION; update resident_base set house_num = concat(house_num,'-',REPLACE('STARFISH RD #101',concat('STARFISH RD',' #'),'')), street_id = (select id from street where name = 'STARFISH RD' and city_id = (select id from city where name = 'VIRGINIA BEACH')) where street_id = (select id from street where name = 'STARFISH RD #101' and city_id = (select id from city where name = 'VIRGINIA BEACH')); delete from street where name = 'STARFISH RD #101' and city_id = (select id from city where name = 'VIRGINIA BEACH'); COMMIT">
            <text:p>START TRANSACTION; update resident_base set house_num = concat(house_num,'-',REPLACE('STARFISH RD #101',concat('STARFISH RD',' #'),'')), street_id = (select id from street where name = 'STARFISH RD' and city_id = (select id from city where name = 'VIRGINIA BEACH')) where street_id = (select id from street where name = 'STARFISH RD #101' and city_id = (select id from city where name = 'VIRGINIA BEACH')); delete from street where name = 'STARFISH RD #1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TARFISH RD #102</text:p>
          </table:table-cell>
          <table:table-cell office:value-type="string">
            <text:p>STARFISH RD</text:p>
          </table:table-cell>
          <table:table-cell table:formula="of:=CONCATENATE(&quot;START TRANSACTION; update resident_base set house_num = concat(house_num,'-',REPLACE('&quot;;[.A888];&quot;',concat('&quot;;[.B888];&quot;',' #'),'')), street_id = (select id from street where name = '&quot;;[.B888];&quot;' and city_id = (select id from city where name = 'VIRGINIA BEACH')) where street_id = (select id from street where name = '&quot;;[.A888];&quot;' and city_id = (select id from city where name = 'VIRGINIA BEACH')); delete from street where name = '&quot;;[.A888];&quot;' and city_id = (select id from city where name = 'VIRGINIA BEACH'); COMMIT&quot;)" office:value-type="string" office:string-value="START TRANSACTION; update resident_base set house_num = concat(house_num,'-',REPLACE('STARFISH RD #102',concat('STARFISH RD',' #'),'')), street_id = (select id from street where name = 'STARFISH RD' and city_id = (select id from city where name = 'VIRGINIA BEACH')) where street_id = (select id from street where name = 'STARFISH RD #102' and city_id = (select id from city where name = 'VIRGINIA BEACH')); delete from street where name = 'STARFISH RD #102' and city_id = (select id from city where name = 'VIRGINIA BEACH'); COMMIT">
            <text:p>START TRANSACTION; update resident_base set house_num = concat(house_num,'-',REPLACE('STARFISH RD #102',concat('STARFISH RD',' #'),'')), street_id = (select id from street where name = 'STARFISH RD' and city_id = (select id from city where name = 'VIRGINIA BEACH')) where street_id = (select id from street where name = 'STARFISH RD #102' and city_id = (select id from city where name = 'VIRGINIA BEACH')); delete from street where name = 'STARFISH RD #1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TARFISH RD #103</text:p>
          </table:table-cell>
          <table:table-cell office:value-type="string">
            <text:p>STARFISH RD</text:p>
          </table:table-cell>
          <table:table-cell table:formula="of:=CONCATENATE(&quot;START TRANSACTION; update resident_base set house_num = concat(house_num,'-',REPLACE('&quot;;[.A889];&quot;',concat('&quot;;[.B889];&quot;',' #'),'')), street_id = (select id from street where name = '&quot;;[.B889];&quot;' and city_id = (select id from city where name = 'VIRGINIA BEACH')) where street_id = (select id from street where name = '&quot;;[.A889];&quot;' and city_id = (select id from city where name = 'VIRGINIA BEACH')); delete from street where name = '&quot;;[.A889];&quot;' and city_id = (select id from city where name = 'VIRGINIA BEACH'); COMMIT&quot;)" office:value-type="string" office:string-value="START TRANSACTION; update resident_base set house_num = concat(house_num,'-',REPLACE('STARFISH RD #103',concat('STARFISH RD',' #'),'')), street_id = (select id from street where name = 'STARFISH RD' and city_id = (select id from city where name = 'VIRGINIA BEACH')) where street_id = (select id from street where name = 'STARFISH RD #103' and city_id = (select id from city where name = 'VIRGINIA BEACH')); delete from street where name = 'STARFISH RD #103' and city_id = (select id from city where name = 'VIRGINIA BEACH'); COMMIT">
            <text:p>START TRANSACTION; update resident_base set house_num = concat(house_num,'-',REPLACE('STARFISH RD #103',concat('STARFISH RD',' #'),'')), street_id = (select id from street where name = 'STARFISH RD' and city_id = (select id from city where name = 'VIRGINIA BEACH')) where street_id = (select id from street where name = 'STARFISH RD #103' and city_id = (select id from city where name = 'VIRGINIA BEACH')); delete from street where name = 'STARFISH RD #1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TARFISH RD #201</text:p>
          </table:table-cell>
          <table:table-cell office:value-type="string">
            <text:p>STARFISH RD</text:p>
          </table:table-cell>
          <table:table-cell table:formula="of:=CONCATENATE(&quot;START TRANSACTION; update resident_base set house_num = concat(house_num,'-',REPLACE('&quot;;[.A890];&quot;',concat('&quot;;[.B890];&quot;',' #'),'')), street_id = (select id from street where name = '&quot;;[.B890];&quot;' and city_id = (select id from city where name = 'VIRGINIA BEACH')) where street_id = (select id from street where name = '&quot;;[.A890];&quot;' and city_id = (select id from city where name = 'VIRGINIA BEACH')); delete from street where name = '&quot;;[.A890];&quot;' and city_id = (select id from city where name = 'VIRGINIA BEACH'); COMMIT&quot;)" office:value-type="string" office:string-value="START TRANSACTION; update resident_base set house_num = concat(house_num,'-',REPLACE('STARFISH RD #201',concat('STARFISH RD',' #'),'')), street_id = (select id from street where name = 'STARFISH RD' and city_id = (select id from city where name = 'VIRGINIA BEACH')) where street_id = (select id from street where name = 'STARFISH RD #201' and city_id = (select id from city where name = 'VIRGINIA BEACH')); delete from street where name = 'STARFISH RD #201' and city_id = (select id from city where name = 'VIRGINIA BEACH'); COMMIT">
            <text:p>START TRANSACTION; update resident_base set house_num = concat(house_num,'-',REPLACE('STARFISH RD #201',concat('STARFISH RD',' #'),'')), street_id = (select id from street where name = 'STARFISH RD' and city_id = (select id from city where name = 'VIRGINIA BEACH')) where street_id = (select id from street where name = 'STARFISH RD #201' and city_id = (select id from city where name = 'VIRGINIA BEACH')); delete from street where name = 'STARFISH RD #2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TARFISH RD #202</text:p>
          </table:table-cell>
          <table:table-cell office:value-type="string">
            <text:p>STARFISH RD</text:p>
          </table:table-cell>
          <table:table-cell table:formula="of:=CONCATENATE(&quot;START TRANSACTION; update resident_base set house_num = concat(house_num,'-',REPLACE('&quot;;[.A891];&quot;',concat('&quot;;[.B891];&quot;',' #'),'')), street_id = (select id from street where name = '&quot;;[.B891];&quot;' and city_id = (select id from city where name = 'VIRGINIA BEACH')) where street_id = (select id from street where name = '&quot;;[.A891];&quot;' and city_id = (select id from city where name = 'VIRGINIA BEACH')); delete from street where name = '&quot;;[.A891];&quot;' and city_id = (select id from city where name = 'VIRGINIA BEACH'); COMMIT&quot;)" office:value-type="string" office:string-value="START TRANSACTION; update resident_base set house_num = concat(house_num,'-',REPLACE('STARFISH RD #202',concat('STARFISH RD',' #'),'')), street_id = (select id from street where name = 'STARFISH RD' and city_id = (select id from city where name = 'VIRGINIA BEACH')) where street_id = (select id from street where name = 'STARFISH RD #202' and city_id = (select id from city where name = 'VIRGINIA BEACH')); delete from street where name = 'STARFISH RD #202' and city_id = (select id from city where name = 'VIRGINIA BEACH'); COMMIT">
            <text:p>START TRANSACTION; update resident_base set house_num = concat(house_num,'-',REPLACE('STARFISH RD #202',concat('STARFISH RD',' #'),'')), street_id = (select id from street where name = 'STARFISH RD' and city_id = (select id from city where name = 'VIRGINIA BEACH')) where street_id = (select id from street where name = 'STARFISH RD #202' and city_id = (select id from city where name = 'VIRGINIA BEACH')); delete from street where name = 'STARFISH RD #2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TARFISH RD #203</text:p>
          </table:table-cell>
          <table:table-cell office:value-type="string">
            <text:p>STARFISH RD</text:p>
          </table:table-cell>
          <table:table-cell table:formula="of:=CONCATENATE(&quot;START TRANSACTION; update resident_base set house_num = concat(house_num,'-',REPLACE('&quot;;[.A892];&quot;',concat('&quot;;[.B892];&quot;',' #'),'')), street_id = (select id from street where name = '&quot;;[.B892];&quot;' and city_id = (select id from city where name = 'VIRGINIA BEACH')) where street_id = (select id from street where name = '&quot;;[.A892];&quot;' and city_id = (select id from city where name = 'VIRGINIA BEACH')); delete from street where name = '&quot;;[.A892];&quot;' and city_id = (select id from city where name = 'VIRGINIA BEACH'); COMMIT&quot;)" office:value-type="string" office:string-value="START TRANSACTION; update resident_base set house_num = concat(house_num,'-',REPLACE('STARFISH RD #203',concat('STARFISH RD',' #'),'')), street_id = (select id from street where name = 'STARFISH RD' and city_id = (select id from city where name = 'VIRGINIA BEACH')) where street_id = (select id from street where name = 'STARFISH RD #203' and city_id = (select id from city where name = 'VIRGINIA BEACH')); delete from street where name = 'STARFISH RD #203' and city_id = (select id from city where name = 'VIRGINIA BEACH'); COMMIT">
            <text:p>START TRANSACTION; update resident_base set house_num = concat(house_num,'-',REPLACE('STARFISH RD #203',concat('STARFISH RD',' #'),'')), street_id = (select id from street where name = 'STARFISH RD' and city_id = (select id from city where name = 'VIRGINIA BEACH')) where street_id = (select id from street where name = 'STARFISH RD #203' and city_id = (select id from city where name = 'VIRGINIA BEACH')); delete from street where name = 'STARFISH RD #2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TARFISH RD #204</text:p>
          </table:table-cell>
          <table:table-cell office:value-type="string">
            <text:p>STARFISH RD</text:p>
          </table:table-cell>
          <table:table-cell table:formula="of:=CONCATENATE(&quot;START TRANSACTION; update resident_base set house_num = concat(house_num,'-',REPLACE('&quot;;[.A893];&quot;',concat('&quot;;[.B893];&quot;',' #'),'')), street_id = (select id from street where name = '&quot;;[.B893];&quot;' and city_id = (select id from city where name = 'VIRGINIA BEACH')) where street_id = (select id from street where name = '&quot;;[.A893];&quot;' and city_id = (select id from city where name = 'VIRGINIA BEACH')); delete from street where name = '&quot;;[.A893];&quot;' and city_id = (select id from city where name = 'VIRGINIA BEACH'); COMMIT&quot;)" office:value-type="string" office:string-value="START TRANSACTION; update resident_base set house_num = concat(house_num,'-',REPLACE('STARFISH RD #204',concat('STARFISH RD',' #'),'')), street_id = (select id from street where name = 'STARFISH RD' and city_id = (select id from city where name = 'VIRGINIA BEACH')) where street_id = (select id from street where name = 'STARFISH RD #204' and city_id = (select id from city where name = 'VIRGINIA BEACH')); delete from street where name = 'STARFISH RD #204' and city_id = (select id from city where name = 'VIRGINIA BEACH'); COMMIT">
            <text:p>START TRANSACTION; update resident_base set house_num = concat(house_num,'-',REPLACE('STARFISH RD #204',concat('STARFISH RD',' #'),'')), street_id = (select id from street where name = 'STARFISH RD' and city_id = (select id from city where name = 'VIRGINIA BEACH')) where street_id = (select id from street where name = 'STARFISH RD #204' and city_id = (select id from city where name = 'VIRGINIA BEACH')); delete from street where name = 'STARFISH RD #2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TARFISH RD #301</text:p>
          </table:table-cell>
          <table:table-cell office:value-type="string">
            <text:p>STARFISH RD</text:p>
          </table:table-cell>
          <table:table-cell table:formula="of:=CONCATENATE(&quot;START TRANSACTION; update resident_base set house_num = concat(house_num,'-',REPLACE('&quot;;[.A894];&quot;',concat('&quot;;[.B894];&quot;',' #'),'')), street_id = (select id from street where name = '&quot;;[.B894];&quot;' and city_id = (select id from city where name = 'VIRGINIA BEACH')) where street_id = (select id from street where name = '&quot;;[.A894];&quot;' and city_id = (select id from city where name = 'VIRGINIA BEACH')); delete from street where name = '&quot;;[.A894];&quot;' and city_id = (select id from city where name = 'VIRGINIA BEACH'); COMMIT&quot;)" office:value-type="string" office:string-value="START TRANSACTION; update resident_base set house_num = concat(house_num,'-',REPLACE('STARFISH RD #301',concat('STARFISH RD',' #'),'')), street_id = (select id from street where name = 'STARFISH RD' and city_id = (select id from city where name = 'VIRGINIA BEACH')) where street_id = (select id from street where name = 'STARFISH RD #301' and city_id = (select id from city where name = 'VIRGINIA BEACH')); delete from street where name = 'STARFISH RD #301' and city_id = (select id from city where name = 'VIRGINIA BEACH'); COMMIT">
            <text:p>START TRANSACTION; update resident_base set house_num = concat(house_num,'-',REPLACE('STARFISH RD #301',concat('STARFISH RD',' #'),'')), street_id = (select id from street where name = 'STARFISH RD' and city_id = (select id from city where name = 'VIRGINIA BEACH')) where street_id = (select id from street where name = 'STARFISH RD #301' and city_id = (select id from city where name = 'VIRGINIA BEACH')); delete from street where name = 'STARFISH RD #3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TARFISH RD #304</text:p>
          </table:table-cell>
          <table:table-cell office:value-type="string">
            <text:p>STARFISH RD</text:p>
          </table:table-cell>
          <table:table-cell table:formula="of:=CONCATENATE(&quot;START TRANSACTION; update resident_base set house_num = concat(house_num,'-',REPLACE('&quot;;[.A895];&quot;',concat('&quot;;[.B895];&quot;',' #'),'')), street_id = (select id from street where name = '&quot;;[.B895];&quot;' and city_id = (select id from city where name = 'VIRGINIA BEACH')) where street_id = (select id from street where name = '&quot;;[.A895];&quot;' and city_id = (select id from city where name = 'VIRGINIA BEACH')); delete from street where name = '&quot;;[.A895];&quot;' and city_id = (select id from city where name = 'VIRGINIA BEACH'); COMMIT&quot;)" office:value-type="string" office:string-value="START TRANSACTION; update resident_base set house_num = concat(house_num,'-',REPLACE('STARFISH RD #304',concat('STARFISH RD',' #'),'')), street_id = (select id from street where name = 'STARFISH RD' and city_id = (select id from city where name = 'VIRGINIA BEACH')) where street_id = (select id from street where name = 'STARFISH RD #304' and city_id = (select id from city where name = 'VIRGINIA BEACH')); delete from street where name = 'STARFISH RD #304' and city_id = (select id from city where name = 'VIRGINIA BEACH'); COMMIT">
            <text:p>START TRANSACTION; update resident_base set house_num = concat(house_num,'-',REPLACE('STARFISH RD #304',concat('STARFISH RD',' #'),'')), street_id = (select id from street where name = 'STARFISH RD' and city_id = (select id from city where name = 'VIRGINIA BEACH')) where street_id = (select id from street where name = 'STARFISH RD #304' and city_id = (select id from city where name = 'VIRGINIA BEACH')); delete from street where name = 'STARFISH RD #3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UNSTATES CT #101</text:p>
          </table:table-cell>
          <table:table-cell office:value-type="string">
            <text:p>SUNSTATES CT</text:p>
          </table:table-cell>
          <table:table-cell table:formula="of:=CONCATENATE(&quot;START TRANSACTION; update resident_base set house_num = concat(house_num,'-',REPLACE('&quot;;[.A897];&quot;',concat('&quot;;[.B897];&quot;',' #'),'')), street_id = (select id from street where name = '&quot;;[.B897];&quot;' and city_id = (select id from city where name = 'VIRGINIA BEACH')) where street_id = (select id from street where name = '&quot;;[.A897];&quot;' and city_id = (select id from city where name = 'VIRGINIA BEACH')); delete from street where name = '&quot;;[.A897];&quot;' and city_id = (select id from city where name = 'VIRGINIA BEACH'); COMMIT&quot;)" office:value-type="string" office:string-value="START TRANSACTION; update resident_base set house_num = concat(house_num,'-',REPLACE('SUNSTATES CT #101',concat('SUNSTATES CT',' #'),'')), street_id = (select id from street where name = 'SUNSTATES CT' and city_id = (select id from city where name = 'VIRGINIA BEACH')) where street_id = (select id from street where name = 'SUNSTATES CT #101' and city_id = (select id from city where name = 'VIRGINIA BEACH')); delete from street where name = 'SUNSTATES CT #101' and city_id = (select id from city where name = 'VIRGINIA BEACH'); COMMIT">
            <text:p>START TRANSACTION; update resident_base set house_num = concat(house_num,'-',REPLACE('SUNSTATES CT #101',concat('SUNSTATES CT',' #'),'')), street_id = (select id from street where name = 'SUNSTATES CT' and city_id = (select id from city where name = 'VIRGINIA BEACH')) where street_id = (select id from street where name = 'SUNSTATES CT #101' and city_id = (select id from city where name = 'VIRGINIA BEACH')); delete from street where name = 'SUNSTATES CT #1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UNSTATES CT #103</text:p>
          </table:table-cell>
          <table:table-cell office:value-type="string">
            <text:p>SUNSTATES CT</text:p>
          </table:table-cell>
          <table:table-cell table:formula="of:=CONCATENATE(&quot;START TRANSACTION; update resident_base set house_num = concat(house_num,'-',REPLACE('&quot;;[.A898];&quot;',concat('&quot;;[.B898];&quot;',' #'),'')), street_id = (select id from street where name = '&quot;;[.B898];&quot;' and city_id = (select id from city where name = 'VIRGINIA BEACH')) where street_id = (select id from street where name = '&quot;;[.A898];&quot;' and city_id = (select id from city where name = 'VIRGINIA BEACH')); delete from street where name = '&quot;;[.A898];&quot;' and city_id = (select id from city where name = 'VIRGINIA BEACH'); COMMIT&quot;)" office:value-type="string" office:string-value="START TRANSACTION; update resident_base set house_num = concat(house_num,'-',REPLACE('SUNSTATES CT #103',concat('SUNSTATES CT',' #'),'')), street_id = (select id from street where name = 'SUNSTATES CT' and city_id = (select id from city where name = 'VIRGINIA BEACH')) where street_id = (select id from street where name = 'SUNSTATES CT #103' and city_id = (select id from city where name = 'VIRGINIA BEACH')); delete from street where name = 'SUNSTATES CT #103' and city_id = (select id from city where name = 'VIRGINIA BEACH'); COMMIT">
            <text:p>START TRANSACTION; update resident_base set house_num = concat(house_num,'-',REPLACE('SUNSTATES CT #103',concat('SUNSTATES CT',' #'),'')), street_id = (select id from street where name = 'SUNSTATES CT' and city_id = (select id from city where name = 'VIRGINIA BEACH')) where street_id = (select id from street where name = 'SUNSTATES CT #103' and city_id = (select id from city where name = 'VIRGINIA BEACH')); delete from street where name = 'SUNSTATES CT #1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UNSTATES CT #104</text:p>
          </table:table-cell>
          <table:table-cell office:value-type="string">
            <text:p>SUNSTATES CT</text:p>
          </table:table-cell>
          <table:table-cell table:formula="of:=CONCATENATE(&quot;START TRANSACTION; update resident_base set house_num = concat(house_num,'-',REPLACE('&quot;;[.A899];&quot;',concat('&quot;;[.B899];&quot;',' #'),'')), street_id = (select id from street where name = '&quot;;[.B899];&quot;' and city_id = (select id from city where name = 'VIRGINIA BEACH')) where street_id = (select id from street where name = '&quot;;[.A899];&quot;' and city_id = (select id from city where name = 'VIRGINIA BEACH')); delete from street where name = '&quot;;[.A899];&quot;' and city_id = (select id from city where name = 'VIRGINIA BEACH'); COMMIT&quot;)" office:value-type="string" office:string-value="START TRANSACTION; update resident_base set house_num = concat(house_num,'-',REPLACE('SUNSTATES CT #104',concat('SUNSTATES CT',' #'),'')), street_id = (select id from street where name = 'SUNSTATES CT' and city_id = (select id from city where name = 'VIRGINIA BEACH')) where street_id = (select id from street where name = 'SUNSTATES CT #104' and city_id = (select id from city where name = 'VIRGINIA BEACH')); delete from street where name = 'SUNSTATES CT #104' and city_id = (select id from city where name = 'VIRGINIA BEACH'); COMMIT">
            <text:p>START TRANSACTION; update resident_base set house_num = concat(house_num,'-',REPLACE('SUNSTATES CT #104',concat('SUNSTATES CT',' #'),'')), street_id = (select id from street where name = 'SUNSTATES CT' and city_id = (select id from city where name = 'VIRGINIA BEACH')) where street_id = (select id from street where name = 'SUNSTATES CT #104' and city_id = (select id from city where name = 'VIRGINIA BEACH')); delete from street where name = 'SUNSTATES CT #1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UNSTATES CT #105</text:p>
          </table:table-cell>
          <table:table-cell office:value-type="string">
            <text:p>SUNSTATES CT</text:p>
          </table:table-cell>
          <table:table-cell table:formula="of:=CONCATENATE(&quot;START TRANSACTION; update resident_base set house_num = concat(house_num,'-',REPLACE('&quot;;[.A900];&quot;',concat('&quot;;[.B900];&quot;',' #'),'')), street_id = (select id from street where name = '&quot;;[.B900];&quot;' and city_id = (select id from city where name = 'VIRGINIA BEACH')) where street_id = (select id from street where name = '&quot;;[.A900];&quot;' and city_id = (select id from city where name = 'VIRGINIA BEACH')); delete from street where name = '&quot;;[.A900];&quot;' and city_id = (select id from city where name = 'VIRGINIA BEACH'); COMMIT&quot;)" office:value-type="string" office:string-value="START TRANSACTION; update resident_base set house_num = concat(house_num,'-',REPLACE('SUNSTATES CT #105',concat('SUNSTATES CT',' #'),'')), street_id = (select id from street where name = 'SUNSTATES CT' and city_id = (select id from city where name = 'VIRGINIA BEACH')) where street_id = (select id from street where name = 'SUNSTATES CT #105' and city_id = (select id from city where name = 'VIRGINIA BEACH')); delete from street where name = 'SUNSTATES CT #105' and city_id = (select id from city where name = 'VIRGINIA BEACH'); COMMIT">
            <text:p>START TRANSACTION; update resident_base set house_num = concat(house_num,'-',REPLACE('SUNSTATES CT #105',concat('SUNSTATES CT',' #'),'')), street_id = (select id from street where name = 'SUNSTATES CT' and city_id = (select id from city where name = 'VIRGINIA BEACH')) where street_id = (select id from street where name = 'SUNSTATES CT #105' and city_id = (select id from city where name = 'VIRGINIA BEACH')); delete from street where name = 'SUNSTATES CT #1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UNSTATES CT #106</text:p>
          </table:table-cell>
          <table:table-cell office:value-type="string">
            <text:p>SUNSTATES CT</text:p>
          </table:table-cell>
          <table:table-cell table:formula="of:=CONCATENATE(&quot;START TRANSACTION; update resident_base set house_num = concat(house_num,'-',REPLACE('&quot;;[.A901];&quot;',concat('&quot;;[.B901];&quot;',' #'),'')), street_id = (select id from street where name = '&quot;;[.B901];&quot;' and city_id = (select id from city where name = 'VIRGINIA BEACH')) where street_id = (select id from street where name = '&quot;;[.A901];&quot;' and city_id = (select id from city where name = 'VIRGINIA BEACH')); delete from street where name = '&quot;;[.A901];&quot;' and city_id = (select id from city where name = 'VIRGINIA BEACH'); COMMIT&quot;)" office:value-type="string" office:string-value="START TRANSACTION; update resident_base set house_num = concat(house_num,'-',REPLACE('SUNSTATES CT #106',concat('SUNSTATES CT',' #'),'')), street_id = (select id from street where name = 'SUNSTATES CT' and city_id = (select id from city where name = 'VIRGINIA BEACH')) where street_id = (select id from street where name = 'SUNSTATES CT #106' and city_id = (select id from city where name = 'VIRGINIA BEACH')); delete from street where name = 'SUNSTATES CT #106' and city_id = (select id from city where name = 'VIRGINIA BEACH'); COMMIT">
            <text:p>START TRANSACTION; update resident_base set house_num = concat(house_num,'-',REPLACE('SUNSTATES CT #106',concat('SUNSTATES CT',' #'),'')), street_id = (select id from street where name = 'SUNSTATES CT' and city_id = (select id from city where name = 'VIRGINIA BEACH')) where street_id = (select id from street where name = 'SUNSTATES CT #106' and city_id = (select id from city where name = 'VIRGINIA BEACH')); delete from street where name = 'SUNSTATES CT #1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UNSTATES CT #107</text:p>
          </table:table-cell>
          <table:table-cell office:value-type="string">
            <text:p>SUNSTATES CT</text:p>
          </table:table-cell>
          <table:table-cell table:formula="of:=CONCATENATE(&quot;START TRANSACTION; update resident_base set house_num = concat(house_num,'-',REPLACE('&quot;;[.A902];&quot;',concat('&quot;;[.B902];&quot;',' #'),'')), street_id = (select id from street where name = '&quot;;[.B902];&quot;' and city_id = (select id from city where name = 'VIRGINIA BEACH')) where street_id = (select id from street where name = '&quot;;[.A902];&quot;' and city_id = (select id from city where name = 'VIRGINIA BEACH')); delete from street where name = '&quot;;[.A902];&quot;' and city_id = (select id from city where name = 'VIRGINIA BEACH'); COMMIT&quot;)" office:value-type="string" office:string-value="START TRANSACTION; update resident_base set house_num = concat(house_num,'-',REPLACE('SUNSTATES CT #107',concat('SUNSTATES CT',' #'),'')), street_id = (select id from street where name = 'SUNSTATES CT' and city_id = (select id from city where name = 'VIRGINIA BEACH')) where street_id = (select id from street where name = 'SUNSTATES CT #107' and city_id = (select id from city where name = 'VIRGINIA BEACH')); delete from street where name = 'SUNSTATES CT #107' and city_id = (select id from city where name = 'VIRGINIA BEACH'); COMMIT">
            <text:p>START TRANSACTION; update resident_base set house_num = concat(house_num,'-',REPLACE('SUNSTATES CT #107',concat('SUNSTATES CT',' #'),'')), street_id = (select id from street where name = 'SUNSTATES CT' and city_id = (select id from city where name = 'VIRGINIA BEACH')) where street_id = (select id from street where name = 'SUNSTATES CT #107' and city_id = (select id from city where name = 'VIRGINIA BEACH')); delete from street where name = 'SUNSTATES CT #1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SUNSTATES CT #108</text:p>
          </table:table-cell>
          <table:table-cell office:value-type="string">
            <text:p>SUNSTATES CT</text:p>
          </table:table-cell>
          <table:table-cell table:formula="of:=CONCATENATE(&quot;START TRANSACTION; update resident_base set house_num = concat(house_num,'-',REPLACE('&quot;;[.A903];&quot;',concat('&quot;;[.B903];&quot;',' #'),'')), street_id = (select id from street where name = '&quot;;[.B903];&quot;' and city_id = (select id from city where name = 'VIRGINIA BEACH')) where street_id = (select id from street where name = '&quot;;[.A903];&quot;' and city_id = (select id from city where name = 'VIRGINIA BEACH')); delete from street where name = '&quot;;[.A903];&quot;' and city_id = (select id from city where name = 'VIRGINIA BEACH'); COMMIT&quot;)" office:value-type="string" office:string-value="START TRANSACTION; update resident_base set house_num = concat(house_num,'-',REPLACE('SUNSTATES CT #108',concat('SUNSTATES CT',' #'),'')), street_id = (select id from street where name = 'SUNSTATES CT' and city_id = (select id from city where name = 'VIRGINIA BEACH')) where street_id = (select id from street where name = 'SUNSTATES CT #108' and city_id = (select id from city where name = 'VIRGINIA BEACH')); delete from street where name = 'SUNSTATES CT #108' and city_id = (select id from city where name = 'VIRGINIA BEACH'); COMMIT">
            <text:p>START TRANSACTION; update resident_base set house_num = concat(house_num,'-',REPLACE('SUNSTATES CT #108',concat('SUNSTATES CT',' #'),'')), street_id = (select id from street where name = 'SUNSTATES CT' and city_id = (select id from city where name = 'VIRGINIA BEACH')) where street_id = (select id from street where name = 'SUNSTATES CT #108' and city_id = (select id from city where name = 'VIRGINIA BEACH')); delete from street where name = 'SUNSTATES CT #1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VISTA CIR #203</text:p>
          </table:table-cell>
          <table:table-cell office:value-type="string">
            <text:p>VISTA CIR</text:p>
          </table:table-cell>
          <table:table-cell table:formula="of:=CONCATENATE(&quot;START TRANSACTION; update resident_base set house_num = concat(house_num,'-',REPLACE('&quot;;[.A905];&quot;',concat('&quot;;[.B905];&quot;',' #'),'')), street_id = (select id from street where name = '&quot;;[.B905];&quot;' and city_id = (select id from city where name = 'VIRGINIA BEACH')) where street_id = (select id from street where name = '&quot;;[.A905];&quot;' and city_id = (select id from city where name = 'VIRGINIA BEACH')); delete from street where name = '&quot;;[.A905];&quot;' and city_id = (select id from city where name = 'VIRGINIA BEACH'); COMMIT&quot;)" office:value-type="string" office:string-value="START TRANSACTION; update resident_base set house_num = concat(house_num,'-',REPLACE('VISTA CIR #203',concat('VISTA CIR',' #'),'')), street_id = (select id from street where name = 'VISTA CIR' and city_id = (select id from city where name = 'VIRGINIA BEACH')) where street_id = (select id from street where name = 'VISTA CIR #203' and city_id = (select id from city where name = 'VIRGINIA BEACH')); delete from street where name = 'VISTA CIR #203' and city_id = (select id from city where name = 'VIRGINIA BEACH'); COMMIT">
            <text:p>START TRANSACTION; update resident_base set house_num = concat(house_num,'-',REPLACE('VISTA CIR #203',concat('VISTA CIR',' #'),'')), street_id = (select id from street where name = 'VISTA CIR' and city_id = (select id from city where name = 'VIRGINIA BEACH')) where street_id = (select id from street where name = 'VISTA CIR #203' and city_id = (select id from city where name = 'VIRGINIA BEACH')); delete from street where name = 'VISTA CIR #2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VISTA CIR #204</text:p>
          </table:table-cell>
          <table:table-cell office:value-type="string">
            <text:p>VISTA CIR</text:p>
          </table:table-cell>
          <table:table-cell table:formula="of:=CONCATENATE(&quot;START TRANSACTION; update resident_base set house_num = concat(house_num,'-',REPLACE('&quot;;[.A906];&quot;',concat('&quot;;[.B906];&quot;',' #'),'')), street_id = (select id from street where name = '&quot;;[.B906];&quot;' and city_id = (select id from city where name = 'VIRGINIA BEACH')) where street_id = (select id from street where name = '&quot;;[.A906];&quot;' and city_id = (select id from city where name = 'VIRGINIA BEACH')); delete from street where name = '&quot;;[.A906];&quot;' and city_id = (select id from city where name = 'VIRGINIA BEACH'); COMMIT&quot;)" office:value-type="string" office:string-value="START TRANSACTION; update resident_base set house_num = concat(house_num,'-',REPLACE('VISTA CIR #204',concat('VISTA CIR',' #'),'')), street_id = (select id from street where name = 'VISTA CIR' and city_id = (select id from city where name = 'VIRGINIA BEACH')) where street_id = (select id from street where name = 'VISTA CIR #204' and city_id = (select id from city where name = 'VIRGINIA BEACH')); delete from street where name = 'VISTA CIR #204' and city_id = (select id from city where name = 'VIRGINIA BEACH'); COMMIT">
            <text:p>START TRANSACTION; update resident_base set house_num = concat(house_num,'-',REPLACE('VISTA CIR #204',concat('VISTA CIR',' #'),'')), street_id = (select id from street where name = 'VISTA CIR' and city_id = (select id from city where name = 'VIRGINIA BEACH')) where street_id = (select id from street where name = 'VISTA CIR #204' and city_id = (select id from city where name = 'VIRGINIA BEACH')); delete from street where name = 'VISTA CIR #2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VISTA CIR #205</text:p>
          </table:table-cell>
          <table:table-cell office:value-type="string">
            <text:p>VISTA CIR</text:p>
          </table:table-cell>
          <table:table-cell table:formula="of:=CONCATENATE(&quot;START TRANSACTION; update resident_base set house_num = concat(house_num,'-',REPLACE('&quot;;[.A907];&quot;',concat('&quot;;[.B907];&quot;',' #'),'')), street_id = (select id from street where name = '&quot;;[.B907];&quot;' and city_id = (select id from city where name = 'VIRGINIA BEACH')) where street_id = (select id from street where name = '&quot;;[.A907];&quot;' and city_id = (select id from city where name = 'VIRGINIA BEACH')); delete from street where name = '&quot;;[.A907];&quot;' and city_id = (select id from city where name = 'VIRGINIA BEACH'); COMMIT&quot;)" office:value-type="string" office:string-value="START TRANSACTION; update resident_base set house_num = concat(house_num,'-',REPLACE('VISTA CIR #205',concat('VISTA CIR',' #'),'')), street_id = (select id from street where name = 'VISTA CIR' and city_id = (select id from city where name = 'VIRGINIA BEACH')) where street_id = (select id from street where name = 'VISTA CIR #205' and city_id = (select id from city where name = 'VIRGINIA BEACH')); delete from street where name = 'VISTA CIR #205' and city_id = (select id from city where name = 'VIRGINIA BEACH'); COMMIT">
            <text:p>START TRANSACTION; update resident_base set house_num = concat(house_num,'-',REPLACE('VISTA CIR #205',concat('VISTA CIR',' #'),'')), street_id = (select id from street where name = 'VISTA CIR' and city_id = (select id from city where name = 'VIRGINIA BEACH')) where street_id = (select id from street where name = 'VISTA CIR #205' and city_id = (select id from city where name = 'VIRGINIA BEACH')); delete from street where name = 'VISTA CIR #2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VISTA CIR #207</text:p>
          </table:table-cell>
          <table:table-cell office:value-type="string">
            <text:p>VISTA CIR</text:p>
          </table:table-cell>
          <table:table-cell table:formula="of:=CONCATENATE(&quot;START TRANSACTION; update resident_base set house_num = concat(house_num,'-',REPLACE('&quot;;[.A908];&quot;',concat('&quot;;[.B908];&quot;',' #'),'')), street_id = (select id from street where name = '&quot;;[.B908];&quot;' and city_id = (select id from city where name = 'VIRGINIA BEACH')) where street_id = (select id from street where name = '&quot;;[.A908];&quot;' and city_id = (select id from city where name = 'VIRGINIA BEACH')); delete from street where name = '&quot;;[.A908];&quot;' and city_id = (select id from city where name = 'VIRGINIA BEACH'); COMMIT&quot;)" office:value-type="string" office:string-value="START TRANSACTION; update resident_base set house_num = concat(house_num,'-',REPLACE('VISTA CIR #207',concat('VISTA CIR',' #'),'')), street_id = (select id from street where name = 'VISTA CIR' and city_id = (select id from city where name = 'VIRGINIA BEACH')) where street_id = (select id from street where name = 'VISTA CIR #207' and city_id = (select id from city where name = 'VIRGINIA BEACH')); delete from street where name = 'VISTA CIR #207' and city_id = (select id from city where name = 'VIRGINIA BEACH'); COMMIT">
            <text:p>START TRANSACTION; update resident_base set house_num = concat(house_num,'-',REPLACE('VISTA CIR #207',concat('VISTA CIR',' #'),'')), street_id = (select id from street where name = 'VISTA CIR' and city_id = (select id from city where name = 'VIRGINIA BEACH')) where street_id = (select id from street where name = 'VISTA CIR #207' and city_id = (select id from city where name = 'VIRGINIA BEACH')); delete from street where name = 'VISTA CIR #2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VISTA CIR #301</text:p>
          </table:table-cell>
          <table:table-cell office:value-type="string">
            <text:p>VISTA CIR</text:p>
          </table:table-cell>
          <table:table-cell table:formula="of:=CONCATENATE(&quot;START TRANSACTION; update resident_base set house_num = concat(house_num,'-',REPLACE('&quot;;[.A909];&quot;',concat('&quot;;[.B909];&quot;',' #'),'')), street_id = (select id from street where name = '&quot;;[.B909];&quot;' and city_id = (select id from city where name = 'VIRGINIA BEACH')) where street_id = (select id from street where name = '&quot;;[.A909];&quot;' and city_id = (select id from city where name = 'VIRGINIA BEACH')); delete from street where name = '&quot;;[.A909];&quot;' and city_id = (select id from city where name = 'VIRGINIA BEACH'); COMMIT&quot;)" office:value-type="string" office:string-value="START TRANSACTION; update resident_base set house_num = concat(house_num,'-',REPLACE('VISTA CIR #301',concat('VISTA CIR',' #'),'')), street_id = (select id from street where name = 'VISTA CIR' and city_id = (select id from city where name = 'VIRGINIA BEACH')) where street_id = (select id from street where name = 'VISTA CIR #301' and city_id = (select id from city where name = 'VIRGINIA BEACH')); delete from street where name = 'VISTA CIR #301' and city_id = (select id from city where name = 'VIRGINIA BEACH'); COMMIT">
            <text:p>START TRANSACTION; update resident_base set house_num = concat(house_num,'-',REPLACE('VISTA CIR #301',concat('VISTA CIR',' #'),'')), street_id = (select id from street where name = 'VISTA CIR' and city_id = (select id from city where name = 'VIRGINIA BEACH')) where street_id = (select id from street where name = 'VISTA CIR #301' and city_id = (select id from city where name = 'VIRGINIA BEACH')); delete from street where name = 'VISTA CIR #3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VISTA CIR #302</text:p>
          </table:table-cell>
          <table:table-cell office:value-type="string">
            <text:p>VISTA CIR</text:p>
          </table:table-cell>
          <table:table-cell table:formula="of:=CONCATENATE(&quot;START TRANSACTION; update resident_base set house_num = concat(house_num,'-',REPLACE('&quot;;[.A910];&quot;',concat('&quot;;[.B910];&quot;',' #'),'')), street_id = (select id from street where name = '&quot;;[.B910];&quot;' and city_id = (select id from city where name = 'VIRGINIA BEACH')) where street_id = (select id from street where name = '&quot;;[.A910];&quot;' and city_id = (select id from city where name = 'VIRGINIA BEACH')); delete from street where name = '&quot;;[.A910];&quot;' and city_id = (select id from city where name = 'VIRGINIA BEACH'); COMMIT&quot;)" office:value-type="string" office:string-value="START TRANSACTION; update resident_base set house_num = concat(house_num,'-',REPLACE('VISTA CIR #302',concat('VISTA CIR',' #'),'')), street_id = (select id from street where name = 'VISTA CIR' and city_id = (select id from city where name = 'VIRGINIA BEACH')) where street_id = (select id from street where name = 'VISTA CIR #302' and city_id = (select id from city where name = 'VIRGINIA BEACH')); delete from street where name = 'VISTA CIR #302' and city_id = (select id from city where name = 'VIRGINIA BEACH'); COMMIT">
            <text:p>START TRANSACTION; update resident_base set house_num = concat(house_num,'-',REPLACE('VISTA CIR #302',concat('VISTA CIR',' #'),'')), street_id = (select id from street where name = 'VISTA CIR' and city_id = (select id from city where name = 'VIRGINIA BEACH')) where street_id = (select id from street where name = 'VISTA CIR #302' and city_id = (select id from city where name = 'VIRGINIA BEACH')); delete from street where name = 'VISTA CIR #3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VISTA CIR #303</text:p>
          </table:table-cell>
          <table:table-cell office:value-type="string">
            <text:p>VISTA CIR</text:p>
          </table:table-cell>
          <table:table-cell table:formula="of:=CONCATENATE(&quot;START TRANSACTION; update resident_base set house_num = concat(house_num,'-',REPLACE('&quot;;[.A911];&quot;',concat('&quot;;[.B911];&quot;',' #'),'')), street_id = (select id from street where name = '&quot;;[.B911];&quot;' and city_id = (select id from city where name = 'VIRGINIA BEACH')) where street_id = (select id from street where name = '&quot;;[.A911];&quot;' and city_id = (select id from city where name = 'VIRGINIA BEACH')); delete from street where name = '&quot;;[.A911];&quot;' and city_id = (select id from city where name = 'VIRGINIA BEACH'); COMMIT&quot;)" office:value-type="string" office:string-value="START TRANSACTION; update resident_base set house_num = concat(house_num,'-',REPLACE('VISTA CIR #303',concat('VISTA CIR',' #'),'')), street_id = (select id from street where name = 'VISTA CIR' and city_id = (select id from city where name = 'VIRGINIA BEACH')) where street_id = (select id from street where name = 'VISTA CIR #303' and city_id = (select id from city where name = 'VIRGINIA BEACH')); delete from street where name = 'VISTA CIR #303' and city_id = (select id from city where name = 'VIRGINIA BEACH'); COMMIT">
            <text:p>START TRANSACTION; update resident_base set house_num = concat(house_num,'-',REPLACE('VISTA CIR #303',concat('VISTA CIR',' #'),'')), street_id = (select id from street where name = 'VISTA CIR' and city_id = (select id from city where name = 'VIRGINIA BEACH')) where street_id = (select id from street where name = 'VISTA CIR #303' and city_id = (select id from city where name = 'VIRGINIA BEACH')); delete from street where name = 'VISTA CIR #3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VISTA CIR #304</text:p>
          </table:table-cell>
          <table:table-cell office:value-type="string">
            <text:p>VISTA CIR</text:p>
          </table:table-cell>
          <table:table-cell table:formula="of:=CONCATENATE(&quot;START TRANSACTION; update resident_base set house_num = concat(house_num,'-',REPLACE('&quot;;[.A912];&quot;',concat('&quot;;[.B912];&quot;',' #'),'')), street_id = (select id from street where name = '&quot;;[.B912];&quot;' and city_id = (select id from city where name = 'VIRGINIA BEACH')) where street_id = (select id from street where name = '&quot;;[.A912];&quot;' and city_id = (select id from city where name = 'VIRGINIA BEACH')); delete from street where name = '&quot;;[.A912];&quot;' and city_id = (select id from city where name = 'VIRGINIA BEACH'); COMMIT&quot;)" office:value-type="string" office:string-value="START TRANSACTION; update resident_base set house_num = concat(house_num,'-',REPLACE('VISTA CIR #304',concat('VISTA CIR',' #'),'')), street_id = (select id from street where name = 'VISTA CIR' and city_id = (select id from city where name = 'VIRGINIA BEACH')) where street_id = (select id from street where name = 'VISTA CIR #304' and city_id = (select id from city where name = 'VIRGINIA BEACH')); delete from street where name = 'VISTA CIR #304' and city_id = (select id from city where name = 'VIRGINIA BEACH'); COMMIT">
            <text:p>START TRANSACTION; update resident_base set house_num = concat(house_num,'-',REPLACE('VISTA CIR #304',concat('VISTA CIR',' #'),'')), street_id = (select id from street where name = 'VISTA CIR' and city_id = (select id from city where name = 'VIRGINIA BEACH')) where street_id = (select id from street where name = 'VISTA CIR #304' and city_id = (select id from city where name = 'VIRGINIA BEACH')); delete from street where name = 'VISTA CIR #3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VISTA CIR #305</text:p>
          </table:table-cell>
          <table:table-cell office:value-type="string">
            <text:p>VISTA CIR</text:p>
          </table:table-cell>
          <table:table-cell table:formula="of:=CONCATENATE(&quot;START TRANSACTION; update resident_base set house_num = concat(house_num,'-',REPLACE('&quot;;[.A913];&quot;',concat('&quot;;[.B913];&quot;',' #'),'')), street_id = (select id from street where name = '&quot;;[.B913];&quot;' and city_id = (select id from city where name = 'VIRGINIA BEACH')) where street_id = (select id from street where name = '&quot;;[.A913];&quot;' and city_id = (select id from city where name = 'VIRGINIA BEACH')); delete from street where name = '&quot;;[.A913];&quot;' and city_id = (select id from city where name = 'VIRGINIA BEACH'); COMMIT&quot;)" office:value-type="string" office:string-value="START TRANSACTION; update resident_base set house_num = concat(house_num,'-',REPLACE('VISTA CIR #305',concat('VISTA CIR',' #'),'')), street_id = (select id from street where name = 'VISTA CIR' and city_id = (select id from city where name = 'VIRGINIA BEACH')) where street_id = (select id from street where name = 'VISTA CIR #305' and city_id = (select id from city where name = 'VIRGINIA BEACH')); delete from street where name = 'VISTA CIR #305' and city_id = (select id from city where name = 'VIRGINIA BEACH'); COMMIT">
            <text:p>START TRANSACTION; update resident_base set house_num = concat(house_num,'-',REPLACE('VISTA CIR #305',concat('VISTA CIR',' #'),'')), street_id = (select id from street where name = 'VISTA CIR' and city_id = (select id from city where name = 'VIRGINIA BEACH')) where street_id = (select id from street where name = 'VISTA CIR #305' and city_id = (select id from city where name = 'VIRGINIA BEACH')); delete from street where name = 'VISTA CIR #3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VISTA CIR #307</text:p>
          </table:table-cell>
          <table:table-cell office:value-type="string">
            <text:p>VISTA CIR</text:p>
          </table:table-cell>
          <table:table-cell table:formula="of:=CONCATENATE(&quot;START TRANSACTION; update resident_base set house_num = concat(house_num,'-',REPLACE('&quot;;[.A914];&quot;',concat('&quot;;[.B914];&quot;',' #'),'')), street_id = (select id from street where name = '&quot;;[.B914];&quot;' and city_id = (select id from city where name = 'VIRGINIA BEACH')) where street_id = (select id from street where name = '&quot;;[.A914];&quot;' and city_id = (select id from city where name = 'VIRGINIA BEACH')); delete from street where name = '&quot;;[.A914];&quot;' and city_id = (select id from city where name = 'VIRGINIA BEACH'); COMMIT&quot;)" office:value-type="string" office:string-value="START TRANSACTION; update resident_base set house_num = concat(house_num,'-',REPLACE('VISTA CIR #307',concat('VISTA CIR',' #'),'')), street_id = (select id from street where name = 'VISTA CIR' and city_id = (select id from city where name = 'VIRGINIA BEACH')) where street_id = (select id from street where name = 'VISTA CIR #307' and city_id = (select id from city where name = 'VIRGINIA BEACH')); delete from street where name = 'VISTA CIR #307' and city_id = (select id from city where name = 'VIRGINIA BEACH'); COMMIT">
            <text:p>START TRANSACTION; update resident_base set house_num = concat(house_num,'-',REPLACE('VISTA CIR #307',concat('VISTA CIR',' #'),'')), street_id = (select id from street where name = 'VISTA CIR' and city_id = (select id from city where name = 'VIRGINIA BEACH')) where street_id = (select id from street where name = 'VISTA CIR #307' and city_id = (select id from city where name = 'VIRGINIA BEACH')); delete from street where name = 'VISTA CIR #3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VISTA CIR #402</text:p>
          </table:table-cell>
          <table:table-cell office:value-type="string">
            <text:p>VISTA CIR</text:p>
          </table:table-cell>
          <table:table-cell table:formula="of:=CONCATENATE(&quot;START TRANSACTION; update resident_base set house_num = concat(house_num,'-',REPLACE('&quot;;[.A915];&quot;',concat('&quot;;[.B915];&quot;',' #'),'')), street_id = (select id from street where name = '&quot;;[.B915];&quot;' and city_id = (select id from city where name = 'VIRGINIA BEACH')) where street_id = (select id from street where name = '&quot;;[.A915];&quot;' and city_id = (select id from city where name = 'VIRGINIA BEACH')); delete from street where name = '&quot;;[.A915];&quot;' and city_id = (select id from city where name = 'VIRGINIA BEACH'); COMMIT&quot;)" office:value-type="string" office:string-value="START TRANSACTION; update resident_base set house_num = concat(house_num,'-',REPLACE('VISTA CIR #402',concat('VISTA CIR',' #'),'')), street_id = (select id from street where name = 'VISTA CIR' and city_id = (select id from city where name = 'VIRGINIA BEACH')) where street_id = (select id from street where name = 'VISTA CIR #402' and city_id = (select id from city where name = 'VIRGINIA BEACH')); delete from street where name = 'VISTA CIR #402' and city_id = (select id from city where name = 'VIRGINIA BEACH'); COMMIT">
            <text:p>START TRANSACTION; update resident_base set house_num = concat(house_num,'-',REPLACE('VISTA CIR #402',concat('VISTA CIR',' #'),'')), street_id = (select id from street where name = 'VISTA CIR' and city_id = (select id from city where name = 'VIRGINIA BEACH')) where street_id = (select id from street where name = 'VISTA CIR #402' and city_id = (select id from city where name = 'VIRGINIA BEACH')); delete from street where name = 'VISTA CIR #4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VISTA CIR #403</text:p>
          </table:table-cell>
          <table:table-cell office:value-type="string">
            <text:p>VISTA CIR</text:p>
          </table:table-cell>
          <table:table-cell table:formula="of:=CONCATENATE(&quot;START TRANSACTION; update resident_base set house_num = concat(house_num,'-',REPLACE('&quot;;[.A916];&quot;',concat('&quot;;[.B916];&quot;',' #'),'')), street_id = (select id from street where name = '&quot;;[.B916];&quot;' and city_id = (select id from city where name = 'VIRGINIA BEACH')) where street_id = (select id from street where name = '&quot;;[.A916];&quot;' and city_id = (select id from city where name = 'VIRGINIA BEACH')); delete from street where name = '&quot;;[.A916];&quot;' and city_id = (select id from city where name = 'VIRGINIA BEACH'); COMMIT&quot;)" office:value-type="string" office:string-value="START TRANSACTION; update resident_base set house_num = concat(house_num,'-',REPLACE('VISTA CIR #403',concat('VISTA CIR',' #'),'')), street_id = (select id from street where name = 'VISTA CIR' and city_id = (select id from city where name = 'VIRGINIA BEACH')) where street_id = (select id from street where name = 'VISTA CIR #403' and city_id = (select id from city where name = 'VIRGINIA BEACH')); delete from street where name = 'VISTA CIR #403' and city_id = (select id from city where name = 'VIRGINIA BEACH'); COMMIT">
            <text:p>START TRANSACTION; update resident_base set house_num = concat(house_num,'-',REPLACE('VISTA CIR #403',concat('VISTA CIR',' #'),'')), street_id = (select id from street where name = 'VISTA CIR' and city_id = (select id from city where name = 'VIRGINIA BEACH')) where street_id = (select id from street where name = 'VISTA CIR #403' and city_id = (select id from city where name = 'VIRGINIA BEACH')); delete from street where name = 'VISTA CIR #4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VISTA CIR #404</text:p>
          </table:table-cell>
          <table:table-cell office:value-type="string">
            <text:p>VISTA CIR</text:p>
          </table:table-cell>
          <table:table-cell table:formula="of:=CONCATENATE(&quot;START TRANSACTION; update resident_base set house_num = concat(house_num,'-',REPLACE('&quot;;[.A917];&quot;',concat('&quot;;[.B917];&quot;',' #'),'')), street_id = (select id from street where name = '&quot;;[.B917];&quot;' and city_id = (select id from city where name = 'VIRGINIA BEACH')) where street_id = (select id from street where name = '&quot;;[.A917];&quot;' and city_id = (select id from city where name = 'VIRGINIA BEACH')); delete from street where name = '&quot;;[.A917];&quot;' and city_id = (select id from city where name = 'VIRGINIA BEACH'); COMMIT&quot;)" office:value-type="string" office:string-value="START TRANSACTION; update resident_base set house_num = concat(house_num,'-',REPLACE('VISTA CIR #404',concat('VISTA CIR',' #'),'')), street_id = (select id from street where name = 'VISTA CIR' and city_id = (select id from city where name = 'VIRGINIA BEACH')) where street_id = (select id from street where name = 'VISTA CIR #404' and city_id = (select id from city where name = 'VIRGINIA BEACH')); delete from street where name = 'VISTA CIR #404' and city_id = (select id from city where name = 'VIRGINIA BEACH'); COMMIT">
            <text:p>START TRANSACTION; update resident_base set house_num = concat(house_num,'-',REPLACE('VISTA CIR #404',concat('VISTA CIR',' #'),'')), street_id = (select id from street where name = 'VISTA CIR' and city_id = (select id from city where name = 'VIRGINIA BEACH')) where street_id = (select id from street where name = 'VISTA CIR #404' and city_id = (select id from city where name = 'VIRGINIA BEACH')); delete from street where name = 'VISTA CIR #4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VISTA CIR #405</text:p>
          </table:table-cell>
          <table:table-cell office:value-type="string">
            <text:p>VISTA CIR</text:p>
          </table:table-cell>
          <table:table-cell table:formula="of:=CONCATENATE(&quot;START TRANSACTION; update resident_base set house_num = concat(house_num,'-',REPLACE('&quot;;[.A918];&quot;',concat('&quot;;[.B918];&quot;',' #'),'')), street_id = (select id from street where name = '&quot;;[.B918];&quot;' and city_id = (select id from city where name = 'VIRGINIA BEACH')) where street_id = (select id from street where name = '&quot;;[.A918];&quot;' and city_id = (select id from city where name = 'VIRGINIA BEACH')); delete from street where name = '&quot;;[.A918];&quot;' and city_id = (select id from city where name = 'VIRGINIA BEACH'); COMMIT&quot;)" office:value-type="string" office:string-value="START TRANSACTION; update resident_base set house_num = concat(house_num,'-',REPLACE('VISTA CIR #405',concat('VISTA CIR',' #'),'')), street_id = (select id from street where name = 'VISTA CIR' and city_id = (select id from city where name = 'VIRGINIA BEACH')) where street_id = (select id from street where name = 'VISTA CIR #405' and city_id = (select id from city where name = 'VIRGINIA BEACH')); delete from street where name = 'VISTA CIR #405' and city_id = (select id from city where name = 'VIRGINIA BEACH'); COMMIT">
            <text:p>START TRANSACTION; update resident_base set house_num = concat(house_num,'-',REPLACE('VISTA CIR #405',concat('VISTA CIR',' #'),'')), street_id = (select id from street where name = 'VISTA CIR' and city_id = (select id from city where name = 'VIRGINIA BEACH')) where street_id = (select id from street where name = 'VISTA CIR #405' and city_id = (select id from city where name = 'VIRGINIA BEACH')); delete from street where name = 'VISTA CIR #4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VISTA CIR #407</text:p>
          </table:table-cell>
          <table:table-cell office:value-type="string">
            <text:p>VISTA CIR</text:p>
          </table:table-cell>
          <table:table-cell table:formula="of:=CONCATENATE(&quot;START TRANSACTION; update resident_base set house_num = concat(house_num,'-',REPLACE('&quot;;[.A919];&quot;',concat('&quot;;[.B919];&quot;',' #'),'')), street_id = (select id from street where name = '&quot;;[.B919];&quot;' and city_id = (select id from city where name = 'VIRGINIA BEACH')) where street_id = (select id from street where name = '&quot;;[.A919];&quot;' and city_id = (select id from city where name = 'VIRGINIA BEACH')); delete from street where name = '&quot;;[.A919];&quot;' and city_id = (select id from city where name = 'VIRGINIA BEACH'); COMMIT&quot;)" office:value-type="string" office:string-value="START TRANSACTION; update resident_base set house_num = concat(house_num,'-',REPLACE('VISTA CIR #407',concat('VISTA CIR',' #'),'')), street_id = (select id from street where name = 'VISTA CIR' and city_id = (select id from city where name = 'VIRGINIA BEACH')) where street_id = (select id from street where name = 'VISTA CIR #407' and city_id = (select id from city where name = 'VIRGINIA BEACH')); delete from street where name = 'VISTA CIR #407' and city_id = (select id from city where name = 'VIRGINIA BEACH'); COMMIT">
            <text:p>START TRANSACTION; update resident_base set house_num = concat(house_num,'-',REPLACE('VISTA CIR #407',concat('VISTA CIR',' #'),'')), street_id = (select id from street where name = 'VISTA CIR' and city_id = (select id from city where name = 'VIRGINIA BEACH')) where street_id = (select id from street where name = 'VISTA CIR #407' and city_id = (select id from city where name = 'VIRGINIA BEACH')); delete from street where name = 'VISTA CIR #4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VISTA CIR #501</text:p>
          </table:table-cell>
          <table:table-cell office:value-type="string">
            <text:p>VISTA CIR</text:p>
          </table:table-cell>
          <table:table-cell table:formula="of:=CONCATENATE(&quot;START TRANSACTION; update resident_base set house_num = concat(house_num,'-',REPLACE('&quot;;[.A920];&quot;',concat('&quot;;[.B920];&quot;',' #'),'')), street_id = (select id from street where name = '&quot;;[.B920];&quot;' and city_id = (select id from city where name = 'VIRGINIA BEACH')) where street_id = (select id from street where name = '&quot;;[.A920];&quot;' and city_id = (select id from city where name = 'VIRGINIA BEACH')); delete from street where name = '&quot;;[.A920];&quot;' and city_id = (select id from city where name = 'VIRGINIA BEACH'); COMMIT&quot;)" office:value-type="string" office:string-value="START TRANSACTION; update resident_base set house_num = concat(house_num,'-',REPLACE('VISTA CIR #501',concat('VISTA CIR',' #'),'')), street_id = (select id from street where name = 'VISTA CIR' and city_id = (select id from city where name = 'VIRGINIA BEACH')) where street_id = (select id from street where name = 'VISTA CIR #501' and city_id = (select id from city where name = 'VIRGINIA BEACH')); delete from street where name = 'VISTA CIR #501' and city_id = (select id from city where name = 'VIRGINIA BEACH'); COMMIT">
            <text:p>START TRANSACTION; update resident_base set house_num = concat(house_num,'-',REPLACE('VISTA CIR #501',concat('VISTA CIR',' #'),'')), street_id = (select id from street where name = 'VISTA CIR' and city_id = (select id from city where name = 'VIRGINIA BEACH')) where street_id = (select id from street where name = 'VISTA CIR #501' and city_id = (select id from city where name = 'VIRGINIA BEACH')); delete from street where name = 'VISTA CIR #5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VISTA CIR #502</text:p>
          </table:table-cell>
          <table:table-cell office:value-type="string">
            <text:p>VISTA CIR</text:p>
          </table:table-cell>
          <table:table-cell table:formula="of:=CONCATENATE(&quot;START TRANSACTION; update resident_base set house_num = concat(house_num,'-',REPLACE('&quot;;[.A921];&quot;',concat('&quot;;[.B921];&quot;',' #'),'')), street_id = (select id from street where name = '&quot;;[.B921];&quot;' and city_id = (select id from city where name = 'VIRGINIA BEACH')) where street_id = (select id from street where name = '&quot;;[.A921];&quot;' and city_id = (select id from city where name = 'VIRGINIA BEACH')); delete from street where name = '&quot;;[.A921];&quot;' and city_id = (select id from city where name = 'VIRGINIA BEACH'); COMMIT&quot;)" office:value-type="string" office:string-value="START TRANSACTION; update resident_base set house_num = concat(house_num,'-',REPLACE('VISTA CIR #502',concat('VISTA CIR',' #'),'')), street_id = (select id from street where name = 'VISTA CIR' and city_id = (select id from city where name = 'VIRGINIA BEACH')) where street_id = (select id from street where name = 'VISTA CIR #502' and city_id = (select id from city where name = 'VIRGINIA BEACH')); delete from street where name = 'VISTA CIR #502' and city_id = (select id from city where name = 'VIRGINIA BEACH'); COMMIT">
            <text:p>START TRANSACTION; update resident_base set house_num = concat(house_num,'-',REPLACE('VISTA CIR #502',concat('VISTA CIR',' #'),'')), street_id = (select id from street where name = 'VISTA CIR' and city_id = (select id from city where name = 'VIRGINIA BEACH')) where street_id = (select id from street where name = 'VISTA CIR #502' and city_id = (select id from city where name = 'VIRGINIA BEACH')); delete from street where name = 'VISTA CIR #5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VISTA CIR #503</text:p>
          </table:table-cell>
          <table:table-cell office:value-type="string">
            <text:p>VISTA CIR</text:p>
          </table:table-cell>
          <table:table-cell table:formula="of:=CONCATENATE(&quot;START TRANSACTION; update resident_base set house_num = concat(house_num,'-',REPLACE('&quot;;[.A922];&quot;',concat('&quot;;[.B922];&quot;',' #'),'')), street_id = (select id from street where name = '&quot;;[.B922];&quot;' and city_id = (select id from city where name = 'VIRGINIA BEACH')) where street_id = (select id from street where name = '&quot;;[.A922];&quot;' and city_id = (select id from city where name = 'VIRGINIA BEACH')); delete from street where name = '&quot;;[.A922];&quot;' and city_id = (select id from city where name = 'VIRGINIA BEACH'); COMMIT&quot;)" office:value-type="string" office:string-value="START TRANSACTION; update resident_base set house_num = concat(house_num,'-',REPLACE('VISTA CIR #503',concat('VISTA CIR',' #'),'')), street_id = (select id from street where name = 'VISTA CIR' and city_id = (select id from city where name = 'VIRGINIA BEACH')) where street_id = (select id from street where name = 'VISTA CIR #503' and city_id = (select id from city where name = 'VIRGINIA BEACH')); delete from street where name = 'VISTA CIR #503' and city_id = (select id from city where name = 'VIRGINIA BEACH'); COMMIT">
            <text:p>START TRANSACTION; update resident_base set house_num = concat(house_num,'-',REPLACE('VISTA CIR #503',concat('VISTA CIR',' #'),'')), street_id = (select id from street where name = 'VISTA CIR' and city_id = (select id from city where name = 'VIRGINIA BEACH')) where street_id = (select id from street where name = 'VISTA CIR #503' and city_id = (select id from city where name = 'VIRGINIA BEACH')); delete from street where name = 'VISTA CIR #5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VISTA CIR #504</text:p>
          </table:table-cell>
          <table:table-cell office:value-type="string">
            <text:p>VISTA CIR</text:p>
          </table:table-cell>
          <table:table-cell table:formula="of:=CONCATENATE(&quot;START TRANSACTION; update resident_base set house_num = concat(house_num,'-',REPLACE('&quot;;[.A923];&quot;',concat('&quot;;[.B923];&quot;',' #'),'')), street_id = (select id from street where name = '&quot;;[.B923];&quot;' and city_id = (select id from city where name = 'VIRGINIA BEACH')) where street_id = (select id from street where name = '&quot;;[.A923];&quot;' and city_id = (select id from city where name = 'VIRGINIA BEACH')); delete from street where name = '&quot;;[.A923];&quot;' and city_id = (select id from city where name = 'VIRGINIA BEACH'); COMMIT&quot;)" office:value-type="string" office:string-value="START TRANSACTION; update resident_base set house_num = concat(house_num,'-',REPLACE('VISTA CIR #504',concat('VISTA CIR',' #'),'')), street_id = (select id from street where name = 'VISTA CIR' and city_id = (select id from city where name = 'VIRGINIA BEACH')) where street_id = (select id from street where name = 'VISTA CIR #504' and city_id = (select id from city where name = 'VIRGINIA BEACH')); delete from street where name = 'VISTA CIR #504' and city_id = (select id from city where name = 'VIRGINIA BEACH'); COMMIT">
            <text:p>START TRANSACTION; update resident_base set house_num = concat(house_num,'-',REPLACE('VISTA CIR #504',concat('VISTA CIR',' #'),'')), street_id = (select id from street where name = 'VISTA CIR' and city_id = (select id from city where name = 'VIRGINIA BEACH')) where street_id = (select id from street where name = 'VISTA CIR #504' and city_id = (select id from city where name = 'VIRGINIA BEACH')); delete from street where name = 'VISTA CIR #5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VISTA CIR #505</text:p>
          </table:table-cell>
          <table:table-cell office:value-type="string">
            <text:p>VISTA CIR</text:p>
          </table:table-cell>
          <table:table-cell table:formula="of:=CONCATENATE(&quot;START TRANSACTION; update resident_base set house_num = concat(house_num,'-',REPLACE('&quot;;[.A924];&quot;',concat('&quot;;[.B924];&quot;',' #'),'')), street_id = (select id from street where name = '&quot;;[.B924];&quot;' and city_id = (select id from city where name = 'VIRGINIA BEACH')) where street_id = (select id from street where name = '&quot;;[.A924];&quot;' and city_id = (select id from city where name = 'VIRGINIA BEACH')); delete from street where name = '&quot;;[.A924];&quot;' and city_id = (select id from city where name = 'VIRGINIA BEACH'); COMMIT&quot;)" office:value-type="string" office:string-value="START TRANSACTION; update resident_base set house_num = concat(house_num,'-',REPLACE('VISTA CIR #505',concat('VISTA CIR',' #'),'')), street_id = (select id from street where name = 'VISTA CIR' and city_id = (select id from city where name = 'VIRGINIA BEACH')) where street_id = (select id from street where name = 'VISTA CIR #505' and city_id = (select id from city where name = 'VIRGINIA BEACH')); delete from street where name = 'VISTA CIR #505' and city_id = (select id from city where name = 'VIRGINIA BEACH'); COMMIT">
            <text:p>START TRANSACTION; update resident_base set house_num = concat(house_num,'-',REPLACE('VISTA CIR #505',concat('VISTA CIR',' #'),'')), street_id = (select id from street where name = 'VISTA CIR' and city_id = (select id from city where name = 'VIRGINIA BEACH')) where street_id = (select id from street where name = 'VISTA CIR #505' and city_id = (select id from city where name = 'VIRGINIA BEACH')); delete from street where name = 'VISTA CIR #5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VISTA CIR #507</text:p>
          </table:table-cell>
          <table:table-cell office:value-type="string">
            <text:p>VISTA CIR</text:p>
          </table:table-cell>
          <table:table-cell table:formula="of:=CONCATENATE(&quot;START TRANSACTION; update resident_base set house_num = concat(house_num,'-',REPLACE('&quot;;[.A925];&quot;',concat('&quot;;[.B925];&quot;',' #'),'')), street_id = (select id from street where name = '&quot;;[.B925];&quot;' and city_id = (select id from city where name = 'VIRGINIA BEACH')) where street_id = (select id from street where name = '&quot;;[.A925];&quot;' and city_id = (select id from city where name = 'VIRGINIA BEACH')); delete from street where name = '&quot;;[.A925];&quot;' and city_id = (select id from city where name = 'VIRGINIA BEACH'); COMMIT&quot;)" office:value-type="string" office:string-value="START TRANSACTION; update resident_base set house_num = concat(house_num,'-',REPLACE('VISTA CIR #507',concat('VISTA CIR',' #'),'')), street_id = (select id from street where name = 'VISTA CIR' and city_id = (select id from city where name = 'VIRGINIA BEACH')) where street_id = (select id from street where name = 'VISTA CIR #507' and city_id = (select id from city where name = 'VIRGINIA BEACH')); delete from street where name = 'VISTA CIR #507' and city_id = (select id from city where name = 'VIRGINIA BEACH'); COMMIT">
            <text:p>START TRANSACTION; update resident_base set house_num = concat(house_num,'-',REPLACE('VISTA CIR #507',concat('VISTA CIR',' #'),'')), street_id = (select id from street where name = 'VISTA CIR' and city_id = (select id from city where name = 'VIRGINIA BEACH')) where street_id = (select id from street where name = 'VISTA CIR #507' and city_id = (select id from city where name = 'VIRGINIA BEACH')); delete from street where name = 'VISTA CIR #5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W GREAT NECK RD #101</text:p>
          </table:table-cell>
          <table:table-cell office:value-type="string">
            <text:p>W GREAT NECK RD</text:p>
          </table:table-cell>
          <table:table-cell table:formula="of:=CONCATENATE(&quot;START TRANSACTION; update resident_base set house_num = concat(house_num,'-',REPLACE('&quot;;[.A927];&quot;',concat('&quot;;[.B927];&quot;',' #'),'')), street_id = (select id from street where name = '&quot;;[.B927];&quot;' and city_id = (select id from city where name = 'VIRGINIA BEACH')) where street_id = (select id from street where name = '&quot;;[.A927];&quot;' and city_id = (select id from city where name = 'VIRGINIA BEACH')); delete from street where name = '&quot;;[.A927];&quot;' and city_id = (select id from city where name = 'VIRGINIA BEACH'); COMMIT&quot;)" office:value-type="string" office:string-value="START TRANSACTION; update resident_base set house_num = concat(house_num,'-',REPLACE('W GREAT NECK RD #101',concat('W GREAT NECK RD',' #'),'')), street_id = (select id from street where name = 'W GREAT NECK RD' and city_id = (select id from city where name = 'VIRGINIA BEACH')) where street_id = (select id from street where name = 'W GREAT NECK RD #101' and city_id = (select id from city where name = 'VIRGINIA BEACH')); delete from street where name = 'W GREAT NECK RD #101' and city_id = (select id from city where name = 'VIRGINIA BEACH'); COMMIT">
            <text:p>START TRANSACTION; update resident_base set house_num = concat(house_num,'-',REPLACE('W GREAT NECK RD #101',concat('W GREAT NECK RD',' #'),'')), street_id = (select id from street where name = 'W GREAT NECK RD' and city_id = (select id from city where name = 'VIRGINIA BEACH')) where street_id = (select id from street where name = 'W GREAT NECK RD #101' and city_id = (select id from city where name = 'VIRGINIA BEACH')); delete from street where name = 'W GREAT NECK RD #1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 GREAT NECK RD #102</text:p>
          </table:table-cell>
          <table:table-cell office:value-type="string">
            <text:p>W GREAT NECK RD</text:p>
          </table:table-cell>
          <table:table-cell table:formula="of:=CONCATENATE(&quot;START TRANSACTION; update resident_base set house_num = concat(house_num,'-',REPLACE('&quot;;[.A928];&quot;',concat('&quot;;[.B928];&quot;',' #'),'')), street_id = (select id from street where name = '&quot;;[.B928];&quot;' and city_id = (select id from city where name = 'VIRGINIA BEACH')) where street_id = (select id from street where name = '&quot;;[.A928];&quot;' and city_id = (select id from city where name = 'VIRGINIA BEACH')); delete from street where name = '&quot;;[.A928];&quot;' and city_id = (select id from city where name = 'VIRGINIA BEACH'); COMMIT&quot;)" office:value-type="string" office:string-value="START TRANSACTION; update resident_base set house_num = concat(house_num,'-',REPLACE('W GREAT NECK RD #102',concat('W GREAT NECK RD',' #'),'')), street_id = (select id from street where name = 'W GREAT NECK RD' and city_id = (select id from city where name = 'VIRGINIA BEACH')) where street_id = (select id from street where name = 'W GREAT NECK RD #102' and city_id = (select id from city where name = 'VIRGINIA BEACH')); delete from street where name = 'W GREAT NECK RD #102' and city_id = (select id from city where name = 'VIRGINIA BEACH'); COMMIT">
            <text:p>START TRANSACTION; update resident_base set house_num = concat(house_num,'-',REPLACE('W GREAT NECK RD #102',concat('W GREAT NECK RD',' #'),'')), street_id = (select id from street where name = 'W GREAT NECK RD' and city_id = (select id from city where name = 'VIRGINIA BEACH')) where street_id = (select id from street where name = 'W GREAT NECK RD #102' and city_id = (select id from city where name = 'VIRGINIA BEACH')); delete from street where name = 'W GREAT NECK RD #1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 GREAT NECK RD #103</text:p>
          </table:table-cell>
          <table:table-cell office:value-type="string">
            <text:p>W GREAT NECK RD</text:p>
          </table:table-cell>
          <table:table-cell table:formula="of:=CONCATENATE(&quot;START TRANSACTION; update resident_base set house_num = concat(house_num,'-',REPLACE('&quot;;[.A929];&quot;',concat('&quot;;[.B929];&quot;',' #'),'')), street_id = (select id from street where name = '&quot;;[.B929];&quot;' and city_id = (select id from city where name = 'VIRGINIA BEACH')) where street_id = (select id from street where name = '&quot;;[.A929];&quot;' and city_id = (select id from city where name = 'VIRGINIA BEACH')); delete from street where name = '&quot;;[.A929];&quot;' and city_id = (select id from city where name = 'VIRGINIA BEACH'); COMMIT&quot;)" office:value-type="string" office:string-value="START TRANSACTION; update resident_base set house_num = concat(house_num,'-',REPLACE('W GREAT NECK RD #103',concat('W GREAT NECK RD',' #'),'')), street_id = (select id from street where name = 'W GREAT NECK RD' and city_id = (select id from city where name = 'VIRGINIA BEACH')) where street_id = (select id from street where name = 'W GREAT NECK RD #103' and city_id = (select id from city where name = 'VIRGINIA BEACH')); delete from street where name = 'W GREAT NECK RD #103' and city_id = (select id from city where name = 'VIRGINIA BEACH'); COMMIT">
            <text:p>START TRANSACTION; update resident_base set house_num = concat(house_num,'-',REPLACE('W GREAT NECK RD #103',concat('W GREAT NECK RD',' #'),'')), street_id = (select id from street where name = 'W GREAT NECK RD' and city_id = (select id from city where name = 'VIRGINIA BEACH')) where street_id = (select id from street where name = 'W GREAT NECK RD #103' and city_id = (select id from city where name = 'VIRGINIA BEACH')); delete from street where name = 'W GREAT NECK RD #1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 GREAT NECK RD #105</text:p>
          </table:table-cell>
          <table:table-cell office:value-type="string">
            <text:p>W GREAT NECK RD</text:p>
          </table:table-cell>
          <table:table-cell table:formula="of:=CONCATENATE(&quot;START TRANSACTION; update resident_base set house_num = concat(house_num,'-',REPLACE('&quot;;[.A930];&quot;',concat('&quot;;[.B930];&quot;',' #'),'')), street_id = (select id from street where name = '&quot;;[.B930];&quot;' and city_id = (select id from city where name = 'VIRGINIA BEACH')) where street_id = (select id from street where name = '&quot;;[.A930];&quot;' and city_id = (select id from city where name = 'VIRGINIA BEACH')); delete from street where name = '&quot;;[.A930];&quot;' and city_id = (select id from city where name = 'VIRGINIA BEACH'); COMMIT&quot;)" office:value-type="string" office:string-value="START TRANSACTION; update resident_base set house_num = concat(house_num,'-',REPLACE('W GREAT NECK RD #105',concat('W GREAT NECK RD',' #'),'')), street_id = (select id from street where name = 'W GREAT NECK RD' and city_id = (select id from city where name = 'VIRGINIA BEACH')) where street_id = (select id from street where name = 'W GREAT NECK RD #105' and city_id = (select id from city where name = 'VIRGINIA BEACH')); delete from street where name = 'W GREAT NECK RD #105' and city_id = (select id from city where name = 'VIRGINIA BEACH'); COMMIT">
            <text:p>START TRANSACTION; update resident_base set house_num = concat(house_num,'-',REPLACE('W GREAT NECK RD #105',concat('W GREAT NECK RD',' #'),'')), street_id = (select id from street where name = 'W GREAT NECK RD' and city_id = (select id from city where name = 'VIRGINIA BEACH')) where street_id = (select id from street where name = 'W GREAT NECK RD #105' and city_id = (select id from city where name = 'VIRGINIA BEACH')); delete from street where name = 'W GREAT NECK RD #1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 GREAT NECK RD #106</text:p>
          </table:table-cell>
          <table:table-cell office:value-type="string">
            <text:p>W GREAT NECK RD</text:p>
          </table:table-cell>
          <table:table-cell table:formula="of:=CONCATENATE(&quot;START TRANSACTION; update resident_base set house_num = concat(house_num,'-',REPLACE('&quot;;[.A931];&quot;',concat('&quot;;[.B931];&quot;',' #'),'')), street_id = (select id from street where name = '&quot;;[.B931];&quot;' and city_id = (select id from city where name = 'VIRGINIA BEACH')) where street_id = (select id from street where name = '&quot;;[.A931];&quot;' and city_id = (select id from city where name = 'VIRGINIA BEACH')); delete from street where name = '&quot;;[.A931];&quot;' and city_id = (select id from city where name = 'VIRGINIA BEACH'); COMMIT&quot;)" office:value-type="string" office:string-value="START TRANSACTION; update resident_base set house_num = concat(house_num,'-',REPLACE('W GREAT NECK RD #106',concat('W GREAT NECK RD',' #'),'')), street_id = (select id from street where name = 'W GREAT NECK RD' and city_id = (select id from city where name = 'VIRGINIA BEACH')) where street_id = (select id from street where name = 'W GREAT NECK RD #106' and city_id = (select id from city where name = 'VIRGINIA BEACH')); delete from street where name = 'W GREAT NECK RD #106' and city_id = (select id from city where name = 'VIRGINIA BEACH'); COMMIT">
            <text:p>START TRANSACTION; update resident_base set house_num = concat(house_num,'-',REPLACE('W GREAT NECK RD #106',concat('W GREAT NECK RD',' #'),'')), street_id = (select id from street where name = 'W GREAT NECK RD' and city_id = (select id from city where name = 'VIRGINIA BEACH')) where street_id = (select id from street where name = 'W GREAT NECK RD #106' and city_id = (select id from city where name = 'VIRGINIA BEACH')); delete from street where name = 'W GREAT NECK RD #1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 GREAT NECK RD #108</text:p>
          </table:table-cell>
          <table:table-cell office:value-type="string">
            <text:p>W GREAT NECK RD</text:p>
          </table:table-cell>
          <table:table-cell table:formula="of:=CONCATENATE(&quot;START TRANSACTION; update resident_base set house_num = concat(house_num,'-',REPLACE('&quot;;[.A932];&quot;',concat('&quot;;[.B932];&quot;',' #'),'')), street_id = (select id from street where name = '&quot;;[.B932];&quot;' and city_id = (select id from city where name = 'VIRGINIA BEACH')) where street_id = (select id from street where name = '&quot;;[.A932];&quot;' and city_id = (select id from city where name = 'VIRGINIA BEACH')); delete from street where name = '&quot;;[.A932];&quot;' and city_id = (select id from city where name = 'VIRGINIA BEACH'); COMMIT&quot;)" office:value-type="string" office:string-value="START TRANSACTION; update resident_base set house_num = concat(house_num,'-',REPLACE('W GREAT NECK RD #108',concat('W GREAT NECK RD',' #'),'')), street_id = (select id from street where name = 'W GREAT NECK RD' and city_id = (select id from city where name = 'VIRGINIA BEACH')) where street_id = (select id from street where name = 'W GREAT NECK RD #108' and city_id = (select id from city where name = 'VIRGINIA BEACH')); delete from street where name = 'W GREAT NECK RD #108' and city_id = (select id from city where name = 'VIRGINIA BEACH'); COMMIT">
            <text:p>START TRANSACTION; update resident_base set house_num = concat(house_num,'-',REPLACE('W GREAT NECK RD #108',concat('W GREAT NECK RD',' #'),'')), street_id = (select id from street where name = 'W GREAT NECK RD' and city_id = (select id from city where name = 'VIRGINIA BEACH')) where street_id = (select id from street where name = 'W GREAT NECK RD #108' and city_id = (select id from city where name = 'VIRGINIA BEACH')); delete from street where name = 'W GREAT NECK RD #1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 GREAT NECK RD #109</text:p>
          </table:table-cell>
          <table:table-cell office:value-type="string">
            <text:p>W GREAT NECK RD</text:p>
          </table:table-cell>
          <table:table-cell table:formula="of:=CONCATENATE(&quot;START TRANSACTION; update resident_base set house_num = concat(house_num,'-',REPLACE('&quot;;[.A933];&quot;',concat('&quot;;[.B933];&quot;',' #'),'')), street_id = (select id from street where name = '&quot;;[.B933];&quot;' and city_id = (select id from city where name = 'VIRGINIA BEACH')) where street_id = (select id from street where name = '&quot;;[.A933];&quot;' and city_id = (select id from city where name = 'VIRGINIA BEACH')); delete from street where name = '&quot;;[.A933];&quot;' and city_id = (select id from city where name = 'VIRGINIA BEACH'); COMMIT&quot;)" office:value-type="string" office:string-value="START TRANSACTION; update resident_base set house_num = concat(house_num,'-',REPLACE('W GREAT NECK RD #109',concat('W GREAT NECK RD',' #'),'')), street_id = (select id from street where name = 'W GREAT NECK RD' and city_id = (select id from city where name = 'VIRGINIA BEACH')) where street_id = (select id from street where name = 'W GREAT NECK RD #109' and city_id = (select id from city where name = 'VIRGINIA BEACH')); delete from street where name = 'W GREAT NECK RD #109' and city_id = (select id from city where name = 'VIRGINIA BEACH'); COMMIT">
            <text:p>START TRANSACTION; update resident_base set house_num = concat(house_num,'-',REPLACE('W GREAT NECK RD #109',concat('W GREAT NECK RD',' #'),'')), street_id = (select id from street where name = 'W GREAT NECK RD' and city_id = (select id from city where name = 'VIRGINIA BEACH')) where street_id = (select id from street where name = 'W GREAT NECK RD #109' and city_id = (select id from city where name = 'VIRGINIA BEACH')); delete from street where name = 'W GREAT NECK RD #10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 GREAT NECK RD #20</text:p>
          </table:table-cell>
          <table:table-cell office:value-type="string">
            <text:p>W GREAT NECK RD</text:p>
          </table:table-cell>
          <table:table-cell table:formula="of:=CONCATENATE(&quot;START TRANSACTION; update resident_base set house_num = concat(house_num,'-',REPLACE('&quot;;[.A934];&quot;',concat('&quot;;[.B934];&quot;',' #'),'')), street_id = (select id from street where name = '&quot;;[.B934];&quot;' and city_id = (select id from city where name = 'VIRGINIA BEACH')) where street_id = (select id from street where name = '&quot;;[.A934];&quot;' and city_id = (select id from city where name = 'VIRGINIA BEACH')); delete from street where name = '&quot;;[.A934];&quot;' and city_id = (select id from city where name = 'VIRGINIA BEACH'); COMMIT&quot;)" office:value-type="string" office:string-value="START TRANSACTION; update resident_base set house_num = concat(house_num,'-',REPLACE('W GREAT NECK RD #20',concat('W GREAT NECK RD',' #'),'')), street_id = (select id from street where name = 'W GREAT NECK RD' and city_id = (select id from city where name = 'VIRGINIA BEACH')) where street_id = (select id from street where name = 'W GREAT NECK RD #20' and city_id = (select id from city where name = 'VIRGINIA BEACH')); delete from street where name = 'W GREAT NECK RD #20' and city_id = (select id from city where name = 'VIRGINIA BEACH'); COMMIT">
            <text:p>START TRANSACTION; update resident_base set house_num = concat(house_num,'-',REPLACE('W GREAT NECK RD #20',concat('W GREAT NECK RD',' #'),'')), street_id = (select id from street where name = 'W GREAT NECK RD' and city_id = (select id from city where name = 'VIRGINIA BEACH')) where street_id = (select id from street where name = 'W GREAT NECK RD #20' and city_id = (select id from city where name = 'VIRGINIA BEACH')); delete from street where name = 'W GREAT NECK RD #2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 GREAT NECK RD #201</text:p>
          </table:table-cell>
          <table:table-cell office:value-type="string">
            <text:p>W GREAT NECK RD</text:p>
          </table:table-cell>
          <table:table-cell table:formula="of:=CONCATENATE(&quot;START TRANSACTION; update resident_base set house_num = concat(house_num,'-',REPLACE('&quot;;[.A935];&quot;',concat('&quot;;[.B935];&quot;',' #'),'')), street_id = (select id from street where name = '&quot;;[.B935];&quot;' and city_id = (select id from city where name = 'VIRGINIA BEACH')) where street_id = (select id from street where name = '&quot;;[.A935];&quot;' and city_id = (select id from city where name = 'VIRGINIA BEACH')); delete from street where name = '&quot;;[.A935];&quot;' and city_id = (select id from city where name = 'VIRGINIA BEACH'); COMMIT&quot;)" office:value-type="string" office:string-value="START TRANSACTION; update resident_base set house_num = concat(house_num,'-',REPLACE('W GREAT NECK RD #201',concat('W GREAT NECK RD',' #'),'')), street_id = (select id from street where name = 'W GREAT NECK RD' and city_id = (select id from city where name = 'VIRGINIA BEACH')) where street_id = (select id from street where name = 'W GREAT NECK RD #201' and city_id = (select id from city where name = 'VIRGINIA BEACH')); delete from street where name = 'W GREAT NECK RD #201' and city_id = (select id from city where name = 'VIRGINIA BEACH'); COMMIT">
            <text:p>START TRANSACTION; update resident_base set house_num = concat(house_num,'-',REPLACE('W GREAT NECK RD #201',concat('W GREAT NECK RD',' #'),'')), street_id = (select id from street where name = 'W GREAT NECK RD' and city_id = (select id from city where name = 'VIRGINIA BEACH')) where street_id = (select id from street where name = 'W GREAT NECK RD #201' and city_id = (select id from city where name = 'VIRGINIA BEACH')); delete from street where name = 'W GREAT NECK RD #2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 GREAT NECK RD #202</text:p>
          </table:table-cell>
          <table:table-cell office:value-type="string">
            <text:p>W GREAT NECK RD</text:p>
          </table:table-cell>
          <table:table-cell table:formula="of:=CONCATENATE(&quot;START TRANSACTION; update resident_base set house_num = concat(house_num,'-',REPLACE('&quot;;[.A936];&quot;',concat('&quot;;[.B936];&quot;',' #'),'')), street_id = (select id from street where name = '&quot;;[.B936];&quot;' and city_id = (select id from city where name = 'VIRGINIA BEACH')) where street_id = (select id from street where name = '&quot;;[.A936];&quot;' and city_id = (select id from city where name = 'VIRGINIA BEACH')); delete from street where name = '&quot;;[.A936];&quot;' and city_id = (select id from city where name = 'VIRGINIA BEACH'); COMMIT&quot;)" office:value-type="string" office:string-value="START TRANSACTION; update resident_base set house_num = concat(house_num,'-',REPLACE('W GREAT NECK RD #202',concat('W GREAT NECK RD',' #'),'')), street_id = (select id from street where name = 'W GREAT NECK RD' and city_id = (select id from city where name = 'VIRGINIA BEACH')) where street_id = (select id from street where name = 'W GREAT NECK RD #202' and city_id = (select id from city where name = 'VIRGINIA BEACH')); delete from street where name = 'W GREAT NECK RD #202' and city_id = (select id from city where name = 'VIRGINIA BEACH'); COMMIT">
            <text:p>START TRANSACTION; update resident_base set house_num = concat(house_num,'-',REPLACE('W GREAT NECK RD #202',concat('W GREAT NECK RD',' #'),'')), street_id = (select id from street where name = 'W GREAT NECK RD' and city_id = (select id from city where name = 'VIRGINIA BEACH')) where street_id = (select id from street where name = 'W GREAT NECK RD #202' and city_id = (select id from city where name = 'VIRGINIA BEACH')); delete from street where name = 'W GREAT NECK RD #2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 GREAT NECK RD #203</text:p>
          </table:table-cell>
          <table:table-cell office:value-type="string">
            <text:p>W GREAT NECK RD</text:p>
          </table:table-cell>
          <table:table-cell table:formula="of:=CONCATENATE(&quot;START TRANSACTION; update resident_base set house_num = concat(house_num,'-',REPLACE('&quot;;[.A937];&quot;',concat('&quot;;[.B937];&quot;',' #'),'')), street_id = (select id from street where name = '&quot;;[.B937];&quot;' and city_id = (select id from city where name = 'VIRGINIA BEACH')) where street_id = (select id from street where name = '&quot;;[.A937];&quot;' and city_id = (select id from city where name = 'VIRGINIA BEACH')); delete from street where name = '&quot;;[.A937];&quot;' and city_id = (select id from city where name = 'VIRGINIA BEACH'); COMMIT&quot;)" office:value-type="string" office:string-value="START TRANSACTION; update resident_base set house_num = concat(house_num,'-',REPLACE('W GREAT NECK RD #203',concat('W GREAT NECK RD',' #'),'')), street_id = (select id from street where name = 'W GREAT NECK RD' and city_id = (select id from city where name = 'VIRGINIA BEACH')) where street_id = (select id from street where name = 'W GREAT NECK RD #203' and city_id = (select id from city where name = 'VIRGINIA BEACH')); delete from street where name = 'W GREAT NECK RD #203' and city_id = (select id from city where name = 'VIRGINIA BEACH'); COMMIT">
            <text:p>START TRANSACTION; update resident_base set house_num = concat(house_num,'-',REPLACE('W GREAT NECK RD #203',concat('W GREAT NECK RD',' #'),'')), street_id = (select id from street where name = 'W GREAT NECK RD' and city_id = (select id from city where name = 'VIRGINIA BEACH')) where street_id = (select id from street where name = 'W GREAT NECK RD #203' and city_id = (select id from city where name = 'VIRGINIA BEACH')); delete from street where name = 'W GREAT NECK RD #2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 GREAT NECK RD #204</text:p>
          </table:table-cell>
          <table:table-cell office:value-type="string">
            <text:p>W GREAT NECK RD</text:p>
          </table:table-cell>
          <table:table-cell table:formula="of:=CONCATENATE(&quot;START TRANSACTION; update resident_base set house_num = concat(house_num,'-',REPLACE('&quot;;[.A938];&quot;',concat('&quot;;[.B938];&quot;',' #'),'')), street_id = (select id from street where name = '&quot;;[.B938];&quot;' and city_id = (select id from city where name = 'VIRGINIA BEACH')) where street_id = (select id from street where name = '&quot;;[.A938];&quot;' and city_id = (select id from city where name = 'VIRGINIA BEACH')); delete from street where name = '&quot;;[.A938];&quot;' and city_id = (select id from city where name = 'VIRGINIA BEACH'); COMMIT&quot;)" office:value-type="string" office:string-value="START TRANSACTION; update resident_base set house_num = concat(house_num,'-',REPLACE('W GREAT NECK RD #204',concat('W GREAT NECK RD',' #'),'')), street_id = (select id from street where name = 'W GREAT NECK RD' and city_id = (select id from city where name = 'VIRGINIA BEACH')) where street_id = (select id from street where name = 'W GREAT NECK RD #204' and city_id = (select id from city where name = 'VIRGINIA BEACH')); delete from street where name = 'W GREAT NECK RD #204' and city_id = (select id from city where name = 'VIRGINIA BEACH'); COMMIT">
            <text:p>START TRANSACTION; update resident_base set house_num = concat(house_num,'-',REPLACE('W GREAT NECK RD #204',concat('W GREAT NECK RD',' #'),'')), street_id = (select id from street where name = 'W GREAT NECK RD' and city_id = (select id from city where name = 'VIRGINIA BEACH')) where street_id = (select id from street where name = 'W GREAT NECK RD #204' and city_id = (select id from city where name = 'VIRGINIA BEACH')); delete from street where name = 'W GREAT NECK RD #2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 GREAT NECK RD #205</text:p>
          </table:table-cell>
          <table:table-cell office:value-type="string">
            <text:p>W GREAT NECK RD</text:p>
          </table:table-cell>
          <table:table-cell table:formula="of:=CONCATENATE(&quot;START TRANSACTION; update resident_base set house_num = concat(house_num,'-',REPLACE('&quot;;[.A939];&quot;',concat('&quot;;[.B939];&quot;',' #'),'')), street_id = (select id from street where name = '&quot;;[.B939];&quot;' and city_id = (select id from city where name = 'VIRGINIA BEACH')) where street_id = (select id from street where name = '&quot;;[.A939];&quot;' and city_id = (select id from city where name = 'VIRGINIA BEACH')); delete from street where name = '&quot;;[.A939];&quot;' and city_id = (select id from city where name = 'VIRGINIA BEACH'); COMMIT&quot;)" office:value-type="string" office:string-value="START TRANSACTION; update resident_base set house_num = concat(house_num,'-',REPLACE('W GREAT NECK RD #205',concat('W GREAT NECK RD',' #'),'')), street_id = (select id from street where name = 'W GREAT NECK RD' and city_id = (select id from city where name = 'VIRGINIA BEACH')) where street_id = (select id from street where name = 'W GREAT NECK RD #205' and city_id = (select id from city where name = 'VIRGINIA BEACH')); delete from street where name = 'W GREAT NECK RD #205' and city_id = (select id from city where name = 'VIRGINIA BEACH'); COMMIT">
            <text:p>START TRANSACTION; update resident_base set house_num = concat(house_num,'-',REPLACE('W GREAT NECK RD #205',concat('W GREAT NECK RD',' #'),'')), street_id = (select id from street where name = 'W GREAT NECK RD' and city_id = (select id from city where name = 'VIRGINIA BEACH')) where street_id = (select id from street where name = 'W GREAT NECK RD #205' and city_id = (select id from city where name = 'VIRGINIA BEACH')); delete from street where name = 'W GREAT NECK RD #2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 GREAT NECK RD #206</text:p>
          </table:table-cell>
          <table:table-cell office:value-type="string">
            <text:p>W GREAT NECK RD</text:p>
          </table:table-cell>
          <table:table-cell table:formula="of:=CONCATENATE(&quot;START TRANSACTION; update resident_base set house_num = concat(house_num,'-',REPLACE('&quot;;[.A940];&quot;',concat('&quot;;[.B940];&quot;',' #'),'')), street_id = (select id from street where name = '&quot;;[.B940];&quot;' and city_id = (select id from city where name = 'VIRGINIA BEACH')) where street_id = (select id from street where name = '&quot;;[.A940];&quot;' and city_id = (select id from city where name = 'VIRGINIA BEACH')); delete from street where name = '&quot;;[.A940];&quot;' and city_id = (select id from city where name = 'VIRGINIA BEACH'); COMMIT&quot;)" office:value-type="string" office:string-value="START TRANSACTION; update resident_base set house_num = concat(house_num,'-',REPLACE('W GREAT NECK RD #206',concat('W GREAT NECK RD',' #'),'')), street_id = (select id from street where name = 'W GREAT NECK RD' and city_id = (select id from city where name = 'VIRGINIA BEACH')) where street_id = (select id from street where name = 'W GREAT NECK RD #206' and city_id = (select id from city where name = 'VIRGINIA BEACH')); delete from street where name = 'W GREAT NECK RD #206' and city_id = (select id from city where name = 'VIRGINIA BEACH'); COMMIT">
            <text:p>START TRANSACTION; update resident_base set house_num = concat(house_num,'-',REPLACE('W GREAT NECK RD #206',concat('W GREAT NECK RD',' #'),'')), street_id = (select id from street where name = 'W GREAT NECK RD' and city_id = (select id from city where name = 'VIRGINIA BEACH')) where street_id = (select id from street where name = 'W GREAT NECK RD #206' and city_id = (select id from city where name = 'VIRGINIA BEACH')); delete from street where name = 'W GREAT NECK RD #2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 GREAT NECK RD #207</text:p>
          </table:table-cell>
          <table:table-cell office:value-type="string">
            <text:p>W GREAT NECK RD</text:p>
          </table:table-cell>
          <table:table-cell table:formula="of:=CONCATENATE(&quot;START TRANSACTION; update resident_base set house_num = concat(house_num,'-',REPLACE('&quot;;[.A941];&quot;',concat('&quot;;[.B941];&quot;',' #'),'')), street_id = (select id from street where name = '&quot;;[.B941];&quot;' and city_id = (select id from city where name = 'VIRGINIA BEACH')) where street_id = (select id from street where name = '&quot;;[.A941];&quot;' and city_id = (select id from city where name = 'VIRGINIA BEACH')); delete from street where name = '&quot;;[.A941];&quot;' and city_id = (select id from city where name = 'VIRGINIA BEACH'); COMMIT&quot;)" office:value-type="string" office:string-value="START TRANSACTION; update resident_base set house_num = concat(house_num,'-',REPLACE('W GREAT NECK RD #207',concat('W GREAT NECK RD',' #'),'')), street_id = (select id from street where name = 'W GREAT NECK RD' and city_id = (select id from city where name = 'VIRGINIA BEACH')) where street_id = (select id from street where name = 'W GREAT NECK RD #207' and city_id = (select id from city where name = 'VIRGINIA BEACH')); delete from street where name = 'W GREAT NECK RD #207' and city_id = (select id from city where name = 'VIRGINIA BEACH'); COMMIT">
            <text:p>START TRANSACTION; update resident_base set house_num = concat(house_num,'-',REPLACE('W GREAT NECK RD #207',concat('W GREAT NECK RD',' #'),'')), street_id = (select id from street where name = 'W GREAT NECK RD' and city_id = (select id from city where name = 'VIRGINIA BEACH')) where street_id = (select id from street where name = 'W GREAT NECK RD #207' and city_id = (select id from city where name = 'VIRGINIA BEACH')); delete from street where name = 'W GREAT NECK RD #2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 GREAT NECK RD #209</text:p>
          </table:table-cell>
          <table:table-cell office:value-type="string">
            <text:p>W GREAT NECK RD</text:p>
          </table:table-cell>
          <table:table-cell table:formula="of:=CONCATENATE(&quot;START TRANSACTION; update resident_base set house_num = concat(house_num,'-',REPLACE('&quot;;[.A942];&quot;',concat('&quot;;[.B942];&quot;',' #'),'')), street_id = (select id from street where name = '&quot;;[.B942];&quot;' and city_id = (select id from city where name = 'VIRGINIA BEACH')) where street_id = (select id from street where name = '&quot;;[.A942];&quot;' and city_id = (select id from city where name = 'VIRGINIA BEACH')); delete from street where name = '&quot;;[.A942];&quot;' and city_id = (select id from city where name = 'VIRGINIA BEACH'); COMMIT&quot;)" office:value-type="string" office:string-value="START TRANSACTION; update resident_base set house_num = concat(house_num,'-',REPLACE('W GREAT NECK RD #209',concat('W GREAT NECK RD',' #'),'')), street_id = (select id from street where name = 'W GREAT NECK RD' and city_id = (select id from city where name = 'VIRGINIA BEACH')) where street_id = (select id from street where name = 'W GREAT NECK RD #209' and city_id = (select id from city where name = 'VIRGINIA BEACH')); delete from street where name = 'W GREAT NECK RD #209' and city_id = (select id from city where name = 'VIRGINIA BEACH'); COMMIT">
            <text:p>START TRANSACTION; update resident_base set house_num = concat(house_num,'-',REPLACE('W GREAT NECK RD #209',concat('W GREAT NECK RD',' #'),'')), street_id = (select id from street where name = 'W GREAT NECK RD' and city_id = (select id from city where name = 'VIRGINIA BEACH')) where street_id = (select id from street where name = 'W GREAT NECK RD #209' and city_id = (select id from city where name = 'VIRGINIA BEACH')); delete from street where name = 'W GREAT NECK RD #20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 GREAT NECK RD #210</text:p>
          </table:table-cell>
          <table:table-cell office:value-type="string">
            <text:p>W GREAT NECK RD</text:p>
          </table:table-cell>
          <table:table-cell table:formula="of:=CONCATENATE(&quot;START TRANSACTION; update resident_base set house_num = concat(house_num,'-',REPLACE('&quot;;[.A943];&quot;',concat('&quot;;[.B943];&quot;',' #'),'')), street_id = (select id from street where name = '&quot;;[.B943];&quot;' and city_id = (select id from city where name = 'VIRGINIA BEACH')) where street_id = (select id from street where name = '&quot;;[.A943];&quot;' and city_id = (select id from city where name = 'VIRGINIA BEACH')); delete from street where name = '&quot;;[.A943];&quot;' and city_id = (select id from city where name = 'VIRGINIA BEACH'); COMMIT&quot;)" office:value-type="string" office:string-value="START TRANSACTION; update resident_base set house_num = concat(house_num,'-',REPLACE('W GREAT NECK RD #210',concat('W GREAT NECK RD',' #'),'')), street_id = (select id from street where name = 'W GREAT NECK RD' and city_id = (select id from city where name = 'VIRGINIA BEACH')) where street_id = (select id from street where name = 'W GREAT NECK RD #210' and city_id = (select id from city where name = 'VIRGINIA BEACH')); delete from street where name = 'W GREAT NECK RD #210' and city_id = (select id from city where name = 'VIRGINIA BEACH'); COMMIT">
            <text:p>START TRANSACTION; update resident_base set house_num = concat(house_num,'-',REPLACE('W GREAT NECK RD #210',concat('W GREAT NECK RD',' #'),'')), street_id = (select id from street where name = 'W GREAT NECK RD' and city_id = (select id from city where name = 'VIRGINIA BEACH')) where street_id = (select id from street where name = 'W GREAT NECK RD #210' and city_id = (select id from city where name = 'VIRGINIA BEACH')); delete from street where name = 'W GREAT NECK RD #21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WHISPERING OAKS PL #101</text:p>
          </table:table-cell>
          <table:table-cell office:value-type="string">
            <text:p>WHISPERING OAKS PL</text:p>
          </table:table-cell>
          <table:table-cell table:formula="of:=CONCATENATE(&quot;START TRANSACTION; update resident_base set house_num = concat(house_num,'-',REPLACE('&quot;;[.A945];&quot;',concat('&quot;;[.B945];&quot;',' #'),'')), street_id = (select id from street where name = '&quot;;[.B945];&quot;' and city_id = (select id from city where name = 'VIRGINIA BEACH')) where street_id = (select id from street where name = '&quot;;[.A945];&quot;' and city_id = (select id from city where name = 'VIRGINIA BEACH')); delete from street where name = '&quot;;[.A945];&quot;' and city_id = (select id from city where name = 'VIRGINIA BEACH'); COMMIT&quot;)" office:value-type="string" office:string-value="START TRANSACTION; update resident_base set house_num = concat(house_num,'-',REPLACE('WHISPERING OAKS PL #101',concat('WHISPERING OAKS PL',' #'),'')), street_id = (select id from street where name = 'WHISPERING OAKS PL' and city_id = (select id from city where name = 'VIRGINIA BEACH')) where street_id = (select id from street where name = 'WHISPERING OAKS PL #101' and city_id = (select id from city where name = 'VIRGINIA BEACH')); delete from street where name = 'WHISPERING OAKS PL #101' and city_id = (select id from city where name = 'VIRGINIA BEACH'); COMMIT">
            <text:p>START TRANSACTION; update resident_base set house_num = concat(house_num,'-',REPLACE('WHISPERING OAKS PL #101',concat('WHISPERING OAKS PL',' #'),'')), street_id = (select id from street where name = 'WHISPERING OAKS PL' and city_id = (select id from city where name = 'VIRGINIA BEACH')) where street_id = (select id from street where name = 'WHISPERING OAKS PL #101' and city_id = (select id from city where name = 'VIRGINIA BEACH')); delete from street where name = 'WHISPERING OAKS PL #1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WILLOW OAK CIR #101</text:p>
          </table:table-cell>
          <table:table-cell office:value-type="string">
            <text:p>WILLOW OAK CIR</text:p>
          </table:table-cell>
          <table:table-cell table:formula="of:=CONCATENATE(&quot;START TRANSACTION; update resident_base set house_num = concat(house_num,'-',REPLACE('&quot;;[.A947];&quot;',concat('&quot;;[.B947];&quot;',' #'),'')), street_id = (select id from street where name = '&quot;;[.B947];&quot;' and city_id = (select id from city where name = 'VIRGINIA BEACH')) where street_id = (select id from street where name = '&quot;;[.A947];&quot;' and city_id = (select id from city where name = 'VIRGINIA BEACH')); delete from street where name = '&quot;;[.A947];&quot;' and city_id = (select id from city where name = 'VIRGINIA BEACH'); COMMIT&quot;)" office:value-type="string" office:string-value="START TRANSACTION; update resident_base set house_num = concat(house_num,'-',REPLACE('WILLOW OAK CIR #101',concat('WILLOW OAK CIR',' #'),'')), street_id = (select id from street where name = 'WILLOW OAK CIR' and city_id = (select id from city where name = 'VIRGINIA BEACH')) where street_id = (select id from street where name = 'WILLOW OAK CIR #101' and city_id = (select id from city where name = 'VIRGINIA BEACH')); delete from street where name = 'WILLOW OAK CIR #101' and city_id = (select id from city where name = 'VIRGINIA BEACH'); COMMIT">
            <text:p>START TRANSACTION; update resident_base set house_num = concat(house_num,'-',REPLACE('WILLOW OAK CIR #101',concat('WILLOW OAK CIR',' #'),'')), street_id = (select id from street where name = 'WILLOW OAK CIR' and city_id = (select id from city where name = 'VIRGINIA BEACH')) where street_id = (select id from street where name = 'WILLOW OAK CIR #101' and city_id = (select id from city where name = 'VIRGINIA BEACH')); delete from street where name = 'WILLOW OAK CIR #1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ILLOW OAK CIR #102</text:p>
          </table:table-cell>
          <table:table-cell office:value-type="string">
            <text:p>WILLOW OAK CIR</text:p>
          </table:table-cell>
          <table:table-cell table:formula="of:=CONCATENATE(&quot;START TRANSACTION; update resident_base set house_num = concat(house_num,'-',REPLACE('&quot;;[.A948];&quot;',concat('&quot;;[.B948];&quot;',' #'),'')), street_id = (select id from street where name = '&quot;;[.B948];&quot;' and city_id = (select id from city where name = 'VIRGINIA BEACH')) where street_id = (select id from street where name = '&quot;;[.A948];&quot;' and city_id = (select id from city where name = 'VIRGINIA BEACH')); delete from street where name = '&quot;;[.A948];&quot;' and city_id = (select id from city where name = 'VIRGINIA BEACH'); COMMIT&quot;)" office:value-type="string" office:string-value="START TRANSACTION; update resident_base set house_num = concat(house_num,'-',REPLACE('WILLOW OAK CIR #102',concat('WILLOW OAK CIR',' #'),'')), street_id = (select id from street where name = 'WILLOW OAK CIR' and city_id = (select id from city where name = 'VIRGINIA BEACH')) where street_id = (select id from street where name = 'WILLOW OAK CIR #102' and city_id = (select id from city where name = 'VIRGINIA BEACH')); delete from street where name = 'WILLOW OAK CIR #102' and city_id = (select id from city where name = 'VIRGINIA BEACH'); COMMIT">
            <text:p>START TRANSACTION; update resident_base set house_num = concat(house_num,'-',REPLACE('WILLOW OAK CIR #102',concat('WILLOW OAK CIR',' #'),'')), street_id = (select id from street where name = 'WILLOW OAK CIR' and city_id = (select id from city where name = 'VIRGINIA BEACH')) where street_id = (select id from street where name = 'WILLOW OAK CIR #102' and city_id = (select id from city where name = 'VIRGINIA BEACH')); delete from street where name = 'WILLOW OAK CIR #1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ILLOW OAK CIR #103</text:p>
          </table:table-cell>
          <table:table-cell office:value-type="string">
            <text:p>WILLOW OAK CIR</text:p>
          </table:table-cell>
          <table:table-cell table:formula="of:=CONCATENATE(&quot;START TRANSACTION; update resident_base set house_num = concat(house_num,'-',REPLACE('&quot;;[.A949];&quot;',concat('&quot;;[.B949];&quot;',' #'),'')), street_id = (select id from street where name = '&quot;;[.B949];&quot;' and city_id = (select id from city where name = 'VIRGINIA BEACH')) where street_id = (select id from street where name = '&quot;;[.A949];&quot;' and city_id = (select id from city where name = 'VIRGINIA BEACH')); delete from street where name = '&quot;;[.A949];&quot;' and city_id = (select id from city where name = 'VIRGINIA BEACH'); COMMIT&quot;)" office:value-type="string" office:string-value="START TRANSACTION; update resident_base set house_num = concat(house_num,'-',REPLACE('WILLOW OAK CIR #103',concat('WILLOW OAK CIR',' #'),'')), street_id = (select id from street where name = 'WILLOW OAK CIR' and city_id = (select id from city where name = 'VIRGINIA BEACH')) where street_id = (select id from street where name = 'WILLOW OAK CIR #103' and city_id = (select id from city where name = 'VIRGINIA BEACH')); delete from street where name = 'WILLOW OAK CIR #103' and city_id = (select id from city where name = 'VIRGINIA BEACH'); COMMIT">
            <text:p>START TRANSACTION; update resident_base set house_num = concat(house_num,'-',REPLACE('WILLOW OAK CIR #103',concat('WILLOW OAK CIR',' #'),'')), street_id = (select id from street where name = 'WILLOW OAK CIR' and city_id = (select id from city where name = 'VIRGINIA BEACH')) where street_id = (select id from street where name = 'WILLOW OAK CIR #103' and city_id = (select id from city where name = 'VIRGINIA BEACH')); delete from street where name = 'WILLOW OAK CIR #1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ILLOW OAK CIR #104</text:p>
          </table:table-cell>
          <table:table-cell office:value-type="string">
            <text:p>WILLOW OAK CIR</text:p>
          </table:table-cell>
          <table:table-cell table:formula="of:=CONCATENATE(&quot;START TRANSACTION; update resident_base set house_num = concat(house_num,'-',REPLACE('&quot;;[.A950];&quot;',concat('&quot;;[.B950];&quot;',' #'),'')), street_id = (select id from street where name = '&quot;;[.B950];&quot;' and city_id = (select id from city where name = 'VIRGINIA BEACH')) where street_id = (select id from street where name = '&quot;;[.A950];&quot;' and city_id = (select id from city where name = 'VIRGINIA BEACH')); delete from street where name = '&quot;;[.A950];&quot;' and city_id = (select id from city where name = 'VIRGINIA BEACH'); COMMIT&quot;)" office:value-type="string" office:string-value="START TRANSACTION; update resident_base set house_num = concat(house_num,'-',REPLACE('WILLOW OAK CIR #104',concat('WILLOW OAK CIR',' #'),'')), street_id = (select id from street where name = 'WILLOW OAK CIR' and city_id = (select id from city where name = 'VIRGINIA BEACH')) where street_id = (select id from street where name = 'WILLOW OAK CIR #104' and city_id = (select id from city where name = 'VIRGINIA BEACH')); delete from street where name = 'WILLOW OAK CIR #104' and city_id = (select id from city where name = 'VIRGINIA BEACH'); COMMIT">
            <text:p>START TRANSACTION; update resident_base set house_num = concat(house_num,'-',REPLACE('WILLOW OAK CIR #104',concat('WILLOW OAK CIR',' #'),'')), street_id = (select id from street where name = 'WILLOW OAK CIR' and city_id = (select id from city where name = 'VIRGINIA BEACH')) where street_id = (select id from street where name = 'WILLOW OAK CIR #104' and city_id = (select id from city where name = 'VIRGINIA BEACH')); delete from street where name = 'WILLOW OAK CIR #1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ILLOW OAK CIR #105</text:p>
          </table:table-cell>
          <table:table-cell office:value-type="string">
            <text:p>WILLOW OAK CIR</text:p>
          </table:table-cell>
          <table:table-cell table:formula="of:=CONCATENATE(&quot;START TRANSACTION; update resident_base set house_num = concat(house_num,'-',REPLACE('&quot;;[.A951];&quot;',concat('&quot;;[.B951];&quot;',' #'),'')), street_id = (select id from street where name = '&quot;;[.B951];&quot;' and city_id = (select id from city where name = 'VIRGINIA BEACH')) where street_id = (select id from street where name = '&quot;;[.A951];&quot;' and city_id = (select id from city where name = 'VIRGINIA BEACH')); delete from street where name = '&quot;;[.A951];&quot;' and city_id = (select id from city where name = 'VIRGINIA BEACH'); COMMIT&quot;)" office:value-type="string" office:string-value="START TRANSACTION; update resident_base set house_num = concat(house_num,'-',REPLACE('WILLOW OAK CIR #105',concat('WILLOW OAK CIR',' #'),'')), street_id = (select id from street where name = 'WILLOW OAK CIR' and city_id = (select id from city where name = 'VIRGINIA BEACH')) where street_id = (select id from street where name = 'WILLOW OAK CIR #105' and city_id = (select id from city where name = 'VIRGINIA BEACH')); delete from street where name = 'WILLOW OAK CIR #105' and city_id = (select id from city where name = 'VIRGINIA BEACH'); COMMIT">
            <text:p>START TRANSACTION; update resident_base set house_num = concat(house_num,'-',REPLACE('WILLOW OAK CIR #105',concat('WILLOW OAK CIR',' #'),'')), street_id = (select id from street where name = 'WILLOW OAK CIR' and city_id = (select id from city where name = 'VIRGINIA BEACH')) where street_id = (select id from street where name = 'WILLOW OAK CIR #105' and city_id = (select id from city where name = 'VIRGINIA BEACH')); delete from street where name = 'WILLOW OAK CIR #1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ILLOW OAK CIR #106</text:p>
          </table:table-cell>
          <table:table-cell office:value-type="string">
            <text:p>WILLOW OAK CIR</text:p>
          </table:table-cell>
          <table:table-cell table:formula="of:=CONCATENATE(&quot;START TRANSACTION; update resident_base set house_num = concat(house_num,'-',REPLACE('&quot;;[.A952];&quot;',concat('&quot;;[.B952];&quot;',' #'),'')), street_id = (select id from street where name = '&quot;;[.B952];&quot;' and city_id = (select id from city where name = 'VIRGINIA BEACH')) where street_id = (select id from street where name = '&quot;;[.A952];&quot;' and city_id = (select id from city where name = 'VIRGINIA BEACH')); delete from street where name = '&quot;;[.A952];&quot;' and city_id = (select id from city where name = 'VIRGINIA BEACH'); COMMIT&quot;)" office:value-type="string" office:string-value="START TRANSACTION; update resident_base set house_num = concat(house_num,'-',REPLACE('WILLOW OAK CIR #106',concat('WILLOW OAK CIR',' #'),'')), street_id = (select id from street where name = 'WILLOW OAK CIR' and city_id = (select id from city where name = 'VIRGINIA BEACH')) where street_id = (select id from street where name = 'WILLOW OAK CIR #106' and city_id = (select id from city where name = 'VIRGINIA BEACH')); delete from street where name = 'WILLOW OAK CIR #106' and city_id = (select id from city where name = 'VIRGINIA BEACH'); COMMIT">
            <text:p>START TRANSACTION; update resident_base set house_num = concat(house_num,'-',REPLACE('WILLOW OAK CIR #106',concat('WILLOW OAK CIR',' #'),'')), street_id = (select id from street where name = 'WILLOW OAK CIR' and city_id = (select id from city where name = 'VIRGINIA BEACH')) where street_id = (select id from street where name = 'WILLOW OAK CIR #106' and city_id = (select id from city where name = 'VIRGINIA BEACH')); delete from street where name = 'WILLOW OAK CIR #1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ILLOW OAK CIR #107</text:p>
          </table:table-cell>
          <table:table-cell office:value-type="string">
            <text:p>WILLOW OAK CIR</text:p>
          </table:table-cell>
          <table:table-cell table:formula="of:=CONCATENATE(&quot;START TRANSACTION; update resident_base set house_num = concat(house_num,'-',REPLACE('&quot;;[.A953];&quot;',concat('&quot;;[.B953];&quot;',' #'),'')), street_id = (select id from street where name = '&quot;;[.B953];&quot;' and city_id = (select id from city where name = 'VIRGINIA BEACH')) where street_id = (select id from street where name = '&quot;;[.A953];&quot;' and city_id = (select id from city where name = 'VIRGINIA BEACH')); delete from street where name = '&quot;;[.A953];&quot;' and city_id = (select id from city where name = 'VIRGINIA BEACH'); COMMIT&quot;)" office:value-type="string" office:string-value="START TRANSACTION; update resident_base set house_num = concat(house_num,'-',REPLACE('WILLOW OAK CIR #107',concat('WILLOW OAK CIR',' #'),'')), street_id = (select id from street where name = 'WILLOW OAK CIR' and city_id = (select id from city where name = 'VIRGINIA BEACH')) where street_id = (select id from street where name = 'WILLOW OAK CIR #107' and city_id = (select id from city where name = 'VIRGINIA BEACH')); delete from street where name = 'WILLOW OAK CIR #107' and city_id = (select id from city where name = 'VIRGINIA BEACH'); COMMIT">
            <text:p>START TRANSACTION; update resident_base set house_num = concat(house_num,'-',REPLACE('WILLOW OAK CIR #107',concat('WILLOW OAK CIR',' #'),'')), street_id = (select id from street where name = 'WILLOW OAK CIR' and city_id = (select id from city where name = 'VIRGINIA BEACH')) where street_id = (select id from street where name = 'WILLOW OAK CIR #107' and city_id = (select id from city where name = 'VIRGINIA BEACH')); delete from street where name = 'WILLOW OAK CIR #1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ILLOW OAK CIR #108</text:p>
          </table:table-cell>
          <table:table-cell office:value-type="string">
            <text:p>WILLOW OAK CIR</text:p>
          </table:table-cell>
          <table:table-cell table:formula="of:=CONCATENATE(&quot;START TRANSACTION; update resident_base set house_num = concat(house_num,'-',REPLACE('&quot;;[.A954];&quot;',concat('&quot;;[.B954];&quot;',' #'),'')), street_id = (select id from street where name = '&quot;;[.B954];&quot;' and city_id = (select id from city where name = 'VIRGINIA BEACH')) where street_id = (select id from street where name = '&quot;;[.A954];&quot;' and city_id = (select id from city where name = 'VIRGINIA BEACH')); delete from street where name = '&quot;;[.A954];&quot;' and city_id = (select id from city where name = 'VIRGINIA BEACH'); COMMIT&quot;)" office:value-type="string" office:string-value="START TRANSACTION; update resident_base set house_num = concat(house_num,'-',REPLACE('WILLOW OAK CIR #108',concat('WILLOW OAK CIR',' #'),'')), street_id = (select id from street where name = 'WILLOW OAK CIR' and city_id = (select id from city where name = 'VIRGINIA BEACH')) where street_id = (select id from street where name = 'WILLOW OAK CIR #108' and city_id = (select id from city where name = 'VIRGINIA BEACH')); delete from street where name = 'WILLOW OAK CIR #108' and city_id = (select id from city where name = 'VIRGINIA BEACH'); COMMIT">
            <text:p>START TRANSACTION; update resident_base set house_num = concat(house_num,'-',REPLACE('WILLOW OAK CIR #108',concat('WILLOW OAK CIR',' #'),'')), street_id = (select id from street where name = 'WILLOW OAK CIR' and city_id = (select id from city where name = 'VIRGINIA BEACH')) where street_id = (select id from street where name = 'WILLOW OAK CIR #108' and city_id = (select id from city where name = 'VIRGINIA BEACH')); delete from street where name = 'WILLOW OAK CIR #1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ILLOW OAK CIR #109</text:p>
          </table:table-cell>
          <table:table-cell office:value-type="string">
            <text:p>WILLOW OAK CIR</text:p>
          </table:table-cell>
          <table:table-cell table:formula="of:=CONCATENATE(&quot;START TRANSACTION; update resident_base set house_num = concat(house_num,'-',REPLACE('&quot;;[.A955];&quot;',concat('&quot;;[.B955];&quot;',' #'),'')), street_id = (select id from street where name = '&quot;;[.B955];&quot;' and city_id = (select id from city where name = 'VIRGINIA BEACH')) where street_id = (select id from street where name = '&quot;;[.A955];&quot;' and city_id = (select id from city where name = 'VIRGINIA BEACH')); delete from street where name = '&quot;;[.A955];&quot;' and city_id = (select id from city where name = 'VIRGINIA BEACH'); COMMIT&quot;)" office:value-type="string" office:string-value="START TRANSACTION; update resident_base set house_num = concat(house_num,'-',REPLACE('WILLOW OAK CIR #109',concat('WILLOW OAK CIR',' #'),'')), street_id = (select id from street where name = 'WILLOW OAK CIR' and city_id = (select id from city where name = 'VIRGINIA BEACH')) where street_id = (select id from street where name = 'WILLOW OAK CIR #109' and city_id = (select id from city where name = 'VIRGINIA BEACH')); delete from street where name = 'WILLOW OAK CIR #109' and city_id = (select id from city where name = 'VIRGINIA BEACH'); COMMIT">
            <text:p>START TRANSACTION; update resident_base set house_num = concat(house_num,'-',REPLACE('WILLOW OAK CIR #109',concat('WILLOW OAK CIR',' #'),'')), street_id = (select id from street where name = 'WILLOW OAK CIR' and city_id = (select id from city where name = 'VIRGINIA BEACH')) where street_id = (select id from street where name = 'WILLOW OAK CIR #109' and city_id = (select id from city where name = 'VIRGINIA BEACH')); delete from street where name = 'WILLOW OAK CIR #10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ILLOW OAK CIR #110</text:p>
          </table:table-cell>
          <table:table-cell office:value-type="string">
            <text:p>WILLOW OAK CIR</text:p>
          </table:table-cell>
          <table:table-cell table:formula="of:=CONCATENATE(&quot;START TRANSACTION; update resident_base set house_num = concat(house_num,'-',REPLACE('&quot;;[.A956];&quot;',concat('&quot;;[.B956];&quot;',' #'),'')), street_id = (select id from street where name = '&quot;;[.B956];&quot;' and city_id = (select id from city where name = 'VIRGINIA BEACH')) where street_id = (select id from street where name = '&quot;;[.A956];&quot;' and city_id = (select id from city where name = 'VIRGINIA BEACH')); delete from street where name = '&quot;;[.A956];&quot;' and city_id = (select id from city where name = 'VIRGINIA BEACH'); COMMIT&quot;)" office:value-type="string" office:string-value="START TRANSACTION; update resident_base set house_num = concat(house_num,'-',REPLACE('WILLOW OAK CIR #110',concat('WILLOW OAK CIR',' #'),'')), street_id = (select id from street where name = 'WILLOW OAK CIR' and city_id = (select id from city where name = 'VIRGINIA BEACH')) where street_id = (select id from street where name = 'WILLOW OAK CIR #110' and city_id = (select id from city where name = 'VIRGINIA BEACH')); delete from street where name = 'WILLOW OAK CIR #110' and city_id = (select id from city where name = 'VIRGINIA BEACH'); COMMIT">
            <text:p>START TRANSACTION; update resident_base set house_num = concat(house_num,'-',REPLACE('WILLOW OAK CIR #110',concat('WILLOW OAK CIR',' #'),'')), street_id = (select id from street where name = 'WILLOW OAK CIR' and city_id = (select id from city where name = 'VIRGINIA BEACH')) where street_id = (select id from street where name = 'WILLOW OAK CIR #110' and city_id = (select id from city where name = 'VIRGINIA BEACH')); delete from street where name = 'WILLOW OAK CIR #11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ILLOW OAK CIR #111</text:p>
          </table:table-cell>
          <table:table-cell office:value-type="string">
            <text:p>WILLOW OAK CIR</text:p>
          </table:table-cell>
          <table:table-cell table:formula="of:=CONCATENATE(&quot;START TRANSACTION; update resident_base set house_num = concat(house_num,'-',REPLACE('&quot;;[.A957];&quot;',concat('&quot;;[.B957];&quot;',' #'),'')), street_id = (select id from street where name = '&quot;;[.B957];&quot;' and city_id = (select id from city where name = 'VIRGINIA BEACH')) where street_id = (select id from street where name = '&quot;;[.A957];&quot;' and city_id = (select id from city where name = 'VIRGINIA BEACH')); delete from street where name = '&quot;;[.A957];&quot;' and city_id = (select id from city where name = 'VIRGINIA BEACH'); COMMIT&quot;)" office:value-type="string" office:string-value="START TRANSACTION; update resident_base set house_num = concat(house_num,'-',REPLACE('WILLOW OAK CIR #111',concat('WILLOW OAK CIR',' #'),'')), street_id = (select id from street where name = 'WILLOW OAK CIR' and city_id = (select id from city where name = 'VIRGINIA BEACH')) where street_id = (select id from street where name = 'WILLOW OAK CIR #111' and city_id = (select id from city where name = 'VIRGINIA BEACH')); delete from street where name = 'WILLOW OAK CIR #111' and city_id = (select id from city where name = 'VIRGINIA BEACH'); COMMIT">
            <text:p>START TRANSACTION; update resident_base set house_num = concat(house_num,'-',REPLACE('WILLOW OAK CIR #111',concat('WILLOW OAK CIR',' #'),'')), street_id = (select id from street where name = 'WILLOW OAK CIR' and city_id = (select id from city where name = 'VIRGINIA BEACH')) where street_id = (select id from street where name = 'WILLOW OAK CIR #111' and city_id = (select id from city where name = 'VIRGINIA BEACH')); delete from street where name = 'WILLOW OAK CIR #11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ILLOW OAK CIR #112</text:p>
          </table:table-cell>
          <table:table-cell office:value-type="string">
            <text:p>WILLOW OAK CIR</text:p>
          </table:table-cell>
          <table:table-cell table:formula="of:=CONCATENATE(&quot;START TRANSACTION; update resident_base set house_num = concat(house_num,'-',REPLACE('&quot;;[.A958];&quot;',concat('&quot;;[.B958];&quot;',' #'),'')), street_id = (select id from street where name = '&quot;;[.B958];&quot;' and city_id = (select id from city where name = 'VIRGINIA BEACH')) where street_id = (select id from street where name = '&quot;;[.A958];&quot;' and city_id = (select id from city where name = 'VIRGINIA BEACH')); delete from street where name = '&quot;;[.A958];&quot;' and city_id = (select id from city where name = 'VIRGINIA BEACH'); COMMIT&quot;)" office:value-type="string" office:string-value="START TRANSACTION; update resident_base set house_num = concat(house_num,'-',REPLACE('WILLOW OAK CIR #112',concat('WILLOW OAK CIR',' #'),'')), street_id = (select id from street where name = 'WILLOW OAK CIR' and city_id = (select id from city where name = 'VIRGINIA BEACH')) where street_id = (select id from street where name = 'WILLOW OAK CIR #112' and city_id = (select id from city where name = 'VIRGINIA BEACH')); delete from street where name = 'WILLOW OAK CIR #112' and city_id = (select id from city where name = 'VIRGINIA BEACH'); COMMIT">
            <text:p>START TRANSACTION; update resident_base set house_num = concat(house_num,'-',REPLACE('WILLOW OAK CIR #112',concat('WILLOW OAK CIR',' #'),'')), street_id = (select id from street where name = 'WILLOW OAK CIR' and city_id = (select id from city where name = 'VIRGINIA BEACH')) where street_id = (select id from street where name = 'WILLOW OAK CIR #112' and city_id = (select id from city where name = 'VIRGINIA BEACH')); delete from street where name = 'WILLOW OAK CIR #11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ILLOW OAK CIR #201</text:p>
          </table:table-cell>
          <table:table-cell office:value-type="string">
            <text:p>WILLOW OAK CIR</text:p>
          </table:table-cell>
          <table:table-cell table:formula="of:=CONCATENATE(&quot;START TRANSACTION; update resident_base set house_num = concat(house_num,'-',REPLACE('&quot;;[.A959];&quot;',concat('&quot;;[.B959];&quot;',' #'),'')), street_id = (select id from street where name = '&quot;;[.B959];&quot;' and city_id = (select id from city where name = 'VIRGINIA BEACH')) where street_id = (select id from street where name = '&quot;;[.A959];&quot;' and city_id = (select id from city where name = 'VIRGINIA BEACH')); delete from street where name = '&quot;;[.A959];&quot;' and city_id = (select id from city where name = 'VIRGINIA BEACH'); COMMIT&quot;)" office:value-type="string" office:string-value="START TRANSACTION; update resident_base set house_num = concat(house_num,'-',REPLACE('WILLOW OAK CIR #201',concat('WILLOW OAK CIR',' #'),'')), street_id = (select id from street where name = 'WILLOW OAK CIR' and city_id = (select id from city where name = 'VIRGINIA BEACH')) where street_id = (select id from street where name = 'WILLOW OAK CIR #201' and city_id = (select id from city where name = 'VIRGINIA BEACH')); delete from street where name = 'WILLOW OAK CIR #201' and city_id = (select id from city where name = 'VIRGINIA BEACH'); COMMIT">
            <text:p>START TRANSACTION; update resident_base set house_num = concat(house_num,'-',REPLACE('WILLOW OAK CIR #201',concat('WILLOW OAK CIR',' #'),'')), street_id = (select id from street where name = 'WILLOW OAK CIR' and city_id = (select id from city where name = 'VIRGINIA BEACH')) where street_id = (select id from street where name = 'WILLOW OAK CIR #201' and city_id = (select id from city where name = 'VIRGINIA BEACH')); delete from street where name = 'WILLOW OAK CIR #2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ILLOW OAK CIR #202</text:p>
          </table:table-cell>
          <table:table-cell office:value-type="string">
            <text:p>WILLOW OAK CIR</text:p>
          </table:table-cell>
          <table:table-cell table:formula="of:=CONCATENATE(&quot;START TRANSACTION; update resident_base set house_num = concat(house_num,'-',REPLACE('&quot;;[.A960];&quot;',concat('&quot;;[.B960];&quot;',' #'),'')), street_id = (select id from street where name = '&quot;;[.B960];&quot;' and city_id = (select id from city where name = 'VIRGINIA BEACH')) where street_id = (select id from street where name = '&quot;;[.A960];&quot;' and city_id = (select id from city where name = 'VIRGINIA BEACH')); delete from street where name = '&quot;;[.A960];&quot;' and city_id = (select id from city where name = 'VIRGINIA BEACH'); COMMIT&quot;)" office:value-type="string" office:string-value="START TRANSACTION; update resident_base set house_num = concat(house_num,'-',REPLACE('WILLOW OAK CIR #202',concat('WILLOW OAK CIR',' #'),'')), street_id = (select id from street where name = 'WILLOW OAK CIR' and city_id = (select id from city where name = 'VIRGINIA BEACH')) where street_id = (select id from street where name = 'WILLOW OAK CIR #202' and city_id = (select id from city where name = 'VIRGINIA BEACH')); delete from street where name = 'WILLOW OAK CIR #202' and city_id = (select id from city where name = 'VIRGINIA BEACH'); COMMIT">
            <text:p>START TRANSACTION; update resident_base set house_num = concat(house_num,'-',REPLACE('WILLOW OAK CIR #202',concat('WILLOW OAK CIR',' #'),'')), street_id = (select id from street where name = 'WILLOW OAK CIR' and city_id = (select id from city where name = 'VIRGINIA BEACH')) where street_id = (select id from street where name = 'WILLOW OAK CIR #202' and city_id = (select id from city where name = 'VIRGINIA BEACH')); delete from street where name = 'WILLOW OAK CIR #2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ILLOW OAK CIR #203</text:p>
          </table:table-cell>
          <table:table-cell office:value-type="string">
            <text:p>WILLOW OAK CIR</text:p>
          </table:table-cell>
          <table:table-cell table:formula="of:=CONCATENATE(&quot;START TRANSACTION; update resident_base set house_num = concat(house_num,'-',REPLACE('&quot;;[.A961];&quot;',concat('&quot;;[.B961];&quot;',' #'),'')), street_id = (select id from street where name = '&quot;;[.B961];&quot;' and city_id = (select id from city where name = 'VIRGINIA BEACH')) where street_id = (select id from street where name = '&quot;;[.A961];&quot;' and city_id = (select id from city where name = 'VIRGINIA BEACH')); delete from street where name = '&quot;;[.A961];&quot;' and city_id = (select id from city where name = 'VIRGINIA BEACH'); COMMIT&quot;)" office:value-type="string" office:string-value="START TRANSACTION; update resident_base set house_num = concat(house_num,'-',REPLACE('WILLOW OAK CIR #203',concat('WILLOW OAK CIR',' #'),'')), street_id = (select id from street where name = 'WILLOW OAK CIR' and city_id = (select id from city where name = 'VIRGINIA BEACH')) where street_id = (select id from street where name = 'WILLOW OAK CIR #203' and city_id = (select id from city where name = 'VIRGINIA BEACH')); delete from street where name = 'WILLOW OAK CIR #203' and city_id = (select id from city where name = 'VIRGINIA BEACH'); COMMIT">
            <text:p>START TRANSACTION; update resident_base set house_num = concat(house_num,'-',REPLACE('WILLOW OAK CIR #203',concat('WILLOW OAK CIR',' #'),'')), street_id = (select id from street where name = 'WILLOW OAK CIR' and city_id = (select id from city where name = 'VIRGINIA BEACH')) where street_id = (select id from street where name = 'WILLOW OAK CIR #203' and city_id = (select id from city where name = 'VIRGINIA BEACH')); delete from street where name = 'WILLOW OAK CIR #2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ILLOW OAK CIR #204</text:p>
          </table:table-cell>
          <table:table-cell office:value-type="string">
            <text:p>WILLOW OAK CIR</text:p>
          </table:table-cell>
          <table:table-cell table:formula="of:=CONCATENATE(&quot;START TRANSACTION; update resident_base set house_num = concat(house_num,'-',REPLACE('&quot;;[.A962];&quot;',concat('&quot;;[.B962];&quot;',' #'),'')), street_id = (select id from street where name = '&quot;;[.B962];&quot;' and city_id = (select id from city where name = 'VIRGINIA BEACH')) where street_id = (select id from street where name = '&quot;;[.A962];&quot;' and city_id = (select id from city where name = 'VIRGINIA BEACH')); delete from street where name = '&quot;;[.A962];&quot;' and city_id = (select id from city where name = 'VIRGINIA BEACH'); COMMIT&quot;)" office:value-type="string" office:string-value="START TRANSACTION; update resident_base set house_num = concat(house_num,'-',REPLACE('WILLOW OAK CIR #204',concat('WILLOW OAK CIR',' #'),'')), street_id = (select id from street where name = 'WILLOW OAK CIR' and city_id = (select id from city where name = 'VIRGINIA BEACH')) where street_id = (select id from street where name = 'WILLOW OAK CIR #204' and city_id = (select id from city where name = 'VIRGINIA BEACH')); delete from street where name = 'WILLOW OAK CIR #204' and city_id = (select id from city where name = 'VIRGINIA BEACH'); COMMIT">
            <text:p>START TRANSACTION; update resident_base set house_num = concat(house_num,'-',REPLACE('WILLOW OAK CIR #204',concat('WILLOW OAK CIR',' #'),'')), street_id = (select id from street where name = 'WILLOW OAK CIR' and city_id = (select id from city where name = 'VIRGINIA BEACH')) where street_id = (select id from street where name = 'WILLOW OAK CIR #204' and city_id = (select id from city where name = 'VIRGINIA BEACH')); delete from street where name = 'WILLOW OAK CIR #2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ILLOW OAK CIR #205</text:p>
          </table:table-cell>
          <table:table-cell office:value-type="string">
            <text:p>WILLOW OAK CIR</text:p>
          </table:table-cell>
          <table:table-cell table:formula="of:=CONCATENATE(&quot;START TRANSACTION; update resident_base set house_num = concat(house_num,'-',REPLACE('&quot;;[.A963];&quot;',concat('&quot;;[.B963];&quot;',' #'),'')), street_id = (select id from street where name = '&quot;;[.B963];&quot;' and city_id = (select id from city where name = 'VIRGINIA BEACH')) where street_id = (select id from street where name = '&quot;;[.A963];&quot;' and city_id = (select id from city where name = 'VIRGINIA BEACH')); delete from street where name = '&quot;;[.A963];&quot;' and city_id = (select id from city where name = 'VIRGINIA BEACH'); COMMIT&quot;)" office:value-type="string" office:string-value="START TRANSACTION; update resident_base set house_num = concat(house_num,'-',REPLACE('WILLOW OAK CIR #205',concat('WILLOW OAK CIR',' #'),'')), street_id = (select id from street where name = 'WILLOW OAK CIR' and city_id = (select id from city where name = 'VIRGINIA BEACH')) where street_id = (select id from street where name = 'WILLOW OAK CIR #205' and city_id = (select id from city where name = 'VIRGINIA BEACH')); delete from street where name = 'WILLOW OAK CIR #205' and city_id = (select id from city where name = 'VIRGINIA BEACH'); COMMIT">
            <text:p>START TRANSACTION; update resident_base set house_num = concat(house_num,'-',REPLACE('WILLOW OAK CIR #205',concat('WILLOW OAK CIR',' #'),'')), street_id = (select id from street where name = 'WILLOW OAK CIR' and city_id = (select id from city where name = 'VIRGINIA BEACH')) where street_id = (select id from street where name = 'WILLOW OAK CIR #205' and city_id = (select id from city where name = 'VIRGINIA BEACH')); delete from street where name = 'WILLOW OAK CIR #2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ILLOW OAK CIR #206</text:p>
          </table:table-cell>
          <table:table-cell office:value-type="string">
            <text:p>WILLOW OAK CIR</text:p>
          </table:table-cell>
          <table:table-cell table:formula="of:=CONCATENATE(&quot;START TRANSACTION; update resident_base set house_num = concat(house_num,'-',REPLACE('&quot;;[.A964];&quot;',concat('&quot;;[.B964];&quot;',' #'),'')), street_id = (select id from street where name = '&quot;;[.B964];&quot;' and city_id = (select id from city where name = 'VIRGINIA BEACH')) where street_id = (select id from street where name = '&quot;;[.A964];&quot;' and city_id = (select id from city where name = 'VIRGINIA BEACH')); delete from street where name = '&quot;;[.A964];&quot;' and city_id = (select id from city where name = 'VIRGINIA BEACH'); COMMIT&quot;)" office:value-type="string" office:string-value="START TRANSACTION; update resident_base set house_num = concat(house_num,'-',REPLACE('WILLOW OAK CIR #206',concat('WILLOW OAK CIR',' #'),'')), street_id = (select id from street where name = 'WILLOW OAK CIR' and city_id = (select id from city where name = 'VIRGINIA BEACH')) where street_id = (select id from street where name = 'WILLOW OAK CIR #206' and city_id = (select id from city where name = 'VIRGINIA BEACH')); delete from street where name = 'WILLOW OAK CIR #206' and city_id = (select id from city where name = 'VIRGINIA BEACH'); COMMIT">
            <text:p>START TRANSACTION; update resident_base set house_num = concat(house_num,'-',REPLACE('WILLOW OAK CIR #206',concat('WILLOW OAK CIR',' #'),'')), street_id = (select id from street where name = 'WILLOW OAK CIR' and city_id = (select id from city where name = 'VIRGINIA BEACH')) where street_id = (select id from street where name = 'WILLOW OAK CIR #206' and city_id = (select id from city where name = 'VIRGINIA BEACH')); delete from street where name = 'WILLOW OAK CIR #2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ILLOW OAK CIR #207</text:p>
          </table:table-cell>
          <table:table-cell office:value-type="string">
            <text:p>WILLOW OAK CIR</text:p>
          </table:table-cell>
          <table:table-cell table:formula="of:=CONCATENATE(&quot;START TRANSACTION; update resident_base set house_num = concat(house_num,'-',REPLACE('&quot;;[.A965];&quot;',concat('&quot;;[.B965];&quot;',' #'),'')), street_id = (select id from street where name = '&quot;;[.B965];&quot;' and city_id = (select id from city where name = 'VIRGINIA BEACH')) where street_id = (select id from street where name = '&quot;;[.A965];&quot;' and city_id = (select id from city where name = 'VIRGINIA BEACH')); delete from street where name = '&quot;;[.A965];&quot;' and city_id = (select id from city where name = 'VIRGINIA BEACH'); COMMIT&quot;)" office:value-type="string" office:string-value="START TRANSACTION; update resident_base set house_num = concat(house_num,'-',REPLACE('WILLOW OAK CIR #207',concat('WILLOW OAK CIR',' #'),'')), street_id = (select id from street where name = 'WILLOW OAK CIR' and city_id = (select id from city where name = 'VIRGINIA BEACH')) where street_id = (select id from street where name = 'WILLOW OAK CIR #207' and city_id = (select id from city where name = 'VIRGINIA BEACH')); delete from street where name = 'WILLOW OAK CIR #207' and city_id = (select id from city where name = 'VIRGINIA BEACH'); COMMIT">
            <text:p>START TRANSACTION; update resident_base set house_num = concat(house_num,'-',REPLACE('WILLOW OAK CIR #207',concat('WILLOW OAK CIR',' #'),'')), street_id = (select id from street where name = 'WILLOW OAK CIR' and city_id = (select id from city where name = 'VIRGINIA BEACH')) where street_id = (select id from street where name = 'WILLOW OAK CIR #207' and city_id = (select id from city where name = 'VIRGINIA BEACH')); delete from street where name = 'WILLOW OAK CIR #2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ILLOW OAK CIR #208</text:p>
          </table:table-cell>
          <table:table-cell office:value-type="string">
            <text:p>WILLOW OAK CIR</text:p>
          </table:table-cell>
          <table:table-cell table:formula="of:=CONCATENATE(&quot;START TRANSACTION; update resident_base set house_num = concat(house_num,'-',REPLACE('&quot;;[.A966];&quot;',concat('&quot;;[.B966];&quot;',' #'),'')), street_id = (select id from street where name = '&quot;;[.B966];&quot;' and city_id = (select id from city where name = 'VIRGINIA BEACH')) where street_id = (select id from street where name = '&quot;;[.A966];&quot;' and city_id = (select id from city where name = 'VIRGINIA BEACH')); delete from street where name = '&quot;;[.A966];&quot;' and city_id = (select id from city where name = 'VIRGINIA BEACH'); COMMIT&quot;)" office:value-type="string" office:string-value="START TRANSACTION; update resident_base set house_num = concat(house_num,'-',REPLACE('WILLOW OAK CIR #208',concat('WILLOW OAK CIR',' #'),'')), street_id = (select id from street where name = 'WILLOW OAK CIR' and city_id = (select id from city where name = 'VIRGINIA BEACH')) where street_id = (select id from street where name = 'WILLOW OAK CIR #208' and city_id = (select id from city where name = 'VIRGINIA BEACH')); delete from street where name = 'WILLOW OAK CIR #208' and city_id = (select id from city where name = 'VIRGINIA BEACH'); COMMIT">
            <text:p>START TRANSACTION; update resident_base set house_num = concat(house_num,'-',REPLACE('WILLOW OAK CIR #208',concat('WILLOW OAK CIR',' #'),'')), street_id = (select id from street where name = 'WILLOW OAK CIR' and city_id = (select id from city where name = 'VIRGINIA BEACH')) where street_id = (select id from street where name = 'WILLOW OAK CIR #208' and city_id = (select id from city where name = 'VIRGINIA BEACH')); delete from street where name = 'WILLOW OAK CIR #2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ILLOW OAK CIR #209</text:p>
          </table:table-cell>
          <table:table-cell office:value-type="string">
            <text:p>WILLOW OAK CIR</text:p>
          </table:table-cell>
          <table:table-cell table:formula="of:=CONCATENATE(&quot;START TRANSACTION; update resident_base set house_num = concat(house_num,'-',REPLACE('&quot;;[.A967];&quot;',concat('&quot;;[.B967];&quot;',' #'),'')), street_id = (select id from street where name = '&quot;;[.B967];&quot;' and city_id = (select id from city where name = 'VIRGINIA BEACH')) where street_id = (select id from street where name = '&quot;;[.A967];&quot;' and city_id = (select id from city where name = 'VIRGINIA BEACH')); delete from street where name = '&quot;;[.A967];&quot;' and city_id = (select id from city where name = 'VIRGINIA BEACH'); COMMIT&quot;)" office:value-type="string" office:string-value="START TRANSACTION; update resident_base set house_num = concat(house_num,'-',REPLACE('WILLOW OAK CIR #209',concat('WILLOW OAK CIR',' #'),'')), street_id = (select id from street where name = 'WILLOW OAK CIR' and city_id = (select id from city where name = 'VIRGINIA BEACH')) where street_id = (select id from street where name = 'WILLOW OAK CIR #209' and city_id = (select id from city where name = 'VIRGINIA BEACH')); delete from street where name = 'WILLOW OAK CIR #209' and city_id = (select id from city where name = 'VIRGINIA BEACH'); COMMIT">
            <text:p>START TRANSACTION; update resident_base set house_num = concat(house_num,'-',REPLACE('WILLOW OAK CIR #209',concat('WILLOW OAK CIR',' #'),'')), street_id = (select id from street where name = 'WILLOW OAK CIR' and city_id = (select id from city where name = 'VIRGINIA BEACH')) where street_id = (select id from street where name = 'WILLOW OAK CIR #209' and city_id = (select id from city where name = 'VIRGINIA BEACH')); delete from street where name = 'WILLOW OAK CIR #20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ILLOW OAK CIR #210</text:p>
          </table:table-cell>
          <table:table-cell office:value-type="string">
            <text:p>WILLOW OAK CIR</text:p>
          </table:table-cell>
          <table:table-cell table:formula="of:=CONCATENATE(&quot;START TRANSACTION; update resident_base set house_num = concat(house_num,'-',REPLACE('&quot;;[.A968];&quot;',concat('&quot;;[.B968];&quot;',' #'),'')), street_id = (select id from street where name = '&quot;;[.B968];&quot;' and city_id = (select id from city where name = 'VIRGINIA BEACH')) where street_id = (select id from street where name = '&quot;;[.A968];&quot;' and city_id = (select id from city where name = 'VIRGINIA BEACH')); delete from street where name = '&quot;;[.A968];&quot;' and city_id = (select id from city where name = 'VIRGINIA BEACH'); COMMIT&quot;)" office:value-type="string" office:string-value="START TRANSACTION; update resident_base set house_num = concat(house_num,'-',REPLACE('WILLOW OAK CIR #210',concat('WILLOW OAK CIR',' #'),'')), street_id = (select id from street where name = 'WILLOW OAK CIR' and city_id = (select id from city where name = 'VIRGINIA BEACH')) where street_id = (select id from street where name = 'WILLOW OAK CIR #210' and city_id = (select id from city where name = 'VIRGINIA BEACH')); delete from street where name = 'WILLOW OAK CIR #210' and city_id = (select id from city where name = 'VIRGINIA BEACH'); COMMIT">
            <text:p>START TRANSACTION; update resident_base set house_num = concat(house_num,'-',REPLACE('WILLOW OAK CIR #210',concat('WILLOW OAK CIR',' #'),'')), street_id = (select id from street where name = 'WILLOW OAK CIR' and city_id = (select id from city where name = 'VIRGINIA BEACH')) where street_id = (select id from street where name = 'WILLOW OAK CIR #210' and city_id = (select id from city where name = 'VIRGINIA BEACH')); delete from street where name = 'WILLOW OAK CIR #210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ILLOW OAK CIR #211</text:p>
          </table:table-cell>
          <table:table-cell office:value-type="string">
            <text:p>WILLOW OAK CIR</text:p>
          </table:table-cell>
          <table:table-cell table:formula="of:=CONCATENATE(&quot;START TRANSACTION; update resident_base set house_num = concat(house_num,'-',REPLACE('&quot;;[.A969];&quot;',concat('&quot;;[.B969];&quot;',' #'),'')), street_id = (select id from street where name = '&quot;;[.B969];&quot;' and city_id = (select id from city where name = 'VIRGINIA BEACH')) where street_id = (select id from street where name = '&quot;;[.A969];&quot;' and city_id = (select id from city where name = 'VIRGINIA BEACH')); delete from street where name = '&quot;;[.A969];&quot;' and city_id = (select id from city where name = 'VIRGINIA BEACH'); COMMIT&quot;)" office:value-type="string" office:string-value="START TRANSACTION; update resident_base set house_num = concat(house_num,'-',REPLACE('WILLOW OAK CIR #211',concat('WILLOW OAK CIR',' #'),'')), street_id = (select id from street where name = 'WILLOW OAK CIR' and city_id = (select id from city where name = 'VIRGINIA BEACH')) where street_id = (select id from street where name = 'WILLOW OAK CIR #211' and city_id = (select id from city where name = 'VIRGINIA BEACH')); delete from street where name = 'WILLOW OAK CIR #211' and city_id = (select id from city where name = 'VIRGINIA BEACH'); COMMIT">
            <text:p>START TRANSACTION; update resident_base set house_num = concat(house_num,'-',REPLACE('WILLOW OAK CIR #211',concat('WILLOW OAK CIR',' #'),'')), street_id = (select id from street where name = 'WILLOW OAK CIR' and city_id = (select id from city where name = 'VIRGINIA BEACH')) where street_id = (select id from street where name = 'WILLOW OAK CIR #211' and city_id = (select id from city where name = 'VIRGINIA BEACH')); delete from street where name = 'WILLOW OAK CIR #21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ILLOW OAK CIR #212</text:p>
          </table:table-cell>
          <table:table-cell office:value-type="string">
            <text:p>WILLOW OAK CIR</text:p>
          </table:table-cell>
          <table:table-cell table:formula="of:=CONCATENATE(&quot;START TRANSACTION; update resident_base set house_num = concat(house_num,'-',REPLACE('&quot;;[.A970];&quot;',concat('&quot;;[.B970];&quot;',' #'),'')), street_id = (select id from street where name = '&quot;;[.B970];&quot;' and city_id = (select id from city where name = 'VIRGINIA BEACH')) where street_id = (select id from street where name = '&quot;;[.A970];&quot;' and city_id = (select id from city where name = 'VIRGINIA BEACH')); delete from street where name = '&quot;;[.A970];&quot;' and city_id = (select id from city where name = 'VIRGINIA BEACH'); COMMIT&quot;)" office:value-type="string" office:string-value="START TRANSACTION; update resident_base set house_num = concat(house_num,'-',REPLACE('WILLOW OAK CIR #212',concat('WILLOW OAK CIR',' #'),'')), street_id = (select id from street where name = 'WILLOW OAK CIR' and city_id = (select id from city where name = 'VIRGINIA BEACH')) where street_id = (select id from street where name = 'WILLOW OAK CIR #212' and city_id = (select id from city where name = 'VIRGINIA BEACH')); delete from street where name = 'WILLOW OAK CIR #212' and city_id = (select id from city where name = 'VIRGINIA BEACH'); COMMIT">
            <text:p>START TRANSACTION; update resident_base set house_num = concat(house_num,'-',REPLACE('WILLOW OAK CIR #212',concat('WILLOW OAK CIR',' #'),'')), street_id = (select id from street where name = 'WILLOW OAK CIR' and city_id = (select id from city where name = 'VIRGINIA BEACH')) where street_id = (select id from street where name = 'WILLOW OAK CIR #212' and city_id = (select id from city where name = 'VIRGINIA BEACH')); delete from street where name = 'WILLOW OAK CIR #21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ILLOW OAK CIR #301</text:p>
          </table:table-cell>
          <table:table-cell office:value-type="string">
            <text:p>WILLOW OAK CIR</text:p>
          </table:table-cell>
          <table:table-cell table:formula="of:=CONCATENATE(&quot;START TRANSACTION; update resident_base set house_num = concat(house_num,'-',REPLACE('&quot;;[.A971];&quot;',concat('&quot;;[.B971];&quot;',' #'),'')), street_id = (select id from street where name = '&quot;;[.B971];&quot;' and city_id = (select id from city where name = 'VIRGINIA BEACH')) where street_id = (select id from street where name = '&quot;;[.A971];&quot;' and city_id = (select id from city where name = 'VIRGINIA BEACH')); delete from street where name = '&quot;;[.A971];&quot;' and city_id = (select id from city where name = 'VIRGINIA BEACH'); COMMIT&quot;)" office:value-type="string" office:string-value="START TRANSACTION; update resident_base set house_num = concat(house_num,'-',REPLACE('WILLOW OAK CIR #301',concat('WILLOW OAK CIR',' #'),'')), street_id = (select id from street where name = 'WILLOW OAK CIR' and city_id = (select id from city where name = 'VIRGINIA BEACH')) where street_id = (select id from street where name = 'WILLOW OAK CIR #301' and city_id = (select id from city where name = 'VIRGINIA BEACH')); delete from street where name = 'WILLOW OAK CIR #301' and city_id = (select id from city where name = 'VIRGINIA BEACH'); COMMIT">
            <text:p>START TRANSACTION; update resident_base set house_num = concat(house_num,'-',REPLACE('WILLOW OAK CIR #301',concat('WILLOW OAK CIR',' #'),'')), street_id = (select id from street where name = 'WILLOW OAK CIR' and city_id = (select id from city where name = 'VIRGINIA BEACH')) where street_id = (select id from street where name = 'WILLOW OAK CIR #301' and city_id = (select id from city where name = 'VIRGINIA BEACH')); delete from street where name = 'WILLOW OAK CIR #301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ILLOW OAK CIR #302</text:p>
          </table:table-cell>
          <table:table-cell office:value-type="string">
            <text:p>WILLOW OAK CIR</text:p>
          </table:table-cell>
          <table:table-cell table:formula="of:=CONCATENATE(&quot;START TRANSACTION; update resident_base set house_num = concat(house_num,'-',REPLACE('&quot;;[.A972];&quot;',concat('&quot;;[.B972];&quot;',' #'),'')), street_id = (select id from street where name = '&quot;;[.B972];&quot;' and city_id = (select id from city where name = 'VIRGINIA BEACH')) where street_id = (select id from street where name = '&quot;;[.A972];&quot;' and city_id = (select id from city where name = 'VIRGINIA BEACH')); delete from street where name = '&quot;;[.A972];&quot;' and city_id = (select id from city where name = 'VIRGINIA BEACH'); COMMIT&quot;)" office:value-type="string" office:string-value="START TRANSACTION; update resident_base set house_num = concat(house_num,'-',REPLACE('WILLOW OAK CIR #302',concat('WILLOW OAK CIR',' #'),'')), street_id = (select id from street where name = 'WILLOW OAK CIR' and city_id = (select id from city where name = 'VIRGINIA BEACH')) where street_id = (select id from street where name = 'WILLOW OAK CIR #302' and city_id = (select id from city where name = 'VIRGINIA BEACH')); delete from street where name = 'WILLOW OAK CIR #302' and city_id = (select id from city where name = 'VIRGINIA BEACH'); COMMIT">
            <text:p>START TRANSACTION; update resident_base set house_num = concat(house_num,'-',REPLACE('WILLOW OAK CIR #302',concat('WILLOW OAK CIR',' #'),'')), street_id = (select id from street where name = 'WILLOW OAK CIR' and city_id = (select id from city where name = 'VIRGINIA BEACH')) where street_id = (select id from street where name = 'WILLOW OAK CIR #302' and city_id = (select id from city where name = 'VIRGINIA BEACH')); delete from street where name = 'WILLOW OAK CIR #302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ILLOW OAK CIR #303</text:p>
          </table:table-cell>
          <table:table-cell office:value-type="string">
            <text:p>WILLOW OAK CIR</text:p>
          </table:table-cell>
          <table:table-cell table:formula="of:=CONCATENATE(&quot;START TRANSACTION; update resident_base set house_num = concat(house_num,'-',REPLACE('&quot;;[.A973];&quot;',concat('&quot;;[.B973];&quot;',' #'),'')), street_id = (select id from street where name = '&quot;;[.B973];&quot;' and city_id = (select id from city where name = 'VIRGINIA BEACH')) where street_id = (select id from street where name = '&quot;;[.A973];&quot;' and city_id = (select id from city where name = 'VIRGINIA BEACH')); delete from street where name = '&quot;;[.A973];&quot;' and city_id = (select id from city where name = 'VIRGINIA BEACH'); COMMIT&quot;)" office:value-type="string" office:string-value="START TRANSACTION; update resident_base set house_num = concat(house_num,'-',REPLACE('WILLOW OAK CIR #303',concat('WILLOW OAK CIR',' #'),'')), street_id = (select id from street where name = 'WILLOW OAK CIR' and city_id = (select id from city where name = 'VIRGINIA BEACH')) where street_id = (select id from street where name = 'WILLOW OAK CIR #303' and city_id = (select id from city where name = 'VIRGINIA BEACH')); delete from street where name = 'WILLOW OAK CIR #303' and city_id = (select id from city where name = 'VIRGINIA BEACH'); COMMIT">
            <text:p>START TRANSACTION; update resident_base set house_num = concat(house_num,'-',REPLACE('WILLOW OAK CIR #303',concat('WILLOW OAK CIR',' #'),'')), street_id = (select id from street where name = 'WILLOW OAK CIR' and city_id = (select id from city where name = 'VIRGINIA BEACH')) where street_id = (select id from street where name = 'WILLOW OAK CIR #303' and city_id = (select id from city where name = 'VIRGINIA BEACH')); delete from street where name = 'WILLOW OAK CIR #303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ILLOW OAK CIR #304</text:p>
          </table:table-cell>
          <table:table-cell office:value-type="string">
            <text:p>WILLOW OAK CIR</text:p>
          </table:table-cell>
          <table:table-cell table:formula="of:=CONCATENATE(&quot;START TRANSACTION; update resident_base set house_num = concat(house_num,'-',REPLACE('&quot;;[.A974];&quot;',concat('&quot;;[.B974];&quot;',' #'),'')), street_id = (select id from street where name = '&quot;;[.B974];&quot;' and city_id = (select id from city where name = 'VIRGINIA BEACH')) where street_id = (select id from street where name = '&quot;;[.A974];&quot;' and city_id = (select id from city where name = 'VIRGINIA BEACH')); delete from street where name = '&quot;;[.A974];&quot;' and city_id = (select id from city where name = 'VIRGINIA BEACH'); COMMIT&quot;)" office:value-type="string" office:string-value="START TRANSACTION; update resident_base set house_num = concat(house_num,'-',REPLACE('WILLOW OAK CIR #304',concat('WILLOW OAK CIR',' #'),'')), street_id = (select id from street where name = 'WILLOW OAK CIR' and city_id = (select id from city where name = 'VIRGINIA BEACH')) where street_id = (select id from street where name = 'WILLOW OAK CIR #304' and city_id = (select id from city where name = 'VIRGINIA BEACH')); delete from street where name = 'WILLOW OAK CIR #304' and city_id = (select id from city where name = 'VIRGINIA BEACH'); COMMIT">
            <text:p>START TRANSACTION; update resident_base set house_num = concat(house_num,'-',REPLACE('WILLOW OAK CIR #304',concat('WILLOW OAK CIR',' #'),'')), street_id = (select id from street where name = 'WILLOW OAK CIR' and city_id = (select id from city where name = 'VIRGINIA BEACH')) where street_id = (select id from street where name = 'WILLOW OAK CIR #304' and city_id = (select id from city where name = 'VIRGINIA BEACH')); delete from street where name = 'WILLOW OAK CIR #304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ILLOW OAK CIR #305</text:p>
          </table:table-cell>
          <table:table-cell office:value-type="string">
            <text:p>WILLOW OAK CIR</text:p>
          </table:table-cell>
          <table:table-cell table:formula="of:=CONCATENATE(&quot;START TRANSACTION; update resident_base set house_num = concat(house_num,'-',REPLACE('&quot;;[.A975];&quot;',concat('&quot;;[.B975];&quot;',' #'),'')), street_id = (select id from street where name = '&quot;;[.B975];&quot;' and city_id = (select id from city where name = 'VIRGINIA BEACH')) where street_id = (select id from street where name = '&quot;;[.A975];&quot;' and city_id = (select id from city where name = 'VIRGINIA BEACH')); delete from street where name = '&quot;;[.A975];&quot;' and city_id = (select id from city where name = 'VIRGINIA BEACH'); COMMIT&quot;)" office:value-type="string" office:string-value="START TRANSACTION; update resident_base set house_num = concat(house_num,'-',REPLACE('WILLOW OAK CIR #305',concat('WILLOW OAK CIR',' #'),'')), street_id = (select id from street where name = 'WILLOW OAK CIR' and city_id = (select id from city where name = 'VIRGINIA BEACH')) where street_id = (select id from street where name = 'WILLOW OAK CIR #305' and city_id = (select id from city where name = 'VIRGINIA BEACH')); delete from street where name = 'WILLOW OAK CIR #305' and city_id = (select id from city where name = 'VIRGINIA BEACH'); COMMIT">
            <text:p>START TRANSACTION; update resident_base set house_num = concat(house_num,'-',REPLACE('WILLOW OAK CIR #305',concat('WILLOW OAK CIR',' #'),'')), street_id = (select id from street where name = 'WILLOW OAK CIR' and city_id = (select id from city where name = 'VIRGINIA BEACH')) where street_id = (select id from street where name = 'WILLOW OAK CIR #305' and city_id = (select id from city where name = 'VIRGINIA BEACH')); delete from street where name = 'WILLOW OAK CIR #305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ILLOW OAK CIR #306</text:p>
          </table:table-cell>
          <table:table-cell office:value-type="string">
            <text:p>WILLOW OAK CIR</text:p>
          </table:table-cell>
          <table:table-cell table:formula="of:=CONCATENATE(&quot;START TRANSACTION; update resident_base set house_num = concat(house_num,'-',REPLACE('&quot;;[.A976];&quot;',concat('&quot;;[.B976];&quot;',' #'),'')), street_id = (select id from street where name = '&quot;;[.B976];&quot;' and city_id = (select id from city where name = 'VIRGINIA BEACH')) where street_id = (select id from street where name = '&quot;;[.A976];&quot;' and city_id = (select id from city where name = 'VIRGINIA BEACH')); delete from street where name = '&quot;;[.A976];&quot;' and city_id = (select id from city where name = 'VIRGINIA BEACH'); COMMIT&quot;)" office:value-type="string" office:string-value="START TRANSACTION; update resident_base set house_num = concat(house_num,'-',REPLACE('WILLOW OAK CIR #306',concat('WILLOW OAK CIR',' #'),'')), street_id = (select id from street where name = 'WILLOW OAK CIR' and city_id = (select id from city where name = 'VIRGINIA BEACH')) where street_id = (select id from street where name = 'WILLOW OAK CIR #306' and city_id = (select id from city where name = 'VIRGINIA BEACH')); delete from street where name = 'WILLOW OAK CIR #306' and city_id = (select id from city where name = 'VIRGINIA BEACH'); COMMIT">
            <text:p>START TRANSACTION; update resident_base set house_num = concat(house_num,'-',REPLACE('WILLOW OAK CIR #306',concat('WILLOW OAK CIR',' #'),'')), street_id = (select id from street where name = 'WILLOW OAK CIR' and city_id = (select id from city where name = 'VIRGINIA BEACH')) where street_id = (select id from street where name = 'WILLOW OAK CIR #306' and city_id = (select id from city where name = 'VIRGINIA BEACH')); delete from street where name = 'WILLOW OAK CIR #306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ILLOW OAK CIR #307</text:p>
          </table:table-cell>
          <table:table-cell office:value-type="string">
            <text:p>WILLOW OAK CIR</text:p>
          </table:table-cell>
          <table:table-cell table:formula="of:=CONCATENATE(&quot;START TRANSACTION; update resident_base set house_num = concat(house_num,'-',REPLACE('&quot;;[.A977];&quot;',concat('&quot;;[.B977];&quot;',' #'),'')), street_id = (select id from street where name = '&quot;;[.B977];&quot;' and city_id = (select id from city where name = 'VIRGINIA BEACH')) where street_id = (select id from street where name = '&quot;;[.A977];&quot;' and city_id = (select id from city where name = 'VIRGINIA BEACH')); delete from street where name = '&quot;;[.A977];&quot;' and city_id = (select id from city where name = 'VIRGINIA BEACH'); COMMIT&quot;)" office:value-type="string" office:string-value="START TRANSACTION; update resident_base set house_num = concat(house_num,'-',REPLACE('WILLOW OAK CIR #307',concat('WILLOW OAK CIR',' #'),'')), street_id = (select id from street where name = 'WILLOW OAK CIR' and city_id = (select id from city where name = 'VIRGINIA BEACH')) where street_id = (select id from street where name = 'WILLOW OAK CIR #307' and city_id = (select id from city where name = 'VIRGINIA BEACH')); delete from street where name = 'WILLOW OAK CIR #307' and city_id = (select id from city where name = 'VIRGINIA BEACH'); COMMIT">
            <text:p>START TRANSACTION; update resident_base set house_num = concat(house_num,'-',REPLACE('WILLOW OAK CIR #307',concat('WILLOW OAK CIR',' #'),'')), street_id = (select id from street where name = 'WILLOW OAK CIR' and city_id = (select id from city where name = 'VIRGINIA BEACH')) where street_id = (select id from street where name = 'WILLOW OAK CIR #307' and city_id = (select id from city where name = 'VIRGINIA BEACH')); delete from street where name = 'WILLOW OAK CIR #307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ILLOW OAK CIR #308</text:p>
          </table:table-cell>
          <table:table-cell office:value-type="string">
            <text:p>WILLOW OAK CIR</text:p>
          </table:table-cell>
          <table:table-cell table:formula="of:=CONCATENATE(&quot;START TRANSACTION; update resident_base set house_num = concat(house_num,'-',REPLACE('&quot;;[.A978];&quot;',concat('&quot;;[.B978];&quot;',' #'),'')), street_id = (select id from street where name = '&quot;;[.B978];&quot;' and city_id = (select id from city where name = 'VIRGINIA BEACH')) where street_id = (select id from street where name = '&quot;;[.A978];&quot;' and city_id = (select id from city where name = 'VIRGINIA BEACH')); delete from street where name = '&quot;;[.A978];&quot;' and city_id = (select id from city where name = 'VIRGINIA BEACH'); COMMIT&quot;)" office:value-type="string" office:string-value="START TRANSACTION; update resident_base set house_num = concat(house_num,'-',REPLACE('WILLOW OAK CIR #308',concat('WILLOW OAK CIR',' #'),'')), street_id = (select id from street where name = 'WILLOW OAK CIR' and city_id = (select id from city where name = 'VIRGINIA BEACH')) where street_id = (select id from street where name = 'WILLOW OAK CIR #308' and city_id = (select id from city where name = 'VIRGINIA BEACH')); delete from street where name = 'WILLOW OAK CIR #308' and city_id = (select id from city where name = 'VIRGINIA BEACH'); COMMIT">
            <text:p>START TRANSACTION; update resident_base set house_num = concat(house_num,'-',REPLACE('WILLOW OAK CIR #308',concat('WILLOW OAK CIR',' #'),'')), street_id = (select id from street where name = 'WILLOW OAK CIR' and city_id = (select id from city where name = 'VIRGINIA BEACH')) where street_id = (select id from street where name = 'WILLOW OAK CIR #308' and city_id = (select id from city where name = 'VIRGINIA BEACH')); delete from street where name = 'WILLOW OAK CIR #308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ILLOW OAK CIR #309</text:p>
          </table:table-cell>
          <table:table-cell office:value-type="string">
            <text:p>WILLOW OAK CIR</text:p>
          </table:table-cell>
          <table:table-cell table:formula="of:=CONCATENATE(&quot;START TRANSACTION; update resident_base set house_num = concat(house_num,'-',REPLACE('&quot;;[.A979];&quot;',concat('&quot;;[.B979];&quot;',' #'),'')), street_id = (select id from street where name = '&quot;;[.B979];&quot;' and city_id = (select id from city where name = 'VIRGINIA BEACH')) where street_id = (select id from street where name = '&quot;;[.A979];&quot;' and city_id = (select id from city where name = 'VIRGINIA BEACH')); delete from street where name = '&quot;;[.A979];&quot;' and city_id = (select id from city where name = 'VIRGINIA BEACH'); COMMIT&quot;)" office:value-type="string" office:string-value="START TRANSACTION; update resident_base set house_num = concat(house_num,'-',REPLACE('WILLOW OAK CIR #309',concat('WILLOW OAK CIR',' #'),'')), street_id = (select id from street where name = 'WILLOW OAK CIR' and city_id = (select id from city where name = 'VIRGINIA BEACH')) where street_id = (select id from street where name = 'WILLOW OAK CIR #309' and city_id = (select id from city where name = 'VIRGINIA BEACH')); delete from street where name = 'WILLOW OAK CIR #309' and city_id = (select id from city where name = 'VIRGINIA BEACH'); COMMIT">
            <text:p>START TRANSACTION; update resident_base set house_num = concat(house_num,'-',REPLACE('WILLOW OAK CIR #309',concat('WILLOW OAK CIR',' #'),'')), street_id = (select id from street where name = 'WILLOW OAK CIR' and city_id = (select id from city where name = 'VIRGINIA BEACH')) where street_id = (select id from street where name = 'WILLOW OAK CIR #309' and city_id = (select id from city where name = 'VIRGINIA BEACH')); delete from street where name = 'WILLOW OAK CIR #309' and city_id = (select id from city where name = 'VIRGINIA BEACH'); COMMIT</text:p>
          </table:table-cell>
          <table:table-cell table:number-columns-repeated="1021"/>
        </table:table-row>
        <table:table-row table:style-name="ro2">
          <table:table-cell office:value-type="string">
            <text:p>WILLOW OAK CIR #310</text:p>
          </table:table-cell>
          <table:table-cell office:value-type="string">
            <text:p>WILLOW OAK CIR</text:p>
          </table:table-cell>
          <table:table-cell table:formula="of:=CONCATENATE(&quot;START TRANSACTION; update resident_base set house_num = concat(house_num,'-',REPLACE('&quot;;[.A980];&quot;',concat('&quot;;[.B980];&quot;',' #'),'')), street_id = (select id from street where name = '&quot;;[.B980];&quot;' and city_id = (select id from city where name = 'VIRGINIA BEACH')) where street_id = (select id from street where name = '&quot;;[.A980];&quot;' and city_id = (select id from city where name = 'VIRGINIA BEACH')); delete from street where name = '&quot;;[.A980];&quot;' and city_id = (select id from city where name = 'VIRGINIA BEACH'); COMMIT&quot;)" office:value-type="string" office:string-value="START TRANSACTION; update resident_base set house_num = concat(house_num,'-',REPLACE('WILLOW OAK CIR #310',concat('WILLOW OAK CIR',' #'),'')), street_id = (select id from street where name = 'WILLOW OAK CIR' and city_id = (select id from city where name = 'VIRGINIA BEACH')) where street_id = (select id from street where name = 'WILLOW OAK CIR #310' and city_id = (select id from city where name = 'VIRGINIA BEACH')); delete from street where name = 'WILLOW OAK CIR #310' and city_id = (select id from city where name = 'VIRGINIA BEACH'); COMMIT">
            <text:p>START TRANSACTION; update resident_base set house_num = concat(house_num,'-',REPLACE('WILLOW OAK CIR #310',concat('WILLOW OAK CIR',' #'),'')), street_id = (select id from street where name = 'WILLOW OAK CIR' and city_id = (select id from city where name = 'VIRGINIA BEACH')) where street_id = (select id from street where name = 'WILLOW OAK CIR #310' and city_id = (select id from city where name = 'VIRGINIA BEACH')); delete from street where name = 'WILLOW OAK CIR #310' and city_id = (select id from city where name = 'VIRGINIA BEACH'); COMMIT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2">08/12/2014</text:date>, <text:time>18:4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Lipscomb</meta:initial-creator>
    <meta:creation-date>2014-08-12T16:08:10.71</meta:creation-date>
    <dc:date>2014-08-12T18:46:20.20</dc:date>
    <dc:creator>Kevin Lipscomb</dc:creator>
    <meta:editing-duration>PT2H37M58S</meta:editing-duration>
    <meta:editing-cycles>27</meta:editing-cycles>
    <meta:generator>OpenOffice/4.1.0$Win32 OpenOffice.org_project/410m18$Build-9764</meta:generator>
    <meta:document-statistic meta:table-count="3" meta:cell-count="2862" meta:object-count="0"/>
  </office:meta>
</office:document-meta>
</file>